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5513612835901907" office:value-type="float"/>
          <table:table-cell office:value="-0.008907179719174011" office:value-type="float"/>
          <table:table-cell office:value="0.008312210117780893" office:value-type="float"/>
          <table:table-cell office:value="-0.008867366516293251" office:value-type="float"/>
          <table:table-cell office:value="-0.007742756684837968" office:value-type="float"/>
          <table:table-cell office:value="0.007106236896947489" office:value-type="float"/>
          <table:table-cell office:value="0.09072453800394924" office:value-type="float"/>
          <table:table-cell office:value="1" office:value-type="float"/>
          <table:table-cell office:value="-0.5513612835901907" office:value-type="float"/>
          <table:table-cell office:value="-0.8907179719174012" office:value-type="float"/>
          <table:table-cell office:value="0.8312210117780894" office:value-type="float"/>
          <table:table-cell office:value="-0.8867366516293251" office:value-type="float"/>
          <table:table-cell office:value="-0.7742756684837968" office:value-type="float"/>
          <table:table-cell office:value="0.7106236896947489" office:value-type="float"/>
        </table:table-row>
        <table:table-row>
          <table:table-cell office:value="-0.01381907045793828" office:value-type="float"/>
          <table:table-cell office:value="0.0001953602433303614" office:value-type="float"/>
          <table:table-cell office:value="0.012346562574008964" office:value-type="float"/>
          <table:table-cell office:value="-0.003569682575783408" office:value-type="float"/>
          <table:table-cell office:value="-0.014365336252842758" office:value-type="float"/>
          <table:table-cell office:value="0.01490990297125187" office:value-type="float"/>
          <table:table-cell office:value="0.09291612703464425" office:value-type="float"/>
          <table:table-cell office:value="2" office:value-type="float"/>
          <table:table-cell office:value="-0.8305457622036374" office:value-type="float"/>
          <table:table-cell office:value="0.9102539962504372" office:value-type="float"/>
          <table:table-cell office:value="0.40343524562280697" office:value-type="float"/>
          <table:table-cell office:value="0.5297683940509843" office:value-type="float"/>
          <table:table-cell office:value="-0.6622579568004789" office:value-type="float"/>
          <table:table-cell office:value="0.7803666074304381" office:value-type="float"/>
        </table:table-row>
        <table:table-row>
          <table:table-cell office:value="-0.0218259557141446" office:value-type="float"/>
          <table:table-cell office:value="-0.0012736526043856033" office:value-type="float"/>
          <table:table-cell office:value="0.0069143866352695095" office:value-type="float"/>
          <table:table-cell office:value="0.0036785405171937246" office:value-type="float"/>
          <table:table-cell office:value="-0.023584092247103138" office:value-type="float"/>
          <table:table-cell office:value="0.02362550745367594" office:value-type="float"/>
          <table:table-cell office:value="0.07561140709636505" office:value-type="float"/>
          <table:table-cell office:value="3" office:value-type="float"/>
          <table:table-cell office:value="-0.800688525620632" office:value-type="float"/>
          <table:table-cell office:value="-0.14690128477159647" office:value-type="float"/>
          <table:table-cell office:value="-0.5432175938739454" office:value-type="float"/>
          <table:table-cell office:value="0.7248223092977133" office:value-type="float"/>
          <table:table-cell office:value="-0.9218755994260377" office:value-type="float"/>
          <table:table-cell office:value="0.8715604482424071" office:value-type="float"/>
        </table:table-row>
        <table:table-row>
          <table:table-cell office:value="-0.020599538103952073" office:value-type="float"/>
          <table:table-cell office:value="-0.009213763715754712" office:value-type="float"/>
          <table:table-cell office:value="0.002999120291129121" office:value-type="float"/>
          <table:table-cell office:value="-0.0009579491795564925" office:value-type="float"/>
          <table:table-cell office:value="-0.03198979073661461" office:value-type="float"/>
          <table:table-cell office:value="0.02848726815936219" office:value-type="float"/>
          <table:table-cell office:value="0.08931079781339939" office:value-type="float"/>
          <table:table-cell office:value="4" office:value-type="float"/>
          <table:table-cell office:value="0.1226417610192525" office:value-type="float"/>
          <table:table-cell office:value="-0.7940111111369108" office:value-type="float"/>
          <table:table-cell office:value="-0.3915266344140389" office:value-type="float"/>
          <table:table-cell office:value="-0.46364896967502167" office:value-type="float"/>
          <table:table-cell office:value="-0.8405698489511473" office:value-type="float"/>
          <table:table-cell office:value="0.4861760705686249" office:value-type="float"/>
        </table:table-row>
        <table:table-row>
          <table:table-cell office:value="-0.014499799212496011" office:value-type="float"/>
          <table:table-cell office:value="-0.012035037878051543" office:value-type="float"/>
          <table:table-cell office:value="0.0075512464308631465" office:value-type="float"/>
          <table:table-cell office:value="-0.009792885578799858" office:value-type="float"/>
          <table:table-cell office:value="-0.02358716613270466" office:value-type="float"/>
          <table:table-cell office:value="0.02885975941985254" office:value-type="float"/>
          <table:table-cell office:value="0.0894042182909083" office:value-type="float"/>
          <table:table-cell office:value="5" office:value-type="float"/>
          <table:table-cell office:value="0.6099738891456061" office:value-type="float"/>
          <table:table-cell office:value="-0.2821274162296832" office:value-type="float"/>
          <table:table-cell office:value="0.4552126139734025" office:value-type="float"/>
          <table:table-cell office:value="-0.8834936399243365" office:value-type="float"/>
          <table:table-cell office:value="0.8402624603909945" office:value-type="float"/>
          <table:table-cell office:value="0.037249126049035075" office:value-type="float"/>
        </table:table-row>
        <table:table-row>
          <table:table-cell office:value="-0.021247673690832223" office:value-type="float"/>
          <table:table-cell office:value="-0.012929983133681025" office:value-type="float"/>
          <table:table-cell office:value="0.012668606939499515" office:value-type="float"/>
          <table:table-cell office:value="-0.018463947891823512" office:value-type="float"/>
          <table:table-cell office:value="-0.01628503631730851" office:value-type="float"/>
          <table:table-cell office:value="0.03418154031932907" office:value-type="float"/>
          <table:table-cell office:value="0.08750302065055914" office:value-type="float"/>
          <table:table-cell office:value="6" office:value-type="float"/>
          <table:table-cell office:value="-0.6747874478336211" office:value-type="float"/>
          <table:table-cell office:value="-0.08949452556294824" office:value-type="float"/>
          <table:table-cell office:value="0.5117360508636368" office:value-type="float"/>
          <table:table-cell office:value="-0.8671062313023656" office:value-type="float"/>
          <table:table-cell office:value="0.7302129815396152" office:value-type="float"/>
          <table:table-cell office:value="0.5321780899476536" office:value-type="float"/>
        </table:table-row>
        <table:table-row>
          <table:table-cell office:value="-0.03110543468119277" office:value-type="float"/>
          <table:table-cell office:value="-0.004591489560650416" office:value-type="float"/>
          <table:table-cell office:value="0.013605538775868186" office:value-type="float"/>
          <table:table-cell office:value="-0.017772955869529726" office:value-type="float"/>
          <table:table-cell office:value="-0.022822444733701305" office:value-type="float"/>
          <table:table-cell office:value="0.02486893086844378" office:value-type="float"/>
          <table:table-cell office:value="0.07144183584302072" office:value-type="float"/>
          <table:table-cell office:value="7" office:value-type="float"/>
          <table:table-cell office:value="-0.9857760990360549" office:value-type="float"/>
          <table:table-cell office:value="0.833849357303061" office:value-type="float"/>
          <table:table-cell office:value="0.09369318363686707" office:value-type="float"/>
          <table:table-cell office:value="0.0690992022293786" office:value-type="float"/>
          <table:table-cell office:value="-0.6537408416392796" office:value-type="float"/>
          <table:table-cell office:value="-0.9312609450885294" office:value-type="float"/>
        </table:table-row>
        <table:table-row>
          <table:table-cell office:value="-0.027044414452236144" office:value-type="float"/>
          <table:table-cell office:value="-0.00834520294128763" office:value-type="float"/>
          <table:table-cell office:value="0.009311770994436246" office:value-type="float"/>
          <table:table-cell office:value="-0.020308742610931244" office:value-type="float"/>
          <table:table-cell office:value="-0.0172321170845803" office:value-type="float"/>
          <table:table-cell office:value="0.02928983902502942" office:value-type="float"/>
          <table:table-cell office:value="0.07164082641908717" office:value-type="float"/>
          <table:table-cell office:value="8" office:value-type="float"/>
          <table:table-cell office:value="0.40610202289566266" office:value-type="float"/>
          <table:table-cell office:value="-0.3753713380637216" office:value-type="float"/>
          <table:table-cell office:value="-0.4293767781431941" office:value-type="float"/>
          <table:table-cell office:value="-0.2535786741401518" office:value-type="float"/>
          <table:table-cell office:value="0.5590327649121007" office:value-type="float"/>
          <table:table-cell office:value="0.44209081565856434" office:value-type="float"/>
        </table:table-row>
        <table:table-row>
          <table:table-cell office:value="-0.03652442261308361" office:value-type="float"/>
          <table:table-cell office:value="-0.00895143134475084" office:value-type="float"/>
          <table:table-cell office:value="0.017524308810418325" office:value-type="float"/>
          <table:table-cell office:value="-0.022060561521393983" office:value-type="float"/>
          <table:table-cell office:value="-0.018598034974612206" office:value-type="float"/>
          <table:table-cell office:value="0.03712152967393595" office:value-type="float"/>
          <table:table-cell office:value="0.06696857946268822" office:value-type="float"/>
          <table:table-cell office:value="9" office:value-type="float"/>
          <table:table-cell office:value="-0.9480008160847471" office:value-type="float"/>
          <table:table-cell office:value="-0.06062284034632093" office:value-type="float"/>
          <table:table-cell office:value="0.8212537815982082" office:value-type="float"/>
          <table:table-cell office:value="-0.1751818910462739" office:value-type="float"/>
          <table:table-cell office:value="-0.1365917890031907" office:value-type="float"/>
          <table:table-cell office:value="0.7831690648906531" office:value-type="float"/>
        </table:table-row>
        <table:table-row>
          <table:table-cell office:value="-0.04418690447393933" office:value-type="float"/>
          <table:table-cell office:value="-0.01781715914932747" office:value-type="float"/>
          <table:table-cell office:value="0.01335218679715057" office:value-type="float"/>
          <table:table-cell office:value="-0.014775889919974531" office:value-type="float"/>
          <table:table-cell office:value="-0.00950145451970713" office:value-type="float"/>
          <table:table-cell office:value="0.03527863170698392" office:value-type="float"/>
          <table:table-cell office:value="0.040533514004125644" office:value-type="float"/>
          <table:table-cell office:value="10" office:value-type="float"/>
          <table:table-cell office:value="-0.7662481860855717" office:value-type="float"/>
          <table:table-cell office:value="-0.8865727804576629" office:value-type="float"/>
          <table:table-cell office:value="-0.4172122013267756" office:value-type="float"/>
          <table:table-cell office:value="0.7284671601419452" office:value-type="float"/>
          <table:table-cell office:value="0.9096580454905077" office:value-type="float"/>
          <table:table-cell office:value="-0.18428979669520262" office:value-type="float"/>
        </table:table-row>
        <table:table-row>
          <table:table-cell office:value="-0.04899639508377211" office:value-type="float"/>
          <table:table-cell office:value="-0.022277988788994237" office:value-type="float"/>
          <table:table-cell office:value="0.016828691720175967" office:value-type="float"/>
          <table:table-cell office:value="-0.009462342010827143" office:value-type="float"/>
          <table:table-cell office:value="-0.005465841606310978" office:value-type="float"/>
          <table:table-cell office:value="0.04479794582664195" office:value-type="float"/>
          <table:table-cell office:value="0.055072610286738585" office:value-type="float"/>
          <table:table-cell office:value="11" office:value-type="float"/>
          <table:table-cell office:value="-0.48094906098327783" office:value-type="float"/>
          <table:table-cell office:value="-0.44608296396667657" office:value-type="float"/>
          <table:table-cell office:value="0.34765049230253986" office:value-type="float"/>
          <table:table-cell office:value="0.5313547909147387" office:value-type="float"/>
          <table:table-cell office:value="0.40356129133961516" office:value-type="float"/>
          <table:table-cell office:value="0.9519314119658029" office:value-type="float"/>
        </table:table-row>
        <table:table-row>
          <table:table-cell office:value="-0.04620133775503137" office:value-type="float"/>
          <table:table-cell office:value="-0.03089395052678951" office:value-type="float"/>
          <table:table-cell office:value="0.0247106315993324" office:value-type="float"/>
          <table:table-cell office:value="-0.006503696109532516" office:value-type="float"/>
          <table:table-cell office:value="-0.009838826708732245" office:value-type="float"/>
          <table:table-cell office:value="0.04087266600971918" office:value-type="float"/>
          <table:table-cell office:value="0.0716752273621752" office:value-type="float"/>
          <table:table-cell office:value="12" office:value-type="float"/>
          <table:table-cell office:value="0.27950573287407376" office:value-type="float"/>
          <table:table-cell office:value="-0.8615961737795272" office:value-type="float"/>
          <table:table-cell office:value="0.7881939879156434" office:value-type="float"/>
          <table:table-cell office:value="0.29586459012946276" office:value-type="float"/>
          <table:table-cell office:value="-0.43729851024212674" office:value-type="float"/>
          <table:table-cell office:value="-0.39252798169227665" office:value-type="float"/>
        </table:table-row>
        <table:table-row>
          <table:table-cell office:value="-0.05" office:value-type="float"/>
          <table:table-cell office:value="-0.030288257105797627" office:value-type="float"/>
          <table:table-cell office:value="0.03123705091578077" office:value-type="float"/>
          <table:table-cell office:value="-0.005909842738302591" office:value-type="float"/>
          <table:table-cell office:value="-0.018736810647782265" office:value-type="float"/>
          <table:table-cell office:value="0.044367017679408594" office:value-type="float"/>
          <table:table-cell office:value="0.07045069281338727" office:value-type="float"/>
          <table:table-cell office:value="13" office:value-type="float"/>
          <table:table-cell office:value="-0.7223968251110642" office:value-type="float"/>
          <table:table-cell office:value="0.06056934209918863" office:value-type="float"/>
          <table:table-cell office:value="0.6526419316448369" office:value-type="float"/>
          <table:table-cell office:value="0.05938533712299243" office:value-type="float"/>
          <table:table-cell office:value="-0.8897983939050018" office:value-type="float"/>
          <table:table-cell office:value="0.3494351669689415" office:value-type="float"/>
        </table:table-row>
        <table:table-row>
          <table:table-cell office:value="-0.04814416783666827" office:value-type="float"/>
          <table:table-cell office:value="-0.020721729925115562" office:value-type="float"/>
          <table:table-cell office:value="0.022291258725881356" office:value-type="float"/>
          <table:table-cell office:value="-0.004846433766824452" office:value-type="float"/>
          <table:table-cell office:value="-0.01293899027200035" office:value-type="float"/>
          <table:table-cell office:value="0.0489306258163006" office:value-type="float"/>
          <table:table-cell office:value="0.07494203725520703" office:value-type="float"/>
          <table:table-cell office:value="14" office:value-type="float"/>
          <table:table-cell office:value="0.18558321633317298" office:value-type="float"/>
          <table:table-cell office:value="0.9566527180682063" office:value-type="float"/>
          <table:table-cell office:value="-0.8945792189899413" office:value-type="float"/>
          <table:table-cell office:value="0.10634089714781392" office:value-type="float"/>
          <table:table-cell office:value="0.5797820375781915" office:value-type="float"/>
          <table:table-cell office:value="0.45636081368920056" office:value-type="float"/>
        </table:table-row>
        <table:table-row>
          <table:table-cell office:value="-0.03920009978205884" office:value-type="float"/>
          <table:table-cell office:value="-0.01958609691509211" office:value-type="float"/>
          <table:table-cell office:value="0.03080619374869854" office:value-type="float"/>
          <table:table-cell office:value="0.004046063043038348" office:value-type="float"/>
          <table:table-cell office:value="-0.009034711345243016" office:value-type="float"/>
          <table:table-cell office:value="0.05" office:value-type="float"/>
          <table:table-cell office:value="0.07858982815509531" office:value-type="float"/>
          <table:table-cell office:value="15" office:value-type="float"/>
          <table:table-cell office:value="0.8944068054609426" office:value-type="float"/>
          <table:table-cell office:value="0.11356330100234513" office:value-type="float"/>
          <table:table-cell office:value="0.8514935022817183" office:value-type="float"/>
          <table:table-cell office:value="0.88924968098628" office:value-type="float"/>
          <table:table-cell office:value="0.3904278926757334" office:value-type="float"/>
          <table:table-cell office:value="0.36202810367008054" office:value-type="float"/>
        </table:table-row>
        <table:table-row>
          <table:table-cell office:value="-0.046106770833714505" office:value-type="float"/>
          <table:table-cell office:value="-0.011063618253834626" office:value-type="float"/>
          <table:table-cell office:value="0.02925064715752704" office:value-type="float"/>
          <table:table-cell office:value="0.005371488714220607" office:value-type="float"/>
          <table:table-cell office:value="-0.013683368783108961" office:value-type="float"/>
          <table:table-cell office:value="0.04541419741199673" office:value-type="float"/>
          <table:table-cell office:value="0.06388293558996869" office:value-type="float"/>
          <table:table-cell office:value="16" office:value-type="float"/>
          <table:table-cell office:value="-0.6906671051655662" office:value-type="float"/>
          <table:table-cell office:value="0.8522478661257484" office:value-type="float"/>
          <table:table-cell office:value="-0.15555465911714994" office:value-type="float"/>
          <table:table-cell office:value="0.13254256711822587" office:value-type="float"/>
          <table:table-cell office:value="-0.4648657437865946" office:value-type="float"/>
          <table:table-cell office:value="-0.45858025880032693" office:value-type="float"/>
        </table:table-row>
        <table:table-row>
          <table:table-cell office:value="-0.03659253162301891" office:value-type="float"/>
          <table:table-cell office:value="-0.010584801596245412" office:value-type="float"/>
          <table:table-cell office:value="0.026472311266960976" office:value-type="float"/>
          <table:table-cell office:value="0.00546797807951122" office:value-type="float"/>
          <table:table-cell office:value="-0.012588627992693462" office:value-type="float"/>
          <table:table-cell office:value="0.044543260976609295" office:value-type="float"/>
          <table:table-cell office:value="0.09349765803927201" office:value-type="float"/>
          <table:table-cell office:value="17" office:value-type="float"/>
          <table:table-cell office:value="0.9514239210695594" office:value-type="float"/>
          <table:table-cell office:value="0.04788166575892139" office:value-type="float"/>
          <table:table-cell office:value="-0.2778335890566064" office:value-type="float"/>
          <table:table-cell office:value="0.009648936529061292" office:value-type="float"/>
          <table:table-cell office:value="0.10947407904154982" office:value-type="float"/>
          <table:table-cell office:value="-0.08709364353874371" office:value-type="float"/>
        </table:table-row>
        <table:table-row>
          <table:table-cell office:value="-0.030423038048838523" office:value-type="float"/>
          <table:table-cell office:value="-0.004708702085173544" office:value-type="float"/>
          <table:table-cell office:value="0.03515647283926766" office:value-type="float"/>
          <table:table-cell office:value="0.0003454227878334805" office:value-type="float"/>
          <table:table-cell office:value="-0.004199637394486954" office:value-type="float"/>
          <table:table-cell office:value="0.03701129737533106" office:value-type="float"/>
          <table:table-cell office:value="0.08675233701913976" office:value-type="float"/>
          <table:table-cell office:value="18" office:value-type="float"/>
          <table:table-cell office:value="0.6169493574180389" office:value-type="float"/>
          <table:table-cell office:value="0.5876099511071868" office:value-type="float"/>
          <table:table-cell office:value="0.868416157230669" office:value-type="float"/>
          <table:table-cell office:value="-0.512255529167774" office:value-type="float"/>
          <table:table-cell office:value="0.8388990598206507" office:value-type="float"/>
          <table:table-cell office:value="-0.7531963601278233" office:value-type="float"/>
        </table:table-row>
        <table:table-row>
          <table:table-cell office:value="-0.04019362858820133" office:value-type="float"/>
          <table:table-cell office:value="-0.014435949846780807" office:value-type="float"/>
          <table:table-cell office:value="0.0330482337896755" office:value-type="float"/>
          <table:table-cell office:value="0.007677354053793604" office:value-type="float"/>
          <table:table-cell office:value="0.0004886175854687605" office:value-type="float"/>
          <table:table-cell office:value="0.04380406002871603" office:value-type="float"/>
          <table:table-cell office:value="0.0795783334330656" office:value-type="float"/>
          <table:table-cell office:value="19" office:value-type="float"/>
          <table:table-cell office:value="-0.9770590539362809" office:value-type="float"/>
          <table:table-cell office:value="-0.9727247761607263" office:value-type="float"/>
          <table:table-cell office:value="-0.2108239049592162" office:value-type="float"/>
          <table:table-cell office:value="0.7331931265960123" office:value-type="float"/>
          <table:table-cell office:value="0.4688254979955715" office:value-type="float"/>
          <table:table-cell office:value="0.6792762653384965" office:value-type="float"/>
        </table:table-row>
        <table:table-row>
          <table:table-cell office:value="-0.048893559979013436" office:value-type="float"/>
          <table:table-cell office:value="-0.013905414465377932" office:value-type="float"/>
          <table:table-cell office:value="0.040026657217403304" office:value-type="float"/>
          <table:table-cell office:value="0.0035629417097682355" office:value-type="float"/>
          <table:table-cell office:value="-0.003539238132482074" office:value-type="float"/>
          <table:table-cell office:value="0.03610896859543487" office:value-type="float"/>
          <table:table-cell office:value="0.07571712944173828" office:value-type="float"/>
          <table:table-cell office:value="20" office:value-type="float"/>
          <table:table-cell office:value="-0.8699931390812103" office:value-type="float"/>
          <table:table-cell office:value="0.05305353814028746" office:value-type="float"/>
          <table:table-cell office:value="0.6978423427727802" office:value-type="float"/>
          <table:table-cell office:value="-0.4114412344025369" office:value-type="float"/>
          <table:table-cell office:value="-0.40278557179508345" office:value-type="float"/>
          <table:table-cell office:value="-0.7695091433281152" office:value-type="float"/>
        </table:table-row>
        <table:table-row>
          <table:table-cell office:value="-0.05" office:value-type="float"/>
          <table:table-cell office:value="-0.008251461237817963" office:value-type="float"/>
          <table:table-cell office:value="0.04582726132966321" office:value-type="float"/>
          <table:table-cell office:value="0.0019247627900704164" office:value-type="float"/>
          <table:table-cell office:value="-0.005818402588658268" office:value-type="float"/>
          <table:table-cell office:value="0.02904668748754683" office:value-type="float"/>
          <table:table-cell office:value="0.0763926367129195" office:value-type="float"/>
          <table:table-cell office:value="21" office:value-type="float"/>
          <table:table-cell office:value="-0.363959165101724" office:value-type="float"/>
          <table:table-cell office:value="0.5653953227559969" office:value-type="float"/>
          <table:table-cell office:value="0.5800604112259904" office:value-type="float"/>
          <table:table-cell office:value="-0.16381789196978191" office:value-type="float"/>
          <table:table-cell office:value="-0.22791644561761948" office:value-type="float"/>
          <table:table-cell office:value="-0.7062281107888044" office:value-type="float"/>
        </table:table-row>
        <table:table-row>
          <table:table-cell office:value="-0.04194531868010348" office:value-type="float"/>
          <table:table-cell office:value="-0.0017791255447821832" office:value-type="float"/>
          <table:table-cell office:value="0.04674744357438773" office:value-type="float"/>
          <table:table-cell office:value="0.007473737976607824" office:value-type="float"/>
          <table:table-cell office:value="-0.004685732399273329" office:value-type="float"/>
          <table:table-cell office:value="0.020173283605084313" office:value-type="float"/>
          <table:table-cell office:value="0.08154633848074518" office:value-type="float"/>
          <table:table-cell office:value="22" office:value-type="float"/>
          <table:table-cell office:value="0.8054681319896524" office:value-type="float"/>
          <table:table-cell office:value="0.647233569303578" office:value-type="float"/>
          <table:table-cell office:value="0.09201822447245234" office:value-type="float"/>
          <table:table-cell office:value="0.5548975186537408" office:value-type="float"/>
          <table:table-cell office:value="0.11326701893849389" office:value-type="float"/>
          <table:table-cell office:value="-0.8873403882462518" office:value-type="float"/>
        </table:table-row>
        <table:table-row>
          <table:table-cell office:value="-0.03305841206120437" office:value-type="float"/>
          <table:table-cell office:value="-0.00851500225687015" office:value-type="float"/>
          <table:table-cell office:value="0.04523456591415061" office:value-type="float"/>
          <table:table-cell office:value="0.0012982377117742288" office:value-type="float"/>
          <table:table-cell office:value="0.005203459119784806" office:value-type="float"/>
          <table:table-cell office:value="0.02774864125339969" office:value-type="float"/>
          <table:table-cell office:value="0.08450559545484274" office:value-type="float"/>
          <table:table-cell office:value="23" office:value-type="float"/>
          <table:table-cell office:value="0.8886906618899111" office:value-type="float"/>
          <table:table-cell office:value="-0.6735876712087967" office:value-type="float"/>
          <table:table-cell office:value="-0.1512877660237124" office:value-type="float"/>
          <table:table-cell office:value="-0.6175500264833595" office:value-type="float"/>
          <table:table-cell office:value="0.9889191519058136" office:value-type="float"/>
          <table:table-cell office:value="0.757535764831538" office:value-type="float"/>
        </table:table-row>
        <table:table-row>
          <table:table-cell office:value="-0.03601870978155452" office:value-type="float"/>
          <table:table-cell office:value="-0.013175829939847002" office:value-type="float"/>
          <table:table-cell office:value="0.03713172703163454" office:value-type="float"/>
          <table:table-cell office:value="0.0049314860243260625" office:value-type="float"/>
          <table:table-cell office:value="0.003820341899703017" office:value-type="float"/>
          <table:table-cell office:value="0.017772459320763274" office:value-type="float"/>
          <table:table-cell office:value="0.08178919087532288" office:value-type="float"/>
          <table:table-cell office:value="24" office:value-type="float"/>
          <table:table-cell office:value="-0.2960297720350151" office:value-type="float"/>
          <table:table-cell office:value="-0.46608276829768513" office:value-type="float"/>
          <table:table-cell office:value="-0.810283888251607" office:value-type="float"/>
          <table:table-cell office:value="0.36332483125518333" office:value-type="float"/>
          <table:table-cell office:value="-0.13831172200817887" office:value-type="float"/>
          <table:table-cell office:value="-0.9976181932636414" office:value-type="float"/>
        </table:table-row>
        <table:table-row>
          <table:table-cell office:value="-0.03346812730996802" office:value-type="float"/>
          <table:table-cell office:value="-0.011360229748052324" office:value-type="float"/>
          <table:table-cell office:value="0.03448879466977585" office:value-type="float"/>
          <table:table-cell office:value="0.0011071554426757588" office:value-type="float"/>
          <table:table-cell office:value="0.0017489008644468564" office:value-type="float"/>
          <table:table-cell office:value="0.025979177052775634" office:value-type="float"/>
          <table:table-cell office:value="0.08346184430822144" office:value-type="float"/>
          <table:table-cell office:value="25" office:value-type="float"/>
          <table:table-cell office:value="0.25505824715865044" office:value-type="float"/>
          <table:table-cell office:value="0.18156001917946774" office:value-type="float"/>
          <table:table-cell office:value="-0.264293236185869" office:value-type="float"/>
          <table:table-cell office:value="-0.38243305816503037" office:value-type="float"/>
          <table:table-cell office:value="-0.20714410352561607" office:value-type="float"/>
          <table:table-cell office:value="0.8206717732012359" office:value-type="float"/>
        </table:table-row>
        <table:table-row>
          <table:table-cell office:value="-0.03861917726530133" office:value-type="float"/>
          <table:table-cell office:value="-0.019913444111274443" office:value-type="float"/>
          <table:table-cell office:value="0.031236630846686108" office:value-type="float"/>
          <table:table-cell office:value="0.010062199239781034" office:value-type="float"/>
          <table:table-cell office:value="0.0007374921824763582" office:value-type="float"/>
          <table:table-cell office:value="0.02803062549973745" office:value-type="float"/>
          <table:table-cell office:value="0.07843165734955664" office:value-type="float"/>
          <table:table-cell office:value="26" office:value-type="float"/>
          <table:table-cell office:value="-0.5151049955333309" office:value-type="float"/>
          <table:table-cell office:value="-0.8553214363222121" office:value-type="float"/>
          <table:table-cell office:value="-0.325216382308974" office:value-type="float"/>
          <table:table-cell office:value="0.8955043797105275" office:value-type="float"/>
          <table:table-cell office:value="-0.10114086819704982" office:value-type="float"/>
          <table:table-cell office:value="0.20514484469618166" office:value-type="float"/>
        </table:table-row>
        <table:table-row>
          <table:table-cell office:value="-0.04827939599906411" office:value-type="float"/>
          <table:table-cell office:value="-0.020259274044233083" office:value-type="float"/>
          <table:table-cell office:value="0.02553457449590149" office:value-type="float"/>
          <table:table-cell office:value="0.014593478059933426" office:value-type="float"/>
          <table:table-cell office:value="0.006664150487440641" office:value-type="float"/>
          <table:table-cell office:value="0.02599783709677085" office:value-type="float"/>
          <table:table-cell office:value="0.041354341883331855" office:value-type="float"/>
          <table:table-cell office:value="27" office:value-type="float"/>
          <table:table-cell office:value="-0.9660218733762782" office:value-type="float"/>
          <table:table-cell office:value="-0.034582993295863895" office:value-type="float"/>
          <table:table-cell office:value="-0.5702056350784617" office:value-type="float"/>
          <table:table-cell office:value="0.4531278820152391" office:value-type="float"/>
          <table:table-cell office:value="0.5926658304964283" office:value-type="float"/>
          <table:table-cell office:value="-0.20327884029665988" office:value-type="float"/>
        </table:table-row>
        <table:table-row>
          <table:table-cell office:value="-0.05" office:value-type="float"/>
          <table:table-cell office:value="-0.020741512380750733" office:value-type="float"/>
          <table:table-cell office:value="0.03489127174898858" office:value-type="float"/>
          <table:table-cell office:value="0.009178982630785402" office:value-type="float"/>
          <table:table-cell office:value="0.010235444612715397" office:value-type="float"/>
          <table:table-cell office:value="0.03434586631027996" office:value-type="float"/>
          <table:table-cell office:value="0.07270695524546304" office:value-type="float"/>
          <table:table-cell office:value="28" office:value-type="float"/>
          <table:table-cell office:value="-0.605504272620313" office:value-type="float"/>
          <table:table-cell office:value="-0.04822383365176486" office:value-type="float"/>
          <table:table-cell office:value="0.935669725308709" office:value-type="float"/>
          <table:table-cell office:value="-0.5414495429148025" office:value-type="float"/>
          <table:table-cell office:value="0.35712941252747554" office:value-type="float"/>
          <table:table-cell office:value="0.8348029213509109" office:value-type="float"/>
        </table:table-row>
        <table:table-row>
          <table:table-cell office:value="-0.04756272674748638" office:value-type="float"/>
          <table:table-cell office:value="-0.012862966325870705" office:value-type="float"/>
          <table:table-cell office:value="0.025018678298022984" office:value-type="float"/>
          <table:table-cell office:value="0.01574399543784556" office:value-type="float"/>
          <table:table-cell office:value="0.012320141350100181" office:value-type="float"/>
          <table:table-cell office:value="0.028152845917240907" office:value-type="float"/>
          <table:table-cell office:value="0.0737297342824148" office:value-type="float"/>
          <table:table-cell office:value="29" office:value-type="float"/>
          <table:table-cell office:value="0.24372732525136254" office:value-type="float"/>
          <table:table-cell office:value="0.7878546054880027" office:value-type="float"/>
          <table:table-cell office:value="-0.9872593450965599" office:value-type="float"/>
          <table:table-cell office:value="0.6565012807060158" office:value-type="float"/>
          <table:table-cell office:value="0.20846967373847836" office:value-type="float"/>
          <table:table-cell office:value="-0.619302039303905" office:value-type="float"/>
        </table:table-row>
        <table:table-row>
          <table:table-cell office:value="-0.05" office:value-type="float"/>
          <table:table-cell office:value="-0.01224890107134906" office:value-type="float"/>
          <table:table-cell office:value="0.018514804567499737" office:value-type="float"/>
          <table:table-cell office:value="0.0135848495200252" office:value-type="float"/>
          <table:table-cell office:value="0.017678955032904207" office:value-type="float"/>
          <table:table-cell office:value="0.019830143168456094" office:value-type="float"/>
          <table:table-cell office:value="0.055130828287097144" office:value-type="float"/>
          <table:table-cell office:value="30" office:value-type="float"/>
          <table:table-cell office:value="-0.26221244692963386" office:value-type="float"/>
          <table:table-cell office:value="0.06140652545216452" office:value-type="float"/>
          <table:table-cell office:value="-0.6503873730523246" office:value-type="float"/>
          <table:table-cell office:value="-0.21591459178203598" office:value-type="float"/>
          <table:table-cell office:value="0.5358813682804024" office:value-type="float"/>
          <table:table-cell office:value="-0.8322702748784814" office:value-type="float"/>
        </table:table-row>
        <table:table-row>
          <table:table-cell office:value="-0.047393378034160695" office:value-type="float"/>
          <table:table-cell office:value="-0.016635712377555747" office:value-type="float"/>
          <table:table-cell office:value="0.026571984607621134" office:value-type="float"/>
          <table:table-cell office:value="0.00570268679124657" office:value-type="float"/>
          <table:table-cell office:value="0.02483958135546102" office:value-type="float"/>
          <table:table-cell office:value="0.015436980267975653" office:value-type="float"/>
          <table:table-cell office:value="0.09571360001415319" office:value-type="float"/>
          <table:table-cell office:value="31" office:value-type="float"/>
          <table:table-cell office:value="0.2606621965839311" office:value-type="float"/>
          <table:table-cell office:value="-0.4386811306206688" office:value-type="float"/>
          <table:table-cell office:value="0.8057180040121397" office:value-type="float"/>
          <table:table-cell office:value="-0.788216272877863" office:value-type="float"/>
          <table:table-cell office:value="0.7160626322556813" office:value-type="float"/>
          <table:table-cell office:value="-0.43931629004804407" office:value-type="float"/>
        </table:table-row>
        <table:table-row>
          <table:table-cell office:value="-0.04494224628088713" office:value-type="float"/>
          <table:table-cell office:value="-0.01972925282804924" office:value-type="float"/>
          <table:table-cell office:value="0.02542369211934103" office:value-type="float"/>
          <table:table-cell office:value="0.005123019065013297" office:value-type="float"/>
          <table:table-cell office:value="0.03409749403266822" office:value-type="float"/>
          <table:table-cell office:value="0.01965690322338131" office:value-type="float"/>
          <table:table-cell office:value="0.06982047061358837" office:value-type="float"/>
          <table:table-cell office:value="32" office:value-type="float"/>
          <table:table-cell office:value="0.2451131753273561" office:value-type="float"/>
          <table:table-cell office:value="-0.30935404504934905" office:value-type="float"/>
          <table:table-cell office:value="-0.11482924882801027" office:value-type="float"/>
          <table:table-cell office:value="-0.05796677262332728" office:value-type="float"/>
          <table:table-cell office:value="0.9257912677207201" office:value-type="float"/>
          <table:table-cell office:value="0.4219922955405655" office:value-type="float"/>
        </table:table-row>
        <table:table-row>
          <table:table-cell office:value="-0.03712847058178261" office:value-type="float"/>
          <table:table-cell office:value="-0.025938633725373167" office:value-type="float"/>
          <table:table-cell office:value="0.01790280769944541" office:value-type="float"/>
          <table:table-cell office:value="0.00969393810266796" office:value-type="float"/>
          <table:table-cell office:value="0.026267802133207403" office:value-type="float"/>
          <table:table-cell office:value="0.02642243938454502" office:value-type="float"/>
          <table:table-cell office:value="0.07544677567807653" office:value-type="float"/>
          <table:table-cell office:value="33" office:value-type="float"/>
          <table:table-cell office:value="0.7813775699104522" office:value-type="float"/>
          <table:table-cell office:value="-0.6209380897323928" office:value-type="float"/>
          <table:table-cell office:value="-0.7520884419895622" office:value-type="float"/>
          <table:table-cell office:value="0.4570919037654664" office:value-type="float"/>
          <table:table-cell office:value="-0.782969189946082" office:value-type="float"/>
          <table:table-cell office:value="0.676553616116371" office:value-type="float"/>
        </table:table-row>
        <table:table-row>
          <table:table-cell office:value="-0.03598895965677915" office:value-type="float"/>
          <table:table-cell office:value="-0.030251401876064243" office:value-type="float"/>
          <table:table-cell office:value="0.02258383988239896" office:value-type="float"/>
          <table:table-cell office:value="0.007395808834970763" office:value-type="float"/>
          <table:table-cell office:value="0.026593756226335453" office:value-type="float"/>
          <table:table-cell office:value="0.022927069191489163" office:value-type="float"/>
          <table:table-cell office:value="0.07396432962809851" office:value-type="float"/>
          <table:table-cell office:value="34" office:value-type="float"/>
          <table:table-cell office:value="0.11395109250034596" office:value-type="float"/>
          <table:table-cell office:value="-0.43127681506910753" office:value-type="float"/>
          <table:table-cell office:value="0.46810321829535506" office:value-type="float"/>
          <table:table-cell office:value="-0.22981292676971976" office:value-type="float"/>
          <table:table-cell office:value="0.03259540931280491" office:value-type="float"/>
          <table:table-cell office:value="-0.34953701930558556" office:value-type="float"/>
        </table:table-row>
        <table:table-row>
          <table:table-cell office:value="-0.043763112036863255" office:value-type="float"/>
          <table:table-cell office:value="-0.023344451891419392" office:value-type="float"/>
          <table:table-cell office:value="0.022375235683993307" office:value-type="float"/>
          <table:table-cell office:value="0.005742705201227107" office:value-type="float"/>
          <table:table-cell office:value="0.02692399618799782" office:value-type="float"/>
          <table:table-cell office:value="0.016184404767429394" office:value-type="float"/>
          <table:table-cell office:value="0.07402053975892582" office:value-type="float"/>
          <table:table-cell office:value="35" office:value-type="float"/>
          <table:table-cell office:value="-0.7774152380084101" office:value-type="float"/>
          <table:table-cell office:value="0.690694998464485" office:value-type="float"/>
          <table:table-cell office:value="-0.020860419840565525" office:value-type="float"/>
          <table:table-cell office:value="-0.16531036337436555" office:value-type="float"/>
          <table:table-cell office:value="0.03302399616623686" office:value-type="float"/>
          <table:table-cell office:value="-0.674266442405977" office:value-type="float"/>
        </table:table-row>
        <table:table-row>
          <table:table-cell office:value="-0.043870010761433036" office:value-type="float"/>
          <table:table-cell office:value="-0.013838360673775828" office:value-type="float"/>
          <table:table-cell office:value="0.017252396365486866" office:value-type="float"/>
          <table:table-cell office:value="-0.003034621436310692" office:value-type="float"/>
          <table:table-cell office:value="0.030314682158742515" office:value-type="float"/>
          <table:table-cell office:value="0.016444929192998923" office:value-type="float"/>
          <table:table-cell office:value="0.059069948072780425" office:value-type="float"/>
          <table:table-cell office:value="36" office:value-type="float"/>
          <table:table-cell office:value="-0.010689872456977945" office:value-type="float"/>
          <table:table-cell office:value="0.9506091217643564" office:value-type="float"/>
          <table:table-cell office:value="-0.512283931850644" office:value-type="float"/>
          <table:table-cell office:value="-0.8777326637537799" office:value-type="float"/>
          <table:table-cell office:value="0.33906859707446957" office:value-type="float"/>
          <table:table-cell office:value="0.026052442556952826" office:value-type="float"/>
        </table:table-row>
        <table:table-row>
          <table:table-cell office:value="-0.036637274174081705" office:value-type="float"/>
          <table:table-cell office:value="-0.007297850753943194" office:value-type="float"/>
          <table:table-cell office:value="0.009753704420634095" office:value-type="float"/>
          <table:table-cell office:value="-0.009086105129223584" office:value-type="float"/>
          <table:table-cell office:value="0.03694280222926889" office:value-type="float"/>
          <table:table-cell office:value="0.02310980927953281" office:value-type="float"/>
          <table:table-cell office:value="0.06283064809225336" office:value-type="float"/>
          <table:table-cell office:value="37" office:value-type="float"/>
          <table:table-cell office:value="0.7232736587351329" office:value-type="float"/>
          <table:table-cell office:value="0.6540509919832633" office:value-type="float"/>
          <table:table-cell office:value="-0.7498691944852771" office:value-type="float"/>
          <table:table-cell office:value="-0.6051483692912891" office:value-type="float"/>
          <table:table-cell office:value="0.6628120070526378" office:value-type="float"/>
          <table:table-cell office:value="0.6664880086533884" office:value-type="float"/>
        </table:table-row>
        <table:table-row>
          <table:table-cell office:value="-0.0396033932319102" office:value-type="float"/>
          <table:table-cell office:value="-0.0008979865104088687" office:value-type="float"/>
          <table:table-cell office:value="0.004854983594441129" office:value-type="float"/>
          <table:table-cell office:value="-0.0090367069438147" office:value-type="float"/>
          <table:table-cell office:value="0.03948111351165793" office:value-type="float"/>
          <table:table-cell office:value="0.02787419654896952" office:value-type="float"/>
          <table:table-cell office:value="-3.2433436033054868" office:value-type="float"/>
          <table:table-cell office:value="38" office:value-type="float"/>
          <table:table-cell office:value="-0.2966119057828498" office:value-type="float"/>
          <table:table-cell office:value="0.6399864243534326" office:value-type="float"/>
          <table:table-cell office:value="-0.4898720826192966" office:value-type="float"/>
          <table:table-cell office:value="0.00493981854088843" office:value-type="float"/>
          <table:table-cell office:value="0.25383112823890364" office:value-type="float"/>
          <table:table-cell office:value="0.47643872694367095" office:value-type="float"/>
        </table:table-row>
        <table:table-row>
          <table:table-cell office:value="-0.046095036523108146" office:value-type="float"/>
          <table:table-cell office:value="-0.007942081594938309" office:value-type="float"/>
          <table:table-cell office:value="-0.005070673196285702" office:value-type="float"/>
          <table:table-cell office:value="-0.0004997014381656062" office:value-type="float"/>
          <table:table-cell office:value="0.03146861018615417" office:value-type="float"/>
          <table:table-cell office:value="0.03269455927349783" office:value-type="float"/>
          <table:table-cell office:value="0.07568222063131998" office:value-type="float"/>
          <table:table-cell office:value="39" office:value-type="float"/>
          <table:table-cell office:value="-0.6491643291197946" office:value-type="float"/>
          <table:table-cell office:value="-0.704409508452944" office:value-type="float"/>
          <table:table-cell office:value="-0.9925656790726831" office:value-type="float"/>
          <table:table-cell office:value="0.8537005505649093" office:value-type="float"/>
          <table:table-cell office:value="-0.8012503325503761" office:value-type="float"/>
          <table:table-cell office:value="0.4820362724528304" office:value-type="float"/>
        </table:table-row>
        <table:table-row>
          <table:table-cell office:value="-0.05" office:value-type="float"/>
          <table:table-cell office:value="-0.008855421536562127" office:value-type="float"/>
          <table:table-cell office:value="-0.014396743289828106" office:value-type="float"/>
          <table:table-cell office:value="0.007870763744704065" office:value-type="float"/>
          <table:table-cell office:value="0.024040253236107034" office:value-type="float"/>
          <table:table-cell office:value="0.034661680066960354" office:value-type="float"/>
          <table:table-cell office:value="0.07558381963866749" office:value-type="float"/>
          <table:table-cell office:value="40" office:value-type="float"/>
          <table:table-cell office:value="-0.9604964200511674" office:value-type="float"/>
          <table:table-cell office:value="-0.09133399416238186" office:value-type="float"/>
          <table:table-cell office:value="-0.9326070093542405" office:value-type="float"/>
          <table:table-cell office:value="0.8370465182869671" office:value-type="float"/>
          <table:table-cell office:value="-0.7428356950047137" office:value-type="float"/>
          <table:table-cell office:value="0.1967120793462529" office:value-type="float"/>
        </table:table-row>
        <table:table-row>
          <table:table-cell office:value="-0.05" office:value-type="float"/>
          <table:table-cell office:value="-0.009077457183000726" office:value-type="float"/>
          <table:table-cell office:value="-0.013880885354876324" office:value-type="float"/>
          <table:table-cell office:value="0.007689943518034753" office:value-type="float"/>
          <table:table-cell office:value="0.0234964121125261" office:value-type="float"/>
          <table:table-cell office:value="0.03537446340359976" office:value-type="float"/>
          <table:table-cell office:value="0.07556364478131122" office:value-type="float"/>
          <table:table-cell office:value="41" office:value-type="float"/>
          <table:table-cell office:value="-0.059409916400909424" office:value-type="float"/>
          <table:table-cell office:value="-0.022203564643859863" office:value-type="float"/>
          <table:table-cell office:value="0.05158579349517822" office:value-type="float"/>
          <table:table-cell office:value="-0.018082022666931152" office:value-type="float"/>
          <table:table-cell office:value="-0.05438411235809326" office:value-type="float"/>
          <table:table-cell office:value="0.07127833366394043" office:value-type="float"/>
        </table:table-row>
        <table:table-row>
          <table:table-cell office:value="-0.05" office:value-type="float"/>
          <table:table-cell office:value="-0.009299014204141778" office:value-type="float"/>
          <table:table-cell office:value="-0.013365060798525615" office:value-type="float"/>
          <table:table-cell office:value="0.0075097056287448975" office:value-type="float"/>
          <table:table-cell office:value="0.022952818944267435" office:value-type="float"/>
          <table:table-cell office:value="0.03608734806813528" office:value-type="float"/>
          <table:table-cell office:value="0.07553631378240667" office:value-type="float"/>
          <table:table-cell office:value="42" office:value-type="float"/>
          <table:table-cell office:value="-0.0594637393951416" office:value-type="float"/>
          <table:table-cell office:value="-0.022155702114105225" office:value-type="float"/>
          <table:table-cell office:value="0.0515824556350708" office:value-type="float"/>
          <table:table-cell office:value="-0.018023788928985596" office:value-type="float"/>
          <table:table-cell office:value="-0.0543593168258667" office:value-type="float"/>
          <table:table-cell office:value="0.07128846645355225" office:value-type="float"/>
        </table:table-row>
        <table:table-row>
          <table:table-cell office:value="-0.05" office:value-type="float"/>
          <table:table-cell office:value="-0.010364795320627373" office:value-type="float"/>
          <table:table-cell office:value="-0.01230292867839317" office:value-type="float"/>
          <table:table-cell office:value="0.007448793258063135" office:value-type="float"/>
          <table:table-cell office:value="0.02201266415338914" office:value-type="float"/>
          <table:table-cell office:value="0.03566686173714926" office:value-type="float"/>
          <table:table-cell office:value="0.07533113813930545" office:value-type="float"/>
          <table:table-cell office:value="43" office:value-type="float"/>
          <table:table-cell office:value="-0.046875059604644775" office:value-type="float"/>
          <table:table-cell office:value="-0.10657811164855957" office:value-type="float"/>
          <table:table-cell office:value="0.10621321201324463" office:value-type="float"/>
          <table:table-cell office:value="-0.0060912370681762695" office:value-type="float"/>
          <table:table-cell office:value="-0.09401547908782959" office:value-type="float"/>
          <table:table-cell office:value="-0.042048633098602295" office:value-type="float"/>
        </table:table-row>
        <table:table-row>
          <table:table-cell office:value="-0.05" office:value-type="float"/>
          <table:table-cell office:value="-0.011430593126413506" office:value-type="float"/>
          <table:table-cell office:value="-0.011240393630862041" office:value-type="float"/>
          <table:table-cell office:value="0.007387810553900537" office:value-type="float"/>
          <table:table-cell office:value="0.021072853877357644" office:value-type="float"/>
          <table:table-cell office:value="0.035246064269917506" office:value-type="float"/>
          <table:table-cell office:value="0.07510923667133287" office:value-type="float"/>
          <table:table-cell office:value="44" office:value-type="float"/>
          <table:table-cell office:value="-0.046998560428619385" office:value-type="float"/>
          <table:table-cell office:value="-0.10657978057861328" office:value-type="float"/>
          <table:table-cell office:value="0.10625350475311279" office:value-type="float"/>
          <table:table-cell office:value="-0.006098270416259766" office:value-type="float"/>
          <table:table-cell office:value="-0.09398102760314941" office:value-type="float"/>
          <table:table-cell office:value="-0.04207974672317505" office:value-type="float"/>
        </table:table-row>
        <table:table-row>
          <table:table-cell office:value="-0.05" office:value-type="float"/>
          <table:table-cell office:value="-0.013321924203035514" office:value-type="float"/>
          <table:table-cell office:value="-0.009644773713946148" office:value-type="float"/>
          <table:table-cell office:value="0.007484256829611597" office:value-type="float"/>
          <table:table-cell office:value="0.019822659566215678" office:value-type="float"/>
          <table:table-cell office:value="0.0338238414172106" office:value-type="float"/>
          <table:table-cell office:value="0.07468772275120797" office:value-type="float"/>
          <table:table-cell office:value="45" office:value-type="float"/>
          <table:table-cell office:value="-0.030579566955566406" office:value-type="float"/>
          <table:table-cell office:value="-0.18913310766220093" office:value-type="float"/>
          <table:table-cell office:value="0.15956199169158936" office:value-type="float"/>
          <table:table-cell office:value="0.009644627571105957" office:value-type="float"/>
          <table:table-cell office:value="-0.12501943111419678" office:value-type="float"/>
          <table:table-cell office:value="-0.14222228527069092" office:value-type="float"/>
        </table:table-row>
        <table:table-row>
          <table:table-cell office:value="-0.05" office:value-type="float"/>
          <table:table-cell office:value="-0.01521261631786553" office:value-type="float"/>
          <table:table-cell office:value="-0.008048604242205425" office:value-type="float"/>
          <table:table-cell office:value="0.007579693402640162" office:value-type="float"/>
          <table:table-cell office:value="0.018572621419243023" office:value-type="float"/>
          <table:table-cell office:value="0.03240077575482657" office:value-type="float"/>
          <table:table-cell office:value="0.0742269085216664" office:value-type="float"/>
          <table:table-cell office:value="46" office:value-type="float"/>
          <table:table-cell office:value="-0.030769169330596924" office:value-type="float"/>
          <table:table-cell office:value="-0.1890692114830017" office:value-type="float"/>
          <table:table-cell office:value="0.15961694717407227" office:value-type="float"/>
          <table:table-cell office:value="0.009543657302856445" office:value-type="float"/>
          <table:table-cell office:value="-0.12500381469726562" office:value-type="float"/>
          <table:table-cell office:value="-0.14230656623840332" office:value-type="float"/>
        </table:table-row>
        <table:table-row>
          <table:table-cell office:value="-0.05" office:value-type="float"/>
          <table:table-cell office:value="-0.01791274606525628" office:value-type="float"/>
          <table:table-cell office:value="-0.005949333421587749" office:value-type="float"/>
          <table:table-cell office:value="0.007830669488303004" office:value-type="float"/>
          <table:table-cell office:value="0.017057160808853312" office:value-type="float"/>
          <table:table-cell office:value="0.03008560856618216" office:value-type="float"/>
          <table:table-cell office:value="0.05907353643559103" office:value-type="float"/>
          <table:table-cell office:value="47" office:value-type="float"/>
          <table:table-cell office:value="-0.005687355995178223" office:value-type="float"/>
          <table:table-cell office:value="-0.2700129747390747" office:value-type="float"/>
          <table:table-cell office:value="0.20992708206176758" office:value-type="float"/>
          <table:table-cell office:value="0.02509760856628418" office:value-type="float"/>
          <table:table-cell office:value="-0.15154606103897095" office:value-type="float"/>
          <table:table-cell office:value="-0.23151671886444092" office:value-type="float"/>
        </table:table-row>
        <table:table-row>
          <table:table-cell office:value="-0.05" office:value-type="float"/>
          <table:table-cell office:value="-0.02055097460090844" office:value-type="float"/>
          <table:table-cell office:value="-0.003822712413668438" office:value-type="float"/>
          <table:table-cell office:value="0.007994132842413721" office:value-type="float"/>
          <table:table-cell office:value="0.015544795467666789" office:value-type="float"/>
          <table:table-cell office:value="0.02781285246648123" office:value-type="float"/>
          <table:table-cell office:value="-3.530408516230469" office:value-type="float"/>
          <table:table-cell office:value="48" office:value-type="float"/>
          <table:table-cell office:value="-0.002315819263458252" office:value-type="float"/>
          <table:table-cell office:value="-0.26382285356521606" office:value-type="float"/>
          <table:table-cell office:value="0.21266210079193115" office:value-type="float"/>
          <table:table-cell office:value="0.016346335411071777" office:value-type="float"/>
          <table:table-cell office:value="-0.15123653411865234" office:value-type="float"/>
          <table:table-cell office:value="-0.22727560997009277" office:value-type="float"/>
        </table:table-row>
        <table:table-row>
          <table:table-cell office:value="-0.049721702337265014" office:value-type="float"/>
          <table:table-cell office:value="-0.024031534188387077" office:value-type="float"/>
          <table:table-cell office:value="-0.001228882781863018" office:value-type="float"/>
          <table:table-cell office:value="0.008469001855246364" office:value-type="float"/>
          <table:table-cell office:value="0.013665256573967144" office:value-type="float"/>
          <table:table-cell office:value="0.024639256203549408" office:value-type="float"/>
          <table:table-cell office:value="0.07225992355095047" office:value-type="float"/>
          <table:table-cell office:value="49" office:value-type="float"/>
          <table:table-cell office:value="0.027829766273498535" office:value-type="float"/>
          <table:table-cell office:value="-0.34805595874786377" office:value-type="float"/>
          <table:table-cell office:value="0.259382963180542" office:value-type="float"/>
          <table:table-cell office:value="0.04748690128326416" office:value-type="float"/>
          <table:table-cell office:value="-0.1879538893699646" office:value-type="float"/>
          <table:table-cell office:value="-0.3173596262931824" office:value-type="float"/>
        </table:table-row>
        <table:table-row>
          <table:table-cell office:value="-0.04942794680595398" office:value-type="float"/>
          <table:table-cell office:value="-0.027503485077020804" office:value-type="float"/>
          <table:table-cell office:value="0.0013788526135685005" office:value-type="float"/>
          <table:table-cell office:value="0.00891559680878335" office:value-type="float"/>
          <table:table-cell office:value="0.01181849010210435" office:value-type="float"/>
          <table:table-cell office:value="0.02149977227486899" office:value-type="float"/>
          <table:table-cell office:value="0.07116427575370839" office:value-type="float"/>
          <table:table-cell office:value="50" office:value-type="float"/>
          <table:table-cell office:value="0.029375553131103516" office:value-type="float"/>
          <table:table-cell office:value="-0.3471950888633728" office:value-type="float"/>
          <table:table-cell office:value="0.26077353954315186" office:value-type="float"/>
          <table:table-cell office:value="0.04465949535369873" office:value-type="float"/>
          <table:table-cell office:value="-0.1846766471862793" office:value-type="float"/>
          <table:table-cell office:value="-0.313948392868042" office:value-type="float"/>
        </table:table-row>
        <table:table-row>
          <table:table-cell office:value="-0.048713496923446654" office:value-type="float"/>
          <table:table-cell office:value="-0.03175551950275628" office:value-type="float"/>
          <table:table-cell office:value="0.004472028501630024" office:value-type="float"/>
          <table:table-cell office:value="0.00962543567597085" office:value-type="float"/>
          <table:table-cell office:value="0.009572144820503399" office:value-type="float"/>
          <table:table-cell office:value="0.017590187991040254" office:value-type="float"/>
          <table:table-cell office:value="0.06936171258064158" office:value-type="float"/>
          <table:table-cell office:value="51" office:value-type="float"/>
          <table:table-cell office:value="0.07144498825073242" office:value-type="float"/>
          <table:table-cell office:value="-0.42520344257354736" office:value-type="float"/>
          <table:table-cell office:value="0.30931758880615234" office:value-type="float"/>
          <table:table-cell office:value="0.07098388671875" office:value-type="float"/>
          <table:table-cell office:value="-0.22463452816009521" office:value-type="float"/>
          <table:table-cell office:value="-0.39095842838287354" office:value-type="float"/>
        </table:table-row>
        <table:table-row>
          <table:table-cell office:value="-0.04800710558891296" office:value-type="float"/>
          <table:table-cell office:value="-0.036009903543588795" office:value-type="float"/>
          <table:table-cell office:value="0.0075605719166996046" office:value-type="float"/>
          <table:table-cell office:value="0.010333103741995631" office:value-type="float"/>
          <table:table-cell office:value="0.007330910637191937" office:value-type="float"/>
          <table:table-cell office:value="0.013674843514340423" office:value-type="float"/>
          <table:table-cell office:value="0.06795869216727811" office:value-type="float"/>
          <table:table-cell office:value="52" office:value-type="float"/>
          <table:table-cell office:value="0.07063913345336914" office:value-type="float"/>
          <table:table-cell office:value="-0.42543840408325195" office:value-type="float"/>
          <table:table-cell office:value="0.308854341506958" office:value-type="float"/>
          <table:table-cell office:value="0.07076680660247803" office:value-type="float"/>
          <table:table-cell office:value="-0.22412341833114624" office:value-type="float"/>
          <table:table-cell office:value="-0.3915344476699829" office:value-type="float"/>
        </table:table-row>
        <table:table-row>
          <table:table-cell office:value="-0.04678893446922302" office:value-type="float"/>
          <table:table-cell office:value="-0.04102607785999504" office:value-type="float"/>
          <table:table-cell office:value="0.011098427065015034" office:value-type="float"/>
          <table:table-cell office:value="0.011368637885443508" office:value-type="float"/>
          <table:table-cell office:value="0.004698538257888959" office:value-type="float"/>
          <table:table-cell office:value="0.009003049338238738" office:value-type="float"/>
          <table:table-cell office:value="0.0663001218210362" office:value-type="float"/>
          <table:table-cell office:value="53" office:value-type="float"/>
          <table:table-cell office:value="0.12181711196899414" office:value-type="float"/>
          <table:table-cell office:value="-0.501617431640625" office:value-type="float"/>
          <table:table-cell office:value="0.35378551483154297" office:value-type="float"/>
          <table:table-cell office:value="0.1035534143447876" office:value-type="float"/>
          <table:table-cell office:value="-0.26323723793029785" office:value-type="float"/>
          <table:table-cell office:value="-0.46717941761016846" office:value-type="float"/>
        </table:table-row>
        <table:table-row>
          <table:table-cell office:value="-0.04557275176048278" office:value-type="float"/>
          <table:table-cell office:value="-0.04604054390728203" office:value-type="float"/>
          <table:table-cell office:value="0.014636503942609028" office:value-type="float"/>
          <table:table-cell office:value="0.012398638333670437" office:value-type="float"/>
          <table:table-cell office:value="0.002066081239990399" office:value-type="float"/>
          <table:table-cell office:value="0.004331237280743621" office:value-type="float"/>
          <table:table-cell office:value="0.06450131676312656" office:value-type="float"/>
          <table:table-cell office:value="54" office:value-type="float"/>
          <table:table-cell office:value="0.12161827087402344" office:value-type="float"/>
          <table:table-cell office:value="-0.5014466047286987" office:value-type="float"/>
          <table:table-cell office:value="0.3538076877593994" office:value-type="float"/>
          <table:table-cell office:value="0.10300004482269287" office:value-type="float"/>
          <table:table-cell office:value="-0.26324570178985596" office:value-type="float"/>
          <table:table-cell office:value="-0.4671812057495117" office:value-type="float"/>
        </table:table-row>
        <table:table-row>
          <table:table-cell office:value="-0.04378441452980041" office:value-type="float"/>
          <table:table-cell office:value="-0.05" office:value-type="float"/>
          <table:table-cell office:value="0.01858258772671242" office:value-type="float"/>
          <table:table-cell office:value="0.013756655063025295" office:value-type="float"/>
          <table:table-cell office:value="-0.0009269969918211246" office:value-type="float"/>
          <table:table-cell office:value="-0.0010810397025174875" office:value-type="float"/>
          <table:table-cell office:value="0.06322534817827193" office:value-type="float"/>
          <table:table-cell office:value="55" office:value-type="float"/>
          <table:table-cell office:value="0.1788337230682373" office:value-type="float"/>
          <table:table-cell office:value="-0.5743150115013123" office:value-type="float"/>
          <table:table-cell office:value="0.39460837841033936" office:value-type="float"/>
          <table:table-cell office:value="0.13580167293548584" office:value-type="float"/>
          <table:table-cell office:value="-0.29930782318115234" office:value-type="float"/>
          <table:table-cell office:value="-0.5412276983261108" office:value-type="float"/>
        </table:table-row>
        <table:table-row>
          <table:table-cell office:value="-0.041997606754302974" office:value-type="float"/>
          <table:table-cell office:value="-0.05" office:value-type="float"/>
          <table:table-cell office:value="0.0225282507020237" office:value-type="float"/>
          <table:table-cell office:value="0.015107764806143582" office:value-type="float"/>
          <table:table-cell office:value="-0.003919829056449726" office:value-type="float"/>
          <table:table-cell office:value="-0.006492305194956758" office:value-type="float"/>
          <table:table-cell office:value="0.06370734584874845" office:value-type="float"/>
          <table:table-cell office:value="56" office:value-type="float"/>
          <table:table-cell office:value="0.17868077754974365" office:value-type="float"/>
          <table:table-cell office:value="-0.5740336179733276" office:value-type="float"/>
          <table:table-cell office:value="0.39456629753112793" office:value-type="float"/>
          <table:table-cell office:value="0.1351109743118286" office:value-type="float"/>
          <table:table-cell office:value="-0.2992832064628601" office:value-type="float"/>
          <table:table-cell office:value="-0.541126549243927" office:value-type="float"/>
        </table:table-row>
        <table:table-row>
          <table:table-cell office:value="-0.03959682464599609" office:value-type="float"/>
          <table:table-cell office:value="-0.05" office:value-type="float"/>
          <table:table-cell office:value="0.026797523983121112" office:value-type="float"/>
          <table:table-cell office:value="0.016614604796759427" office:value-type="float"/>
          <table:table-cell office:value="-0.007266004607864215" office:value-type="float"/>
          <table:table-cell office:value="-0.012593819892031649" office:value-type="float"/>
          <table:table-cell office:value="0.0643242631723165" office:value-type="float"/>
          <table:table-cell office:value="57" office:value-type="float"/>
          <table:table-cell office:value="0.24007821083068848" office:value-type="float"/>
          <table:table-cell office:value="-0.6416460275650024" office:value-type="float"/>
          <table:table-cell office:value="0.4269273281097412" office:value-type="float"/>
          <table:table-cell office:value="0.15068399906158447" office:value-type="float"/>
          <table:table-cell office:value="-0.334617555141449" office:value-type="float"/>
          <table:table-cell office:value="-0.610151469707489" office:value-type="float"/>
        </table:table-row>
        <table:table-row>
          <table:table-cell office:value="-0.03719757318496704" office:value-type="float"/>
          <table:table-cell office:value="-0.05" office:value-type="float"/>
          <table:table-cell office:value="0.031063747890591815" office:value-type="float"/>
          <table:table-cell office:value="0.018112549390188994" office:value-type="float"/>
          <table:table-cell office:value="-0.010610020682998492" office:value-type="float"/>
          <table:table-cell office:value="-0.018691400086504915" office:value-type="float"/>
          <table:table-cell office:value="0.06490389153476911" office:value-type="float"/>
          <table:table-cell office:value="58" office:value-type="float"/>
          <table:table-cell office:value="0.23992514610290527" office:value-type="float"/>
          <table:table-cell office:value="-0.6410391330718994" office:value-type="float"/>
          <table:table-cell office:value="0.4266223907470703" office:value-type="float"/>
          <table:table-cell office:value="0.14979445934295654" office:value-type="float"/>
          <table:table-cell office:value="-0.33440160751342773" office:value-type="float"/>
          <table:table-cell office:value="-0.6097580194473267" office:value-type="float"/>
        </table:table-row>
        <table:table-row>
          <table:table-cell office:value="-0.0341729998588562" office:value-type="float"/>
          <table:table-cell office:value="-0.05" office:value-type="float"/>
          <table:table-cell office:value="0.03556419659435768" office:value-type="float"/>
          <table:table-cell office:value="0.019676760043494047" office:value-type="float"/>
          <table:table-cell office:value="-0.01431072108525832" office:value-type="float"/>
          <table:table-cell office:value="-0.02540547589026163" office:value-type="float"/>
          <table:table-cell office:value="0.06557910088953749" office:value-type="float"/>
          <table:table-cell office:value="59" office:value-type="float"/>
          <table:table-cell office:value="0.302457332611084" office:value-type="float"/>
          <table:table-cell office:value="-0.7025231122970581" office:value-type="float"/>
          <table:table-cell office:value="0.4500448703765869" office:value-type="float"/>
          <table:table-cell office:value="0.15642106533050537" office:value-type="float"/>
          <table:table-cell office:value="-0.37007004022598267" office:value-type="float"/>
          <table:table-cell office:value="-0.6714075803756714" office:value-type="float"/>
        </table:table-row>
        <table:table-row>
          <table:table-cell office:value="-0.031150460243225094" office:value-type="float"/>
          <table:table-cell office:value="-0.05" office:value-type="float"/>
          <table:table-cell office:value="0.040061924942136" office:value-type="float"/>
          <table:table-cell office:value="0.02123187979637796" office:value-type="float"/>
          <table:table-cell office:value="-0.018007820770927264" office:value-type="float"/>
          <table:table-cell office:value="-0.032114923989397984" office:value-type="float"/>
          <table:table-cell office:value="0.06618853795122037" office:value-type="float"/>
          <table:table-cell office:value="60" office:value-type="float"/>
          <table:table-cell office:value="0.30225396156311035" office:value-type="float"/>
          <table:table-cell office:value="-0.7019805908203125" office:value-type="float"/>
          <table:table-cell office:value="0.44977283477783203" office:value-type="float"/>
          <table:table-cell office:value="0.1555119752883911" office:value-type="float"/>
          <table:table-cell office:value="-0.36970996856689453" office:value-type="float"/>
          <table:table-cell office:value="-0.6709448099136353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39949119091033936" office:value-type="float"/>
          <table:table-cell office:value="-0.008019927740097046" office:value-type="float"/>
          <table:table-cell office:value="0.005059640407562256" office:value-type="float"/>
          <table:table-cell office:value="0.0019473063945770264" office:value-type="float"/>
          <table:table-cell office:value="-0.004434489011764527" office:value-type="float"/>
          <table:table-cell office:value="-0.007714487910270691" office:value-type="float"/>
          <table:table-cell office:value="0.5127756862265792" office:value-type="float"/>
          <table:table-cell office:value="1" office:value-type="float"/>
          <table:table-cell office:value="0.39949119091033936" office:value-type="float"/>
          <table:table-cell office:value="-0.8019927740097046" office:value-type="float"/>
          <table:table-cell office:value="0.5059640407562256" office:value-type="float"/>
          <table:table-cell office:value="0.19473063945770264" office:value-type="float"/>
          <table:table-cell office:value="-0.44344890117645264" office:value-type="float"/>
          <table:table-cell office:value="-0.7714487910270691" office:value-type="float"/>
        </table:table-row>
        <table:table-row>
          <table:table-cell office:value="0.007863842248916626" office:value-type="float"/>
          <table:table-cell office:value="-0.015781374573707582" office:value-type="float"/>
          <table:table-cell office:value="0.009889386892318726" office:value-type="float"/>
          <table:table-cell office:value="0.003748222589492798" office:value-type="float"/>
          <table:table-cell office:value="-0.008725019693374634" office:value-type="float"/>
          <table:table-cell office:value="-0.015093315839767456" office:value-type="float"/>
          <table:table-cell office:value="0.08657889134143917" office:value-type="float"/>
          <table:table-cell office:value="2" office:value-type="float"/>
          <table:table-cell office:value="0.38689303398132324" office:value-type="float"/>
          <table:table-cell office:value="-0.7761446833610535" office:value-type="float"/>
          <table:table-cell office:value="0.482974648475647" office:value-type="float"/>
          <table:table-cell office:value="0.18009161949157715" office:value-type="float"/>
          <table:table-cell office:value="-0.42905306816101074" office:value-type="float"/>
          <table:table-cell office:value="-0.7378827929496765" office:value-type="float"/>
        </table:table-row>
        <table:table-row>
          <table:table-cell office:value="0.012376534938812255" office:value-type="float"/>
          <table:table-cell office:value="-0.023943119049072266" office:value-type="float"/>
          <table:table-cell office:value="0.014916952848434448" office:value-type="float"/>
          <table:table-cell office:value="0.005575886964797974" office:value-type="float"/>
          <table:table-cell office:value="-0.013380651473999024" office:value-type="float"/>
          <table:table-cell office:value="-0.022851777076721192" office:value-type="float"/>
          <table:table-cell office:value="0.09148408532814609" office:value-type="float"/>
          <table:table-cell office:value="3" office:value-type="float"/>
          <table:table-cell office:value="0.451269268989563" office:value-type="float"/>
          <table:table-cell office:value="-0.8161744475364685" office:value-type="float"/>
          <table:table-cell office:value="0.5027565956115723" office:value-type="float"/>
          <table:table-cell office:value="0.18276643753051758" office:value-type="float"/>
          <table:table-cell office:value="-0.46556317806243896" office:value-type="float"/>
          <table:table-cell office:value="-0.7758461236953735" office:value-type="float"/>
        </table:table-row>
        <table:table-row>
          <table:table-cell office:value="0.016728456020355224" office:value-type="float"/>
          <table:table-cell office:value="-0.03201346158981323" office:value-type="float"/>
          <table:table-cell office:value="0.0198626708984375" office:value-type="float"/>
          <table:table-cell office:value="0.007275034189224244" office:value-type="float"/>
          <table:table-cell office:value="-0.017905884981155397" office:value-type="float"/>
          <table:table-cell office:value="-0.030557370185852053" office:value-type="float"/>
          <table:table-cell office:value="0.08716574405430218" office:value-type="float"/>
          <table:table-cell office:value="4" office:value-type="float"/>
          <table:table-cell office:value="0.4351921081542969" office:value-type="float"/>
          <table:table-cell office:value="-0.8070342540740967" office:value-type="float"/>
          <table:table-cell office:value="0.4945718050003052" office:value-type="float"/>
          <table:table-cell office:value="0.16991472244262695" office:value-type="float"/>
          <table:table-cell office:value="-0.4525233507156372" office:value-type="float"/>
          <table:table-cell office:value="-0.7705593109130859" office:value-type="float"/>
        </table:table-row>
        <table:table-row>
          <table:table-cell office:value="0.021789519786834716" office:value-type="float"/>
          <table:table-cell office:value="-0.040511167645454406" office:value-type="float"/>
          <table:table-cell office:value="0.025074100494384764" office:value-type="float"/>
          <table:table-cell office:value="0.009256889820098878" office:value-type="float"/>
          <table:table-cell office:value="-0.022941033244132998" office:value-type="float"/>
          <table:table-cell office:value="-0.038673588633537294" office:value-type="float"/>
          <table:table-cell office:value="0.0819738712954182" office:value-type="float"/>
          <table:table-cell office:value="5" office:value-type="float"/>
          <table:table-cell office:value="0.5061063766479492" office:value-type="float"/>
          <table:table-cell office:value="-0.8497706055641174" office:value-type="float"/>
          <table:table-cell office:value="0.5211429595947266" office:value-type="float"/>
          <table:table-cell office:value="0.19818556308746338" office:value-type="float"/>
          <table:table-cell office:value="-0.50351482629776" office:value-type="float"/>
          <table:table-cell office:value="-0.8116218447685242" office:value-type="float"/>
        </table:table-row>
        <table:table-row>
          <table:table-cell office:value="0.026850082874298097" office:value-type="float"/>
          <table:table-cell office:value="-0.04900920689105988" office:value-type="float"/>
          <table:table-cell office:value="0.03028940200805664" office:value-type="float"/>
          <table:table-cell office:value="0.011229085922241212" office:value-type="float"/>
          <table:table-cell office:value="-0.027976508140563967" office:value-type="float"/>
          <table:table-cell office:value="-0.046791473627090456" office:value-type="float"/>
          <table:table-cell office:value="0.07668681025008217" office:value-type="float"/>
          <table:table-cell office:value="6" office:value-type="float"/>
          <table:table-cell office:value="0.5060563087463379" office:value-type="float"/>
          <table:table-cell office:value="-0.8498039245605469" office:value-type="float"/>
          <table:table-cell office:value="0.5215301513671875" office:value-type="float"/>
          <table:table-cell office:value="0.1972196102142334" office:value-type="float"/>
          <table:table-cell office:value="-0.5035474896430969" office:value-type="float"/>
          <table:table-cell office:value="-0.8117884993553162" office:value-type="float"/>
        </table:table-row>
        <table:table-row>
          <table:table-cell office:value="0.03262815117835999" office:value-type="float"/>
          <table:table-cell office:value="-0.05" office:value-type="float"/>
          <table:table-cell office:value="0.035757856369018556" office:value-type="float"/>
          <table:table-cell office:value="0.013605489730834962" office:value-type="float"/>
          <table:table-cell office:value="-0.033557648658752444" office:value-type="float"/>
          <table:table-cell office:value="-0.05" office:value-type="float"/>
          <table:table-cell office:value="0.07463689406124074" office:value-type="float"/>
          <table:table-cell office:value="7" office:value-type="float"/>
          <table:table-cell office:value="0.577806830406189" office:value-type="float"/>
          <table:table-cell office:value="-0.8850909471511841" office:value-type="float"/>
          <table:table-cell office:value="0.5468454360961914" office:value-type="float"/>
          <table:table-cell office:value="0.237640380859375" office:value-type="float"/>
          <table:table-cell office:value="-0.5581140518188477" office:value-type="float"/>
          <table:table-cell office:value="-0.8469299077987671" office:value-type="float"/>
        </table:table-row>
        <table:table-row>
          <table:table-cell office:value="0.0384011447429657" office:value-type="float"/>
          <table:table-cell office:value="-0.05" office:value-type="float"/>
          <table:table-cell office:value="0.04122456073760986" office:value-type="float"/>
          <table:table-cell office:value="0.015970458984375" office:value-type="float"/>
          <table:table-cell office:value="-0.039132187962532046" office:value-type="float"/>
          <table:table-cell office:value="-0.05" office:value-type="float"/>
          <table:table-cell office:value="0.07278856355526131" office:value-type="float"/>
          <table:table-cell office:value="8" office:value-type="float"/>
          <table:table-cell office:value="0.5772993564605713" office:value-type="float"/>
          <table:table-cell office:value="-0.8846346139907837" office:value-type="float"/>
          <table:table-cell office:value="0.5466704368591309" office:value-type="float"/>
          <table:table-cell office:value="0.2364969253540039" office:value-type="float"/>
          <table:table-cell office:value="-0.5574539303779602" office:value-type="float"/>
          <table:table-cell office:value="-0.8464741110801697" office:value-type="float"/>
        </table:table-row>
        <table:table-row>
          <table:table-cell office:value="0.04486193060874939" office:value-type="float"/>
          <table:table-cell office:value="-0.05" office:value-type="float"/>
          <table:table-cell office:value="0.04691091775894165" office:value-type="float"/>
          <table:table-cell office:value="0.01884257435798645" office:value-type="float"/>
          <table:table-cell office:value="-0.04526095151901245" office:value-type="float"/>
          <table:table-cell office:value="-0.05" office:value-type="float"/>
          <table:table-cell office:value="0.0704681297242046" office:value-type="float"/>
          <table:table-cell office:value="9" office:value-type="float"/>
          <table:table-cell office:value="0.6460785865783691" office:value-type="float"/>
          <table:table-cell office:value="-0.9123466610908508" office:value-type="float"/>
          <table:table-cell office:value="0.5686357021331787" office:value-type="float"/>
          <table:table-cell office:value="0.287211537361145" office:value-type="float"/>
          <table:table-cell office:value="-0.6128763556480408" office:value-type="float"/>
          <table:table-cell office:value="-0.875841140747070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21703499555587768" office:value-type="float"/>
          <table:table-cell office:value="-0.05" office:value-type="float"/>
          <table:table-cell office:value="-0.05" office:value-type="float"/>
          <table:table-cell office:value="0.06847233792746626" office:value-type="float"/>
          <table:table-cell office:value="10" office:value-type="float"/>
          <table:table-cell office:value="0.6454982757568359" office:value-type="float"/>
          <table:table-cell office:value="-0.9119279384613037" office:value-type="float"/>
          <table:table-cell office:value="0.5684853792190552" office:value-type="float"/>
          <table:table-cell office:value="0.28609251976013184" office:value-type="float"/>
          <table:table-cell office:value="-0.6121317148208618" office:value-type="float"/>
          <table:table-cell office:value="-0.875378131866455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2516474366188049" office:value-type="float"/>
          <table:table-cell office:value="-0.05" office:value-type="float"/>
          <table:table-cell office:value="-0.05" office:value-type="float"/>
          <table:table-cell office:value="0.06847231947734987" office:value-type="float"/>
          <table:table-cell office:value="11" office:value-type="float"/>
          <table:table-cell office:value="0.7095743417739868" office:value-type="float"/>
          <table:table-cell office:value="-0.933718740940094" office:value-type="float"/>
          <table:table-cell office:value="0.5824575424194336" office:value-type="float"/>
          <table:table-cell office:value="0.34612441062927246" office:value-type="float"/>
          <table:table-cell office:value="-0.667705774307251" office:value-type="float"/>
          <table:table-cell office:value="-0.900189578533172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28625961542129513" office:value-type="float"/>
          <table:table-cell office:value="-0.05" office:value-type="float"/>
          <table:table-cell office:value="-0.05" office:value-type="float"/>
          <table:table-cell office:value="0.06847231402019177" office:value-type="float"/>
          <table:table-cell office:value="12" office:value-type="float"/>
          <table:table-cell office:value="0.7096985578536987" office:value-type="float"/>
          <table:table-cell office:value="-0.9337385296821594" office:value-type="float"/>
          <table:table-cell office:value="0.5825536251068115" office:value-type="float"/>
          <table:table-cell office:value="0.34612178802490234" office:value-type="float"/>
          <table:table-cell office:value="-0.6678490042686462" office:value-type="float"/>
          <table:table-cell office:value="-0.900196969509124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3277824282646179" office:value-type="float"/>
          <table:table-cell office:value="-0.05" office:value-type="float"/>
          <table:table-cell office:value="-0.05" office:value-type="float"/>
          <table:table-cell office:value="0.06847234559979098" office:value-type="float"/>
          <table:table-cell office:value="13" office:value-type="float"/>
          <table:table-cell office:value="0.7672877311706543" office:value-type="float"/>
          <table:table-cell office:value="-0.950645923614502" office:value-type="float"/>
          <table:table-cell office:value="0.5866549015045166" office:value-type="float"/>
          <table:table-cell office:value="0.41522812843322754" office:value-type="float"/>
          <table:table-cell office:value="-0.7223272323608398" office:value-type="float"/>
          <table:table-cell office:value="-0.920799672603607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3693071246147155" office:value-type="float"/>
          <table:table-cell office:value="-0.05" office:value-type="float"/>
          <table:table-cell office:value="-0.05" office:value-type="float"/>
          <table:table-cell office:value="0.06847234372160389" office:value-type="float"/>
          <table:table-cell office:value="14" office:value-type="float"/>
          <table:table-cell office:value="0.767430305480957" office:value-type="float"/>
          <table:table-cell office:value="-0.9506706595420837" office:value-type="float"/>
          <table:table-cell office:value="0.586780309677124" office:value-type="float"/>
          <table:table-cell office:value="0.41524696350097656" office:value-type="float"/>
          <table:table-cell office:value="-0.7224946618080139" office:value-type="float"/>
          <table:table-cell office:value="-0.920815467834472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4183241486549377" office:value-type="float"/>
          <table:table-cell office:value="-0.05" office:value-type="float"/>
          <table:table-cell office:value="-0.05" office:value-type="float"/>
          <table:table-cell office:value="0.06847233305736217" office:value-type="float"/>
          <table:table-cell office:value="15" office:value-type="float"/>
          <table:table-cell office:value="0.815929651260376" office:value-type="float"/>
          <table:table-cell office:value="-0.9633715152740479" office:value-type="float"/>
          <table:table-cell office:value="0.583977222442627" office:value-type="float"/>
          <table:table-cell office:value="0.4901702404022217" office:value-type="float"/>
          <table:table-cell office:value="-0.7733196020126343" office:value-type="float"/>
          <table:table-cell office:value="-0.937331020832061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4673498868942261" office:value-type="float"/>
          <table:table-cell office:value="-0.05" office:value-type="float"/>
          <table:table-cell office:value="-0.05" office:value-type="float"/>
          <table:table-cell office:value="0.06847234851750536" office:value-type="float"/>
          <table:table-cell office:value="16" office:value-type="float"/>
          <table:table-cell office:value="0.8161120414733887" office:value-type="float"/>
          <table:table-cell office:value="-0.9634109735488892" office:value-type="float"/>
          <table:table-cell office:value="0.5841683149337769" office:value-type="float"/>
          <table:table-cell office:value="0.4902573823928833" office:value-type="float"/>
          <table:table-cell office:value="-0.7735421061515808" office:value-type="float"/>
          <table:table-cell office:value="-0.937367677688598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4141999281" office:value-type="float"/>
          <table:table-cell office:value="17" office:value-type="float"/>
          <table:table-cell office:value="0.8551478385925293" office:value-type="float"/>
          <table:table-cell office:value="-0.9728260636329651" office:value-type="float"/>
          <table:table-cell office:value="0.5748409032821655" office:value-type="float"/>
          <table:table-cell office:value="0.5671722888946533" office:value-type="float"/>
          <table:table-cell office:value="-0.8189806938171387" office:value-type="float"/>
          <table:table-cell office:value="-0.95037102699279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4141801983" office:value-type="float"/>
          <table:table-cell office:value="18" office:value-type="float"/>
          <table:table-cell office:value="0.855259895324707" office:value-type="float"/>
          <table:table-cell office:value="-0.9728496074676514" office:value-type="float"/>
          <table:table-cell office:value="0.5749757289886475" office:value-type="float"/>
          <table:table-cell office:value="0.5672491788864136" office:value-type="float"/>
          <table:table-cell office:value="-0.8191180229187012" office:value-type="float"/>
          <table:table-cell office:value="-0.950396358966827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0923943756" office:value-type="float"/>
          <table:table-cell office:value="19" office:value-type="float"/>
          <table:table-cell office:value="0.8861770629882812" office:value-type="float"/>
          <table:table-cell office:value="-0.9797726273536682" office:value-type="float"/>
          <table:table-cell office:value="0.5574920177459717" office:value-type="float"/>
          <table:table-cell office:value="0.6417540311813354" office:value-type="float"/>
          <table:table-cell office:value="-0.8580776453018188" office:value-type="float"/>
          <table:table-cell office:value="-0.960534870624542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1895413373" office:value-type="float"/>
          <table:table-cell office:value="20" office:value-type="float"/>
          <table:table-cell office:value="0.8861770629882812" office:value-type="float"/>
          <table:table-cell office:value="-0.9797726273536682" office:value-type="float"/>
          <table:table-cell office:value="0.5574920177459717" office:value-type="float"/>
          <table:table-cell office:value="0.6417540311813354" office:value-type="float"/>
          <table:table-cell office:value="-0.8580776453018188" office:value-type="float"/>
          <table:table-cell office:value="-0.960534870624542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4733371535" office:value-type="float"/>
          <table:table-cell office:value="21" office:value-type="float"/>
          <table:table-cell office:value="0.9104669094085693" office:value-type="float"/>
          <table:table-cell office:value="-0.9848979711532593" office:value-type="float"/>
          <table:table-cell office:value="0.534428596496582" office:value-type="float"/>
          <table:table-cell office:value="0.7100918292999268" office:value-type="float"/>
          <table:table-cell office:value="-0.8904517889022827" office:value-type="float"/>
          <table:table-cell office:value="-0.96851056814193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3201530131" office:value-type="float"/>
          <table:table-cell office:value="22" office:value-type="float"/>
          <table:table-cell office:value="0.9104669094085693" office:value-type="float"/>
          <table:table-cell office:value="-0.9848979711532593" office:value-type="float"/>
          <table:table-cell office:value="0.5344284772872925" office:value-type="float"/>
          <table:table-cell office:value="0.7100917100906372" office:value-type="float"/>
          <table:table-cell office:value="-0.8904517292976379" office:value-type="float"/>
          <table:table-cell office:value="-0.96851050853729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4023721474" office:value-type="float"/>
          <table:table-cell office:value="23" office:value-type="float"/>
          <table:table-cell office:value="0.9292080402374268" office:value-type="float"/>
          <table:table-cell office:value="-0.9886547327041626" office:value-type="float"/>
          <table:table-cell office:value="0.5037040710449219" office:value-type="float"/>
          <table:table-cell office:value="0.7702299356460571" office:value-type="float"/>
          <table:table-cell office:value="-0.916181206703186" office:value-type="float"/>
          <table:table-cell office:value="-0.974705755710601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2609002805" office:value-type="float"/>
          <table:table-cell office:value="24" office:value-type="float"/>
          <table:table-cell office:value="0.9292080402374268" office:value-type="float"/>
          <table:table-cell office:value="-0.9886547327041626" office:value-type="float"/>
          <table:table-cell office:value="0.5037040710449219" office:value-type="float"/>
          <table:table-cell office:value="0.7702299356460571" office:value-type="float"/>
          <table:table-cell office:value="-0.916181206703186" office:value-type="float"/>
          <table:table-cell office:value="-0.974705755710601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7471493164" office:value-type="float"/>
          <table:table-cell office:value="25" office:value-type="float"/>
          <table:table-cell office:value="0.943385124206543" office:value-type="float"/>
          <table:table-cell office:value="-0.9913803339004517" office:value-type="float"/>
          <table:table-cell office:value="0.461775541305542" office:value-type="float"/>
          <table:table-cell office:value="0.8199038505554199" office:value-type="float"/>
          <table:table-cell office:value="-0.9359413385391235" office:value-type="float"/>
          <table:table-cell office:value="-0.979454994201660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1516757393" office:value-type="float"/>
          <table:table-cell office:value="26" office:value-type="float"/>
          <table:table-cell office:value="0.943385124206543" office:value-type="float"/>
          <table:table-cell office:value="-0.9913803339004517" office:value-type="float"/>
          <table:table-cell office:value="0.461775541305542" office:value-type="float"/>
          <table:table-cell office:value="0.8199036121368408" office:value-type="float"/>
          <table:table-cell office:value="-0.9359412789344788" office:value-type="float"/>
          <table:table-cell office:value="-0.979454934597015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4824986985" office:value-type="float"/>
          <table:table-cell office:value="27" office:value-type="float"/>
          <table:table-cell office:value="0.9540990591049194" office:value-type="float"/>
          <table:table-cell office:value="-0.9933907389640808" office:value-type="float"/>
          <table:table-cell office:value="0.4082212448120117" office:value-type="float"/>
          <table:table-cell office:value="0.86011803150177" office:value-type="float"/>
          <table:table-cell office:value="-0.9510759711265564" office:value-type="float"/>
          <table:table-cell office:value="-0.98316770792007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2769583066" office:value-type="float"/>
          <table:table-cell office:value="28" office:value-type="float"/>
          <table:table-cell office:value="0.9540990591049194" office:value-type="float"/>
          <table:table-cell office:value="-0.9933907389640808" office:value-type="float"/>
          <table:table-cell office:value="0.4082212448120117" office:value-type="float"/>
          <table:table-cell office:value="0.86011803150177" office:value-type="float"/>
          <table:table-cell office:value="-0.9510759711265564" office:value-type="float"/>
          <table:table-cell office:value="-0.98316770792007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5987036962" office:value-type="float"/>
          <table:table-cell office:value="29" office:value-type="float"/>
          <table:table-cell office:value="0.9623135328292847" office:value-type="float"/>
          <table:table-cell office:value="-0.9948761463165283" office:value-type="float"/>
          <table:table-cell office:value="0.34140634536743164" office:value-type="float"/>
          <table:table-cell office:value="0.8921200037002563" office:value-type="float"/>
          <table:table-cell office:value="-0.9625278115272522" office:value-type="float"/>
          <table:table-cell office:value="-0.986100673675537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4002106165" office:value-type="float"/>
          <table:table-cell office:value="30" office:value-type="float"/>
          <table:table-cell office:value="0.9623135328292847" office:value-type="float"/>
          <table:table-cell office:value="-0.9948761463165283" office:value-type="float"/>
          <table:table-cell office:value="0.34140634536743164" office:value-type="float"/>
          <table:table-cell office:value="0.8921200037002563" office:value-type="float"/>
          <table:table-cell office:value="-0.9625278115272522" office:value-type="float"/>
          <table:table-cell office:value="-0.986100673675537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5904266767" office:value-type="float"/>
          <table:table-cell office:value="31" office:value-type="float"/>
          <table:table-cell office:value="0.9685356616973877" office:value-type="float"/>
          <table:table-cell office:value="-0.9959669709205627" office:value-type="float"/>
          <table:table-cell office:value="0.25850605964660645" office:value-type="float"/>
          <table:table-cell office:value="0.9165232181549072" office:value-type="float"/>
          <table:table-cell office:value="-0.9710036516189575" office:value-type="float"/>
          <table:table-cell office:value="-0.988375246524810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3970318599" office:value-type="float"/>
          <table:table-cell office:value="32" office:value-type="float"/>
          <table:table-cell office:value="0.9685356616973877" office:value-type="float"/>
          <table:table-cell office:value="-0.9959669709205627" office:value-type="float"/>
          <table:table-cell office:value="0.25850605964660645" office:value-type="float"/>
          <table:table-cell office:value="0.9165232181549072" office:value-type="float"/>
          <table:table-cell office:value="-0.9710036516189575" office:value-type="float"/>
          <table:table-cell office:value="-0.988375246524810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3362279473" office:value-type="float"/>
          <table:table-cell office:value="33" office:value-type="float"/>
          <table:table-cell office:value="0.9732871055603027" office:value-type="float"/>
          <table:table-cell office:value="-0.9967805743217468" office:value-type="float"/>
          <table:table-cell office:value="0.15940821170806885" office:value-type="float"/>
          <table:table-cell office:value="0.934831976890564" office:value-type="float"/>
          <table:table-cell office:value="-0.9772794842720032" office:value-type="float"/>
          <table:table-cell office:value="-0.99016338586807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2065163934" office:value-type="float"/>
          <table:table-cell office:value="34" office:value-type="float"/>
          <table:table-cell office:value="0.9732871055603027" office:value-type="float"/>
          <table:table-cell office:value="-0.9967805743217468" office:value-type="float"/>
          <table:table-cell office:value="0.1594083309173584" office:value-type="float"/>
          <table:table-cell office:value="0.934831976890564" office:value-type="float"/>
          <table:table-cell office:value="-0.9772794842720032" office:value-type="float"/>
          <table:table-cell office:value="-0.99016338586807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3828568627" office:value-type="float"/>
          <table:table-cell office:value="35" office:value-type="float"/>
          <table:table-cell office:value="0.9770015478134155" office:value-type="float"/>
          <table:table-cell office:value="-0.9973971247673035" office:value-type="float"/>
          <table:table-cell office:value="0.045009613037109375" office:value-type="float"/>
          <table:table-cell office:value="0.9486607313156128" office:value-type="float"/>
          <table:table-cell office:value="-0.9820213317871094" office:value-type="float"/>
          <table:table-cell office:value="-0.99160182476043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2970874106" office:value-type="float"/>
          <table:table-cell office:value="36" office:value-type="float"/>
          <table:table-cell office:value="0.9770015478134155" office:value-type="float"/>
          <table:table-cell office:value="-0.9973971247673035" office:value-type="float"/>
          <table:table-cell office:value="0.045009613037109375" office:value-type="float"/>
          <table:table-cell office:value="0.9486607313156128" office:value-type="float"/>
          <table:table-cell office:value="-0.9820213317871094" office:value-type="float"/>
          <table:table-cell office:value="-0.99160182476043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91654837131500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3727710986" office:value-type="float"/>
          <table:table-cell office:value="37" office:value-type="float"/>
          <table:table-cell office:value="0.9799900054931641" office:value-type="float"/>
          <table:table-cell office:value="-0.9978725910186768" office:value-type="float"/>
          <table:table-cell office:value="-0.08345162868499756" office:value-type="float"/>
          <table:table-cell office:value="0.9591560363769531" office:value-type="float"/>
          <table:table-cell office:value="-0.9856081604957581" office:value-type="float"/>
          <table:table-cell office:value="-0.992768049240112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833069860935211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289847632" office:value-type="float"/>
          <table:table-cell office:value="38" office:value-type="float"/>
          <table:table-cell office:value="0.9799805879592896" office:value-type="float"/>
          <table:table-cell office:value="-0.9978712201118469" office:value-type="float"/>
          <table:table-cell office:value="-0.08347851037979126" office:value-type="float"/>
          <table:table-cell office:value="0.9591410160064697" office:value-type="float"/>
          <table:table-cell office:value="-0.9856012463569641" office:value-type="float"/>
          <table:table-cell office:value="-0.99276381731033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61400604248046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3567863692" office:value-type="float"/>
          <table:table-cell office:value="39" office:value-type="float"/>
          <table:table-cell office:value="0.982412576675415" office:value-type="float"/>
          <table:table-cell office:value="-0.9982409477233887" office:value-type="float"/>
          <table:table-cell office:value="-0.21906381845474243" office:value-type="float"/>
          <table:table-cell office:value="0.9670592546463013" office:value-type="float"/>
          <table:table-cell office:value="-0.9883240461349487" office:value-type="float"/>
          <table:table-cell office:value="-0.993717312812805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39490646123886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1930467498" office:value-type="float"/>
          <table:table-cell office:value="40" office:value-type="float"/>
          <table:table-cell office:value="0.9823896884918213" office:value-type="float"/>
          <table:table-cell office:value="-0.9982377290725708" office:value-type="float"/>
          <table:table-cell office:value="-0.21909958124160767" office:value-type="float"/>
          <table:table-cell office:value="0.9670250415802002" office:value-type="float"/>
          <table:table-cell office:value="-0.9883084893226624" office:value-type="float"/>
          <table:table-cell office:value="-0.99370735883712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03977721929550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466321854" office:value-type="float"/>
          <table:table-cell office:value="41" office:value-type="float"/>
          <table:table-cell office:value="0.9843969345092773" office:value-type="float"/>
          <table:table-cell office:value="-0.9985284209251404" office:value-type="float"/>
          <table:table-cell office:value="-0.3551292419433594" office:value-type="float"/>
          <table:table-cell office:value="0.9729700088500977" office:value-type="float"/>
          <table:table-cell office:value="-0.9903920888900757" office:value-type="float"/>
          <table:table-cell office:value="-0.994491934776306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684637248516082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47235082639769" office:value-type="float"/>
          <table:table-cell office:value="42" office:value-type="float"/>
          <table:table-cell office:value="0.9843630790710449" office:value-type="float"/>
          <table:table-cell office:value="-0.998524010181427" office:value-type="float"/>
          <table:table-cell office:value="-0.35513997077941895" office:value-type="float"/>
          <table:table-cell office:value="0.9729228019714355" office:value-type="float"/>
          <table:table-cell office:value="-0.9903706908226013" office:value-type="float"/>
          <table:table-cell office:value="-0.994477450847625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19992423057556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8943963653482" office:value-type="float"/>
          <table:table-cell office:value="43" office:value-type="float"/>
          <table:table-cell office:value="0.9860513210296631" office:value-type="float"/>
          <table:table-cell office:value="-0.998757541179657" office:value-type="float"/>
          <table:table-cell office:value="-0.48471301794052124" office:value-type="float"/>
          <table:table-cell office:value="0.9774668216705322" office:value-type="float"/>
          <table:table-cell office:value="-0.9919997453689575" office:value-type="float"/>
          <table:table-cell office:value="-0.995135366916656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271533823013305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791354397573592" office:value-type="float"/>
          <table:table-cell office:value="44" office:value-type="float"/>
          <table:table-cell office:value="0.9863663911819458" office:value-type="float"/>
          <table:table-cell office:value="-0.9987963438034058" office:value-type="float"/>
          <table:table-cell office:value="-0.4845860004425049" office:value-type="float"/>
          <table:table-cell office:value="0.9778008460998535" office:value-type="float"/>
          <table:table-cell office:value="-0.9921705722808838" office:value-type="float"/>
          <table:table-cell office:value="-0.995248436927795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211199647188186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508199493555548" office:value-type="float"/>
          <table:table-cell office:value="45" office:value-type="float"/>
          <table:table-cell office:value="0.9880521297454834" office:value-type="float"/>
          <table:table-cell office:value="-0.9989979863166809" office:value-type="float"/>
          <table:table-cell office:value="-0.6033417582511902" office:value-type="float"/>
          <table:table-cell office:value="0.9817390441894531" office:value-type="float"/>
          <table:table-cell office:value="-0.9934998154640198" office:value-type="float"/>
          <table:table-cell office:value="-0.995802760124206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1515647470951079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79824620914637" office:value-type="float"/>
          <table:table-cell office:value="46" office:value-type="float"/>
          <table:table-cell office:value="0.9875767230987549" office:value-type="float"/>
          <table:table-cell office:value="-0.9989473223686218" office:value-type="float"/>
          <table:table-cell office:value="-0.5963490009307861" office:value-type="float"/>
          <table:table-cell office:value="0.9809689521789551" office:value-type="float"/>
          <table:table-cell office:value="-0.9933078289031982" office:value-type="float"/>
          <table:table-cell office:value="-0.995698213577270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0815682709217070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79307873592352" office:value-type="float"/>
          <table:table-cell office:value="47" office:value-type="float"/>
          <table:table-cell office:value="0.9890384674072266" office:value-type="float"/>
          <table:table-cell office:value="-0.9991362690925598" office:value-type="float"/>
          <table:table-cell office:value="-0.6999647617340088" office:value-type="float"/>
          <table:table-cell office:value="0.9840877056121826" office:value-type="float"/>
          <table:table-cell office:value="-0.9944641590118408" office:value-type="float"/>
          <table:table-cell office:value="-0.99626916646957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01157601475715630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80418538720907" office:value-type="float"/>
          <table:table-cell office:value="48" office:value-type="float"/>
          <table:table-cell office:value="0.9889965057373047" office:value-type="float"/>
          <table:table-cell office:value="-0.9991317391395569" office:value-type="float"/>
          <table:table-cell office:value="-0.6999225616455078" office:value-type="float"/>
          <table:table-cell office:value="0.9840394258499146" office:value-type="float"/>
          <table:table-cell office:value="-0.9944429993629456" office:value-type="float"/>
          <table:table-cell office:value="-0.996251463890075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0663220524787903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83778483207816" office:value-type="float"/>
          <table:table-cell office:value="49" office:value-type="float"/>
          <table:table-cell office:value="0.9901149272918701" office:value-type="float"/>
          <table:table-cell office:value="-0.9992631077766418" office:value-type="float"/>
          <table:table-cell office:value="-0.7789806723594666" office:value-type="float"/>
          <table:table-cell office:value="0.9862853288650513" office:value-type="float"/>
          <table:table-cell office:value="-0.9952775239944458" office:value-type="float"/>
          <table:table-cell office:value="-0.996666371822357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1442121386528015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80423789529308" office:value-type="float"/>
          <table:table-cell office:value="50" office:value-type="float"/>
          <table:table-cell office:value="0.9900739192962646" office:value-type="float"/>
          <table:table-cell office:value="-0.9992589950561523" office:value-type="float"/>
          <table:table-cell office:value="-0.7789008617401123" office:value-type="float"/>
          <table:table-cell office:value="0.9862416982650757" office:value-type="float"/>
          <table:table-cell office:value="-0.995258629322052" office:value-type="float"/>
          <table:table-cell office:value="-0.996649742126464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2281081914901734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79406454111579" office:value-type="float"/>
          <table:table-cell office:value="51" office:value-type="float"/>
          <table:table-cell office:value="0.991052508354187" office:value-type="float"/>
          <table:table-cell office:value="-0.9993676543235779" office:value-type="float"/>
          <table:table-cell office:value="-0.8389605283737183" office:value-type="float"/>
          <table:table-cell office:value="0.9880716800689697" office:value-type="float"/>
          <table:table-cell office:value="-0.9959370493888855" office:value-type="float"/>
          <table:table-cell office:value="-0.997006118297576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119948923587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8042996571191" office:value-type="float"/>
          <table:table-cell office:value="52" office:value-type="float"/>
          <table:table-cell office:value="0.991012692451477" office:value-type="float"/>
          <table:table-cell office:value="-0.999363899230957" office:value-type="float"/>
          <table:table-cell office:value="-0.8388670086860657" office:value-type="float"/>
          <table:table-cell office:value="0.9880306720733643" office:value-type="float"/>
          <table:table-cell office:value="-0.9959196448326111" office:value-type="float"/>
          <table:table-cell office:value="-0.996990203857421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400277501344680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83867257237103" office:value-type="float"/>
          <table:table-cell office:value="53" office:value-type="float"/>
          <table:table-cell office:value="0.9918618202209473" office:value-type="float"/>
          <table:table-cell office:value="-0.9994531869888306" office:value-type="float"/>
          <table:table-cell office:value="-0.8828260898590088" office:value-type="float"/>
          <table:table-cell office:value="0.9895272254943848" office:value-type="float"/>
          <table:table-cell office:value="-0.9964708685874939" office:value-type="float"/>
          <table:table-cell office:value="-0.997294902801513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4885503530502320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79397598546767" office:value-type="float"/>
          <table:table-cell office:value="54" office:value-type="float"/>
          <table:table-cell office:value="0.9918253421783447" office:value-type="float"/>
          <table:table-cell office:value="-0.9994499683380127" office:value-type="float"/>
          <table:table-cell office:value="-0.8827285170555115" office:value-type="float"/>
          <table:table-cell office:value="0.989492654800415" office:value-type="float"/>
          <table:table-cell office:value="-0.9964557886123657" office:value-type="float"/>
          <table:table-cell office:value="-0.997280180454254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79403171450471" office:value-type="float"/>
          <table:table-cell office:value="55" office:value-type="float"/>
          <table:table-cell office:value="0.9925704002380371" office:value-type="float"/>
          <table:table-cell office:value="-0.9995243549346924" office:value-type="float"/>
          <table:table-cell office:value="-0.9141616821289062" office:value-type="float"/>
          <table:table-cell office:value="0.9907375574111938" office:value-type="float"/>
          <table:table-cell office:value="-0.9969106316566467" office:value-type="float"/>
          <table:table-cell office:value="-0.997544109821319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79396945719982" office:value-type="float"/>
          <table:table-cell office:value="56" office:value-type="float"/>
          <table:table-cell office:value="0.9925665855407715" office:value-type="float"/>
          <table:table-cell office:value="-0.9995239973068237" office:value-type="float"/>
          <table:table-cell office:value="-0.9141516089439392" office:value-type="float"/>
          <table:table-cell office:value="0.9907341003417969" office:value-type="float"/>
          <table:table-cell office:value="-0.9969090819358826" office:value-type="float"/>
          <table:table-cell office:value="-0.997542500495910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79399273666244" office:value-type="float"/>
          <table:table-cell office:value="57" office:value-type="float"/>
          <table:table-cell office:value="0.9932301044464111" office:value-type="float"/>
          <table:table-cell office:value="-0.9995865225791931" office:value-type="float"/>
          <table:table-cell office:value="-0.9363727569580078" office:value-type="float"/>
          <table:table-cell office:value="0.9917762279510498" office:value-type="float"/>
          <table:table-cell office:value="-0.997288703918457" office:value-type="float"/>
          <table:table-cell office:value="-0.99777632951736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79278777518971" office:value-type="float"/>
          <table:table-cell office:value="58" office:value-type="float"/>
          <table:table-cell office:value="0.9932301044464111" office:value-type="float"/>
          <table:table-cell office:value="-0.9995865225791931" office:value-type="float"/>
          <table:table-cell office:value="-0.9363727569580078" office:value-type="float"/>
          <table:table-cell office:value="0.9917762279510498" office:value-type="float"/>
          <table:table-cell office:value="-0.997288703918457" office:value-type="float"/>
          <table:table-cell office:value="-0.99777632951736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79276763582408" office:value-type="float"/>
          <table:table-cell office:value="59" office:value-type="float"/>
          <table:table-cell office:value="0.9938031435012817" office:value-type="float"/>
          <table:table-cell office:value="-0.999638020992279" office:value-type="float"/>
          <table:table-cell office:value="-0.9521908760070801" office:value-type="float"/>
          <table:table-cell office:value="0.9926419258117676" office:value-type="float"/>
          <table:table-cell office:value="-0.9976016879081726" office:value-type="float"/>
          <table:table-cell office:value="-0.997976720333099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879402794161855" office:value-type="float"/>
          <table:table-cell office:value="60" office:value-type="float"/>
          <table:table-cell office:value="0.9938030242919922" office:value-type="float"/>
          <table:table-cell office:value="-0.999638020992279" office:value-type="float"/>
          <table:table-cell office:value="-0.9521904587745667" office:value-type="float"/>
          <table:table-cell office:value="0.9926419258117676" office:value-type="float"/>
          <table:table-cell office:value="-0.9976016879081726" office:value-type="float"/>
          <table:table-cell office:value="-0.9979766607284546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945950508117677" office:value-type="float"/>
          <table:table-cell office:value="-0.009996764063835144" office:value-type="float"/>
          <table:table-cell office:value="-0.009642813801765442" office:value-type="float"/>
          <table:table-cell office:value="0.009935318231582642" office:value-type="float"/>
          <table:table-cell office:value="-0.009978360533714295" office:value-type="float"/>
          <table:table-cell office:value="-0.009980406165122985" office:value-type="float"/>
          <table:table-cell office:value="-3.8330092929829767" office:value-type="float"/>
          <table:table-cell office:value="1" office:value-type="float"/>
          <table:table-cell office:value="0.9945950508117676" office:value-type="float"/>
          <table:table-cell office:value="-0.9996764063835144" office:value-type="float"/>
          <table:table-cell office:value="-0.9642813801765442" office:value-type="float"/>
          <table:table-cell office:value="0.9935318231582642" office:value-type="float"/>
          <table:table-cell office:value="-0.9978360533714294" office:value-type="float"/>
          <table:table-cell office:value="-0.9980406165122986" office:value-type="float"/>
        </table:table-row>
        <table:table-row>
          <table:table-cell office:value="0.019885625839233402" office:value-type="float"/>
          <table:table-cell office:value="-0.019993273615837096" office:value-type="float"/>
          <table:table-cell office:value="-0.019258959889411925" office:value-type="float"/>
          <table:table-cell office:value="0.019865847826004028" office:value-type="float"/>
          <table:table-cell office:value="-0.01995547473430634" office:value-type="float"/>
          <table:table-cell office:value="-0.01996073365211487" office:value-type="float"/>
          <table:table-cell office:value="0.08435533079247128" office:value-type="float"/>
          <table:table-cell office:value="2" office:value-type="float"/>
          <table:table-cell office:value="0.9939675331115723" office:value-type="float"/>
          <table:table-cell office:value="-0.9996509552001953" office:value-type="float"/>
          <table:table-cell office:value="-0.9616146087646484" office:value-type="float"/>
          <table:table-cell office:value="0.9930529594421387" office:value-type="float"/>
          <table:table-cell office:value="-0.9977114200592041" office:value-type="float"/>
          <table:table-cell office:value="-0.9980327486991882" office:value-type="float"/>
        </table:table-row>
        <table:table-row>
          <table:table-cell office:value="0.029830898046493533" office:value-type="float"/>
          <table:table-cell office:value="-0.0299902606010437" office:value-type="float"/>
          <table:table-cell office:value="-0.02896498680114746" office:value-type="float"/>
          <table:table-cell office:value="0.029803835153579712" office:value-type="float"/>
          <table:table-cell office:value="-0.02993538141250611" office:value-type="float"/>
          <table:table-cell office:value="-0.029943040609359744" office:value-type="float"/>
          <table:table-cell office:value="0.07843751113503263" office:value-type="float"/>
          <table:table-cell office:value="3" office:value-type="float"/>
          <table:table-cell office:value="0.9945272207260132" office:value-type="float"/>
          <table:table-cell office:value="-0.9996986985206604" office:value-type="float"/>
          <table:table-cell office:value="-0.9706026911735535" office:value-type="float"/>
          <table:table-cell office:value="0.9937987327575684" office:value-type="float"/>
          <table:table-cell office:value="-0.9979906678199768" office:value-type="float"/>
          <table:table-cell office:value="-0.9982306957244873" office:value-type="float"/>
        </table:table-row>
        <table:table-row>
          <table:table-cell office:value="0.039777114391326904" office:value-type="float"/>
          <table:table-cell office:value="-0.03998732686042786" office:value-type="float"/>
          <table:table-cell office:value="-0.03867570698261261" office:value-type="float"/>
          <table:table-cell office:value="0.03974271535873413" office:value-type="float"/>
          <table:table-cell office:value="-0.03991571187973023" office:value-type="float"/>
          <table:table-cell office:value="-0.03992569386959076" office:value-type="float"/>
          <table:table-cell office:value="0.07161732109190998" office:value-type="float"/>
          <table:table-cell office:value="4" office:value-type="float"/>
          <table:table-cell office:value="0.9946216344833374" office:value-type="float"/>
          <table:table-cell office:value="-0.9997066259384155" office:value-type="float"/>
          <table:table-cell office:value="-0.9710720181465149" office:value-type="float"/>
          <table:table-cell office:value="0.9938880205154419" office:value-type="float"/>
          <table:table-cell office:value="-0.9980330467224121" office:value-type="float"/>
          <table:table-cell office:value="-0.9982653260231018" office:value-type="float"/>
        </table:table-row>
        <table:table-row>
          <table:table-cell office:value="0.04972722291946411" office:value-type="float"/>
          <table:table-cell office:value="-0.04998471438884736" office:value-type="float"/>
          <table:table-cell office:value="-0.04844802439212799" office:value-type="float"/>
          <table:table-cell office:value="0.04968696594238281" office:value-type="float"/>
          <table:table-cell office:value="-0.04989799141883851" office:value-type="float"/>
          <table:table-cell office:value="-0.04990971803665161" office:value-type="float"/>
          <table:table-cell office:value="0.0644556552835564" office:value-type="float"/>
          <table:table-cell office:value="5" office:value-type="float"/>
          <table:table-cell office:value="0.9950108528137207" office:value-type="float"/>
          <table:table-cell office:value="-0.9997387528419495" office:value-type="float"/>
          <table:table-cell office:value="-0.9772317409515381" office:value-type="float"/>
          <table:table-cell office:value="0.9944250583648682" office:value-type="float"/>
          <table:table-cell office:value="-0.9982279539108276" office:value-type="float"/>
          <table:table-cell office:value="-0.998402416706085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152623358618" office:value-type="float"/>
          <table:table-cell office:value="6" office:value-type="float"/>
          <table:table-cell office:value="0.9950602054595947" office:value-type="float"/>
          <table:table-cell office:value="-0.9997429251670837" office:value-type="float"/>
          <table:table-cell office:value="-0.9775104522705078" office:value-type="float"/>
          <table:table-cell office:value="0.9944744110107422" office:value-type="float"/>
          <table:table-cell office:value="-0.9982514381408691" office:value-type="float"/>
          <table:table-cell office:value="-0.998420655727386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355612489775" office:value-type="float"/>
          <table:table-cell office:value="7" office:value-type="float"/>
          <table:table-cell office:value="0.9953491687774658" office:value-type="float"/>
          <table:table-cell office:value="-0.9997659921646118" office:value-type="float"/>
          <table:table-cell office:value="-0.9817541837692261" office:value-type="float"/>
          <table:table-cell office:value="0.9948940277099609" office:value-type="float"/>
          <table:table-cell office:value="-0.9983929991722107" office:value-type="float"/>
          <table:table-cell office:value="-0.998522579669952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054338050171" office:value-type="float"/>
          <table:table-cell office:value="8" office:value-type="float"/>
          <table:table-cell office:value="0.9953494071960449" office:value-type="float"/>
          <table:table-cell office:value="-0.9997659921646118" office:value-type="float"/>
          <table:table-cell office:value="-0.9817550182342529" office:value-type="float"/>
          <table:table-cell office:value="0.99489426612854" office:value-type="float"/>
          <table:table-cell office:value="-0.9983931183815002" office:value-type="float"/>
          <table:table-cell office:value="-0.998522698879241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1807664045651" office:value-type="float"/>
          <table:table-cell office:value="9" office:value-type="float"/>
          <table:table-cell office:value="0.9955911636352539" office:value-type="float"/>
          <table:table-cell office:value="-0.9997851848602295" office:value-type="float"/>
          <table:table-cell office:value="-0.9848953485488892" office:value-type="float"/>
          <table:table-cell office:value="0.9952523708343506" office:value-type="float"/>
          <table:table-cell office:value="-0.9985108375549316" office:value-type="float"/>
          <table:table-cell office:value="-0.99861025810241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06622274797" office:value-type="float"/>
          <table:table-cell office:value="10" office:value-type="float"/>
          <table:table-cell office:value="0.9955904483795166" office:value-type="float"/>
          <table:table-cell office:value="-0.9997851252555847" office:value-type="float"/>
          <table:table-cell office:value="-0.9848936200141907" office:value-type="float"/>
          <table:table-cell office:value="0.9952515363693237" office:value-type="float"/>
          <table:table-cell office:value="-0.9985105991363525" office:value-type="float"/>
          <table:table-cell office:value="-0.99861001968383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1829122173617" office:value-type="float"/>
          <table:table-cell office:value="11" office:value-type="float"/>
          <table:table-cell office:value="0.99578857421875" office:value-type="float"/>
          <table:table-cell office:value="-0.999800980091095" office:value-type="float"/>
          <table:table-cell office:value="-0.987250566482544" office:value-type="float"/>
          <table:table-cell office:value="0.9955565929412842" office:value-type="float"/>
          <table:table-cell office:value="-0.9986079335212708" office:value-type="float"/>
          <table:table-cell office:value="-0.998683869838714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1924943219428" office:value-type="float"/>
          <table:table-cell office:value="12" office:value-type="float"/>
          <table:table-cell office:value="0.9957884550094604" office:value-type="float"/>
          <table:table-cell office:value="-0.999800980091095" office:value-type="float"/>
          <table:table-cell office:value="-0.9872501492500305" office:value-type="float"/>
          <table:table-cell office:value="0.9955563545227051" office:value-type="float"/>
          <table:table-cell office:value="-0.998607873916626" office:value-type="float"/>
          <table:table-cell office:value="-0.998683810234069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146389272624" office:value-type="float"/>
          <table:table-cell office:value="13" office:value-type="float"/>
          <table:table-cell office:value="0.9959499835968018" office:value-type="float"/>
          <table:table-cell office:value="-0.9998142123222351" office:value-type="float"/>
          <table:table-cell office:value="-0.9890542030334473" office:value-type="float"/>
          <table:table-cell office:value="0.9958193302154541" office:value-type="float"/>
          <table:table-cell office:value="-0.9986886978149414" office:value-type="float"/>
          <table:table-cell office:value="-0.998746573925018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1768418728721" office:value-type="float"/>
          <table:table-cell office:value="14" office:value-type="float"/>
          <table:table-cell office:value="0.9959496259689331" office:value-type="float"/>
          <table:table-cell office:value="-0.9998142123222351" office:value-type="float"/>
          <table:table-cell office:value="-0.9890536069869995" office:value-type="float"/>
          <table:table-cell office:value="0.995819091796875" office:value-type="float"/>
          <table:table-cell office:value="-0.9986885786056519" office:value-type="float"/>
          <table:table-cell office:value="-0.998746514320373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0869723265564" office:value-type="float"/>
          <table:table-cell office:value="15" office:value-type="float"/>
          <table:table-cell office:value="0.9960823059082031" office:value-type="float"/>
          <table:table-cell office:value="-0.9998254179954529" office:value-type="float"/>
          <table:table-cell office:value="-0.9904577136039734" office:value-type="float"/>
          <table:table-cell office:value="0.9960486888885498" office:value-type="float"/>
          <table:table-cell office:value="-0.998756468296051" office:value-type="float"/>
          <table:table-cell office:value="-0.9988005161285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9111735854" office:value-type="float"/>
          <table:table-cell office:value="16" office:value-type="float"/>
          <table:table-cell office:value="0.9960815906524658" office:value-type="float"/>
          <table:table-cell office:value="-0.9998253583908081" office:value-type="float"/>
          <table:table-cell office:value="-0.990456223487854" office:value-type="float"/>
          <table:table-cell office:value="0.996047854423523" office:value-type="float"/>
          <table:table-cell office:value="-0.9987561702728271" office:value-type="float"/>
          <table:table-cell office:value="-0.998800218105316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7818017" office:value-type="float"/>
          <table:table-cell office:value="17" office:value-type="float"/>
          <table:table-cell office:value="0.9961893558502197" office:value-type="float"/>
          <table:table-cell office:value="-0.9998348355293274" office:value-type="float"/>
          <table:table-cell office:value="-0.9915627837181091" office:value-type="float"/>
          <table:table-cell office:value="0.9962475299835205" office:value-type="float"/>
          <table:table-cell office:value="-0.9988130927085876" office:value-type="float"/>
          <table:table-cell office:value="-0.998846828937530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88835049" office:value-type="float"/>
          <table:table-cell office:value="18" office:value-type="float"/>
          <table:table-cell office:value="0.9961893558502197" office:value-type="float"/>
          <table:table-cell office:value="-0.9998348355293274" office:value-type="float"/>
          <table:table-cell office:value="-0.9915627837181091" office:value-type="float"/>
          <table:table-cell office:value="0.9962475299835205" office:value-type="float"/>
          <table:table-cell office:value="-0.9988130927085876" office:value-type="float"/>
          <table:table-cell office:value="-0.998846828937530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84597736" office:value-type="float"/>
          <table:table-cell office:value="19" office:value-type="float"/>
          <table:table-cell office:value="0.9962735176086426" office:value-type="float"/>
          <table:table-cell office:value="-0.9998428225517273" office:value-type="float"/>
          <table:table-cell office:value="-0.9924421310424805" office:value-type="float"/>
          <table:table-cell office:value="0.9964213371276855" office:value-type="float"/>
          <table:table-cell office:value="-0.9988607168197632" office:value-type="float"/>
          <table:table-cell office:value="-0.998886764049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2733233" office:value-type="float"/>
          <table:table-cell office:value="20" office:value-type="float"/>
          <table:table-cell office:value="0.9962735176086426" office:value-type="float"/>
          <table:table-cell office:value="-0.9998428225517273" office:value-type="float"/>
          <table:table-cell office:value="-0.9924421310424805" office:value-type="float"/>
          <table:table-cell office:value="0.9964213371276855" office:value-type="float"/>
          <table:table-cell office:value="-0.9988607168197632" office:value-type="float"/>
          <table:table-cell office:value="-0.998886764049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7818017" office:value-type="float"/>
          <table:table-cell office:value="21" office:value-type="float"/>
          <table:table-cell office:value="0.9963424205780029" office:value-type="float"/>
          <table:table-cell office:value="-0.999849796295166" office:value-type="float"/>
          <table:table-cell office:value="-0.9931555986404419" office:value-type="float"/>
          <table:table-cell office:value="0.9965765476226807" office:value-type="float"/>
          <table:table-cell office:value="-0.9989015460014343" office:value-type="float"/>
          <table:table-cell office:value="-0.998922228813171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9512952" office:value-type="float"/>
          <table:table-cell office:value="22" office:value-type="float"/>
          <table:table-cell office:value="0.9963424205780029" office:value-type="float"/>
          <table:table-cell office:value="-0.999849796295166" office:value-type="float"/>
          <table:table-cell office:value="-0.9931555986404419" office:value-type="float"/>
          <table:table-cell office:value="0.9965765476226807" office:value-type="float"/>
          <table:table-cell office:value="-0.9989015460014343" office:value-type="float"/>
          <table:table-cell office:value="-0.998922228813171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4428162" office:value-type="float"/>
          <table:table-cell office:value="23" office:value-type="float"/>
          <table:table-cell office:value="0.9963957071304321" office:value-type="float"/>
          <table:table-cell office:value="-0.9998557567596436" office:value-type="float"/>
          <table:table-cell office:value="-0.9937352538108826" office:value-type="float"/>
          <table:table-cell office:value="0.9967125654220581" office:value-type="float"/>
          <table:table-cell office:value="-0.9989359974861145" office:value-type="float"/>
          <table:table-cell office:value="-0.99895310401916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82902807" office:value-type="float"/>
          <table:table-cell office:value="24" office:value-type="float"/>
          <table:table-cell office:value="0.9963957071304321" office:value-type="float"/>
          <table:table-cell office:value="-0.9998557567596436" office:value-type="float"/>
          <table:table-cell office:value="-0.9937352538108826" office:value-type="float"/>
          <table:table-cell office:value="0.9967125654220581" office:value-type="float"/>
          <table:table-cell office:value="-0.9989359974861145" office:value-type="float"/>
          <table:table-cell office:value="-0.99895310401916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4428162" office:value-type="float"/>
          <table:table-cell office:value="25" office:value-type="float"/>
          <table:table-cell office:value="0.9964344501495361" office:value-type="float"/>
          <table:table-cell office:value="-0.9998608231544495" office:value-type="float"/>
          <table:table-cell office:value="-0.994208037853241" office:value-type="float"/>
          <table:table-cell office:value="0.996830940246582" office:value-type="float"/>
          <table:table-cell office:value="-0.9989646673202515" office:value-type="float"/>
          <table:table-cell office:value="-0.99897992610931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91377451" office:value-type="float"/>
          <table:table-cell office:value="26" office:value-type="float"/>
          <table:table-cell office:value="0.9964344501495361" office:value-type="float"/>
          <table:table-cell office:value="-0.9998608231544495" office:value-type="float"/>
          <table:table-cell office:value="-0.994208037853241" office:value-type="float"/>
          <table:table-cell office:value="0.996830940246582" office:value-type="float"/>
          <table:table-cell office:value="-0.9989646673202515" office:value-type="float"/>
          <table:table-cell office:value="-0.99897992610931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99004628" office:value-type="float"/>
          <table:table-cell office:value="27" office:value-type="float"/>
          <table:table-cell office:value="0.9964649677276611" office:value-type="float"/>
          <table:table-cell office:value="-0.9998652935028076" office:value-type="float"/>
          <table:table-cell office:value="-0.9946013689041138" office:value-type="float"/>
          <table:table-cell office:value="0.9969378709793091" office:value-type="float"/>
          <table:table-cell office:value="-0.9989894032478333" office:value-type="float"/>
          <table:table-cell office:value="-0.999004125595092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82902807" office:value-type="float"/>
          <table:table-cell office:value="28" office:value-type="float"/>
          <table:table-cell office:value="0.9964649677276611" office:value-type="float"/>
          <table:table-cell office:value="-0.9998652935028076" office:value-type="float"/>
          <table:table-cell office:value="-0.9946013689041138" office:value-type="float"/>
          <table:table-cell office:value="0.9969378709793091" office:value-type="float"/>
          <table:table-cell office:value="-0.9989894032478333" office:value-type="float"/>
          <table:table-cell office:value="-0.999004125595092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7818017" office:value-type="float"/>
          <table:table-cell office:value="29" office:value-type="float"/>
          <table:table-cell office:value="0.9964864253997803" office:value-type="float"/>
          <table:table-cell office:value="-0.999869167804718" office:value-type="float"/>
          <table:table-cell office:value="-0.9949285984039307" office:value-type="float"/>
          <table:table-cell office:value="0.9970335960388184" office:value-type="float"/>
          <table:table-cell office:value="-0.9990103244781494" office:value-type="float"/>
          <table:table-cell office:value="-0.999025642871856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82902807" office:value-type="float"/>
          <table:table-cell office:value="30" office:value-type="float"/>
          <table:table-cell office:value="0.9964864253997803" office:value-type="float"/>
          <table:table-cell office:value="-0.999869167804718" office:value-type="float"/>
          <table:table-cell office:value="-0.9949285984039307" office:value-type="float"/>
          <table:table-cell office:value="0.9970335960388184" office:value-type="float"/>
          <table:table-cell office:value="-0.9990103244781494" office:value-type="float"/>
          <table:table-cell office:value="-0.999025642871856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1038303" office:value-type="float"/>
          <table:table-cell office:value="31" office:value-type="float"/>
          <table:table-cell office:value="0.9964951276779175" office:value-type="float"/>
          <table:table-cell office:value="-0.9998724460601807" office:value-type="float"/>
          <table:table-cell office:value="-0.9951993227005005" office:value-type="float"/>
          <table:table-cell office:value="0.997117280960083" office:value-type="float"/>
          <table:table-cell office:value="-0.9990273118019104" office:value-type="float"/>
          <table:table-cell office:value="-0.999044179916381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82055343" office:value-type="float"/>
          <table:table-cell office:value="32" office:value-type="float"/>
          <table:table-cell office:value="0.9964951276779175" office:value-type="float"/>
          <table:table-cell office:value="-0.9998724460601807" office:value-type="float"/>
          <table:table-cell office:value="-0.9951993227005005" office:value-type="float"/>
          <table:table-cell office:value="0.997117280960083" office:value-type="float"/>
          <table:table-cell office:value="-0.9990273118019104" office:value-type="float"/>
          <table:table-cell office:value="-0.999044179916381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697055" office:value-type="float"/>
          <table:table-cell office:value="33" office:value-type="float"/>
          <table:table-cell office:value="0.9964940547943115" office:value-type="float"/>
          <table:table-cell office:value="-0.9998753070831299" office:value-type="float"/>
          <table:table-cell office:value="-0.9954258799552917" office:value-type="float"/>
          <table:table-cell office:value="0.9971907138824463" office:value-type="float"/>
          <table:table-cell office:value="-0.9990410208702087" office:value-type="float"/>
          <table:table-cell office:value="-0.99906027317047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93919841" office:value-type="float"/>
          <table:table-cell office:value="34" office:value-type="float"/>
          <table:table-cell office:value="0.9964940547943115" office:value-type="float"/>
          <table:table-cell office:value="-0.9998753070831299" office:value-type="float"/>
          <table:table-cell office:value="-0.9954258799552917" office:value-type="float"/>
          <table:table-cell office:value="0.9971907138824463" office:value-type="float"/>
          <table:table-cell office:value="-0.9990410208702087" office:value-type="float"/>
          <table:table-cell office:value="-0.99906027317047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83750272" office:value-type="float"/>
          <table:table-cell office:value="35" office:value-type="float"/>
          <table:table-cell office:value="0.996488094329834" office:value-type="float"/>
          <table:table-cell office:value="-0.9998778104782104" office:value-type="float"/>
          <table:table-cell office:value="-0.9956187009811401" office:value-type="float"/>
          <table:table-cell office:value="0.9972569942474365" office:value-type="float"/>
          <table:table-cell office:value="-0.9990523457527161" office:value-type="float"/>
          <table:table-cell office:value="-0.99907487630844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4428162" office:value-type="float"/>
          <table:table-cell office:value="36" office:value-type="float"/>
          <table:table-cell office:value="0.996488094329834" office:value-type="float"/>
          <table:table-cell office:value="-0.9998778104782104" office:value-type="float"/>
          <table:table-cell office:value="-0.9956187009811401" office:value-type="float"/>
          <table:table-cell office:value="0.9972569942474365" office:value-type="float"/>
          <table:table-cell office:value="-0.9990523457527161" office:value-type="float"/>
          <table:table-cell office:value="-0.99907487630844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89682515" office:value-type="float"/>
          <table:table-cell office:value="37" office:value-type="float"/>
          <table:table-cell office:value="0.9964749813079834" office:value-type="float"/>
          <table:table-cell office:value="-0.9998799562454224" office:value-type="float"/>
          <table:table-cell office:value="-0.9957805871963501" office:value-type="float"/>
          <table:table-cell office:value="0.9973154067993164" office:value-type="float"/>
          <table:table-cell office:value="-0.9990610480308533" office:value-type="float"/>
          <table:table-cell office:value="-0.999087750911712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99852093" office:value-type="float"/>
          <table:table-cell office:value="38" office:value-type="float"/>
          <table:table-cell office:value="0.9964749813079834" office:value-type="float"/>
          <table:table-cell office:value="-0.9998799562454224" office:value-type="float"/>
          <table:table-cell office:value="-0.9957805871963501" office:value-type="float"/>
          <table:table-cell office:value="0.9973154067993164" office:value-type="float"/>
          <table:table-cell office:value="-0.9990610480308533" office:value-type="float"/>
          <table:table-cell office:value="-0.999087750911712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87140126" office:value-type="float"/>
          <table:table-cell office:value="39" office:value-type="float"/>
          <table:table-cell office:value="0.9964532852172852" office:value-type="float"/>
          <table:table-cell office:value="-0.9998817443847656" office:value-type="float"/>
          <table:table-cell office:value="-0.9959143400192261" office:value-type="float"/>
          <table:table-cell office:value="0.9973659515380859" office:value-type="float"/>
          <table:table-cell office:value="-0.9990671277046204" office:value-type="float"/>
          <table:table-cell office:value="-0.999098896980285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1885771" office:value-type="float"/>
          <table:table-cell office:value="40" office:value-type="float"/>
          <table:table-cell office:value="0.9964532852172852" office:value-type="float"/>
          <table:table-cell office:value="-0.9998817443847656" office:value-type="float"/>
          <table:table-cell office:value="-0.9959143400192261" office:value-type="float"/>
          <table:table-cell office:value="0.9973659515380859" office:value-type="float"/>
          <table:table-cell office:value="-0.9990671277046204" office:value-type="float"/>
          <table:table-cell office:value="-0.999098896980285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9512952" office:value-type="float"/>
          <table:table-cell office:value="41" office:value-type="float"/>
          <table:table-cell office:value="0.9964263439178467" office:value-type="float"/>
          <table:table-cell office:value="-0.9998832941055298" office:value-type="float"/>
          <table:table-cell office:value="-0.9960261583328247" office:value-type="float"/>
          <table:table-cell office:value="0.9974110126495361" office:value-type="float"/>
          <table:table-cell office:value="-0.9990711808204651" office:value-type="float"/>
          <table:table-cell office:value="-0.99910902976989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697055" office:value-type="float"/>
          <table:table-cell office:value="42" office:value-type="float"/>
          <table:table-cell office:value="0.9964263439178467" office:value-type="float"/>
          <table:table-cell office:value="-0.9998832941055298" office:value-type="float"/>
          <table:table-cell office:value="-0.9960261583328247" office:value-type="float"/>
          <table:table-cell office:value="0.9974110126495361" office:value-type="float"/>
          <table:table-cell office:value="-0.9990711808204651" office:value-type="float"/>
          <table:table-cell office:value="-0.99910902976989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9512952" office:value-type="float"/>
          <table:table-cell office:value="43" office:value-type="float"/>
          <table:table-cell office:value="0.9963929653167725" office:value-type="float"/>
          <table:table-cell office:value="-0.9998846054077148" office:value-type="float"/>
          <table:table-cell office:value="-0.9961174130439758" office:value-type="float"/>
          <table:table-cell office:value="0.9974510669708252" office:value-type="float"/>
          <table:table-cell office:value="-0.9990731477737427" office:value-type="float"/>
          <table:table-cell office:value="-0.99911814928054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697055" office:value-type="float"/>
          <table:table-cell office:value="44" office:value-type="float"/>
          <table:table-cell office:value="0.9963929653167725" office:value-type="float"/>
          <table:table-cell office:value="-0.9998846054077148" office:value-type="float"/>
          <table:table-cell office:value="-0.9961174130439758" office:value-type="float"/>
          <table:table-cell office:value="0.9974510669708252" office:value-type="float"/>
          <table:table-cell office:value="-0.9990731477737427" office:value-type="float"/>
          <table:table-cell office:value="-0.99911814928054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81207883" office:value-type="float"/>
          <table:table-cell office:value="45" office:value-type="float"/>
          <table:table-cell office:value="0.9963486194610596" office:value-type="float"/>
          <table:table-cell office:value="-0.9998855590820312" office:value-type="float"/>
          <table:table-cell office:value="-0.9961879849433899" office:value-type="float"/>
          <table:table-cell office:value="0.9974846839904785" office:value-type="float"/>
          <table:table-cell office:value="-0.9990725517272949" office:value-type="float"/>
          <table:table-cell office:value="-0.999125480651855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65953513" office:value-type="float"/>
          <table:table-cell office:value="46" office:value-type="float"/>
          <table:table-cell office:value="0.9963486194610596" office:value-type="float"/>
          <table:table-cell office:value="-0.9998855590820312" office:value-type="float"/>
          <table:table-cell office:value="-0.9961879849433899" office:value-type="float"/>
          <table:table-cell office:value="0.9974846839904785" office:value-type="float"/>
          <table:table-cell office:value="-0.9990725517272949" office:value-type="float"/>
          <table:table-cell office:value="-0.999125480651855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8665485" office:value-type="float"/>
          <table:table-cell office:value="47" office:value-type="float"/>
          <table:table-cell office:value="0.9962983131408691" office:value-type="float"/>
          <table:table-cell office:value="-0.9998863339424133" office:value-type="float"/>
          <table:table-cell office:value="-0.996242880821228" office:value-type="float"/>
          <table:table-cell office:value="0.9975142478942871" office:value-type="float"/>
          <table:table-cell office:value="-0.9990700483322144" office:value-type="float"/>
          <table:table-cell office:value="-0.999131500720977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89682515" office:value-type="float"/>
          <table:table-cell office:value="48" office:value-type="float"/>
          <table:table-cell office:value="0.9962983131408691" office:value-type="float"/>
          <table:table-cell office:value="-0.9998863339424133" office:value-type="float"/>
          <table:table-cell office:value="-0.996242880821228" office:value-type="float"/>
          <table:table-cell office:value="0.9975142478942871" office:value-type="float"/>
          <table:table-cell office:value="-0.9990700483322144" office:value-type="float"/>
          <table:table-cell office:value="-0.999131500720977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8665485" office:value-type="float"/>
          <table:table-cell office:value="49" office:value-type="float"/>
          <table:table-cell office:value="0.9962444305419922" office:value-type="float"/>
          <table:table-cell office:value="-0.9998869299888611" office:value-type="float"/>
          <table:table-cell office:value="-0.9962857961654663" office:value-type="float"/>
          <table:table-cell office:value="0.9975408315658569" office:value-type="float"/>
          <table:table-cell office:value="-0.999066174030304" office:value-type="float"/>
          <table:table-cell office:value="-0.999136626720428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697055" office:value-type="float"/>
          <table:table-cell office:value="50" office:value-type="float"/>
          <table:table-cell office:value="0.9962444305419922" office:value-type="float"/>
          <table:table-cell office:value="-0.9998869299888611" office:value-type="float"/>
          <table:table-cell office:value="-0.9962857961654663" office:value-type="float"/>
          <table:table-cell office:value="0.9975408315658569" office:value-type="float"/>
          <table:table-cell office:value="-0.999066174030304" office:value-type="float"/>
          <table:table-cell office:value="-0.999136626720428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84597736" office:value-type="float"/>
          <table:table-cell office:value="51" office:value-type="float"/>
          <table:table-cell office:value="0.9961807727813721" office:value-type="float"/>
          <table:table-cell office:value="-0.9998872876167297" office:value-type="float"/>
          <table:table-cell office:value="-0.9963147640228271" office:value-type="float"/>
          <table:table-cell office:value="0.9975624084472656" office:value-type="float"/>
          <table:table-cell office:value="-0.9990600347518921" office:value-type="float"/>
          <table:table-cell office:value="-0.999139904975891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87987595" office:value-type="float"/>
          <table:table-cell office:value="52" office:value-type="float"/>
          <table:table-cell office:value="0.9961807727813721" office:value-type="float"/>
          <table:table-cell office:value="-0.9998872876167297" office:value-type="float"/>
          <table:table-cell office:value="-0.9963147640228271" office:value-type="float"/>
          <table:table-cell office:value="0.9975624084472656" office:value-type="float"/>
          <table:table-cell office:value="-0.9990600347518921" office:value-type="float"/>
          <table:table-cell office:value="-0.999139904975891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81207883" office:value-type="float"/>
          <table:table-cell office:value="53" office:value-type="float"/>
          <table:table-cell office:value="0.9961099624633789" office:value-type="float"/>
          <table:table-cell office:value="-0.9998874664306641" office:value-type="float"/>
          <table:table-cell office:value="-0.9963324069976807" office:value-type="float"/>
          <table:table-cell office:value="0.9975802898406982" office:value-type="float"/>
          <table:table-cell office:value="-0.999052107334137" office:value-type="float"/>
          <table:table-cell office:value="-0.999141812324523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4428162" office:value-type="float"/>
          <table:table-cell office:value="54" office:value-type="float"/>
          <table:table-cell office:value="0.9961099624633789" office:value-type="float"/>
          <table:table-cell office:value="-0.9998874664306641" office:value-type="float"/>
          <table:table-cell office:value="-0.9963324069976807" office:value-type="float"/>
          <table:table-cell office:value="0.9975802898406982" office:value-type="float"/>
          <table:table-cell office:value="-0.999052107334137" office:value-type="float"/>
          <table:table-cell office:value="-0.999141812324523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527562" office:value-type="float"/>
          <table:table-cell office:value="55" office:value-type="float"/>
          <table:table-cell office:value="0.9960415363311768" office:value-type="float"/>
          <table:table-cell office:value="-0.9998876452445984" office:value-type="float"/>
          <table:table-cell office:value="-0.9963435530662537" office:value-type="float"/>
          <table:table-cell office:value="0.9975976943969727" office:value-type="float"/>
          <table:table-cell office:value="-0.999043345451355" office:value-type="float"/>
          <table:table-cell office:value="-0.99914330244064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2733233" office:value-type="float"/>
          <table:table-cell office:value="56" office:value-type="float"/>
          <table:table-cell office:value="0.9960415363311768" office:value-type="float"/>
          <table:table-cell office:value="-0.9998876452445984" office:value-type="float"/>
          <table:table-cell office:value="-0.9963435530662537" office:value-type="float"/>
          <table:table-cell office:value="0.9975976943969727" office:value-type="float"/>
          <table:table-cell office:value="-0.999043345451355" office:value-type="float"/>
          <table:table-cell office:value="-0.99914330244064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83750272" office:value-type="float"/>
          <table:table-cell office:value="57" office:value-type="float"/>
          <table:table-cell office:value="0.9959646463394165" office:value-type="float"/>
          <table:table-cell office:value="-0.9998875856399536" office:value-type="float"/>
          <table:table-cell office:value="-0.9963440299034119" office:value-type="float"/>
          <table:table-cell office:value="0.9976110458374023" office:value-type="float"/>
          <table:table-cell office:value="-0.999032735824585" office:value-type="float"/>
          <table:table-cell office:value="-0.99914336204528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1885771" office:value-type="float"/>
          <table:table-cell office:value="58" office:value-type="float"/>
          <table:table-cell office:value="0.9959646463394165" office:value-type="float"/>
          <table:table-cell office:value="-0.9998875856399536" office:value-type="float"/>
          <table:table-cell office:value="-0.9963440299034119" office:value-type="float"/>
          <table:table-cell office:value="0.9976110458374023" office:value-type="float"/>
          <table:table-cell office:value="-0.999032735824585" office:value-type="float"/>
          <table:table-cell office:value="-0.99914336204528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2733233" office:value-type="float"/>
          <table:table-cell office:value="59" office:value-type="float"/>
          <table:table-cell office:value="0.9958803653717041" office:value-type="float"/>
          <table:table-cell office:value="-0.9998873472213745" office:value-type="float"/>
          <table:table-cell office:value="-0.9963342547416687" office:value-type="float"/>
          <table:table-cell office:value="0.9976205825805664" office:value-type="float"/>
          <table:table-cell office:value="-0.9990202188491821" office:value-type="float"/>
          <table:table-cell office:value="-0.999141991138458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6432266973580696" office:value-type="float"/>
          <table:table-cell office:value="60" office:value-type="float"/>
          <table:table-cell office:value="0.9958803653717041" office:value-type="float"/>
          <table:table-cell office:value="-0.9998873472213745" office:value-type="float"/>
          <table:table-cell office:value="-0.9963342547416687" office:value-type="float"/>
          <table:table-cell office:value="0.9976205825805664" office:value-type="float"/>
          <table:table-cell office:value="-0.9990202188491821" office:value-type="float"/>
          <table:table-cell office:value="-0.9991419911384583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968757629394531" office:value-type="float"/>
          <table:table-cell office:value="-0.00999930441379547" office:value-type="float"/>
          <table:table-cell office:value="-0.009970557689666749" office:value-type="float"/>
          <table:table-cell office:value="0.009982777833938599" office:value-type="float"/>
          <table:table-cell office:value="-0.009992982745170593" office:value-type="float"/>
          <table:table-cell office:value="-0.009994180798530579" office:value-type="float"/>
          <table:table-cell office:value="0.044387305219389196" office:value-type="float"/>
          <table:table-cell office:value="1" office:value-type="float"/>
          <table:table-cell office:value="0.9968757629394531" office:value-type="float"/>
          <table:table-cell office:value="-0.9999304413795471" office:value-type="float"/>
          <table:table-cell office:value="-0.9970557689666748" office:value-type="float"/>
          <table:table-cell office:value="0.9982777833938599" office:value-type="float"/>
          <table:table-cell office:value="-0.9992982745170593" office:value-type="float"/>
          <table:table-cell office:value="-0.9994180798530579" office:value-type="float"/>
        </table:table-row>
        <table:table-row>
          <table:table-cell office:value="0.019937715530395507" office:value-type="float"/>
          <table:table-cell office:value="-0.019998616576194762" office:value-type="float"/>
          <table:table-cell office:value="-0.019941490292549133" office:value-type="float"/>
          <table:table-cell office:value="0.019965673685073855" office:value-type="float"/>
          <table:table-cell office:value="-0.019986032247543334" office:value-type="float"/>
          <table:table-cell office:value="-0.019988405108451845" office:value-type="float"/>
          <table:table-cell office:value="0.0443872918693016" office:value-type="float"/>
          <table:table-cell office:value="2" office:value-type="float"/>
          <table:table-cell office:value="0.9968957901000977" office:value-type="float"/>
          <table:table-cell office:value="-0.9999312162399292" office:value-type="float"/>
          <table:table-cell office:value="-0.9970932602882385" office:value-type="float"/>
          <table:table-cell office:value="0.9982895851135254" office:value-type="float"/>
          <table:table-cell office:value="-0.9993049502372742" office:value-type="float"/>
          <table:table-cell office:value="-0.9994224309921265" office:value-type="float"/>
        </table:table-row>
        <table:table-row>
          <table:table-cell office:value="0.029906312227249147" office:value-type="float"/>
          <table:table-cell office:value="-0.029997934103012082" office:value-type="float"/>
          <table:table-cell office:value="-0.029912673830986024" office:value-type="float"/>
          <table:table-cell office:value="0.029948735237121583" office:value-type="float"/>
          <table:table-cell office:value="-0.02997905731201172" office:value-type="float"/>
          <table:table-cell office:value="-0.02998267948627472" office:value-type="float"/>
          <table:table-cell office:value="0.044387425370342765" office:value-type="float"/>
          <table:table-cell office:value="3" office:value-type="float"/>
          <table:table-cell office:value="0.9968596696853638" office:value-type="float"/>
          <table:table-cell office:value="-0.9999317526817322" office:value-type="float"/>
          <table:table-cell office:value="-0.997118353843689" office:value-type="float"/>
          <table:table-cell office:value="0.998306155204773" office:value-type="float"/>
          <table:table-cell office:value="-0.9993025064468384" office:value-type="float"/>
          <table:table-cell office:value="-0.9994274377822876" office:value-type="float"/>
        </table:table-row>
        <table:table-row>
          <table:table-cell office:value="0.03987519264221191" office:value-type="float"/>
          <table:table-cell office:value="-0.039997262358665464" office:value-type="float"/>
          <table:table-cell office:value="-0.03988430202007294" office:value-type="float"/>
          <table:table-cell office:value="0.03993196725845337" office:value-type="float"/>
          <table:table-cell office:value="-0.039972171783447266" office:value-type="float"/>
          <table:table-cell office:value="-0.03997701585292816" office:value-type="float"/>
          <table:table-cell office:value="0.044387432045404455" office:value-type="float"/>
          <table:table-cell office:value="4" office:value-type="float"/>
          <table:table-cell office:value="0.9968880414962769" office:value-type="float"/>
          <table:table-cell office:value="-0.9999328255653381" office:value-type="float"/>
          <table:table-cell office:value="-0.9971628189086914" office:value-type="float"/>
          <table:table-cell office:value="0.9983232021331787" office:value-type="float"/>
          <table:table-cell office:value="-0.9993114471435547" office:value-type="float"/>
          <table:table-cell office:value="-0.9994336366653442" office:value-type="float"/>
        </table:table-row>
        <table:table-row>
          <table:table-cell office:value="0.049843631982803345" office:value-type="float"/>
          <table:table-cell office:value="-0.04999659836292267" office:value-type="float"/>
          <table:table-cell office:value="-0.049856038093566896" office:value-type="float"/>
          <table:table-cell office:value="0.04991542339324951" office:value-type="float"/>
          <table:table-cell office:value="-0.04996529221534729" office:value-type="float"/>
          <table:table-cell office:value="-0.04997139096260071" office:value-type="float"/>
          <table:table-cell office:value="0.04438732524452747" office:value-type="float"/>
          <table:table-cell office:value="5" office:value-type="float"/>
          <table:table-cell office:value="0.9968439340591431" office:value-type="float"/>
          <table:table-cell office:value="-0.9999336004257202" office:value-type="float"/>
          <table:table-cell office:value="-0.9971736073493958" office:value-type="float"/>
          <table:table-cell office:value="0.9983456134796143" office:value-type="float"/>
          <table:table-cell office:value="-0.9993120431900024" office:value-type="float"/>
          <table:table-cell office:value="-0.999437510967254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40534516319" office:value-type="float"/>
          <table:table-cell office:value="6" office:value-type="float"/>
          <table:table-cell office:value="0.9968805313110352" office:value-type="float"/>
          <table:table-cell office:value="-0.99993497133255" office:value-type="float"/>
          <table:table-cell office:value="-0.9972265362739563" office:value-type="float"/>
          <table:table-cell office:value="0.9983682632446289" office:value-type="float"/>
          <table:table-cell office:value="-0.9993229508399963" office:value-type="float"/>
          <table:table-cell office:value="-0.99944537878036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786449366" office:value-type="float"/>
          <table:table-cell office:value="7" office:value-type="float"/>
          <table:table-cell office:value="0.9967992305755615" office:value-type="float"/>
          <table:table-cell office:value="-0.9999342560768127" office:value-type="float"/>
          <table:table-cell office:value="-0.9971802234649658" office:value-type="float"/>
          <table:table-cell office:value="0.9983649253845215" office:value-type="float"/>
          <table:table-cell office:value="-0.9993112087249756" office:value-type="float"/>
          <table:table-cell office:value="-0.999441623687744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9867010517" office:value-type="float"/>
          <table:table-cell office:value="8" office:value-type="float"/>
          <table:table-cell office:value="0.9967992305755615" office:value-type="float"/>
          <table:table-cell office:value="-0.9999342560768127" office:value-type="float"/>
          <table:table-cell office:value="-0.9971802234649658" office:value-type="float"/>
          <table:table-cell office:value="0.9983649253845215" office:value-type="float"/>
          <table:table-cell office:value="-0.9993112087249756" office:value-type="float"/>
          <table:table-cell office:value="-0.999441623687744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71969882246" office:value-type="float"/>
          <table:table-cell office:value="9" office:value-type="float"/>
          <table:table-cell office:value="0.9967212677001953" office:value-type="float"/>
          <table:table-cell office:value="-0.9999334216117859" office:value-type="float"/>
          <table:table-cell office:value="-0.9971254467964172" office:value-type="float"/>
          <table:table-cell office:value="0.998357892036438" office:value-type="float"/>
          <table:table-cell office:value="-0.9992979168891907" office:value-type="float"/>
          <table:table-cell office:value="-0.99943792819976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85319991875" office:value-type="float"/>
          <table:table-cell office:value="10" office:value-type="float"/>
          <table:table-cell office:value="0.9967212677001953" office:value-type="float"/>
          <table:table-cell office:value="-0.9999334216117859" office:value-type="float"/>
          <table:table-cell office:value="-0.9971254467964172" office:value-type="float"/>
          <table:table-cell office:value="0.998357892036438" office:value-type="float"/>
          <table:table-cell office:value="-0.9992979168891907" office:value-type="float"/>
          <table:table-cell office:value="-0.99943792819976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298544344936" office:value-type="float"/>
          <table:table-cell office:value="11" office:value-type="float"/>
          <table:table-cell office:value="0.996633768081665" office:value-type="float"/>
          <table:table-cell office:value="-0.9999322891235352" office:value-type="float"/>
          <table:table-cell office:value="-0.9970554709434509" office:value-type="float"/>
          <table:table-cell office:value="0.9983459711074829" office:value-type="float"/>
          <table:table-cell office:value="-0.99928218126297" office:value-type="float"/>
          <table:table-cell office:value="-0.999432981014251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2918693016" office:value-type="float"/>
          <table:table-cell office:value="12" office:value-type="float"/>
          <table:table-cell office:value="0.996633768081665" office:value-type="float"/>
          <table:table-cell office:value="-0.9999322891235352" office:value-type="float"/>
          <table:table-cell office:value="-0.9970554709434509" office:value-type="float"/>
          <table:table-cell office:value="0.9983459711074829" office:value-type="float"/>
          <table:table-cell office:value="-0.99928218126297" office:value-type="float"/>
          <table:table-cell office:value="-0.999432981014251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786449366" office:value-type="float"/>
          <table:table-cell office:value="13" office:value-type="float"/>
          <table:table-cell office:value="0.9965362548828125" office:value-type="float"/>
          <table:table-cell office:value="-0.9999309182167053" office:value-type="float"/>
          <table:table-cell office:value="-0.9969697594642639" office:value-type="float"/>
          <table:table-cell office:value="0.9983291625976562" office:value-type="float"/>
          <table:table-cell office:value="-0.9992639422416687" office:value-type="float"/>
          <table:table-cell office:value="-0.999426782131195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425370342765" office:value-type="float"/>
          <table:table-cell office:value="14" office:value-type="float"/>
          <table:table-cell office:value="0.9965362548828125" office:value-type="float"/>
          <table:table-cell office:value="-0.9999309182167053" office:value-type="float"/>
          <table:table-cell office:value="-0.9969696998596191" office:value-type="float"/>
          <table:table-cell office:value="0.9983291625976562" office:value-type="float"/>
          <table:table-cell office:value="-0.9992639422416687" office:value-type="float"/>
          <table:table-cell office:value="-0.999426782131195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6529482882" office:value-type="float"/>
          <table:table-cell office:value="15" office:value-type="float"/>
          <table:table-cell office:value="0.9964336156845093" office:value-type="float"/>
          <table:table-cell office:value="-0.9999294281005859" office:value-type="float"/>
          <table:table-cell office:value="-0.9968705177307129" office:value-type="float"/>
          <table:table-cell office:value="0.998309850692749" office:value-type="float"/>
          <table:table-cell office:value="-0.9992437958717346" office:value-type="float"/>
          <table:table-cell office:value="-0.999420046806335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6529482882" office:value-type="float"/>
          <table:table-cell office:value="16" office:value-type="float"/>
          <table:table-cell office:value="0.9964336156845093" office:value-type="float"/>
          <table:table-cell office:value="-0.9999294281005859" office:value-type="float"/>
          <table:table-cell office:value="-0.9968705177307129" office:value-type="float"/>
          <table:table-cell office:value="0.998309850692749" office:value-type="float"/>
          <table:table-cell office:value="-0.9992437958717346" office:value-type="float"/>
          <table:table-cell office:value="-0.999420046806335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278519217664" office:value-type="float"/>
          <table:table-cell office:value="17" office:value-type="float"/>
          <table:table-cell office:value="0.9963241815567017" office:value-type="float"/>
          <table:table-cell office:value="-0.9999277591705322" office:value-type="float"/>
          <table:table-cell office:value="-0.996756374835968" office:value-type="float"/>
          <table:table-cell office:value="0.9982883930206299" office:value-type="float"/>
          <table:table-cell office:value="-0.9992215633392334" office:value-type="float"/>
          <table:table-cell office:value="-0.99941265583038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26516913741" office:value-type="float"/>
          <table:table-cell office:value="18" office:value-type="float"/>
          <table:table-cell office:value="0.9963243007659912" office:value-type="float"/>
          <table:table-cell office:value="-0.9999277591705322" office:value-type="float"/>
          <table:table-cell office:value="-0.996756374835968" office:value-type="float"/>
          <table:table-cell office:value="0.9982883930206299" office:value-type="float"/>
          <table:table-cell office:value="-0.9992215633392334" office:value-type="float"/>
          <table:table-cell office:value="-0.99941265583038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3859462426" office:value-type="float"/>
          <table:table-cell office:value="19" office:value-type="float"/>
          <table:table-cell office:value="0.996211051940918" office:value-type="float"/>
          <table:table-cell office:value="-0.9999259114265442" office:value-type="float"/>
          <table:table-cell office:value="-0.9966259598731995" office:value-type="float"/>
          <table:table-cell office:value="0.9982618093490601" office:value-type="float"/>
          <table:table-cell office:value="-0.9991968870162964" office:value-type="float"/>
          <table:table-cell office:value="-0.999404489994049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71969882246" office:value-type="float"/>
          <table:table-cell office:value="20" office:value-type="float"/>
          <table:table-cell office:value="0.996211051940918" office:value-type="float"/>
          <table:table-cell office:value="-0.9999259114265442" office:value-type="float"/>
          <table:table-cell office:value="-0.9966259598731995" office:value-type="float"/>
          <table:table-cell office:value="0.9982618093490601" office:value-type="float"/>
          <table:table-cell office:value="-0.9991968870162964" office:value-type="float"/>
          <table:table-cell office:value="-0.999404489994049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45874566039" office:value-type="float"/>
          <table:table-cell office:value="21" office:value-type="float"/>
          <table:table-cell office:value="0.9961056709289551" office:value-type="float"/>
          <table:table-cell office:value="-0.9999240040779114" office:value-type="float"/>
          <table:table-cell office:value="-0.9964807033538818" office:value-type="float"/>
          <table:table-cell office:value="0.9982304573059082" office:value-type="float"/>
          <table:table-cell office:value="-0.9991703629493713" office:value-type="float"/>
          <table:table-cell office:value="-0.99939560890197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2524452747" office:value-type="float"/>
          <table:table-cell office:value="22" office:value-type="float"/>
          <table:table-cell office:value="0.9961056709289551" office:value-type="float"/>
          <table:table-cell office:value="-0.9999240040779114" office:value-type="float"/>
          <table:table-cell office:value="-0.9964807033538818" office:value-type="float"/>
          <table:table-cell office:value="0.9982304573059082" office:value-type="float"/>
          <table:table-cell office:value="-0.9991703629493713" office:value-type="float"/>
          <table:table-cell office:value="-0.99939560890197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9867010517" office:value-type="float"/>
          <table:table-cell office:value="23" office:value-type="float"/>
          <table:table-cell office:value="0.9960094690322876" office:value-type="float"/>
          <table:table-cell office:value="-0.9999219179153442" office:value-type="float"/>
          <table:table-cell office:value="-0.9963198900222778" office:value-type="float"/>
          <table:table-cell office:value="0.9981950521469116" office:value-type="float"/>
          <table:table-cell office:value="-0.9991418719291687" office:value-type="float"/>
          <table:table-cell office:value="-0.999385237693786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31919575404" office:value-type="float"/>
          <table:table-cell office:value="24" office:value-type="float"/>
          <table:table-cell office:value="0.9960094690322876" office:value-type="float"/>
          <table:table-cell office:value="-0.9999219179153442" office:value-type="float"/>
          <table:table-cell office:value="-0.9963198304176331" office:value-type="float"/>
          <table:table-cell office:value="0.9981949329376221" office:value-type="float"/>
          <table:table-cell office:value="-0.9991418719291687" office:value-type="float"/>
          <table:table-cell office:value="-0.999385178089141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31919575404" office:value-type="float"/>
          <table:table-cell office:value="25" office:value-type="float"/>
          <table:table-cell office:value="0.995916485786438" office:value-type="float"/>
          <table:table-cell office:value="-0.9999197125434875" office:value-type="float"/>
          <table:table-cell office:value="-0.9961397647857666" office:value-type="float"/>
          <table:table-cell office:value="0.9981530904769897" office:value-type="float"/>
          <table:table-cell office:value="-0.9991105794906616" office:value-type="float"/>
          <table:table-cell office:value="-0.99937266111373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40534516319" office:value-type="float"/>
          <table:table-cell office:value="26" office:value-type="float"/>
          <table:table-cell office:value="0.995916485786438" office:value-type="float"/>
          <table:table-cell office:value="-0.9999197125434875" office:value-type="float"/>
          <table:table-cell office:value="-0.9961397647857666" office:value-type="float"/>
          <table:table-cell office:value="0.9981530904769897" office:value-type="float"/>
          <table:table-cell office:value="-0.9991105794906616" office:value-type="float"/>
          <table:table-cell office:value="-0.99937266111373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43872046706" office:value-type="float"/>
          <table:table-cell office:value="27" office:value-type="float"/>
          <table:table-cell office:value="0.9958254098892212" office:value-type="float"/>
          <table:table-cell office:value="-0.9999172687530518" office:value-type="float"/>
          <table:table-cell office:value="-0.9959388375282288" office:value-type="float"/>
          <table:table-cell office:value="0.9981048107147217" office:value-type="float"/>
          <table:table-cell office:value="-0.9990764260292053" office:value-type="float"/>
          <table:table-cell office:value="-0.999357998371124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6529482882" office:value-type="float"/>
          <table:table-cell office:value="28" office:value-type="float"/>
          <table:table-cell office:value="0.9958252906799316" office:value-type="float"/>
          <table:table-cell office:value="-0.9999172687530518" office:value-type="float"/>
          <table:table-cell office:value="-0.9959388375282288" office:value-type="float"/>
          <table:table-cell office:value="0.9981048107147217" office:value-type="float"/>
          <table:table-cell office:value="-0.9990764260292053" office:value-type="float"/>
          <table:table-cell office:value="-0.999357998371124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05219389196" office:value-type="float"/>
          <table:table-cell office:value="29" office:value-type="float"/>
          <table:table-cell office:value="0.9957411289215088" office:value-type="float"/>
          <table:table-cell office:value="-0.9999147653579712" office:value-type="float"/>
          <table:table-cell office:value="-0.995717465877533" office:value-type="float"/>
          <table:table-cell office:value="0.9980515241622925" office:value-type="float"/>
          <table:table-cell office:value="-0.9990396499633789" office:value-type="float"/>
          <table:table-cell office:value="-0.99934166669845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71969882246" office:value-type="float"/>
          <table:table-cell office:value="30" office:value-type="float"/>
          <table:table-cell office:value="0.9957411289215088" office:value-type="float"/>
          <table:table-cell office:value="-0.9999147653579712" office:value-type="float"/>
          <table:table-cell office:value="-0.9957175254821777" office:value-type="float"/>
          <table:table-cell office:value="0.9980515241622925" office:value-type="float"/>
          <table:table-cell office:value="-0.9990396499633789" office:value-type="float"/>
          <table:table-cell office:value="-0.99934166669845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41869528199" office:value-type="float"/>
          <table:table-cell office:value="31" office:value-type="float"/>
          <table:table-cell office:value="0.9956628084182739" office:value-type="float"/>
          <table:table-cell office:value="-0.9999120831489563" office:value-type="float"/>
          <table:table-cell office:value="-0.9954720139503479" office:value-type="float"/>
          <table:table-cell office:value="0.9979919195175171" office:value-type="float"/>
          <table:table-cell office:value="-0.9990001916885376" office:value-type="float"/>
          <table:table-cell office:value="-0.999323606491088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18569480465" office:value-type="float"/>
          <table:table-cell office:value="32" office:value-type="float"/>
          <table:table-cell office:value="0.9956628084182739" office:value-type="float"/>
          <table:table-cell office:value="-0.9999120831489563" office:value-type="float"/>
          <table:table-cell office:value="-0.9954720139503479" office:value-type="float"/>
          <table:table-cell office:value="0.9979919195175171" office:value-type="float"/>
          <table:table-cell office:value="-0.9990001916885376" office:value-type="float"/>
          <table:table-cell office:value="-0.999323606491088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298544344936" office:value-type="float"/>
          <table:table-cell office:value="33" office:value-type="float"/>
          <table:table-cell office:value="0.9955883026123047" office:value-type="float"/>
          <table:table-cell office:value="-0.9999092221260071" office:value-type="float"/>
          <table:table-cell office:value="-0.9951978325843811" office:value-type="float"/>
          <table:table-cell office:value="0.9979246854782104" office:value-type="float"/>
          <table:table-cell office:value="-0.9989572167396545" office:value-type="float"/>
          <table:table-cell office:value="-0.999303281307220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28519425917" office:value-type="float"/>
          <table:table-cell office:value="34" office:value-type="float"/>
          <table:table-cell office:value="0.9955883026123047" office:value-type="float"/>
          <table:table-cell office:value="-0.9999092221260071" office:value-type="float"/>
          <table:table-cell office:value="-0.9951978325843811" office:value-type="float"/>
          <table:table-cell office:value="0.9979246854782104" office:value-type="float"/>
          <table:table-cell office:value="-0.9989572167396545" office:value-type="float"/>
          <table:table-cell office:value="-0.999303281307220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43872046706" office:value-type="float"/>
          <table:table-cell office:value="35" office:value-type="float"/>
          <table:table-cell office:value="0.9955148696899414" office:value-type="float"/>
          <table:table-cell office:value="-0.9999061822891235" office:value-type="float"/>
          <table:table-cell office:value="-0.9948908090591431" office:value-type="float"/>
          <table:table-cell office:value="0.9978518486022949" office:value-type="float"/>
          <table:table-cell office:value="-0.998910129070282" office:value-type="float"/>
          <table:table-cell office:value="-0.99928110837936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445395530585" office:value-type="float"/>
          <table:table-cell office:value="36" office:value-type="float"/>
          <table:table-cell office:value="0.9955148696899414" office:value-type="float"/>
          <table:table-cell office:value="-0.9999061822891235" office:value-type="float"/>
          <table:table-cell office:value="-0.9948908090591431" office:value-type="float"/>
          <table:table-cell office:value="0.9978518486022949" office:value-type="float"/>
          <table:table-cell office:value="-0.998910129070282" office:value-type="float"/>
          <table:table-cell office:value="-0.99928110837936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425370342765" office:value-type="float"/>
          <table:table-cell office:value="37" office:value-type="float"/>
          <table:table-cell office:value="0.9954414367675781" office:value-type="float"/>
          <table:table-cell office:value="-0.9999028444290161" office:value-type="float"/>
          <table:table-cell office:value="-0.9945454597473145" office:value-type="float"/>
          <table:table-cell office:value="0.9977726936340332" office:value-type="float"/>
          <table:table-cell office:value="-0.9988582134246826" office:value-type="float"/>
          <table:table-cell office:value="-0.999256670475006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40534516319" office:value-type="float"/>
          <table:table-cell office:value="38" office:value-type="float"/>
          <table:table-cell office:value="0.9954414367675781" office:value-type="float"/>
          <table:table-cell office:value="-0.9999028444290161" office:value-type="float"/>
          <table:table-cell office:value="-0.9945454597473145" office:value-type="float"/>
          <table:table-cell office:value="0.9977726936340332" office:value-type="float"/>
          <table:table-cell office:value="-0.9988582134246826" office:value-type="float"/>
          <table:table-cell office:value="-0.999256670475006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9867010517" office:value-type="float"/>
          <table:table-cell office:value="39" office:value-type="float"/>
          <table:table-cell office:value="0.9953674077987671" office:value-type="float"/>
          <table:table-cell office:value="-0.9998993277549744" office:value-type="float"/>
          <table:table-cell office:value="-0.9941560626029968" office:value-type="float"/>
          <table:table-cell office:value="0.9976856708526611" office:value-type="float"/>
          <table:table-cell office:value="-0.9988005757331848" office:value-type="float"/>
          <table:table-cell office:value="-0.999230444431304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2918693016" office:value-type="float"/>
          <table:table-cell office:value="40" office:value-type="float"/>
          <table:table-cell office:value="0.9953674077987671" office:value-type="float"/>
          <table:table-cell office:value="-0.9998993277549744" office:value-type="float"/>
          <table:table-cell office:value="-0.9941560626029968" office:value-type="float"/>
          <table:table-cell office:value="0.9976856708526611" office:value-type="float"/>
          <table:table-cell office:value="-0.9988005757331848" office:value-type="float"/>
          <table:table-cell office:value="-0.999230444431304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71969882246" office:value-type="float"/>
          <table:table-cell office:value="41" office:value-type="float"/>
          <table:table-cell office:value="0.9952924251556396" office:value-type="float"/>
          <table:table-cell office:value="-0.999895453453064" office:value-type="float"/>
          <table:table-cell office:value="-0.9937160611152649" office:value-type="float"/>
          <table:table-cell office:value="0.9975894689559937" office:value-type="float"/>
          <table:table-cell office:value="-0.9987368583679199" office:value-type="float"/>
          <table:table-cell office:value="-0.99920248985290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41869528199" office:value-type="float"/>
          <table:table-cell office:value="42" office:value-type="float"/>
          <table:table-cell office:value="0.9952924251556396" office:value-type="float"/>
          <table:table-cell office:value="-0.999895453453064" office:value-type="float"/>
          <table:table-cell office:value="-0.9937160015106201" office:value-type="float"/>
          <table:table-cell office:value="0.9975894689559937" office:value-type="float"/>
          <table:table-cell office:value="-0.9987368583679199" office:value-type="float"/>
          <table:table-cell office:value="-0.99920248985290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3859462426" office:value-type="float"/>
          <table:table-cell office:value="43" office:value-type="float"/>
          <table:table-cell office:value="0.995215892791748" office:value-type="float"/>
          <table:table-cell office:value="-0.9998914003372192" office:value-type="float"/>
          <table:table-cell office:value="-0.993220865726471" office:value-type="float"/>
          <table:table-cell office:value="0.9974848031997681" office:value-type="float"/>
          <table:table-cell office:value="-0.9986666440963745" office:value-type="float"/>
          <table:table-cell office:value="-0.999173045158386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445395530585" office:value-type="float"/>
          <table:table-cell office:value="44" office:value-type="float"/>
          <table:table-cell office:value="0.995215892791748" office:value-type="float"/>
          <table:table-cell office:value="-0.9998914003372192" office:value-type="float"/>
          <table:table-cell office:value="-0.993220865726471" office:value-type="float"/>
          <table:table-cell office:value="0.9974848031997681" office:value-type="float"/>
          <table:table-cell office:value="-0.9986666440963745" office:value-type="float"/>
          <table:table-cell office:value="-0.999173045158386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9867010517" office:value-type="float"/>
          <table:table-cell office:value="45" office:value-type="float"/>
          <table:table-cell office:value="0.9951376914978027" office:value-type="float"/>
          <table:table-cell office:value="-0.9998869895935059" office:value-type="float"/>
          <table:table-cell office:value="-0.9926621913909912" office:value-type="float"/>
          <table:table-cell office:value="0.9973697662353516" office:value-type="float"/>
          <table:table-cell office:value="-0.9985892176628113" office:value-type="float"/>
          <table:table-cell office:value="-0.99914145469665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9867010517" office:value-type="float"/>
          <table:table-cell office:value="46" office:value-type="float"/>
          <table:table-cell office:value="0.9951376914978027" office:value-type="float"/>
          <table:table-cell office:value="-0.9998869895935059" office:value-type="float"/>
          <table:table-cell office:value="-0.9926621317863464" office:value-type="float"/>
          <table:table-cell office:value="0.9973697662353516" office:value-type="float"/>
          <table:table-cell office:value="-0.9985892176628113" office:value-type="float"/>
          <table:table-cell office:value="-0.99914145469665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1189443437" office:value-type="float"/>
          <table:table-cell office:value="47" office:value-type="float"/>
          <table:table-cell office:value="0.9950498342514038" office:value-type="float"/>
          <table:table-cell office:value="-0.999882161617279" office:value-type="float"/>
          <table:table-cell office:value="-0.992021381855011" office:value-type="float"/>
          <table:table-cell office:value="0.9972419738769531" office:value-type="float"/>
          <table:table-cell office:value="-0.9985015988349915" office:value-type="float"/>
          <table:table-cell office:value="-0.999107718467712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786449366" office:value-type="float"/>
          <table:table-cell office:value="48" office:value-type="float"/>
          <table:table-cell office:value="0.9950498342514038" office:value-type="float"/>
          <table:table-cell office:value="-0.999882161617279" office:value-type="float"/>
          <table:table-cell office:value="-0.9920214414596558" office:value-type="float"/>
          <table:table-cell office:value="0.9972420930862427" office:value-type="float"/>
          <table:table-cell office:value="-0.9985015988349915" office:value-type="float"/>
          <table:table-cell office:value="-0.999107718467712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41869528199" office:value-type="float"/>
          <table:table-cell office:value="49" office:value-type="float"/>
          <table:table-cell office:value="0.9949253797531128" office:value-type="float"/>
          <table:table-cell office:value="-0.9998767971992493" office:value-type="float"/>
          <table:table-cell office:value="-0.9912819266319275" office:value-type="float"/>
          <table:table-cell office:value="0.9971082210540771" office:value-type="float"/>
          <table:table-cell office:value="-0.998401403427124" office:value-type="float"/>
          <table:table-cell office:value="-0.999072194099426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786449366" office:value-type="float"/>
          <table:table-cell office:value="50" office:value-type="float"/>
          <table:table-cell office:value="0.9949252605438232" office:value-type="float"/>
          <table:table-cell office:value="-0.9998767971992493" office:value-type="float"/>
          <table:table-cell office:value="-0.9912819266319275" office:value-type="float"/>
          <table:table-cell office:value="0.9971082210540771" office:value-type="float"/>
          <table:table-cell office:value="-0.998401403427124" office:value-type="float"/>
          <table:table-cell office:value="-0.999072194099426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786449366" office:value-type="float"/>
          <table:table-cell office:value="51" office:value-type="float"/>
          <table:table-cell office:value="0.9947760105133057" office:value-type="float"/>
          <table:table-cell office:value="-0.9998710751533508" office:value-type="float"/>
          <table:table-cell office:value="-0.9904337525367737" office:value-type="float"/>
          <table:table-cell office:value="0.9969737529754639" office:value-type="float"/>
          <table:table-cell office:value="-0.9982893466949463" office:value-type="float"/>
          <table:table-cell office:value="-0.9990356564521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445395530585" office:value-type="float"/>
          <table:table-cell office:value="52" office:value-type="float"/>
          <table:table-cell office:value="0.9947760105133057" office:value-type="float"/>
          <table:table-cell office:value="-0.9998710751533508" office:value-type="float"/>
          <table:table-cell office:value="-0.9904337525367737" office:value-type="float"/>
          <table:table-cell office:value="0.9969737529754639" office:value-type="float"/>
          <table:table-cell office:value="-0.9982893466949463" office:value-type="float"/>
          <table:table-cell office:value="-0.9990356564521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586197763" office:value-type="float"/>
          <table:table-cell office:value="53" office:value-type="float"/>
          <table:table-cell office:value="0.9945768117904663" office:value-type="float"/>
          <table:table-cell office:value="-0.9998646378517151" office:value-type="float"/>
          <table:table-cell office:value="-0.9894416928291321" office:value-type="float"/>
          <table:table-cell office:value="0.996833086013794" office:value-type="float"/>
          <table:table-cell office:value="-0.9981597661972046" office:value-type="float"/>
          <table:table-cell office:value="-0.998995780944824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3859462426" office:value-type="float"/>
          <table:table-cell office:value="54" office:value-type="float"/>
          <table:table-cell office:value="0.9945769309997559" office:value-type="float"/>
          <table:table-cell office:value="-0.9998646378517151" office:value-type="float"/>
          <table:table-cell office:value="-0.9894417524337769" office:value-type="float"/>
          <table:table-cell office:value="0.9968332052230835" office:value-type="float"/>
          <table:table-cell office:value="-0.9981598258018494" office:value-type="float"/>
          <table:table-cell office:value="-0.998995780944824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43872046706" office:value-type="float"/>
          <table:table-cell office:value="55" office:value-type="float"/>
          <table:table-cell office:value="0.9943253993988037" office:value-type="float"/>
          <table:table-cell office:value="-0.9998573064804077" office:value-type="float"/>
          <table:table-cell office:value="-0.9882690906524658" office:value-type="float"/>
          <table:table-cell office:value="0.9966800212860107" office:value-type="float"/>
          <table:table-cell office:value="-0.9980086088180542" office:value-type="float"/>
          <table:table-cell office:value="-0.998951733112335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18569480465" office:value-type="float"/>
          <table:table-cell office:value="56" office:value-type="float"/>
          <table:table-cell office:value="0.9943253993988037" office:value-type="float"/>
          <table:table-cell office:value="-0.9998573064804077" office:value-type="float"/>
          <table:table-cell office:value="-0.988269031047821" office:value-type="float"/>
          <table:table-cell office:value="0.9966800212860107" office:value-type="float"/>
          <table:table-cell office:value="-0.9980085492134094" office:value-type="float"/>
          <table:table-cell office:value="-0.998951733112335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2918693016" office:value-type="float"/>
          <table:table-cell office:value="57" office:value-type="float"/>
          <table:table-cell office:value="0.9940414428710938" office:value-type="float"/>
          <table:table-cell office:value="-0.9998491406440735" office:value-type="float"/>
          <table:table-cell office:value="-0.9868889451026917" office:value-type="float"/>
          <table:table-cell office:value="0.996513843536377" office:value-type="float"/>
          <table:table-cell office:value="-0.9978358745574951" office:value-type="float"/>
          <table:table-cell office:value="-0.998903989791870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18569480465" office:value-type="float"/>
          <table:table-cell office:value="58" office:value-type="float"/>
          <table:table-cell office:value="0.9940414428710938" office:value-type="float"/>
          <table:table-cell office:value="-0.9998491406440735" office:value-type="float"/>
          <table:table-cell office:value="-0.9868890047073364" office:value-type="float"/>
          <table:table-cell office:value="0.996513843536377" office:value-type="float"/>
          <table:table-cell office:value="-0.9978358745574951" office:value-type="float"/>
          <table:table-cell office:value="-0.998903989791870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298544344936" office:value-type="float"/>
          <table:table-cell office:value="59" office:value-type="float"/>
          <table:table-cell office:value="0.993708610534668" office:value-type="float"/>
          <table:table-cell office:value="-0.9998395442962646" office:value-type="float"/>
          <table:table-cell office:value="-0.9852175116539001" office:value-type="float"/>
          <table:table-cell office:value="0.9963159561157227" office:value-type="float"/>
          <table:table-cell office:value="-0.9976312518119812" office:value-type="float"/>
          <table:table-cell office:value="-0.998849391937255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43873586197763" office:value-type="float"/>
          <table:table-cell office:value="60" office:value-type="float"/>
          <table:table-cell office:value="0.993708610534668" office:value-type="float"/>
          <table:table-cell office:value="-0.9998395442962646" office:value-type="float"/>
          <table:table-cell office:value="-0.9852175116539001" office:value-type="float"/>
          <table:table-cell office:value="0.9963159561157227" office:value-type="float"/>
          <table:table-cell office:value="-0.9976312518119812" office:value-type="float"/>
          <table:table-cell office:value="-0.9988493919372559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985690116882325" office:value-type="float"/>
          <table:table-cell office:value="-0.009999852180480957" office:value-type="float"/>
          <table:table-cell office:value="-0.009955827593803406" office:value-type="float"/>
          <table:table-cell office:value="0.00999268889427185" office:value-type="float"/>
          <table:table-cell office:value="-0.009995824098587036" office:value-type="float"/>
          <table:table-cell office:value="-0.009998396039009094" office:value-type="float"/>
          <table:table-cell office:value="0.01649685266233395" office:value-type="float"/>
          <table:table-cell office:value="1" office:value-type="float"/>
          <table:table-cell office:value="0.9985690116882324" office:value-type="float"/>
          <table:table-cell office:value="-0.9999852180480957" office:value-type="float"/>
          <table:table-cell office:value="-0.9955827593803406" office:value-type="float"/>
          <table:table-cell office:value="0.9992688894271851" office:value-type="float"/>
          <table:table-cell office:value="-0.9995824098587036" office:value-type="float"/>
          <table:table-cell office:value="-0.9998396039009094" office:value-type="float"/>
        </table:table-row>
        <table:table-row>
          <table:table-cell office:value="0.0199711537361145" office:value-type="float"/>
          <table:table-cell office:value="-0.019999701380729675" office:value-type="float"/>
          <table:table-cell office:value="-0.01991120457649231" office:value-type="float"/>
          <table:table-cell office:value="0.019985263347625733" office:value-type="float"/>
          <table:table-cell office:value="-0.019991574883460997" office:value-type="float"/>
          <table:table-cell office:value="-0.019996758103370666" office:value-type="float"/>
          <table:table-cell office:value="0.016496850187433465" office:value-type="float"/>
          <table:table-cell office:value="2" office:value-type="float"/>
          <table:table-cell office:value="0.9985463619232178" office:value-type="float"/>
          <table:table-cell office:value="-0.9999849200248718" office:value-type="float"/>
          <table:table-cell office:value="-0.9955376982688904" office:value-type="float"/>
          <table:table-cell office:value="0.9992574453353882" office:value-type="float"/>
          <table:table-cell office:value="-0.9995750784873962" office:value-type="float"/>
          <table:table-cell office:value="-0.9998362064361572" office:value-type="float"/>
        </table:table-row>
        <table:table-row>
          <table:table-cell office:value="0.029955782890319825" office:value-type="float"/>
          <table:table-cell office:value="-0.029999542236328124" office:value-type="float"/>
          <table:table-cell office:value="-0.029859542846679688" office:value-type="float"/>
          <table:table-cell office:value="0.029977376461029055" office:value-type="float"/>
          <table:table-cell office:value="-0.02998686671257019" office:value-type="float"/>
          <table:table-cell office:value="-0.02999504864215851" office:value-type="float"/>
          <table:table-cell office:value="0.016496851438355865" office:value-type="float"/>
          <table:table-cell office:value="3" office:value-type="float"/>
          <table:table-cell office:value="0.9984629154205322" office:value-type="float"/>
          <table:table-cell office:value="-0.999984085559845" office:value-type="float"/>
          <table:table-cell office:value="-0.9948338270187378" office:value-type="float"/>
          <table:table-cell office:value="0.999211311340332" office:value-type="float"/>
          <table:table-cell office:value="-0.9995291829109192" office:value-type="float"/>
          <table:table-cell office:value="-0.9998290538787842" office:value-type="float"/>
        </table:table-row>
        <table:table-row>
          <table:table-cell office:value="0.03994019269943237" office:value-type="float"/>
          <table:table-cell office:value="-0.03999937951564789" office:value-type="float"/>
          <table:table-cell office:value="-0.03980736196041107" office:value-type="float"/>
          <table:table-cell office:value="0.039969372749328616" office:value-type="float"/>
          <table:table-cell office:value="-0.03998208522796631" office:value-type="float"/>
          <table:table-cell office:value="-0.03999330520629883" office:value-type="float"/>
          <table:table-cell office:value="0.01649685366169501" office:value-type="float"/>
          <table:table-cell office:value="4" office:value-type="float"/>
          <table:table-cell office:value="0.9984409809112549" office:value-type="float"/>
          <table:table-cell office:value="-0.9999837279319763" office:value-type="float"/>
          <table:table-cell office:value="-0.9947819113731384" office:value-type="float"/>
          <table:table-cell office:value="0.999199628829956" office:value-type="float"/>
          <table:table-cell office:value="-0.9995218515396118" office:value-type="float"/>
          <table:table-cell office:value="-0.999825656414032" office:value-type="float"/>
        </table:table-row>
        <table:table-row>
          <table:table-cell office:value="0.04992369174957276" office:value-type="float"/>
          <table:table-cell office:value="-0.04999920666217804" office:value-type="float"/>
          <table:table-cell office:value="-0.04974616825580597" office:value-type="float"/>
          <table:table-cell office:value="0.04996080875396729" office:value-type="float"/>
          <table:table-cell office:value="-0.04997673869132996" office:value-type="float"/>
          <table:table-cell office:value="-0.049991478919982915" office:value-type="float"/>
          <table:table-cell office:value="0.016496852884233422" office:value-type="float"/>
          <table:table-cell office:value="5" office:value-type="float"/>
          <table:table-cell office:value="0.9983499050140381" office:value-type="float"/>
          <table:table-cell office:value="-0.9999827146530151" office:value-type="float"/>
          <table:table-cell office:value="-0.9938806295394897" office:value-type="float"/>
          <table:table-cell office:value="0.9991436004638672" office:value-type="float"/>
          <table:table-cell office:value="-0.9994653463363647" office:value-type="float"/>
          <table:table-cell office:value="-0.999817371368408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210677282" office:value-type="float"/>
          <table:table-cell office:value="6" office:value-type="float"/>
          <table:table-cell office:value="0.9983264207839966" office:value-type="float"/>
          <table:table-cell office:value="-0.9999822974205017" office:value-type="float"/>
          <table:table-cell office:value="-0.9938169121742249" office:value-type="float"/>
          <table:table-cell office:value="0.9991308450698853" office:value-type="float"/>
          <table:table-cell office:value="-0.9994569420814514" office:value-type="float"/>
          <table:table-cell office:value="-0.999813675880432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0660896366" office:value-type="float"/>
          <table:table-cell office:value="7" office:value-type="float"/>
          <table:table-cell office:value="0.9982442855834961" office:value-type="float"/>
          <table:table-cell office:value="-0.9999814629554749" office:value-type="float"/>
          <table:table-cell office:value="-0.9927059412002563" office:value-type="float"/>
          <table:table-cell office:value="0.9990715980529785" office:value-type="float"/>
          <table:table-cell office:value="-0.9993950128555298" office:value-type="float"/>
          <table:table-cell office:value="-0.99980729818344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407471932" office:value-type="float"/>
          <table:table-cell office:value="8" office:value-type="float"/>
          <table:table-cell office:value="0.9982442855834961" office:value-type="float"/>
          <table:table-cell office:value="-0.9999814629554749" office:value-type="float"/>
          <table:table-cell office:value="-0.9927059412002563" office:value-type="float"/>
          <table:table-cell office:value="0.9990715980529785" office:value-type="float"/>
          <table:table-cell office:value="-0.9993950128555298" office:value-type="float"/>
          <table:table-cell office:value="-0.99980729818344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132931325" office:value-type="float"/>
          <table:table-cell office:value="9" office:value-type="float"/>
          <table:table-cell office:value="0.9981557130813599" office:value-type="float"/>
          <table:table-cell office:value="-0.9999803900718689" office:value-type="float"/>
          <table:table-cell office:value="-0.9912572503089905" office:value-type="float"/>
          <table:table-cell office:value="0.9990003108978271" office:value-type="float"/>
          <table:table-cell office:value="-0.9993194341659546" office:value-type="float"/>
          <table:table-cell office:value="-0.99980008602142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4899694045" office:value-type="float"/>
          <table:table-cell office:value="10" office:value-type="float"/>
          <table:table-cell office:value="0.9981557130813599" office:value-type="float"/>
          <table:table-cell office:value="-0.9999803900718689" office:value-type="float"/>
          <table:table-cell office:value="-0.9912572503089905" office:value-type="float"/>
          <table:table-cell office:value="0.9990003108978271" office:value-type="float"/>
          <table:table-cell office:value="-0.9993194341659546" office:value-type="float"/>
          <table:table-cell office:value="-0.99980008602142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4899694045" office:value-type="float"/>
          <table:table-cell office:value="11" office:value-type="float"/>
          <table:table-cell office:value="0.9980573654174805" office:value-type="float"/>
          <table:table-cell office:value="-0.9999791383743286" office:value-type="float"/>
          <table:table-cell office:value="-0.9893383979797363" office:value-type="float"/>
          <table:table-cell office:value="0.998914361000061" office:value-type="float"/>
          <table:table-cell office:value="-0.9992257952690125" office:value-type="float"/>
          <table:table-cell office:value="-0.999791741371154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407471932" office:value-type="float"/>
          <table:table-cell office:value="12" office:value-type="float"/>
          <table:table-cell office:value="0.9980573654174805" office:value-type="float"/>
          <table:table-cell office:value="-0.9999791383743286" office:value-type="float"/>
          <table:table-cell office:value="-0.9893383979797363" office:value-type="float"/>
          <table:table-cell office:value="0.998914361000061" office:value-type="float"/>
          <table:table-cell office:value="-0.9992257952690125" office:value-type="float"/>
          <table:table-cell office:value="-0.999791741371154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2519802034" office:value-type="float"/>
          <table:table-cell office:value="13" office:value-type="float"/>
          <table:table-cell office:value="0.997949481010437" office:value-type="float"/>
          <table:table-cell office:value="-0.9999776482582092" office:value-type="float"/>
          <table:table-cell office:value="-0.9867101311683655" office:value-type="float"/>
          <table:table-cell office:value="0.9988069534301758" office:value-type="float"/>
          <table:table-cell office:value="-0.999106228351593" office:value-type="float"/>
          <table:table-cell office:value="-0.999781310558319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7327084148" office:value-type="float"/>
          <table:table-cell office:value="14" office:value-type="float"/>
          <table:table-cell office:value="0.997949481010437" office:value-type="float"/>
          <table:table-cell office:value="-0.9999776482582092" office:value-type="float"/>
          <table:table-cell office:value="-0.9867101311683655" office:value-type="float"/>
          <table:table-cell office:value="0.9988069534301758" office:value-type="float"/>
          <table:table-cell office:value="-0.999106228351593" office:value-type="float"/>
          <table:table-cell office:value="-0.999781310558319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377074047" office:value-type="float"/>
          <table:table-cell office:value="15" office:value-type="float"/>
          <table:table-cell office:value="0.9978265762329102" office:value-type="float"/>
          <table:table-cell office:value="-0.9999756217002869" office:value-type="float"/>
          <table:table-cell office:value="-0.9830031394958496" office:value-type="float"/>
          <table:table-cell office:value="0.9986684322357178" office:value-type="float"/>
          <table:table-cell office:value="-0.9989495277404785" office:value-type="float"/>
          <table:table-cell office:value="-0.99976748228073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4994704525" office:value-type="float"/>
          <table:table-cell office:value="16" office:value-type="float"/>
          <table:table-cell office:value="0.9978264570236206" office:value-type="float"/>
          <table:table-cell office:value="-0.9999756217002869" office:value-type="float"/>
          <table:table-cell office:value="-0.9830031394958496" office:value-type="float"/>
          <table:table-cell office:value="0.9986684322357178" office:value-type="float"/>
          <table:table-cell office:value="-0.9989495277404785" office:value-type="float"/>
          <table:table-cell office:value="-0.99976748228073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210677282" office:value-type="float"/>
          <table:table-cell office:value="17" office:value-type="float"/>
          <table:table-cell office:value="0.9976872205734253" office:value-type="float"/>
          <table:table-cell office:value="-0.9999729990959167" office:value-type="float"/>
          <table:table-cell office:value="-0.9776176810264587" office:value-type="float"/>
          <table:table-cell office:value="0.998490571975708" office:value-type="float"/>
          <table:table-cell office:value="-0.9987444877624512" office:value-type="float"/>
          <table:table-cell office:value="-0.99974972009658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132931325" office:value-type="float"/>
          <table:table-cell office:value="18" office:value-type="float"/>
          <table:table-cell office:value="0.9976872205734253" office:value-type="float"/>
          <table:table-cell office:value="-0.9999729990959167" office:value-type="float"/>
          <table:table-cell office:value="-0.9776177406311035" office:value-type="float"/>
          <table:table-cell office:value="0.998490571975708" office:value-type="float"/>
          <table:table-cell office:value="-0.9987444877624512" office:value-type="float"/>
          <table:table-cell office:value="-0.99974972009658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299327791" office:value-type="float"/>
          <table:table-cell office:value="19" office:value-type="float"/>
          <table:table-cell office:value="0.9975273609161377" office:value-type="float"/>
          <table:table-cell office:value="-0.9999695420265198" office:value-type="float"/>
          <table:table-cell office:value="-0.9696108102798462" office:value-type="float"/>
          <table:table-cell office:value="0.998260498046875" office:value-type="float"/>
          <table:table-cell office:value="-0.9984731078147888" office:value-type="float"/>
          <table:table-cell office:value="-0.999727010726928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2519802034" office:value-type="float"/>
          <table:table-cell office:value="20" office:value-type="float"/>
          <table:table-cell office:value="0.9975273609161377" office:value-type="float"/>
          <table:table-cell office:value="-0.9999695420265198" office:value-type="float"/>
          <table:table-cell office:value="-0.9696108102798462" office:value-type="float"/>
          <table:table-cell office:value="0.998260498046875" office:value-type="float"/>
          <table:table-cell office:value="-0.9984731078147888" office:value-type="float"/>
          <table:table-cell office:value="-0.999727010726928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132931325" office:value-type="float"/>
          <table:table-cell office:value="21" office:value-type="float"/>
          <table:table-cell office:value="0.9973340034484863" office:value-type="float"/>
          <table:table-cell office:value="-0.9999648928642273" office:value-type="float"/>
          <table:table-cell office:value="-0.9572612047195435" office:value-type="float"/>
          <table:table-cell office:value="0.9979590177536011" office:value-type="float"/>
          <table:table-cell office:value="-0.9981077909469604" office:value-type="float"/>
          <table:table-cell office:value="-0.99969726800918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4988343788" office:value-type="float"/>
          <table:table-cell office:value="22" office:value-type="float"/>
          <table:table-cell office:value="0.9973340034484863" office:value-type="float"/>
          <table:table-cell office:value="-0.9999648928642273" office:value-type="float"/>
          <table:table-cell office:value="-0.9572612047195435" office:value-type="float"/>
          <table:table-cell office:value="0.9979590177536011" office:value-type="float"/>
          <table:table-cell office:value="-0.9981077909469604" office:value-type="float"/>
          <table:table-cell office:value="-0.99969726800918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49105980337" office:value-type="float"/>
          <table:table-cell office:value="23" office:value-type="float"/>
          <table:table-cell office:value="0.9970889091491699" office:value-type="float"/>
          <table:table-cell office:value="-0.9999585747718811" office:value-type="float"/>
          <table:table-cell office:value="-0.9375258088111877" office:value-type="float"/>
          <table:table-cell office:value="0.9975578784942627" office:value-type="float"/>
          <table:table-cell office:value="-0.9976188540458679" office:value-type="float"/>
          <table:table-cell office:value="-0.999657750129699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562964067" office:value-type="float"/>
          <table:table-cell office:value="24" office:value-type="float"/>
          <table:table-cell office:value="0.9970889091491699" office:value-type="float"/>
          <table:table-cell office:value="-0.9999585747718811" office:value-type="float"/>
          <table:table-cell office:value="-0.9375258684158325" office:value-type="float"/>
          <table:table-cell office:value="0.9975578784942627" office:value-type="float"/>
          <table:table-cell office:value="-0.9976188540458679" office:value-type="float"/>
          <table:table-cell office:value="-0.999657750129699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4994704525" office:value-type="float"/>
          <table:table-cell office:value="25" office:value-type="float"/>
          <table:table-cell office:value="0.9967613220214844" office:value-type="float"/>
          <table:table-cell office:value="-0.9999495148658752" office:value-type="float"/>
          <table:table-cell office:value="-0.9046095013618469" office:value-type="float"/>
          <table:table-cell office:value="0.9970074892044067" office:value-type="float"/>
          <table:table-cell office:value="-0.9969509840011597" office:value-type="float"/>
          <table:table-cell office:value="-0.9996032714843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3439789842" office:value-type="float"/>
          <table:table-cell office:value="26" office:value-type="float"/>
          <table:table-cell office:value="0.9967613220214844" office:value-type="float"/>
          <table:table-cell office:value="-0.9999495148658752" office:value-type="float"/>
          <table:table-cell office:value="-0.9046095609664917" office:value-type="float"/>
          <table:table-cell office:value="0.9970074892044067" office:value-type="float"/>
          <table:table-cell office:value="-0.9969509840011597" office:value-type="float"/>
          <table:table-cell office:value="-0.9996032714843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3439789842" office:value-type="float"/>
          <table:table-cell office:value="27" office:value-type="float"/>
          <table:table-cell office:value="0.9963250160217285" office:value-type="float"/>
          <table:table-cell office:value="-0.9999363422393799" office:value-type="float"/>
          <table:table-cell office:value="-0.848743200302124" office:value-type="float"/>
          <table:table-cell office:value="0.9962465763092041" office:value-type="float"/>
          <table:table-cell office:value="-0.9960322976112366" office:value-type="float"/>
          <table:table-cell office:value="-0.999528288841247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266233395" office:value-type="float"/>
          <table:table-cell office:value="28" office:value-type="float"/>
          <table:table-cell office:value="0.9963250160217285" office:value-type="float"/>
          <table:table-cell office:value="-0.9999363422393799" office:value-type="float"/>
          <table:table-cell office:value="-0.848743200302124" office:value-type="float"/>
          <table:table-cell office:value="0.9962465763092041" office:value-type="float"/>
          <table:table-cell office:value="-0.9960322976112366" office:value-type="float"/>
          <table:table-cell office:value="-0.999528288841247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4994704525" office:value-type="float"/>
          <table:table-cell office:value="29" office:value-type="float"/>
          <table:table-cell office:value="0.9957261085510254" office:value-type="float"/>
          <table:table-cell office:value="-0.9999173283576965" office:value-type="float"/>
          <table:table-cell office:value="-0.7539993524551392" office:value-type="float"/>
          <table:table-cell office:value="0.9952107667922974" office:value-type="float"/>
          <table:table-cell office:value="-0.9948156476020813" office:value-type="float"/>
          <table:table-cell office:value="-0.999428093433380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2519802034" office:value-type="float"/>
          <table:table-cell office:value="30" office:value-type="float"/>
          <table:table-cell office:value="0.9957261085510254" office:value-type="float"/>
          <table:table-cell office:value="-0.9999173283576965" office:value-type="float"/>
          <table:table-cell office:value="-0.7539992332458496" office:value-type="float"/>
          <table:table-cell office:value="0.9952107667922974" office:value-type="float"/>
          <table:table-cell office:value="-0.9948156476020813" office:value-type="float"/>
          <table:table-cell office:value="-0.999428093433380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0660896366" office:value-type="float"/>
          <table:table-cell office:value="31" office:value-type="float"/>
          <table:table-cell office:value="0.9949193000793457" office:value-type="float"/>
          <table:table-cell office:value="-0.9998900890350342" office:value-type="float"/>
          <table:table-cell office:value="-0.5991456508636475" office:value-type="float"/>
          <table:table-cell office:value="0.9937996864318848" office:value-type="float"/>
          <table:table-cell office:value="-0.9932213425636292" office:value-type="float"/>
          <table:table-cell office:value="-0.999293744564056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4217246677" office:value-type="float"/>
          <table:table-cell office:value="32" office:value-type="float"/>
          <table:table-cell office:value="0.9949193000793457" office:value-type="float"/>
          <table:table-cell office:value="-0.9998900890350342" office:value-type="float"/>
          <table:table-cell office:value="-0.599145770072937" office:value-type="float"/>
          <table:table-cell office:value="0.9937996864318848" office:value-type="float"/>
          <table:table-cell office:value="-0.9932213425636292" office:value-type="float"/>
          <table:table-cell office:value="-0.999293744564056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1438355865" office:value-type="float"/>
          <table:table-cell office:value="33" office:value-type="float"/>
          <table:table-cell office:value="0.9939157962799072" office:value-type="float"/>
          <table:table-cell office:value="-0.9998520612716675" office:value-type="float"/>
          <table:table-cell office:value="-0.37081068754196167" office:value-type="float"/>
          <table:table-cell office:value="0.9919143915176392" office:value-type="float"/>
          <table:table-cell office:value="-0.9910698533058167" office:value-type="float"/>
          <table:table-cell office:value="-0.999119400978088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266233395" office:value-type="float"/>
          <table:table-cell office:value="34" office:value-type="float"/>
          <table:table-cell office:value="0.9939157962799072" office:value-type="float"/>
          <table:table-cell office:value="-0.9998520612716675" office:value-type="float"/>
          <table:table-cell office:value="-0.37081074714660645" office:value-type="float"/>
          <table:table-cell office:value="0.9919143915176392" office:value-type="float"/>
          <table:table-cell office:value="-0.9910698533058167" office:value-type="float"/>
          <table:table-cell office:value="-0.999119400978088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2884233422" office:value-type="float"/>
          <table:table-cell office:value="35" office:value-type="float"/>
          <table:table-cell office:value="0.9927785396575928" office:value-type="float"/>
          <table:table-cell office:value="-0.9998043775558472" office:value-type="float"/>
          <table:table-cell office:value="-0.09975892305374146" office:value-type="float"/>
          <table:table-cell office:value="0.9895269870758057" office:value-type="float"/>
          <table:table-cell office:value="-0.9883977770805359" office:value-type="float"/>
          <table:table-cell office:value="-0.998916923999786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49105980337" office:value-type="float"/>
          <table:table-cell office:value="36" office:value-type="float"/>
          <table:table-cell office:value="0.9927785396575928" office:value-type="float"/>
          <table:table-cell office:value="-0.9998043775558472" office:value-type="float"/>
          <table:table-cell office:value="-0.09975868463516235" office:value-type="float"/>
          <table:table-cell office:value="0.9895269870758057" office:value-type="float"/>
          <table:table-cell office:value="-0.9883977770805359" office:value-type="float"/>
          <table:table-cell office:value="-0.998916923999786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48445619344711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366169501" office:value-type="float"/>
          <table:table-cell office:value="37" office:value-type="float"/>
          <table:table-cell office:value="0.9915826320648193" office:value-type="float"/>
          <table:table-cell office:value="-0.9997473955154419" office:value-type="float"/>
          <table:table-cell office:value="0.15543806552886963" office:value-type="float"/>
          <table:table-cell office:value="0.9864435195922852" office:value-type="float"/>
          <table:table-cell office:value="-0.985257089138031" office:value-type="float"/>
          <table:table-cell office:value="-0.998693823814392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468922448158264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4994704525" office:value-type="float"/>
          <table:table-cell office:value="38" office:value-type="float"/>
          <table:table-cell office:value="0.9915962219238281" office:value-type="float"/>
          <table:table-cell office:value="-0.9997480511665344" office:value-type="float"/>
          <table:table-cell office:value="0.15533745288848877" office:value-type="float"/>
          <table:table-cell office:value="0.9864633083343506" office:value-type="float"/>
          <table:table-cell office:value="-0.9852785468101501" office:value-type="float"/>
          <table:table-cell office:value="-0.998696684837341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434519541263580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1742344866" office:value-type="float"/>
          <table:table-cell office:value="39" office:value-type="float"/>
          <table:table-cell office:value="0.9904934167861938" office:value-type="float"/>
          <table:table-cell office:value="-0.9996839165687561" office:value-type="float"/>
          <table:table-cell office:value="0.3440290689468384" office:value-type="float"/>
          <table:table-cell office:value="0.9823775291442871" office:value-type="float"/>
          <table:table-cell office:value="-0.9816431403160095" office:value-type="float"/>
          <table:table-cell office:value="-0.998460412025451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400123441219329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4852179478" office:value-type="float"/>
          <table:table-cell office:value="40" office:value-type="float"/>
          <table:table-cell office:value="0.9905281066894531" office:value-type="float"/>
          <table:table-cell office:value="-0.9996858239173889" office:value-type="float"/>
          <table:table-cell office:value="0.3439610004425049" office:value-type="float"/>
          <table:table-cell office:value="0.9824320077896118" office:value-type="float"/>
          <table:table-cell office:value="-0.9817017316818237" office:value-type="float"/>
          <table:table-cell office:value="-0.99846798181533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52662503719329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1438355865" office:value-type="float"/>
          <table:table-cell office:value="41" office:value-type="float"/>
          <table:table-cell office:value="0.9895162582397461" office:value-type="float"/>
          <table:table-cell office:value="-0.9996156096458435" office:value-type="float"/>
          <table:table-cell office:value="0.474609375" office:value-type="float"/>
          <table:table-cell office:value="0.9768129587173462" office:value-type="float"/>
          <table:table-cell office:value="-0.9783467650413513" office:value-type="float"/>
          <table:table-cell office:value="-0.998213768005371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05200064182281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49105980337" office:value-type="float"/>
          <table:table-cell office:value="42" office:value-type="float"/>
          <table:table-cell office:value="0.989569902420044" office:value-type="float"/>
          <table:table-cell office:value="-0.9996188282966614" office:value-type="float"/>
          <table:table-cell office:value="0.4746243953704834" office:value-type="float"/>
          <table:table-cell office:value="0.9769101142883301" office:value-type="float"/>
          <table:table-cell office:value="-0.9784426689147949" office:value-type="float"/>
          <table:table-cell office:value="-0.998226165771484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248966085910797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329726016" office:value-type="float"/>
          <table:table-cell office:value="43" office:value-type="float"/>
          <table:table-cell office:value="0.988616943359375" office:value-type="float"/>
          <table:table-cell office:value="-0.9995396137237549" office:value-type="float"/>
          <table:table-cell office:value="0.5623397827148438" office:value-type="float"/>
          <table:table-cell office:value="0.9689334630966187" office:value-type="float"/>
          <table:table-cell office:value="-0.9754104614257812" office:value-type="float"/>
          <table:table-cell office:value="-0.997953534126281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1927219867706298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4852179478" office:value-type="float"/>
          <table:table-cell office:value="44" office:value-type="float"/>
          <table:table-cell office:value="0.9886884689331055" office:value-type="float"/>
          <table:table-cell office:value="-0.9995443224906921" office:value-type="float"/>
          <table:table-cell office:value="0.5624409914016724" office:value-type="float"/>
          <table:table-cell office:value="0.9690859317779541" office:value-type="float"/>
          <table:table-cell office:value="-0.975542426109314" office:value-type="float"/>
          <table:table-cell office:value="-0.997970998287200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1304764866828918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0551854673" office:value-type="float"/>
          <table:table-cell office:value="45" office:value-type="float"/>
          <table:table-cell office:value="0.9877734184265137" office:value-type="float"/>
          <table:table-cell office:value="-0.999450147151947" office:value-type="float"/>
          <table:table-cell office:value="0.6224550008773804" office:value-type="float"/>
          <table:table-cell office:value="0.9570121765136719" office:value-type="float"/>
          <table:table-cell office:value="-0.9728628396987915" office:value-type="float"/>
          <table:table-cell office:value="-0.997662484645843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0682145833969116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110742511" office:value-type="float"/>
          <table:table-cell office:value="46" office:value-type="float"/>
          <table:table-cell office:value="0.9878593683242798" office:value-type="float"/>
          <table:table-cell office:value="-0.9994564652442932" office:value-type="float"/>
          <table:table-cell office:value="0.6226190328598022" office:value-type="float"/>
          <table:table-cell office:value="0.9572334289550781" office:value-type="float"/>
          <table:table-cell office:value="-0.973027765750885" office:value-type="float"/>
          <table:table-cell office:value="-0.997684836387634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00231360197067259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4217246677" office:value-type="float"/>
          <table:table-cell office:value="47" office:value-type="float"/>
          <table:table-cell office:value="0.986891508102417" office:value-type="float"/>
          <table:table-cell office:value="-0.9993423223495483" office:value-type="float"/>
          <table:table-cell office:value="0.6590098142623901" office:value-type="float"/>
          <table:table-cell office:value="0.9381487369537354" office:value-type="float"/>
          <table:table-cell office:value="-0.9706088900566101" office:value-type="float"/>
          <table:table-cell office:value="-0.997311234474182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0636102795600891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0551854673" office:value-type="float"/>
          <table:table-cell office:value="48" office:value-type="float"/>
          <table:table-cell office:value="0.9869982004165649" office:value-type="float"/>
          <table:table-cell office:value="-0.9993510246276855" office:value-type="float"/>
          <table:table-cell office:value="0.6592388153076172" office:value-type="float"/>
          <table:table-cell office:value="0.9384918212890625" office:value-type="float"/>
          <table:table-cell office:value="-0.9708159565925598" office:value-type="float"/>
          <table:table-cell office:value="-0.997340857982635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1312546372413635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407471932" office:value-type="float"/>
          <table:table-cell office:value="49" office:value-type="float"/>
          <table:table-cell office:value="0.9858978986740112" office:value-type="float"/>
          <table:table-cell office:value="-0.9992027878761292" office:value-type="float"/>
          <table:table-cell office:value="0.6764435768127441" office:value-type="float"/>
          <table:table-cell office:value="0.907978892326355" office:value-type="float"/>
          <table:table-cell office:value="-0.9683917164802551" office:value-type="float"/>
          <table:table-cell office:value="-0.996894240379333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198926115036010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407471932" office:value-type="float"/>
          <table:table-cell office:value="50" office:value-type="float"/>
          <table:table-cell office:value="0.9860198497772217" office:value-type="float"/>
          <table:table-cell office:value="-0.9992138743400574" office:value-type="float"/>
          <table:table-cell office:value="0.6767147779464722" office:value-type="float"/>
          <table:table-cell office:value="0.9084625244140625" office:value-type="float"/>
          <table:table-cell office:value="-0.9686270952224731" office:value-type="float"/>
          <table:table-cell office:value="-0.996930301189422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2670144200325012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654962326" office:value-type="float"/>
          <table:table-cell office:value="51" office:value-type="float"/>
          <table:table-cell office:value="0.9847443103790283" office:value-type="float"/>
          <table:table-cell office:value="-0.9990114569664001" office:value-type="float"/>
          <table:table-cell office:value="0.6808830499649048" office:value-type="float"/>
          <table:table-cell office:value="0.857829213142395" office:value-type="float"/>
          <table:table-cell office:value="-0.9656381011009216" office:value-type="float"/>
          <table:table-cell office:value="-0.99635493755340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351332187652588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0964888683" office:value-type="float"/>
          <table:table-cell office:value="52" office:value-type="float"/>
          <table:table-cell office:value="0.9848840236663818" office:value-type="float"/>
          <table:table-cell office:value="-0.9990260004997253" office:value-type="float"/>
          <table:table-cell office:value="0.6811879873275757" office:value-type="float"/>
          <table:table-cell office:value="0.8585183620452881" office:value-type="float"/>
          <table:table-cell office:value="-0.9659099578857422" office:value-type="float"/>
          <table:table-cell office:value="-0.996399402618408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02655148506164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329726016" office:value-type="float"/>
          <table:table-cell office:value="53" office:value-type="float"/>
          <table:table-cell office:value="0.9834662675857544" office:value-type="float"/>
          <table:table-cell office:value="-0.9987528324127197" office:value-type="float"/>
          <table:table-cell office:value="0.6752192974090576" office:value-type="float"/>
          <table:table-cell office:value="0.7756069898605347" office:value-type="float"/>
          <table:table-cell office:value="-0.961405873298645" office:value-type="float"/>
          <table:table-cell office:value="-0.995658397674560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70214056968689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49105980337" office:value-type="float"/>
          <table:table-cell office:value="54" office:value-type="float"/>
          <table:table-cell office:value="0.9836282730102539" office:value-type="float"/>
          <table:table-cell office:value="-0.998772144317627" office:value-type="float"/>
          <table:table-cell office:value="0.6755890846252441" office:value-type="float"/>
          <table:table-cell office:value="0.7765802145004272" office:value-type="float"/>
          <table:table-cell office:value="-0.9617236852645874" office:value-type="float"/>
          <table:table-cell office:value="-0.995714902877807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1742344866" office:value-type="float"/>
          <table:table-cell office:value="55" office:value-type="float"/>
          <table:table-cell office:value="0.9819282293319702" office:value-type="float"/>
          <table:table-cell office:value="-0.9983858466148376" office:value-type="float"/>
          <table:table-cell office:value="0.6611267328262329" office:value-type="float"/>
          <table:table-cell office:value="0.6442786455154419" office:value-type="float"/>
          <table:table-cell office:value="-0.9553909301757812" office:value-type="float"/>
          <table:table-cell office:value="-0.994711935520172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2519802034" office:value-type="float"/>
          <table:table-cell office:value="56" office:value-type="float"/>
          <table:table-cell office:value="0.982008695602417" office:value-type="float"/>
          <table:table-cell office:value="-0.9983971118927002" office:value-type="float"/>
          <table:table-cell office:value="0.6612950563430786" office:value-type="float"/>
          <table:table-cell office:value="0.6448100805282593" office:value-type="float"/>
          <table:table-cell office:value="-0.9555553197860718" office:value-type="float"/>
          <table:table-cell office:value="-0.99474292993545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407471932" office:value-type="float"/>
          <table:table-cell office:value="57" office:value-type="float"/>
          <table:table-cell office:value="0.979698896408081" office:value-type="float"/>
          <table:table-cell office:value="-0.9978114366531372" office:value-type="float"/>
          <table:table-cell office:value="0.6439307928085327" office:value-type="float"/>
          <table:table-cell office:value="0.4474453926086426" office:value-type="float"/>
          <table:table-cell office:value="-0.9441361427307129" office:value-type="float"/>
          <table:table-cell office:value="-0.993298113346099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49774397082" office:value-type="float"/>
          <table:table-cell office:value="58" office:value-type="float"/>
          <table:table-cell office:value="0.979698896408081" office:value-type="float"/>
          <table:table-cell office:value="-0.9978114366531372" office:value-type="float"/>
          <table:table-cell office:value="0.6439309120178223" office:value-type="float"/>
          <table:table-cell office:value="0.447445273399353" office:value-type="float"/>
          <table:table-cell office:value="-0.9441360831260681" office:value-type="float"/>
          <table:table-cell office:value="-0.993298113346099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3439789842" office:value-type="float"/>
          <table:table-cell office:value="59" office:value-type="float"/>
          <table:table-cell office:value="0.9768071174621582" office:value-type="float"/>
          <table:table-cell office:value="-0.996961236000061" office:value-type="float"/>
          <table:table-cell office:value="0.6259015798568726" office:value-type="float"/>
          <table:table-cell office:value="0.18887066841125488" office:value-type="float"/>
          <table:table-cell office:value="-0.9243033528327942" office:value-type="float"/>
          <table:table-cell office:value="-0.991321265697479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649685132931325" office:value-type="float"/>
          <table:table-cell office:value="60" office:value-type="float"/>
          <table:table-cell office:value="0.9768071174621582" office:value-type="float"/>
          <table:table-cell office:value="-0.996961236000061" office:value-type="float"/>
          <table:table-cell office:value="0.6259016990661621" office:value-type="float"/>
          <table:table-cell office:value="0.18887042999267578" office:value-type="float"/>
          <table:table-cell office:value="-0.9243032336235046" office:value-type="float"/>
          <table:table-cell office:value="-0.9913212656974792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815664291381835" office:value-type="float"/>
          <table:table-cell office:value="-0.00997850477695465" office:value-type="float"/>
          <table:table-cell office:value="0.005450506210327149" office:value-type="float"/>
          <table:table-cell office:value="0.0003930628299713135" office:value-type="float"/>
          <table:table-cell office:value="-0.009282355308532716" office:value-type="float"/>
          <table:table-cell office:value="-0.009936708211898805" office:value-type="float"/>
          <table:table-cell office:value="0.02174180598022143" office:value-type="float"/>
          <table:table-cell office:value="1" office:value-type="float"/>
          <table:table-cell office:value="0.9815664291381836" office:value-type="float"/>
          <table:table-cell office:value="-0.9978504776954651" office:value-type="float"/>
          <table:table-cell office:value="0.5450506210327148" office:value-type="float"/>
          <table:table-cell office:value="0.03930628299713135" office:value-type="float"/>
          <table:table-cell office:value="-0.9282355308532715" office:value-type="float"/>
          <table:table-cell office:value="-0.9936708211898804" office:value-type="float"/>
        </table:table-row>
        <table:table-row>
          <table:table-cell office:value="0.019622106552124024" office:value-type="float"/>
          <table:table-cell office:value="-0.019955342411994932" office:value-type="float"/>
          <table:table-cell office:value="0.01090079426765442" office:value-type="float"/>
          <table:table-cell office:value="0.0007220757007598877" office:value-type="float"/>
          <table:table-cell office:value="-0.01853524923324585" office:value-type="float"/>
          <table:table-cell office:value="-0.019869223833084107" office:value-type="float"/>
          <table:table-cell office:value="0.021741802208390677" office:value-type="float"/>
          <table:table-cell office:value="2" office:value-type="float"/>
          <table:table-cell office:value="0.9806442260742188" office:value-type="float"/>
          <table:table-cell office:value="-0.9976837635040283" office:value-type="float"/>
          <table:table-cell office:value="0.545028805732727" office:value-type="float"/>
          <table:table-cell office:value="0.03290128707885742" office:value-type="float"/>
          <table:table-cell office:value="-0.9252893924713135" office:value-type="float"/>
          <table:table-cell office:value="-0.9932515621185303" office:value-type="float"/>
        </table:table-row>
        <table:table-row>
          <table:table-cell office:value="0.029393038749694823" office:value-type="float"/>
          <table:table-cell office:value="-0.02992253243923187" office:value-type="float"/>
          <table:table-cell office:value="0.01633026957511902" office:value-type="float"/>
          <table:table-cell office:value="-0.001473500728607178" office:value-type="float"/>
          <table:table-cell office:value="-0.027385250926017762" office:value-type="float"/>
          <table:table-cell office:value="-0.029781755208969116" office:value-type="float"/>
          <table:table-cell office:value="0.0217418015525251" office:value-type="float"/>
          <table:table-cell office:value="3" office:value-type="float"/>
          <table:table-cell office:value="0.9770932197570801" office:value-type="float"/>
          <table:table-cell office:value="-0.9967190027236938" office:value-type="float"/>
          <table:table-cell office:value="0.54294753074646" office:value-type="float"/>
          <table:table-cell office:value="-0.21955764293670654" office:value-type="float"/>
          <table:table-cell office:value="-0.8850001692771912" office:value-type="float"/>
          <table:table-cell office:value="-0.991253137588501" office:value-type="float"/>
        </table:table-row>
        <table:table-row>
          <table:table-cell office:value="0.03915418863296509" office:value-type="float"/>
          <table:table-cell office:value="-0.03988756000995636" office:value-type="float"/>
          <table:table-cell office:value="0.021760483980178835" office:value-type="float"/>
          <table:table-cell office:value="-0.003704681992530823" office:value-type="float"/>
          <table:table-cell office:value="-0.036196417212486266" office:value-type="float"/>
          <table:table-cell office:value="-0.039689291119575504" office:value-type="float"/>
          <table:table-cell office:value="0.02174180188044848" office:value-type="float"/>
          <table:table-cell office:value="4" office:value-type="float"/>
          <table:table-cell office:value="0.9761149883270264" office:value-type="float"/>
          <table:table-cell office:value="-0.9965027570724487" office:value-type="float"/>
          <table:table-cell office:value="0.5430214405059814" office:value-type="float"/>
          <table:table-cell office:value="-0.2231181263923645" office:value-type="float"/>
          <table:table-cell office:value="-0.8811166286468506" office:value-type="float"/>
          <table:table-cell office:value="-0.9907535910606384" office:value-type="float"/>
        </table:table-row>
        <table:table-row>
          <table:table-cell office:value="0.048870663642883304" office:value-type="float"/>
          <table:table-cell office:value="-0.04983924508094788" office:value-type="float"/>
          <table:table-cell office:value="0.027170579433441165" office:value-type="float"/>
          <table:table-cell office:value="-0.007759401202201843" office:value-type="float"/>
          <table:table-cell office:value="-0.044335004091262814" office:value-type="float"/>
          <table:table-cell office:value="-0.04957249224185944" office:value-type="float"/>
          <table:table-cell office:value="0.021741806144185298" office:value-type="float"/>
          <table:table-cell office:value="5" office:value-type="float"/>
          <table:table-cell office:value="0.9716475009918213" office:value-type="float"/>
          <table:table-cell office:value="-0.9951685070991516" office:value-type="float"/>
          <table:table-cell office:value="0.5410095453262329" office:value-type="float"/>
          <table:table-cell office:value="-0.40547192096710205" office:value-type="float"/>
          <table:table-cell office:value="-0.813858687877655" office:value-type="float"/>
          <table:table-cell office:value="-0.988320112228393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259318828582764" office:value-type="float"/>
          <table:table-cell office:value="-0.011835532784461974" office:value-type="float"/>
          <table:table-cell office:value="-0.05" office:value-type="float"/>
          <table:table-cell office:value="-0.05" office:value-type="float"/>
          <table:table-cell office:value="0.02174180589824127" office:value-type="float"/>
          <table:table-cell office:value="6" office:value-type="float"/>
          <table:table-cell office:value="0.9706165790557861" office:value-type="float"/>
          <table:table-cell office:value="-0.9949016571044922" office:value-type="float"/>
          <table:table-cell office:value="0.5422608852386475" office:value-type="float"/>
          <table:table-cell office:value="-0.4076131582260132" office:value-type="float"/>
          <table:table-cell office:value="-0.8086084127426147" office:value-type="float"/>
          <table:table-cell office:value="-0.987745285034179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793662786483765" office:value-type="float"/>
          <table:table-cell office:value="-0.017003464698791503" office:value-type="float"/>
          <table:table-cell office:value="-0.05" office:value-type="float"/>
          <table:table-cell office:value="-0.05" office:value-type="float"/>
          <table:table-cell office:value="0.02174180655411553" office:value-type="float"/>
          <table:table-cell office:value="7" office:value-type="float"/>
          <table:table-cell office:value="0.9656394720077515" office:value-type="float"/>
          <table:table-cell office:value="-0.9933326840400696" office:value-type="float"/>
          <table:table-cell office:value="0.534343957901001" office:value-type="float"/>
          <table:table-cell office:value="-0.5167931914329529" office:value-type="float"/>
          <table:table-cell office:value="-0.7062801718711853" office:value-type="float"/>
          <table:table-cell office:value="-0.98516553640365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328600406646729" office:value-type="float"/>
          <table:table-cell office:value="-0.022179123759269715" office:value-type="float"/>
          <table:table-cell office:value="-0.05" office:value-type="float"/>
          <table:table-cell office:value="-0.05" office:value-type="float"/>
          <table:table-cell office:value="0.021741801142647336" office:value-type="float"/>
          <table:table-cell office:value="8" office:value-type="float"/>
          <table:table-cell office:value="0.966221809387207" office:value-type="float"/>
          <table:table-cell office:value="-0.9935007691383362" office:value-type="float"/>
          <table:table-cell office:value="0.5349376201629639" office:value-type="float"/>
          <table:table-cell office:value="-0.517565906047821" office:value-type="float"/>
          <table:table-cell office:value="-0.7086805701255798" office:value-type="float"/>
          <table:table-cell office:value="-0.985491871833801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855155348777772" office:value-type="float"/>
          <table:table-cell office:value="-0.027960517406463624" office:value-type="float"/>
          <table:table-cell office:value="-0.05" office:value-type="float"/>
          <table:table-cell office:value="-0.05" office:value-type="float"/>
          <table:table-cell office:value="0.021741805488358065" office:value-type="float"/>
          <table:table-cell office:value="9" office:value-type="float"/>
          <table:table-cell office:value="0.9584416151046753" office:value-type="float"/>
          <table:table-cell office:value="-0.9914460182189941" office:value-type="float"/>
          <table:table-cell office:value="0.5265549421310425" office:value-type="float"/>
          <table:table-cell office:value="-0.5781393647193909" office:value-type="float"/>
          <table:table-cell office:value="-0.561510443687439" office:value-type="float"/>
          <table:table-cell office:value="-0.982461333274841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3375238656997681" office:value-type="float"/>
          <table:table-cell office:value="-0.05" office:value-type="float"/>
          <table:table-cell office:value="-0.05" office:value-type="float"/>
          <table:table-cell office:value="0.021741802126403368" office:value-type="float"/>
          <table:table-cell office:value="10" office:value-type="float"/>
          <table:table-cell office:value="0.9591789245605469" office:value-type="float"/>
          <table:table-cell office:value="-0.9916699528694153" office:value-type="float"/>
          <table:table-cell office:value="0.5272786617279053" office:value-type="float"/>
          <table:table-cell office:value="-0.5791869163513184" office:value-type="float"/>
          <table:table-cell office:value="-0.5643972158432007" office:value-type="float"/>
          <table:table-cell office:value="-0.982865333557128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3988419055938721" office:value-type="float"/>
          <table:table-cell office:value="-0.05" office:value-type="float"/>
          <table:table-cell office:value="-0.05" office:value-type="float"/>
          <table:table-cell office:value="0.02174180188044848" office:value-type="float"/>
          <table:table-cell office:value="11" office:value-type="float"/>
          <table:table-cell office:value="0.9454960823059082" office:value-type="float"/>
          <table:table-cell office:value="-0.9884981513023376" office:value-type="float"/>
          <table:table-cell office:value="0.518683671951294" office:value-type="float"/>
          <table:table-cell office:value="-0.61318039894104" office:value-type="float"/>
          <table:table-cell office:value="-0.36353421211242676" office:value-type="float"/>
          <table:table-cell office:value="-0.978643596172332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4602108180522919" office:value-type="float"/>
          <table:table-cell office:value="-0.05" office:value-type="float"/>
          <table:table-cell office:value="-0.05" office:value-type="float"/>
          <table:table-cell office:value="0.021741806390139916" office:value-type="float"/>
          <table:table-cell office:value="12" office:value-type="float"/>
          <table:table-cell office:value="0.9459965229034424" office:value-type="float"/>
          <table:table-cell office:value="-0.9886599183082581" office:value-type="float"/>
          <table:table-cell office:value="0.5190049409866333" office:value-type="float"/>
          <table:table-cell office:value="-0.613689124584198" office:value-type="float"/>
          <table:table-cell office:value="-0.3651456832885742" office:value-type="float"/>
          <table:table-cell office:value="-0.978912293910980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174180565230782" office:value-type="float"/>
          <table:table-cell office:value="13" office:value-type="float"/>
          <table:table-cell office:value="0.9247400760650635" office:value-type="float"/>
          <table:table-cell office:value="-0.9839098453521729" office:value-type="float"/>
          <table:table-cell office:value="0.512547492980957" office:value-type="float"/>
          <table:table-cell office:value="-0.6253332495689392" office:value-type="float"/>
          <table:table-cell office:value="-0.133253812789917" office:value-type="float"/>
          <table:table-cell office:value="-0.973081171512603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1741801962432264" office:value-type="float"/>
          <table:table-cell office:value="14" office:value-type="float"/>
          <table:table-cell office:value="0.9251770973205566" office:value-type="float"/>
          <table:table-cell office:value="-0.984059751033783" office:value-type="float"/>
          <table:table-cell office:value="0.512803316116333" office:value-type="float"/>
          <table:table-cell office:value="-0.6257418394088745" office:value-type="float"/>
          <table:table-cell office:value="-0.13409024477005005" office:value-type="float"/>
          <table:table-cell office:value="-0.973313987255096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906838417053223" office:value-type="float"/>
          <table:table-cell office:value="-0.05" office:value-type="float"/>
          <table:table-cell office:value="0.021741802126403368" office:value-type="float"/>
          <table:table-cell office:value="15" office:value-type="float"/>
          <table:table-cell office:value="0.8922567367553711" office:value-type="float"/>
          <table:table-cell office:value="-0.9770320653915405" office:value-type="float"/>
          <table:table-cell office:value="0.5041412115097046" office:value-type="float"/>
          <table:table-cell office:value="-0.620413601398468" office:value-type="float"/>
          <table:table-cell office:value="0.09316158294677734" office:value-type="float"/>
          <table:table-cell office:value="-0.964906454086303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8137537240982055" office:value-type="float"/>
          <table:table-cell office:value="-0.05" office:value-type="float"/>
          <table:table-cell office:value="0.021741806308153862" office:value-type="float"/>
          <table:table-cell office:value="16" office:value-type="float"/>
          <table:table-cell office:value="0.892426609992981" office:value-type="float"/>
          <table:table-cell office:value="-0.977090060710907" office:value-type="float"/>
          <table:table-cell office:value="0.5042402744293213" office:value-type="float"/>
          <table:table-cell office:value="-0.6205599308013916" office:value-type="float"/>
          <table:table-cell office:value="0.09308469295501709" office:value-type="float"/>
          <table:table-cell office:value="-0.96498864889144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524800181388855" office:value-type="float"/>
          <table:table-cell office:value="-0.05" office:value-type="float"/>
          <table:table-cell office:value="0.021741801962432264" office:value-type="float"/>
          <table:table-cell office:value="17" office:value-type="float"/>
          <table:table-cell office:value="0.8439764976501465" office:value-type="float"/>
          <table:table-cell office:value="-0.9671741127967834" office:value-type="float"/>
          <table:table-cell office:value="0.49336206912994385" office:value-type="float"/>
          <table:table-cell office:value="-0.60521399974823" office:value-type="float"/>
          <table:table-cell office:value="0.2889535427093506" office:value-type="float"/>
          <table:table-cell office:value="-0.953773379325866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2356938123703" office:value-type="float"/>
          <table:table-cell office:value="-0.05" office:value-type="float"/>
          <table:table-cell office:value="0.02174180581626228" office:value-type="float"/>
          <table:table-cell office:value="18" office:value-type="float"/>
          <table:table-cell office:value="0.8446516990661621" office:value-type="float"/>
          <table:table-cell office:value="-0.967412531375885" office:value-type="float"/>
          <table:table-cell office:value="0.49368786811828613" office:value-type="float"/>
          <table:table-cell office:value="-0.6057084798812866" office:value-type="float"/>
          <table:table-cell office:value="0.2891063690185547" office:value-type="float"/>
          <table:table-cell office:value="-0.95409679412841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797057747840881" office:value-type="float"/>
          <table:table-cell office:value="-0.05" office:value-type="float"/>
          <table:table-cell office:value="0.021741801388570466" office:value-type="float"/>
          <table:table-cell office:value="19" office:value-type="float"/>
          <table:table-cell office:value="0.7773481607437134" office:value-type="float"/>
          <table:table-cell office:value="-0.9538343548774719" office:value-type="float"/>
          <table:table-cell office:value="0.47981345653533936" office:value-type="float"/>
          <table:table-cell office:value="-0.5838054418563843" office:value-type="float"/>
          <table:table-cell office:value="0.43863606452941895" office:value-type="float"/>
          <table:table-cell office:value="-0.939644873142242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3577727079391474" office:value-type="float"/>
          <table:table-cell office:value="-0.05" office:value-type="float"/>
          <table:table-cell office:value="0.021741802454359662" office:value-type="float"/>
          <table:table-cell office:value="20" office:value-type="float"/>
          <table:table-cell office:value="0.7786483764648438" office:value-type="float"/>
          <table:table-cell office:value="-0.9543318748474121" office:value-type="float"/>
          <table:table-cell office:value="0.48032236099243164" office:value-type="float"/>
          <table:table-cell office:value="-0.5846107006072998" office:value-type="float"/>
          <table:table-cell office:value="0.4392850399017334" office:value-type="float"/>
          <table:table-cell office:value="-0.940274298191070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8101576566696162" office:value-type="float"/>
          <table:table-cell office:value="-0.05" office:value-type="float"/>
          <table:table-cell office:value="0.02174180565230782" office:value-type="float"/>
          <table:table-cell office:value="21" office:value-type="float"/>
          <table:table-cell office:value="0.6919788122177124" office:value-type="float"/>
          <table:table-cell office:value="-0.935710608959198" office:value-type="float"/>
          <table:table-cell office:value="0.4640944004058838" office:value-type="float"/>
          <table:table-cell office:value="-0.5572894811630249" office:value-type="float"/>
          <table:table-cell office:value="0.5476150512695312" office:value-type="float"/>
          <table:table-cell office:value="-0.922233879566192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2613542079925532" office:value-type="float"/>
          <table:table-cell office:value="-0.05" office:value-type="float"/>
          <table:table-cell office:value="0.021741806472127135" office:value-type="float"/>
          <table:table-cell office:value="22" office:value-type="float"/>
          <table:table-cell office:value="0.6937472820281982" office:value-type="float"/>
          <table:table-cell office:value="-0.9364817142486572" office:value-type="float"/>
          <table:table-cell office:value="0.46467816829681396" office:value-type="float"/>
          <table:table-cell office:value="-0.5583775639533997" office:value-type="float"/>
          <table:table-cell office:value="0.548803448677063" office:value-type="float"/>
          <table:table-cell office:value="-0.923187971115112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6422474384307856" office:value-type="float"/>
          <table:table-cell office:value="-0.05" office:value-type="float"/>
          <table:table-cell office:value="0.02174180188044848" office:value-type="float"/>
          <table:table-cell office:value="23" office:value-type="float"/>
          <table:table-cell office:value="0.5937367677688599" office:value-type="float"/>
          <table:table-cell office:value="-0.9141042828559875" office:value-type="float"/>
          <table:table-cell office:value="0.44490909576416016" office:value-type="float"/>
          <table:table-cell office:value="-0.5237242579460144" office:value-type="float"/>
          <table:table-cell office:value="0.6191067695617676" office:value-type="float"/>
          <table:table-cell office:value="-0.900542736053466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0216034650802607" office:value-type="float"/>
          <table:table-cell office:value="-0.05" office:value-type="float"/>
          <table:table-cell office:value="0.0217418015525251" office:value-type="float"/>
          <table:table-cell office:value="24" office:value-type="float"/>
          <table:table-cell office:value="0.5958819389343262" office:value-type="float"/>
          <table:table-cell office:value="-0.9151960611343384" office:value-type="float"/>
          <table:table-cell office:value="0.445590615272522" office:value-type="float"/>
          <table:table-cell office:value="-0.5249862670898438" office:value-type="float"/>
          <table:table-cell office:value="0.6206439733505249" office:value-type="float"/>
          <table:table-cell office:value="-0.901845693588256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035694074630737245" office:value-type="float"/>
          <table:table-cell office:value="-0.05" office:value-type="float"/>
          <table:table-cell office:value="0.02174180179846587" office:value-type="float"/>
          <table:table-cell office:value="25" office:value-type="float"/>
          <table:table-cell office:value="0.4841625690460205" office:value-type="float"/>
          <table:table-cell office:value="-0.887076199054718" office:value-type="float"/>
          <table:table-cell office:value="0.420621395111084" office:value-type="float"/>
          <table:table-cell office:value="-0.4887012243270874" office:value-type="float"/>
          <table:table-cell office:value="0.6646627187728882" office:value-type="float"/>
          <table:table-cell office:value="-0.8740773200988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03095061779022223" office:value-type="float"/>
          <table:table-cell office:value="-0.05" office:value-type="float"/>
          <table:table-cell office:value="0.02174180622616899" office:value-type="float"/>
          <table:table-cell office:value="26" office:value-type="float"/>
          <table:table-cell office:value="0.4864104986190796" office:value-type="float"/>
          <table:table-cell office:value="-0.8884606957435608" office:value-type="float"/>
          <table:table-cell office:value="0.4213371276855469" office:value-type="float"/>
          <table:table-cell office:value="-0.4900466203689575" office:value-type="float"/>
          <table:table-cell office:value="0.6664469242095947" office:value-type="float"/>
          <table:table-cell office:value="-0.875682890415191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0002996921539314" office:value-type="float"/>
          <table:table-cell office:value="-0.05" office:value-type="float"/>
          <table:table-cell office:value="0.021741805734284463" office:value-type="float"/>
          <table:table-cell office:value="27" office:value-type="float"/>
          <table:table-cell office:value="0.37627267837524414" office:value-type="float"/>
          <table:table-cell office:value="-0.8561868071556091" office:value-type="float"/>
          <table:table-cell office:value="0.3904750347137451" office:value-type="float"/>
          <table:table-cell office:value="-0.45458555221557617" office:value-type="float"/>
          <table:table-cell office:value="0.690793514251709" office:value-type="float"/>
          <table:table-cell office:value="-0.845488727092742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693042635917664" office:value-type="float"/>
          <table:table-cell office:value="-0.05" office:value-type="float"/>
          <table:table-cell office:value="0.021741805570332357" office:value-type="float"/>
          <table:table-cell office:value="28" office:value-type="float"/>
          <table:table-cell office:value="0.37821269035339355" office:value-type="float"/>
          <table:table-cell office:value="-0.8578001856803894" office:value-type="float"/>
          <table:table-cell office:value="0.3912661075592041" office:value-type="float"/>
          <table:table-cell office:value="-0.4559527039527893" office:value-type="float"/>
          <table:table-cell office:value="0.6927429437637329" office:value-type="float"/>
          <table:table-cell office:value="-0.84732478857040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3943903446197515" office:value-type="float"/>
          <table:table-cell office:value="-0.05" office:value-type="float"/>
          <table:table-cell office:value="0.021741805488358065" office:value-type="float"/>
          <table:table-cell office:value="29" office:value-type="float"/>
          <table:table-cell office:value="0.27018773555755615" office:value-type="float"/>
          <table:table-cell office:value="-0.82167649269104" office:value-type="float"/>
          <table:table-cell office:value="0.34937429428100586" office:value-type="float"/>
          <table:table-cell office:value="-0.42477357387542725" office:value-type="float"/>
          <table:table-cell office:value="0.7013477087020874" office:value-type="float"/>
          <table:table-cell office:value="-0.814765393733978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0979280471801762" office:value-type="float"/>
          <table:table-cell office:value="-0.05" office:value-type="float"/>
          <table:table-cell office:value="0.02174180581626228" office:value-type="float"/>
          <table:table-cell office:value="30" office:value-type="float"/>
          <table:table-cell office:value="0.27179014682769775" office:value-type="float"/>
          <table:table-cell office:value="-0.8235470056533813" office:value-type="float"/>
          <table:table-cell office:value="0.35030078887939453" office:value-type="float"/>
          <table:table-cell office:value="-0.4261685609817505" office:value-type="float"/>
          <table:table-cell office:value="0.7035377025604248" office:value-type="float"/>
          <table:table-cell office:value="-0.816797077655792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00249099731446" office:value-type="float"/>
          <table:table-cell office:value="-0.05" office:value-type="float"/>
          <table:table-cell office:value="0.02174180598022143" office:value-type="float"/>
          <table:table-cell office:value="31" office:value-type="float"/>
          <table:table-cell office:value="0.1654815673828125" office:value-type="float"/>
          <table:table-cell office:value="-0.7819534540176392" office:value-type="float"/>
          <table:table-cell office:value="0.3055245876312256" office:value-type="float"/>
          <table:table-cell office:value="-0.3988643288612366" office:value-type="float"/>
          <table:table-cell office:value="0.7023210525512695" office:value-type="float"/>
          <table:table-cell office:value="-0.779096484184265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504864931106568" office:value-type="float"/>
          <table:table-cell office:value="-0.05" office:value-type="float"/>
          <table:table-cell office:value="0.021741802126403368" office:value-type="float"/>
          <table:table-cell office:value="32" office:value-type="float"/>
          <table:table-cell office:value="0.16675424575805664" office:value-type="float"/>
          <table:table-cell office:value="-0.7841078639030457" office:value-type="float"/>
          <table:table-cell office:value="0.30637943744659424" office:value-type="float"/>
          <table:table-cell office:value="-0.4003060460090637" office:value-type="float"/>
          <table:table-cell office:value="0.7046158313751221" office:value-type="float"/>
          <table:table-cell office:value="-0.781427860260009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2044417228" office:value-type="float"/>
          <table:table-cell office:value="33" office:value-type="float"/>
          <table:table-cell office:value="0.06549584865570068" office:value-type="float"/>
          <table:table-cell office:value="-0.7371703386306763" office:value-type="float"/>
          <table:table-cell office:value="0.2604907751083374" office:value-type="float"/>
          <table:table-cell office:value="-0.3764802813529968" office:value-type="float"/>
          <table:table-cell office:value="0.695181131362915" office:value-type="float"/>
          <table:table-cell office:value="-0.7377247810363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188044848" office:value-type="float"/>
          <table:table-cell office:value="34" office:value-type="float"/>
          <table:table-cell office:value="0.06608247756958008" office:value-type="float"/>
          <table:table-cell office:value="-0.7388989925384521" office:value-type="float"/>
          <table:table-cell office:value="0.2610551118850708" office:value-type="float"/>
          <table:table-cell office:value="-0.3774973154067993" office:value-type="float"/>
          <table:table-cell office:value="0.696946382522583" office:value-type="float"/>
          <table:table-cell office:value="-0.7395813465118408" office:value-type="float"/>
        </table:table-row>
        <table:table-row>
          <table:table-cell office:value="0.04971314609050751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622616899" office:value-type="float"/>
          <table:table-cell office:value="35" office:value-type="float"/>
          <table:table-cell office:value="-0.028685390949249268" office:value-type="float"/>
          <table:table-cell office:value="-0.6855020523071289" office:value-type="float"/>
          <table:table-cell office:value="0.21199333667755127" office:value-type="float"/>
          <table:table-cell office:value="-0.35442274808883667" office:value-type="float"/>
          <table:table-cell office:value="0.6772629022598267" office:value-type="float"/>
          <table:table-cell office:value="-0.6877932548522949" office:value-type="float"/>
        </table:table-row>
        <table:table-row>
          <table:table-cell office:value="0.04942634284496308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2290379163" office:value-type="float"/>
          <table:table-cell office:value="36" office:value-type="float"/>
          <table:table-cell office:value="-0.02868032455444336" office:value-type="float"/>
          <table:table-cell office:value="-0.6855744123458862" office:value-type="float"/>
          <table:table-cell office:value="0.21198999881744385" office:value-type="float"/>
          <table:table-cell office:value="-0.3544517755508423" office:value-type="float"/>
          <table:table-cell office:value="0.6773312091827393" office:value-type="float"/>
          <table:table-cell office:value="-0.6878787875175476" office:value-type="float"/>
        </table:table-row>
        <table:table-row>
          <table:table-cell office:value="0.04832167208194733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5488358065" office:value-type="float"/>
          <table:table-cell office:value="37" office:value-type="float"/>
          <table:table-cell office:value="-0.11046707630157471" office:value-type="float"/>
          <table:table-cell office:value="-0.6336944103240967" office:value-type="float"/>
          <table:table-cell office:value="0.16214120388031006" office:value-type="float"/>
          <table:table-cell office:value="-0.3355447053909302" office:value-type="float"/>
          <table:table-cell office:value="0.652490496635437" office:value-type="float"/>
          <table:table-cell office:value="-0.6334202289581299" office:value-type="float"/>
        </table:table-row>
        <table:table-row>
          <table:table-cell office:value="0.0472167307138443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188044848" office:value-type="float"/>
          <table:table-cell office:value="38" office:value-type="float"/>
          <table:table-cell office:value="-0.11049413681030273" office:value-type="float"/>
          <table:table-cell office:value="-0.6339892745018005" office:value-type="float"/>
          <table:table-cell office:value="0.1621077060699463" office:value-type="float"/>
          <table:table-cell office:value="-0.33565187454223633" office:value-type="float"/>
          <table:table-cell office:value="0.6527706384658813" office:value-type="float"/>
          <table:table-cell office:value="-0.6337752342224121" office:value-type="float"/>
        </table:table-row>
        <table:table-row>
          <table:table-cell office:value="0.04545757949352264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5734284463" office:value-type="float"/>
          <table:table-cell office:value="39" office:value-type="float"/>
          <table:table-cell office:value="-0.17591512203216553" office:value-type="float"/>
          <table:table-cell office:value="-0.5829389691352844" office:value-type="float"/>
          <table:table-cell office:value="0.11242985725402832" office:value-type="float"/>
          <table:table-cell office:value="-0.32096028327941895" office:value-type="float"/>
          <table:table-cell office:value="0.6256346702575684" office:value-type="float"/>
          <table:table-cell office:value="-0.5811061859130859" office:value-type="float"/>
        </table:table-row>
        <table:table-row>
          <table:table-cell office:value="0.04369730651378632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598022143" office:value-type="float"/>
          <table:table-cell office:value="40" office:value-type="float"/>
          <table:table-cell office:value="-0.1760272979736328" office:value-type="float"/>
          <table:table-cell office:value="-0.5834170579910278" office:value-type="float"/>
          <table:table-cell office:value="0.11239421367645264" office:value-type="float"/>
          <table:table-cell office:value="-0.3211376667022705" office:value-type="float"/>
          <table:table-cell office:value="0.6260817050933838" office:value-type="float"/>
          <table:table-cell office:value="-0.5816367864608765" office:value-type="float"/>
        </table:table-row>
        <table:table-row>
          <table:table-cell office:value="0.04143563091754913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5734284463" office:value-type="float"/>
          <table:table-cell office:value="41" office:value-type="float"/>
          <table:table-cell office:value="-0.22616755962371826" office:value-type="float"/>
          <table:table-cell office:value="-0.5350046753883362" office:value-type="float"/>
          <table:table-cell office:value="0.06265473365783691" office:value-type="float"/>
          <table:table-cell office:value="-0.31254082918167114" office:value-type="float"/>
          <table:table-cell office:value="0.5977904796600342" office:value-type="float"/>
          <table:table-cell office:value="-0.527336835861206" office:value-type="float"/>
        </table:table-row>
        <table:table-row>
          <table:table-cell office:value="0.0391718596220016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2126403368" office:value-type="float"/>
          <table:table-cell office:value="42" office:value-type="float"/>
          <table:table-cell office:value="-0.22637712955474854" office:value-type="float"/>
          <table:table-cell office:value="-0.5356274247169495" office:value-type="float"/>
          <table:table-cell office:value="0.06257057189941406" office:value-type="float"/>
          <table:table-cell office:value="-0.3127713203430176" office:value-type="float"/>
          <table:table-cell office:value="0.598389744758606" office:value-type="float"/>
          <table:table-cell office:value="-0.528033435344696" office:value-type="float"/>
        </table:table-row>
        <table:table-row>
          <table:table-cell office:value="0.036458780169487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2044417228" office:value-type="float"/>
          <table:table-cell office:value="43" office:value-type="float"/>
          <table:table-cell office:value="-0.27130794525146484" office:value-type="float"/>
          <table:table-cell office:value="-0.48753178119659424" office:value-type="float"/>
          <table:table-cell office:value="0.01398622989654541" office:value-type="float"/>
          <table:table-cell office:value="-0.30145716667175293" office:value-type="float"/>
          <table:table-cell office:value="0.5676519870758057" office:value-type="float"/>
          <table:table-cell office:value="-0.47244566679000854" office:value-type="float"/>
        </table:table-row>
        <table:table-row>
          <table:table-cell office:value="0.03374254763126373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655411553" office:value-type="float"/>
          <table:table-cell office:value="44" office:value-type="float"/>
          <table:table-cell office:value="-0.27162325382232666" office:value-type="float"/>
          <table:table-cell office:value="-0.48823726177215576" office:value-type="float"/>
          <table:table-cell office:value="0.013860583305358887" office:value-type="float"/>
          <table:table-cell office:value="-0.30173826217651367" office:value-type="float"/>
          <table:table-cell office:value="0.5683929920196533" office:value-type="float"/>
          <table:table-cell office:value="-0.47324031591415405" office:value-type="float"/>
        </table:table-row>
        <table:table-row>
          <table:table-cell office:value="0.030611700415611266" office:value-type="float"/>
          <table:table-cell office:value="-0.05" office:value-type="float"/>
          <table:table-cell office:value="0.04968790829181671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5734284463" office:value-type="float"/>
          <table:table-cell office:value="45" office:value-type="float"/>
          <table:table-cell office:value="-0.3130847215652466" office:value-type="float"/>
          <table:table-cell office:value="-0.4421623945236206" office:value-type="float"/>
          <table:table-cell office:value="-0.031209170818328857" office:value-type="float"/>
          <table:table-cell office:value="-0.2874041795730591" office:value-type="float"/>
          <table:table-cell office:value="0.5350733995437622" office:value-type="float"/>
          <table:table-cell office:value="-0.41646671295166016" office:value-type="float"/>
        </table:table-row>
        <table:table-row>
          <table:table-cell office:value="0.02747722327709198" office:value-type="float"/>
          <table:table-cell office:value="-0.05" office:value-type="float"/>
          <table:table-cell office:value="0.04937429070472717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163450418" office:value-type="float"/>
          <table:table-cell office:value="46" office:value-type="float"/>
          <table:table-cell office:value="-0.3134477138519287" office:value-type="float"/>
          <table:table-cell office:value="-0.4428156614303589" office:value-type="float"/>
          <table:table-cell office:value="-0.03136175870895386" office:value-type="float"/>
          <table:table-cell office:value="-0.28769451379776" office:value-type="float"/>
          <table:table-cell office:value="0.5358335971832275" office:value-type="float"/>
          <table:table-cell office:value="-0.41723281145095825" office:value-type="float"/>
        </table:table-row>
        <table:table-row>
          <table:table-cell office:value="0.023968064188957215" office:value-type="float"/>
          <table:table-cell office:value="-0.05" office:value-type="float"/>
          <table:table-cell office:value="0.04860996842384339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2126403368" office:value-type="float"/>
          <table:table-cell office:value="47" office:value-type="float"/>
          <table:table-cell office:value="-0.35091590881347656" office:value-type="float"/>
          <table:table-cell office:value="-0.41227805614471436" office:value-type="float"/>
          <table:table-cell office:value="-0.0764322280883789" office:value-type="float"/>
          <table:table-cell office:value="-0.27306485176086426" office:value-type="float"/>
          <table:table-cell office:value="0.5049479007720947" office:value-type="float"/>
          <table:table-cell office:value="-0.36311423778533936" office:value-type="float"/>
        </table:table-row>
        <table:table-row>
          <table:table-cell office:value="0.02045490503311157" office:value-type="float"/>
          <table:table-cell office:value="-0.05" office:value-type="float"/>
          <table:table-cell office:value="0.04784350752830506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589824127" office:value-type="float"/>
          <table:table-cell office:value="48" office:value-type="float"/>
          <table:table-cell office:value="-0.3513159155845642" office:value-type="float"/>
          <table:table-cell office:value="-0.41291844844818115" office:value-type="float"/>
          <table:table-cell office:value="-0.07664608955383301" office:value-type="float"/>
          <table:table-cell office:value="-0.2733401656150818" office:value-type="float"/>
          <table:table-cell office:value="0.5057177543640137" office:value-type="float"/>
          <table:table-cell office:value="-0.3638666868209839" office:value-type="float"/>
        </table:table-row>
        <table:table-row>
          <table:table-cell office:value="0.016600818037986756" office:value-type="float"/>
          <table:table-cell office:value="-0.05" office:value-type="float"/>
          <table:table-cell office:value="0.04665423154830933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179846587" office:value-type="float"/>
          <table:table-cell office:value="49" office:value-type="float"/>
          <table:table-cell office:value="-0.3854086995124817" office:value-type="float"/>
          <table:table-cell office:value="-0.4011383056640625" office:value-type="float"/>
          <table:table-cell office:value="-0.11892759799957275" office:value-type="float"/>
          <table:table-cell office:value="-0.2593768239021301" office:value-type="float"/>
          <table:table-cell office:value="0.47740697860717773" office:value-type="float"/>
          <table:table-cell office:value="-0.315401554107666" office:value-type="float"/>
        </table:table-row>
        <table:table-row>
          <table:table-cell office:value="0.01274228036403656" office:value-type="float"/>
          <table:table-cell office:value="-0.05" office:value-type="float"/>
          <table:table-cell office:value="0.04546315670013428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565230782" office:value-type="float"/>
          <table:table-cell office:value="50" office:value-type="float"/>
          <table:table-cell office:value="-0.38585376739501953" office:value-type="float"/>
          <table:table-cell office:value="-0.40169990062713623" office:value-type="float"/>
          <table:table-cell office:value="-0.11910748481750488" office:value-type="float"/>
          <table:table-cell office:value="-0.25958311557769775" office:value-type="float"/>
          <table:table-cell office:value="0.47812485694885254" office:value-type="float"/>
          <table:table-cell office:value="-0.3161103129386902" office:value-type="float"/>
        </table:table-row>
        <table:table-row>
          <table:table-cell office:value="0.0085691899061203" office:value-type="float"/>
          <table:table-cell office:value="-0.05" office:value-type="float"/>
          <table:table-cell office:value="0.04387855589389801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6472127135" office:value-type="float"/>
          <table:table-cell office:value="51" office:value-type="float"/>
          <table:table-cell office:value="-0.417309045791626" office:value-type="float"/>
          <table:table-cell office:value="-0.4060116410255432" office:value-type="float"/>
          <table:table-cell office:value="-0.1584600806236267" office:value-type="float"/>
          <table:table-cell office:value="-0.24467480182647705" office:value-type="float"/>
          <table:table-cell office:value="0.45133888721466064" office:value-type="float"/>
          <table:table-cell office:value="-0.2722477912902832" office:value-type="float"/>
        </table:table-row>
        <table:table-row>
          <table:table-cell office:value="0.004391281008720397" office:value-type="float"/>
          <table:table-cell office:value="-0.05" office:value-type="float"/>
          <table:table-cell office:value="0.04229183793067932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598022143" office:value-type="float"/>
          <table:table-cell office:value="52" office:value-type="float"/>
          <table:table-cell office:value="-0.41779088973999023" office:value-type="float"/>
          <table:table-cell office:value="-0.4065723419189453" office:value-type="float"/>
          <table:table-cell office:value="-0.1586717963218689" office:value-type="float"/>
          <table:table-cell office:value="-0.2449096441268921" office:value-type="float"/>
          <table:table-cell office:value="0.45207667350769043" office:value-type="float"/>
          <table:table-cell office:value="-0.2729525566101074" office:value-type="float"/>
        </table:table-row>
        <table:table-row>
          <table:table-cell office:value="-7.139861583709776e-05" office:value-type="float"/>
          <table:table-cell office:value="-0.05" office:value-type="float"/>
          <table:table-cell office:value="0.040362675786018376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598022143" office:value-type="float"/>
          <table:table-cell office:value="53" office:value-type="float"/>
          <table:table-cell office:value="-0.4462679624557495" office:value-type="float"/>
          <table:table-cell office:value="-0.421639084815979" office:value-type="float"/>
          <table:table-cell office:value="-0.19291621446609497" office:value-type="float"/>
          <table:table-cell office:value="-0.2290850281715393" office:value-type="float"/>
          <table:table-cell office:value="0.42625534534454346" office:value-type="float"/>
          <table:table-cell office:value="-0.23247027397155762" office:value-type="float"/>
        </table:table-row>
        <table:table-row>
          <table:table-cell office:value="-0.004539044499397279" office:value-type="float"/>
          <table:table-cell office:value="-0.05" office:value-type="float"/>
          <table:table-cell office:value="0.03843125700950623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6144185298" office:value-type="float"/>
          <table:table-cell office:value="54" office:value-type="float"/>
          <table:table-cell office:value="-0.44676458835601807" office:value-type="float"/>
          <table:table-cell office:value="-0.4222222566604614" office:value-type="float"/>
          <table:table-cell office:value="-0.1931418776512146" office:value-type="float"/>
          <table:table-cell office:value="-0.22930753231048584" office:value-type="float"/>
          <table:table-cell office:value="0.4270014762878418" office:value-type="float"/>
          <table:table-cell office:value="-0.23315751552581787" office:value-type="float"/>
        </table:table-row>
        <table:table-row>
          <table:table-cell office:value="-0.009256531596183778" office:value-type="float"/>
          <table:table-cell office:value="-0.05" office:value-type="float"/>
          <table:table-cell office:value="0.03622689723968506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581626228" office:value-type="float"/>
          <table:table-cell office:value="55" office:value-type="float"/>
          <table:table-cell office:value="-0.4717487096786499" office:value-type="float"/>
          <table:table-cell office:value="-0.4446033835411072" office:value-type="float"/>
          <table:table-cell office:value="-0.2204359769821167" office:value-type="float"/>
          <table:table-cell office:value="-0.21707499027252197" office:value-type="float"/>
          <table:table-cell office:value="0.3999902009963989" office:value-type="float"/>
          <table:table-cell office:value="-0.1935412883758545" office:value-type="float"/>
        </table:table-row>
        <table:table-row>
          <table:table-cell office:value="-0.013979408740997314" office:value-type="float"/>
          <table:table-cell office:value="-0.05" office:value-type="float"/>
          <table:table-cell office:value="0.03401993334293366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5734284463" office:value-type="float"/>
          <table:table-cell office:value="56" office:value-type="float"/>
          <table:table-cell office:value="-0.47228771448135376" office:value-type="float"/>
          <table:table-cell office:value="-0.44523894786834717" office:value-type="float"/>
          <table:table-cell office:value="-0.22069638967514038" office:value-type="float"/>
          <table:table-cell office:value="-0.21730268001556396" office:value-type="float"/>
          <table:table-cell office:value="0.4007772207260132" office:value-type="float"/>
          <table:table-cell office:value="-0.19423002004623413" office:value-type="float"/>
        </table:table-row>
        <table:table-row>
          <table:table-cell office:value="-0.018917100429534914" office:value-type="float"/>
          <table:table-cell office:value="-0.05" office:value-type="float"/>
          <table:table-cell office:value="0.03160735666751863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2126403368" office:value-type="float"/>
          <table:table-cell office:value="57" office:value-type="float"/>
          <table:table-cell office:value="-0.49376916885375977" office:value-type="float"/>
          <table:table-cell office:value="-0.4736310839653015" office:value-type="float"/>
          <table:table-cell office:value="-0.2412576675415039" office:value-type="float"/>
          <table:table-cell office:value="-0.20922964811325073" office:value-type="float"/>
          <table:table-cell office:value="0.37309861183166504" office:value-type="float"/>
          <table:table-cell office:value="-0.15485507249832153" office:value-type="float"/>
        </table:table-row>
        <table:table-row>
          <table:table-cell office:value="-0.023860851526260378" office:value-type="float"/>
          <table:table-cell office:value="-0.05" office:value-type="float"/>
          <table:table-cell office:value="0.029191665649414073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188044848" office:value-type="float"/>
          <table:table-cell office:value="58" office:value-type="float"/>
          <table:table-cell office:value="-0.4943751096725464" office:value-type="float"/>
          <table:table-cell office:value="-0.47437065839767456" office:value-type="float"/>
          <table:table-cell office:value="-0.24156910181045532" office:value-type="float"/>
          <table:table-cell office:value="-0.20940685272216797" office:value-type="float"/>
          <table:table-cell office:value="0.37390291690826416" office:value-type="float"/>
          <table:table-cell office:value="-0.15561002492904663" office:value-type="float"/>
        </table:table-row>
        <table:table-row>
          <table:table-cell office:value="-0.028979905247688294" office:value-type="float"/>
          <table:table-cell office:value="-0.05" office:value-type="float"/>
          <table:table-cell office:value="0.02664664626121522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2126403368" office:value-type="float"/>
          <table:table-cell office:value="59" office:value-type="float"/>
          <table:table-cell office:value="-0.5119053721427917" office:value-type="float"/>
          <table:table-cell office:value="-0.5079089999198914" office:value-type="float"/>
          <table:table-cell office:value="-0.25450193881988525" office:value-type="float"/>
          <table:table-cell office:value="-0.20534008741378784" office:value-type="float"/>
          <table:table-cell office:value="0.34592652320861816" office:value-type="float"/>
          <table:table-cell office:value="-0.1164129376411438" office:value-type="float"/>
        </table:table-row>
        <table:table-row>
          <table:table-cell office:value="-0.034105460643768314" office:value-type="float"/>
          <table:table-cell office:value="-0.05" office:value-type="float"/>
          <table:table-cell office:value="0.02409826993942261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741802290379163" office:value-type="float"/>
          <table:table-cell office:value="60" office:value-type="float"/>
          <table:table-cell office:value="-0.5125555396080017" office:value-type="float"/>
          <table:table-cell office:value="-0.5086685419082642" office:value-type="float"/>
          <table:table-cell office:value="-0.25483763217926025" office:value-type="float"/>
          <table:table-cell office:value="-0.20552128553390503" office:value-type="float"/>
          <table:table-cell office:value="0.3467259407043457" office:value-type="float"/>
          <table:table-cell office:value="-0.117159903049469" office:value-type="float"/>
        </table:table-row>
      </table:table>
      <table:table table:name="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4688389897346497" office:value-type="float"/>
          <table:table-cell office:value="-0.004918413162231445" office:value-type="float"/>
          <table:table-cell office:value="-0.0020342350006103517" office:value-type="float"/>
          <table:table-cell office:value="-0.0020381659269332886" office:value-type="float"/>
          <table:table-cell office:value="0.0029088258743286133" office:value-type="float"/>
          <table:table-cell office:value="-0.0006021028757095337" office:value-type="float"/>
          <table:table-cell office:value="0.029844348795928108" office:value-type="float"/>
          <table:table-cell office:value="1" office:value-type="float"/>
          <table:table-cell office:value="-0.46883898973464966" office:value-type="float"/>
          <table:table-cell office:value="-0.49184131622314453" office:value-type="float"/>
          <table:table-cell office:value="-0.20342350006103516" office:value-type="float"/>
          <table:table-cell office:value="-0.20381659269332886" office:value-type="float"/>
          <table:table-cell office:value="0.29088258743286133" office:value-type="float"/>
          <table:table-cell office:value="-0.06021028757095337" office:value-type="float"/>
        </table:table-row>
        <table:table-row>
          <table:table-cell office:value="-0.009387420415878298" office:value-type="float"/>
          <table:table-cell office:value="-0.009849302768707276" office:value-type="float"/>
          <table:table-cell office:value="-0.004075056910514832" office:value-type="float"/>
          <table:table-cell office:value="-0.0040802150964736935" office:value-type="float"/>
          <table:table-cell office:value="0.005827580690383911" office:value-type="float"/>
          <table:table-cell office:value="-0.0012098425626754761" office:value-type="float"/>
          <table:table-cell office:value="0.029844348795928108" office:value-type="float"/>
          <table:table-cell office:value="2" office:value-type="float"/>
          <table:table-cell office:value="-0.46990305185317993" office:value-type="float"/>
          <table:table-cell office:value="-0.493088960647583" office:value-type="float"/>
          <table:table-cell office:value="-0.204082190990448" office:value-type="float"/>
          <table:table-cell office:value="-0.20420491695404053" office:value-type="float"/>
          <table:table-cell office:value="0.2918754816055298" office:value-type="float"/>
          <table:table-cell office:value="-0.06077396869659424" office:value-type="float"/>
        </table:table-row>
        <table:table-row>
          <table:table-cell office:value="-0.014196932315826418" office:value-type="float"/>
          <table:table-cell office:value="-0.015167750716209412" office:value-type="float"/>
          <table:table-cell office:value="-0.0060968965291976936" office:value-type="float"/>
          <table:table-cell office:value="-0.00615827739238739" office:value-type="float"/>
          <table:table-cell office:value="0.008487702608108522" office:value-type="float"/>
          <table:table-cell office:value="-0.0014788365364074708" office:value-type="float"/>
          <table:table-cell office:value="0.02984432984729281" office:value-type="float"/>
          <table:table-cell office:value="3" office:value-type="float"/>
          <table:table-cell office:value="-0.480951189994812" office:value-type="float"/>
          <table:table-cell office:value="-0.5318447947502136" office:value-type="float"/>
          <table:table-cell office:value="-0.20218396186828613" office:value-type="float"/>
          <table:table-cell office:value="-0.20780622959136963" office:value-type="float"/>
          <table:table-cell office:value="0.26601219177246094" office:value-type="float"/>
          <table:table-cell office:value="-0.026899397373199463" office:value-type="float"/>
        </table:table-row>
        <table:table-row>
          <table:table-cell office:value="-0.01901800870895386" office:value-type="float"/>
          <table:table-cell office:value="-0.020499832034111022" office:value-type="float"/>
          <table:table-cell office:value="-0.008125820755958559" office:value-type="float"/>
          <table:table-cell office:value="-0.008240365982055664" office:value-type="float"/>
          <table:table-cell office:value="0.011157625913619997" office:value-type="float"/>
          <table:table-cell office:value="-0.0017529326677322389" office:value-type="float"/>
          <table:table-cell office:value="0.029844339134535606" office:value-type="float"/>
          <table:table-cell office:value="4" office:value-type="float"/>
          <table:table-cell office:value="-0.48210763931274414" office:value-type="float"/>
          <table:table-cell office:value="-0.5332081317901611" office:value-type="float"/>
          <table:table-cell office:value="-0.20289242267608643" office:value-type="float"/>
          <table:table-cell office:value="-0.2082088589668274" office:value-type="float"/>
          <table:table-cell office:value="0.26699233055114746" office:value-type="float"/>
          <table:table-cell office:value="-0.027409613132476807" office:value-type="float"/>
        </table:table-row>
        <table:table-row>
          <table:table-cell office:value="-0.023913326263427737" office:value-type="float"/>
          <table:table-cell office:value="-0.02622236430644989" office:value-type="float"/>
          <table:table-cell office:value="-0.010064972043037416" office:value-type="float"/>
          <table:table-cell office:value="-0.010357950925827026" office:value-type="float"/>
          <table:table-cell office:value="0.013539752960205079" office:value-type="float"/>
          <table:table-cell office:value="-0.0017091792821884156" office:value-type="float"/>
          <table:table-cell office:value="0.02984432829940933" office:value-type="float"/>
          <table:table-cell office:value="5" office:value-type="float"/>
          <table:table-cell office:value="-0.4895317554473877" office:value-type="float"/>
          <table:table-cell office:value="-0.5722532272338867" office:value-type="float"/>
          <table:table-cell office:value="-0.19391512870788574" office:value-type="float"/>
          <table:table-cell office:value="-0.21175849437713623" office:value-type="float"/>
          <table:table-cell office:value="0.2382127046585083" office:value-type="float"/>
          <table:table-cell office:value="0.004375338554382324" office:value-type="float"/>
        </table:table-row>
        <table:table-row>
          <table:table-cell office:value="-0.028820524215698244" office:value-type="float"/>
          <table:table-cell office:value="-0.031959012150764465" office:value-type="float"/>
          <table:table-cell office:value="-0.012011148333549502" office:value-type="float"/>
          <table:table-cell office:value="-0.012479510307312012" office:value-type="float"/>
          <table:table-cell office:value="0.015930655002593996" office:value-type="float"/>
          <table:table-cell office:value="-0.0016696816682815552" office:value-type="float"/>
          <table:table-cell office:value="0.02984433950876321" office:value-type="float"/>
          <table:table-cell office:value="6" office:value-type="float"/>
          <table:table-cell office:value="-0.4907197952270508" office:value-type="float"/>
          <table:table-cell office:value="-0.5736647844314575" office:value-type="float"/>
          <table:table-cell office:value="-0.1946176290512085" office:value-type="float"/>
          <table:table-cell office:value="-0.21215593814849854" office:value-type="float"/>
          <table:table-cell office:value="0.2390902042388916" office:value-type="float"/>
          <table:table-cell office:value="0.003949761390686035" office:value-type="float"/>
        </table:table-row>
        <table:table-row>
          <table:table-cell office:value="-0.033763506412506104" office:value-type="float"/>
          <table:table-cell office:value="-0.038076619505882266" office:value-type="float"/>
          <table:table-cell office:value="-0.013800933957099916" office:value-type="float"/>
          <table:table-cell office:value="-0.014624939560890199" office:value-type="float"/>
          <table:table-cell office:value="0.018002142906188966" office:value-type="float"/>
          <table:table-cell office:value="-0.001366550326347351" office:value-type="float"/>
          <table:table-cell office:value="0.029844347248074204" office:value-type="float"/>
          <table:table-cell office:value="7" office:value-type="float"/>
          <table:table-cell office:value="-0.49429821968078613" office:value-type="float"/>
          <table:table-cell office:value="-0.6117607355117798" office:value-type="float"/>
          <table:table-cell office:value="-0.1789785623550415" office:value-type="float"/>
          <table:table-cell office:value="-0.2145429253578186" office:value-type="float"/>
          <table:table-cell office:value="0.20714879035949707" office:value-type="float"/>
          <table:table-cell office:value="0.03031313419342041" office:value-type="float"/>
        </table:table-row>
        <table:table-row>
          <table:table-cell office:value="-0.038718714118003844" office:value-type="float"/>
          <table:table-cell office:value="-0.044208938479423525" office:value-type="float"/>
          <table:table-cell office:value="-0.015597479343414308" office:value-type="float"/>
          <table:table-cell office:value="-0.016774541139602663" office:value-type="float"/>
          <table:table-cell office:value="0.020081821680068973" office:value-type="float"/>
          <table:table-cell office:value="-0.0010672158002853393" office:value-type="float"/>
          <table:table-cell office:value="0.02984433176938309" office:value-type="float"/>
          <table:table-cell office:value="8" office:value-type="float"/>
          <table:table-cell office:value="-0.49552077054977417" office:value-type="float"/>
          <table:table-cell office:value="-0.613231897354126" office:value-type="float"/>
          <table:table-cell office:value="-0.1796545386314392" office:value-type="float"/>
          <table:table-cell office:value="-0.21496015787124634" office:value-type="float"/>
          <table:table-cell office:value="0.2079678773880005" office:value-type="float"/>
          <table:table-cell office:value="0.029933452606201172" office:value-type="float"/>
        </table:table-row>
        <table:table-row>
          <table:table-cell office:value="-0.04367069900035858" office:value-type="float"/>
          <table:table-cell office:value="-0.05" office:value-type="float"/>
          <table:table-cell office:value="-0.01717074573040009" office:value-type="float"/>
          <table:table-cell office:value="-0.018942651748657228" office:value-type="float"/>
          <table:table-cell office:value="0.02181068301200867" office:value-type="float"/>
          <table:table-cell office:value="-0.000531654953956604" office:value-type="float"/>
          <table:table-cell office:value="0.02984433796089271" office:value-type="float"/>
          <table:table-cell office:value="9" office:value-type="float"/>
          <table:table-cell office:value="-0.49519848823547363" office:value-type="float"/>
          <table:table-cell office:value="-0.6487919688224792" office:value-type="float"/>
          <table:table-cell office:value="-0.15732663869857788" office:value-type="float"/>
          <table:table-cell office:value="-0.21681106090545654" office:value-type="float"/>
          <table:table-cell office:value="0.17288613319396973" office:value-type="float"/>
          <table:table-cell office:value="0.053556084632873535" office:value-type="float"/>
        </table:table-row>
        <table:table-row>
          <table:table-cell office:value="-0.04863692820072174" office:value-type="float"/>
          <table:table-cell office:value="-0.05" office:value-type="float"/>
          <table:table-cell office:value="-0.018751296401023868" office:value-type="float"/>
          <table:table-cell office:value="-0.02111607074737549" office:value-type="float"/>
          <table:table-cell office:value="0.02354848623275757" office:value-type="float"/>
          <table:table-cell office:value="-1.5318393707273656e-07" office:value-type="float"/>
          <table:table-cell office:value="0.029844333317264642" office:value-type="float"/>
          <table:table-cell office:value="10" office:value-type="float"/>
          <table:table-cell office:value="-0.4966229200363159" office:value-type="float"/>
          <table:table-cell office:value="-0.6504883766174316" office:value-type="float"/>
          <table:table-cell office:value="-0.15805506706237793" office:value-type="float"/>
          <table:table-cell office:value="-0.21734189987182617" office:value-type="float"/>
          <table:table-cell office:value="0.17378032207489014" office:value-type="float"/>
          <table:table-cell office:value="0.0531501770019531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2005280911922455" office:value-type="float"/>
          <table:table-cell office:value="-0.023261436820030214" office:value-type="float"/>
          <table:table-cell office:value="0.024932048320770266" office:value-type="float"/>
          <table:table-cell office:value="0.000727115273475647" office:value-type="float"/>
          <table:table-cell office:value="0.02984433176938309" office:value-type="float"/>
          <table:table-cell office:value="11" office:value-type="float"/>
          <table:table-cell office:value="-0.4929509162902832" office:value-type="float"/>
          <table:table-cell office:value="-0.6837379932403564" office:value-type="float"/>
          <table:table-cell office:value="-0.13015127182006836" office:value-type="float"/>
          <table:table-cell office:value="-0.2145366072654724" office:value-type="float"/>
          <table:table-cell office:value="0.13835620880126953" office:value-type="float"/>
          <table:table-cell office:value="0.072726845741271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21359360814094546" office:value-type="float"/>
          <table:table-cell office:value="-0.0254118686914444" office:value-type="float"/>
          <table:table-cell office:value="0.02632335186004639" office:value-type="float"/>
          <table:table-cell office:value="0.0014515787363052369" office:value-type="float"/>
          <table:table-cell office:value="0.02984434223026109" office:value-type="float"/>
          <table:table-cell office:value="12" office:value-type="float"/>
          <table:table-cell office:value="-0.4941704273223877" office:value-type="float"/>
          <table:table-cell office:value="-0.6851379871368408" office:value-type="float"/>
          <table:table-cell office:value="-0.1306551694869995" office:value-type="float"/>
          <table:table-cell office:value="-0.21504318714141846" office:value-type="float"/>
          <table:table-cell office:value="0.1391303539276123" office:value-type="float"/>
          <table:table-cell office:value="0.072446346282958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22318720221519473" office:value-type="float"/>
          <table:table-cell office:value="-0.02748385310173035" office:value-type="float"/>
          <table:table-cell office:value="0.027338718175888066" office:value-type="float"/>
          <table:table-cell office:value="0.002308893799781799" office:value-type="float"/>
          <table:table-cell office:value="0.02984432984729281" office:value-type="float"/>
          <table:table-cell office:value="13" office:value-type="float"/>
          <table:table-cell office:value="-0.4851193428039551" office:value-type="float"/>
          <table:table-cell office:value="-0.713470458984375" office:value-type="float"/>
          <table:table-cell office:value="-0.09593594074249268" office:value-type="float"/>
          <table:table-cell office:value="-0.20719844102859497" office:value-type="float"/>
          <table:table-cell office:value="0.10153663158416748" office:value-type="float"/>
          <table:table-cell office:value="0.085731506347656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23280779719352725" office:value-type="float"/>
          <table:table-cell office:value="-0.029559153914451602" office:value-type="float"/>
          <table:table-cell office:value="0.028358677625656133" office:value-type="float"/>
          <table:table-cell office:value="0.0031647509336471557" office:value-type="float"/>
          <table:table-cell office:value="0.029844334490926643" office:value-type="float"/>
          <table:table-cell office:value="14" office:value-type="float"/>
          <table:table-cell office:value="-0.4859324097633362" office:value-type="float"/>
          <table:table-cell office:value="-0.7144126892089844" office:value-type="float"/>
          <table:table-cell office:value="-0.0962059497833252" office:value-type="float"/>
          <table:table-cell office:value="-0.20753008127212524" office:value-type="float"/>
          <table:table-cell office:value="0.10199594497680664" office:value-type="float"/>
          <table:table-cell office:value="0.085585713386535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23853639364242556" office:value-type="float"/>
          <table:table-cell office:value="-0.03149999678134918" office:value-type="float"/>
          <table:table-cell office:value="0.029011827707290654" office:value-type="float"/>
          <table:table-cell office:value="0.0040902715921401975" office:value-type="float"/>
          <table:table-cell office:value="0.029844347248074204" office:value-type="float"/>
          <table:table-cell office:value="15" office:value-type="float"/>
          <table:table-cell office:value="-0.473962664604187" office:value-type="float"/>
          <table:table-cell office:value="-0.74021977186203" office:value-type="float"/>
          <table:table-cell office:value="-0.057285964488983154" office:value-type="float"/>
          <table:table-cell office:value="-0.1940842866897583" office:value-type="float"/>
          <table:table-cell office:value="0.06531500816345215" office:value-type="float"/>
          <table:table-cell office:value="0.09255206584930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24428473711013796" office:value-type="float"/>
          <table:table-cell office:value="-0.03344380497932434" office:value-type="float"/>
          <table:table-cell office:value="0.029668414592742925" office:value-type="float"/>
          <table:table-cell office:value="0.005014601349830627" office:value-type="float"/>
          <table:table-cell office:value="0.029844343778119682" office:value-type="float"/>
          <table:table-cell office:value="16" office:value-type="float"/>
          <table:table-cell office:value="-0.47474610805511475" office:value-type="float"/>
          <table:table-cell office:value="-0.7410998344421387" office:value-type="float"/>
          <table:table-cell office:value="-0.05748343467712402" office:value-type="float"/>
          <table:table-cell office:value="-0.19438081979751587" office:value-type="float"/>
          <table:table-cell office:value="0.06565868854522705" office:value-type="float"/>
          <table:table-cell office:value="0.092432975769042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2455883324146271" office:value-type="float"/>
          <table:table-cell office:value="-0.03522599518299102" office:value-type="float"/>
          <table:table-cell office:value="0.029961303472518925" office:value-type="float"/>
          <table:table-cell office:value="0.005924341082572936" office:value-type="float"/>
          <table:table-cell office:value="0.029844336413019455" office:value-type="float"/>
          <table:table-cell office:value="17" office:value-type="float"/>
          <table:table-cell office:value="-0.45957088470458984" office:value-type="float"/>
          <table:table-cell office:value="-0.7648419141769409" office:value-type="float"/>
          <table:table-cell office:value="-0.013035953044891357" office:value-type="float"/>
          <table:table-cell office:value="-0.1782190203666687" office:value-type="float"/>
          <table:table-cell office:value="0.029288887977600098" office:value-type="float"/>
          <table:table-cell office:value="0.090973973274230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24690660238265993" office:value-type="float"/>
          <table:table-cell office:value="-0.037010505795478814" office:value-type="float"/>
          <table:table-cell office:value="0.03025673627853394" office:value-type="float"/>
          <table:table-cell office:value="0.006832579970359801" office:value-type="float"/>
          <table:table-cell office:value="0.02984432984729281" office:value-type="float"/>
          <table:table-cell office:value="18" office:value-type="float"/>
          <table:table-cell office:value="-0.4603363871574402" office:value-type="float"/>
          <table:table-cell office:value="-0.7656710743904114" office:value-type="float"/>
          <table:table-cell office:value="-0.01318269968032837" office:value-type="float"/>
          <table:table-cell office:value="-0.1784510612487793" office:value-type="float"/>
          <table:table-cell office:value="0.029543280601501465" office:value-type="float"/>
          <table:table-cell office:value="0.090823888778686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24331990480422977" office:value-type="float"/>
          <table:table-cell office:value="-0.038591854572296136" office:value-type="float"/>
          <table:table-cell office:value="0.03019009351730347" office:value-type="float"/>
          <table:table-cell office:value="0.0076731210947036735" office:value-type="float"/>
          <table:table-cell office:value="0.02984432867361169" office:value-type="float"/>
          <table:table-cell office:value="19" office:value-type="float"/>
          <table:table-cell office:value="-0.4443007707595825" office:value-type="float"/>
          <table:table-cell office:value="-0.7880769371986389" office:value-type="float"/>
          <table:table-cell office:value="0.03586697578430176" office:value-type="float"/>
          <table:table-cell office:value="-0.15813487768173218" office:value-type="float"/>
          <table:table-cell office:value="-0.006664276123046875" office:value-type="float"/>
          <table:table-cell office:value="0.084054112434387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23974196910858156" office:value-type="float"/>
          <table:table-cell office:value="-0.040175200104713434" office:value-type="float"/>
          <table:table-cell office:value="0.030125030875205995" office:value-type="float"/>
          <table:table-cell office:value="0.008512304425239562" office:value-type="float"/>
          <table:table-cell office:value="0.029844336413019455" office:value-type="float"/>
          <table:table-cell office:value="20" office:value-type="float"/>
          <table:table-cell office:value="-0.4450262784957886" office:value-type="float"/>
          <table:table-cell office:value="-0.7888213396072388" office:value-type="float"/>
          <table:table-cell office:value="0.035779356956481934" office:value-type="float"/>
          <table:table-cell office:value="-0.15833455324172974" office:value-type="float"/>
          <table:table-cell office:value="-0.0065062642097473145" office:value-type="float"/>
          <table:table-cell office:value="0.083918333053588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23094642162323" office:value-type="float"/>
          <table:table-cell office:value="-0.04152139782905578" office:value-type="float"/>
          <table:table-cell office:value="0.02970574975013733" office:value-type="float"/>
          <table:table-cell office:value="0.00923776090145111" office:value-type="float"/>
          <table:table-cell office:value="0.029844331395173517" office:value-type="float"/>
          <table:table-cell office:value="21" office:value-type="float"/>
          <table:table-cell office:value="-0.4302298426628113" office:value-type="float"/>
          <table:table-cell office:value="-0.8100036382675171" office:value-type="float"/>
          <table:table-cell office:value="0.08795547485351562" office:value-type="float"/>
          <table:table-cell office:value="-0.13461977243423462" office:value-type="float"/>
          <table:table-cell office:value="-0.041928112506866455" office:value-type="float"/>
          <table:table-cell office:value="0.072545647621154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2221546292304993" office:value-type="float"/>
          <table:table-cell office:value="-0.042869176268577565" office:value-type="float"/>
          <table:table-cell office:value="0.029287167191505432" office:value-type="float"/>
          <table:table-cell office:value="0.00996195614337921" office:value-type="float"/>
          <table:table-cell office:value="0.0298443441523581" office:value-type="float"/>
          <table:table-cell office:value="22" office:value-type="float"/>
          <table:table-cell office:value="-0.43090248107910156" office:value-type="float"/>
          <table:table-cell office:value="-0.8106535077095032" office:value-type="float"/>
          <table:table-cell office:value="0.08791792392730713" office:value-type="float"/>
          <table:table-cell office:value="-0.13477784395217896" office:value-type="float"/>
          <table:table-cell office:value="-0.0418582558631897" office:value-type="float"/>
          <table:table-cell office:value="0.072419524192810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207951295375824" office:value-type="float"/>
          <table:table-cell office:value="-0.04396106481552123" office:value-type="float"/>
          <table:table-cell office:value="0.028524829745292662" office:value-type="float"/>
          <table:table-cell office:value="0.010523841977119445" office:value-type="float"/>
          <table:table-cell office:value="0.02984433796089271" office:value-type="float"/>
          <table:table-cell office:value="23" office:value-type="float"/>
          <table:table-cell office:value="-0.41992300748825073" office:value-type="float"/>
          <table:table-cell office:value="-0.8302708268165588" office:value-type="float"/>
          <table:table-cell office:value="0.14203333854675293" office:value-type="float"/>
          <table:table-cell office:value="-0.10918885469436646" office:value-type="float"/>
          <table:table-cell office:value="-0.07623374462127686" office:value-type="float"/>
          <table:table-cell office:value="0.0561885833740234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1937489986419678" office:value-type="float"/>
          <table:table-cell office:value="-0.04505421519279479" office:value-type="float"/>
          <table:table-cell office:value="0.027762592434883118" office:value-type="float"/>
          <table:table-cell office:value="0.011084446310997009" office:value-type="float"/>
          <table:table-cell office:value="0.02984434532597551" office:value-type="float"/>
          <table:table-cell office:value="24" office:value-type="float"/>
          <table:table-cell office:value="-0.4205608367919922" office:value-type="float"/>
          <table:table-cell office:value="-0.8308351039886475" office:value-type="float"/>
          <table:table-cell office:value="0.142022967338562" office:value-type="float"/>
          <table:table-cell office:value="-0.10931503772735596" office:value-type="float"/>
          <table:table-cell office:value="-0.07622373104095459" office:value-type="float"/>
          <table:table-cell office:value="0.056060433387756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17406910657882694" office:value-type="float"/>
          <table:table-cell office:value="-0.04586045324802398" office:value-type="float"/>
          <table:table-cell office:value="0.026679717898368836" office:value-type="float"/>
          <table:table-cell office:value="0.011431824564933777" office:value-type="float"/>
          <table:table-cell office:value="0.029844340682399727" office:value-type="float"/>
          <table:table-cell office:value="25" office:value-type="float"/>
          <table:table-cell office:value="-0.4141193628311157" office:value-type="float"/>
          <table:table-cell office:value="-0.849062442779541" office:value-type="float"/>
          <table:table-cell office:value="0.1967989206314087" office:value-type="float"/>
          <table:table-cell office:value="-0.0806238055229187" office:value-type="float"/>
          <table:table-cell office:value="-0.10828745365142822" office:value-type="float"/>
          <table:table-cell office:value="0.034737825393676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15438923835754398" office:value-type="float"/>
          <table:table-cell office:value="-0.04666764080524444" office:value-type="float"/>
          <table:table-cell office:value="0.025596360564231875" office:value-type="float"/>
          <table:table-cell office:value="0.011777899861335754" office:value-type="float"/>
          <table:table-cell office:value="0.02984432984729281" office:value-type="float"/>
          <table:table-cell office:value="26" office:value-type="float"/>
          <table:table-cell office:value="-0.41471564769744873" office:value-type="float"/>
          <table:table-cell office:value="-0.8495346903800964" office:value-type="float"/>
          <table:table-cell office:value="0.1967986822128296" office:value-type="float"/>
          <table:table-cell office:value="-0.0807187557220459" office:value-type="float"/>
          <table:table-cell office:value="-0.10833573341369629" office:value-type="float"/>
          <table:table-cell office:value="0.0346075296401977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12922307252883914" office:value-type="float"/>
          <table:table-cell office:value="-0.04718061804771422" office:value-type="float"/>
          <table:table-cell office:value="0.02422077000141144" office:value-type="float"/>
          <table:table-cell office:value="0.011851794123649596" office:value-type="float"/>
          <table:table-cell office:value="0.029844350343779254" office:value-type="float"/>
          <table:table-cell office:value="27" office:value-type="float"/>
          <table:table-cell office:value="-0.41082763671875" office:value-type="float"/>
          <table:table-cell office:value="-0.8661271333694458" office:value-type="float"/>
          <table:table-cell office:value="0.25166165828704834" office:value-type="float"/>
          <table:table-cell office:value="-0.05129772424697876" office:value-type="float"/>
          <table:table-cell office:value="-0.13755905628204346" office:value-type="float"/>
          <table:table-cell office:value="0.0073894262313842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10405763387680057" office:value-type="float"/>
          <table:table-cell office:value="-0.04769436359405516" office:value-type="float"/>
          <table:table-cell office:value="0.022844086885452274" office:value-type="float"/>
          <table:table-cell office:value="0.011924557089805603" office:value-type="float"/>
          <table:table-cell office:value="0.02984432984729281" office:value-type="float"/>
          <table:table-cell office:value="28" office:value-type="float"/>
          <table:table-cell office:value="-0.411368727684021" office:value-type="float"/>
          <table:table-cell office:value="-0.8665058612823486" office:value-type="float"/>
          <table:table-cell office:value="0.25165438652038574" office:value-type="float"/>
          <table:table-cell office:value="-0.05137455463409424" office:value-type="float"/>
          <table:table-cell office:value="-0.13766831159591675" office:value-type="float"/>
          <table:table-cell office:value="0.0072762966156005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07358286380767826" office:value-type="float"/>
          <table:table-cell office:value="-0.04798478841781615" office:value-type="float"/>
          <table:table-cell office:value="0.021187084913253787" office:value-type="float"/>
          <table:table-cell office:value="0.01166949212551117" office:value-type="float"/>
          <table:table-cell office:value="0.029844333317264642" office:value-type="float"/>
          <table:table-cell office:value="29" office:value-type="float"/>
          <table:table-cell office:value="-0.4071173667907715" office:value-type="float"/>
          <table:table-cell office:value="-0.8813303709030151" office:value-type="float"/>
          <table:table-cell office:value="0.30474770069122314" office:value-type="float"/>
          <table:table-cell office:value="-0.029042482376098633" office:value-type="float"/>
          <table:table-cell office:value="-0.16570019721984863" office:value-type="float"/>
          <table:table-cell office:value="-0.025506496429443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04311108589172366" office:value-type="float"/>
          <table:table-cell office:value="-0.04827594757080077" office:value-type="float"/>
          <table:table-cell office:value="0.019528568983078004" office:value-type="float"/>
          <table:table-cell office:value="0.011413394808769226" office:value-type="float"/>
          <table:table-cell office:value="0.02984435189162764" office:value-type="float"/>
          <table:table-cell office:value="30" office:value-type="float"/>
          <table:table-cell office:value="-0.40762853622436523" office:value-type="float"/>
          <table:table-cell office:value="-0.8816363215446472" office:value-type="float"/>
          <table:table-cell office:value="0.3047177791595459" office:value-type="float"/>
          <table:table-cell office:value="-0.029115915298461914" office:value-type="float"/>
          <table:table-cell office:value="-0.16585159301757812" office:value-type="float"/>
          <table:table-cell office:value="-0.0256097316741943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007687318325042755" office:value-type="float"/>
          <table:table-cell office:value="-0.04838378787040709" office:value-type="float"/>
          <table:table-cell office:value="0.017588211297988893" office:value-type="float"/>
          <table:table-cell office:value="0.010794586539268493" office:value-type="float"/>
          <table:table-cell office:value="0.029844334490926643" office:value-type="float"/>
          <table:table-cell office:value="31" office:value-type="float"/>
          <table:table-cell office:value="-0.4011108875274658" office:value-type="float"/>
          <table:table-cell office:value="-0.894722580909729" office:value-type="float"/>
          <table:table-cell office:value="0.3542376756668091" office:value-type="float"/>
          <table:table-cell office:value="-0.010784029960632324" office:value-type="float"/>
          <table:table-cell office:value="-0.19403576850891113" office:value-type="float"/>
          <table:table-cell office:value="-0.061880826950073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027729237079620332" office:value-type="float"/>
          <table:table-cell office:value="-0.048492444753646835" office:value-type="float"/>
          <table:table-cell office:value="0.015646027326583864" office:value-type="float"/>
          <table:table-cell office:value="0.01017506718635559" office:value-type="float"/>
          <table:table-cell office:value="0.02984433603879907" office:value-type="float"/>
          <table:table-cell office:value="32" office:value-type="float"/>
          <table:table-cell office:value="-0.4015756845474243" office:value-type="float"/>
          <table:table-cell office:value="-0.8949519991874695" office:value-type="float"/>
          <table:table-cell office:value="0.35416555404663086" office:value-type="float"/>
          <table:table-cell office:value="-0.01086568832397461" office:value-type="float"/>
          <table:table-cell office:value="-0.19421839714050293" office:value-type="float"/>
          <table:table-cell office:value="-0.061951935291290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06759790182113645" office:value-type="float"/>
          <table:table-cell office:value="-0.04848031640052794" office:value-type="float"/>
          <table:table-cell office:value="0.013406659960746766" office:value-type="float"/>
          <table:table-cell office:value="0.009172757863998413" office:value-type="float"/>
          <table:table-cell office:value="0.02984433796089271" office:value-type="float"/>
          <table:table-cell office:value="33" office:value-type="float"/>
          <table:table-cell office:value="-0.3912966251373291" office:value-type="float"/>
          <table:table-cell office:value="-0.906241238117218" office:value-type="float"/>
          <table:table-cell office:value="0.39868664741516113" office:value-type="float"/>
          <table:table-cell office:value="0.0012128353118896484" office:value-type="float"/>
          <table:table-cell office:value="-0.22393673658370972" office:value-type="float"/>
          <table:table-cell office:value="-0.100230932235717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10745213031768796" office:value-type="float"/>
          <table:table-cell office:value="-0.048469197750091536" office:value-type="float"/>
          <table:table-cell office:value="0.011165282726287843" office:value-type="float"/>
          <table:table-cell office:value="0.008170351386070251" office:value-type="float"/>
          <table:table-cell office:value="0.02984432984729281" office:value-type="float"/>
          <table:table-cell office:value="34" office:value-type="float"/>
          <table:table-cell office:value="-0.3916911482810974" office:value-type="float"/>
          <table:table-cell office:value="-0.9063870310783386" office:value-type="float"/>
          <table:table-cell office:value="0.39854228496551514" office:value-type="float"/>
          <table:table-cell office:value="0.0011118650436401367" office:value-type="float"/>
          <table:table-cell office:value="-0.22413772344589233" office:value-type="float"/>
          <table:table-cell office:value="-0.100240647792816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15113927125930782" office:value-type="float"/>
          <table:table-cell office:value="-0.048414765596389756" office:value-type="float"/>
          <table:table-cell office:value="0.008607060909271241" office:value-type="float"/>
          <table:table-cell office:value="0.006813412308692932" office:value-type="float"/>
          <table:table-cell office:value="0.029844346873828576" office:value-type="float"/>
          <table:table-cell office:value="35" office:value-type="float"/>
          <table:table-cell office:value="-0.38057708740234375" office:value-type="float"/>
          <table:table-cell office:value="-0.9156368970870972" office:value-type="float"/>
          <table:table-cell office:value="0.43687140941619873" office:value-type="float"/>
          <table:table-cell office:value="0.005443215370178223" office:value-type="float"/>
          <table:table-cell office:value="-0.25582218170166016" office:value-type="float"/>
          <table:table-cell office:value="-0.135693907737731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1948046207427978" office:value-type="float"/>
          <table:table-cell office:value="-0.048361686468124374" office:value-type="float"/>
          <table:table-cell office:value="0.006046845912933351" office:value-type="float"/>
          <table:table-cell office:value="0.005457026958465576" office:value-type="float"/>
          <table:table-cell office:value="0.02984434260449589" office:value-type="float"/>
          <table:table-cell office:value="36" office:value-type="float"/>
          <table:table-cell office:value="-0.38092947006225586" office:value-type="float"/>
          <table:table-cell office:value="-0.9157198071479797" office:value-type="float"/>
          <table:table-cell office:value="0.4366534948348999" office:value-type="float"/>
          <table:table-cell office:value="0.005307912826538086" office:value-type="float"/>
          <table:table-cell office:value="-0.25602149963378906" office:value-type="float"/>
          <table:table-cell office:value="-0.13563853502273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2417111992835998" office:value-type="float"/>
          <table:table-cell office:value="-0.04835713744163512" office:value-type="float"/>
          <table:table-cell office:value="0.003156080245971681" office:value-type="float"/>
          <table:table-cell office:value="0.003775893449783325" office:value-type="float"/>
          <table:table-cell office:value="0.0298443441523581" office:value-type="float"/>
          <table:table-cell office:value="37" office:value-type="float"/>
          <table:table-cell office:value="-0.3724042773246765" office:value-type="float"/>
          <table:table-cell office:value="-0.9235021471977234" office:value-type="float"/>
          <table:table-cell office:value="0.46906578540802" office:value-type="float"/>
          <table:table-cell office:value="0.00045490264892578125" office:value-type="float"/>
          <table:table-cell office:value="-0.289076566696167" office:value-type="float"/>
          <table:table-cell office:value="-0.16811335086822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28858903646469113" office:value-type="float"/>
          <table:table-cell office:value="-0.048354258537292465" office:value-type="float"/>
          <table:table-cell office:value="0.0002634918689727794" office:value-type="float"/>
          <table:table-cell office:value="0.0020958971977233882" office:value-type="float"/>
          <table:table-cell office:value="0.02984433950876321" office:value-type="float"/>
          <table:table-cell office:value="38" office:value-type="float"/>
          <table:table-cell office:value="-0.3727327585220337" office:value-type="float"/>
          <table:table-cell office:value="-0.9235399961471558" office:value-type="float"/>
          <table:table-cell office:value="0.4687783718109131" office:value-type="float"/>
          <table:table-cell office:value="0.0002878904342651367" office:value-type="float"/>
          <table:table-cell office:value="-0.28925883769989014" office:value-type="float"/>
          <table:table-cell office:value="-0.167999625205993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3381153702735901" office:value-type="float"/>
          <table:table-cell office:value="-0.048475317955017076" office:value-type="float"/>
          <table:table-cell office:value="-0.002960359454154967" office:value-type="float"/>
          <table:table-cell office:value="9.899854660034126e-05" office:value-type="float"/>
          <table:table-cell office:value="0.02984434260449589" office:value-type="float"/>
          <table:table-cell office:value="39" office:value-type="float"/>
          <table:table-cell office:value="-0.37035906314849854" office:value-type="float"/>
          <table:table-cell office:value="-0.9301249980926514" office:value-type="float"/>
          <table:table-cell office:value="0.49526333808898926" office:value-type="float"/>
          <table:table-cell office:value="-0.012105941772460938" office:value-type="float"/>
          <table:table-cell office:value="-0.32238513231277466" office:value-type="float"/>
          <table:table-cell office:value="-0.19968986511230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3876065611839294" office:value-type="float"/>
          <table:table-cell office:value="-0.04859839558601378" office:value-type="float"/>
          <table:table-cell office:value="-0.006185583472251891" office:value-type="float"/>
          <table:table-cell office:value="-0.001896361708641053" office:value-type="float"/>
          <table:table-cell office:value="0.029844341056630936" office:value-type="float"/>
          <table:table-cell office:value="40" office:value-type="float"/>
          <table:table-cell office:value="-0.3706890344619751" office:value-type="float"/>
          <table:table-cell office:value="-0.9301295876502991" office:value-type="float"/>
          <table:table-cell office:value="0.49491190910339355" office:value-type="float"/>
          <table:table-cell office:value="-0.01230776309967041" office:value-type="float"/>
          <table:table-cell office:value="-0.3225224018096924" office:value-type="float"/>
          <table:table-cell office:value="-0.19953602552413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3928920030593864" office:value-type="float"/>
          <table:table-cell office:value="-0.04890970468521117" office:value-type="float"/>
          <table:table-cell office:value="-0.009760920405387877" office:value-type="float"/>
          <table:table-cell office:value="-0.004194067120552064" office:value-type="float"/>
          <table:table-cell office:value="0.02984434223026109" office:value-type="float"/>
          <table:table-cell office:value="41" office:value-type="float"/>
          <table:table-cell office:value="-0.3696540594100952" office:value-type="float"/>
          <table:table-cell office:value="-0.935745358467102" office:value-type="float"/>
          <table:table-cell office:value="0.5168263912200928" office:value-type="float"/>
          <table:table-cell office:value="-0.03113090991973877" office:value-type="float"/>
          <table:table-cell office:value="-0.35753369331359863" office:value-type="float"/>
          <table:table-cell office:value="-0.229770541191101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9093121290206904" office:value-type="float"/>
          <table:table-cell office:value="-0.049223180413246144" office:value-type="float"/>
          <table:table-cell office:value="-0.013337535262107847" office:value-type="float"/>
          <table:table-cell office:value="-0.006489605307579041" office:value-type="float"/>
          <table:table-cell office:value="0.02984433796089271" office:value-type="float"/>
          <table:table-cell office:value="42" office:value-type="float"/>
          <table:table-cell office:value="-0.36996662616729736" office:value-type="float"/>
          <table:table-cell office:value="-0.9357232451438904" office:value-type="float"/>
          <table:table-cell office:value="0.5164201259613037" office:value-type="float"/>
          <table:table-cell office:value="-0.031347572803497314" office:value-type="float"/>
          <table:table-cell office:value="-0.35766148567199707" office:value-type="float"/>
          <table:table-cell office:value="-0.229553818702697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4976977884769439" office:value-type="float"/>
          <table:table-cell office:value="-0.017255157232284546" office:value-type="float"/>
          <table:table-cell office:value="-0.009107770323753359" office:value-type="float"/>
          <table:table-cell office:value="0.02984432984729281" office:value-type="float"/>
          <table:table-cell office:value="43" office:value-type="float"/>
          <table:table-cell office:value="-0.36870276927948" office:value-type="float"/>
          <table:table-cell office:value="-0.9407334327697754" office:value-type="float"/>
          <table:table-cell office:value="0.5352118015289307" office:value-type="float"/>
          <table:table-cell office:value="-0.05465984344482422" office:value-type="float"/>
          <table:table-cell office:value="-0.3917621970176697" office:value-type="float"/>
          <table:table-cell office:value="-0.261816501617431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1166127920150758" office:value-type="float"/>
          <table:table-cell office:value="-0.01170998275279999" office:value-type="float"/>
          <table:table-cell office:value="0.02984434532597551" office:value-type="float"/>
          <table:table-cell office:value="44" office:value-type="float"/>
          <table:table-cell office:value="-0.367432177066803" office:value-type="float"/>
          <table:table-cell office:value="-0.9400144815444946" office:value-type="float"/>
          <table:table-cell office:value="0.5338032245635986" office:value-type="float"/>
          <table:table-cell office:value="-0.05470222234725952" office:value-type="float"/>
          <table:table-cell office:value="-0.3910970687866211" office:value-type="float"/>
          <table:table-cell office:value="-0.260221242904663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5324445962905884" office:value-type="float"/>
          <table:table-cell office:value="-0.014637191891670228" office:value-type="float"/>
          <table:table-cell office:value="0.029844326751523095" office:value-type="float"/>
          <table:table-cell office:value="45" office:value-type="float"/>
          <table:table-cell office:value="-0.36624425649642944" office:value-type="float"/>
          <table:table-cell office:value="-0.9433998465538025" office:value-type="float"/>
          <table:table-cell office:value="0.5491931438446045" office:value-type="float"/>
          <table:table-cell office:value="-0.07697677612304688" office:value-type="float"/>
          <table:table-cell office:value="-0.4158318042755127" office:value-type="float"/>
          <table:table-cell office:value="-0.292720913887023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947232723236084" office:value-type="float"/>
          <table:table-cell office:value="-0.017541233897209168" office:value-type="float"/>
          <table:table-cell office:value="0.029844339134535606" office:value-type="float"/>
          <table:table-cell office:value="46" office:value-type="float"/>
          <table:table-cell office:value="-0.3643408417701721" office:value-type="float"/>
          <table:table-cell office:value="-0.942427396774292" office:value-type="float"/>
          <table:table-cell office:value="0.5473240613937378" office:value-type="float"/>
          <table:table-cell office:value="-0.07687854766845703" office:value-type="float"/>
          <table:table-cell office:value="-0.4147881269454956" office:value-type="float"/>
          <table:table-cell office:value="-0.290404200553894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37918084859848" office:value-type="float"/>
          <table:table-cell office:value="-0.020750485062599182" office:value-type="float"/>
          <table:table-cell office:value="0.02984434570021753" office:value-type="float"/>
          <table:table-cell office:value="47" office:value-type="float"/>
          <table:table-cell office:value="-0.3636322617530823" office:value-type="float"/>
          <table:table-cell office:value="-0.9450216293334961" office:value-type="float"/>
          <table:table-cell office:value="0.5599364042282104" office:value-type="float"/>
          <table:table-cell office:value="-0.0938231348991394" office:value-type="float"/>
          <table:table-cell office:value="-0.43194812536239624" office:value-type="float"/>
          <table:table-cell office:value="-0.320925116539001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809965968132019" office:value-type="float"/>
          <table:table-cell office:value="-0.02393431484699249" office:value-type="float"/>
          <table:table-cell office:value="0.02984433022149877" office:value-type="float"/>
          <table:table-cell office:value="48" office:value-type="float"/>
          <table:table-cell office:value="-0.3616294264793396" office:value-type="float"/>
          <table:table-cell office:value="-0.9440217018127441" office:value-type="float"/>
          <table:table-cell office:value="0.5579662322998047" office:value-type="float"/>
          <table:table-cell office:value="-0.09364432096481323" office:value-type="float"/>
          <table:table-cell office:value="-0.4307851195335388" office:value-type="float"/>
          <table:table-cell office:value="-0.318382978439331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248403072357178" office:value-type="float"/>
          <table:table-cell office:value="-0.02742781400680542" office:value-type="float"/>
          <table:table-cell office:value="0.02984433796089271" office:value-type="float"/>
          <table:table-cell office:value="49" office:value-type="float"/>
          <table:table-cell office:value="-0.3613389730453491" office:value-type="float"/>
          <table:table-cell office:value="-0.9459309577941895" office:value-type="float"/>
          <table:table-cell office:value="0.5684165954589844" office:value-type="float"/>
          <table:table-cell office:value="-0.10252833366394043" office:value-type="float"/>
          <table:table-cell office:value="-0.4384371042251587" office:value-type="float"/>
          <table:table-cell office:value="-0.34934991598129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685650169849396" office:value-type="float"/>
          <table:table-cell office:value="-0.030893528461456297" office:value-type="float"/>
          <table:table-cell office:value="0.02984434223026109" office:value-type="float"/>
          <table:table-cell office:value="50" office:value-type="float"/>
          <table:table-cell office:value="-0.3592113256454468" office:value-type="float"/>
          <table:table-cell office:value="-0.9449010491371155" office:value-type="float"/>
          <table:table-cell office:value="0.5663559436798096" office:value-type="float"/>
          <table:table-cell office:value="-0.10231566429138184" office:value-type="float"/>
          <table:table-cell office:value="-0.437247097492218" office:value-type="float"/>
          <table:table-cell office:value="-0.34657144546508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3468187570571899" office:value-type="float"/>
          <table:table-cell office:value="0.02984433796089271" office:value-type="float"/>
          <table:table-cell office:value="51" office:value-type="float"/>
          <table:table-cell office:value="-0.3573295474052429" office:value-type="float"/>
          <table:table-cell office:value="-0.946334183216095" office:value-type="float"/>
          <table:table-cell office:value="0.5745368003845215" office:value-type="float"/>
          <table:table-cell office:value="-0.10252338647842407" office:value-type="float"/>
          <table:table-cell office:value="-0.438532292842865" office:value-type="float"/>
          <table:table-cell office:value="-0.378834724426269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3844477534294128" office:value-type="float"/>
          <table:table-cell office:value="0.029844343778119682" office:value-type="float"/>
          <table:table-cell office:value="52" office:value-type="float"/>
          <table:table-cell office:value="-0.3554424047470093" office:value-type="float"/>
          <table:table-cell office:value="-0.945448637008667" office:value-type="float"/>
          <table:table-cell office:value="0.5727667808532715" office:value-type="float"/>
          <table:table-cell office:value="-0.10236120223999023" office:value-type="float"/>
          <table:table-cell office:value="-0.43754881620407104" office:value-type="float"/>
          <table:table-cell office:value="-0.3762899637222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42559642791748044" office:value-type="float"/>
          <table:table-cell office:value="0.02984432984729281" office:value-type="float"/>
          <table:table-cell office:value="53" office:value-type="float"/>
          <table:table-cell office:value="-0.3503829836845398" office:value-type="float"/>
          <table:table-cell office:value="-0.9471703767776489" office:value-type="float"/>
          <table:table-cell office:value="0.5798885822296143" office:value-type="float"/>
          <table:table-cell office:value="-0.09619361162185669" office:value-type="float"/>
          <table:table-cell office:value="-0.43604576587677" office:value-type="float"/>
          <table:table-cell office:value="-0.411486744880676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4665932834148406" office:value-type="float"/>
          <table:table-cell office:value="0.029844341056630936" office:value-type="float"/>
          <table:table-cell office:value="54" office:value-type="float"/>
          <table:table-cell office:value="-0.34929728507995605" office:value-type="float"/>
          <table:table-cell office:value="-0.9467047452926636" office:value-type="float"/>
          <table:table-cell office:value="0.5789878368377686" office:value-type="float"/>
          <table:table-cell office:value="-0.09618407487869263" office:value-type="float"/>
          <table:table-cell office:value="-0.4355827569961548" office:value-type="float"/>
          <table:table-cell office:value="-0.40996855497360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9844325203634097" office:value-type="float"/>
          <table:table-cell office:value="55" office:value-type="float"/>
          <table:table-cell office:value="-0.3404029607772827" office:value-type="float"/>
          <table:table-cell office:value="-0.9479410648345947" office:value-type="float"/>
          <table:table-cell office:value="0.5841206312179565" office:value-type="float"/>
          <table:table-cell office:value="-0.08355545997619629" office:value-type="float"/>
          <table:table-cell office:value="-0.42881178855895996" office:value-type="float"/>
          <table:table-cell office:value="-0.44423353672027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984435343947326" office:value-type="float"/>
          <table:table-cell office:value="56" office:value-type="float"/>
          <table:table-cell office:value="-0.3395271301269531" office:value-type="float"/>
          <table:table-cell office:value="-0.9475788474082947" office:value-type="float"/>
          <table:table-cell office:value="0.5834032297134399" office:value-type="float"/>
          <table:table-cell office:value="-0.08356684446334839" office:value-type="float"/>
          <table:table-cell office:value="-0.4285404086112976" office:value-type="float"/>
          <table:table-cell office:value="-0.44299125671386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9844347248074204" office:value-type="float"/>
          <table:table-cell office:value="57" office:value-type="float"/>
          <table:table-cell office:value="-0.3292875289916992" office:value-type="float"/>
          <table:table-cell office:value="-0.9486761689186096" office:value-type="float"/>
          <table:table-cell office:value="0.5885059833526611" office:value-type="float"/>
          <table:table-cell office:value="-0.06516474485397339" office:value-type="float"/>
          <table:table-cell office:value="-0.4167661666870117" office:value-type="float"/>
          <table:table-cell office:value="-0.474716782569885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9844331395173517" office:value-type="float"/>
          <table:table-cell office:value="58" office:value-type="float"/>
          <table:table-cell office:value="-0.32928740978240967" office:value-type="float"/>
          <table:table-cell office:value="-0.9486762285232544" office:value-type="float"/>
          <table:table-cell office:value="0.5885061025619507" office:value-type="float"/>
          <table:table-cell office:value="-0.06516474485397339" office:value-type="float"/>
          <table:table-cell office:value="-0.4167661666870117" office:value-type="float"/>
          <table:table-cell office:value="-0.474716782569885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9844348421678886" office:value-type="float"/>
          <table:table-cell office:value="59" office:value-type="float"/>
          <table:table-cell office:value="-0.3136105537414551" office:value-type="float"/>
          <table:table-cell office:value="-0.9495983719825745" office:value-type="float"/>
          <table:table-cell office:value="0.592108964920044" office:value-type="float"/>
          <table:table-cell office:value="-0.04602408409118652" office:value-type="float"/>
          <table:table-cell office:value="-0.4017089605331421" office:value-type="float"/>
          <table:table-cell office:value="-0.50721687078475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29844336413019455" office:value-type="float"/>
          <table:table-cell office:value="60" office:value-type="float"/>
          <table:table-cell office:value="-0.31361091136932373" office:value-type="float"/>
          <table:table-cell office:value="-0.9495983719825745" office:value-type="float"/>
          <table:table-cell office:value="0.5921087265014648" office:value-type="float"/>
          <table:table-cell office:value="-0.04602402448654175" office:value-type="float"/>
          <table:table-cell office:value="-0.40170884132385254" office:value-type="float"/>
          <table:table-cell office:value="-0.5072169899940491" office:value-type="float"/>
        </table:table-row>
      </table:table>
      <table:table table:name="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2112639546394348" office:value-type="float"/>
          <table:table-cell office:value="-0.00845051884651184" office:value-type="float"/>
          <table:table-cell office:value="0.004799249172210694" office:value-type="float"/>
          <table:table-cell office:value="-0.0003658914566040039" office:value-type="float"/>
          <table:table-cell office:value="-0.002369653582572937" office:value-type="float"/>
          <table:table-cell office:value="-0.003401992917060852" office:value-type="float"/>
          <table:table-cell office:value="0.03708006653382436" office:value-type="float"/>
          <table:table-cell office:value="1" office:value-type="float"/>
          <table:table-cell office:value="-0.21126395463943481" office:value-type="float"/>
          <table:table-cell office:value="-0.8450518846511841" office:value-type="float"/>
          <table:table-cell office:value="0.47992491722106934" office:value-type="float"/>
          <table:table-cell office:value="-0.03658914566040039" office:value-type="float"/>
          <table:table-cell office:value="-0.2369653582572937" office:value-type="float"/>
          <table:table-cell office:value="-0.3401992917060852" office:value-type="float"/>
        </table:table-row>
        <table:table-row>
          <table:table-cell office:value="-0.004223631620407104" office:value-type="float"/>
          <table:table-cell office:value="-0.016898330450057984" office:value-type="float"/>
          <table:table-cell office:value="0.00959356427192688" office:value-type="float"/>
          <table:table-cell office:value="-0.0007334434986114502" office:value-type="float"/>
          <table:table-cell office:value="-0.004744507074356079" office:value-type="float"/>
          <table:table-cell office:value="-0.0067977172136306765" office:value-type="float"/>
          <table:table-cell office:value="0.037080066545443005" office:value-type="float"/>
          <table:table-cell office:value="2" office:value-type="float"/>
          <table:table-cell office:value="-0.21109920740127563" office:value-type="float"/>
          <table:table-cell office:value="-0.8447811603546143" office:value-type="float"/>
          <table:table-cell office:value="0.47943150997161865" office:value-type="float"/>
          <table:table-cell office:value="-0.03675520420074463" office:value-type="float"/>
          <table:table-cell office:value="-0.2374853491783142" office:value-type="float"/>
          <table:table-cell office:value="-0.3395724296569824" office:value-type="float"/>
        </table:table-row>
        <table:table-row>
          <table:table-cell office:value="-0.00614016056060791" office:value-type="float"/>
          <table:table-cell office:value="-0.02533669352531433" office:value-type="float"/>
          <table:table-cell office:value="0.014365289211273193" office:value-type="float"/>
          <table:table-cell office:value="-0.0010203081369400025" office:value-type="float"/>
          <table:table-cell office:value="-0.006995679140090942" office:value-type="float"/>
          <table:table-cell office:value="-0.010398276448249817" office:value-type="float"/>
          <table:table-cell office:value="0.03708006662290067" office:value-type="float"/>
          <table:table-cell office:value="3" office:value-type="float"/>
          <table:table-cell office:value="-0.19165289402008057" office:value-type="float"/>
          <table:table-cell office:value="-0.8438363075256348" office:value-type="float"/>
          <table:table-cell office:value="0.47717249393463135" office:value-type="float"/>
          <table:table-cell office:value="-0.028686463832855225" office:value-type="float"/>
          <table:table-cell office:value="-0.22511720657348633" office:value-type="float"/>
          <table:table-cell office:value="-0.36005592346191406" office:value-type="float"/>
        </table:table-row>
        <table:table-row>
          <table:table-cell office:value="-0.008054133057594299" office:value-type="float"/>
          <table:table-cell office:value="-0.0337719339132309" office:value-type="float"/>
          <table:table-cell office:value="0.01913221478462219" office:value-type="float"/>
          <table:table-cell office:value="-0.001309201717376709" office:value-type="float"/>
          <table:table-cell office:value="-0.009252634048461914" office:value-type="float"/>
          <table:table-cell office:value="-0.013991131186485291" office:value-type="float"/>
          <table:table-cell office:value="0.037080066584171845" office:value-type="float"/>
          <table:table-cell office:value="4" office:value-type="float"/>
          <table:table-cell office:value="-0.19139724969863892" office:value-type="float"/>
          <table:table-cell office:value="-0.8435240387916565" office:value-type="float"/>
          <table:table-cell office:value="0.4766925573348999" office:value-type="float"/>
          <table:table-cell office:value="-0.028889358043670654" office:value-type="float"/>
          <table:table-cell office:value="-0.22569549083709717" office:value-type="float"/>
          <table:table-cell office:value="-0.35928547382354736" office:value-type="float"/>
        </table:table-row>
        <table:table-row>
          <table:table-cell office:value="-0.009726740717887879" office:value-type="float"/>
          <table:table-cell office:value="-0.0421953684091568" office:value-type="float"/>
          <table:table-cell office:value="0.023864178657531737" office:value-type="float"/>
          <table:table-cell office:value="-0.0015304660797119142" office:value-type="float"/>
          <table:table-cell office:value="-0.011392872333526611" office:value-type="float"/>
          <table:table-cell office:value="-0.017785244584083558" office:value-type="float"/>
          <table:table-cell office:value="0.037080066560934544" office:value-type="float"/>
          <table:table-cell office:value="5" office:value-type="float"/>
          <table:table-cell office:value="-0.1672607660293579" office:value-type="float"/>
          <table:table-cell office:value="-0.8423434495925903" office:value-type="float"/>
          <table:table-cell office:value="0.4731963872909546" office:value-type="float"/>
          <table:table-cell office:value="-0.022126436233520508" office:value-type="float"/>
          <table:table-cell office:value="-0.21402382850646973" office:value-type="float"/>
          <table:table-cell office:value="-0.37941133975982666" office:value-type="float"/>
        </table:table-row>
        <table:table-row>
          <table:table-cell office:value="-0.011396612524986267" office:value-type="float"/>
          <table:table-cell office:value="-0.05" office:value-type="float"/>
          <table:table-cell office:value="0.028593220710754395" office:value-type="float"/>
          <table:table-cell office:value="-0.0017538583278656008" office:value-type="float"/>
          <table:table-cell office:value="-0.013539791107177734" office:value-type="float"/>
          <table:table-cell office:value="-0.021572614908218386" office:value-type="float"/>
          <table:table-cell office:value="0.037080066560934544" office:value-type="float"/>
          <table:table-cell office:value="6" office:value-type="float"/>
          <table:table-cell office:value="-0.16698718070983887" office:value-type="float"/>
          <table:table-cell office:value="-0.8421474099159241" office:value-type="float"/>
          <table:table-cell office:value="0.4729042053222656" office:value-type="float"/>
          <table:table-cell office:value="-0.022339224815368652" office:value-type="float"/>
          <table:table-cell office:value="-0.2146918773651123" office:value-type="float"/>
          <table:table-cell office:value="-0.37873703241348267" office:value-type="float"/>
        </table:table-row>
        <table:table-row>
          <table:table-cell office:value="-0.012779192328453063" office:value-type="float"/>
          <table:table-cell office:value="-0.05" office:value-type="float"/>
          <table:table-cell office:value="0.03326873898506165" office:value-type="float"/>
          <table:table-cell office:value="-0.0019350028038024904" office:value-type="float"/>
          <table:table-cell office:value="-0.015557814836502076" office:value-type="float"/>
          <table:table-cell office:value="-0.02555958211421967" office:value-type="float"/>
          <table:table-cell office:value="0.037080066584171845" office:value-type="float"/>
          <table:table-cell office:value="7" office:value-type="float"/>
          <table:table-cell office:value="-0.1382579803466797" office:value-type="float"/>
          <table:table-cell office:value="-0.8410524129867554" office:value-type="float"/>
          <table:table-cell office:value="0.4675518274307251" office:value-type="float"/>
          <table:table-cell office:value="-0.018114447593688965" office:value-type="float"/>
          <table:table-cell office:value="-0.20180237293243408" office:value-type="float"/>
          <table:table-cell office:value="-0.3986967206001282" office:value-type="float"/>
        </table:table-row>
        <table:table-row>
          <table:table-cell office:value="-0.0141712087392807" office:value-type="float"/>
          <table:table-cell office:value="-0.05" office:value-type="float"/>
          <table:table-cell office:value="0.037947125434875495" office:value-type="float"/>
          <table:table-cell office:value="-0.0021179825067520145" office:value-type="float"/>
          <table:table-cell office:value="-0.017577542662620543" office:value-type="float"/>
          <table:table-cell office:value="-0.02955385506153107" office:value-type="float"/>
          <table:table-cell office:value="0.03708006656868031" office:value-type="float"/>
          <table:table-cell office:value="8" office:value-type="float"/>
          <table:table-cell office:value="-0.13920164108276367" office:value-type="float"/>
          <table:table-cell office:value="-0.8417544364929199" office:value-type="float"/>
          <table:table-cell office:value="0.4678386449813843" office:value-type="float"/>
          <table:table-cell office:value="-0.018297970294952393" office:value-type="float"/>
          <table:table-cell office:value="-0.20197278261184692" office:value-type="float"/>
          <table:table-cell office:value="-0.39942729473114014" office:value-type="float"/>
        </table:table-row>
        <table:table-row>
          <table:table-cell office:value="-0.015240358114242554" office:value-type="float"/>
          <table:table-cell office:value="-0.05" office:value-type="float"/>
          <table:table-cell office:value="0.04255596041679383" office:value-type="float"/>
          <table:table-cell office:value="-0.002269682884216309" office:value-type="float"/>
          <table:table-cell office:value="-0.019453867077827453" office:value-type="float"/>
          <table:table-cell office:value="-0.03375808656215668" office:value-type="float"/>
          <table:table-cell office:value="0.03708006652220572" office:value-type="float"/>
          <table:table-cell office:value="9" office:value-type="float"/>
          <table:table-cell office:value="-0.1069149374961853" office:value-type="float"/>
          <table:table-cell office:value="-0.8416218161582947" office:value-type="float"/>
          <table:table-cell office:value="0.4608834981918335" office:value-type="float"/>
          <table:table-cell office:value="-0.015170037746429443" office:value-type="float"/>
          <table:table-cell office:value="-0.18763244152069092" office:value-type="float"/>
          <table:table-cell office:value="-0.42042315006256104" office:value-type="float"/>
        </table:table-row>
        <table:table-row>
          <table:table-cell office:value="-0.01631752610206604" office:value-type="float"/>
          <table:table-cell office:value="-0.05" office:value-type="float"/>
          <table:table-cell office:value="0.04716685175895692" office:value-type="float"/>
          <table:table-cell office:value="-0.0024234223365783695" office:value-type="float"/>
          <table:table-cell office:value="-0.021331604719161987" office:value-type="float"/>
          <table:table-cell office:value="-0.037967776060104375" office:value-type="float"/>
          <table:table-cell office:value="0.03708006653769724" office:value-type="float"/>
          <table:table-cell office:value="10" office:value-type="float"/>
          <table:table-cell office:value="-0.10771679878234863" office:value-type="float"/>
          <table:table-cell office:value="-0.842207133769989" office:value-type="float"/>
          <table:table-cell office:value="0.4610891342163086" office:value-type="float"/>
          <table:table-cell office:value="-0.015373945236206055" office:value-type="float"/>
          <table:table-cell office:value="-0.18777376413345337" office:value-type="float"/>
          <table:table-cell office:value="-0.4209689497947693" office:value-type="float"/>
        </table:table-row>
        <table:table-row>
          <table:table-cell office:value="-0.01702741980552673" office:value-type="float"/>
          <table:table-cell office:value="-0.05" office:value-type="float"/>
          <table:table-cell office:value="0.05" office:value-type="float"/>
          <table:table-cell office:value="-0.0025718057155609134" office:value-type="float"/>
          <table:table-cell office:value="-0.023055055141448975" office:value-type="float"/>
          <table:table-cell office:value="-0.04237501621246338" office:value-type="float"/>
          <table:table-cell office:value="0.03708006660353626" office:value-type="float"/>
          <table:table-cell office:value="11" office:value-type="float"/>
          <table:table-cell office:value="-0.07098937034606934" office:value-type="float"/>
          <table:table-cell office:value="-0.8418817520141602" office:value-type="float"/>
          <table:table-cell office:value="0.45279908180236816" office:value-type="float"/>
          <table:table-cell office:value="-0.014838337898254395" office:value-type="float"/>
          <table:table-cell office:value="-0.17234504222869873" office:value-type="float"/>
          <table:table-cell office:value="-0.4407240152359009" office:value-type="float"/>
        </table:table-row>
        <table:table-row>
          <table:table-cell office:value="-0.017738351821899413" office:value-type="float"/>
          <table:table-cell office:value="-0.05" office:value-type="float"/>
          <table:table-cell office:value="0.05" office:value-type="float"/>
          <table:table-cell office:value="-0.0027227026224136354" office:value-type="float"/>
          <table:table-cell office:value="-0.024779706597328185" office:value-type="float"/>
          <table:table-cell office:value="-0.0467760556936264" office:value-type="float"/>
          <table:table-cell office:value="0.037080066599663376" office:value-type="float"/>
          <table:table-cell office:value="12" office:value-type="float"/>
          <table:table-cell office:value="-0.07109320163726807" office:value-type="float"/>
          <table:table-cell office:value="-0.8417061567306519" office:value-type="float"/>
          <table:table-cell office:value="0.45254814624786377" office:value-type="float"/>
          <table:table-cell office:value="-0.015089690685272217" office:value-type="float"/>
          <table:table-cell office:value="-0.17246514558792114" office:value-type="float"/>
          <table:table-cell office:value="-0.4401039481163025" office:value-type="float"/>
        </table:table-row>
        <table:table-row>
          <table:table-cell office:value="-0.018032662272453308" office:value-type="float"/>
          <table:table-cell office:value="-0.05" office:value-type="float"/>
          <table:table-cell office:value="0.05" office:value-type="float"/>
          <table:table-cell office:value="-0.0028898537158966067" office:value-type="float"/>
          <table:table-cell office:value="-0.026341550946235658" office:value-type="float"/>
          <table:table-cell office:value="-0.05" office:value-type="float"/>
          <table:table-cell office:value="0.03708006657255319" office:value-type="float"/>
          <table:table-cell office:value="13" office:value-type="float"/>
          <table:table-cell office:value="-0.029431045055389404" office:value-type="float"/>
          <table:table-cell office:value="-0.8395431637763977" office:value-type="float"/>
          <table:table-cell office:value="0.4410974979400635" office:value-type="float"/>
          <table:table-cell office:value="-0.01671510934829712" office:value-type="float"/>
          <table:table-cell office:value="-0.15618443489074707" office:value-type="float"/>
          <table:table-cell office:value="-0.4561882019042969" office:value-type="float"/>
        </table:table-row>
        <table:table-row>
          <table:table-cell office:value="-0.018320462703704833" office:value-type="float"/>
          <table:table-cell office:value="-0.05" office:value-type="float"/>
          <table:table-cell office:value="0.05" office:value-type="float"/>
          <table:table-cell office:value="-0.003059370517730713" office:value-type="float"/>
          <table:table-cell office:value="-0.027905234694480897" office:value-type="float"/>
          <table:table-cell office:value="-0.05" office:value-type="float"/>
          <table:table-cell office:value="0.037080066599663376" office:value-type="float"/>
          <table:table-cell office:value="14" office:value-type="float"/>
          <table:table-cell office:value="-0.028780043125152588" office:value-type="float"/>
          <table:table-cell office:value="-0.8384565711021423" office:value-type="float"/>
          <table:table-cell office:value="0.44035863876342773" office:value-type="float"/>
          <table:table-cell office:value="-0.016951680183410645" office:value-type="float"/>
          <table:table-cell office:value="-0.15636837482452393" office:value-type="float"/>
          <table:table-cell office:value="-0.45425403118133545" office:value-type="float"/>
        </table:table-row>
        <table:table-row>
          <table:table-cell office:value="-0.018171709775924683" office:value-type="float"/>
          <table:table-cell office:value="-0.05" office:value-type="float"/>
          <table:table-cell office:value="0.05" office:value-type="float"/>
          <table:table-cell office:value="-0.0032611721754074096" office:value-type="float"/>
          <table:table-cell office:value="-0.029303227663040162" office:value-type="float"/>
          <table:table-cell office:value="-0.05" office:value-type="float"/>
          <table:table-cell office:value="0.037080066576426075" office:value-type="float"/>
          <table:table-cell office:value="15" office:value-type="float"/>
          <table:table-cell office:value="0.014875292778015137" office:value-type="float"/>
          <table:table-cell office:value="-0.8375236988067627" office:value-type="float"/>
          <table:table-cell office:value="0.42807769775390625" office:value-type="float"/>
          <table:table-cell office:value="-0.020180165767669678" office:value-type="float"/>
          <table:table-cell office:value="-0.1397992968559265" office:value-type="float"/>
          <table:table-cell office:value="-0.4717496633529663" office:value-type="float"/>
        </table:table-row>
        <table:table-row>
          <table:table-cell office:value="-0.018021395206451418" office:value-type="float"/>
          <table:table-cell office:value="-0.05" office:value-type="float"/>
          <table:table-cell office:value="0.05" office:value-type="float"/>
          <table:table-cell office:value="-0.0034634923934936525" office:value-type="float"/>
          <table:table-cell office:value="-0.030701637268066406" office:value-type="float"/>
          <table:table-cell office:value="-0.05" office:value-type="float"/>
          <table:table-cell office:value="0.03708006662677356" office:value-type="float"/>
          <table:table-cell office:value="16" office:value-type="float"/>
          <table:table-cell office:value="0.01503145694732666" office:value-type="float"/>
          <table:table-cell office:value="-0.8371450901031494" office:value-type="float"/>
          <table:table-cell office:value="0.42780590057373047" office:value-type="float"/>
          <table:table-cell office:value="-0.020232021808624268" office:value-type="float"/>
          <table:table-cell office:value="-0.1398409605026245" office:value-type="float"/>
          <table:table-cell office:value="-0.47113436460494995" office:value-type="float"/>
        </table:table-row>
        <table:table-row>
          <table:table-cell office:value="-0.017389883995056154" office:value-type="float"/>
          <table:table-cell office:value="-0.05" office:value-type="float"/>
          <table:table-cell office:value="0.05" office:value-type="float"/>
          <table:table-cell office:value="-0.003705462217330933" office:value-type="float"/>
          <table:table-cell office:value="-0.03194896876811981" office:value-type="float"/>
          <table:table-cell office:value="-0.05" office:value-type="float"/>
          <table:table-cell office:value="0.03708006659579049" office:value-type="float"/>
          <table:table-cell office:value="17" office:value-type="float"/>
          <table:table-cell office:value="0.06315112113952637" office:value-type="float"/>
          <table:table-cell office:value="-0.8366767764091492" office:value-type="float"/>
          <table:table-cell office:value="0.41466379165649414" office:value-type="float"/>
          <table:table-cell office:value="-0.024196982383728027" office:value-type="float"/>
          <table:table-cell office:value="-0.12473315000534058" office:value-type="float"/>
          <table:table-cell office:value="-0.4879109263420105" office:value-type="float"/>
        </table:table-row>
        <table:table-row>
          <table:table-cell office:value="-0.016756930351257325" office:value-type="float"/>
          <table:table-cell office:value="-0.05" office:value-type="float"/>
          <table:table-cell office:value="0.05" office:value-type="float"/>
          <table:table-cell office:value="-0.003948113322257996" office:value-type="float"/>
          <table:table-cell office:value="-0.03319705367088318" office:value-type="float"/>
          <table:table-cell office:value="-0.05" office:value-type="float"/>
          <table:table-cell office:value="0.0370800665260786" office:value-type="float"/>
          <table:table-cell office:value="18" office:value-type="float"/>
          <table:table-cell office:value="0.06329536437988281" office:value-type="float"/>
          <table:table-cell office:value="-0.8362200260162354" office:value-type="float"/>
          <table:table-cell office:value="0.4143632650375366" office:value-type="float"/>
          <table:table-cell office:value="-0.0242651104927063" office:value-type="float"/>
          <table:table-cell office:value="-0.12480849027633667" office:value-type="float"/>
          <table:table-cell office:value="-0.48713767528533936" office:value-type="float"/>
        </table:table-row>
        <table:table-row>
          <table:table-cell office:value="-0.015609531402587891" office:value-type="float"/>
          <table:table-cell office:value="-0.05" office:value-type="float"/>
          <table:table-cell office:value="0.05" office:value-type="float"/>
          <table:table-cell office:value="-0.004220232963562012" office:value-type="float"/>
          <table:table-cell office:value="-0.03430667579174042" office:value-type="float"/>
          <table:table-cell office:value="-0.05" office:value-type="float"/>
          <table:table-cell office:value="0.03708006660353626" office:value-type="float"/>
          <table:table-cell office:value="19" office:value-type="float"/>
          <table:table-cell office:value="0.11473989486694336" office:value-type="float"/>
          <table:table-cell office:value="-0.8364548087120056" office:value-type="float"/>
          <table:table-cell office:value="0.400923490524292" office:value-type="float"/>
          <table:table-cell office:value="-0.02721196413040161" office:value-type="float"/>
          <table:table-cell office:value="-0.11096221208572388" office:value-type="float"/>
          <table:table-cell office:value="-0.5036173462867737" office:value-type="float"/>
        </table:table-row>
        <table:table-row>
          <table:table-cell office:value="-0.014460568428039552" office:value-type="float"/>
          <table:table-cell office:value="-0.05" office:value-type="float"/>
          <table:table-cell office:value="0.05" office:value-type="float"/>
          <table:table-cell office:value="-0.004493149518966675" office:value-type="float"/>
          <table:table-cell office:value="-0.035417877435684204" office:value-type="float"/>
          <table:table-cell office:value="-0.05" office:value-type="float"/>
          <table:table-cell office:value="0.03708006654157013" office:value-type="float"/>
          <table:table-cell office:value="20" office:value-type="float"/>
          <table:table-cell office:value="0.11489629745483398" office:value-type="float"/>
          <table:table-cell office:value="-0.8359189033508301" office:value-type="float"/>
          <table:table-cell office:value="0.4006068706512451" office:value-type="float"/>
          <table:table-cell office:value="-0.02729165554046631" office:value-type="float"/>
          <table:table-cell office:value="-0.11112016439437866" office:value-type="float"/>
          <table:table-cell office:value="-0.5026716589927673" office:value-type="float"/>
        </table:table-row>
        <table:table-row>
          <table:table-cell office:value="-0.012769900560379029" office:value-type="float"/>
          <table:table-cell office:value="-0.05" office:value-type="float"/>
          <table:table-cell office:value="0.05" office:value-type="float"/>
          <table:table-cell office:value="-0.004757075309753419" office:value-type="float"/>
          <table:table-cell office:value="-0.03640290856361389" office:value-type="float"/>
          <table:table-cell office:value="-0.05" office:value-type="float"/>
          <table:table-cell office:value="0.03708006659191761" office:value-type="float"/>
          <table:table-cell office:value="21" office:value-type="float"/>
          <table:table-cell office:value="0.16906678676605225" office:value-type="float"/>
          <table:table-cell office:value="-0.8367122411727905" office:value-type="float"/>
          <table:table-cell office:value="0.3867053985595703" office:value-type="float"/>
          <table:table-cell office:value="-0.026392579078674316" office:value-type="float"/>
          <table:table-cell office:value="-0.09850311279296875" office:value-type="float"/>
          <table:table-cell office:value="-0.5183934569358826" office:value-type="float"/>
        </table:table-row>
        <table:table-row>
          <table:table-cell office:value="-0.011077855825424195" office:value-type="float"/>
          <table:table-cell office:value="-0.05" office:value-type="float"/>
          <table:table-cell office:value="0.05" office:value-type="float"/>
          <table:table-cell office:value="-0.005021947622299195" office:value-type="float"/>
          <table:table-cell office:value="-0.037390373945236206" office:value-type="float"/>
          <table:table-cell office:value="-0.05" office:value-type="float"/>
          <table:table-cell office:value="0.03708006659191761" office:value-type="float"/>
          <table:table-cell office:value="22" office:value-type="float"/>
          <table:table-cell office:value="0.1692044734954834" office:value-type="float"/>
          <table:table-cell office:value="-0.8360716700553894" office:value-type="float"/>
          <table:table-cell office:value="0.3863675594329834" office:value-type="float"/>
          <table:table-cell office:value="-0.026487231254577637" office:value-type="float"/>
          <table:table-cell office:value="-0.09874653816223145" office:value-type="float"/>
          <table:table-cell office:value="-0.5172287821769714" office:value-type="float"/>
        </table:table-row>
        <table:table-row>
          <table:table-cell office:value="-0.008827685117721558" office:value-type="float"/>
          <table:table-cell office:value="-0.05" office:value-type="float"/>
          <table:table-cell office:value="0.05" office:value-type="float"/>
          <table:table-cell office:value="-0.0052583229541778576" office:value-type="float"/>
          <table:table-cell office:value="-0.03827041983604431" office:value-type="float"/>
          <table:table-cell office:value="-0.05" office:value-type="float"/>
          <table:table-cell office:value="0.037080066599663376" office:value-type="float"/>
          <table:table-cell office:value="23" office:value-type="float"/>
          <table:table-cell office:value="0.22501707077026367" office:value-type="float"/>
          <table:table-cell office:value="-0.837308943271637" office:value-type="float"/>
          <table:table-cell office:value="0.3721334934234619" office:value-type="float"/>
          <table:table-cell office:value="-0.02363753318786621" office:value-type="float"/>
          <table:table-cell office:value="-0.08800458908081055" office:value-type="float"/>
          <table:table-cell office:value="-0.5322743654251099" office:value-type="float"/>
        </table:table-row>
        <table:table-row>
          <table:table-cell office:value="-0.006576963663101197" office:value-type="float"/>
          <table:table-cell office:value="-0.05" office:value-type="float"/>
          <table:table-cell office:value="0.05" office:value-type="float"/>
          <table:table-cell office:value="-0.005495785474777223" office:value-type="float"/>
          <table:table-cell office:value="-0.03915372431278229" office:value-type="float"/>
          <table:table-cell office:value="-0.05" office:value-type="float"/>
          <table:table-cell office:value="0.03708006651445994" office:value-type="float"/>
          <table:table-cell office:value="24" office:value-type="float"/>
          <table:table-cell office:value="0.22507214546203613" office:value-type="float"/>
          <table:table-cell office:value="-0.8365735411643982" office:value-type="float"/>
          <table:table-cell office:value="0.3717702627182007" office:value-type="float"/>
          <table:table-cell office:value="-0.023746252059936523" office:value-type="float"/>
          <table:table-cell office:value="-0.08833044767379761" office:value-type="float"/>
          <table:table-cell office:value="-0.530911922454834" office:value-type="float"/>
        </table:table-row>
        <table:table-row>
          <table:table-cell office:value="-0.0037848293781280527" office:value-type="float"/>
          <table:table-cell office:value="-0.05" office:value-type="float"/>
          <table:table-cell office:value="0.05" office:value-type="float"/>
          <table:table-cell office:value="-0.00565818250179291" office:value-type="float"/>
          <table:table-cell office:value="-0.03998246788978577" office:value-type="float"/>
          <table:table-cell office:value="-0.05" office:value-type="float"/>
          <table:table-cell office:value="0.03708006654931589" office:value-type="float"/>
          <table:table-cell office:value="25" office:value-type="float"/>
          <table:table-cell office:value="0.27921342849731445" office:value-type="float"/>
          <table:table-cell office:value="-0.8388506174087524" office:value-type="float"/>
          <table:table-cell office:value="0.3573758602142334" office:value-type="float"/>
          <table:table-cell office:value="-0.016239702701568604" office:value-type="float"/>
          <table:table-cell office:value="-0.0828743577003479" office:value-type="float"/>
          <table:table-cell office:value="-0.5458330512046814" office:value-type="float"/>
        </table:table-row>
        <table:table-row>
          <table:table-cell office:value="-0.0009931516647338876" office:value-type="float"/>
          <table:table-cell office:value="-0.05" office:value-type="float"/>
          <table:table-cell office:value="0.05" office:value-type="float"/>
          <table:table-cell office:value="-0.005822044610977174" office:value-type="float"/>
          <table:table-cell office:value="-0.0408154034614563" office:value-type="float"/>
          <table:table-cell office:value="-0.05" office:value-type="float"/>
          <table:table-cell office:value="0.037080066560934544" office:value-type="float"/>
          <table:table-cell office:value="26" office:value-type="float"/>
          <table:table-cell office:value="0.2791677713394165" office:value-type="float"/>
          <table:table-cell office:value="-0.8379724025726318" office:value-type="float"/>
          <table:table-cell office:value="0.35698580741882324" office:value-type="float"/>
          <table:table-cell office:value="-0.016386210918426514" office:value-type="float"/>
          <table:table-cell office:value="-0.08329355716705322" office:value-type="float"/>
          <table:table-cell office:value="-0.5441851615905762" office:value-type="float"/>
        </table:table-row>
        <table:table-row>
          <table:table-cell office:value="0.0023286890983581533" office:value-type="float"/>
          <table:table-cell office:value="-0.05" office:value-type="float"/>
          <table:table-cell office:value="0.05" office:value-type="float"/>
          <table:table-cell office:value="-0.0058679860830307025" office:value-type="float"/>
          <table:table-cell office:value="-0.04164698898792266" office:value-type="float"/>
          <table:table-cell office:value="-0.05" office:value-type="float"/>
          <table:table-cell office:value="0.03708006661902778" office:value-type="float"/>
          <table:table-cell office:value="27" office:value-type="float"/>
          <table:table-cell office:value="0.3321840763092041" office:value-type="float"/>
          <table:table-cell office:value="-0.8406763672828674" office:value-type="float"/>
          <table:table-cell office:value="0.34162795543670654" office:value-type="float"/>
          <table:table-cell office:value="-0.004594147205352783" office:value-type="float"/>
          <table:table-cell office:value="-0.08315855264663696" office:value-type="float"/>
          <table:table-cell office:value="-0.558368444442749" office:value-type="float"/>
        </table:table-row>
        <table:table-row>
          <table:table-cell office:value="0.005647786855697631" office:value-type="float"/>
          <table:table-cell office:value="-0.05" office:value-type="float"/>
          <table:table-cell office:value="0.05" office:value-type="float"/>
          <table:table-cell office:value="-0.005916048288345339" office:value-type="float"/>
          <table:table-cell office:value="-0.042482331395149224" office:value-type="float"/>
          <table:table-cell office:value="-0.05" office:value-type="float"/>
          <table:table-cell office:value="0.03708006660740913" office:value-type="float"/>
          <table:table-cell office:value="28" office:value-type="float"/>
          <table:table-cell office:value="0.33190977573394775" office:value-type="float"/>
          <table:table-cell office:value="-0.8396548628807068" office:value-type="float"/>
          <table:table-cell office:value="0.3412092924118042" office:value-type="float"/>
          <table:table-cell office:value="-0.004806220531463623" office:value-type="float"/>
          <table:table-cell office:value="-0.08353424072265625" office:value-type="float"/>
          <table:table-cell office:value="-0.5564560890197754" office:value-type="float"/>
        </table:table-row>
        <table:table-row>
          <table:table-cell office:value="0.009496322870254516" office:value-type="float"/>
          <table:table-cell office:value="-0.05" office:value-type="float"/>
          <table:table-cell office:value="0.05" office:value-type="float"/>
          <table:table-cell office:value="-0.005806454420089724" office:value-type="float"/>
          <table:table-cell office:value="-0.04340022921562194" office:value-type="float"/>
          <table:table-cell office:value="-0.05" office:value-type="float"/>
          <table:table-cell office:value="0.037080066599663376" office:value-type="float"/>
          <table:table-cell office:value="29" office:value-type="float"/>
          <table:table-cell office:value="0.3848536014556885" office:value-type="float"/>
          <table:table-cell office:value="-0.8435840010643005" office:value-type="float"/>
          <table:table-cell office:value="0.3253359794616699" office:value-type="float"/>
          <table:table-cell office:value="0.010959386825561523" office:value-type="float"/>
          <table:table-cell office:value="-0.09178978204727173" office:value-type="float"/>
          <table:table-cell office:value="-0.5706227421760559" office:value-type="float"/>
        </table:table-row>
        <table:table-row>
          <table:table-cell office:value="0.013339654207229613" office:value-type="float"/>
          <table:table-cell office:value="-0.05" office:value-type="float"/>
          <table:table-cell office:value="0.05" office:value-type="float"/>
          <table:table-cell office:value="-0.005700014829635623" office:value-type="float"/>
          <table:table-cell office:value="-0.04432219982147216" office:value-type="float"/>
          <table:table-cell office:value="-0.05" office:value-type="float"/>
          <table:table-cell office:value="0.03708006656480743" office:value-type="float"/>
          <table:table-cell office:value="30" office:value-type="float"/>
          <table:table-cell office:value="0.38433313369750977" office:value-type="float"/>
          <table:table-cell office:value="-0.8423245549201965" office:value-type="float"/>
          <table:table-cell office:value="0.3248562812805176" office:value-type="float"/>
          <table:table-cell office:value="0.010643959045410156" office:value-type="float"/>
          <table:table-cell office:value="-0.09219706058502197" office:value-type="float"/>
          <table:table-cell office:value="-0.568259596824646" office:value-type="float"/>
        </table:table-row>
        <table:table-row>
          <table:table-cell office:value="0.01769819617271423" office:value-type="float"/>
          <table:table-cell office:value="-0.05" office:value-type="float"/>
          <table:table-cell office:value="0.05" office:value-type="float"/>
          <table:table-cell office:value="-0.00539717793464661" office:value-type="float"/>
          <table:table-cell office:value="-0.04541291654109954" office:value-type="float"/>
          <table:table-cell office:value="-0.05" office:value-type="float"/>
          <table:table-cell office:value="0.03708006654931589" office:value-type="float"/>
          <table:table-cell office:value="31" office:value-type="float"/>
          <table:table-cell office:value="0.4358541965484619" office:value-type="float"/>
          <table:table-cell office:value="-0.8475165367126465" office:value-type="float"/>
          <table:table-cell office:value="0.3070650100708008" office:value-type="float"/>
          <table:table-cell office:value="0.030283689498901367" office:value-type="float"/>
          <table:table-cell office:value="-0.10907167196273804" office:value-type="float"/>
          <table:table-cell office:value="-0.5830442309379578" office:value-type="float"/>
        </table:table-row>
        <table:table-row>
          <table:table-cell office:value="0.022048209905624387" office:value-type="float"/>
          <table:table-cell office:value="-0.05" office:value-type="float"/>
          <table:table-cell office:value="0.05" office:value-type="float"/>
          <table:table-cell office:value="-0.005099047422409061" office:value-type="float"/>
          <table:table-cell office:value="-0.04650630950927733" office:value-type="float"/>
          <table:table-cell office:value="-0.05" office:value-type="float"/>
          <table:table-cell office:value="0.03708006658804472" office:value-type="float"/>
          <table:table-cell office:value="32" office:value-type="float"/>
          <table:table-cell office:value="0.4350013732910156" office:value-type="float"/>
          <table:table-cell office:value="-0.8460335731506348" office:value-type="float"/>
          <table:table-cell office:value="0.30657970905303955" office:value-type="float"/>
          <table:table-cell office:value="0.029813051223754883" office:value-type="float"/>
          <table:table-cell office:value="-0.10933929681777954" office:value-type="float"/>
          <table:table-cell office:value="-0.5802847743034363" office:value-type="float"/>
        </table:table-row>
        <table:table-row>
          <table:table-cell office:value="0.026878964900970456" office:value-type="float"/>
          <table:table-cell office:value="-0.05" office:value-type="float"/>
          <table:table-cell office:value="0.05" office:value-type="float"/>
          <table:table-cell office:value="-0.0045726418495178256" office:value-type="float"/>
          <table:table-cell office:value="-0.047844192981719956" office:value-type="float"/>
          <table:table-cell office:value="-0.05" office:value-type="float"/>
          <table:table-cell office:value="0.03708006651445994" office:value-type="float"/>
          <table:table-cell office:value="33" office:value-type="float"/>
          <table:table-cell office:value="0.48307549953460693" office:value-type="float"/>
          <table:table-cell office:value="-0.8519097566604614" office:value-type="float"/>
          <table:table-cell office:value="0.28634607791900635" office:value-type="float"/>
          <table:table-cell office:value="0.052640557289123535" office:value-type="float"/>
          <table:table-cell office:value="-0.1337883472442627" office:value-type="float"/>
          <table:table-cell office:value="-0.5948621034622192" office:value-type="float"/>
        </table:table-row>
        <table:table-row>
          <table:table-cell office:value="0.03169835805892944" office:value-type="float"/>
          <table:table-cell office:value="-0.05" office:value-type="float"/>
          <table:table-cell office:value="0.05" office:value-type="float"/>
          <table:table-cell office:value="-0.004052768945693973" office:value-type="float"/>
          <table:table-cell office:value="-0.04918405950069426" office:value-type="float"/>
          <table:table-cell office:value="-0.05" office:value-type="float"/>
          <table:table-cell office:value="0.03708006653382436" office:value-type="float"/>
          <table:table-cell office:value="34" office:value-type="float"/>
          <table:table-cell office:value="0.48193931579589844" office:value-type="float"/>
          <table:table-cell office:value="-0.8501904606819153" office:value-type="float"/>
          <table:table-cell office:value="0.285872220993042" office:value-type="float"/>
          <table:table-cell office:value="0.051987290382385254" office:value-type="float"/>
          <table:table-cell office:value="-0.13398665189743042" office:value-type="float"/>
          <table:table-cell office:value="-0.5916284322738647" office:value-type="float"/>
        </table:table-row>
        <table:table-row>
          <table:table-cell office:value="0.036958487033843995" office:value-type="float"/>
          <table:table-cell office:value="-0.05" office:value-type="float"/>
          <table:table-cell office:value="0.05" office:value-type="float"/>
          <table:table-cell office:value="-0.003287405967712405" office:value-type="float"/>
          <table:table-cell office:value="-0.05" office:value-type="float"/>
          <table:table-cell office:value="-0.05" office:value-type="float"/>
          <table:table-cell office:value="0.03708006658804472" office:value-type="float"/>
          <table:table-cell office:value="35" office:value-type="float"/>
          <table:table-cell office:value="0.5260128974914551" office:value-type="float"/>
          <table:table-cell office:value="-0.85704106092453" office:value-type="float"/>
          <table:table-cell office:value="0.26335859298706055" office:value-type="float"/>
          <table:table-cell office:value="0.07653629779815674" office:value-type="float"/>
          <table:table-cell office:value="-0.16478192806243896" office:value-type="float"/>
          <table:table-cell office:value="-0.607643723487854" office:value-type="float"/>
        </table:table-row>
        <table:table-row>
          <table:table-cell office:value="0.042206010818481444" office:value-type="float"/>
          <table:table-cell office:value="-0.05" office:value-type="float"/>
          <table:table-cell office:value="0.05" office:value-type="float"/>
          <table:table-cell office:value="-0.0025299417972564726" office:value-type="float"/>
          <table:table-cell office:value="-0.05" office:value-type="float"/>
          <table:table-cell office:value="-0.05" office:value-type="float"/>
          <table:table-cell office:value="0.03708006659579049" office:value-type="float"/>
          <table:table-cell office:value="36" office:value-type="float"/>
          <table:table-cell office:value="0.5247523784637451" office:value-type="float"/>
          <table:table-cell office:value="-0.8553236722946167" office:value-type="float"/>
          <table:table-cell office:value="0.2630465030670166" office:value-type="float"/>
          <table:table-cell office:value="0.07574641704559326" office:value-type="float"/>
          <table:table-cell office:value="-0.164814293384552" office:value-type="float"/>
          <table:table-cell office:value="-0.6043270826339722" office:value-type="float"/>
        </table:table-row>
        <table:table-row>
          <table:table-cell office:value="0.04785708665847778" office:value-type="float"/>
          <table:table-cell office:value="-0.05" office:value-type="float"/>
          <table:table-cell office:value="0.05" office:value-type="float"/>
          <table:table-cell office:value="-0.0015046620368957548" office:value-type="float"/>
          <table:table-cell office:value="-0.05" office:value-type="float"/>
          <table:table-cell office:value="-0.05" office:value-type="float"/>
          <table:table-cell office:value="0.037080066576426075" office:value-type="float"/>
          <table:table-cell office:value="37" office:value-type="float"/>
          <table:table-cell office:value="0.5651075839996338" office:value-type="float"/>
          <table:table-cell office:value="-0.863692045211792" office:value-type="float"/>
          <table:table-cell office:value="0.2390502691268921" office:value-type="float"/>
          <table:table-cell office:value="0.10252797603607178" office:value-type="float"/>
          <table:table-cell office:value="-0.1995793581008911" office:value-type="float"/>
          <table:table-cell office:value="-0.6222462654113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0048822164535522743" office:value-type="float"/>
          <table:table-cell office:value="-0.05" office:value-type="float"/>
          <table:table-cell office:value="-0.05" office:value-type="float"/>
          <table:table-cell office:value="0.03708006661902778" office:value-type="float"/>
          <table:table-cell office:value="38" office:value-type="float"/>
          <table:table-cell office:value="0.5638171434402466" office:value-type="float"/>
          <table:table-cell office:value="-0.862076461315155" office:value-type="float"/>
          <table:table-cell office:value="0.23890256881713867" office:value-type="float"/>
          <table:table-cell office:value="0.10164403915405273" office:value-type="float"/>
          <table:table-cell office:value="-0.1994456648826599" office:value-type="float"/>
          <table:table-cell office:value="-0.619026541709899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008137178421020481" office:value-type="float"/>
          <table:table-cell office:value="-0.05" office:value-type="float"/>
          <table:table-cell office:value="-0.05" office:value-type="float"/>
          <table:table-cell office:value="0.03708006652995148" office:value-type="float"/>
          <table:table-cell office:value="39" office:value-type="float"/>
          <table:table-cell office:value="0.6000282764434814" office:value-type="float"/>
          <table:table-cell office:value="-0.8717870712280273" office:value-type="float"/>
          <table:table-cell office:value="0.21291136741638184" office:value-type="float"/>
          <table:table-cell office:value="0.13019394874572754" office:value-type="float"/>
          <table:table-cell office:value="-0.23762810230255127" office:value-type="float"/>
          <table:table-cell office:value="-0.639899849891662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02112985849380491" office:value-type="float"/>
          <table:table-cell office:value="-0.05" office:value-type="float"/>
          <table:table-cell office:value="-0.05" office:value-type="float"/>
          <table:table-cell office:value="0.03708006658804472" office:value-type="float"/>
          <table:table-cell office:value="40" office:value-type="float"/>
          <table:table-cell office:value="0.599604606628418" office:value-type="float"/>
          <table:table-cell office:value="-0.871383011341095" office:value-type="float"/>
          <table:table-cell office:value="0.2128598690032959" office:value-type="float"/>
          <table:table-cell office:value="0.12992680072784424" office:value-type="float"/>
          <table:table-cell office:value="-0.2374436855316162" office:value-type="float"/>
          <table:table-cell office:value="-0.639132976531982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03699049949645994" office:value-type="float"/>
          <table:table-cell office:value="-0.05" office:value-type="float"/>
          <table:table-cell office:value="-0.05" office:value-type="float"/>
          <table:table-cell office:value="0.037080066557061656" office:value-type="float"/>
          <table:table-cell office:value="41" office:value-type="float"/>
          <table:table-cell office:value="0.6331005096435547" office:value-type="float"/>
          <table:table-cell office:value="-0.8815698027610779" office:value-type="float"/>
          <table:table-cell office:value="0.18342995643615723" office:value-type="float"/>
          <table:table-cell office:value="0.1586064100265503" office:value-type="float"/>
          <table:table-cell office:value="-0.2792460322380066" office:value-type="float"/>
          <table:table-cell office:value="-0.661459028720855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05281568765640256" office:value-type="float"/>
          <table:table-cell office:value="-0.05" office:value-type="float"/>
          <table:table-cell office:value="-0.05" office:value-type="float"/>
          <table:table-cell office:value="0.037080066599663376" office:value-type="float"/>
          <table:table-cell office:value="42" office:value-type="float"/>
          <table:table-cell office:value="0.6325880289077759" office:value-type="float"/>
          <table:table-cell office:value="-0.8811080455780029" office:value-type="float"/>
          <table:table-cell office:value="0.18341064453125" office:value-type="float"/>
          <table:table-cell office:value="0.15825188159942627" office:value-type="float"/>
          <table:table-cell office:value="-0.27898192405700684" office:value-type="float"/>
          <table:table-cell office:value="-0.66055214405059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071582031249999975" office:value-type="float"/>
          <table:table-cell office:value="-0.05" office:value-type="float"/>
          <table:table-cell office:value="-0.05" office:value-type="float"/>
          <table:table-cell office:value="0.03708006655318878" office:value-type="float"/>
          <table:table-cell office:value="43" office:value-type="float"/>
          <table:table-cell office:value="0.6639875173568726" office:value-type="float"/>
          <table:table-cell office:value="-0.8913254141807556" office:value-type="float"/>
          <table:table-cell office:value="0.15076684951782227" office:value-type="float"/>
          <table:table-cell office:value="0.18766343593597412" office:value-type="float"/>
          <table:table-cell office:value="-0.3242006301879883" office:value-type="float"/>
          <table:table-cell office:value="-0.683331489562988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0903025150299072" office:value-type="float"/>
          <table:table-cell office:value="-0.05" office:value-type="float"/>
          <table:table-cell office:value="-0.05" office:value-type="float"/>
          <table:table-cell office:value="0.03708006652220572" office:value-type="float"/>
          <table:table-cell office:value="44" office:value-type="float"/>
          <table:table-cell office:value="0.6633890867233276" office:value-type="float"/>
          <table:table-cell office:value="-0.8908116817474365" office:value-type="float"/>
          <table:table-cell office:value="0.15079951286315918" office:value-type="float"/>
          <table:table-cell office:value="0.18720483779907227" office:value-type="float"/>
          <table:table-cell office:value="-0.3238377571105957" office:value-type="float"/>
          <table:table-cell office:value="-0.68228745460510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1120617866516113" office:value-type="float"/>
          <table:table-cell office:value="-0.05" office:value-type="float"/>
          <table:table-cell office:value="-0.05" office:value-type="float"/>
          <table:table-cell office:value="0.03708006653382436" office:value-type="float"/>
          <table:table-cell office:value="45" office:value-type="float"/>
          <table:table-cell office:value="0.6931824684143066" office:value-type="float"/>
          <table:table-cell office:value="-0.9009803533554077" office:value-type="float"/>
          <table:table-cell office:value="0.11531102657318115" office:value-type="float"/>
          <table:table-cell office:value="0.21759271621704102" office:value-type="float"/>
          <table:table-cell office:value="-0.37145256996154785" office:value-type="float"/>
          <table:table-cell office:value="-0.705179929733276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1337636590003967" office:value-type="float"/>
          <table:table-cell office:value="-0.05" office:value-type="float"/>
          <table:table-cell office:value="-0.05" office:value-type="float"/>
          <table:table-cell office:value="0.037080066584171845" office:value-type="float"/>
          <table:table-cell office:value="46" office:value-type="float"/>
          <table:table-cell office:value="0.6925053596496582" office:value-type="float"/>
          <table:table-cell office:value="-0.9004244804382324" office:value-type="float"/>
          <table:table-cell office:value="0.11541748046875" office:value-type="float"/>
          <table:table-cell office:value="0.217018723487854" office:value-type="float"/>
          <table:table-cell office:value="-0.37097811698913574" office:value-type="float"/>
          <table:table-cell office:value="-0.70400893688201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15866235494613645" office:value-type="float"/>
          <table:table-cell office:value="-0.05" office:value-type="float"/>
          <table:table-cell office:value="-0.05" office:value-type="float"/>
          <table:table-cell office:value="0.03708006657255319" office:value-type="float"/>
          <table:table-cell office:value="47" office:value-type="float"/>
          <table:table-cell office:value="0.7205240726470947" office:value-type="float"/>
          <table:table-cell office:value="-0.9101044535636902" office:value-type="float"/>
          <table:table-cell office:value="0.07449841499328613" office:value-type="float"/>
          <table:table-cell office:value="0.24898695945739746" office:value-type="float"/>
          <table:table-cell office:value="-0.4171779155731201" office:value-type="float"/>
          <table:table-cell office:value="-0.726938843727111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18349119424819944" office:value-type="float"/>
          <table:table-cell office:value="-0.05" office:value-type="float"/>
          <table:table-cell office:value="-0.05" office:value-type="float"/>
          <table:table-cell office:value="0.03708006651833284" office:value-type="float"/>
          <table:table-cell office:value="48" office:value-type="float"/>
          <table:table-cell office:value="0.7198014259338379" office:value-type="float"/>
          <table:table-cell office:value="-0.9095245599746704" office:value-type="float"/>
          <table:table-cell office:value="0.07472610473632812" office:value-type="float"/>
          <table:table-cell office:value="0.24828839302062988" office:value-type="float"/>
          <table:table-cell office:value="-0.4166281223297119" office:value-type="float"/>
          <table:table-cell office:value="-0.72565543651580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21171782016754147" office:value-type="float"/>
          <table:table-cell office:value="-0.05" office:value-type="float"/>
          <table:table-cell office:value="-0.05" office:value-type="float"/>
          <table:table-cell office:value="0.03708006653382436" office:value-type="float"/>
          <table:table-cell office:value="49" office:value-type="float"/>
          <table:table-cell office:value="0.7469843626022339" office:value-type="float"/>
          <table:table-cell office:value="-0.9191926717758179" office:value-type="float"/>
          <table:table-cell office:value="0.029202580451965332" office:value-type="float"/>
          <table:table-cell office:value="0.2822662591934204" office:value-type="float"/>
          <table:table-cell office:value="-0.46480584144592285" office:value-type="float"/>
          <table:table-cell office:value="-0.748512506484985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23986082077026363" office:value-type="float"/>
          <table:table-cell office:value="-0.05" office:value-type="float"/>
          <table:table-cell office:value="-0.05" office:value-type="float"/>
          <table:table-cell office:value="0.03708006651833284" office:value-type="float"/>
          <table:table-cell office:value="50" office:value-type="float"/>
          <table:table-cell office:value="0.7462015151977539" office:value-type="float"/>
          <table:table-cell office:value="-0.9185883402824402" office:value-type="float"/>
          <table:table-cell office:value="0.02956247329711914" office:value-type="float"/>
          <table:table-cell office:value="0.2814300060272217" office:value-type="float"/>
          <table:table-cell office:value="-0.46413183212280273" office:value-type="float"/>
          <table:table-cell office:value="-0.747124314308166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979766607284546" office:value-type="float"/>
          <table:table-cell office:value="0.027136760950088497" office:value-type="float"/>
          <table:table-cell office:value="-0.05" office:value-type="float"/>
          <table:table-cell office:value="-0.05" office:value-type="float"/>
          <table:table-cell office:value="0.03708006653382436" office:value-type="float"/>
          <table:table-cell office:value="51" office:value-type="float"/>
          <table:table-cell office:value="0.771712064743042" office:value-type="float"/>
          <table:table-cell office:value="-0.9278112649917603" office:value-type="float"/>
          <table:table-cell office:value="-0.0202333927154541" office:value-type="float"/>
          <table:table-cell office:value="0.3150678873062134" office:value-type="float"/>
          <table:table-cell office:value="-0.5132964849472046" office:value-type="float"/>
          <table:table-cell office:value="-0.768505573272705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960093200206757" office:value-type="float"/>
          <table:table-cell office:value="0.030277196168899533" office:value-type="float"/>
          <table:table-cell office:value="-0.05" office:value-type="float"/>
          <table:table-cell office:value="-0.05" office:value-type="float"/>
          <table:table-cell office:value="0.037080066545443005" office:value-type="float"/>
          <table:table-cell office:value="52" office:value-type="float"/>
          <table:table-cell office:value="0.7708451747894287" office:value-type="float"/>
          <table:table-cell office:value="-0.9271448254585266" office:value-type="float"/>
          <table:table-cell office:value="-0.019673407077789307" office:value-type="float"/>
          <table:table-cell office:value="0.3140435218811035" office:value-type="float"/>
          <table:table-cell office:value="-0.5124736428260803" office:value-type="float"/>
          <table:table-cell office:value="-0.766915857791900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888298451900482" office:value-type="float"/>
          <table:table-cell office:value="0.03376493573188781" office:value-type="float"/>
          <table:table-cell office:value="-0.05" office:value-type="float"/>
          <table:table-cell office:value="-0.05" office:value-type="float"/>
          <table:table-cell office:value="0.03708006657255319" office:value-type="float"/>
          <table:table-cell office:value="53" office:value-type="float"/>
          <table:table-cell office:value="0.7946956157684326" office:value-type="float"/>
          <table:table-cell office:value="-0.9359688758850098" office:value-type="float"/>
          <table:table-cell office:value="-0.07179474830627441" office:value-type="float"/>
          <table:table-cell office:value="0.3487739562988281" office:value-type="float"/>
          <table:table-cell office:value="-0.5614310503005981" office:value-type="float"/>
          <table:table-cell office:value="-0.78693467378616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817377269268036" office:value-type="float"/>
          <table:table-cell office:value="0.037239614725112904" office:value-type="float"/>
          <table:table-cell office:value="-0.05" office:value-type="float"/>
          <table:table-cell office:value="-0.05" office:value-type="float"/>
          <table:table-cell office:value="0.03708006656868031" office:value-type="float"/>
          <table:table-cell office:value="54" office:value-type="float"/>
          <table:table-cell office:value="0.7936997413635254" office:value-type="float"/>
          <table:table-cell office:value="-0.9351911544799805" office:value-type="float"/>
          <table:table-cell office:value="-0.07092118263244629" office:value-type="float"/>
          <table:table-cell office:value="0.34746789932250977" office:value-type="float"/>
          <table:table-cell office:value="-0.5604002475738525" office:value-type="float"/>
          <table:table-cell office:value="-0.78500092029571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6943587064743046" office:value-type="float"/>
          <table:table-cell office:value="0.04107318878173827" office:value-type="float"/>
          <table:table-cell office:value="-0.05" office:value-type="float"/>
          <table:table-cell office:value="-0.05" office:value-type="float"/>
          <table:table-cell office:value="0.03708006655318878" office:value-type="float"/>
          <table:table-cell office:value="55" office:value-type="float"/>
          <table:table-cell office:value="0.8139454126358032" office:value-type="float"/>
          <table:table-cell office:value="-0.9433461427688599" office:value-type="float"/>
          <table:table-cell office:value="-0.12301856279373169" office:value-type="float"/>
          <table:table-cell office:value="0.3833574056625366" office:value-type="float"/>
          <table:table-cell office:value="-0.6062482595443726" office:value-type="float"/>
          <table:table-cell office:value="-0.803315877914428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57255482673645" office:value-type="float"/>
          <table:table-cell office:value="0.04489102244377135" office:value-type="float"/>
          <table:table-cell office:value="-0.05" office:value-type="float"/>
          <table:table-cell office:value="-0.05" office:value-type="float"/>
          <table:table-cell office:value="0.03708006656480743" office:value-type="float"/>
          <table:table-cell office:value="56" office:value-type="float"/>
          <table:table-cell office:value="0.8128541707992554" office:value-type="float"/>
          <table:table-cell office:value="-0.9425060749053955" office:value-type="float"/>
          <table:table-cell office:value="-0.121803879737854" office:value-type="float"/>
          <table:table-cell office:value="0.3817833662033081" office:value-type="float"/>
          <table:table-cell office:value="-0.6050355434417725" office:value-type="float"/>
          <table:table-cell office:value="-0.801122665405273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395947277545929" office:value-type="float"/>
          <table:table-cell office:value="0.049078581333160384" office:value-type="float"/>
          <table:table-cell office:value="-0.05" office:value-type="float"/>
          <table:table-cell office:value="-0.05" office:value-type="float"/>
          <table:table-cell office:value="0.03708006660740913" office:value-type="float"/>
          <table:table-cell office:value="57" office:value-type="float"/>
          <table:table-cell office:value="0.8304610252380371" office:value-type="float"/>
          <table:table-cell office:value="-0.9499966502189636" office:value-type="float"/>
          <table:table-cell office:value="-0.17660754919052124" office:value-type="float"/>
          <table:table-cell office:value="0.4187558889389038" office:value-type="float"/>
          <table:table-cell office:value="-0.6485950350761414" office:value-type="float"/>
          <table:table-cell office:value="-0.81761527061462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22095054388046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3708006656480743" office:value-type="float"/>
          <table:table-cell office:value="58" office:value-type="float"/>
          <table:table-cell office:value="0.8292833566665649" office:value-type="float"/>
          <table:table-cell office:value="-0.9491031169891357" office:value-type="float"/>
          <table:table-cell office:value="-0.1749967336654663" office:value-type="float"/>
          <table:table-cell office:value="0.4168875217437744" office:value-type="float"/>
          <table:table-cell office:value="-0.647203803062439" office:value-type="float"/>
          <table:table-cell office:value="-0.81515979766845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98639112710952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37080066599663376" office:value-type="float"/>
          <table:table-cell office:value="59" office:value-type="float"/>
          <table:table-cell office:value="0.8450281620025635" office:value-type="float"/>
          <table:table-cell office:value="-0.9563505053520203" office:value-type="float"/>
          <table:table-cell office:value="-0.23455941677093506" office:value-type="float"/>
          <table:table-cell office:value="0.4558675289154053" office:value-type="float"/>
          <table:table-cell office:value="-0.688475489616394" office:value-type="float"/>
          <table:table-cell office:value="-0.831038177013397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75261771678924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3708006653382436" office:value-type="float"/>
          <table:table-cell office:value="60" office:value-type="float"/>
          <table:table-cell office:value="0.8446457386016846" office:value-type="float"/>
          <table:table-cell office:value="-0.9559836983680725" office:value-type="float"/>
          <table:table-cell office:value="-0.23377341032028198" office:value-type="float"/>
          <table:table-cell office:value="0.45516419410705566" office:value-type="float"/>
          <table:table-cell office:value="-0.6880113482475281" office:value-type="float"/>
          <table:table-cell office:value="-0.8299884796142578" office:value-type="float"/>
        </table:table-row>
      </table:table>
      <table:table table:name="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55297589302063" office:value-type="float"/>
          <table:table-cell office:value="-0.009977810382843018" office:value-type="float"/>
          <table:table-cell office:value="-0.005744889974594116" office:value-type="float"/>
          <table:table-cell office:value="0.0073792898654937746" office:value-type="float"/>
          <table:table-cell office:value="-0.008895044922828674" office:value-type="float"/>
          <table:table-cell office:value="-0.009824810028076171" office:value-type="float"/>
          <table:table-cell office:value="0.023482623386775852" office:value-type="float"/>
          <table:table-cell office:value="1" office:value-type="float"/>
          <table:table-cell office:value="0.955297589302063" office:value-type="float"/>
          <table:table-cell office:value="-0.9977810382843018" office:value-type="float"/>
          <table:table-cell office:value="-0.5744889974594116" office:value-type="float"/>
          <table:table-cell office:value="0.7379289865493774" office:value-type="float"/>
          <table:table-cell office:value="-0.8895044922828674" office:value-type="float"/>
          <table:table-cell office:value="-0.9824810028076172" office:value-type="float"/>
        </table:table-row>
        <table:table-row>
          <table:table-cell office:value="0.019086047410964965" office:value-type="float"/>
          <table:table-cell office:value="-0.019952220916748045" office:value-type="float"/>
          <table:table-cell office:value="-0.011398113965988159" office:value-type="float"/>
          <table:table-cell office:value="0.014684619903564454" office:value-type="float"/>
          <table:table-cell office:value="-0.017759141921997068" office:value-type="float"/>
          <table:table-cell office:value="-0.019628201127052308" office:value-type="float"/>
          <table:table-cell office:value="0.02348262037169593" office:value-type="float"/>
          <table:table-cell office:value="2" office:value-type="float"/>
          <table:table-cell office:value="0.9533071517944336" office:value-type="float"/>
          <table:table-cell office:value="-0.9974410533905029" office:value-type="float"/>
          <table:table-cell office:value="-0.5653223991394043" office:value-type="float"/>
          <table:table-cell office:value="0.7305330038070679" office:value-type="float"/>
          <table:table-cell office:value="-0.8864096999168396" office:value-type="float"/>
          <table:table-cell office:value="-0.9803391098976135" office:value-type="float"/>
        </table:table-row>
        <table:table-row>
          <table:table-cell office:value="0.028638075590133667" office:value-type="float"/>
          <table:table-cell office:value="-0.029928331375122068" office:value-type="float"/>
          <table:table-cell office:value="-0.017638914585113526" office:value-type="float"/>
          <table:table-cell office:value="0.022250849008560183" office:value-type="float"/>
          <table:table-cell office:value="-0.02679295420646667" office:value-type="float"/>
          <table:table-cell office:value="-0.02943169891834259" office:value-type="float"/>
          <table:table-cell office:value="0.023482617805826216" office:value-type="float"/>
          <table:table-cell office:value="3" office:value-type="float"/>
          <table:table-cell office:value="0.9552028179168701" office:value-type="float"/>
          <table:table-cell office:value="-0.9976110458374023" office:value-type="float"/>
          <table:table-cell office:value="-0.6240800619125366" office:value-type="float"/>
          <table:table-cell office:value="0.7566229104995728" office:value-type="float"/>
          <table:table-cell office:value="-0.9033812284469604" office:value-type="float"/>
          <table:table-cell office:value="-0.9803497791290283" office:value-type="float"/>
        </table:table-row>
        <table:table-row>
          <table:table-cell office:value="0.038169343471527103" office:value-type="float"/>
          <table:table-cell office:value="-0.03990080296993255" office:value-type="float"/>
          <table:table-cell office:value="-0.02378568172454834" office:value-type="float"/>
          <table:table-cell office:value="0.029742020368576053" office:value-type="float"/>
          <table:table-cell office:value="-0.03579576075077057" office:value-type="float"/>
          <table:table-cell office:value="-0.039211404919624326" office:value-type="float"/>
          <table:table-cell office:value="0.023482616030958598" office:value-type="float"/>
          <table:table-cell office:value="4" office:value-type="float"/>
          <table:table-cell office:value="0.9531267881393433" office:value-type="float"/>
          <table:table-cell office:value="-0.9972471594810486" office:value-type="float"/>
          <table:table-cell office:value="-0.6146767139434814" office:value-type="float"/>
          <table:table-cell office:value="0.7491171360015869" office:value-type="float"/>
          <table:table-cell office:value="-0.9002806544303894" office:value-type="float"/>
          <table:table-cell office:value="-0.9779706001281738" office:value-type="float"/>
        </table:table-row>
        <table:table-row>
          <table:table-cell office:value="0.04771432042121888" office:value-type="float"/>
          <table:table-cell office:value="-0.049875287413597105" office:value-type="float"/>
          <table:table-cell office:value="-0.030466848611831666" office:value-type="float"/>
          <table:table-cell office:value="0.037497475147247314" office:value-type="float"/>
          <table:table-cell office:value="-0.044939737319946285" office:value-type="float"/>
          <table:table-cell office:value="-0.04899086415767669" office:value-type="float"/>
          <table:table-cell office:value="0.02348262276667387" office:value-type="float"/>
          <table:table-cell office:value="5" office:value-type="float"/>
          <table:table-cell office:value="0.9544976949691772" office:value-type="float"/>
          <table:table-cell office:value="-0.9974484443664551" office:value-type="float"/>
          <table:table-cell office:value="-0.6681166887283325" office:value-type="float"/>
          <table:table-cell office:value="0.7755454778671265" office:value-type="float"/>
          <table:table-cell office:value="-0.914397656917572" office:value-type="float"/>
          <table:table-cell office:value="-0.977945923805236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705333232879639" office:value-type="float"/>
          <table:table-cell office:value="0.04517919301986694" office:value-type="float"/>
          <table:table-cell office:value="-0.05" office:value-type="float"/>
          <table:table-cell office:value="-0.05" office:value-type="float"/>
          <table:table-cell office:value="0.023482617185716276" office:value-type="float"/>
          <table:table-cell office:value="6" office:value-type="float"/>
          <table:table-cell office:value="0.9525351524353027" office:value-type="float"/>
          <table:table-cell office:value="-0.9970752596855164" office:value-type="float"/>
          <table:table-cell office:value="-0.6586483716964722" office:value-type="float"/>
          <table:table-cell office:value="0.7681717872619629" office:value-type="float"/>
          <table:table-cell office:value="-0.9114611148834229" office:value-type="float"/>
          <table:table-cell office:value="-0.97536754608154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441463065147399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037169593" office:value-type="float"/>
          <table:table-cell office:value="7" office:value-type="float"/>
          <table:table-cell office:value="0.9541088342666626" office:value-type="float"/>
          <table:table-cell office:value="-0.9974382519721985" office:value-type="float"/>
          <table:table-cell office:value="-0.7092974185943604" office:value-type="float"/>
          <table:table-cell office:value="0.7946927547454834" office:value-type="float"/>
          <table:table-cell office:value="-0.9240143895149231" office:value-type="float"/>
          <table:table-cell office:value="-0.976330161094665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3472196054" office:value-type="float"/>
          <table:table-cell office:value="8" office:value-type="float"/>
          <table:table-cell office:value="0.9533203840255737" office:value-type="float"/>
          <table:table-cell office:value="-0.9973196387290955" office:value-type="float"/>
          <table:table-cell office:value="-0.7059665322303772" office:value-type="float"/>
          <table:table-cell office:value="0.7921433448791504" office:value-type="float"/>
          <table:table-cell office:value="-0.9228402376174927" office:value-type="float"/>
          <table:table-cell office:value="-0.97548693418502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9131489687" office:value-type="float"/>
          <table:table-cell office:value="9" office:value-type="float"/>
          <table:table-cell office:value="0.9554272890090942" office:value-type="float"/>
          <table:table-cell office:value="-0.9977678656578064" office:value-type="float"/>
          <table:table-cell office:value="-0.7527419924736023" office:value-type="float"/>
          <table:table-cell office:value="0.8189741373062134" office:value-type="float"/>
          <table:table-cell office:value="-0.9342741966247559" office:value-type="float"/>
          <table:table-cell office:value="-0.977238237857818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5867174915" office:value-type="float"/>
          <table:table-cell office:value="10" office:value-type="float"/>
          <table:table-cell office:value="0.9554274082183838" office:value-type="float"/>
          <table:table-cell office:value="-0.9977678656578064" office:value-type="float"/>
          <table:table-cell office:value="-0.7527419924736023" office:value-type="float"/>
          <table:table-cell office:value="0.8189740180969238" office:value-type="float"/>
          <table:table-cell office:value="-0.9342741966247559" office:value-type="float"/>
          <table:table-cell office:value="-0.977238237857818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904604344" office:value-type="float"/>
          <table:table-cell office:value="11" office:value-type="float"/>
          <table:table-cell office:value="0.9570426940917969" office:value-type="float"/>
          <table:table-cell office:value="-0.9981739521026611" office:value-type="float"/>
          <table:table-cell office:value="-0.7927813529968262" office:value-type="float"/>
          <table:table-cell office:value="0.8442051410675049" office:value-type="float"/>
          <table:table-cell office:value="-0.9436029195785522" office:value-type="float"/>
          <table:table-cell office:value="-0.979074001312255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4626977148" office:value-type="float"/>
          <table:table-cell office:value="12" office:value-type="float"/>
          <table:table-cell office:value="0.9570426940917969" office:value-type="float"/>
          <table:table-cell office:value="-0.9981739521026611" office:value-type="float"/>
          <table:table-cell office:value="-0.7927813529968262" office:value-type="float"/>
          <table:table-cell office:value="0.8442050218582153" office:value-type="float"/>
          <table:table-cell office:value="-0.9436029195785522" office:value-type="float"/>
          <table:table-cell office:value="-0.979074001312255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400687694" office:value-type="float"/>
          <table:table-cell office:value="13" office:value-type="float"/>
          <table:table-cell office:value="0.9582550525665283" office:value-type="float"/>
          <table:table-cell office:value="-0.9984983801841736" office:value-type="float"/>
          <table:table-cell office:value="-0.8260116577148438" office:value-type="float"/>
          <table:table-cell office:value="0.8661398887634277" office:value-type="float"/>
          <table:table-cell office:value="-0.9512007832527161" office:value-type="float"/>
          <table:table-cell office:value="-0.980598926544189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8511385236" office:value-type="float"/>
          <table:table-cell office:value="14" office:value-type="float"/>
          <table:table-cell office:value="0.9582550525665283" office:value-type="float"/>
          <table:table-cell office:value="-0.9984983801841736" office:value-type="float"/>
          <table:table-cell office:value="-0.8260116577148438" office:value-type="float"/>
          <table:table-cell office:value="0.8661398887634277" office:value-type="float"/>
          <table:table-cell office:value="-0.9512007832527161" office:value-type="float"/>
          <table:table-cell office:value="-0.980598926544189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727117369" office:value-type="float"/>
          <table:table-cell office:value="15" office:value-type="float"/>
          <table:table-cell office:value="0.9592328071594238" office:value-type="float"/>
          <table:table-cell office:value="-0.9987574219703674" office:value-type="float"/>
          <table:table-cell office:value="-0.8532893657684326" office:value-type="float"/>
          <table:table-cell office:value="0.8848124742507935" office:value-type="float"/>
          <table:table-cell office:value="-0.957402229309082" office:value-type="float"/>
          <table:table-cell office:value="-0.98186254501342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789127991" office:value-type="float"/>
          <table:table-cell office:value="16" office:value-type="float"/>
          <table:table-cell office:value="0.9592328071594238" office:value-type="float"/>
          <table:table-cell office:value="-0.9987574219703674" office:value-type="float"/>
          <table:table-cell office:value="-0.8532892465591431" office:value-type="float"/>
          <table:table-cell office:value="0.8848124742507935" office:value-type="float"/>
          <table:table-cell office:value="-0.957402229309082" office:value-type="float"/>
          <table:table-cell office:value="-0.98186254501342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6030958598" office:value-type="float"/>
          <table:table-cell office:value="17" office:value-type="float"/>
          <table:table-cell office:value="0.9600589275360107" office:value-type="float"/>
          <table:table-cell office:value="-0.9989756941795349" office:value-type="float"/>
          <table:table-cell office:value="-0.8759769797325134" office:value-type="float"/>
          <table:table-cell office:value="0.9014779329299927" office:value-type="float"/>
          <table:table-cell office:value="-0.962387204170227" office:value-type="float"/>
          <table:table-cell office:value="-0.983008205890655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665106658" office:value-type="float"/>
          <table:table-cell office:value="18" office:value-type="float"/>
          <table:table-cell office:value="0.9600589275360107" office:value-type="float"/>
          <table:table-cell office:value="-0.9989756941795349" office:value-type="float"/>
          <table:table-cell office:value="-0.8759770393371582" office:value-type="float"/>
          <table:table-cell office:value="0.9014779329299927" office:value-type="float"/>
          <table:table-cell office:value="-0.962387204170227" office:value-type="float"/>
          <table:table-cell office:value="-0.983008205890655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400687694" office:value-type="float"/>
          <table:table-cell office:value="19" office:value-type="float"/>
          <table:table-cell office:value="0.9610004425048828" office:value-type="float"/>
          <table:table-cell office:value="-0.999151885509491" office:value-type="float"/>
          <table:table-cell office:value="-0.8945522308349609" office:value-type="float"/>
          <table:table-cell office:value="0.9154539108276367" office:value-type="float"/>
          <table:table-cell office:value="-0.9665212631225586" office:value-type="float"/>
          <table:table-cell office:value="-0.983942747116088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3472196054" office:value-type="float"/>
          <table:table-cell office:value="20" office:value-type="float"/>
          <table:table-cell office:value="0.9610004425048828" office:value-type="float"/>
          <table:table-cell office:value="-0.999151885509491" office:value-type="float"/>
          <table:table-cell office:value="-0.8945522308349609" office:value-type="float"/>
          <table:table-cell office:value="0.9154539108276367" office:value-type="float"/>
          <table:table-cell office:value="-0.9665212631225586" office:value-type="float"/>
          <table:table-cell office:value="-0.983942747116088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524707647" office:value-type="float"/>
          <table:table-cell office:value="21" office:value-type="float"/>
          <table:table-cell office:value="0.962106466293335" office:value-type="float"/>
          <table:table-cell office:value="-0.9992907047271729" office:value-type="float"/>
          <table:table-cell office:value="-0.9094422459602356" office:value-type="float"/>
          <table:table-cell office:value="0.9270440340042114" office:value-type="float"/>
          <table:table-cell office:value="-0.9698818325996399" office:value-type="float"/>
          <table:table-cell office:value="-0.984635412693023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5410849735" office:value-type="float"/>
          <table:table-cell office:value="22" office:value-type="float"/>
          <table:table-cell office:value="0.962106466293335" office:value-type="float"/>
          <table:table-cell office:value="-0.9992907047271729" office:value-type="float"/>
          <table:table-cell office:value="-0.9094422459602356" office:value-type="float"/>
          <table:table-cell office:value="0.9270440340042114" office:value-type="float"/>
          <table:table-cell office:value="-0.9698818325996399" office:value-type="float"/>
          <table:table-cell office:value="-0.984635412693023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28520978" office:value-type="float"/>
          <table:table-cell office:value="23" office:value-type="float"/>
          <table:table-cell office:value="0.9633731842041016" office:value-type="float"/>
          <table:table-cell office:value="-0.9994024038314819" office:value-type="float"/>
          <table:table-cell office:value="-0.9217932820320129" office:value-type="float"/>
          <table:table-cell office:value="0.9365856647491455" office:value-type="float"/>
          <table:table-cell office:value="-0.9728342294692993" office:value-type="float"/>
          <table:table-cell office:value="-0.985168397426605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9666150725" office:value-type="float"/>
          <table:table-cell office:value="24" office:value-type="float"/>
          <table:table-cell office:value="0.9633731842041016" office:value-type="float"/>
          <table:table-cell office:value="-0.9994024038314819" office:value-type="float"/>
          <table:table-cell office:value="-0.9217932820320129" office:value-type="float"/>
          <table:table-cell office:value="0.9365856647491455" office:value-type="float"/>
          <table:table-cell office:value="-0.9728342294692993" office:value-type="float"/>
          <table:table-cell office:value="-0.985168397426605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028625712" office:value-type="float"/>
          <table:table-cell office:value="25" office:value-type="float"/>
          <table:table-cell office:value="0.9649436473846436" office:value-type="float"/>
          <table:table-cell office:value="-0.9994927644729614" office:value-type="float"/>
          <table:table-cell office:value="-0.9318888187408447" office:value-type="float"/>
          <table:table-cell office:value="0.9447731971740723" office:value-type="float"/>
          <table:table-cell office:value="-0.9753408432006836" office:value-type="float"/>
          <table:table-cell office:value="-0.985527157783508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3472196054" office:value-type="float"/>
          <table:table-cell office:value="26" office:value-type="float"/>
          <table:table-cell office:value="0.9649436473846436" office:value-type="float"/>
          <table:table-cell office:value="-0.9994927644729614" office:value-type="float"/>
          <table:table-cell office:value="-0.9318888187408447" office:value-type="float"/>
          <table:table-cell office:value="0.9447731971740723" office:value-type="float"/>
          <table:table-cell office:value="-0.9753408432006836" office:value-type="float"/>
          <table:table-cell office:value="-0.985527157783508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5867174915" office:value-type="float"/>
          <table:table-cell office:value="27" office:value-type="float"/>
          <table:table-cell office:value="0.9667145013809204" office:value-type="float"/>
          <table:table-cell office:value="-0.9995657205581665" office:value-type="float"/>
          <table:table-cell office:value="-0.9402278661727905" office:value-type="float"/>
          <table:table-cell office:value="0.9516537189483643" office:value-type="float"/>
          <table:table-cell office:value="-0.9775488972663879" office:value-type="float"/>
          <table:table-cell office:value="-0.98569327592849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5410849735" office:value-type="float"/>
          <table:table-cell office:value="28" office:value-type="float"/>
          <table:table-cell office:value="0.9667145013809204" office:value-type="float"/>
          <table:table-cell office:value="-0.9995657205581665" office:value-type="float"/>
          <table:table-cell office:value="-0.9402278661727905" office:value-type="float"/>
          <table:table-cell office:value="0.9516537189483643" office:value-type="float"/>
          <table:table-cell office:value="-0.9775488972663879" office:value-type="float"/>
          <table:table-cell office:value="-0.98569327592849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1611898628" office:value-type="float"/>
          <table:table-cell office:value="29" office:value-type="float"/>
          <table:table-cell office:value="0.9687191247940063" office:value-type="float"/>
          <table:table-cell office:value="-0.9996262192726135" office:value-type="float"/>
          <table:table-cell office:value="-0.9473296999931335" office:value-type="float"/>
          <table:table-cell office:value="0.9576060771942139" office:value-type="float"/>
          <table:table-cell office:value="-0.9796248078346252" office:value-type="float"/>
          <table:table-cell office:value="-0.985657036304473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2146571017" office:value-type="float"/>
          <table:table-cell office:value="30" office:value-type="float"/>
          <table:table-cell office:value="0.9687191247940063" office:value-type="float"/>
          <table:table-cell office:value="-0.9996262192726135" office:value-type="float"/>
          <table:table-cell office:value="-0.9473297595977783" office:value-type="float"/>
          <table:table-cell office:value="0.9576060771942139" office:value-type="float"/>
          <table:table-cell office:value="-0.9796248078346252" office:value-type="float"/>
          <table:table-cell office:value="-0.985657036304473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152646727" office:value-type="float"/>
          <table:table-cell office:value="31" office:value-type="float"/>
          <table:table-cell office:value="0.9709038734436035" office:value-type="float"/>
          <table:table-cell office:value="-0.9996762275695801" office:value-type="float"/>
          <table:table-cell office:value="-0.9533188343048096" office:value-type="float"/>
          <table:table-cell office:value="0.9626822471618652" office:value-type="float"/>
          <table:table-cell office:value="-0.9815117716789246" office:value-type="float"/>
          <table:table-cell office:value="-0.98542392253875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223199866" office:value-type="float"/>
          <table:table-cell office:value="32" office:value-type="float"/>
          <table:table-cell office:value="0.9709038734436035" office:value-type="float"/>
          <table:table-cell office:value="-0.9996762275695801" office:value-type="float"/>
          <table:table-cell office:value="-0.9533188343048096" office:value-type="float"/>
          <table:table-cell office:value="0.9626822471618652" office:value-type="float"/>
          <table:table-cell office:value="-0.9815117716789246" office:value-type="float"/>
          <table:table-cell office:value="-0.98542392253875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276667387" office:value-type="float"/>
          <table:table-cell office:value="33" office:value-type="float"/>
          <table:table-cell office:value="0.9731602668762207" office:value-type="float"/>
          <table:table-cell office:value="-0.9997177720069885" office:value-type="float"/>
          <table:table-cell office:value="-0.9584236145019531" office:value-type="float"/>
          <table:table-cell office:value="0.9670424461364746" office:value-type="float"/>
          <table:table-cell office:value="-0.9832273125648499" office:value-type="float"/>
          <table:table-cell office:value="-0.985010445117950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6030958598" office:value-type="float"/>
          <table:table-cell office:value="34" office:value-type="float"/>
          <table:table-cell office:value="0.9731602668762207" office:value-type="float"/>
          <table:table-cell office:value="-0.9997177720069885" office:value-type="float"/>
          <table:table-cell office:value="-0.9584236145019531" office:value-type="float"/>
          <table:table-cell office:value="0.9670424461364746" office:value-type="float"/>
          <table:table-cell office:value="-0.9832273125648499" office:value-type="float"/>
          <table:table-cell office:value="-0.985010445117950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789127991" office:value-type="float"/>
          <table:table-cell office:value="35" office:value-type="float"/>
          <table:table-cell office:value="0.9754505157470703" office:value-type="float"/>
          <table:table-cell office:value="-0.9997525215148926" office:value-type="float"/>
          <table:table-cell office:value="-0.9626584053039551" office:value-type="float"/>
          <table:table-cell office:value="0.9707942008972168" office:value-type="float"/>
          <table:table-cell office:value="-0.9847608208656311" office:value-type="float"/>
          <table:table-cell office:value="-0.984452009201049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665106658" office:value-type="float"/>
          <table:table-cell office:value="36" office:value-type="float"/>
          <table:table-cell office:value="0.9754505157470703" office:value-type="float"/>
          <table:table-cell office:value="-0.9997525215148926" office:value-type="float"/>
          <table:table-cell office:value="-0.9626584053039551" office:value-type="float"/>
          <table:table-cell office:value="0.9707942008972168" office:value-type="float"/>
          <table:table-cell office:value="-0.9847608208656311" office:value-type="float"/>
          <table:table-cell office:value="-0.984452009201049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400687694" office:value-type="float"/>
          <table:table-cell office:value="37" office:value-type="float"/>
          <table:table-cell office:value="0.9776601791381836" office:value-type="float"/>
          <table:table-cell office:value="-0.9997813105583191" office:value-type="float"/>
          <table:table-cell office:value="-0.9661496877670288" office:value-type="float"/>
          <table:table-cell office:value="0.9739161729812622" office:value-type="float"/>
          <table:table-cell office:value="-0.986152172088623" office:value-type="float"/>
          <table:table-cell office:value="-0.98374599218368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090636264" office:value-type="float"/>
          <table:table-cell office:value="38" office:value-type="float"/>
          <table:table-cell office:value="0.9776601791381836" office:value-type="float"/>
          <table:table-cell office:value="-0.9997813105583191" office:value-type="float"/>
          <table:table-cell office:value="-0.9661496877670288" office:value-type="float"/>
          <table:table-cell office:value="0.9739161729812622" office:value-type="float"/>
          <table:table-cell office:value="-0.9861521124839783" office:value-type="float"/>
          <table:table-cell office:value="-0.98374599218368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028625712" office:value-type="float"/>
          <table:table-cell office:value="39" office:value-type="float"/>
          <table:table-cell office:value="0.9797745943069458" office:value-type="float"/>
          <table:table-cell office:value="-0.9998054504394531" office:value-type="float"/>
          <table:table-cell office:value="-0.9690327048301697" office:value-type="float"/>
          <table:table-cell office:value="0.976538896560669" office:value-type="float"/>
          <table:table-cell office:value="-0.98738694190979" office:value-type="float"/>
          <table:table-cell office:value="-0.982898831367492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9666150725" office:value-type="float"/>
          <table:table-cell office:value="40" office:value-type="float"/>
          <table:table-cell office:value="0.9797745943069458" office:value-type="float"/>
          <table:table-cell office:value="-0.9998054504394531" office:value-type="float"/>
          <table:table-cell office:value="-0.9690327048301697" office:value-type="float"/>
          <table:table-cell office:value="0.976538896560669" office:value-type="float"/>
          <table:table-cell office:value="-0.9873868823051453" office:value-type="float"/>
          <table:table-cell office:value="-0.982898831367492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152646727" office:value-type="float"/>
          <table:table-cell office:value="41" office:value-type="float"/>
          <table:table-cell office:value="0.981654167175293" office:value-type="float"/>
          <table:table-cell office:value="-0.9998260140419006" office:value-type="float"/>
          <table:table-cell office:value="-0.9714984893798828" office:value-type="float"/>
          <table:table-cell office:value="0.978773832321167" office:value-type="float"/>
          <table:table-cell office:value="-0.9885264039039612" office:value-type="float"/>
          <table:table-cell office:value="-0.981916725635528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090636264" office:value-type="float"/>
          <table:table-cell office:value="42" office:value-type="float"/>
          <table:table-cell office:value="0.981654167175293" office:value-type="float"/>
          <table:table-cell office:value="-0.9998260140419006" office:value-type="float"/>
          <table:table-cell office:value="-0.9714984893798828" office:value-type="float"/>
          <table:table-cell office:value="0.978773832321167" office:value-type="float"/>
          <table:table-cell office:value="-0.9885264039039612" office:value-type="float"/>
          <table:table-cell office:value="-0.981916725635528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727117369" office:value-type="float"/>
          <table:table-cell office:value="43" office:value-type="float"/>
          <table:table-cell office:value="0.9833526611328125" office:value-type="float"/>
          <table:table-cell office:value="-0.9998435378074646" office:value-type="float"/>
          <table:table-cell office:value="-0.9735864996910095" office:value-type="float"/>
          <table:table-cell office:value="0.9807143211364746" office:value-type="float"/>
          <table:table-cell office:value="-0.9895992875099182" office:value-type="float"/>
          <table:table-cell office:value="-0.980717182159423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9666150725" office:value-type="float"/>
          <table:table-cell office:value="44" office:value-type="float"/>
          <table:table-cell office:value="0.9833526611328125" office:value-type="float"/>
          <table:table-cell office:value="-0.9998435378074646" office:value-type="float"/>
          <table:table-cell office:value="-0.9735864996910095" office:value-type="float"/>
          <table:table-cell office:value="0.9807143211364746" office:value-type="float"/>
          <table:table-cell office:value="-0.9895992875099182" office:value-type="float"/>
          <table:table-cell office:value="-0.980717182159423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028625712" office:value-type="float"/>
          <table:table-cell office:value="45" office:value-type="float"/>
          <table:table-cell office:value="0.9849026203155518" office:value-type="float"/>
          <table:table-cell office:value="-0.9998584985733032" office:value-type="float"/>
          <table:table-cell office:value="-0.975324809551239" office:value-type="float"/>
          <table:table-cell office:value="0.9823858737945557" office:value-type="float"/>
          <table:table-cell office:value="-0.9905888438224792" office:value-type="float"/>
          <table:table-cell office:value="-0.979280114173889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4626977148" office:value-type="float"/>
          <table:table-cell office:value="46" office:value-type="float"/>
          <table:table-cell office:value="0.9849026203155518" office:value-type="float"/>
          <table:table-cell office:value="-0.9998584985733032" office:value-type="float"/>
          <table:table-cell office:value="-0.975324809551239" office:value-type="float"/>
          <table:table-cell office:value="0.9823858737945557" office:value-type="float"/>
          <table:table-cell office:value="-0.9905888438224792" office:value-type="float"/>
          <table:table-cell office:value="-0.979280114173889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028625712" office:value-type="float"/>
          <table:table-cell office:value="47" office:value-type="float"/>
          <table:table-cell office:value="0.9862778186798096" office:value-type="float"/>
          <table:table-cell office:value="-0.9998710751533508" office:value-type="float"/>
          <table:table-cell office:value="-0.9767434000968933" office:value-type="float"/>
          <table:table-cell office:value="0.9837964773178101" office:value-type="float"/>
          <table:table-cell office:value="-0.9914780259132385" office:value-type="float"/>
          <table:table-cell office:value="-0.977555871009826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904604344" office:value-type="float"/>
          <table:table-cell office:value="48" office:value-type="float"/>
          <table:table-cell office:value="0.9862778186798096" office:value-type="float"/>
          <table:table-cell office:value="-0.9998710751533508" office:value-type="float"/>
          <table:table-cell office:value="-0.9767434000968933" office:value-type="float"/>
          <table:table-cell office:value="0.9837964773178101" office:value-type="float"/>
          <table:table-cell office:value="-0.9914780259132385" office:value-type="float"/>
          <table:table-cell office:value="-0.977555871009826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5410849735" office:value-type="float"/>
          <table:table-cell office:value="49" office:value-type="float"/>
          <table:table-cell office:value="0.9874556064605713" office:value-type="float"/>
          <table:table-cell office:value="-0.9998816847801208" office:value-type="float"/>
          <table:table-cell office:value="-0.9779128432273865" office:value-type="float"/>
          <table:table-cell office:value="0.9849820137023926" office:value-type="float"/>
          <table:table-cell office:value="-0.9922727346420288" office:value-type="float"/>
          <table:table-cell office:value="-0.975555300712585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4626977148" office:value-type="float"/>
          <table:table-cell office:value="50" office:value-type="float"/>
          <table:table-cell office:value="0.9874556064605713" office:value-type="float"/>
          <table:table-cell office:value="-0.9998817443847656" office:value-type="float"/>
          <table:table-cell office:value="-0.9779128432273865" office:value-type="float"/>
          <table:table-cell office:value="0.9849820137023926" office:value-type="float"/>
          <table:table-cell office:value="-0.9922727346420288" office:value-type="float"/>
          <table:table-cell office:value="-0.975555360317230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276667387" office:value-type="float"/>
          <table:table-cell office:value="51" office:value-type="float"/>
          <table:table-cell office:value="0.9884564876556396" office:value-type="float"/>
          <table:table-cell office:value="-0.9998911023139954" office:value-type="float"/>
          <table:table-cell office:value="-0.9789146780967712" office:value-type="float"/>
          <table:table-cell office:value="0.9860396385192871" office:value-type="float"/>
          <table:table-cell office:value="-0.9930174946784973" office:value-type="float"/>
          <table:table-cell office:value="-0.973307788372039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8511385236" office:value-type="float"/>
          <table:table-cell office:value="52" office:value-type="float"/>
          <table:table-cell office:value="0.9884566068649292" office:value-type="float"/>
          <table:table-cell office:value="-0.9998911023139954" office:value-type="float"/>
          <table:table-cell office:value="-0.978914737701416" office:value-type="float"/>
          <table:table-cell office:value="0.9860396385192871" office:value-type="float"/>
          <table:table-cell office:value="-0.9930174946784973" office:value-type="float"/>
          <table:table-cell office:value="-0.973307788372039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3472196054" office:value-type="float"/>
          <table:table-cell office:value="53" office:value-type="float"/>
          <table:table-cell office:value="0.989250898361206" office:value-type="float"/>
          <table:table-cell office:value="-0.9998989701271057" office:value-type="float"/>
          <table:table-cell office:value="-0.9796885251998901" office:value-type="float"/>
          <table:table-cell office:value="0.986945390701294" office:value-type="float"/>
          <table:table-cell office:value="-0.9936649799346924" office:value-type="float"/>
          <table:table-cell office:value="-0.970797121524810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727117369" office:value-type="float"/>
          <table:table-cell office:value="54" office:value-type="float"/>
          <table:table-cell office:value="0.989250898361206" office:value-type="float"/>
          <table:table-cell office:value="-0.9998989701271057" office:value-type="float"/>
          <table:table-cell office:value="-0.9796885251998901" office:value-type="float"/>
          <table:table-cell office:value="0.986945390701294" office:value-type="float"/>
          <table:table-cell office:value="-0.9936649799346924" office:value-type="float"/>
          <table:table-cell office:value="-0.970797181129455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037169593" office:value-type="float"/>
          <table:table-cell office:value="55" office:value-type="float"/>
          <table:table-cell office:value="0.989764928817749" office:value-type="float"/>
          <table:table-cell office:value="-0.9999055862426758" office:value-type="float"/>
          <table:table-cell office:value="-0.9801486134529114" office:value-type="float"/>
          <table:table-cell office:value="0.9877974987030029" office:value-type="float"/>
          <table:table-cell office:value="-0.994193971157074" office:value-type="float"/>
          <table:table-cell office:value="-0.96854233741760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789127991" office:value-type="float"/>
          <table:table-cell office:value="56" office:value-type="float"/>
          <table:table-cell office:value="0.989764928817749" office:value-type="float"/>
          <table:table-cell office:value="-0.9999055862426758" office:value-type="float"/>
          <table:table-cell office:value="-0.9801486134529114" office:value-type="float"/>
          <table:table-cell office:value="0.9877974987030029" office:value-type="float"/>
          <table:table-cell office:value="-0.994193971157074" office:value-type="float"/>
          <table:table-cell office:value="-0.96854233741760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524707647" office:value-type="float"/>
          <table:table-cell office:value="57" office:value-type="float"/>
          <table:table-cell office:value="0.9901418685913086" office:value-type="float"/>
          <table:table-cell office:value="-0.9999111890792847" office:value-type="float"/>
          <table:table-cell office:value="-0.9803986549377441" office:value-type="float"/>
          <table:table-cell office:value="0.9885492324829102" office:value-type="float"/>
          <table:table-cell office:value="-0.9946466088294983" office:value-type="float"/>
          <table:table-cell office:value="-0.966302692890167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2276667387" office:value-type="float"/>
          <table:table-cell office:value="58" office:value-type="float"/>
          <table:table-cell office:value="0.9901418685913086" office:value-type="float"/>
          <table:table-cell office:value="-0.9999111890792847" office:value-type="float"/>
          <table:table-cell office:value="-0.9803986549377441" office:value-type="float"/>
          <table:table-cell office:value="0.9885492324829102" office:value-type="float"/>
          <table:table-cell office:value="-0.9946466088294983" office:value-type="float"/>
          <table:table-cell office:value="-0.966302692890167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9666150725" office:value-type="float"/>
          <table:table-cell office:value="59" office:value-type="float"/>
          <table:table-cell office:value="0.9904292821884155" office:value-type="float"/>
          <table:table-cell office:value="-0.9999159574508667" office:value-type="float"/>
          <table:table-cell office:value="-0.98044753074646" office:value-type="float"/>
          <table:table-cell office:value="0.989201545715332" office:value-type="float"/>
          <table:table-cell office:value="-0.995039701461792" office:value-type="float"/>
          <table:table-cell office:value="-0.963981688022613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23482616030958598" office:value-type="float"/>
          <table:table-cell office:value="60" office:value-type="float"/>
          <table:table-cell office:value="0.9904292821884155" office:value-type="float"/>
          <table:table-cell office:value="-0.9999159574508667" office:value-type="float"/>
          <table:table-cell office:value="-0.9804475903511047" office:value-type="float"/>
          <table:table-cell office:value="0.989201545715332" office:value-type="float"/>
          <table:table-cell office:value="-0.9950397610664368" office:value-type="float"/>
          <table:table-cell office:value="-0.9639816880226135" office:value-type="float"/>
        </table:table-row>
      </table:table>
      <table:table table:name="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951033592224122" office:value-type="float"/>
          <table:table-cell office:value="-0.009999896287918092" office:value-type="float"/>
          <table:table-cell office:value="-0.00991671860218048" office:value-type="float"/>
          <table:table-cell office:value="0.009962556362152099" office:value-type="float"/>
          <table:table-cell office:value="-0.009979381561279296" office:value-type="float"/>
          <table:table-cell office:value="-0.009880895018577576" office:value-type="float"/>
          <table:table-cell office:value="0.012996231955306949" office:value-type="float"/>
          <table:table-cell office:value="1" office:value-type="float"/>
          <table:table-cell office:value="0.9951033592224121" office:value-type="float"/>
          <table:table-cell office:value="-0.9999896287918091" office:value-type="float"/>
          <table:table-cell office:value="-0.9916718602180481" office:value-type="float"/>
          <table:table-cell office:value="0.99625563621521" office:value-type="float"/>
          <table:table-cell office:value="-0.9979381561279297" office:value-type="float"/>
          <table:table-cell office:value="-0.9880895018577576" office:value-type="float"/>
        </table:table-row>
        <table:table-row>
          <table:table-cell office:value="0.0198996901512146" office:value-type="float"/>
          <table:table-cell office:value="-0.019999770522117617" office:value-type="float"/>
          <table:table-cell office:value="-0.01982749819755554" office:value-type="float"/>
          <table:table-cell office:value="0.019921743869781496" office:value-type="float"/>
          <table:table-cell office:value="-0.01995763063430786" office:value-type="float"/>
          <table:table-cell office:value="-0.019747342467308044" office:value-type="float"/>
          <table:table-cell office:value="0.012996250699569036" office:value-type="float"/>
          <table:table-cell office:value="2" office:value-type="float"/>
          <table:table-cell office:value="0.9948656558990479" office:value-type="float"/>
          <table:table-cell office:value="-0.9999874234199524" office:value-type="float"/>
          <table:table-cell office:value="-0.9910779595375061" office:value-type="float"/>
          <table:table-cell office:value="0.9959187507629395" office:value-type="float"/>
          <table:table-cell office:value="-0.9978249073028564" office:value-type="float"/>
          <table:table-cell office:value="-0.9866447448730469" office:value-type="float"/>
        </table:table-row>
        <table:table-row>
          <table:table-cell office:value="0.029846129417419435" office:value-type="float"/>
          <table:table-cell office:value="-0.029999625086784366" office:value-type="float"/>
          <table:table-cell office:value="-0.0297298526763916" office:value-type="float"/>
          <table:table-cell office:value="0.029879510402679443" office:value-type="float"/>
          <table:table-cell office:value="-0.029936192631721495" office:value-type="float"/>
          <table:table-cell office:value="-0.029585760235786438" office:value-type="float"/>
          <table:table-cell office:value="0.01299624298133592" office:value-type="float"/>
          <table:table-cell office:value="3" office:value-type="float"/>
          <table:table-cell office:value="0.9946439266204834" office:value-type="float"/>
          <table:table-cell office:value="-0.9999854564666748" office:value-type="float"/>
          <table:table-cell office:value="-0.990235447883606" office:value-type="float"/>
          <table:table-cell office:value="0.9957766532897949" office:value-type="float"/>
          <table:table-cell office:value="-0.9978561997413635" office:value-type="float"/>
          <table:table-cell office:value="-0.9838417768478394" office:value-type="float"/>
        </table:table-row>
        <table:table-row>
          <table:table-cell office:value="0.03978975534439087" office:value-type="float"/>
          <table:table-cell office:value="-0.039999449849128725" office:value-type="float"/>
          <table:table-cell office:value="-0.03962536990642548" office:value-type="float"/>
          <table:table-cell office:value="0.039833524227142335" office:value-type="float"/>
          <table:table-cell office:value="-0.03991349935531616" office:value-type="float"/>
          <table:table-cell office:value="-0.03940594732761383" office:value-type="float"/>
          <table:table-cell office:value="0.012996245186544304" office:value-type="float"/>
          <table:table-cell office:value="4" office:value-type="float"/>
          <table:table-cell office:value="0.9943625926971436" office:value-type="float"/>
          <table:table-cell office:value="-0.999982476234436" office:value-type="float"/>
          <table:table-cell office:value="-0.9895517230033875" office:value-type="float"/>
          <table:table-cell office:value="0.9954013824462891" office:value-type="float"/>
          <table:table-cell office:value="-0.9977306723594666" office:value-type="float"/>
          <table:table-cell office:value="-0.9820187091827393" office:value-type="float"/>
        </table:table-row>
        <table:table-row>
          <table:table-cell office:value="0.04973097324371338" office:value-type="float"/>
          <table:table-cell office:value="-0.04999924719333649" office:value-type="float"/>
          <table:table-cell office:value="-0.04951090395450592" office:value-type="float"/>
          <table:table-cell office:value="0.04978574872016907" office:value-type="float"/>
          <table:table-cell office:value="-0.04989098906517028" office:value-type="float"/>
          <table:table-cell office:value="-0.0491874498128891" office:value-type="float"/>
          <table:table-cell office:value="0.012996241878732058" office:value-type="float"/>
          <table:table-cell office:value="5" office:value-type="float"/>
          <table:table-cell office:value="0.994121789932251" office:value-type="float"/>
          <table:table-cell office:value="-0.9999797344207764" office:value-type="float"/>
          <table:table-cell office:value="-0.9885534048080444" office:value-type="float"/>
          <table:table-cell office:value="0.9952224493026733" office:value-type="float"/>
          <table:table-cell office:value="-0.9977489709854126" office:value-type="float"/>
          <table:table-cell office:value="-0.978150248527526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29750103741" office:value-type="float"/>
          <table:table-cell office:value="6" office:value-type="float"/>
          <table:table-cell office:value="0.9938371181488037" office:value-type="float"/>
          <table:table-cell office:value="-0.9999760389328003" office:value-type="float"/>
          <table:table-cell office:value="-0.9878244400024414" office:value-type="float"/>
          <table:table-cell office:value="0.9948358535766602" office:value-type="float"/>
          <table:table-cell office:value="-0.9976248741149902" office:value-type="float"/>
          <table:table-cell office:value="-0.97597795724868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34160511023" office:value-type="float"/>
          <table:table-cell office:value="7" office:value-type="float"/>
          <table:table-cell office:value="0.9937885999679565" office:value-type="float"/>
          <table:table-cell office:value="-0.9999765753746033" office:value-type="float"/>
          <table:table-cell office:value="-0.9873939156532288" office:value-type="float"/>
          <table:table-cell office:value="0.995019793510437" office:value-type="float"/>
          <table:table-cell office:value="-0.9977378845214844" office:value-type="float"/>
          <table:table-cell office:value="-0.97387474775314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50699569036" office:value-type="float"/>
          <table:table-cell office:value="8" office:value-type="float"/>
          <table:table-cell office:value="0.9937885999679565" office:value-type="float"/>
          <table:table-cell office:value="-0.9999765753746033" office:value-type="float"/>
          <table:table-cell office:value="-0.9873939156532288" office:value-type="float"/>
          <table:table-cell office:value="0.995019793510437" office:value-type="float"/>
          <table:table-cell office:value="-0.9977378845214844" office:value-type="float"/>
          <table:table-cell office:value="-0.97387474775314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34160511023" office:value-type="float"/>
          <table:table-cell office:value="9" office:value-type="float"/>
          <table:table-cell office:value="0.9937225580215454" office:value-type="float"/>
          <table:table-cell office:value="-0.9999770522117615" office:value-type="float"/>
          <table:table-cell office:value="-0.986893355846405" office:value-type="float"/>
          <table:table-cell office:value="0.9951622486114502" office:value-type="float"/>
          <table:table-cell office:value="-0.9978360533714294" office:value-type="float"/>
          <table:table-cell office:value="-0.971650362014770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33057908868" office:value-type="float"/>
          <table:table-cell office:value="10" office:value-type="float"/>
          <table:table-cell office:value="0.993722677230835" office:value-type="float"/>
          <table:table-cell office:value="-0.9999770522117615" office:value-type="float"/>
          <table:table-cell office:value="-0.9868934154510498" office:value-type="float"/>
          <table:table-cell office:value="0.9951623678207397" office:value-type="float"/>
          <table:table-cell office:value="-0.9978360533714294" office:value-type="float"/>
          <table:table-cell office:value="-0.971650362014770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5186544304" office:value-type="float"/>
          <table:table-cell office:value="11" office:value-type="float"/>
          <table:table-cell office:value="0.9936103820800781" office:value-type="float"/>
          <table:table-cell office:value="-0.9999774098396301" office:value-type="float"/>
          <table:table-cell office:value="-0.9862945675849915" office:value-type="float"/>
          <table:table-cell office:value="0.9952635765075684" office:value-type="float"/>
          <table:table-cell office:value="-0.9979081153869629" office:value-type="float"/>
          <table:table-cell office:value="-0.96915668249130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51802174633" office:value-type="float"/>
          <table:table-cell office:value="12" office:value-type="float"/>
          <table:table-cell office:value="0.9936103820800781" office:value-type="float"/>
          <table:table-cell office:value="-0.9999774098396301" office:value-type="float"/>
          <table:table-cell office:value="-0.9862945675849915" office:value-type="float"/>
          <table:table-cell office:value="0.9952635765075684" office:value-type="float"/>
          <table:table-cell office:value="-0.9979081153869629" office:value-type="float"/>
          <table:table-cell office:value="-0.96915668249130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7391753556" office:value-type="float"/>
          <table:table-cell office:value="13" office:value-type="float"/>
          <table:table-cell office:value="0.9934468269348145" office:value-type="float"/>
          <table:table-cell office:value="-0.9999775886535645" office:value-type="float"/>
          <table:table-cell office:value="-0.9857519268989563" office:value-type="float"/>
          <table:table-cell office:value="0.9953153133392334" office:value-type="float"/>
          <table:table-cell office:value="-0.9979643821716309" office:value-type="float"/>
          <table:table-cell office:value="-0.965851426124572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1878732058" office:value-type="float"/>
          <table:table-cell office:value="14" office:value-type="float"/>
          <table:table-cell office:value="0.9934468269348145" office:value-type="float"/>
          <table:table-cell office:value="-0.9999775886535645" office:value-type="float"/>
          <table:table-cell office:value="-0.9857519268989563" office:value-type="float"/>
          <table:table-cell office:value="0.9953153133392334" office:value-type="float"/>
          <table:table-cell office:value="-0.9979643821716309" office:value-type="float"/>
          <table:table-cell office:value="-0.965851426124572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298133592" office:value-type="float"/>
          <table:table-cell office:value="15" office:value-type="float"/>
          <table:table-cell office:value="0.9932241439819336" office:value-type="float"/>
          <table:table-cell office:value="-0.9999777674674988" office:value-type="float"/>
          <table:table-cell office:value="-0.9851457476615906" office:value-type="float"/>
          <table:table-cell office:value="0.9953219890594482" office:value-type="float"/>
          <table:table-cell office:value="-0.9980162978172302" office:value-type="float"/>
          <table:table-cell office:value="-0.962265849113464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0776128404" office:value-type="float"/>
          <table:table-cell office:value="16" office:value-type="float"/>
          <table:table-cell office:value="0.9932241439819336" office:value-type="float"/>
          <table:table-cell office:value="-0.9999777674674988" office:value-type="float"/>
          <table:table-cell office:value="-0.9851457476615906" office:value-type="float"/>
          <table:table-cell office:value="0.9953219890594482" office:value-type="float"/>
          <table:table-cell office:value="-0.9980162978172302" office:value-type="float"/>
          <table:table-cell office:value="-0.962265849113464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34160511023" office:value-type="float"/>
          <table:table-cell office:value="17" office:value-type="float"/>
          <table:table-cell office:value="0.9930071830749512" office:value-type="float"/>
          <table:table-cell office:value="-0.9999778866767883" office:value-type="float"/>
          <table:table-cell office:value="-0.9845407605171204" office:value-type="float"/>
          <table:table-cell office:value="0.9953076839447021" office:value-type="float"/>
          <table:table-cell office:value="-0.9980725646018982" office:value-type="float"/>
          <table:table-cell office:value="-0.958320915699005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29750103741" office:value-type="float"/>
          <table:table-cell office:value="18" office:value-type="float"/>
          <table:table-cell office:value="0.9930071830749512" office:value-type="float"/>
          <table:table-cell office:value="-0.9999778866767883" office:value-type="float"/>
          <table:table-cell office:value="-0.9845407605171204" office:value-type="float"/>
          <table:table-cell office:value="0.9953076839447021" office:value-type="float"/>
          <table:table-cell office:value="-0.9980725646018982" office:value-type="float"/>
          <table:table-cell office:value="-0.958320915699005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38570921755" office:value-type="float"/>
          <table:table-cell office:value="19" office:value-type="float"/>
          <table:table-cell office:value="0.9928379058837891" office:value-type="float"/>
          <table:table-cell office:value="-0.9999780654907227" office:value-type="float"/>
          <table:table-cell office:value="-0.9838818311691284" office:value-type="float"/>
          <table:table-cell office:value="0.9952747821807861" office:value-type="float"/>
          <table:table-cell office:value="-0.9981417655944824" office:value-type="float"/>
          <table:table-cell office:value="-0.95400351285934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5186544304" office:value-type="float"/>
          <table:table-cell office:value="20" office:value-type="float"/>
          <table:table-cell office:value="0.9928379058837891" office:value-type="float"/>
          <table:table-cell office:value="-0.9999780654907227" office:value-type="float"/>
          <table:table-cell office:value="-0.9838818311691284" office:value-type="float"/>
          <table:table-cell office:value="0.9952747821807861" office:value-type="float"/>
          <table:table-cell office:value="-0.9981417655944824" office:value-type="float"/>
          <table:table-cell office:value="-0.95400351285934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37468318739" office:value-type="float"/>
          <table:table-cell office:value="21" office:value-type="float"/>
          <table:table-cell office:value="0.9926083087921143" office:value-type="float"/>
          <table:table-cell office:value="-0.9999781250953674" office:value-type="float"/>
          <table:table-cell office:value="-0.9831321239471436" office:value-type="float"/>
          <table:table-cell office:value="0.9952045679092407" office:value-type="float"/>
          <table:table-cell office:value="-0.9981971979141235" office:value-type="float"/>
          <table:table-cell office:value="-0.948892831802368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28647502467" office:value-type="float"/>
          <table:table-cell office:value="22" office:value-type="float"/>
          <table:table-cell office:value="0.9926083087921143" office:value-type="float"/>
          <table:table-cell office:value="-0.9999781250953674" office:value-type="float"/>
          <table:table-cell office:value="-0.9831321239471436" office:value-type="float"/>
          <table:table-cell office:value="0.9952046871185303" office:value-type="float"/>
          <table:table-cell office:value="-0.9981971979141235" office:value-type="float"/>
          <table:table-cell office:value="-0.948892831802368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28647502467" office:value-type="float"/>
          <table:table-cell office:value="23" office:value-type="float"/>
          <table:table-cell office:value="0.9923241138458252" office:value-type="float"/>
          <table:table-cell office:value="-0.9999781250953674" office:value-type="float"/>
          <table:table-cell office:value="-0.9823319911956787" office:value-type="float"/>
          <table:table-cell office:value="0.9951083660125732" office:value-type="float"/>
          <table:table-cell office:value="-0.9982538819313049" office:value-type="float"/>
          <table:table-cell office:value="-0.943391621112823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6289148819" office:value-type="float"/>
          <table:table-cell office:value="24" office:value-type="float"/>
          <table:table-cell office:value="0.9923241138458252" office:value-type="float"/>
          <table:table-cell office:value="-0.9999781250953674" office:value-type="float"/>
          <table:table-cell office:value="-0.9823319911956787" office:value-type="float"/>
          <table:table-cell office:value="0.9951083660125732" office:value-type="float"/>
          <table:table-cell office:value="-0.9982538819313049" office:value-type="float"/>
          <table:table-cell office:value="-0.943391621112823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29750103741" office:value-type="float"/>
          <table:table-cell office:value="25" office:value-type="float"/>
          <table:table-cell office:value="0.9920926094055176" office:value-type="float"/>
          <table:table-cell office:value="-0.9999780654907227" office:value-type="float"/>
          <table:table-cell office:value="-0.9814345240592957" office:value-type="float"/>
          <table:table-cell office:value="0.9949839115142822" office:value-type="float"/>
          <table:table-cell office:value="-0.9983074069023132" office:value-type="float"/>
          <table:table-cell office:value="-0.936698079109191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298133592" office:value-type="float"/>
          <table:table-cell office:value="26" office:value-type="float"/>
          <table:table-cell office:value="0.9920926094055176" office:value-type="float"/>
          <table:table-cell office:value="-0.9999780654907227" office:value-type="float"/>
          <table:table-cell office:value="-0.9814345836639404" office:value-type="float"/>
          <table:table-cell office:value="0.9949839115142822" office:value-type="float"/>
          <table:table-cell office:value="-0.9983074069023132" office:value-type="float"/>
          <table:table-cell office:value="-0.936698079109191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7391753556" office:value-type="float"/>
          <table:table-cell office:value="27" office:value-type="float"/>
          <table:table-cell office:value="0.9917964935302734" office:value-type="float"/>
          <table:table-cell office:value="-0.9999780058860779" office:value-type="float"/>
          <table:table-cell office:value="-0.9803869724273682" office:value-type="float"/>
          <table:table-cell office:value="0.9948310852050781" office:value-type="float"/>
          <table:table-cell office:value="-0.9983538389205933" office:value-type="float"/>
          <table:table-cell office:value="-0.929565906524658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28647502467" office:value-type="float"/>
          <table:table-cell office:value="28" office:value-type="float"/>
          <table:table-cell office:value="0.9917964935302734" office:value-type="float"/>
          <table:table-cell office:value="-0.9999780058860779" office:value-type="float"/>
          <table:table-cell office:value="-0.9803869724273682" office:value-type="float"/>
          <table:table-cell office:value="0.9948310852050781" office:value-type="float"/>
          <table:table-cell office:value="-0.9983538389205933" office:value-type="float"/>
          <table:table-cell office:value="-0.929565906524658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33057908868" office:value-type="float"/>
          <table:table-cell office:value="29" office:value-type="float"/>
          <table:table-cell office:value="0.9914448261260986" office:value-type="float"/>
          <table:table-cell office:value="-0.9999777674674988" office:value-type="float"/>
          <table:table-cell office:value="-0.979239284992218" office:value-type="float"/>
          <table:table-cell office:value="0.9946386814117432" office:value-type="float"/>
          <table:table-cell office:value="-0.9983987212181091" office:value-type="float"/>
          <table:table-cell office:value="-0.920283675193786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30852705244" office:value-type="float"/>
          <table:table-cell office:value="30" office:value-type="float"/>
          <table:table-cell office:value="0.9914448261260986" office:value-type="float"/>
          <table:table-cell office:value="-0.9999777674674988" office:value-type="float"/>
          <table:table-cell office:value="-0.979239284992218" office:value-type="float"/>
          <table:table-cell office:value="0.9946386814117432" office:value-type="float"/>
          <table:table-cell office:value="-0.9983987212181091" office:value-type="float"/>
          <table:table-cell office:value="-0.920283734798431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26442300543" office:value-type="float"/>
          <table:table-cell office:value="31" office:value-type="float"/>
          <table:table-cell office:value="0.9911410808563232" office:value-type="float"/>
          <table:table-cell office:value="-0.9999775886535645" office:value-type="float"/>
          <table:table-cell office:value="-0.9778822660446167" office:value-type="float"/>
          <table:table-cell office:value="0.9944257736206055" office:value-type="float"/>
          <table:table-cell office:value="-0.9984461665153503" office:value-type="float"/>
          <table:table-cell office:value="-0.91040802001953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84943585" office:value-type="float"/>
          <table:table-cell office:value="32" office:value-type="float"/>
          <table:table-cell office:value="0.9911410808563232" office:value-type="float"/>
          <table:table-cell office:value="-0.9999775886535645" office:value-type="float"/>
          <table:table-cell office:value="-0.9778822660446167" office:value-type="float"/>
          <table:table-cell office:value="0.994425892829895" office:value-type="float"/>
          <table:table-cell office:value="-0.9984461665153503" office:value-type="float"/>
          <table:table-cell office:value="-0.91040802001953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50699569036" office:value-type="float"/>
          <table:table-cell office:value="33" office:value-type="float"/>
          <table:table-cell office:value="0.9907724857330322" office:value-type="float"/>
          <table:table-cell office:value="-0.9999773502349854" office:value-type="float"/>
          <table:table-cell office:value="-0.9763772487640381" office:value-type="float"/>
          <table:table-cell office:value="0.9941768646240234" office:value-type="float"/>
          <table:table-cell office:value="-0.9984972476959229" office:value-type="float"/>
          <table:table-cell office:value="-0.89896345138549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0776128404" office:value-type="float"/>
          <table:table-cell office:value="34" office:value-type="float"/>
          <table:table-cell office:value="0.9907724857330322" office:value-type="float"/>
          <table:table-cell office:value="-0.9999773502349854" office:value-type="float"/>
          <table:table-cell office:value="-0.9763771891593933" office:value-type="float"/>
          <table:table-cell office:value="0.9941768646240234" office:value-type="float"/>
          <table:table-cell office:value="-0.9984972476959229" office:value-type="float"/>
          <table:table-cell office:value="-0.89896345138549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35263113387" office:value-type="float"/>
          <table:table-cell office:value="35" office:value-type="float"/>
          <table:table-cell office:value="0.9902477264404297" office:value-type="float"/>
          <table:table-cell office:value="-0.9999770522117615" office:value-type="float"/>
          <table:table-cell office:value="-0.9747108221054077" office:value-type="float"/>
          <table:table-cell office:value="0.9938783645629883" office:value-type="float"/>
          <table:table-cell office:value="-0.9985425472259521" office:value-type="float"/>
          <table:table-cell office:value="-0.887664377689361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28647502467" office:value-type="float"/>
          <table:table-cell office:value="36" office:value-type="float"/>
          <table:table-cell office:value="0.9902477264404297" office:value-type="float"/>
          <table:table-cell office:value="-0.9999770522117615" office:value-type="float"/>
          <table:table-cell office:value="-0.9747108221054077" office:value-type="float"/>
          <table:table-cell office:value="0.9938783645629883" office:value-type="float"/>
          <table:table-cell office:value="-0.9985425472259521" office:value-type="float"/>
          <table:table-cell office:value="-0.887664377689361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4083940005" office:value-type="float"/>
          <table:table-cell office:value="37" office:value-type="float"/>
          <table:table-cell office:value="0.9898768663406372" office:value-type="float"/>
          <table:table-cell office:value="-0.9999767541885376" office:value-type="float"/>
          <table:table-cell office:value="-0.9728093147277832" office:value-type="float"/>
          <table:table-cell office:value="0.9935643672943115" office:value-type="float"/>
          <table:table-cell office:value="-0.9985939860343933" office:value-type="float"/>
          <table:table-cell office:value="-0.873572230339050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26442300543" office:value-type="float"/>
          <table:table-cell office:value="38" office:value-type="float"/>
          <table:table-cell office:value="0.9898767471313477" office:value-type="float"/>
          <table:table-cell office:value="-0.9999767541885376" office:value-type="float"/>
          <table:table-cell office:value="-0.9728092551231384" office:value-type="float"/>
          <table:table-cell office:value="0.9935643672943115" office:value-type="float"/>
          <table:table-cell office:value="-0.9985939860343933" office:value-type="float"/>
          <table:table-cell office:value="-0.873572349548339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34160511023" office:value-type="float"/>
          <table:table-cell office:value="39" office:value-type="float"/>
          <table:table-cell office:value="0.9894866943359375" office:value-type="float"/>
          <table:table-cell office:value="-0.999976396560669" office:value-type="float"/>
          <table:table-cell office:value="-0.9706342816352844" office:value-type="float"/>
          <table:table-cell office:value="0.9932126998901367" office:value-type="float"/>
          <table:table-cell office:value="-0.9986500144004822" office:value-type="float"/>
          <table:table-cell office:value="-0.856420040130615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50699569036" office:value-type="float"/>
          <table:table-cell office:value="40" office:value-type="float"/>
          <table:table-cell office:value="0.9894866943359375" office:value-type="float"/>
          <table:table-cell office:value="-0.999976396560669" office:value-type="float"/>
          <table:table-cell office:value="-0.9706342220306396" office:value-type="float"/>
          <table:table-cell office:value="0.9932126998901367" office:value-type="float"/>
          <table:table-cell office:value="-0.9986500144004822" office:value-type="float"/>
          <table:table-cell office:value="-0.8564200997352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6289148819" office:value-type="float"/>
          <table:table-cell office:value="41" office:value-type="float"/>
          <table:table-cell office:value="0.9889669418334961" office:value-type="float"/>
          <table:table-cell office:value="-0.9999759793281555" office:value-type="float"/>
          <table:table-cell office:value="-0.9684248566627502" office:value-type="float"/>
          <table:table-cell office:value="0.9927871227264404" office:value-type="float"/>
          <table:table-cell office:value="-0.9986956119537354" office:value-type="float"/>
          <table:table-cell office:value="-0.83778858184814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35263113387" office:value-type="float"/>
          <table:table-cell office:value="42" office:value-type="float"/>
          <table:table-cell office:value="0.9889668226242065" office:value-type="float"/>
          <table:table-cell office:value="-0.9999759793281555" office:value-type="float"/>
          <table:table-cell office:value="-0.9684247374534607" office:value-type="float"/>
          <table:table-cell office:value="0.9927871227264404" office:value-type="float"/>
          <table:table-cell office:value="-0.9986956119537354" office:value-type="float"/>
          <table:table-cell office:value="-0.837788760662078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34160511023" office:value-type="float"/>
          <table:table-cell office:value="43" office:value-type="float"/>
          <table:table-cell office:value="0.9885791540145874" office:value-type="float"/>
          <table:table-cell office:value="-0.9999755620956421" office:value-type="float"/>
          <table:table-cell office:value="-0.9660738706588745" office:value-type="float"/>
          <table:table-cell office:value="0.9923151731491089" office:value-type="float"/>
          <table:table-cell office:value="-0.9987376928329468" office:value-type="float"/>
          <table:table-cell office:value="-0.81670540571212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31955306949" office:value-type="float"/>
          <table:table-cell office:value="44" office:value-type="float"/>
          <table:table-cell office:value="0.9885791540145874" office:value-type="float"/>
          <table:table-cell office:value="-0.9999755620956421" office:value-type="float"/>
          <table:table-cell office:value="-0.9660738706588745" office:value-type="float"/>
          <table:table-cell office:value="0.9923151731491089" office:value-type="float"/>
          <table:table-cell office:value="-0.9987376928329468" office:value-type="float"/>
          <table:table-cell office:value="-0.816705346107482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17621501521" office:value-type="float"/>
          <table:table-cell office:value="45" office:value-type="float"/>
          <table:table-cell office:value="0.9883260726928711" office:value-type="float"/>
          <table:table-cell office:value="-0.9999750256538391" office:value-type="float"/>
          <table:table-cell office:value="-0.9636638164520264" office:value-type="float"/>
          <table:table-cell office:value="0.9917659759521484" office:value-type="float"/>
          <table:table-cell office:value="-0.9987819194793701" office:value-type="float"/>
          <table:table-cell office:value="-0.78678178787231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298133592" office:value-type="float"/>
          <table:table-cell office:value="46" office:value-type="float"/>
          <table:table-cell office:value="0.9883261919021606" office:value-type="float"/>
          <table:table-cell office:value="-0.9999750256538391" office:value-type="float"/>
          <table:table-cell office:value="-0.9636638760566711" office:value-type="float"/>
          <table:table-cell office:value="0.9917659759521484" office:value-type="float"/>
          <table:table-cell office:value="-0.9987819194793701" office:value-type="float"/>
          <table:table-cell office:value="-0.786781549453735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37468318739" office:value-type="float"/>
          <table:table-cell office:value="47" office:value-type="float"/>
          <table:table-cell office:value="0.9882075786590576" office:value-type="float"/>
          <table:table-cell office:value="-0.9999743103981018" office:value-type="float"/>
          <table:table-cell office:value="-0.9610481262207031" office:value-type="float"/>
          <table:table-cell office:value="0.9911640882492065" office:value-type="float"/>
          <table:table-cell office:value="-0.9988269209861755" office:value-type="float"/>
          <table:table-cell office:value="-0.745366394519805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275449014" office:value-type="float"/>
          <table:table-cell office:value="48" office:value-type="float"/>
          <table:table-cell office:value="0.9882076978683472" office:value-type="float"/>
          <table:table-cell office:value="-0.9999743103981018" office:value-type="float"/>
          <table:table-cell office:value="-0.9610481858253479" office:value-type="float"/>
          <table:table-cell office:value="0.9911640882492065" office:value-type="float"/>
          <table:table-cell office:value="-0.9988269209861755" office:value-type="float"/>
          <table:table-cell office:value="-0.745366275310516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298133592" office:value-type="float"/>
          <table:table-cell office:value="49" office:value-type="float"/>
          <table:table-cell office:value="0.9878759384155273" office:value-type="float"/>
          <table:table-cell office:value="-0.9999732375144958" office:value-type="float"/>
          <table:table-cell office:value="-0.9581734538078308" office:value-type="float"/>
          <table:table-cell office:value="0.990402102470398" office:value-type="float"/>
          <table:table-cell office:value="-0.9988667368888855" office:value-type="float"/>
          <table:table-cell office:value="-0.684902787208557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6289148819" office:value-type="float"/>
          <table:table-cell office:value="50" office:value-type="float"/>
          <table:table-cell office:value="0.9878759384155273" office:value-type="float"/>
          <table:table-cell office:value="-0.9999732375144958" office:value-type="float"/>
          <table:table-cell office:value="-0.958173394203186" office:value-type="float"/>
          <table:table-cell office:value="0.990402102470398" office:value-type="float"/>
          <table:table-cell office:value="-0.9988667368888855" office:value-type="float"/>
          <table:table-cell office:value="-0.68490326404571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5186544304" office:value-type="float"/>
          <table:table-cell office:value="51" office:value-type="float"/>
          <table:table-cell office:value="0.9874868392944336" office:value-type="float"/>
          <table:table-cell office:value="-0.9999717473983765" office:value-type="float"/>
          <table:table-cell office:value="-0.954932689666748" office:value-type="float"/>
          <table:table-cell office:value="0.9894826412200928" office:value-type="float"/>
          <table:table-cell office:value="-0.9989066123962402" office:value-type="float"/>
          <table:table-cell office:value="-0.598888039588928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29750103741" office:value-type="float"/>
          <table:table-cell office:value="52" office:value-type="float"/>
          <table:table-cell office:value="0.9874868392944336" office:value-type="float"/>
          <table:table-cell office:value="-0.9999717473983765" office:value-type="float"/>
          <table:table-cell office:value="-0.954932689666748" office:value-type="float"/>
          <table:table-cell office:value="0.9894826412200928" office:value-type="float"/>
          <table:table-cell office:value="-0.9989066123962402" office:value-type="float"/>
          <table:table-cell office:value="-0.598888158798217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84943585" office:value-type="float"/>
          <table:table-cell office:value="53" office:value-type="float"/>
          <table:table-cell office:value="0.9869493246078491" office:value-type="float"/>
          <table:table-cell office:value="-0.9999698996543884" office:value-type="float"/>
          <table:table-cell office:value="-0.9514366388320923" office:value-type="float"/>
          <table:table-cell office:value="0.9883930683135986" office:value-type="float"/>
          <table:table-cell office:value="-0.9989449381828308" office:value-type="float"/>
          <table:table-cell office:value="-0.482859969139099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7391753556" office:value-type="float"/>
          <table:table-cell office:value="54" office:value-type="float"/>
          <table:table-cell office:value="0.9869494438171387" office:value-type="float"/>
          <table:table-cell office:value="-0.9999698996543884" office:value-type="float"/>
          <table:table-cell office:value="-0.9514367580413818" office:value-type="float"/>
          <table:table-cell office:value="0.9883930683135986" office:value-type="float"/>
          <table:table-cell office:value="-0.9989449381828308" office:value-type="float"/>
          <table:table-cell office:value="-0.482859253883361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84943585" office:value-type="float"/>
          <table:table-cell office:value="55" office:value-type="float"/>
          <table:table-cell office:value="0.9862242937088013" office:value-type="float"/>
          <table:table-cell office:value="-0.9999673366546631" office:value-type="float"/>
          <table:table-cell office:value="-0.9476532936096191" office:value-type="float"/>
          <table:table-cell office:value="0.9870483875274658" office:value-type="float"/>
          <table:table-cell office:value="-0.9989815354347229" office:value-type="float"/>
          <table:table-cell office:value="-0.3288941383361816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26442300543" office:value-type="float"/>
          <table:table-cell office:value="56" office:value-type="float"/>
          <table:table-cell office:value="0.9862242937088013" office:value-type="float"/>
          <table:table-cell office:value="-0.9999673366546631" office:value-type="float"/>
          <table:table-cell office:value="-0.9476532936096191" office:value-type="float"/>
          <table:table-cell office:value="0.9870483875274658" office:value-type="float"/>
          <table:table-cell office:value="-0.9989815354347229" office:value-type="float"/>
          <table:table-cell office:value="-0.32889425754547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41878732058" office:value-type="float"/>
          <table:table-cell office:value="57" office:value-type="float"/>
          <table:table-cell office:value="0.9852049350738525" office:value-type="float"/>
          <table:table-cell office:value="-0.9999641180038452" office:value-type="float"/>
          <table:table-cell office:value="-0.9441033601760864" office:value-type="float"/>
          <table:table-cell office:value="0.9854079484939575" office:value-type="float"/>
          <table:table-cell office:value="-0.9990249872207642" office:value-type="float"/>
          <table:table-cell office:value="-0.1341161727905273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12996239673524972" office:value-type="float"/>
          <table:table-cell office:value="58" office:value-type="float"/>
          <table:table-cell office:value="0.985204815864563" office:value-type="float"/>
          <table:table-cell office:value="-0.9999641180038452" office:value-type="float"/>
          <table:table-cell office:value="-0.9441033005714417" office:value-type="float"/>
          <table:table-cell office:value="0.985407829284668" office:value-type="float"/>
          <table:table-cell office:value="-0.9990249872207642" office:value-type="float"/>
          <table:table-cell office:value="-0.1341174244880676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909190535545349" office:value-type="float"/>
          <table:table-cell office:value="0.012996231955306949" office:value-type="float"/>
          <table:table-cell office:value="59" office:value-type="float"/>
          <table:table-cell office:value="0.9839787483215332" office:value-type="float"/>
          <table:table-cell office:value="-0.9999602437019348" office:value-type="float"/>
          <table:table-cell office:value="-0.941523551940918" office:value-type="float"/>
          <table:table-cell office:value="0.9833990335464478" office:value-type="float"/>
          <table:table-cell office:value="-0.9990756511688232" office:value-type="float"/>
          <table:table-cell office:value="0.0908094644546508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8189256191253665" office:value-type="float"/>
          <table:table-cell office:value="0.012996231955306949" office:value-type="float"/>
          <table:table-cell office:value="60" office:value-type="float"/>
          <table:table-cell office:value="0.9839843511581421" office:value-type="float"/>
          <table:table-cell office:value="-0.9999603033065796" office:value-type="float"/>
          <table:table-cell office:value="-0.9415444731712341" office:value-type="float"/>
          <table:table-cell office:value="0.9834116697311401" office:value-type="float"/>
          <table:table-cell office:value="-0.9990759491920471" office:value-type="float"/>
          <table:table-cell office:value="0.09026491641998291" office:value-type="float"/>
        </table:table-row>
      </table:table>
      <table:table table:name="1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905436038970948" office:value-type="float"/>
          <table:table-cell office:value="-0.009999741911888124" office:value-type="float"/>
          <table:table-cell office:value="-0.009479249715805054" office:value-type="float"/>
          <table:table-cell office:value="0.009850602149963378" office:value-type="float"/>
          <table:table-cell office:value="-0.009993990659713745" office:value-type="float"/>
          <table:table-cell office:value="0.003500852584838867" office:value-type="float"/>
          <table:table-cell office:value="0.028364352118456764" office:value-type="float"/>
          <table:table-cell office:value="1" office:value-type="float"/>
          <table:table-cell office:value="0.9905436038970947" office:value-type="float"/>
          <table:table-cell office:value="-0.9999741911888123" office:value-type="float"/>
          <table:table-cell office:value="-0.9479249715805054" office:value-type="float"/>
          <table:table-cell office:value="0.9850602149963379" office:value-type="float"/>
          <table:table-cell office:value="-0.9993990659713745" office:value-type="float"/>
          <table:table-cell office:value="0.3500852584838867" office:value-type="float"/>
        </table:table-row>
        <table:table-row>
          <table:table-cell office:value="0.019806243181228637" office:value-type="float"/>
          <table:table-cell office:value="-0.01999944567680359" office:value-type="float"/>
          <table:table-cell office:value="-0.01893716335296631" office:value-type="float"/>
          <table:table-cell office:value="0.019692206382751466" office:value-type="float"/>
          <table:table-cell office:value="-0.01998756766319275" office:value-type="float"/>
          <table:table-cell office:value="0.0071345484256744385" office:value-type="float"/>
          <table:table-cell office:value="0.028364352491725052" office:value-type="float"/>
          <table:table-cell office:value="2" office:value-type="float"/>
          <table:table-cell office:value="0.990080714225769" office:value-type="float"/>
          <table:table-cell office:value="-0.9999703764915466" office:value-type="float"/>
          <table:table-cell office:value="-0.9457913637161255" office:value-type="float"/>
          <table:table-cell office:value="0.9841604232788086" office:value-type="float"/>
          <table:table-cell office:value="-0.9993577003479004" office:value-type="float"/>
          <table:table-cell office:value="0.36336958408355713" office:value-type="float"/>
        </table:table-row>
        <table:table-row>
          <table:table-cell office:value="0.029691511392593385" office:value-type="float"/>
          <table:table-cell office:value="-0.029999085068702698" office:value-type="float"/>
          <table:table-cell office:value="-0.028386247754096986" office:value-type="float"/>
          <table:table-cell office:value="0.029500802755355836" office:value-type="float"/>
          <table:table-cell office:value="-0.029981263279914856" office:value-type="float"/>
          <table:table-cell office:value="0.01277436375617981" office:value-type="float"/>
          <table:table-cell office:value="0.02836435426431711" office:value-type="float"/>
          <table:table-cell office:value="3" office:value-type="float"/>
          <table:table-cell office:value="0.9885268211364746" office:value-type="float"/>
          <table:table-cell office:value="-0.9999639391899109" office:value-type="float"/>
          <table:table-cell office:value="-0.9449084401130676" office:value-type="float"/>
          <table:table-cell office:value="0.980859637260437" office:value-type="float"/>
          <table:table-cell office:value="-0.9993695616722107" office:value-type="float"/>
          <table:table-cell office:value="0.5639815330505371" office:value-type="float"/>
        </table:table-row>
        <table:table-row>
          <table:table-cell office:value="0.03957147359848023" office:value-type="float"/>
          <table:table-cell office:value="-0.039998674988746645" office:value-type="float"/>
          <table:table-cell office:value="-0.037813581228256225" office:value-type="float"/>
          <table:table-cell office:value="0.03929877996444702" office:value-type="float"/>
          <table:table-cell office:value="-0.03997453331947327" office:value-type="float"/>
          <table:table-cell office:value="0.018486891984939576" office:value-type="float"/>
          <table:table-cell office:value="0.028364352846244004" office:value-type="float"/>
          <table:table-cell office:value="4" office:value-type="float"/>
          <table:table-cell office:value="0.9879962205886841" office:value-type="float"/>
          <table:table-cell office:value="-0.9999589920043945" office:value-type="float"/>
          <table:table-cell office:value="-0.9427333474159241" office:value-type="float"/>
          <table:table-cell office:value="0.9797977209091187" office:value-type="float"/>
          <table:table-cell office:value="-0.9993270039558411" office:value-type="float"/>
          <table:table-cell office:value="0.5712528228759766" office:value-type="float"/>
        </table:table-row>
        <table:table-row>
          <table:table-cell office:value="0.049430527687072755" office:value-type="float"/>
          <table:table-cell office:value="-0.04999819159507752" office:value-type="float"/>
          <table:table-cell office:value="-0.047245986461639404" office:value-type="float"/>
          <table:table-cell office:value="0.049056053161621094" office:value-type="float"/>
          <table:table-cell office:value="-0.049967952370643616" office:value-type="float"/>
          <table:table-cell office:value="0.02564302921295166" office:value-type="float"/>
          <table:table-cell office:value="0.028364353891046416" office:value-type="float"/>
          <table:table-cell office:value="5" office:value-type="float"/>
          <table:table-cell office:value="0.9859054088592529" office:value-type="float"/>
          <table:table-cell office:value="-0.9999516606330872" office:value-type="float"/>
          <table:table-cell office:value="-0.9432405233383179" office:value-type="float"/>
          <table:table-cell office:value="0.9757273197174072" office:value-type="float"/>
          <table:table-cell office:value="-0.9993419051170349" office:value-type="float"/>
          <table:table-cell office:value="0.715613722801208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281810522079468" office:value-type="float"/>
          <table:table-cell office:value="0.028364352846244004" office:value-type="float"/>
          <table:table-cell office:value="6" office:value-type="float"/>
          <table:table-cell office:value="0.9852807521820068" office:value-type="float"/>
          <table:table-cell office:value="-0.9999459981918335" office:value-type="float"/>
          <table:table-cell office:value="-0.9411949515342712" office:value-type="float"/>
          <table:table-cell office:value="0.974601149559021" office:value-type="float"/>
          <table:table-cell office:value="-0.9992987513542175" office:value-type="float"/>
          <table:table-cell office:value="0.717507600784301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094829440116883" office:value-type="float"/>
          <table:table-cell office:value="0.02836435353652903" office:value-type="float"/>
          <table:table-cell office:value="7" office:value-type="float"/>
          <table:table-cell office:value="0.9831467866897583" office:value-type="float"/>
          <table:table-cell office:value="-0.9999432563781738" office:value-type="float"/>
          <table:table-cell office:value="-0.9444161057472229" office:value-type="float"/>
          <table:table-cell office:value="0.9703936576843262" office:value-type="float"/>
          <table:table-cell office:value="-0.9993528723716736" office:value-type="float"/>
          <table:table-cell office:value="0.813018918037414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906630873680115" office:value-type="float"/>
          <table:table-cell office:value="0.028364355327869094" office:value-type="float"/>
          <table:table-cell office:value="8" office:value-type="float"/>
          <table:table-cell office:value="0.9832286834716797" office:value-type="float"/>
          <table:table-cell office:value="-0.9999442100524902" office:value-type="float"/>
          <table:table-cell office:value="-0.9446154236793518" office:value-type="float"/>
          <table:table-cell office:value="0.9705960750579834" office:value-type="float"/>
          <table:table-cell office:value="-0.999355673789978" office:value-type="float"/>
          <table:table-cell office:value="0.811801433563232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4618834707" office:value-type="float"/>
          <table:table-cell office:value="9" office:value-type="float"/>
          <table:table-cell office:value="0.9804078340530396" office:value-type="float"/>
          <table:table-cell office:value="-0.9999421238899231" office:value-type="float"/>
          <table:table-cell office:value="-0.947989284992218" office:value-type="float"/>
          <table:table-cell office:value="0.9651471376419067" office:value-type="float"/>
          <table:table-cell office:value="-0.9994048476219177" office:value-type="float"/>
          <table:table-cell office:value="0.87406456470489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3555281104" office:value-type="float"/>
          <table:table-cell office:value="10" office:value-type="float"/>
          <table:table-cell office:value="0.9804196357727051" office:value-type="float"/>
          <table:table-cell office:value="-0.9999422430992126" office:value-type="float"/>
          <table:table-cell office:value="-0.9480091333389282" office:value-type="float"/>
          <table:table-cell office:value="0.9651724100112915" office:value-type="float"/>
          <table:table-cell office:value="-0.9994052052497864" office:value-type="float"/>
          <table:table-cell office:value="0.873988986015319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3200762686" office:value-type="float"/>
          <table:table-cell office:value="11" office:value-type="float"/>
          <table:table-cell office:value="0.9764342308044434" office:value-type="float"/>
          <table:table-cell office:value="-0.9999391436576843" office:value-type="float"/>
          <table:table-cell office:value="-0.9512265920639038" office:value-type="float"/>
          <table:table-cell office:value="0.9578486680984497" office:value-type="float"/>
          <table:table-cell office:value="-0.9994352459907532" office:value-type="float"/>
          <table:table-cell office:value="0.911953687667846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4735772382" office:value-type="float"/>
          <table:table-cell office:value="12" office:value-type="float"/>
          <table:table-cell office:value="0.9764342308044434" office:value-type="float"/>
          <table:table-cell office:value="-0.9999391436576843" office:value-type="float"/>
          <table:table-cell office:value="-0.9512265920639038" office:value-type="float"/>
          <table:table-cell office:value="0.9578486680984497" office:value-type="float"/>
          <table:table-cell office:value="-0.9994352459907532" office:value-type="float"/>
          <table:table-cell office:value="0.911953687667846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2827493437" office:value-type="float"/>
          <table:table-cell office:value="13" office:value-type="float"/>
          <table:table-cell office:value="0.9706677198410034" office:value-type="float"/>
          <table:table-cell office:value="-0.9999343156814575" office:value-type="float"/>
          <table:table-cell office:value="-0.9531115293502808" office:value-type="float"/>
          <table:table-cell office:value="0.9476230144500732" office:value-type="float"/>
          <table:table-cell office:value="-0.9994435906410217" office:value-type="float"/>
          <table:table-cell office:value="0.934492349624633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3891046416" office:value-type="float"/>
          <table:table-cell office:value="14" office:value-type="float"/>
          <table:table-cell office:value="0.9706676006317139" office:value-type="float"/>
          <table:table-cell office:value="-0.9999343156814575" office:value-type="float"/>
          <table:table-cell office:value="-0.9531115293502808" office:value-type="float"/>
          <table:table-cell office:value="0.9476230144500732" office:value-type="float"/>
          <table:table-cell office:value="-0.9994435906410217" office:value-type="float"/>
          <table:table-cell office:value="0.934492230415344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3555281104" office:value-type="float"/>
          <table:table-cell office:value="15" office:value-type="float"/>
          <table:table-cell office:value="0.9622719287872314" office:value-type="float"/>
          <table:table-cell office:value="-0.9999271035194397" office:value-type="float"/>
          <table:table-cell office:value="-0.953819215297699" office:value-type="float"/>
          <table:table-cell office:value="0.9331953525543213" office:value-type="float"/>
          <table:table-cell office:value="-0.9994352459907532" office:value-type="float"/>
          <table:table-cell office:value="0.948775291442871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3909799238" office:value-type="float"/>
          <table:table-cell office:value="16" office:value-type="float"/>
          <table:table-cell office:value="0.9622719287872314" office:value-type="float"/>
          <table:table-cell office:value="-0.9999271035194397" office:value-type="float"/>
          <table:table-cell office:value="-0.953819215297699" office:value-type="float"/>
          <table:table-cell office:value="0.9331953525543213" office:value-type="float"/>
          <table:table-cell office:value="-0.9994352459907532" office:value-type="float"/>
          <table:table-cell office:value="0.948775291442871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5090291386" office:value-type="float"/>
          <table:table-cell office:value="17" office:value-type="float"/>
          <table:table-cell office:value="0.950430154800415" office:value-type="float"/>
          <table:table-cell office:value="-0.9999175667762756" office:value-type="float"/>
          <table:table-cell office:value="-0.9540303349494934" office:value-type="float"/>
          <table:table-cell office:value="0.9135793447494507" office:value-type="float"/>
          <table:table-cell office:value="-0.9994164109230042" office:value-type="float"/>
          <table:table-cell office:value="0.95822739601135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4618834707" office:value-type="float"/>
          <table:table-cell office:value="18" office:value-type="float"/>
          <table:table-cell office:value="0.950430154800415" office:value-type="float"/>
          <table:table-cell office:value="-0.9999175667762756" office:value-type="float"/>
          <table:table-cell office:value="-0.9540303349494934" office:value-type="float"/>
          <table:table-cell office:value="0.9135793447494507" office:value-type="float"/>
          <table:table-cell office:value="-0.9994164109230042" office:value-type="float"/>
          <table:table-cell office:value="0.95822739601135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213720582" office:value-type="float"/>
          <table:table-cell office:value="19" office:value-type="float"/>
          <table:table-cell office:value="0.9337515830993652" office:value-type="float"/>
          <table:table-cell office:value="-0.999905526638031" office:value-type="float"/>
          <table:table-cell office:value="-0.9542598128318787" office:value-type="float"/>
          <table:table-cell office:value="0.8867671489715576" office:value-type="float"/>
          <table:table-cell office:value="-0.9993911981582642" office:value-type="float"/>
          <table:table-cell office:value="0.965293884277343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7217399726" office:value-type="float"/>
          <table:table-cell office:value="20" office:value-type="float"/>
          <table:table-cell office:value="0.9337515830993652" office:value-type="float"/>
          <table:table-cell office:value="-0.999905526638031" office:value-type="float"/>
          <table:table-cell office:value="-0.9542598128318787" office:value-type="float"/>
          <table:table-cell office:value="0.8867671489715576" office:value-type="float"/>
          <table:table-cell office:value="-0.9993911981582642" office:value-type="float"/>
          <table:table-cell office:value="0.965293884277343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5309113246" office:value-type="float"/>
          <table:table-cell office:value="21" office:value-type="float"/>
          <table:table-cell office:value="0.9099912643432617" office:value-type="float"/>
          <table:table-cell office:value="-0.9998900890350342" office:value-type="float"/>
          <table:table-cell office:value="-0.9548034071922302" office:value-type="float"/>
          <table:table-cell office:value="0.850261926651001" office:value-type="float"/>
          <table:table-cell office:value="-0.9993627667427063" office:value-type="float"/>
          <table:table-cell office:value="0.970894336700439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3555281104" office:value-type="float"/>
          <table:table-cell office:value="22" office:value-type="float"/>
          <table:table-cell office:value="0.9099912643432617" office:value-type="float"/>
          <table:table-cell office:value="-0.9998900890350342" office:value-type="float"/>
          <table:table-cell office:value="-0.9548034071922302" office:value-type="float"/>
          <table:table-cell office:value="0.8502620458602905" office:value-type="float"/>
          <table:table-cell office:value="-0.9993627667427063" office:value-type="float"/>
          <table:table-cell office:value="0.970894336700439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2827493437" office:value-type="float"/>
          <table:table-cell office:value="23" office:value-type="float"/>
          <table:table-cell office:value="0.8759534358978271" office:value-type="float"/>
          <table:table-cell office:value="-0.9998714923858643" office:value-type="float"/>
          <table:table-cell office:value="-0.9556970000267029" office:value-type="float"/>
          <table:table-cell office:value="0.8015468120574951" office:value-type="float"/>
          <table:table-cell office:value="-0.999329686164856" office:value-type="float"/>
          <table:table-cell office:value="0.975286483764648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1409418995" office:value-type="float"/>
          <table:table-cell office:value="24" office:value-type="float"/>
          <table:table-cell office:value="0.8759534358978271" office:value-type="float"/>
          <table:table-cell office:value="-0.9998714923858643" office:value-type="float"/>
          <table:table-cell office:value="-0.9556970000267029" office:value-type="float"/>
          <table:table-cell office:value="0.8015469312667847" office:value-type="float"/>
          <table:table-cell office:value="-0.999329686164856" office:value-type="float"/>
          <table:table-cell office:value="0.975286483764648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4600080372" office:value-type="float"/>
          <table:table-cell office:value="25" office:value-type="float"/>
          <table:table-cell office:value="0.8285504579544067" office:value-type="float"/>
          <table:table-cell office:value="-0.9998480677604675" office:value-type="float"/>
          <table:table-cell office:value="-0.9561128616333008" office:value-type="float"/>
          <table:table-cell office:value="0.7375112771987915" office:value-type="float"/>
          <table:table-cell office:value="-0.9992709159851074" office:value-type="float"/>
          <table:table-cell office:value="0.9788136482238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615384678" office:value-type="float"/>
          <table:table-cell office:value="26" office:value-type="float"/>
          <table:table-cell office:value="0.8285503387451172" office:value-type="float"/>
          <table:table-cell office:value="-0.9998480677604675" office:value-type="float"/>
          <table:table-cell office:value="-0.9561128616333008" office:value-type="float"/>
          <table:table-cell office:value="0.737511157989502" office:value-type="float"/>
          <table:table-cell office:value="-0.9992709159851074" office:value-type="float"/>
          <table:table-cell office:value="0.9788136482238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5444810124" office:value-type="float"/>
          <table:table-cell office:value="27" office:value-type="float"/>
          <table:table-cell office:value="0.7641408443450928" office:value-type="float"/>
          <table:table-cell office:value="-0.9998174905776978" office:value-type="float"/>
          <table:table-cell office:value="-0.9561840891838074" office:value-type="float"/>
          <table:table-cell office:value="0.6537355184555054" office:value-type="float"/>
          <table:table-cell office:value="-0.9991791248321533" office:value-type="float"/>
          <table:table-cell office:value="0.9816071987152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4600080372" office:value-type="float"/>
          <table:table-cell office:value="28" office:value-type="float"/>
          <table:table-cell office:value="0.7641408443450928" office:value-type="float"/>
          <table:table-cell office:value="-0.9998174905776978" office:value-type="float"/>
          <table:table-cell office:value="-0.9561840891838074" office:value-type="float"/>
          <table:table-cell office:value="0.6537355184555054" office:value-type="float"/>
          <table:table-cell office:value="-0.9991791248321533" office:value-type="float"/>
          <table:table-cell office:value="0.981607317924499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3200762686" office:value-type="float"/>
          <table:table-cell office:value="29" office:value-type="float"/>
          <table:table-cell office:value="0.6780822277069092" office:value-type="float"/>
          <table:table-cell office:value="-0.9997773766517639" office:value-type="float"/>
          <table:table-cell office:value="-0.956071674823761" office:value-type="float"/>
          <table:table-cell office:value="0.547111988067627" office:value-type="float"/>
          <table:table-cell office:value="-0.9990538954734802" office:value-type="float"/>
          <table:table-cell office:value="0.983850955963134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3200762686" office:value-type="float"/>
          <table:table-cell office:value="30" office:value-type="float"/>
          <table:table-cell office:value="0.6780823469161987" office:value-type="float"/>
          <table:table-cell office:value="-0.9997773766517639" office:value-type="float"/>
          <table:table-cell office:value="-0.9560717344284058" office:value-type="float"/>
          <table:table-cell office:value="0.547111988067627" office:value-type="float"/>
          <table:table-cell office:value="-0.9990538954734802" office:value-type="float"/>
          <table:table-cell office:value="0.983850955963134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568238587" office:value-type="float"/>
          <table:table-cell office:value="31" office:value-type="float"/>
          <table:table-cell office:value="0.5670871734619141" office:value-type="float"/>
          <table:table-cell office:value="-0.999726414680481" office:value-type="float"/>
          <table:table-cell office:value="-0.9559404253959656" office:value-type="float"/>
          <table:table-cell office:value="0.41711366176605225" office:value-type="float"/>
          <table:table-cell office:value="-0.9988839626312256" office:value-type="float"/>
          <table:table-cell office:value="0.985715508460998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213720582" office:value-type="float"/>
          <table:table-cell office:value="32" office:value-type="float"/>
          <table:table-cell office:value="0.5670871734619141" office:value-type="float"/>
          <table:table-cell office:value="-0.999726414680481" office:value-type="float"/>
          <table:table-cell office:value="-0.9559403657913208" office:value-type="float"/>
          <table:table-cell office:value="0.4171135425567627" office:value-type="float"/>
          <table:table-cell office:value="-0.9988839626312256" office:value-type="float"/>
          <table:table-cell office:value="0.98571538925170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5090291386" office:value-type="float"/>
          <table:table-cell office:value="33" office:value-type="float"/>
          <table:table-cell office:value="0.43042922019958496" office:value-type="float"/>
          <table:table-cell office:value="-0.9996649622917175" office:value-type="float"/>
          <table:table-cell office:value="-0.9560880661010742" office:value-type="float"/>
          <table:table-cell office:value="0.26967620849609375" office:value-type="float"/>
          <table:table-cell office:value="-0.9986648559570312" office:value-type="float"/>
          <table:table-cell office:value="0.987350106239318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3909799238" office:value-type="float"/>
          <table:table-cell office:value="34" office:value-type="float"/>
          <table:table-cell office:value="0.43042922019958496" office:value-type="float"/>
          <table:table-cell office:value="-0.9996649622917175" office:value-type="float"/>
          <table:table-cell office:value="-0.956088125705719" office:value-type="float"/>
          <table:table-cell office:value="0.26967620849609375" office:value-type="float"/>
          <table:table-cell office:value="-0.9986648559570312" office:value-type="float"/>
          <table:table-cell office:value="0.987350106239318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367221373" office:value-type="float"/>
          <table:table-cell office:value="35" office:value-type="float"/>
          <table:table-cell office:value="0.27545881271362305" office:value-type="float"/>
          <table:table-cell office:value="-0.999594509601593" office:value-type="float"/>
          <table:table-cell office:value="-0.9565221071243286" office:value-type="float"/>
          <table:table-cell office:value="0.11164391040802002" office:value-type="float"/>
          <table:table-cell office:value="-0.9983846545219421" office:value-type="float"/>
          <table:table-cell office:value="0.988842010498046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8364352118456764" office:value-type="float"/>
          <table:table-cell office:value="36" office:value-type="float"/>
          <table:table-cell office:value="0.27545881271362305" office:value-type="float"/>
          <table:table-cell office:value="-0.999594509601593" office:value-type="float"/>
          <table:table-cell office:value="-0.9565221667289734" office:value-type="float"/>
          <table:table-cell office:value="0.11164402961730957" office:value-type="float"/>
          <table:table-cell office:value="-0.9983846545219421" office:value-type="float"/>
          <table:table-cell office:value="0.988842010498046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4965696752071381" office:value-type="float"/>
          <table:table-cell office:value="-0.05" office:value-type="float"/>
          <table:table-cell office:value="0.05" office:value-type="float"/>
          <table:table-cell office:value="0.028364352827493437" office:value-type="float"/>
          <table:table-cell office:value="37" office:value-type="float"/>
          <table:table-cell office:value="0.11787295341491699" office:value-type="float"/>
          <table:table-cell office:value="-0.9995167255401611" office:value-type="float"/>
          <table:table-cell office:value="-0.9574257135391235" office:value-type="float"/>
          <table:table-cell office:value="-0.034303247928619385" office:value-type="float"/>
          <table:table-cell office:value="-0.9980491995811462" office:value-type="float"/>
          <table:table-cell office:value="0.990179538726806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5" office:value-type="float"/>
          <table:table-cell office:value="0.04931451857089997" office:value-type="float"/>
          <table:table-cell office:value="-0.05" office:value-type="float"/>
          <table:table-cell office:value="0.05" office:value-type="float"/>
          <table:table-cell office:value="0.02836435426431711" office:value-type="float"/>
          <table:table-cell office:value="38" office:value-type="float"/>
          <table:table-cell office:value="0.1179724931716919" office:value-type="float"/>
          <table:table-cell office:value="-0.9995173215866089" office:value-type="float"/>
          <table:table-cell office:value="-0.9574517607688904" office:value-type="float"/>
          <table:table-cell office:value="-0.03424489498138428" office:value-type="float"/>
          <table:table-cell office:value="-0.9980511665344238" office:value-type="float"/>
          <table:table-cell office:value="0.9901851415634155" office:value-type="float"/>
        </table:table-row>
        <table:table-row>
          <table:table-cell office:value="0.049740022420883184" office:value-type="float"/>
          <table:table-cell office:value="-0.05" office:value-type="float"/>
          <table:table-cell office:value="-0.05" office:value-type="float"/>
          <table:table-cell office:value="0.04777039170265198" office:value-type="float"/>
          <table:table-cell office:value="-0.05" office:value-type="float"/>
          <table:table-cell office:value="0.05" office:value-type="float"/>
          <table:table-cell office:value="0.028364352491725052" office:value-type="float"/>
          <table:table-cell office:value="39" office:value-type="float"/>
          <table:table-cell office:value="-0.02599775791168213" office:value-type="float"/>
          <table:table-cell office:value="-0.9994311332702637" office:value-type="float"/>
          <table:table-cell office:value="-0.9588385820388794" office:value-type="float"/>
          <table:table-cell office:value="-0.15441268682479858" office:value-type="float"/>
          <table:table-cell office:value="-0.99764084815979" office:value-type="float"/>
          <table:table-cell office:value="0.9913501739501953" office:value-type="float"/>
        </table:table-row>
        <table:table-row>
          <table:table-cell office:value="0.04948455691337586" office:value-type="float"/>
          <table:table-cell office:value="-0.05" office:value-type="float"/>
          <table:table-cell office:value="-0.05" office:value-type="float"/>
          <table:table-cell office:value="0.04622846782207489" office:value-type="float"/>
          <table:table-cell office:value="-0.05" office:value-type="float"/>
          <table:table-cell office:value="0.05" office:value-type="float"/>
          <table:table-cell office:value="0.028364353891046416" office:value-type="float"/>
          <table:table-cell office:value="40" office:value-type="float"/>
          <table:table-cell office:value="-0.025546550750732422" office:value-type="float"/>
          <table:table-cell office:value="-0.9994348287582397" office:value-type="float"/>
          <table:table-cell office:value="-0.958966076374054" office:value-type="float"/>
          <table:table-cell office:value="-0.15419238805770874" office:value-type="float"/>
          <table:table-cell office:value="-0.9976525902748108" office:value-type="float"/>
          <table:table-cell office:value="0.991375207901001" office:value-type="float"/>
        </table:table-row>
        <table:table-row>
          <table:table-cell office:value="0.047901215553283694" office:value-type="float"/>
          <table:table-cell office:value="-0.05" office:value-type="float"/>
          <table:table-cell office:value="-0.05" office:value-type="float"/>
          <table:table-cell office:value="0.04370119690895081" office:value-type="float"/>
          <table:table-cell office:value="-0.05" office:value-type="float"/>
          <table:table-cell office:value="0.05" office:value-type="float"/>
          <table:table-cell office:value="0.028364352118456764" office:value-type="float"/>
          <table:table-cell office:value="41" office:value-type="float"/>
          <table:table-cell office:value="-0.1583341360092163" office:value-type="float"/>
          <table:table-cell office:value="-0.9993360042572021" office:value-type="float"/>
          <table:table-cell office:value="-0.9601196050643921" office:value-type="float"/>
          <table:table-cell office:value="-0.25272709131240845" office:value-type="float"/>
          <table:table-cell office:value="-0.99713134765625" office:value-type="float"/>
          <table:table-cell office:value="0.9923610687255859" office:value-type="float"/>
        </table:table-row>
        <table:table-row>
          <table:table-cell office:value="0.046327165365219115" office:value-type="float"/>
          <table:table-cell office:value="-0.05" office:value-type="float"/>
          <table:table-cell office:value="-0.05" office:value-type="float"/>
          <table:table-cell office:value="0.041177850961685185" office:value-type="float"/>
          <table:table-cell office:value="-0.05" office:value-type="float"/>
          <table:table-cell office:value="0.05" office:value-type="float"/>
          <table:table-cell office:value="0.028364355444810124" office:value-type="float"/>
          <table:table-cell office:value="42" office:value-type="float"/>
          <table:table-cell office:value="-0.15740501880645752" office:value-type="float"/>
          <table:table-cell office:value="-0.999345064163208" office:value-type="float"/>
          <table:table-cell office:value="-0.9603763818740845" office:value-type="float"/>
          <table:table-cell office:value="-0.2523345947265625" office:value-type="float"/>
          <table:table-cell office:value="-0.9971601366996765" office:value-type="float"/>
          <table:table-cell office:value="0.9924050569534302" office:value-type="float"/>
        </table:table-row>
        <table:table-row>
          <table:table-cell office:value="0.043505171537399294" office:value-type="float"/>
          <table:table-cell office:value="-0.05" office:value-type="float"/>
          <table:table-cell office:value="-0.05" office:value-type="float"/>
          <table:table-cell office:value="0.03784666061401368" office:value-type="float"/>
          <table:table-cell office:value="-0.05" office:value-type="float"/>
          <table:table-cell office:value="0.05" office:value-type="float"/>
          <table:table-cell office:value="0.028364354245563526" office:value-type="float"/>
          <table:table-cell office:value="43" office:value-type="float"/>
          <table:table-cell office:value="-0.2821993827819824" office:value-type="float"/>
          <table:table-cell office:value="-0.9992356896400452" office:value-type="float"/>
          <table:table-cell office:value="-0.9613229036331177" office:value-type="float"/>
          <table:table-cell office:value="-0.3331190347671509" office:value-type="float"/>
          <table:table-cell office:value="-0.9965131878852844" office:value-type="float"/>
          <table:table-cell office:value="0.9932689666748047" office:value-type="float"/>
        </table:table-row>
        <table:table-row>
          <table:table-cell office:value="0.04069461822509766" office:value-type="float"/>
          <table:table-cell office:value="-0.05" office:value-type="float"/>
          <table:table-cell office:value="-0.05" office:value-type="float"/>
          <table:table-cell office:value="0.03451966762542725" office:value-type="float"/>
          <table:table-cell office:value="-0.05" office:value-type="float"/>
          <table:table-cell office:value="0.05" office:value-type="float"/>
          <table:table-cell office:value="0.028364354245563526" office:value-type="float"/>
          <table:table-cell office:value="44" office:value-type="float"/>
          <table:table-cell office:value="-0.2810553312301636" office:value-type="float"/>
          <table:table-cell office:value="-0.9992509484291077" office:value-type="float"/>
          <table:table-cell office:value="-0.961688756942749" office:value-type="float"/>
          <table:table-cell office:value="-0.3326992988586426" office:value-type="float"/>
          <table:table-cell office:value="-0.9965631365776062" office:value-type="float"/>
          <table:table-cell office:value="0.9933257102966309" office:value-type="float"/>
        </table:table-row>
        <table:table-row>
          <table:table-cell office:value="0.03675948262214661" office:value-type="float"/>
          <table:table-cell office:value="-0.05" office:value-type="float"/>
          <table:table-cell office:value="-0.05" office:value-type="float"/>
          <table:table-cell office:value="0.03051749110221863" office:value-type="float"/>
          <table:table-cell office:value="-0.05" office:value-type="float"/>
          <table:table-cell office:value="0.05" office:value-type="float"/>
          <table:table-cell office:value="0.028364354735772382" office:value-type="float"/>
          <table:table-cell office:value="45" office:value-type="float"/>
          <table:table-cell office:value="-0.393513560295105" office:value-type="float"/>
          <table:table-cell office:value="-0.9991283416748047" office:value-type="float"/>
          <table:table-cell office:value="-0.9624226093292236" office:value-type="float"/>
          <table:table-cell office:value="-0.4002176523208618" office:value-type="float"/>
          <table:table-cell office:value="-0.995752215385437" office:value-type="float"/>
          <table:table-cell office:value="0.9940844774246216" office:value-type="float"/>
        </table:table-row>
        <table:table-row>
          <table:table-cell office:value="0.03283520340919495" office:value-type="float"/>
          <table:table-cell office:value="-0.05" office:value-type="float"/>
          <table:table-cell office:value="-0.05" office:value-type="float"/>
          <table:table-cell office:value="0.026518595814704896" office:value-type="float"/>
          <table:table-cell office:value="-0.05" office:value-type="float"/>
          <table:table-cell office:value="0.05" office:value-type="float"/>
          <table:table-cell office:value="0.028364354735772382" office:value-type="float"/>
          <table:table-cell office:value="46" office:value-type="float"/>
          <table:table-cell office:value="-0.392427921295166" office:value-type="float"/>
          <table:table-cell office:value="-0.9991509318351746" office:value-type="float"/>
          <table:table-cell office:value="-0.9628840684890747" office:value-type="float"/>
          <table:table-cell office:value="-0.3998895287513733" office:value-type="float"/>
          <table:table-cell office:value="-0.9958285093307495" office:value-type="float"/>
          <table:table-cell office:value="0.9941494464874268" office:value-type="float"/>
        </table:table-row>
        <table:table-row>
          <table:table-cell office:value="0.027891678214073186" office:value-type="float"/>
          <table:table-cell office:value="-0.05" office:value-type="float"/>
          <table:table-cell office:value="-0.05" office:value-type="float"/>
          <table:table-cell office:value="0.02199120819568634" office:value-type="float"/>
          <table:table-cell office:value="-0.05" office:value-type="float"/>
          <table:table-cell office:value="0.05" office:value-type="float"/>
          <table:table-cell office:value="0.02836435438125311" office:value-type="float"/>
          <table:table-cell office:value="47" office:value-type="float"/>
          <table:table-cell office:value="-0.4943525195121765" office:value-type="float"/>
          <table:table-cell office:value="-0.9990144968032837" office:value-type="float"/>
          <table:table-cell office:value="-0.962931215763092" office:value-type="float"/>
          <table:table-cell office:value="-0.45273876190185547" office:value-type="float"/>
          <table:table-cell office:value="-0.9948225617408752" office:value-type="float"/>
          <table:table-cell office:value="0.9947882890701294" office:value-type="float"/>
        </table:table-row>
        <table:table-row>
          <table:table-cell office:value="0.022957343459129337" office:value-type="float"/>
          <table:table-cell office:value="-0.05" office:value-type="float"/>
          <table:table-cell office:value="-0.05" office:value-type="float"/>
          <table:table-cell office:value="0.01746594250202179" office:value-type="float"/>
          <table:table-cell office:value="-0.05" office:value-type="float"/>
          <table:table-cell office:value="0.05" office:value-type="float"/>
          <table:table-cell office:value="0.028364353200762686" office:value-type="float"/>
          <table:table-cell office:value="48" office:value-type="float"/>
          <table:table-cell office:value="-0.49343347549438477" office:value-type="float"/>
          <table:table-cell office:value="-0.9990448355674744" office:value-type="float"/>
          <table:table-cell office:value="-0.9634754061698914" office:value-type="float"/>
          <table:table-cell office:value="-0.4525265693664551" office:value-type="float"/>
          <table:table-cell office:value="-0.9949306845664978" office:value-type="float"/>
          <table:table-cell office:value="0.994857907295227" office:value-type="float"/>
        </table:table-row>
        <table:table-row>
          <table:table-cell office:value="0.0171423614025116" office:value-type="float"/>
          <table:table-cell office:value="-0.05" office:value-type="float"/>
          <table:table-cell office:value="-0.05" office:value-type="float"/>
          <table:table-cell office:value="0.012626118659973144" office:value-type="float"/>
          <table:table-cell office:value="-0.05" office:value-type="float"/>
          <table:table-cell office:value="0.05" office:value-type="float"/>
          <table:table-cell office:value="0.028364353891046416" office:value-type="float"/>
          <table:table-cell office:value="49" office:value-type="float"/>
          <table:table-cell office:value="-0.5814982056617737" office:value-type="float"/>
          <table:table-cell office:value="-0.998899519443512" office:value-type="float"/>
          <table:table-cell office:value="-0.9632101058959961" office:value-type="float"/>
          <table:table-cell office:value="-0.4839823842048645" office:value-type="float"/>
          <table:table-cell office:value="-0.9937105178833008" office:value-type="float"/>
          <table:table-cell office:value="0.9953527450561523" office:value-type="float"/>
        </table:table-row>
        <table:table-row>
          <table:table-cell office:value="0.011334973573684695" office:value-type="float"/>
          <table:table-cell office:value="-0.05" office:value-type="float"/>
          <table:table-cell office:value="-0.05" office:value-type="float"/>
          <table:table-cell office:value="0.0077880358695983885" office:value-type="float"/>
          <table:table-cell office:value="-0.05" office:value-type="float"/>
          <table:table-cell office:value="0.05" office:value-type="float"/>
          <table:table-cell office:value="0.028364355444810124" office:value-type="float"/>
          <table:table-cell office:value="50" office:value-type="float"/>
          <table:table-cell office:value="-0.5807387828826904" office:value-type="float"/>
          <table:table-cell office:value="-0.9989376068115234" office:value-type="float"/>
          <table:table-cell office:value="-0.9638262987136841" office:value-type="float"/>
          <table:table-cell office:value="-0.4838082790374756" office:value-type="float"/>
          <table:table-cell office:value="-0.9938570261001587" office:value-type="float"/>
          <table:table-cell office:value="0.995424747467041" office:value-type="float"/>
        </table:table-row>
        <table:table-row>
          <table:table-cell office:value="0.004788066744804385" office:value-type="float"/>
          <table:table-cell office:value="-0.05" office:value-type="float"/>
          <table:table-cell office:value="-0.05" office:value-type="float"/>
          <table:table-cell office:value="0.0027957105636596674" office:value-type="float"/>
          <table:table-cell office:value="-0.05" office:value-type="float"/>
          <table:table-cell office:value="0.05" office:value-type="float"/>
          <table:table-cell office:value="0.028364355090291386" office:value-type="float"/>
          <table:table-cell office:value="51" office:value-type="float"/>
          <table:table-cell office:value="-0.654690682888031" office:value-type="float"/>
          <table:table-cell office:value="-0.9987982511520386" office:value-type="float"/>
          <table:table-cell office:value="-0.9626986384391785" office:value-type="float"/>
          <table:table-cell office:value="-0.49923253059387207" office:value-type="float"/>
          <table:table-cell office:value="-0.9923503398895264" office:value-type="float"/>
          <table:table-cell office:value="0.9958153963088989" office:value-type="float"/>
        </table:table-row>
        <table:table-row>
          <table:table-cell office:value="-0.0017535310983657808" office:value-type="float"/>
          <table:table-cell office:value="-0.05" office:value-type="float"/>
          <table:table-cell office:value="-0.05" office:value-type="float"/>
          <table:table-cell office:value="-0.0021952325105667123" office:value-type="float"/>
          <table:table-cell office:value="-0.05" office:value-type="float"/>
          <table:table-cell office:value="0.05" office:value-type="float"/>
          <table:table-cell office:value="0.028364352118456764" office:value-type="float"/>
          <table:table-cell office:value="52" office:value-type="float"/>
          <table:table-cell office:value="-0.6541597843170166" office:value-type="float"/>
          <table:table-cell office:value="-0.9988433122634888" office:value-type="float"/>
          <table:table-cell office:value="-0.9633774757385254" office:value-type="float"/>
          <table:table-cell office:value="-0.49909430742263794" office:value-type="float"/>
          <table:table-cell office:value="-0.992540180683136" office:value-type="float"/>
          <table:table-cell office:value="0.995887279510498" office:value-type="float"/>
        </table:table-row>
        <table:table-row>
          <table:table-cell office:value="-0.008926795721054075" office:value-type="float"/>
          <table:table-cell office:value="-0.05" office:value-type="float"/>
          <table:table-cell office:value="-0.05" office:value-type="float"/>
          <table:table-cell office:value="-0.007171570658683778" office:value-type="float"/>
          <table:table-cell office:value="-0.05" office:value-type="float"/>
          <table:table-cell office:value="0.05" office:value-type="float"/>
          <table:table-cell office:value="0.028364355799328587" office:value-type="float"/>
          <table:table-cell office:value="53" office:value-type="float"/>
          <table:table-cell office:value="-0.7173264622688293" office:value-type="float"/>
          <table:table-cell office:value="-0.9987368583679199" office:value-type="float"/>
          <table:table-cell office:value="-0.9616838097572327" office:value-type="float"/>
          <table:table-cell office:value="-0.49763381481170654" office:value-type="float"/>
          <table:table-cell office:value="-0.9905945658683777" office:value-type="float"/>
          <table:table-cell office:value="0.9961345195770264" office:value-type="float"/>
        </table:table-row>
        <table:table-row>
          <table:table-cell office:value="-0.016099132895469666" office:value-type="float"/>
          <table:table-cell office:value="-0.05" office:value-type="float"/>
          <table:table-cell office:value="-0.05" office:value-type="float"/>
          <table:table-cell office:value="-0.012144207954406738" office:value-type="float"/>
          <table:table-cell office:value="-0.05" office:value-type="float"/>
          <table:table-cell office:value="0.05" office:value-type="float"/>
          <table:table-cell office:value="0.028364354618834707" office:value-type="float"/>
          <table:table-cell office:value="54" office:value-type="float"/>
          <table:table-cell office:value="-0.7172337174415588" office:value-type="float"/>
          <table:table-cell office:value="-0.998787522315979" office:value-type="float"/>
          <table:table-cell office:value="-0.9623991250991821" office:value-type="float"/>
          <table:table-cell office:value="-0.49726372957229614" office:value-type="float"/>
          <table:table-cell office:value="-0.9908187389373779" office:value-type="float"/>
          <table:table-cell office:value="0.9962018728256226" office:value-type="float"/>
        </table:table-row>
        <table:table-row>
          <table:table-cell office:value="-0.023808648586273195" office:value-type="float"/>
          <table:table-cell office:value="-0.05" office:value-type="float"/>
          <table:table-cell office:value="-0.05" office:value-type="float"/>
          <table:table-cell office:value="-0.016945359110832215" office:value-type="float"/>
          <table:table-cell office:value="-0.05" office:value-type="float"/>
          <table:table-cell office:value="0.05" office:value-type="float"/>
          <table:table-cell office:value="0.02836435426431711" office:value-type="float"/>
          <table:table-cell office:value="55" office:value-type="float"/>
          <table:table-cell office:value="-0.7709515690803528" office:value-type="float"/>
          <table:table-cell office:value="-0.9987221956253052" office:value-type="float"/>
          <table:table-cell office:value="-0.9603375196456909" office:value-type="float"/>
          <table:table-cell office:value="-0.4801151156425476" office:value-type="float"/>
          <table:table-cell office:value="-0.9882371425628662" office:value-type="float"/>
          <table:table-cell office:value="0.9963518381118774" office:value-type="float"/>
        </table:table-row>
        <table:table-row>
          <table:table-cell office:value="-0.03151883363723755" office:value-type="float"/>
          <table:table-cell office:value="-0.05" office:value-type="float"/>
          <table:table-cell office:value="-0.05" office:value-type="float"/>
          <table:table-cell office:value="-0.02174210071563721" office:value-type="float"/>
          <table:table-cell office:value="-0.05" office:value-type="float"/>
          <table:table-cell office:value="0.05" office:value-type="float"/>
          <table:table-cell office:value="0.028364352846244004" office:value-type="float"/>
          <table:table-cell office:value="56" office:value-type="float"/>
          <table:table-cell office:value="-0.7710185050964355" office:value-type="float"/>
          <table:table-cell office:value="-0.998775064945221" office:value-type="float"/>
          <table:table-cell office:value="-0.9610937237739563" office:value-type="float"/>
          <table:table-cell office:value="-0.47967416048049927" office:value-type="float"/>
          <table:table-cell office:value="-0.9885159730911255" office:value-type="float"/>
          <table:table-cell office:value="0.9964179992675781" office:value-type="float"/>
        </table:table-row>
        <table:table-row>
          <table:table-cell office:value="-0.03966013669967652" office:value-type="float"/>
          <table:table-cell office:value="-0.05" office:value-type="float"/>
          <table:table-cell office:value="-0.05" office:value-type="float"/>
          <table:table-cell office:value="-0.026274161338806154" office:value-type="float"/>
          <table:table-cell office:value="-0.05" office:value-type="float"/>
          <table:table-cell office:value="0.05" office:value-type="float"/>
          <table:table-cell office:value="0.028364353891046416" office:value-type="float"/>
          <table:table-cell office:value="57" office:value-type="float"/>
          <table:table-cell office:value="-0.8141303062438965" office:value-type="float"/>
          <table:table-cell office:value="-0.9987462759017944" office:value-type="float"/>
          <table:table-cell office:value="-0.9594689011573792" office:value-type="float"/>
          <table:table-cell office:value="-0.45320606231689453" office:value-type="float"/>
          <table:table-cell office:value="-0.9852816462516785" office:value-type="float"/>
          <table:table-cell office:value="0.9965214729309082" office:value-type="float"/>
        </table:table-row>
        <table:table-row>
          <table:table-cell office:value="-0.04780610740184784" office:value-type="float"/>
          <table:table-cell office:value="-0.05" office:value-type="float"/>
          <table:table-cell office:value="-0.05" office:value-type="float"/>
          <table:table-cell office:value="-0.03080291748046875" office:value-type="float"/>
          <table:table-cell office:value="-0.05" office:value-type="float"/>
          <table:table-cell office:value="0.05" office:value-type="float"/>
          <table:table-cell office:value="0.028364353555281104" office:value-type="float"/>
          <table:table-cell office:value="58" office:value-type="float"/>
          <table:table-cell office:value="-0.8145970702171326" office:value-type="float"/>
          <table:table-cell office:value="-0.9988005757331848" office:value-type="float"/>
          <table:table-cell office:value="-0.9602595567703247" office:value-type="float"/>
          <table:table-cell office:value="-0.45287561416625977" office:value-type="float"/>
          <table:table-cell office:value="-0.9856207966804504" office:value-type="float"/>
          <table:table-cell office:value="0.99658823013305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3499293684959412" office:value-type="float"/>
          <table:table-cell office:value="-0.05" office:value-type="float"/>
          <table:table-cell office:value="0.05" office:value-type="float"/>
          <table:table-cell office:value="0.02836435367221373" office:value-type="float"/>
          <table:table-cell office:value="59" office:value-type="float"/>
          <table:table-cell office:value="-0.8486894369125366" office:value-type="float"/>
          <table:table-cell office:value="-0.9987983703613281" office:value-type="float"/>
          <table:table-cell office:value="-0.9587132930755615" office:value-type="float"/>
          <table:table-cell office:value="-0.4190019369125366" office:value-type="float"/>
          <table:table-cell office:value="-0.9814928770065308" office:value-type="float"/>
          <table:table-cell office:value="0.99663400650024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39183281064033515" office:value-type="float"/>
          <table:table-cell office:value="-0.05" office:value-type="float"/>
          <table:table-cell office:value="0.05" office:value-type="float"/>
          <table:table-cell office:value="0.028364355327869094" office:value-type="float"/>
          <table:table-cell office:value="60" office:value-type="float"/>
          <table:table-cell office:value="-0.849155068397522" office:value-type="float"/>
          <table:table-cell office:value="-0.9988285303115845" office:value-type="float"/>
          <table:table-cell office:value="-0.9592040181159973" office:value-type="float"/>
          <table:table-cell office:value="-0.4190344214439392" office:value-type="float"/>
          <table:table-cell office:value="-0.9817414283752441" office:value-type="float"/>
          <table:table-cell office:value="0.9966773986816406" office:value-type="float"/>
        </table:table-row>
      </table:table>
      <table:table table:name="1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507841467857362" office:value-type="float"/>
          <table:table-cell office:value="-0.009968560934066773" office:value-type="float"/>
          <table:table-cell office:value="-0.008834879398345947" office:value-type="float"/>
          <table:table-cell office:value="-0.0006881904602050781" office:value-type="float"/>
          <table:table-cell office:value="-0.006509647369384766" office:value-type="float"/>
          <table:table-cell office:value="0.009492502212524415" office:value-type="float"/>
          <table:table-cell office:value="0.030197133599231107" office:value-type="float"/>
          <table:table-cell office:value="1" office:value-type="float"/>
          <table:table-cell office:value="-0.9507841467857361" office:value-type="float"/>
          <table:table-cell office:value="-0.9968560934066772" office:value-type="float"/>
          <table:table-cell office:value="-0.8834879398345947" office:value-type="float"/>
          <table:table-cell office:value="-0.06881904602050781" office:value-type="float"/>
          <table:table-cell office:value="-0.6509647369384766" office:value-type="float"/>
          <table:table-cell office:value="0.9492502212524414" office:value-type="float"/>
        </table:table-row>
        <table:table-row>
          <table:table-cell office:value="-0.019007524847984313" office:value-type="float"/>
          <table:table-cell office:value="-0.01993635416030884" office:value-type="float"/>
          <table:table-cell office:value="-0.017661645412445068" office:value-type="float"/>
          <table:table-cell office:value="-0.001388232707977295" office:value-type="float"/>
          <table:table-cell office:value="-0.013029755353927613" office:value-type="float"/>
          <table:table-cell office:value="0.018985006809234622" office:value-type="float"/>
          <table:table-cell office:value="0.030197125427575477" office:value-type="float"/>
          <table:table-cell office:value="2" office:value-type="float"/>
          <table:table-cell office:value="-0.9499683380126953" office:value-type="float"/>
          <table:table-cell office:value="-0.9967793226242065" office:value-type="float"/>
          <table:table-cell office:value="-0.8826766014099121" office:value-type="float"/>
          <table:table-cell office:value="-0.07000422477722168" office:value-type="float"/>
          <table:table-cell office:value="-0.6520107984542847" office:value-type="float"/>
          <table:table-cell office:value="0.9492504596710205" office:value-type="float"/>
        </table:table-row>
        <table:table-row>
          <table:table-cell office:value="-0.02860032856464386" office:value-type="float"/>
          <table:table-cell office:value="-0.02990388333797455" office:value-type="float"/>
          <table:table-cell office:value="-0.02650027513504028" office:value-type="float"/>
          <table:table-cell office:value="-0.0014981883764266968" office:value-type="float"/>
          <table:table-cell office:value="-0.01842029929161072" office:value-type="float"/>
          <table:table-cell office:value="0.028407748937606815" office:value-type="float"/>
          <table:table-cell office:value="0.030197133599231107" office:value-type="float"/>
          <table:table-cell office:value="3" office:value-type="float"/>
          <table:table-cell office:value="-0.9592803716659546" office:value-type="float"/>
          <table:table-cell office:value="-0.996752917766571" office:value-type="float"/>
          <table:table-cell office:value="-0.8838629722595215" office:value-type="float"/>
          <table:table-cell office:value="-0.010995566844940186" office:value-type="float"/>
          <table:table-cell office:value="-0.5390543937683105" office:value-type="float"/>
          <table:table-cell office:value="0.9422742128372192" office:value-type="float"/>
        </table:table-row>
        <table:table-row>
          <table:table-cell office:value="-0.03818869590759277" office:value-type="float"/>
          <table:table-cell office:value="-0.039870652556419375" office:value-type="float"/>
          <table:table-cell office:value="-0.0353285801410675" office:value-type="float"/>
          <table:table-cell office:value="-0.0016106849908828736" office:value-type="float"/>
          <table:table-cell office:value="-0.0237791508436203" office:value-type="float"/>
          <table:table-cell office:value="0.037824660539627075" office:value-type="float"/>
          <table:table-cell office:value="0.030197127313341014" office:value-type="float"/>
          <table:table-cell office:value="4" office:value-type="float"/>
          <table:table-cell office:value="-0.9588367342948914" office:value-type="float"/>
          <table:table-cell office:value="-0.9966769218444824" office:value-type="float"/>
          <table:table-cell office:value="-0.8828305006027222" office:value-type="float"/>
          <table:table-cell office:value="-0.011249661445617676" office:value-type="float"/>
          <table:table-cell office:value="-0.5358851552009583" office:value-type="float"/>
          <table:table-cell office:value="0.9416911602020264" office:value-type="float"/>
        </table:table-row>
        <table:table-row>
          <table:table-cell office:value="-0.04785094797611236" office:value-type="float"/>
          <table:table-cell office:value="-0.04983768284320832" office:value-type="float"/>
          <table:table-cell office:value="-0.0441819441318512" office:value-type="float"/>
          <table:table-cell office:value="-0.0011950343847274782" office:value-type="float"/>
          <table:table-cell office:value="-0.027790367007255554" office:value-type="float"/>
          <table:table-cell office:value="0.04714262962341309" office:value-type="float"/>
          <table:table-cell office:value="0.030197139256538753" office:value-type="float"/>
          <table:table-cell office:value="5" office:value-type="float"/>
          <table:table-cell office:value="-0.9662252068519592" office:value-type="float"/>
          <table:table-cell office:value="-0.996703028678894" office:value-type="float"/>
          <table:table-cell office:value="-0.8853363990783691" office:value-type="float"/>
          <table:table-cell office:value="0.04156506061553955" office:value-type="float"/>
          <table:table-cell office:value="-0.4011216163635254" office:value-type="float"/>
          <table:table-cell office:value="0.93179690837860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007678753137588502" office:value-type="float"/>
          <table:table-cell office:value="-0.03172332048416138" office:value-type="float"/>
          <table:table-cell office:value="0.05" office:value-type="float"/>
          <table:table-cell office:value="0.030197137999358744" office:value-type="float"/>
          <table:table-cell office:value="6" office:value-type="float"/>
          <table:table-cell office:value="-0.9660437703132629" office:value-type="float"/>
          <table:table-cell office:value="-0.9966389536857605" office:value-type="float"/>
          <table:table-cell office:value="-0.8843664526939392" office:value-type="float"/>
          <table:table-cell office:value="0.04271590709686279" office:value-type="float"/>
          <table:table-cell office:value="-0.3932953476905823" office:value-type="float"/>
          <table:table-cell office:value="0.93054175376892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0010195672512054439" office:value-type="float"/>
          <table:table-cell office:value="-0.03432016611099243" office:value-type="float"/>
          <table:table-cell office:value="0.05" office:value-type="float"/>
          <table:table-cell office:value="0.030197130456285106" office:value-type="float"/>
          <table:table-cell office:value="7" office:value-type="float"/>
          <table:table-cell office:value="-0.9713431596755981" office:value-type="float"/>
          <table:table-cell office:value="-0.9966428279876709" office:value-type="float"/>
          <table:table-cell office:value="-0.8861125111579895" office:value-type="float"/>
          <table:table-cell office:value="0.08698320388793945" office:value-type="float"/>
          <table:table-cell office:value="-0.25968456268310547" office:value-type="float"/>
          <table:table-cell office:value="0.91837882995605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009567230939865112" office:value-type="float"/>
          <table:table-cell office:value="-0.03692962050437927" office:value-type="float"/>
          <table:table-cell office:value="0.05" office:value-type="float"/>
          <table:table-cell office:value="0.030197124798987122" office:value-type="float"/>
          <table:table-cell office:value="8" office:value-type="float"/>
          <table:table-cell office:value="-0.9711354374885559" office:value-type="float"/>
          <table:table-cell office:value="-0.9965910315513611" office:value-type="float"/>
          <table:table-cell office:value="-0.8854830265045166" office:value-type="float"/>
          <table:table-cell office:value="0.08547663688659668" office:value-type="float"/>
          <table:table-cell office:value="-0.2609454393386841" office:value-type="float"/>
          <table:table-cell office:value="0.91842842102050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022107714414596556" office:value-type="float"/>
          <table:table-cell office:value="-0.03831738352775574" office:value-type="float"/>
          <table:table-cell office:value="0.05" office:value-type="float"/>
          <table:table-cell office:value="0.03019712857051842" office:value-type="float"/>
          <table:table-cell office:value="9" office:value-type="float"/>
          <table:table-cell office:value="-0.9755200743675232" office:value-type="float"/>
          <table:table-cell office:value="-0.9967032074928284" office:value-type="float"/>
          <table:table-cell office:value="-0.8870297074317932" office:value-type="float"/>
          <table:table-cell office:value="0.12540483474731445" office:value-type="float"/>
          <table:table-cell office:value="-0.13877630233764648" office:value-type="float"/>
          <table:table-cell office:value="0.90233123302459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034547573328018184" office:value-type="float"/>
          <table:table-cell office:value="-0.03970870554447174" office:value-type="float"/>
          <table:table-cell office:value="0.05" office:value-type="float"/>
          <table:table-cell office:value="0.030197132342052475" office:value-type="float"/>
          <table:table-cell office:value="10" office:value-type="float"/>
          <table:table-cell office:value="-0.9753910303115845" office:value-type="float"/>
          <table:table-cell office:value="-0.9966632723808289" office:value-type="float"/>
          <table:table-cell office:value="-0.8864901065826416" office:value-type="float"/>
          <table:table-cell office:value="0.12439858913421631" office:value-type="float"/>
          <table:table-cell office:value="-0.13913220167160034" office:value-type="float"/>
          <table:table-cell office:value="0.90226912498474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0500554859638214" office:value-type="float"/>
          <table:table-cell office:value="-0.040037963390350345" office:value-type="float"/>
          <table:table-cell office:value="0.05" office:value-type="float"/>
          <table:table-cell office:value="0.030197127941929677" office:value-type="float"/>
          <table:table-cell office:value="11" office:value-type="float"/>
          <table:table-cell office:value="-0.9787259697914124" office:value-type="float"/>
          <table:table-cell office:value="-0.996808648109436" office:value-type="float"/>
          <table:table-cell office:value="-0.8875337839126587" office:value-type="float"/>
          <table:table-cell office:value="0.15507912635803223" office:value-type="float"/>
          <table:table-cell office:value="-0.03292578458786011" office:value-type="float"/>
          <table:table-cell office:value="0.88030695915222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06551447510719299" office:value-type="float"/>
          <table:table-cell office:value="-0.040357639789581304" office:value-type="float"/>
          <table:table-cell office:value="0.05" office:value-type="float"/>
          <table:table-cell office:value="0.030197130456285106" office:value-type="float"/>
          <table:table-cell office:value="12" office:value-type="float"/>
          <table:table-cell office:value="-0.9786632061004639" office:value-type="float"/>
          <table:table-cell office:value="-0.996780276298523" office:value-type="float"/>
          <table:table-cell office:value="-0.8871026635169983" office:value-type="float"/>
          <table:table-cell office:value="0.15458989143371582" office:value-type="float"/>
          <table:table-cell office:value="-0.0319676399230957" office:value-type="float"/>
          <table:table-cell office:value="0.88002777099609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08199053406715392" office:value-type="float"/>
          <table:table-cell office:value="-0.03986678004264832" office:value-type="float"/>
          <table:table-cell office:value="0.05" office:value-type="float"/>
          <table:table-cell office:value="0.030197136742179043" office:value-type="float"/>
          <table:table-cell office:value="13" office:value-type="float"/>
          <table:table-cell office:value="-0.9810937643051147" office:value-type="float"/>
          <table:table-cell office:value="-0.9969286322593689" office:value-type="float"/>
          <table:table-cell office:value="-0.8866051435470581" office:value-type="float"/>
          <table:table-cell office:value="0.16476058959960938" office:value-type="float"/>
          <table:table-cell office:value="0.04908597469329834" office:value-type="float"/>
          <table:table-cell office:value="0.85291433334350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09846624732017516" office:value-type="float"/>
          <table:table-cell office:value="-0.03935524463653565" office:value-type="float"/>
          <table:table-cell office:value="0.05" office:value-type="float"/>
          <table:table-cell office:value="0.030197121027458553" office:value-type="float"/>
          <table:table-cell office:value="14" office:value-type="float"/>
          <table:table-cell office:value="-0.9810789823532104" office:value-type="float"/>
          <table:table-cell office:value="-0.9969114661216736" office:value-type="float"/>
          <table:table-cell office:value="-0.8863081336021423" office:value-type="float"/>
          <table:table-cell office:value="0.1647571325302124" office:value-type="float"/>
          <table:table-cell office:value="0.05115354061126709" office:value-type="float"/>
          <table:table-cell office:value="0.85236167907714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140667974948883" office:value-type="float"/>
          <table:table-cell office:value="-0.03831973671913148" office:value-type="float"/>
          <table:table-cell office:value="0.05" office:value-type="float"/>
          <table:table-cell office:value="0.03019712857051842" office:value-type="float"/>
          <table:table-cell office:value="15" office:value-type="float"/>
          <table:table-cell office:value="-0.9827513694763184" office:value-type="float"/>
          <table:table-cell office:value="-0.9970881342887878" office:value-type="float"/>
          <table:table-cell office:value="-0.8857369422912598" office:value-type="float"/>
          <table:table-cell office:value="0.15600550174713135" office:value-type="float"/>
          <table:table-cell office:value="0.10355079174041748" office:value-type="float"/>
          <table:table-cell office:value="0.82160341739654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2970293164253233" office:value-type="float"/>
          <table:table-cell office:value="-0.03725836873054505" office:value-type="float"/>
          <table:table-cell office:value="0.05" office:value-type="float"/>
          <table:table-cell office:value="0.030197126684752423" office:value-type="float"/>
          <table:table-cell office:value="16" office:value-type="float"/>
          <table:table-cell office:value="-0.9827637672424316" office:value-type="float"/>
          <table:table-cell office:value="-0.9970806241035461" office:value-type="float"/>
          <table:table-cell office:value="-0.8855768442153931" office:value-type="float"/>
          <table:table-cell office:value="0.15636134147644043" office:value-type="float"/>
          <table:table-cell office:value="0.10613679885864258" office:value-type="float"/>
          <table:table-cell office:value="0.8208312988281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4271950125694273" office:value-type="float"/>
          <table:table-cell office:value="-0.035847364664077765" office:value-type="float"/>
          <table:table-cell office:value="0.05" office:value-type="float"/>
          <table:table-cell office:value="0.030197124798987122" office:value-type="float"/>
          <table:table-cell office:value="17" office:value-type="float"/>
          <table:table-cell office:value="-0.9839387536048889" office:value-type="float"/>
          <table:table-cell office:value="-0.9972326755523682" office:value-type="float"/>
          <table:table-cell office:value="-0.8833388090133667" office:value-type="float"/>
          <table:table-cell office:value="0.130165696144104" office:value-type="float"/>
          <table:table-cell office:value="0.14110040664672852" office:value-type="float"/>
          <table:table-cell office:value="0.78476405143737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5579972863197325" office:value-type="float"/>
          <table:table-cell office:value="-0.03440859198570252" office:value-type="float"/>
          <table:table-cell office:value="0.05" office:value-type="float"/>
          <table:table-cell office:value="0.030197126684752423" office:value-type="float"/>
          <table:table-cell office:value="18" office:value-type="float"/>
          <table:table-cell office:value="-0.9839722514152527" office:value-type="float"/>
          <table:table-cell office:value="-0.9972336292266846" office:value-type="float"/>
          <table:table-cell office:value="-0.883324921131134" office:value-type="float"/>
          <table:table-cell office:value="0.13080227375030518" office:value-type="float"/>
          <table:table-cell office:value="0.14387726783752441" office:value-type="float"/>
          <table:table-cell office:value="0.7837959527969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6539166569709777" office:value-type="float"/>
          <table:table-cell office:value="-0.032671626806259166" office:value-type="float"/>
          <table:table-cell office:value="0.05" office:value-type="float"/>
          <table:table-cell office:value="0.03019713108487416" office:value-type="float"/>
          <table:table-cell office:value="19" office:value-type="float"/>
          <table:table-cell office:value="-0.9848330020904541" office:value-type="float"/>
          <table:table-cell office:value="-0.9973610043525696" office:value-type="float"/>
          <table:table-cell office:value="-0.8795353770256042" office:value-type="float"/>
          <table:table-cell office:value="0.09591937065124512" office:value-type="float"/>
          <table:table-cell office:value="0.17369651794433594" office:value-type="float"/>
          <table:table-cell office:value="0.73917436599731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750701606273651" office:value-type="float"/>
          <table:table-cell office:value="-0.03090710997581483" office:value-type="float"/>
          <table:table-cell office:value="0.05" office:value-type="float"/>
          <table:table-cell office:value="0.030197136742179043" office:value-type="float"/>
          <table:table-cell office:value="20" office:value-type="float"/>
          <table:table-cell office:value="-0.9848841428756714" office:value-type="float"/>
          <table:table-cell office:value="-0.9973700046539307" office:value-type="float"/>
          <table:table-cell office:value="-0.8796834349632263" office:value-type="float"/>
          <table:table-cell office:value="0.09678494930267334" office:value-type="float"/>
          <table:table-cell office:value="0.1764516830444336" office:value-type="float"/>
          <table:table-cell office:value="0.73803150653839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8067174553871156" office:value-type="float"/>
          <table:table-cell office:value="-0.02879276990890504" office:value-type="float"/>
          <table:table-cell office:value="0.05" office:value-type="float"/>
          <table:table-cell office:value="0.030197132970641753" office:value-type="float"/>
          <table:table-cell office:value="21" office:value-type="float"/>
          <table:table-cell office:value="-0.9856178760528564" office:value-type="float"/>
          <table:table-cell office:value="-0.9974767565727234" office:value-type="float"/>
          <table:table-cell office:value="-0.8743476867675781" office:value-type="float"/>
          <table:table-cell office:value="0.056015849113464355" office:value-type="float"/>
          <table:table-cell office:value="0.211434006690979" office:value-type="float"/>
          <table:table-cell office:value="0.67877852916717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863968312740326" office:value-type="float"/>
          <table:table-cell office:value="-0.026645779609680186" office:value-type="float"/>
          <table:table-cell office:value="0.05" office:value-type="float"/>
          <table:table-cell office:value="0.030197126684752423" office:value-type="float"/>
          <table:table-cell office:value="22" office:value-type="float"/>
          <table:table-cell office:value="-0.9856956005096436" office:value-type="float"/>
          <table:table-cell office:value="-0.9974951148033142" office:value-type="float"/>
          <table:table-cell office:value="-0.8747205138206482" office:value-type="float"/>
          <table:table-cell office:value="0.05725085735321045" office:value-type="float"/>
          <table:table-cell office:value="0.21469902992248535" office:value-type="float"/>
          <table:table-cell office:value="0.6770982742309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875420868396759" office:value-type="float"/>
          <table:table-cell office:value="-0.024293076992034923" office:value-type="float"/>
          <table:table-cell office:value="0.05" office:value-type="float"/>
          <table:table-cell office:value="0.030197125427575477" office:value-type="float"/>
          <table:table-cell office:value="23" office:value-type="float"/>
          <table:table-cell office:value="-0.9862395524978638" office:value-type="float"/>
          <table:table-cell office:value="-0.9976066946983337" office:value-type="float"/>
          <table:table-cell office:value="-0.8687074780464172" office:value-type="float"/>
          <table:table-cell office:value="0.011452555656433105" office:value-type="float"/>
          <table:table-cell office:value="0.23527026176452637" office:value-type="float"/>
          <table:table-cell office:value="0.61197948455810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888276994228363" office:value-type="float"/>
          <table:table-cell office:value="-0.02190878987312318" office:value-type="float"/>
          <table:table-cell office:value="0.05" office:value-type="float"/>
          <table:table-cell office:value="0.03019712605616391" office:value-type="float"/>
          <table:table-cell office:value="24" office:value-type="float"/>
          <table:table-cell office:value="-0.9863331317901611" office:value-type="float"/>
          <table:table-cell office:value="-0.9976322054862976" office:value-type="float"/>
          <table:table-cell office:value="-0.8692862391471863" office:value-type="float"/>
          <table:table-cell office:value="0.012856125831604004" office:value-type="float"/>
          <table:table-cell office:value="0.23842871189117432" office:value-type="float"/>
          <table:table-cell office:value="0.60999715328216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855607211589813" office:value-type="float"/>
          <table:table-cell office:value="-0.01915346145629884" office:value-type="float"/>
          <table:table-cell office:value="0.05" office:value-type="float"/>
          <table:table-cell office:value="0.030197124170398843" office:value-type="float"/>
          <table:table-cell office:value="25" office:value-type="float"/>
          <table:table-cell office:value="-0.9868928790092468" office:value-type="float"/>
          <table:table-cell office:value="-0.9977208375930786" office:value-type="float"/>
          <table:table-cell office:value="-0.861253559589386" office:value-type="float"/>
          <table:table-cell office:value="-0.032669782638549805" office:value-type="float"/>
          <table:table-cell office:value="0.2755328416824341" office:value-type="float"/>
          <table:table-cell office:value="0.52414083480834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8246170878410337" office:value-type="float"/>
          <table:table-cell office:value="-0.01636361837387086" office:value-type="float"/>
          <table:table-cell office:value="0.05" office:value-type="float"/>
          <table:table-cell office:value="0.030197134227820537" office:value-type="float"/>
          <table:table-cell office:value="26" office:value-type="float"/>
          <table:table-cell office:value="-0.9870112538337708" office:value-type="float"/>
          <table:table-cell office:value="-0.9977554082870483" office:value-type="float"/>
          <table:table-cell office:value="-0.8621264696121216" office:value-type="float"/>
          <table:table-cell office:value="-0.030990123748779297" office:value-type="float"/>
          <table:table-cell office:value="0.27898430824279785" office:value-type="float"/>
          <table:table-cell office:value="0.52145051956176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753886282444" office:value-type="float"/>
          <table:table-cell office:value="-0.01299551010131837" office:value-type="float"/>
          <table:table-cell office:value="0.05" office:value-type="float"/>
          <table:table-cell office:value="0.030197134227820537" office:value-type="float"/>
          <table:table-cell office:value="27" office:value-type="float"/>
          <table:table-cell office:value="-0.9876064658164978" office:value-type="float"/>
          <table:table-cell office:value="-0.9978235960006714" office:value-type="float"/>
          <table:table-cell office:value="-0.8525741100311279" office:value-type="float"/>
          <table:table-cell office:value="-0.07073080539703369" office:value-type="float"/>
          <table:table-cell office:value="0.336810827255249" office:value-type="float"/>
          <table:table-cell office:value="0.402702808380126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685163915157318" office:value-type="float"/>
          <table:table-cell office:value="-0.009586139917373669" office:value-type="float"/>
          <table:table-cell office:value="0.05" office:value-type="float"/>
          <table:table-cell office:value="0.030197134856410048" office:value-type="float"/>
          <table:table-cell office:value="28" office:value-type="float"/>
          <table:table-cell office:value="-0.987752377986908" office:value-type="float"/>
          <table:table-cell office:value="-0.9978668689727783" office:value-type="float"/>
          <table:table-cell office:value="-0.8537976741790771" office:value-type="float"/>
          <table:table-cell office:value="-0.06872236728668213" office:value-type="float"/>
          <table:table-cell office:value="0.3409370183944702" office:value-type="float"/>
          <table:table-cell office:value="0.39866685867309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5855751633644104" office:value-type="float"/>
          <table:table-cell office:value="-0.005476967096328747" office:value-type="float"/>
          <table:table-cell office:value="0.05" office:value-type="float"/>
          <table:table-cell office:value="0.030197124798987122" office:value-type="float"/>
          <table:table-cell office:value="29" office:value-type="float"/>
          <table:table-cell office:value="-0.9882946014404297" office:value-type="float"/>
          <table:table-cell office:value="-0.9979326725006104" office:value-type="float"/>
          <table:table-cell office:value="-0.8428145051002502" office:value-type="float"/>
          <table:table-cell office:value="-0.09958875179290771" office:value-type="float"/>
          <table:table-cell office:value="0.4109172821044922" office:value-type="float"/>
          <table:table-cell office:value="0.242957115173339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4883147478103638" office:value-type="float"/>
          <table:table-cell office:value="-0.0013209807872772332" office:value-type="float"/>
          <table:table-cell office:value="0.05" office:value-type="float"/>
          <table:table-cell office:value="0.03019712919910724" office:value-type="float"/>
          <table:table-cell office:value="30" office:value-type="float"/>
          <table:table-cell office:value="-0.9884726405143738" office:value-type="float"/>
          <table:table-cell office:value="-0.9979853630065918" office:value-type="float"/>
          <table:table-cell office:value="-0.8444879055023193" office:value-type="float"/>
          <table:table-cell office:value="-0.09726041555404663" office:value-type="float"/>
          <table:table-cell office:value="0.41559863090515137" office:value-type="float"/>
          <table:table-cell office:value="0.237221717834472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3644626140594482" office:value-type="float"/>
          <table:table-cell office:value="0.0034257113933563116" office:value-type="float"/>
          <table:table-cell office:value="0.05" office:value-type="float"/>
          <table:table-cell office:value="0.030197124798987122" office:value-type="float"/>
          <table:table-cell office:value="31" office:value-type="float"/>
          <table:table-cell office:value="-0.988823652267456" office:value-type="float"/>
          <table:table-cell office:value="-0.9980751872062683" office:value-type="float"/>
          <table:table-cell office:value="-0.832922101020813" office:value-type="float"/>
          <table:table-cell office:value="-0.12385213375091553" office:value-type="float"/>
          <table:table-cell office:value="0.4746692180633545" office:value-type="float"/>
          <table:table-cell office:value="0.066564083099365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2433050274848938" office:value-type="float"/>
          <table:table-cell office:value="0.008226248025894153" office:value-type="float"/>
          <table:table-cell office:value="0.05" office:value-type="float"/>
          <table:table-cell office:value="0.030197127941929677" office:value-type="float"/>
          <table:table-cell office:value="32" office:value-type="float"/>
          <table:table-cell office:value="-0.9890246987342834" office:value-type="float"/>
          <table:table-cell office:value="-0.998134195804596" office:value-type="float"/>
          <table:table-cell office:value="-0.8350722789764404" office:value-type="float"/>
          <table:table-cell office:value="-0.12115758657455444" office:value-type="float"/>
          <table:table-cell office:value="0.4800536632537842" office:value-type="float"/>
          <table:table-cell office:value="0.058603048324584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1099845051765442" office:value-type="float"/>
          <table:table-cell office:value="0.013481390476226795" office:value-type="float"/>
          <table:table-cell office:value="0.04884653091430664" office:value-type="float"/>
          <table:table-cell office:value="0.030197132970641753" office:value-type="float"/>
          <table:table-cell office:value="33" office:value-type="float"/>
          <table:table-cell office:value="-0.989206075668335" office:value-type="float"/>
          <table:table-cell office:value="-0.998225748538971" office:value-type="float"/>
          <table:table-cell office:value="-0.8221152424812317" office:value-type="float"/>
          <table:table-cell office:value="-0.1434599757194519" office:value-type="float"/>
          <table:table-cell office:value="0.5255142450332642" office:value-type="float"/>
          <table:table-cell office:value="-0.115346908569335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0958490788936615" office:value-type="float"/>
          <table:table-cell office:value="0.018783438205718983" office:value-type="float"/>
          <table:table-cell office:value="0.047619529962539674" office:value-type="float"/>
          <table:table-cell office:value="0.030197134227820537" office:value-type="float"/>
          <table:table-cell office:value="34" office:value-type="float"/>
          <table:table-cell office:value="-0.9893994331359863" office:value-type="float"/>
          <table:table-cell office:value="-0.998278796672821" office:value-type="float"/>
          <table:table-cell office:value="-0.8243008852005005" office:value-type="float"/>
          <table:table-cell office:value="-0.1413542628288269" office:value-type="float"/>
          <table:table-cell office:value="0.5302047729492188" office:value-type="float"/>
          <table:table-cell office:value="-0.122700095176696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08008013367652894" office:value-type="float"/>
          <table:table-cell office:value="0.02449716806411742" office:value-type="float"/>
          <table:table-cell office:value="0.04471070468425751" office:value-type="float"/>
          <table:table-cell office:value="0.030197127941929677" office:value-type="float"/>
          <table:table-cell office:value="35" office:value-type="float"/>
          <table:table-cell office:value="-0.9895087480545044" office:value-type="float"/>
          <table:table-cell office:value="-0.9983450174331665" office:value-type="float"/>
          <table:table-cell office:value="-0.8096314668655396" office:value-type="float"/>
          <table:table-cell office:value="-0.15768945217132568" office:value-type="float"/>
          <table:table-cell office:value="0.5713729858398438" office:value-type="float"/>
          <table:table-cell office:value="-0.290882527828216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06444051265716554" office:value-type="float"/>
          <table:table-cell office:value="0.030250092744827258" office:value-type="float"/>
          <table:table-cell office:value="0.0417412656545639" office:value-type="float"/>
          <table:table-cell office:value="0.03019712857051842" office:value-type="float"/>
          <table:table-cell office:value="36" office:value-type="float"/>
          <table:table-cell office:value="-0.9896847605705261" office:value-type="float"/>
          <table:table-cell office:value="-0.9983885288238525" office:value-type="float"/>
          <table:table-cell office:value="-0.8116894960403442" office:value-type="float"/>
          <table:table-cell office:value="-0.15639621019363403" office:value-type="float"/>
          <table:table-cell office:value="0.5752924680709839" office:value-type="float"/>
          <table:table-cell office:value="-0.296943902969360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04816075563430788" office:value-type="float"/>
          <table:table-cell office:value="0.03640542864799498" office:value-type="float"/>
          <table:table-cell office:value="0.03722456991672516" office:value-type="float"/>
          <table:table-cell office:value="0.030197124170398843" office:value-type="float"/>
          <table:table-cell office:value="37" office:value-type="float"/>
          <table:table-cell office:value="-0.9897907376289368" office:value-type="float"/>
          <table:table-cell office:value="-0.998439610004425" office:value-type="float"/>
          <table:table-cell office:value="-0.7971316576004028" office:value-type="float"/>
          <table:table-cell office:value="-0.16279757022857666" office:value-type="float"/>
          <table:table-cell office:value="0.6155335903167725" office:value-type="float"/>
          <table:table-cell office:value="-0.45166957378387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031951302289962786" office:value-type="float"/>
          <table:table-cell office:value="0.04259788393974303" office:value-type="float"/>
          <table:table-cell office:value="0.03265585005283356" office:value-type="float"/>
          <table:table-cell office:value="0.03019713548499964" office:value-type="float"/>
          <table:table-cell office:value="38" office:value-type="float"/>
          <table:table-cell office:value="-0.9899572134017944" office:value-type="float"/>
          <table:table-cell office:value="-0.9984764456748962" office:value-type="float"/>
          <table:table-cell office:value="-0.7991113662719727" office:value-type="float"/>
          <table:table-cell office:value="-0.16209453344345093" office:value-type="float"/>
          <table:table-cell office:value="0.6192455291748047" office:value-type="float"/>
          <table:table-cell office:value="-0.456871986389160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016167110204696673" office:value-type="float"/>
          <table:table-cell office:value="0.04912214636802672" office:value-type="float"/>
          <table:table-cell office:value="0.026841329336166384" office:value-type="float"/>
          <table:table-cell office:value="0.030197127313341014" office:value-type="float"/>
          <table:table-cell office:value="39" office:value-type="float"/>
          <table:table-cell office:value="-0.9899939298629761" office:value-type="float"/>
          <table:table-cell office:value="-0.998525083065033" office:value-type="float"/>
          <table:table-cell office:value="-0.7830690145492554" office:value-type="float"/>
          <table:table-cell office:value="-0.15784192085266113" office:value-type="float"/>
          <table:table-cell office:value="0.6524262428283691" office:value-type="float"/>
          <table:table-cell office:value="-0.58145207166671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4.378020763397381e-05" office:value-type="float"/>
          <table:table-cell office:value="0.05" office:value-type="float"/>
          <table:table-cell office:value="0.02097968935966492" office:value-type="float"/>
          <table:table-cell office:value="0.03019712605616391" office:value-type="float"/>
          <table:table-cell office:value="40" office:value-type="float"/>
          <table:table-cell office:value="-0.9901432394981384" office:value-type="float"/>
          <table:table-cell office:value="-0.9985553026199341" office:value-type="float"/>
          <table:table-cell office:value="-0.7849341034889221" office:value-type="float"/>
          <table:table-cell office:value="-0.15729308128356934" office:value-type="float"/>
          <table:table-cell office:value="0.6561444997787476" office:value-type="float"/>
          <table:table-cell office:value="-0.58616399765014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013942193984985336" office:value-type="float"/>
          <table:table-cell office:value="0.05" office:value-type="float"/>
          <table:table-cell office:value="0.014238571524620058" office:value-type="float"/>
          <table:table-cell office:value="0.030197126684752423" office:value-type="float"/>
          <table:table-cell office:value="41" office:value-type="float"/>
          <table:table-cell office:value="-0.9899280071258545" office:value-type="float"/>
          <table:table-cell office:value="-0.9985532164573669" office:value-type="float"/>
          <table:table-cell office:value="-0.7652523517608643" office:value-type="float"/>
          <table:table-cell office:value="-0.14379996061325073" office:value-type="float"/>
          <table:table-cell office:value="0.6755317449569702" office:value-type="float"/>
          <table:table-cell office:value="-0.67411178350448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028659105300903303" office:value-type="float"/>
          <table:table-cell office:value="0.05" office:value-type="float"/>
          <table:table-cell office:value="0.0075493353605270395" office:value-type="float"/>
          <table:table-cell office:value="0.030197124798987122" office:value-type="float"/>
          <table:table-cell office:value="42" office:value-type="float"/>
          <table:table-cell office:value="-0.9898251295089722" office:value-type="float"/>
          <table:table-cell office:value="-0.9985215067863464" office:value-type="float"/>
          <table:table-cell office:value="-0.7632607817649841" office:value-type="float"/>
          <table:table-cell office:value="-0.1471691131591797" office:value-type="float"/>
          <table:table-cell office:value="0.6722356081008911" office:value-type="float"/>
          <table:table-cell office:value="-0.66892361640930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04155039787292479" office:value-type="float"/>
          <table:table-cell office:value="0.05" office:value-type="float"/>
          <table:table-cell office:value="0.00027871429920196637" office:value-type="float"/>
          <table:table-cell office:value="0.030197141142309335" office:value-type="float"/>
          <table:table-cell office:value="43" office:value-type="float"/>
          <table:table-cell office:value="-0.9894527792930603" office:value-type="float"/>
          <table:table-cell office:value="-0.9984835982322693" office:value-type="float"/>
          <table:table-cell office:value="-0.7380108833312988" office:value-type="float"/>
          <table:table-cell office:value="-0.12891292572021484" office:value-type="float"/>
          <table:table-cell office:value="0.6781814098358154" office:value-type="float"/>
          <table:table-cell office:value="-0.72706210613250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05482479333877562" office:value-type="float"/>
          <table:table-cell office:value="0.05" office:value-type="float"/>
          <table:table-cell office:value="-0.006941155791282653" office:value-type="float"/>
          <table:table-cell office:value="0.030197134856410048" office:value-type="float"/>
          <table:table-cell office:value="44" office:value-type="float"/>
          <table:table-cell office:value="-0.98932945728302" office:value-type="float"/>
          <table:table-cell office:value="-0.9984456896781921" office:value-type="float"/>
          <table:table-cell office:value="-0.7355226874351501" office:value-type="float"/>
          <table:table-cell office:value="-0.1327439546585083" office:value-type="float"/>
          <table:table-cell office:value="0.6745693683624268" office:value-type="float"/>
          <table:table-cell office:value="-0.721987009048461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065637248754501325" office:value-type="float"/>
          <table:table-cell office:value="0.05" office:value-type="float"/>
          <table:table-cell office:value="-0.014528176188468932" office:value-type="float"/>
          <table:table-cell office:value="0.030197130456285106" office:value-type="float"/>
          <table:table-cell office:value="45" office:value-type="float"/>
          <table:table-cell office:value="-0.9888742566108704" office:value-type="float"/>
          <table:table-cell office:value="-0.9983880519866943" office:value-type="float"/>
          <table:table-cell office:value="-0.7062485218048096" office:value-type="float"/>
          <table:table-cell office:value="-0.10812455415725708" office:value-type="float"/>
          <table:table-cell office:value="0.6703571081161499" office:value-type="float"/>
          <table:table-cell office:value="-0.75870203971862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07685422301292417" office:value-type="float"/>
          <table:table-cell office:value="0.05" office:value-type="float"/>
          <table:table-cell office:value="-0.022069073915481567" office:value-type="float"/>
          <table:table-cell office:value="0.030197136113589304" office:value-type="float"/>
          <table:table-cell office:value="46" office:value-type="float"/>
          <table:table-cell office:value="-0.9887383580207825" office:value-type="float"/>
          <table:table-cell office:value="-0.998345136642456" office:value-type="float"/>
          <table:table-cell office:value="-0.7034263610839844" office:value-type="float"/>
          <table:table-cell office:value="-0.11216974258422852" office:value-type="float"/>
          <table:table-cell office:value="0.6667994260787964" office:value-type="float"/>
          <table:table-cell office:value="-0.75408977270126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08492378592491148" office:value-type="float"/>
          <table:table-cell office:value="0.05" office:value-type="float"/>
          <table:table-cell office:value="-0.029832937717437745" office:value-type="float"/>
          <table:table-cell office:value="0.030197127941929677" office:value-type="float"/>
          <table:table-cell office:value="47" office:value-type="float"/>
          <table:table-cell office:value="-0.9882222414016724" office:value-type="float"/>
          <table:table-cell office:value="-0.9982720017433167" office:value-type="float"/>
          <table:table-cell office:value="-0.6710789799690247" office:value-type="float"/>
          <table:table-cell office:value="-0.08069562911987305" office:value-type="float"/>
          <table:table-cell office:value="0.653651237487793" office:value-type="float"/>
          <table:table-cell office:value="-0.77638638019561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09339879155158996" office:value-type="float"/>
          <table:table-cell office:value="0.05" office:value-type="float"/>
          <table:table-cell office:value="-0.03755663514137268" office:value-type="float"/>
          <table:table-cell office:value="0.03019712039887072" office:value-type="float"/>
          <table:table-cell office:value="48" office:value-type="float"/>
          <table:table-cell office:value="-0.9880836009979248" office:value-type="float"/>
          <table:table-cell office:value="-0.9982266426086426" office:value-type="float"/>
          <table:table-cell office:value="-0.6681532263755798" office:value-type="float"/>
          <table:table-cell office:value="-0.08475005626678467" office:value-type="float"/>
          <table:table-cell office:value="0.6503677368164062" office:value-type="float"/>
          <table:table-cell office:value="-0.77236974239349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09818336367607115" office:value-type="float"/>
          <table:table-cell office:value="0.05" office:value-type="float"/>
          <table:table-cell office:value="-0.045398843288421635" office:value-type="float"/>
          <table:table-cell office:value="0.030197125427575477" office:value-type="float"/>
          <table:table-cell office:value="49" office:value-type="float"/>
          <table:table-cell office:value="-0.987521231174469" office:value-type="float"/>
          <table:table-cell office:value="-0.998134434223175" office:value-type="float"/>
          <table:table-cell office:value="-0.6319262981414795" office:value-type="float"/>
          <table:table-cell office:value="-0.04784572124481201" office:value-type="float"/>
          <table:table-cell office:value="0.629888653755188" office:value-type="float"/>
          <table:table-cell office:value="-0.7842208147048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103363299369812" office:value-type="float"/>
          <table:table-cell office:value="0.05" office:value-type="float"/>
          <table:table-cell office:value="-0.05" office:value-type="float"/>
          <table:table-cell office:value="0.03019713171346328" office:value-type="float"/>
          <table:table-cell office:value="50" office:value-type="float"/>
          <table:table-cell office:value="-0.9873815178871155" office:value-type="float"/>
          <table:table-cell office:value="-0.99808669090271" office:value-type="float"/>
          <table:table-cell office:value="-0.628995418548584" office:value-type="float"/>
          <table:table-cell office:value="-0.05179935693740845" office:value-type="float"/>
          <table:table-cell office:value="0.626891016960144" office:value-type="float"/>
          <table:table-cell office:value="-0.78067117929458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10352550745010375" office:value-type="float"/>
          <table:table-cell office:value="0.05" office:value-type="float"/>
          <table:table-cell office:value="-0.05" office:value-type="float"/>
          <table:table-cell office:value="0.03019712228463445" office:value-type="float"/>
          <table:table-cell office:value="51" office:value-type="float"/>
          <table:table-cell office:value="-0.9869417548179626" office:value-type="float"/>
          <table:table-cell office:value="-0.9980303049087524" office:value-type="float"/>
          <table:table-cell office:value="-0.5979636311531067" office:value-type="float"/>
          <table:table-cell office:value="-0.0016220808029174805" office:value-type="float"/>
          <table:table-cell office:value="0.6062530279159546" office:value-type="float"/>
          <table:table-cell office:value="-0.79071950912475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1036877930164337" office:value-type="float"/>
          <table:table-cell office:value="0.05" office:value-type="float"/>
          <table:table-cell office:value="-0.05" office:value-type="float"/>
          <table:table-cell office:value="0.03019712605616391" office:value-type="float"/>
          <table:table-cell office:value="52" office:value-type="float"/>
          <table:table-cell office:value="-0.9869422912597656" office:value-type="float"/>
          <table:table-cell office:value="-0.998030424118042" office:value-type="float"/>
          <table:table-cell office:value="-0.5979698896408081" office:value-type="float"/>
          <table:table-cell office:value="-0.0016228556632995605" office:value-type="float"/>
          <table:table-cell office:value="0.6062510013580322" office:value-type="float"/>
          <table:table-cell office:value="-0.79071962833404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0995033800601959" office:value-type="float"/>
          <table:table-cell office:value="0.05" office:value-type="float"/>
          <table:table-cell office:value="-0.05" office:value-type="float"/>
          <table:table-cell office:value="0.030197132970641753" office:value-type="float"/>
          <table:table-cell office:value="53" office:value-type="float"/>
          <table:table-cell office:value="-0.9864762425422668" office:value-type="float"/>
          <table:table-cell office:value="-0.9979760646820068" office:value-type="float"/>
          <table:table-cell office:value="-0.5597145557403564" office:value-type="float"/>
          <table:table-cell office:value="0.04184412956237793" office:value-type="float"/>
          <table:table-cell office:value="0.5644140243530273" office:value-type="float"/>
          <table:table-cell office:value="-0.78023982048034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09532667994499205" office:value-type="float"/>
          <table:table-cell office:value="0.05" office:value-type="float"/>
          <table:table-cell office:value="-0.05" office:value-type="float"/>
          <table:table-cell office:value="0.030197126684752423" office:value-type="float"/>
          <table:table-cell office:value="54" office:value-type="float"/>
          <table:table-cell office:value="-0.9864625334739685" office:value-type="float"/>
          <table:table-cell office:value="-0.9979722499847412" office:value-type="float"/>
          <table:table-cell office:value="-0.5595144629478455" office:value-type="float"/>
          <table:table-cell office:value="0.041767001152038574" office:value-type="float"/>
          <table:table-cell office:value="0.5644023418426514" office:value-type="float"/>
          <table:table-cell office:value="-0.78015512228012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0853974401950836" office:value-type="float"/>
          <table:table-cell office:value="0.05" office:value-type="float"/>
          <table:table-cell office:value="-0.05" office:value-type="float"/>
          <table:table-cell office:value="0.030197136113589304" office:value-type="float"/>
          <table:table-cell office:value="55" office:value-type="float"/>
          <table:table-cell office:value="-0.9861055016517639" office:value-type="float"/>
          <table:table-cell office:value="-0.9979488253593445" office:value-type="float"/>
          <table:table-cell office:value="-0.5305804014205933" office:value-type="float"/>
          <table:table-cell office:value="0.09929239749908447" office:value-type="float"/>
          <table:table-cell office:value="0.5266435146331787" office:value-type="float"/>
          <table:table-cell office:value="-0.77220374345779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07549189925193785" office:value-type="float"/>
          <table:table-cell office:value="0.05" office:value-type="float"/>
          <table:table-cell office:value="-0.05" office:value-type="float"/>
          <table:table-cell office:value="0.03019714051371906" office:value-type="float"/>
          <table:table-cell office:value="56" office:value-type="float"/>
          <table:table-cell office:value="-0.9860719442367554" office:value-type="float"/>
          <table:table-cell office:value="-0.9979395270347595" office:value-type="float"/>
          <table:table-cell office:value="-0.5300812125205994" office:value-type="float"/>
          <table:table-cell office:value="0.09905540943145752" office:value-type="float"/>
          <table:table-cell office:value="0.5265886783599854" office:value-type="float"/>
          <table:table-cell office:value="-0.77196621894836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05943858027458189" office:value-type="float"/>
          <table:table-cell office:value="0.05" office:value-type="float"/>
          <table:table-cell office:value="-0.05" office:value-type="float"/>
          <table:table-cell office:value="0.03019712919910724" office:value-type="float"/>
          <table:table-cell office:value="57" office:value-type="float"/>
          <table:table-cell office:value="-0.9858168959617615" office:value-type="float"/>
          <table:table-cell office:value="-0.9979215264320374" office:value-type="float"/>
          <table:table-cell office:value="-0.5075908303260803" office:value-type="float"/>
          <table:table-cell office:value="0.16053318977355957" office:value-type="float"/>
          <table:table-cell office:value="0.4907536506652832" office:value-type="float"/>
          <table:table-cell office:value="-0.76017975807189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04343541264533995" office:value-type="float"/>
          <table:table-cell office:value="0.05" office:value-type="float"/>
          <table:table-cell office:value="-0.05" office:value-type="float"/>
          <table:table-cell office:value="0.030197124798987122" office:value-type="float"/>
          <table:table-cell office:value="58" office:value-type="float"/>
          <table:table-cell office:value="-0.9857621788978577" office:value-type="float"/>
          <table:table-cell office:value="-0.9979063272476196" office:value-type="float"/>
          <table:table-cell office:value="-0.5067353844642639" office:value-type="float"/>
          <table:table-cell office:value="0.16003167629241943" office:value-type="float"/>
          <table:table-cell office:value="0.4905562400817871" office:value-type="float"/>
          <table:table-cell office:value="-0.75969469547271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02078109383583067" office:value-type="float"/>
          <table:table-cell office:value="0.05" office:value-type="float"/>
          <table:table-cell office:value="-0.05" office:value-type="float"/>
          <table:table-cell office:value="0.03019713108487416" office:value-type="float"/>
          <table:table-cell office:value="59" office:value-type="float"/>
          <table:table-cell office:value="-0.9855989813804626" office:value-type="float"/>
          <table:table-cell office:value="-0.9979002475738525" office:value-type="float"/>
          <table:table-cell office:value="-0.49116694927215576" office:value-type="float"/>
          <table:table-cell office:value="0.22654318809509277" office:value-type="float"/>
          <table:table-cell office:value="0.45798730850219727" office:value-type="float"/>
          <table:table-cell office:value="-0.74734568595886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001796287298202531" office:value-type="float"/>
          <table:table-cell office:value="0.05" office:value-type="float"/>
          <table:table-cell office:value="-0.05" office:value-type="float"/>
          <table:table-cell office:value="0.030197138627948712" office:value-type="float"/>
          <table:table-cell office:value="60" office:value-type="float"/>
          <table:table-cell office:value="-0.9855200052261353" office:value-type="float"/>
          <table:table-cell office:value="-0.9978784322738647" office:value-type="float"/>
          <table:table-cell office:value="-0.4899296760559082" office:value-type="float"/>
          <table:table-cell office:value="0.22577381134033203" office:value-type="float"/>
          <table:table-cell office:value="0.45767784118652344" office:value-type="float"/>
          <table:table-cell office:value="-0.74660724401474" office:value-type="float"/>
        </table:table-row>
      </table:table>
      <table:table table:name="1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0784525871278" office:value-type="float"/>
          <table:table-cell office:value="-0.009999874234199525" office:value-type="float"/>
          <table:table-cell office:value="-0.009926189184188843" office:value-type="float"/>
          <table:table-cell office:value="0.00988623857498169" office:value-type="float"/>
          <table:table-cell office:value="0.009992824792861938" office:value-type="float"/>
          <table:table-cell office:value="-0.0099999338388443" office:value-type="float"/>
          <table:table-cell office:value="0.042303768488321535" office:value-type="float"/>
          <table:table-cell office:value="1" office:value-type="float"/>
          <table:table-cell office:value="-0.9990784525871277" office:value-type="float"/>
          <table:table-cell office:value="-0.9999874234199524" office:value-type="float"/>
          <table:table-cell office:value="-0.9926189184188843" office:value-type="float"/>
          <table:table-cell office:value="0.988623857498169" office:value-type="float"/>
          <table:table-cell office:value="0.9992824792861938" office:value-type="float"/>
          <table:table-cell office:value="-0.9999933838844299" office:value-type="float"/>
        </table:table-row>
        <table:table-row>
          <table:table-cell office:value="-0.01998139023780823" office:value-type="float"/>
          <table:table-cell office:value="-0.019999743700027467" office:value-type="float"/>
          <table:table-cell office:value="-0.01985116481781006" office:value-type="float"/>
          <table:table-cell office:value="0.019771873950958252" office:value-type="float"/>
          <table:table-cell office:value="0.01998564124107361" office:value-type="float"/>
          <table:table-cell office:value="-0.019999867081642152" office:value-type="float"/>
          <table:table-cell office:value="0.04230376608622299" office:value-type="float"/>
          <table:table-cell office:value="2" office:value-type="float"/>
          <table:table-cell office:value="-0.9990605711936951" office:value-type="float"/>
          <table:table-cell office:value="-0.9999869465827942" office:value-type="float"/>
          <table:table-cell office:value="-0.9924975633621216" office:value-type="float"/>
          <table:table-cell office:value="0.9885635375976562" office:value-type="float"/>
          <table:table-cell office:value="0.999281644821167" office:value-type="float"/>
          <table:table-cell office:value="-0.9999933242797852" office:value-type="float"/>
        </table:table-row>
        <table:table-row>
          <table:table-cell office:value="-0.029972474575042728" office:value-type="float"/>
          <table:table-cell office:value="-0.02999962627887726" office:value-type="float"/>
          <table:table-cell office:value="-0.029787737727165225" office:value-type="float"/>
          <table:table-cell office:value="0.029696559906005858" office:value-type="float"/>
          <table:table-cell office:value="0.029978921413421636" office:value-type="float"/>
          <table:table-cell office:value="-0.02999981224536896" office:value-type="float"/>
          <table:table-cell office:value="0.042303770289885204" office:value-type="float"/>
          <table:table-cell office:value="3" office:value-type="float"/>
          <table:table-cell office:value="-0.9991084337234497" office:value-type="float"/>
          <table:table-cell office:value="-0.9999882578849792" office:value-type="float"/>
          <table:table-cell office:value="-0.9936572909355164" office:value-type="float"/>
          <table:table-cell office:value="0.9924685955047607" office:value-type="float"/>
          <table:table-cell office:value="0.9993280172348022" office:value-type="float"/>
          <table:table-cell office:value="-0.9999945163726807" office:value-type="float"/>
        </table:table-row>
        <table:table-row>
          <table:table-cell office:value="-0.03996341586112977" office:value-type="float"/>
          <table:table-cell office:value="-0.03999950587749482" office:value-type="float"/>
          <table:table-cell office:value="-0.03972342073917389" office:value-type="float"/>
          <table:table-cell office:value="0.039620873928070066" office:value-type="float"/>
          <table:table-cell office:value="0.039972205162048344" office:value-type="float"/>
          <table:table-cell office:value="-0.03999975740909577" office:value-type="float"/>
          <table:table-cell office:value="0.042303767287274203" office:value-type="float"/>
          <table:table-cell office:value="4" office:value-type="float"/>
          <table:table-cell office:value="-0.9990941286087036" office:value-type="float"/>
          <table:table-cell office:value="-0.9999879598617554" office:value-type="float"/>
          <table:table-cell office:value="-0.9935683012008667" office:value-type="float"/>
          <table:table-cell office:value="0.9924314022064209" office:value-type="float"/>
          <table:table-cell office:value="0.9993283748626709" office:value-type="float"/>
          <table:table-cell office:value="-0.9999945163726807" office:value-type="float"/>
        </table:table-row>
        <table:table-row>
          <table:table-cell office:value="-0.04995486736297608" office:value-type="float"/>
          <table:table-cell office:value="-0.049999397397041324" office:value-type="float"/>
          <table:table-cell office:value="-0.0496695876121521" office:value-type="float"/>
          <table:table-cell office:value="0.04957056403160095" office:value-type="float"/>
          <table:table-cell office:value="0.04996590614318848" office:value-type="float"/>
          <table:table-cell office:value="-0.04999971151351929" office:value-type="float"/>
          <table:table-cell office:value="0.0423037714909228" office:value-type="float"/>
          <table:table-cell office:value="5" office:value-type="float"/>
          <table:table-cell office:value="-0.9991451501846313" office:value-type="float"/>
          <table:table-cell office:value="-0.9999891519546509" office:value-type="float"/>
          <table:table-cell office:value="-0.994616687297821" office:value-type="float"/>
          <table:table-cell office:value="0.9949690103530884" office:value-type="float"/>
          <table:table-cell office:value="0.9993700981140137" office:value-type="float"/>
          <table:table-cell office:value="-0.99999541044235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909087687" office:value-type="float"/>
          <table:table-cell office:value="6" office:value-type="float"/>
          <table:table-cell office:value="-0.9991315603256226" office:value-type="float"/>
          <table:table-cell office:value="-0.9999887943267822" office:value-type="float"/>
          <table:table-cell office:value="-0.9945419430732727" office:value-type="float"/>
          <table:table-cell office:value="0.9949431419372559" office:value-type="float"/>
          <table:table-cell office:value="0.9993702173233032" office:value-type="float"/>
          <table:table-cell office:value="-0.99999541044235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668674908" office:value-type="float"/>
          <table:table-cell office:value="7" office:value-type="float"/>
          <table:table-cell office:value="-0.9991943836212158" office:value-type="float"/>
          <table:table-cell office:value="-0.9999900460243225" office:value-type="float"/>
          <table:table-cell office:value="-0.9954987168312073" office:value-type="float"/>
          <table:table-cell office:value="0.9966232776641846" office:value-type="float"/>
          <table:table-cell office:value="0.9994094371795654" office:value-type="float"/>
          <table:table-cell office:value="-0.999996185302734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3686158985" office:value-type="float"/>
          <table:table-cell office:value="8" office:value-type="float"/>
          <table:table-cell office:value="-0.9991943836212158" office:value-type="float"/>
          <table:table-cell office:value="-0.9999900460243225" office:value-type="float"/>
          <table:table-cell office:value="-0.9954987168312073" office:value-type="float"/>
          <table:table-cell office:value="0.9966232776641846" office:value-type="float"/>
          <table:table-cell office:value="0.9994094371795654" office:value-type="float"/>
          <table:table-cell office:value="-0.999996185302734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3686158985" office:value-type="float"/>
          <table:table-cell office:value="9" office:value-type="float"/>
          <table:table-cell office:value="-0.9992488622665405" office:value-type="float"/>
          <table:table-cell office:value="-0.9999909996986389" office:value-type="float"/>
          <table:table-cell office:value="-0.9962463974952698" office:value-type="float"/>
          <table:table-cell office:value="0.9976522922515869" office:value-type="float"/>
          <table:table-cell office:value="0.9994347095489502" office:value-type="float"/>
          <table:table-cell office:value="-0.99999672174453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70890404484" office:value-type="float"/>
          <table:table-cell office:value="10" office:value-type="float"/>
          <table:table-cell office:value="-0.9992488622665405" office:value-type="float"/>
          <table:table-cell office:value="-0.9999909996986389" office:value-type="float"/>
          <table:table-cell office:value="-0.9962463974952698" office:value-type="float"/>
          <table:table-cell office:value="0.9976522922515869" office:value-type="float"/>
          <table:table-cell office:value="0.9994347095489502" office:value-type="float"/>
          <table:table-cell office:value="-0.99999672174453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909087687" office:value-type="float"/>
          <table:table-cell office:value="11" office:value-type="float"/>
          <table:table-cell office:value="-0.9992867708206177" office:value-type="float"/>
          <table:table-cell office:value="-0.9999914765357971" office:value-type="float"/>
          <table:table-cell office:value="-0.9967495203018188" office:value-type="float"/>
          <table:table-cell office:value="0.9982606172561646" office:value-type="float"/>
          <table:table-cell office:value="0.9994373321533203" office:value-type="float"/>
          <table:table-cell office:value="-0.99999696016311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7269195649" office:value-type="float"/>
          <table:table-cell office:value="12" office:value-type="float"/>
          <table:table-cell office:value="-0.9992867708206177" office:value-type="float"/>
          <table:table-cell office:value="-0.9999914765357971" office:value-type="float"/>
          <table:table-cell office:value="-0.9967495799064636" office:value-type="float"/>
          <table:table-cell office:value="0.9982607364654541" office:value-type="float"/>
          <table:table-cell office:value="0.9994373321533203" office:value-type="float"/>
          <table:table-cell office:value="-0.99999696016311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5485695914" office:value-type="float"/>
          <table:table-cell office:value="13" office:value-type="float"/>
          <table:table-cell office:value="-0.999313473701477" office:value-type="float"/>
          <table:table-cell office:value="-0.9999916553497314" office:value-type="float"/>
          <table:table-cell office:value="-0.9970996975898743" office:value-type="float"/>
          <table:table-cell office:value="0.9986326694488525" office:value-type="float"/>
          <table:table-cell office:value="0.9994232654571533" office:value-type="float"/>
          <table:table-cell office:value="-0.9999970793724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4286687084" office:value-type="float"/>
          <table:table-cell office:value="14" office:value-type="float"/>
          <table:table-cell office:value="-0.999313473701477" office:value-type="float"/>
          <table:table-cell office:value="-0.9999916553497314" office:value-type="float"/>
          <table:table-cell office:value="-0.997099757194519" office:value-type="float"/>
          <table:table-cell office:value="0.9986326694488525" office:value-type="float"/>
          <table:table-cell office:value="0.9994232654571533" office:value-type="float"/>
          <table:table-cell office:value="-0.9999970793724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7089243197" office:value-type="float"/>
          <table:table-cell office:value="15" office:value-type="float"/>
          <table:table-cell office:value="-0.9993356466293335" office:value-type="float"/>
          <table:table-cell office:value="-0.9999916553497314" office:value-type="float"/>
          <table:table-cell office:value="-0.9973689913749695" office:value-type="float"/>
          <table:table-cell office:value="0.9988818168640137" office:value-type="float"/>
          <table:table-cell office:value="0.9993996620178223" office:value-type="float"/>
          <table:table-cell office:value="-0.99999713897705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6688789775" office:value-type="float"/>
          <table:table-cell office:value="16" office:value-type="float"/>
          <table:table-cell office:value="-0.9993356466293335" office:value-type="float"/>
          <table:table-cell office:value="-0.9999916553497314" office:value-type="float"/>
          <table:table-cell office:value="-0.9973689913749695" office:value-type="float"/>
          <table:table-cell office:value="0.9988818168640137" office:value-type="float"/>
          <table:table-cell office:value="0.9993996620178223" office:value-type="float"/>
          <table:table-cell office:value="-0.99999713897705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4286687084" office:value-type="float"/>
          <table:table-cell office:value="17" office:value-type="float"/>
          <table:table-cell office:value="-0.9993554353713989" office:value-type="float"/>
          <table:table-cell office:value="-0.9999915361404419" office:value-type="float"/>
          <table:table-cell office:value="-0.9975780248641968" office:value-type="float"/>
          <table:table-cell office:value="0.9990575313568115" office:value-type="float"/>
          <table:table-cell office:value="0.9993700981140137" office:value-type="float"/>
          <table:table-cell office:value="-0.99999719858169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908884372" office:value-type="float"/>
          <table:table-cell office:value="18" office:value-type="float"/>
          <table:table-cell office:value="-0.9993554353713989" office:value-type="float"/>
          <table:table-cell office:value="-0.9999915361404419" office:value-type="float"/>
          <table:table-cell office:value="-0.9975780844688416" office:value-type="float"/>
          <table:table-cell office:value="0.9990575313568115" office:value-type="float"/>
          <table:table-cell office:value="0.9993700981140137" office:value-type="float"/>
          <table:table-cell office:value="-0.99999719858169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608826557" office:value-type="float"/>
          <table:table-cell office:value="19" office:value-type="float"/>
          <table:table-cell office:value="-0.9993723630905151" office:value-type="float"/>
          <table:table-cell office:value="-0.9999914169311523" office:value-type="float"/>
          <table:table-cell office:value="-0.9977338910102844" office:value-type="float"/>
          <table:table-cell office:value="0.9991815090179443" office:value-type="float"/>
          <table:table-cell office:value="0.9993324279785156" office:value-type="float"/>
          <table:table-cell office:value="-0.99999719858169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714909228" office:value-type="float"/>
          <table:table-cell office:value="20" office:value-type="float"/>
          <table:table-cell office:value="-0.9993723630905151" office:value-type="float"/>
          <table:table-cell office:value="-0.9999914169311523" office:value-type="float"/>
          <table:table-cell office:value="-0.9977338910102844" office:value-type="float"/>
          <table:table-cell office:value="0.9991815090179443" office:value-type="float"/>
          <table:table-cell office:value="0.9993324279785156" office:value-type="float"/>
          <table:table-cell office:value="-0.99999719858169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70890404484" office:value-type="float"/>
          <table:table-cell office:value="21" office:value-type="float"/>
          <table:table-cell office:value="-0.999388575553894" office:value-type="float"/>
          <table:table-cell office:value="-0.9999911189079285" office:value-type="float"/>
          <table:table-cell office:value="-0.9978258013725281" office:value-type="float"/>
          <table:table-cell office:value="0.9992806911468506" office:value-type="float"/>
          <table:table-cell office:value="0.9992847442626953" office:value-type="float"/>
          <table:table-cell office:value="-0.99999725818634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728931301" office:value-type="float"/>
          <table:table-cell office:value="22" office:value-type="float"/>
          <table:table-cell office:value="-0.999388575553894" office:value-type="float"/>
          <table:table-cell office:value="-0.9999911189079285" office:value-type="float"/>
          <table:table-cell office:value="-0.9978258609771729" office:value-type="float"/>
          <table:table-cell office:value="0.9992806911468506" office:value-type="float"/>
          <table:table-cell office:value="0.9992847442626953" office:value-type="float"/>
          <table:table-cell office:value="-0.99999725818634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608826557" office:value-type="float"/>
          <table:table-cell office:value="23" office:value-type="float"/>
          <table:table-cell office:value="-0.9994015693664551" office:value-type="float"/>
          <table:table-cell office:value="-0.9999907612800598" office:value-type="float"/>
          <table:table-cell office:value="-0.9978655576705933" office:value-type="float"/>
          <table:table-cell office:value="0.9993553161621094" office:value-type="float"/>
          <table:table-cell office:value="0.9992159605026245" office:value-type="float"/>
          <table:table-cell office:value="-0.99999719858169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6688789775" office:value-type="float"/>
          <table:table-cell office:value="24" office:value-type="float"/>
          <table:table-cell office:value="-0.9994015693664551" office:value-type="float"/>
          <table:table-cell office:value="-0.9999907612800598" office:value-type="float"/>
          <table:table-cell office:value="-0.9978655576705933" office:value-type="float"/>
          <table:table-cell office:value="0.9993553161621094" office:value-type="float"/>
          <table:table-cell office:value="0.9992159605026245" office:value-type="float"/>
          <table:table-cell office:value="-0.99999719858169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7889835274" office:value-type="float"/>
          <table:table-cell office:value="25" office:value-type="float"/>
          <table:table-cell office:value="-0.9994072318077087" office:value-type="float"/>
          <table:table-cell office:value="-0.9999901056289673" office:value-type="float"/>
          <table:table-cell office:value="-0.9978412985801697" office:value-type="float"/>
          <table:table-cell office:value="0.9994015693664551" office:value-type="float"/>
          <table:table-cell office:value="0.9991087913513184" office:value-type="float"/>
          <table:table-cell office:value="-0.99999713897705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72093463844" office:value-type="float"/>
          <table:table-cell office:value="26" office:value-type="float"/>
          <table:table-cell office:value="-0.9994072318077087" office:value-type="float"/>
          <table:table-cell office:value="-0.9999901056289673" office:value-type="float"/>
          <table:table-cell office:value="-0.9978412985801697" office:value-type="float"/>
          <table:table-cell office:value="0.9994015693664551" office:value-type="float"/>
          <table:table-cell office:value="0.9991087913513184" office:value-type="float"/>
          <table:table-cell office:value="-0.99999713897705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668674908" office:value-type="float"/>
          <table:table-cell office:value="27" office:value-type="float"/>
          <table:table-cell office:value="-0.9994059801101685" office:value-type="float"/>
          <table:table-cell office:value="-0.9999891519546509" office:value-type="float"/>
          <table:table-cell office:value="-0.997750461101532" office:value-type="float"/>
          <table:table-cell office:value="0.9994251728057861" office:value-type="float"/>
          <table:table-cell office:value="0.9989504814147949" office:value-type="float"/>
          <table:table-cell office:value="-0.99999696016311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7269195649" office:value-type="float"/>
          <table:table-cell office:value="28" office:value-type="float"/>
          <table:table-cell office:value="-0.9994059801101685" office:value-type="float"/>
          <table:table-cell office:value="-0.9999891519546509" office:value-type="float"/>
          <table:table-cell office:value="-0.997750461101532" office:value-type="float"/>
          <table:table-cell office:value="0.9994251728057861" office:value-type="float"/>
          <table:table-cell office:value="0.9989504814147949" office:value-type="float"/>
          <table:table-cell office:value="-0.99999696016311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1284036845" office:value-type="float"/>
          <table:table-cell office:value="29" office:value-type="float"/>
          <table:table-cell office:value="-0.9994034171104431" office:value-type="float"/>
          <table:table-cell office:value="-0.9999880790710449" office:value-type="float"/>
          <table:table-cell office:value="-0.9976387023925781" office:value-type="float"/>
          <table:table-cell office:value="0.9994380474090576" office:value-type="float"/>
          <table:table-cell office:value="0.9987542629241943" office:value-type="float"/>
          <table:table-cell office:value="-0.99999672174453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7029191458" office:value-type="float"/>
          <table:table-cell office:value="30" office:value-type="float"/>
          <table:table-cell office:value="-0.9994034171104431" office:value-type="float"/>
          <table:table-cell office:value="-0.9999880790710449" office:value-type="float"/>
          <table:table-cell office:value="-0.9976387619972229" office:value-type="float"/>
          <table:table-cell office:value="0.9994380474090576" office:value-type="float"/>
          <table:table-cell office:value="0.9987542629241943" office:value-type="float"/>
          <table:table-cell office:value="-0.99999672174453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7389298628" office:value-type="float"/>
          <table:table-cell office:value="31" office:value-type="float"/>
          <table:table-cell office:value="-0.9993988275527954" office:value-type="float"/>
          <table:table-cell office:value="-0.9999867677688599" office:value-type="float"/>
          <table:table-cell office:value="-0.9975216388702393" office:value-type="float"/>
          <table:table-cell office:value="0.9994378089904785" office:value-type="float"/>
          <table:table-cell office:value="0.9985055923461914" office:value-type="float"/>
          <table:table-cell office:value="-0.99999648332595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70890404484" office:value-type="float"/>
          <table:table-cell office:value="32" office:value-type="float"/>
          <table:table-cell office:value="-0.9993988275527954" office:value-type="float"/>
          <table:table-cell office:value="-0.9999867677688599" office:value-type="float"/>
          <table:table-cell office:value="-0.9975216388702393" office:value-type="float"/>
          <table:table-cell office:value="0.9994378089904785" office:value-type="float"/>
          <table:table-cell office:value="0.9985055923461914" office:value-type="float"/>
          <table:table-cell office:value="-0.99999648332595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714909228" office:value-type="float"/>
          <table:table-cell office:value="33" office:value-type="float"/>
          <table:table-cell office:value="-0.9993917346000671" office:value-type="float"/>
          <table:table-cell office:value="-0.9999852180480957" office:value-type="float"/>
          <table:table-cell office:value="-0.99740070104599" office:value-type="float"/>
          <table:table-cell office:value="0.9994256496429443" office:value-type="float"/>
          <table:table-cell office:value="0.9981892108917236" office:value-type="float"/>
          <table:table-cell office:value="-0.99999612569808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3686158985" office:value-type="float"/>
          <table:table-cell office:value="34" office:value-type="float"/>
          <table:table-cell office:value="-0.9993917346000671" office:value-type="float"/>
          <table:table-cell office:value="-0.9999852180480957" office:value-type="float"/>
          <table:table-cell office:value="-0.99740070104599" office:value-type="float"/>
          <table:table-cell office:value="0.9994256496429443" office:value-type="float"/>
          <table:table-cell office:value="0.9981892108917236" office:value-type="float"/>
          <table:table-cell office:value="-0.99999612569808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7029191458" office:value-type="float"/>
          <table:table-cell office:value="35" office:value-type="float"/>
          <table:table-cell office:value="-0.9993816018104553" office:value-type="float"/>
          <table:table-cell office:value="-0.9999833703041077" office:value-type="float"/>
          <table:table-cell office:value="-0.9972730278968811" office:value-type="float"/>
          <table:table-cell office:value="0.9993999004364014" office:value-type="float"/>
          <table:table-cell office:value="0.9977867603302002" office:value-type="float"/>
          <table:table-cell office:value="-0.9999957680702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909087687" office:value-type="float"/>
          <table:table-cell office:value="36" office:value-type="float"/>
          <table:table-cell office:value="-0.9993816018104553" office:value-type="float"/>
          <table:table-cell office:value="-0.9999833703041077" office:value-type="float"/>
          <table:table-cell office:value="-0.9972730278968811" office:value-type="float"/>
          <table:table-cell office:value="0.9993999004364014" office:value-type="float"/>
          <table:table-cell office:value="0.9977867603302002" office:value-type="float"/>
          <table:table-cell office:value="-0.9999957680702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909087687" office:value-type="float"/>
          <table:table-cell office:value="37" office:value-type="float"/>
          <table:table-cell office:value="-0.99936842918396" office:value-type="float"/>
          <table:table-cell office:value="-0.999981164932251" office:value-type="float"/>
          <table:table-cell office:value="-0.9971275925636292" office:value-type="float"/>
          <table:table-cell office:value="0.9993621110916138" office:value-type="float"/>
          <table:table-cell office:value="0.9972538948059082" office:value-type="float"/>
          <table:table-cell office:value="-0.9999952316284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968936495" office:value-type="float"/>
          <table:table-cell office:value="38" office:value-type="float"/>
          <table:table-cell office:value="-0.99936842918396" office:value-type="float"/>
          <table:table-cell office:value="-0.999981164932251" office:value-type="float"/>
          <table:table-cell office:value="-0.9971275925636292" office:value-type="float"/>
          <table:table-cell office:value="0.9993621110916138" office:value-type="float"/>
          <table:table-cell office:value="0.9972538948059082" office:value-type="float"/>
          <table:table-cell office:value="-0.9999952316284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608826557" office:value-type="float"/>
          <table:table-cell office:value="39" office:value-type="float"/>
          <table:table-cell office:value="-0.9993579387664795" office:value-type="float"/>
          <table:table-cell office:value="-0.9999787211418152" office:value-type="float"/>
          <table:table-cell office:value="-0.9970134496688843" office:value-type="float"/>
          <table:table-cell office:value="0.9993233680725098" office:value-type="float"/>
          <table:table-cell office:value="0.9966094493865967" office:value-type="float"/>
          <table:table-cell office:value="-0.99999475479125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4286687084" office:value-type="float"/>
          <table:table-cell office:value="40" office:value-type="float"/>
          <table:table-cell office:value="-0.9993579387664795" office:value-type="float"/>
          <table:table-cell office:value="-0.9999787211418152" office:value-type="float"/>
          <table:table-cell office:value="-0.9970134496688843" office:value-type="float"/>
          <table:table-cell office:value="0.9993233680725098" office:value-type="float"/>
          <table:table-cell office:value="0.9966094493865967" office:value-type="float"/>
          <table:table-cell office:value="-0.99999475479125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8490356566" office:value-type="float"/>
          <table:table-cell office:value="41" office:value-type="float"/>
          <table:table-cell office:value="-0.9993524551391602" office:value-type="float"/>
          <table:table-cell office:value="-0.9999763369560242" office:value-type="float"/>
          <table:table-cell office:value="-0.9969428181648254" office:value-type="float"/>
          <table:table-cell office:value="0.9992883205413818" office:value-type="float"/>
          <table:table-cell office:value="0.9958628416061401" office:value-type="float"/>
          <table:table-cell office:value="-0.99999433755874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8490356566" office:value-type="float"/>
          <table:table-cell office:value="42" office:value-type="float"/>
          <table:table-cell office:value="-0.9993524551391602" office:value-type="float"/>
          <table:table-cell office:value="-0.9999763369560242" office:value-type="float"/>
          <table:table-cell office:value="-0.9969428181648254" office:value-type="float"/>
          <table:table-cell office:value="0.9992883205413818" office:value-type="float"/>
          <table:table-cell office:value="0.9958627223968506" office:value-type="float"/>
          <table:table-cell office:value="-0.99999433755874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70289885204" office:value-type="float"/>
          <table:table-cell office:value="43" office:value-type="float"/>
          <table:table-cell office:value="-0.9993505477905273" office:value-type="float"/>
          <table:table-cell office:value="-0.9999738931655884" office:value-type="float"/>
          <table:table-cell office:value="-0.996908962726593" office:value-type="float"/>
          <table:table-cell office:value="0.9992551803588867" office:value-type="float"/>
          <table:table-cell office:value="0.9949791431427002" office:value-type="float"/>
          <table:table-cell office:value="-0.99999392032623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488721422" office:value-type="float"/>
          <table:table-cell office:value="44" office:value-type="float"/>
          <table:table-cell office:value="-0.9993505477905273" office:value-type="float"/>
          <table:table-cell office:value="-0.9999738931655884" office:value-type="float"/>
          <table:table-cell office:value="-0.996908962726593" office:value-type="float"/>
          <table:table-cell office:value="0.9992551803588867" office:value-type="float"/>
          <table:table-cell office:value="0.9949791431427002" office:value-type="float"/>
          <table:table-cell office:value="-0.99999392032623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70890404484" office:value-type="float"/>
          <table:table-cell office:value="45" office:value-type="float"/>
          <table:table-cell office:value="-0.9993573427200317" office:value-type="float"/>
          <table:table-cell office:value="-0.9999715089797974" office:value-type="float"/>
          <table:table-cell office:value="-0.9969103932380676" office:value-type="float"/>
          <table:table-cell office:value="0.9992270469665527" office:value-type="float"/>
          <table:table-cell office:value="0.9939520359039307" office:value-type="float"/>
          <table:table-cell office:value="-0.99999368190765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70890404484" office:value-type="float"/>
          <table:table-cell office:value="46" office:value-type="float"/>
          <table:table-cell office:value="-0.9993573427200317" office:value-type="float"/>
          <table:table-cell office:value="-0.9999715089797974" office:value-type="float"/>
          <table:table-cell office:value="-0.9969103932380676" office:value-type="float"/>
          <table:table-cell office:value="0.9992270469665527" office:value-type="float"/>
          <table:table-cell office:value="0.9939520359039307" office:value-type="float"/>
          <table:table-cell office:value="-0.99999368190765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7889835274" office:value-type="float"/>
          <table:table-cell office:value="47" office:value-type="float"/>
          <table:table-cell office:value="-0.9993690848350525" office:value-type="float"/>
          <table:table-cell office:value="-0.9999690055847168" office:value-type="float"/>
          <table:table-cell office:value="-0.9969314336776733" office:value-type="float"/>
          <table:table-cell office:value="0.9992003440856934" office:value-type="float"/>
          <table:table-cell office:value="0.9927523136138916" office:value-type="float"/>
          <table:table-cell office:value="-0.99999350309371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70289885204" office:value-type="float"/>
          <table:table-cell office:value="48" office:value-type="float"/>
          <table:table-cell office:value="-0.9993690848350525" office:value-type="float"/>
          <table:table-cell office:value="-0.9999690055847168" office:value-type="float"/>
          <table:table-cell office:value="-0.9969314336776733" office:value-type="float"/>
          <table:table-cell office:value="0.9992003440856934" office:value-type="float"/>
          <table:table-cell office:value="0.9927523136138916" office:value-type="float"/>
          <table:table-cell office:value="-0.99999350309371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668674908" office:value-type="float"/>
          <table:table-cell office:value="49" office:value-type="float"/>
          <table:table-cell office:value="-0.9993816018104553" office:value-type="float"/>
          <table:table-cell office:value="-0.9999662041664124" office:value-type="float"/>
          <table:table-cell office:value="-0.9969620108604431" office:value-type="float"/>
          <table:table-cell office:value="0.9991705417633057" office:value-type="float"/>
          <table:table-cell office:value="0.9913218021392822" office:value-type="float"/>
          <table:table-cell office:value="-0.99999338388442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4286687084" office:value-type="float"/>
          <table:table-cell office:value="50" office:value-type="float"/>
          <table:table-cell office:value="-0.9993816018104553" office:value-type="float"/>
          <table:table-cell office:value="-0.9999662041664124" office:value-type="float"/>
          <table:table-cell office:value="-0.9969620108604431" office:value-type="float"/>
          <table:table-cell office:value="0.9991705417633057" office:value-type="float"/>
          <table:table-cell office:value="0.9913218021392822" office:value-type="float"/>
          <table:table-cell office:value="-0.99999338388442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728931301" office:value-type="float"/>
          <table:table-cell office:value="51" office:value-type="float"/>
          <table:table-cell office:value="-0.9993939399719238" office:value-type="float"/>
          <table:table-cell office:value="-0.9999629259109497" office:value-type="float"/>
          <table:table-cell office:value="-0.9969725012779236" office:value-type="float"/>
          <table:table-cell office:value="0.9991357326507568" office:value-type="float"/>
          <table:table-cell office:value="0.9895668029785156" office:value-type="float"/>
          <table:table-cell office:value="-0.99999314546585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608622299" office:value-type="float"/>
          <table:table-cell office:value="52" office:value-type="float"/>
          <table:table-cell office:value="-0.9993939399719238" office:value-type="float"/>
          <table:table-cell office:value="-0.9999629259109497" office:value-type="float"/>
          <table:table-cell office:value="-0.9969725012779236" office:value-type="float"/>
          <table:table-cell office:value="0.9991357326507568" office:value-type="float"/>
          <table:table-cell office:value="0.9895668029785156" office:value-type="float"/>
          <table:table-cell office:value="-0.99999314546585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7209144013" office:value-type="float"/>
          <table:table-cell office:value="53" office:value-type="float"/>
          <table:table-cell office:value="-0.9994027614593506" office:value-type="float"/>
          <table:table-cell office:value="-0.9999583959579468" office:value-type="float"/>
          <table:table-cell office:value="-0.996907651424408" office:value-type="float"/>
          <table:table-cell office:value="0.9990909099578857" office:value-type="float"/>
          <table:table-cell office:value="0.9870805740356445" office:value-type="float"/>
          <table:table-cell office:value="-0.99999260902404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968936495" office:value-type="float"/>
          <table:table-cell office:value="54" office:value-type="float"/>
          <table:table-cell office:value="-0.9994027614593506" office:value-type="float"/>
          <table:table-cell office:value="-0.9999583959579468" office:value-type="float"/>
          <table:table-cell office:value="-0.9969075918197632" office:value-type="float"/>
          <table:table-cell office:value="0.9990909099578857" office:value-type="float"/>
          <table:table-cell office:value="0.987080454826355" office:value-type="float"/>
          <table:table-cell office:value="-0.99999260902404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969139622" office:value-type="float"/>
          <table:table-cell office:value="55" office:value-type="float"/>
          <table:table-cell office:value="-0.999410092830658" office:value-type="float"/>
          <table:table-cell office:value="-0.9999527335166931" office:value-type="float"/>
          <table:table-cell office:value="-0.9968034625053406" office:value-type="float"/>
          <table:table-cell office:value="0.9990392923355103" office:value-type="float"/>
          <table:table-cell office:value="0.9838129281997681" office:value-type="float"/>
          <table:table-cell office:value="-0.99999189376831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608622299" office:value-type="float"/>
          <table:table-cell office:value="56" office:value-type="float"/>
          <table:table-cell office:value="-0.999410092830658" office:value-type="float"/>
          <table:table-cell office:value="-0.9999527335166931" office:value-type="float"/>
          <table:table-cell office:value="-0.9968034625053406" office:value-type="float"/>
          <table:table-cell office:value="0.9990392923355103" office:value-type="float"/>
          <table:table-cell office:value="0.9838129281997681" office:value-type="float"/>
          <table:table-cell office:value="-0.99999189376831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714909228" office:value-type="float"/>
          <table:table-cell office:value="57" office:value-type="float"/>
          <table:table-cell office:value="-0.9994184970855713" office:value-type="float"/>
          <table:table-cell office:value="-0.999946117401123" office:value-type="float"/>
          <table:table-cell office:value="-0.9966943264007568" office:value-type="float"/>
          <table:table-cell office:value="0.9989866018295288" office:value-type="float"/>
          <table:table-cell office:value="0.9797430038452148" office:value-type="float"/>
          <table:table-cell office:value="-0.99999099969863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7287274203" office:value-type="float"/>
          <table:table-cell office:value="58" office:value-type="float"/>
          <table:table-cell office:value="-0.9994184970855713" office:value-type="float"/>
          <table:table-cell office:value="-0.999946117401123" office:value-type="float"/>
          <table:table-cell office:value="-0.9966943264007568" office:value-type="float"/>
          <table:table-cell office:value="0.9989866018295288" office:value-type="float"/>
          <table:table-cell office:value="0.9797430038452148" office:value-type="float"/>
          <table:table-cell office:value="-0.99999099969863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7887798355" office:value-type="float"/>
          <table:table-cell office:value="59" office:value-type="float"/>
          <table:table-cell office:value="-0.9994236826896667" office:value-type="float"/>
          <table:table-cell office:value="-0.9999374151229858" office:value-type="float"/>
          <table:table-cell office:value="-0.9965219497680664" office:value-type="float"/>
          <table:table-cell office:value="0.9989180564880371" office:value-type="float"/>
          <table:table-cell office:value="0.9744160175323486" office:value-type="float"/>
          <table:table-cell office:value="-0.99998980760574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3763686158985" office:value-type="float"/>
          <table:table-cell office:value="60" office:value-type="float"/>
          <table:table-cell office:value="-0.9994236826896667" office:value-type="float"/>
          <table:table-cell office:value="-0.9999374151229858" office:value-type="float"/>
          <table:table-cell office:value="-0.9965219497680664" office:value-type="float"/>
          <table:table-cell office:value="0.9989180564880371" office:value-type="float"/>
          <table:table-cell office:value="0.9744160175323486" office:value-type="float"/>
          <table:table-cell office:value="-0.9999898076057434" office:value-type="float"/>
        </table:table-row>
      </table:table>
      <table:table table:name="1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64887499809266" office:value-type="float"/>
          <table:table-cell office:value="-0.009984986782073975" office:value-type="float"/>
          <table:table-cell office:value="-0.009475433230400086" office:value-type="float"/>
          <table:table-cell office:value="0.009738438129425049" office:value-type="float"/>
          <table:table-cell office:value="0.006691808700561523" office:value-type="float"/>
          <table:table-cell office:value="-0.009964175224304199" office:value-type="float"/>
          <table:table-cell office:value="0.04324569021779278" office:value-type="float"/>
          <table:table-cell office:value="1" office:value-type="float"/>
          <table:table-cell office:value="-0.9964887499809265" office:value-type="float"/>
          <table:table-cell office:value="-0.9984986782073975" office:value-type="float"/>
          <table:table-cell office:value="-0.9475433230400085" office:value-type="float"/>
          <table:table-cell office:value="0.9738438129425049" office:value-type="float"/>
          <table:table-cell office:value="0.6691808700561523" office:value-type="float"/>
          <table:table-cell office:value="-0.9964175224304199" office:value-type="float"/>
        </table:table-row>
        <table:table-row>
          <table:table-cell office:value="-0.01992851257324219" office:value-type="float"/>
          <table:table-cell office:value="-0.019969226717948915" office:value-type="float"/>
          <table:table-cell office:value="-0.0189434689283371" office:value-type="float"/>
          <table:table-cell office:value="0.019473594427108765" office:value-type="float"/>
          <table:table-cell office:value="0.013408913612365722" office:value-type="float"/>
          <table:table-cell office:value="-0.01992814600467682" office:value-type="float"/>
          <table:table-cell office:value="0.04324573405985663" office:value-type="float"/>
          <table:table-cell office:value="2" office:value-type="float"/>
          <table:table-cell office:value="-0.9963625073432922" office:value-type="float"/>
          <table:table-cell office:value="-0.9984239935874939" office:value-type="float"/>
          <table:table-cell office:value="-0.9468035697937012" office:value-type="float"/>
          <table:table-cell office:value="0.9735156297683716" office:value-type="float"/>
          <table:table-cell office:value="0.6717104911804199" office:value-type="float"/>
          <table:table-cell office:value="-0.996397078037262" office:value-type="float"/>
        </table:table-row>
        <table:table-row>
          <table:table-cell office:value="-0.029892013669013978" office:value-type="float"/>
          <table:table-cell office:value="-0.02995034456253052" office:value-type="float"/>
          <table:table-cell office:value="-0.028364071846008303" office:value-type="float"/>
          <table:table-cell office:value="0.029179664850234988" office:value-type="float"/>
          <table:table-cell office:value="0.01943519353866577" office:value-type="float"/>
          <table:table-cell office:value="-0.029882938265800477" office:value-type="float"/>
          <table:table-cell office:value="0.0432457077546644" office:value-type="float"/>
          <table:table-cell office:value="3" office:value-type="float"/>
          <table:table-cell office:value="-0.996350109577179" office:value-type="float"/>
          <table:table-cell office:value="-0.9981117844581604" office:value-type="float"/>
          <table:table-cell office:value="-0.9420602917671204" office:value-type="float"/>
          <table:table-cell office:value="0.9706070423126221" office:value-type="float"/>
          <table:table-cell office:value="0.6026279926300049" office:value-type="float"/>
          <table:table-cell office:value="-0.9954792261123657" office:value-type="float"/>
        </table:table-row>
        <table:table-row>
          <table:table-cell office:value="-0.03985438644886017" office:value-type="float"/>
          <table:table-cell office:value="-0.039930599927902224" office:value-type="float"/>
          <table:table-cell office:value="-0.037775358557701116" office:value-type="float"/>
          <table:table-cell office:value="0.03888107657432556" office:value-type="float"/>
          <table:table-cell office:value="0.02547071099281311" office:value-type="float"/>
          <table:table-cell office:value="-0.039837045073509214" office:value-type="float"/>
          <table:table-cell office:value="0.043245704831856725" office:value-type="float"/>
          <table:table-cell office:value="4" office:value-type="float"/>
          <table:table-cell office:value="-0.9962372779846191" office:value-type="float"/>
          <table:table-cell office:value="-0.9980255365371704" office:value-type="float"/>
          <table:table-cell office:value="-0.941128671169281" office:value-type="float"/>
          <table:table-cell office:value="0.9701411724090576" office:value-type="float"/>
          <table:table-cell office:value="0.6035517454147339" office:value-type="float"/>
          <table:table-cell office:value="-0.995410680770874" office:value-type="float"/>
        </table:table-row>
        <table:table-row>
          <table:table-cell office:value="-0.04981701076030731" office:value-type="float"/>
          <table:table-cell office:value="-0.04990693509578705" office:value-type="float"/>
          <table:table-cell office:value="-0.047128542661666877" office:value-type="float"/>
          <table:table-cell office:value="0.04854618191719055" office:value-type="float"/>
          <table:table-cell office:value="0.030648640394210815" office:value-type="float"/>
          <table:table-cell office:value="-0.049778429865837096" office:value-type="float"/>
          <table:table-cell office:value="0.043245725291474586" office:value-type="float"/>
          <table:table-cell office:value="5" office:value-type="float"/>
          <table:table-cell office:value="-0.9962624311447144" office:value-type="float"/>
          <table:table-cell office:value="-0.9976335167884827" office:value-type="float"/>
          <table:table-cell office:value="-0.9353184103965759" office:value-type="float"/>
          <table:table-cell office:value="0.966510534286499" office:value-type="float"/>
          <table:table-cell office:value="0.5177929401397705" office:value-type="float"/>
          <table:table-cell office:value="-0.99413847923278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35788882970809933" office:value-type="float"/>
          <table:table-cell office:value="-0.05" office:value-type="float"/>
          <table:table-cell office:value="0.04324571652307717" office:value-type="float"/>
          <table:table-cell office:value="6" office:value-type="float"/>
          <table:table-cell office:value="-0.9961865544319153" office:value-type="float"/>
          <table:table-cell office:value="-0.9975447654724121" office:value-type="float"/>
          <table:table-cell office:value="-0.9340226650238037" office:value-type="float"/>
          <table:table-cell office:value="0.9658980369567871" office:value-type="float"/>
          <table:table-cell office:value="0.5140242576599121" office:value-type="float"/>
          <table:table-cell office:value="-0.99396300315856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3991163849830627" office:value-type="float"/>
          <table:table-cell office:value="-0.05" office:value-type="float"/>
          <table:table-cell office:value="0.04324573113706432" office:value-type="float"/>
          <table:table-cell office:value="7" office:value-type="float"/>
          <table:table-cell office:value="-0.9962988495826721" office:value-type="float"/>
          <table:table-cell office:value="-0.9971221685409546" office:value-type="float"/>
          <table:table-cell office:value="-0.9277471303939819" office:value-type="float"/>
          <table:table-cell office:value="0.9621467590332031" office:value-type="float"/>
          <table:table-cell office:value="0.4122755527496338" office:value-type="float"/>
          <table:table-cell office:value="-0.99233019351959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4059544801712036" office:value-type="float"/>
          <table:table-cell office:value="-0.05" office:value-type="float"/>
          <table:table-cell office:value="0.04324571067747037" office:value-type="float"/>
          <table:table-cell office:value="8" office:value-type="float"/>
          <table:table-cell office:value="-0.9963449835777283" office:value-type="float"/>
          <table:table-cell office:value="-0.997164785861969" office:value-type="float"/>
          <table:table-cell office:value="-0.9282239675521851" office:value-type="float"/>
          <table:table-cell office:value="0.9625604152679443" office:value-type="float"/>
          <table:table-cell office:value="0.41479063034057617" office:value-type="float"/>
          <table:table-cell office:value="-0.99246478080749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71864664554596" office:value-type="float"/>
          <table:table-cell office:value="-0.05" office:value-type="float"/>
          <table:table-cell office:value="0.04324569606342348" office:value-type="float"/>
          <table:table-cell office:value="9" office:value-type="float"/>
          <table:table-cell office:value="-0.9965248107910156" office:value-type="float"/>
          <table:table-cell office:value="-0.9967514872550964" office:value-type="float"/>
          <table:table-cell office:value="-0.9235402345657349" office:value-type="float"/>
          <table:table-cell office:value="0.9597036838531494" office:value-type="float"/>
          <table:table-cell office:value="0.31269216537475586" office:value-type="float"/>
          <table:table-cell office:value="-0.99095904827117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324574867379256" office:value-type="float"/>
          <table:table-cell office:value="10" office:value-type="float"/>
          <table:table-cell office:value="-0.9965605139732361" office:value-type="float"/>
          <table:table-cell office:value="-0.9967896938323975" office:value-type="float"/>
          <table:table-cell office:value="-0.9238932132720947" office:value-type="float"/>
          <table:table-cell office:value="0.960029125213623" office:value-type="float"/>
          <table:table-cell office:value="0.3142509460449219" office:value-type="float"/>
          <table:table-cell office:value="-0.991069793701171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324573405985663" office:value-type="float"/>
          <table:table-cell office:value="11" office:value-type="float"/>
          <table:table-cell office:value="-0.9967281818389893" office:value-type="float"/>
          <table:table-cell office:value="-0.9962754249572754" office:value-type="float"/>
          <table:table-cell office:value="-0.9192968606948853" office:value-type="float"/>
          <table:table-cell office:value="0.9567186832427979" office:value-type="float"/>
          <table:table-cell office:value="0.20122313499450684" office:value-type="float"/>
          <table:table-cell office:value="-0.98928254842758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324572236867715" office:value-type="float"/>
          <table:table-cell office:value="12" office:value-type="float"/>
          <table:table-cell office:value="-0.9967281818389893" office:value-type="float"/>
          <table:table-cell office:value="-0.9962754249572754" office:value-type="float"/>
          <table:table-cell office:value="-0.9192976355552673" office:value-type="float"/>
          <table:table-cell office:value="0.9567190408706665" office:value-type="float"/>
          <table:table-cell office:value="0.20122873783111572" office:value-type="float"/>
          <table:table-cell office:value="-0.98928278684616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3245725291474586" office:value-type="float"/>
          <table:table-cell office:value="13" office:value-type="float"/>
          <table:table-cell office:value="-0.9968644976615906" office:value-type="float"/>
          <table:table-cell office:value="-0.9955975413322449" office:value-type="float"/>
          <table:table-cell office:value="-0.9143130779266357" office:value-type="float"/>
          <table:table-cell office:value="0.9529898166656494" office:value-type="float"/>
          <table:table-cell office:value="0.0813143253326416" office:value-type="float"/>
          <table:table-cell office:value="-0.98710703849792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324573405985663" office:value-type="float"/>
          <table:table-cell office:value="14" office:value-type="float"/>
          <table:table-cell office:value="-0.9968644976615906" office:value-type="float"/>
          <table:table-cell office:value="-0.9955975413322449" office:value-type="float"/>
          <table:table-cell office:value="-0.9143129587173462" office:value-type="float"/>
          <table:table-cell office:value="0.9529896974563599" office:value-type="float"/>
          <table:table-cell office:value="0.0813133716583252" office:value-type="float"/>
          <table:table-cell office:value="-0.987106978893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9613274335861206" office:value-type="float"/>
          <table:table-cell office:value="-0.05" office:value-type="float"/>
          <table:table-cell office:value="0.04324571067747037" office:value-type="float"/>
          <table:table-cell office:value="15" office:value-type="float"/>
          <table:table-cell office:value="-0.99700528383255" office:value-type="float"/>
          <table:table-cell office:value="-0.9947793483734131" office:value-type="float"/>
          <table:table-cell office:value="-0.9093296527862549" office:value-type="float"/>
          <table:table-cell office:value="0.9494795799255371" office:value-type="float"/>
          <table:table-cell office:value="-0.038672566413879395" office:value-type="float"/>
          <table:table-cell office:value="-0.98474234342575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922499835491181" office:value-type="float"/>
          <table:table-cell office:value="-0.05" office:value-type="float"/>
          <table:table-cell office:value="0.04324574575100879" office:value-type="float"/>
          <table:table-cell office:value="16" office:value-type="float"/>
          <table:table-cell office:value="-0.9970012903213501" office:value-type="float"/>
          <table:table-cell office:value="-0.9947717785835266" office:value-type="float"/>
          <table:table-cell office:value="-0.9092777967453003" office:value-type="float"/>
          <table:table-cell office:value="0.9494303464889526" office:value-type="float"/>
          <table:table-cell office:value="-0.038827598094940186" office:value-type="float"/>
          <table:table-cell office:value="-0.98471975326538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757660210132599" office:value-type="float"/>
          <table:table-cell office:value="-0.05" office:value-type="float"/>
          <table:table-cell office:value="0.04324576913323117" office:value-type="float"/>
          <table:table-cell office:value="17" office:value-type="float"/>
          <table:table-cell office:value="-0.9971413612365723" office:value-type="float"/>
          <table:table-cell office:value="-0.9937307834625244" office:value-type="float"/>
          <table:table-cell office:value="-0.9038287997245789" office:value-type="float"/>
          <table:table-cell office:value="0.9451892375946045" office:value-type="float"/>
          <table:table-cell office:value="-0.16483962535858154" office:value-type="float"/>
          <table:table-cell office:value="-0.98171389102935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592266142368317" office:value-type="float"/>
          <table:table-cell office:value="-0.05" office:value-type="float"/>
          <table:table-cell office:value="0.04324572236867715" office:value-type="float"/>
          <table:table-cell office:value="18" office:value-type="float"/>
          <table:table-cell office:value="-0.9971250891685486" office:value-type="float"/>
          <table:table-cell office:value="-0.9936931729316711" office:value-type="float"/>
          <table:table-cell office:value="-0.903603196144104" office:value-type="float"/>
          <table:table-cell office:value="0.9449658393859863" office:value-type="float"/>
          <table:table-cell office:value="-0.16539406776428223" office:value-type="float"/>
          <table:table-cell office:value="-0.9816002845764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304144680500031" office:value-type="float"/>
          <table:table-cell office:value="-0.05" office:value-type="float"/>
          <table:table-cell office:value="0.043245704831856725" office:value-type="float"/>
          <table:table-cell office:value="19" office:value-type="float"/>
          <table:table-cell office:value="-0.9972572922706604" office:value-type="float"/>
          <table:table-cell office:value="-0.992328941822052" office:value-type="float"/>
          <table:table-cell office:value="-0.8972783088684082" office:value-type="float"/>
          <table:table-cell office:value="0.9401030540466309" office:value-type="float"/>
          <table:table-cell office:value="-0.28812146186828613" office:value-type="float"/>
          <table:table-cell office:value="-0.9779527783393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015212714672089" office:value-type="float"/>
          <table:table-cell office:value="-0.05" office:value-type="float"/>
          <table:table-cell office:value="0.04324572236867715" office:value-type="float"/>
          <table:table-cell office:value="20" office:value-type="float"/>
          <table:table-cell office:value="-0.9972302913665771" office:value-type="float"/>
          <table:table-cell office:value="-0.9922524094581604" office:value-type="float"/>
          <table:table-cell office:value="-0.8968713283538818" office:value-type="float"/>
          <table:table-cell office:value="0.9396826028823853" office:value-type="float"/>
          <table:table-cell office:value="-0.2889319658279419" office:value-type="float"/>
          <table:table-cell office:value="-0.9777163267135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3607109010219574" office:value-type="float"/>
          <table:table-cell office:value="-0.05" office:value-type="float"/>
          <table:table-cell office:value="0.04324571067747037" office:value-type="float"/>
          <table:table-cell office:value="21" office:value-type="float"/>
          <table:table-cell office:value="-0.9973549842834473" office:value-type="float"/>
          <table:table-cell office:value="-0.9903991222381592" office:value-type="float"/>
          <table:table-cell office:value="-0.8889597654342651" office:value-type="float"/>
          <table:table-cell office:value="0.9339540004730225" office:value-type="float"/>
          <table:table-cell office:value="-0.40810370445251465" office:value-type="float"/>
          <table:table-cell office:value="-0.97276890277862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3198092639446258" office:value-type="float"/>
          <table:table-cell office:value="-0.05" office:value-type="float"/>
          <table:table-cell office:value="0.04324568729497487" office:value-type="float"/>
          <table:table-cell office:value="22" office:value-type="float"/>
          <table:table-cell office:value="-0.9973180294036865" office:value-type="float"/>
          <table:table-cell office:value="-0.990269660949707" office:value-type="float"/>
          <table:table-cell office:value="-0.8883529305458069" office:value-type="float"/>
          <table:table-cell office:value="0.933297872543335" office:value-type="float"/>
          <table:table-cell office:value="-0.40901637077331543" office:value-type="float"/>
          <table:table-cell office:value="-0.972353875637054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6842195391654965" office:value-type="float"/>
          <table:table-cell office:value="-0.05" office:value-type="float"/>
          <table:table-cell office:value="0.04324571067747037" office:value-type="float"/>
          <table:table-cell office:value="23" office:value-type="float"/>
          <table:table-cell office:value="-0.9974218010902405" office:value-type="float"/>
          <table:table-cell office:value="-0.9877164959907532" office:value-type="float"/>
          <table:table-cell office:value="-0.8789343237876892" office:value-type="float"/>
          <table:table-cell office:value="0.9262046813964844" office:value-type="float"/>
          <table:table-cell office:value="-0.5138731002807617" office:value-type="float"/>
          <table:table-cell office:value="-0.96567004919052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169472157955169" office:value-type="float"/>
          <table:table-cell office:value="-0.05" office:value-type="float"/>
          <table:table-cell office:value="0.04324572236867715" office:value-type="float"/>
          <table:table-cell office:value="24" office:value-type="float"/>
          <table:table-cell office:value="-0.9973774552345276" office:value-type="float"/>
          <table:table-cell office:value="-0.9875179529190063" office:value-type="float"/>
          <table:table-cell office:value="-0.8781011700630188" office:value-type="float"/>
          <table:table-cell office:value="0.925300121307373" office:value-type="float"/>
          <table:table-cell office:value="-0.5147473812103271" office:value-type="float"/>
          <table:table-cell office:value="-0.96501958370208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565764129161834" office:value-type="float"/>
          <table:table-cell office:value="-0.05" office:value-type="float"/>
          <table:table-cell office:value="0.04324569898623627" office:value-type="float"/>
          <table:table-cell office:value="25" office:value-type="float"/>
          <table:table-cell office:value="-0.9974648356437683" office:value-type="float"/>
          <table:table-cell office:value="-0.9839271903038025" office:value-type="float"/>
          <table:table-cell office:value="-0.8662170767784119" office:value-type="float"/>
          <table:table-cell office:value="0.9166669845581055" office:value-type="float"/>
          <table:table-cell office:value="-0.603708028793335" office:value-type="float"/>
          <table:table-cell office:value="-0.95596402883529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09610046148300164" office:value-type="float"/>
          <table:table-cell office:value="-0.05" office:value-type="float"/>
          <table:table-cell office:value="0.04324569606342348" office:value-type="float"/>
          <table:table-cell office:value="26" office:value-type="float"/>
          <table:table-cell office:value="-0.9974151849746704" office:value-type="float"/>
          <table:table-cell office:value="-0.9836435317993164" office:value-type="float"/>
          <table:table-cell office:value="-0.8651405572891235" office:value-type="float"/>
          <table:table-cell office:value="0.9154632091522217" office:value-type="float"/>
          <table:table-cell office:value="-0.6047595143318176" office:value-type="float"/>
          <table:table-cell office:value="-0.95494300127029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02788227796554559" office:value-type="float"/>
          <table:table-cell office:value="-0.05" office:value-type="float"/>
          <table:table-cell office:value="0.04324572821427031" office:value-type="float"/>
          <table:table-cell office:value="27" office:value-type="float"/>
          <table:table-cell office:value="-0.997495710849762" office:value-type="float"/>
          <table:table-cell office:value="-0.9784451127052307" office:value-type="float"/>
          <table:table-cell office:value="-0.8490186333656311" office:value-type="float"/>
          <table:table-cell office:value="0.9049371480941772" office:value-type="float"/>
          <table:table-cell office:value="-0.6821818351745605" office:value-type="float"/>
          <table:table-cell office:value="-0.94106000661849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04044344425201423" office:value-type="float"/>
          <table:table-cell office:value="-0.05" office:value-type="float"/>
          <table:table-cell office:value="0.0432457077546644" office:value-type="float"/>
          <table:table-cell office:value="28" office:value-type="float"/>
          <table:table-cell office:value="-0.9974449872970581" office:value-type="float"/>
          <table:table-cell office:value="-0.978056013584137" office:value-type="float"/>
          <table:table-cell office:value="-0.8477342128753662" office:value-type="float"/>
          <table:table-cell office:value="0.9034684896469116" office:value-type="float"/>
          <table:table-cell office:value="-0.6832572221755981" office:value-type="float"/>
          <table:table-cell office:value="-0.93955719470977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11544295549392708" office:value-type="float"/>
          <table:table-cell office:value="-0.05" office:value-type="float"/>
          <table:table-cell office:value="0.04324572821427031" office:value-type="float"/>
          <table:table-cell office:value="29" office:value-type="float"/>
          <table:table-cell office:value="-0.9975261092185974" office:value-type="float"/>
          <table:table-cell office:value="-0.9705421924591064" office:value-type="float"/>
          <table:table-cell office:value="-0.8276528120040894" office:value-type="float"/>
          <table:table-cell office:value="0.8915367126464844" office:value-type="float"/>
          <table:table-cell office:value="-0.7499951124191284" office:value-type="float"/>
          <table:table-cell office:value="-0.91956776380538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19053707122802743" office:value-type="float"/>
          <table:table-cell office:value="-0.05" office:value-type="float"/>
          <table:table-cell office:value="0.04324571652307717" office:value-type="float"/>
          <table:table-cell office:value="30" office:value-type="float"/>
          <table:table-cell office:value="-0.9974713921546936" office:value-type="float"/>
          <table:table-cell office:value="-0.9699797034263611" office:value-type="float"/>
          <table:table-cell office:value="-0.8260529041290283" office:value-type="float"/>
          <table:table-cell office:value="0.8897018432617188" office:value-type="float"/>
          <table:table-cell office:value="-0.7509411573410034" office:value-type="float"/>
          <table:table-cell office:value="-0.91730207204818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2710240304470063" office:value-type="float"/>
          <table:table-cell office:value="-0.05" office:value-type="float"/>
          <table:table-cell office:value="0.04324576621045935" office:value-type="float"/>
          <table:table-cell office:value="31" office:value-type="float"/>
          <table:table-cell office:value="-0.9975473284721375" office:value-type="float"/>
          <table:table-cell office:value="-0.9589586853981018" office:value-type="float"/>
          <table:table-cell office:value="-0.8007657527923584" office:value-type="float"/>
          <table:table-cell office:value="0.8765441179275513" office:value-type="float"/>
          <table:table-cell office:value="-0.8048695921897888" office:value-type="float"/>
          <table:table-cell office:value="-0.88837504386901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3515756070613862" office:value-type="float"/>
          <table:table-cell office:value="-0.05" office:value-type="float"/>
          <table:table-cell office:value="0.04324574282822331" office:value-type="float"/>
          <table:table-cell office:value="32" office:value-type="float"/>
          <table:table-cell office:value="-0.9974905252456665" office:value-type="float"/>
          <table:table-cell office:value="-0.9581810235977173" office:value-type="float"/>
          <table:table-cell office:value="-0.7989624738693237" office:value-type="float"/>
          <table:table-cell office:value="0.8744242191314697" office:value-type="float"/>
          <table:table-cell office:value="-0.8055157661437988" office:value-type="float"/>
          <table:table-cell office:value="-0.885236322879791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43620488643646246" office:value-type="float"/>
          <table:table-cell office:value="-0.05" office:value-type="float"/>
          <table:table-cell office:value="0.04324575451935498" office:value-type="float"/>
          <table:table-cell office:value="33" office:value-type="float"/>
          <table:table-cell office:value="-0.9975517988204956" office:value-type="float"/>
          <table:table-cell office:value="-0.9418851137161255" office:value-type="float"/>
          <table:table-cell office:value="-0.7668607831001282" office:value-type="float"/>
          <table:table-cell office:value="0.8606029748916626" office:value-type="float"/>
          <table:table-cell office:value="-0.8462927937507629" office:value-type="float"/>
          <table:table-cell office:value="-0.84355670213699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324567560368615" office:value-type="float"/>
          <table:table-cell office:value="34" office:value-type="float"/>
          <table:table-cell office:value="-0.9974917769432068" office:value-type="float"/>
          <table:table-cell office:value="-0.9407835006713867" office:value-type="float"/>
          <table:table-cell office:value="-0.7647390961647034" office:value-type="float"/>
          <table:table-cell office:value="0.8581130504608154" office:value-type="float"/>
          <table:table-cell office:value="-0.8467411994934082" office:value-type="float"/>
          <table:table-cell office:value="-0.83908843994140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3245704831856725" office:value-type="float"/>
          <table:table-cell office:value="35" office:value-type="float"/>
          <table:table-cell office:value="-0.9975536465644836" office:value-type="float"/>
          <table:table-cell office:value="-0.9172244071960449" office:value-type="float"/>
          <table:table-cell office:value="-0.7271138429641724" office:value-type="float"/>
          <table:table-cell office:value="0.8441927433013916" office:value-type="float"/>
          <table:table-cell office:value="-0.8764951229095459" office:value-type="float"/>
          <table:table-cell office:value="-0.78425323963165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324572821427031" office:value-type="float"/>
          <table:table-cell office:value="36" office:value-type="float"/>
          <table:table-cell office:value="-0.9975536465644836" office:value-type="float"/>
          <table:table-cell office:value="-0.91722571849823" office:value-type="float"/>
          <table:table-cell office:value="-0.7271186709403992" office:value-type="float"/>
          <table:table-cell office:value="0.8441964387893677" office:value-type="float"/>
          <table:table-cell office:value="-0.8764930367469788" office:value-type="float"/>
          <table:table-cell office:value="-0.78426307439804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324568729497487" office:value-type="float"/>
          <table:table-cell office:value="37" office:value-type="float"/>
          <table:table-cell office:value="-0.9976372718811035" office:value-type="float"/>
          <table:table-cell office:value="-0.8835690021514893" office:value-type="float"/>
          <table:table-cell office:value="-0.679869532585144" office:value-type="float"/>
          <table:table-cell office:value="0.8299412727355957" office:value-type="float"/>
          <table:table-cell office:value="-0.8987808227539062" office:value-type="float"/>
          <table:table-cell office:value="-0.7088036537170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3245701909047356" office:value-type="float"/>
          <table:table-cell office:value="38" office:value-type="float"/>
          <table:table-cell office:value="-0.9976372122764587" office:value-type="float"/>
          <table:table-cell office:value="-0.8835673928260803" office:value-type="float"/>
          <table:table-cell office:value="-0.6798645257949829" office:value-type="float"/>
          <table:table-cell office:value="0.8299376964569092" office:value-type="float"/>
          <table:table-cell office:value="-0.8987823724746704" office:value-type="float"/>
          <table:table-cell office:value="-0.70879220962524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3245704831856725" office:value-type="float"/>
          <table:table-cell office:value="39" office:value-type="float"/>
          <table:table-cell office:value="-0.9977067112922668" office:value-type="float"/>
          <table:table-cell office:value="-0.836542010307312" office:value-type="float"/>
          <table:table-cell office:value="-0.6229806542396545" office:value-type="float"/>
          <table:table-cell office:value="0.81601881980896" office:value-type="float"/>
          <table:table-cell office:value="-0.9140934944152832" office:value-type="float"/>
          <table:table-cell office:value="-0.61263656616210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324569898623627" office:value-type="float"/>
          <table:table-cell office:value="40" office:value-type="float"/>
          <table:table-cell office:value="-0.9977067112922668" office:value-type="float"/>
          <table:table-cell office:value="-0.8365418314933777" office:value-type="float"/>
          <table:table-cell office:value="-0.6229801177978516" office:value-type="float"/>
          <table:table-cell office:value="0.8160183429718018" office:value-type="float"/>
          <table:table-cell office:value="-0.9140936136245728" office:value-type="float"/>
          <table:table-cell office:value="-0.61263513565063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324569606342348" office:value-type="float"/>
          <table:table-cell office:value="41" office:value-type="float"/>
          <table:table-cell office:value="-0.9977629780769348" office:value-type="float"/>
          <table:table-cell office:value="-0.7666828632354736" office:value-type="float"/>
          <table:table-cell office:value="-0.546549379825592" office:value-type="float"/>
          <table:table-cell office:value="0.7971479892730713" office:value-type="float"/>
          <table:table-cell office:value="-0.9261203408241272" office:value-type="float"/>
          <table:table-cell office:value="-0.47820782661437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324569606342348" office:value-type="float"/>
          <table:table-cell office:value="42" office:value-type="float"/>
          <table:table-cell office:value="-0.9977629780769348" office:value-type="float"/>
          <table:table-cell office:value="-0.7666899561882019" office:value-type="float"/>
          <table:table-cell office:value="-0.5465651750564575" office:value-type="float"/>
          <table:table-cell office:value="0.7971580028533936" office:value-type="float"/>
          <table:table-cell office:value="-0.9261177778244019" office:value-type="float"/>
          <table:table-cell office:value="-0.47825020551681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324573113706432" office:value-type="float"/>
          <table:table-cell office:value="43" office:value-type="float"/>
          <table:table-cell office:value="-0.997801661491394" office:value-type="float"/>
          <table:table-cell office:value="-0.6684291362762451" office:value-type="float"/>
          <table:table-cell office:value="-0.4408985376358032" office:value-type="float"/>
          <table:table-cell office:value="0.7682558298110962" office:value-type="float"/>
          <table:table-cell office:value="-0.9361513257026672" office:value-type="float"/>
          <table:table-cell office:value="-0.29135864973068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3245704831856725" office:value-type="float"/>
          <table:table-cell office:value="44" office:value-type="float"/>
          <table:table-cell office:value="-0.997801661491394" office:value-type="float"/>
          <table:table-cell office:value="-0.6684333086013794" office:value-type="float"/>
          <table:table-cell office:value="-0.4409066438674927" office:value-type="float"/>
          <table:table-cell office:value="0.7682610750198364" office:value-type="float"/>
          <table:table-cell office:value="-0.936150312423706" office:value-type="float"/>
          <table:table-cell office:value="-0.291381239891052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3245701909047356" office:value-type="float"/>
          <table:table-cell office:value="45" office:value-type="float"/>
          <table:table-cell office:value="-0.9978310465812683" office:value-type="float"/>
          <table:table-cell office:value="-0.542742133140564" office:value-type="float"/>
          <table:table-cell office:value="-0.3089714050292969" office:value-type="float"/>
          <table:table-cell office:value="0.7294086217880249" office:value-type="float"/>
          <table:table-cell office:value="-0.9437279105186462" office:value-type="float"/>
          <table:table-cell office:value="-0.067599713802337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4324573113706432" office:value-type="float"/>
          <table:table-cell office:value="46" office:value-type="float"/>
          <table:table-cell office:value="-0.9978310465812683" office:value-type="float"/>
          <table:table-cell office:value="-0.5427324771881104" office:value-type="float"/>
          <table:table-cell office:value="-0.3089544177055359" office:value-type="float"/>
          <table:table-cell office:value="0.7293972969055176" office:value-type="float"/>
          <table:table-cell office:value="-0.9437295794487" office:value-type="float"/>
          <table:table-cell office:value="-0.067553699016571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8143256902694706" office:value-type="float"/>
          <table:table-cell office:value="0.04324575451935498" office:value-type="float"/>
          <table:table-cell office:value="47" office:value-type="float"/>
          <table:table-cell office:value="-0.9978318214416504" office:value-type="float"/>
          <table:table-cell office:value="-0.41604524850845337" office:value-type="float"/>
          <table:table-cell office:value="-0.1480703353881836" office:value-type="float"/>
          <table:table-cell office:value="0.6708508729934692" office:value-type="float"/>
          <table:table-cell office:value="-0.9498216509819031" office:value-type="float"/>
          <table:table-cell office:value="0.185674309730529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6335316896438605" office:value-type="float"/>
          <table:table-cell office:value="0.043245704831856725" office:value-type="float"/>
          <table:table-cell office:value="48" office:value-type="float"/>
          <table:table-cell office:value="-0.9978411197662354" office:value-type="float"/>
          <table:table-cell office:value="-0.4178178310394287" office:value-type="float"/>
          <table:table-cell office:value="-0.1499258279800415" office:value-type="float"/>
          <table:table-cell office:value="0.6725946664810181" office:value-type="float"/>
          <table:table-cell office:value="-0.9497355818748474" office:value-type="float"/>
          <table:table-cell office:value="0.180794000625610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9654086828231817" office:value-type="float"/>
          <table:table-cell office:value="0.05" office:value-type="float"/>
          <table:table-cell office:value="-0.05" office:value-type="float"/>
          <table:table-cell office:value="-0.04195945978164674" office:value-type="float"/>
          <table:table-cell office:value="0.0432457077546644" office:value-type="float"/>
          <table:table-cell office:value="49" office:value-type="float"/>
          <table:table-cell office:value="-0.9978366494178772" office:value-type="float"/>
          <table:table-cell office:value="-0.31005942821502686" office:value-type="float"/>
          <table:table-cell office:value="0.03459131717681885" office:value-type="float"/>
          <table:table-cell office:value="0.5881330966949463" office:value-type="float"/>
          <table:table-cell office:value="-0.9557603001594543" office:value-type="float"/>
          <table:table-cell office:value="0.4375857114791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9360035657882696" office:value-type="float"/>
          <table:table-cell office:value="0.05" office:value-type="float"/>
          <table:table-cell office:value="-0.05" office:value-type="float"/>
          <table:table-cell office:value="-0.037693227529525766" office:value-type="float"/>
          <table:table-cell office:value="0.04324573405985663" office:value-type="float"/>
          <table:table-cell office:value="50" office:value-type="float"/>
          <table:table-cell office:value="-0.9978655576705933" office:value-type="float"/>
          <table:table-cell office:value="-0.31528520584106445" office:value-type="float"/>
          <table:table-cell office:value="0.02940511703491211" office:value-type="float"/>
          <table:table-cell office:value="0.5938494205474854" office:value-type="float"/>
          <table:table-cell office:value="-0.9555975794792175" office:value-type="float"/>
          <table:table-cell office:value="0.426623225212097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7167363166809084" office:value-type="float"/>
          <table:table-cell office:value="0.05" office:value-type="float"/>
          <table:table-cell office:value="-0.05" office:value-type="float"/>
          <table:table-cell office:value="-0.03136247754096986" office:value-type="float"/>
          <table:table-cell office:value="0.04324575451935498" office:value-type="float"/>
          <table:table-cell office:value="51" office:value-type="float"/>
          <table:table-cell office:value="-0.9978658556938171" office:value-type="float"/>
          <table:table-cell office:value="-0.2069239616394043" office:value-type="float"/>
          <table:table-cell office:value="0.21926724910736084" office:value-type="float"/>
          <table:table-cell office:value="0.48527824878692627" office:value-type="float"/>
          <table:table-cell office:value="-0.9605146050453186" office:value-type="float"/>
          <table:table-cell office:value="0.63307499885559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508610486984253" office:value-type="float"/>
          <table:table-cell office:value="0.05" office:value-type="float"/>
          <table:table-cell office:value="-0.05" office:value-type="float"/>
          <table:table-cell office:value="-0.025205923318862927" office:value-type="float"/>
          <table:table-cell office:value="0.04324568144933391" office:value-type="float"/>
          <table:table-cell office:value="52" office:value-type="float"/>
          <table:table-cell office:value="-0.9979346394538879" office:value-type="float"/>
          <table:table-cell office:value="-0.21861612796783447" office:value-type="float"/>
          <table:table-cell office:value="0.20812582969665527" office:value-type="float"/>
          <table:table-cell office:value="0.4996567964553833" office:value-type="float"/>
          <table:table-cell office:value="-0.9602537751197815" office:value-type="float"/>
          <table:table-cell office:value="0.61565542221069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10889220237732" office:value-type="float"/>
          <table:table-cell office:value="0.05" office:value-type="float"/>
          <table:table-cell office:value="-0.05" office:value-type="float"/>
          <table:table-cell office:value="-0.017466374635696422" office:value-type="float"/>
          <table:table-cell office:value="0.04324572236867715" office:value-type="float"/>
          <table:table-cell office:value="53" office:value-type="float"/>
          <table:table-cell office:value="-0.9979679584503174" office:value-type="float"/>
          <table:table-cell office:value="-0.10222673416137695" office:value-type="float"/>
          <table:table-cell office:value="0.3997182846069336" office:value-type="float"/>
          <table:table-cell office:value="0.3566277027130127" office:value-type="float"/>
          <table:table-cell office:value="-0.9650899171829224" office:value-type="float"/>
          <table:table-cell office:value="0.77395486831665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37245613336563115" office:value-type="float"/>
          <table:table-cell office:value="0.05" office:value-type="float"/>
          <table:table-cell office:value="-0.05" office:value-type="float"/>
          <table:table-cell office:value="-0.00990636467933656" office:value-type="float"/>
          <table:table-cell office:value="0.04324569898623627" office:value-type="float"/>
          <table:table-cell office:value="54" office:value-type="float"/>
          <table:table-cell office:value="-0.9980687499046326" office:value-type="float"/>
          <table:table-cell office:value="-0.11919671297073364" office:value-type="float"/>
          <table:table-cell office:value="0.3843308687210083" office:value-type="float"/>
          <table:table-cell office:value="0.38183093070983887" office:value-type="float"/>
          <table:table-cell office:value="-0.9647421836853027" office:value-type="float"/>
          <table:table-cell office:value="0.7560009956359863" office:value-type="float"/>
        </table:table-row>
        <table:table-row>
          <table:table-cell office:value="-0.05" office:value-type="float"/>
          <table:table-cell office:value="-0.0498276698589325" office:value-type="float"/>
          <table:table-cell office:value="-0.03162504434585572" office:value-type="float"/>
          <table:table-cell office:value="0.05" office:value-type="float"/>
          <table:table-cell office:value="-0.05" office:value-type="float"/>
          <table:table-cell office:value="-0.0012409818172454956" office:value-type="float"/>
          <table:table-cell office:value="0.043245701909047356" office:value-type="float"/>
          <table:table-cell office:value="55" office:value-type="float"/>
          <table:table-cell office:value="-0.9981257915496826" office:value-type="float"/>
          <table:table-cell office:value="0.01723301410675049" office:value-type="float"/>
          <table:table-cell office:value="0.5620568990707397" office:value-type="float"/>
          <table:table-cell office:value="0.20212578773498535" office:value-type="float"/>
          <table:table-cell office:value="-0.9691970944404602" office:value-type="float"/>
          <table:table-cell office:value="0.8665382862091064" office:value-type="float"/>
        </table:table-row>
        <table:table-row>
          <table:table-cell office:value="-0.05" office:value-type="float"/>
          <table:table-cell office:value="-0.0498616772890091" office:value-type="float"/>
          <table:table-cell office:value="-0.02616766214370728" office:value-type="float"/>
          <table:table-cell office:value="0.05" office:value-type="float"/>
          <table:table-cell office:value="-0.05" office:value-type="float"/>
          <table:table-cell office:value="0.007278393507003772" office:value-type="float"/>
          <table:table-cell office:value="0.04324571944587801" office:value-type="float"/>
          <table:table-cell office:value="56" office:value-type="float"/>
          <table:table-cell office:value="-0.9982469081878662" office:value-type="float"/>
          <table:table-cell office:value="-0.003400743007659912" office:value-type="float"/>
          <table:table-cell office:value="0.5457382202148438" office:value-type="float"/>
          <table:table-cell office:value="0.23802459239959717" office:value-type="float"/>
          <table:table-cell office:value="-0.968752920627594" office:value-type="float"/>
          <table:table-cell office:value="0.8519375324249268" office:value-type="float"/>
        </table:table-row>
        <table:table-row>
          <table:table-cell office:value="-0.05" office:value-type="float"/>
          <table:table-cell office:value="-0.04843660414218903" office:value-type="float"/>
          <table:table-cell office:value="-0.01925894618034363" office:value-type="float"/>
          <table:table-cell office:value="0.05" office:value-type="float"/>
          <table:table-cell office:value="-0.05" office:value-type="float"/>
          <table:table-cell office:value="0.016488441228866564" office:value-type="float"/>
          <table:table-cell office:value="0.04324571067747037" office:value-type="float"/>
          <table:table-cell office:value="57" office:value-type="float"/>
          <table:table-cell office:value="-0.998323917388916" office:value-type="float"/>
          <table:table-cell office:value="0.14250731468200684" office:value-type="float"/>
          <table:table-cell office:value="0.6908715963363647" office:value-type="float"/>
          <table:table-cell office:value="0.03435015678405762" office:value-type="float"/>
          <table:table-cell office:value="-0.9726626873016357" office:value-type="float"/>
          <table:table-cell office:value="0.9210047721862793" office:value-type="float"/>
        </table:table-row>
        <table:table-row>
          <table:table-cell office:value="-0.05" office:value-type="float"/>
          <table:table-cell office:value="-0.04723506033420563" office:value-type="float"/>
          <table:table-cell office:value="-0.012496932744979861" office:value-type="float"/>
          <table:table-cell office:value="0.05" office:value-type="float"/>
          <table:table-cell office:value="-0.05" office:value-type="float"/>
          <table:table-cell office:value="0.025595358610153184" office:value-type="float"/>
          <table:table-cell office:value="0.04324574575100879" office:value-type="float"/>
          <table:table-cell office:value="58" office:value-type="float"/>
          <table:table-cell office:value="-0.9984498023986816" office:value-type="float"/>
          <table:table-cell office:value="0.12015438079833984" office:value-type="float"/>
          <table:table-cell office:value="0.676201343536377" office:value-type="float"/>
          <table:table-cell office:value="0.07758021354675293" office:value-type="float"/>
          <table:table-cell office:value="-0.9721606969833374" office:value-type="float"/>
          <table:table-cell office:value="0.9106917381286621" office:value-type="float"/>
        </table:table-row>
        <table:table-row>
          <table:table-cell office:value="-0.05" office:value-type="float"/>
          <table:table-cell office:value="-0.044586809277534487" office:value-type="float"/>
          <table:table-cell office:value="-0.004663196802139285" office:value-type="float"/>
          <table:table-cell office:value="0.048738052845001226" office:value-type="float"/>
          <table:table-cell office:value="-0.05" office:value-type="float"/>
          <table:table-cell office:value="0.03509883999824522" office:value-type="float"/>
          <table:table-cell office:value="0.04324573113706432" office:value-type="float"/>
          <table:table-cell office:value="59" office:value-type="float"/>
          <table:table-cell office:value="-0.9985396265983582" office:value-type="float"/>
          <table:table-cell office:value="0.26482510566711426" office:value-type="float"/>
          <table:table-cell office:value="0.7833735942840576" office:value-type="float"/>
          <table:table-cell office:value="-0.12619471549987793" office:value-type="float"/>
          <table:table-cell office:value="-0.9749776124954224" office:value-type="float"/>
          <table:table-cell office:value="0.9503481388092041" office:value-type="float"/>
        </table:table-row>
        <table:table-row>
          <table:table-cell office:value="-0.05" office:value-type="float"/>
          <table:table-cell office:value="-0.04215563952922821" office:value-type="float"/>
          <table:table-cell office:value="0.003059984445571896" office:value-type="float"/>
          <table:table-cell office:value="0.04793355107307434" office:value-type="float"/>
          <table:table-cell office:value="-0.05" office:value-type="float"/>
          <table:table-cell office:value="0.0445340311527252" office:value-type="float"/>
          <table:table-cell office:value="0.04324573113706432" office:value-type="float"/>
          <table:table-cell office:value="60" office:value-type="float"/>
          <table:table-cell office:value="-0.9986632466316223" office:value-type="float"/>
          <table:table-cell office:value="0.24311697483062744" office:value-type="float"/>
          <table:table-cell office:value="0.7723181247711182" office:value-type="float"/>
          <table:table-cell office:value="-0.08045017719268799" office:value-type="float"/>
          <table:table-cell office:value="-0.9745059609413147" office:value-type="float"/>
          <table:table-cell office:value="0.943519115447998" office:value-type="float"/>
        </table:table-row>
      </table:table>
      <table:table table:name="1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724805355072" office:value-type="float"/>
          <table:table-cell office:value="0.0030644690990448" office:value-type="float"/>
          <table:table-cell office:value="0.009738081693649292" office:value-type="float"/>
          <table:table-cell office:value="-0.008450406193733216" office:value-type="float"/>
          <table:table-cell office:value="-0.009991350173950196" office:value-type="float"/>
          <table:table-cell office:value="0.00999650001525879" office:value-type="float"/>
          <table:table-cell office:value="0.017996035229784567" office:value-type="float"/>
          <table:table-cell office:value="1" office:value-type="float"/>
          <table:table-cell office:value="-0.999724805355072" office:value-type="float"/>
          <table:table-cell office:value="0.30644690990448" office:value-type="float"/>
          <table:table-cell office:value="0.9738081693649292" office:value-type="float"/>
          <table:table-cell office:value="-0.8450406193733215" office:value-type="float"/>
          <table:table-cell office:value="-0.9991350173950195" office:value-type="float"/>
          <table:table-cell office:value="0.9996500015258789" office:value-type="float"/>
        </table:table-row>
        <table:table-row>
          <table:table-cell office:value="-0.019994584918022154" office:value-type="float"/>
          <table:table-cell office:value="0.006173821687698365" office:value-type="float"/>
          <table:table-cell office:value="0.01948242783546448" office:value-type="float"/>
          <table:table-cell office:value="-0.016905973553657534" office:value-type="float"/>
          <table:table-cell office:value="-0.01998279809951782" office:value-type="float"/>
          <table:table-cell office:value="0.019993011951446534" office:value-type="float"/>
          <table:table-cell office:value="0.017996042291098337" office:value-type="float"/>
          <table:table-cell office:value="2" office:value-type="float"/>
          <table:table-cell office:value="-0.9997336864471436" office:value-type="float"/>
          <table:table-cell office:value="0.31093525886535645" office:value-type="float"/>
          <table:table-cell office:value="0.9744346141815186" office:value-type="float"/>
          <table:table-cell office:value="-0.8455567359924316" office:value-type="float"/>
          <table:table-cell office:value="-0.9991447925567627" office:value-type="float"/>
          <table:table-cell office:value="0.9996511936187744" office:value-type="float"/>
        </table:table-row>
        <table:table-row>
          <table:table-cell office:value="-0.029992336630821227" office:value-type="float"/>
          <table:table-cell office:value="0.00942321538925171" office:value-type="float"/>
          <table:table-cell office:value="0.029283112287521364" office:value-type="float"/>
          <table:table-cell office:value="-0.02566052615642548" office:value-type="float"/>
          <table:table-cell office:value="-0.029974310398101806" office:value-type="float"/>
          <table:table-cell office:value="0.02998995900154114" office:value-type="float"/>
          <table:table-cell office:value="0.017996042291098337" office:value-type="float"/>
          <table:table-cell office:value="3" office:value-type="float"/>
          <table:table-cell office:value="-0.9997751712799072" office:value-type="float"/>
          <table:table-cell office:value="0.3249393701553345" office:value-type="float"/>
          <table:table-cell office:value="0.9800684452056885" office:value-type="float"/>
          <table:table-cell office:value="-0.8754552602767944" office:value-type="float"/>
          <table:table-cell office:value="-0.9991512298583984" office:value-type="float"/>
          <table:table-cell office:value="0.9996947050094604" office:value-type="float"/>
        </table:table-row>
        <table:table-row>
          <table:table-cell office:value="-0.03999018728733063" office:value-type="float"/>
          <table:table-cell office:value="0.01274922013282776" office:value-type="float"/>
          <table:table-cell office:value="0.03908944368362427" office:value-type="float"/>
          <table:table-cell office:value="-0.03442197620868683" office:value-type="float"/>
          <table:table-cell office:value="-0.03996591329574585" office:value-type="float"/>
          <table:table-cell office:value="0.0399869167804718" office:value-type="float"/>
          <table:table-cell office:value="0.01799603993732627" office:value-type="float"/>
          <table:table-cell office:value="4" office:value-type="float"/>
          <table:table-cell office:value="-0.9997850656509399" office:value-type="float"/>
          <table:table-cell office:value="0.332600474357605" office:value-type="float"/>
          <table:table-cell office:value="0.9806331396102905" office:value-type="float"/>
          <table:table-cell office:value="-0.8761450052261353" office:value-type="float"/>
          <table:table-cell office:value="-0.9991602897644043" office:value-type="float"/>
          <table:table-cell office:value="0.9996957778930664" office:value-type="float"/>
        </table:table-row>
        <table:table-row>
          <table:table-cell office:value="-0.04998833656311035" office:value-type="float"/>
          <table:table-cell office:value="0.015972753763198854" office:value-type="float"/>
          <table:table-cell office:value="0.04893435955047608" office:value-type="float"/>
          <table:table-cell office:value="-0.04342645168304444" office:value-type="float"/>
          <table:table-cell office:value="-0.04995740354061127" office:value-type="float"/>
          <table:table-cell office:value="0.04998416304588318" office:value-type="float"/>
          <table:table-cell office:value="0.017996045821757935" office:value-type="float"/>
          <table:table-cell office:value="5" office:value-type="float"/>
          <table:table-cell office:value="-0.9998149275779724" office:value-type="float"/>
          <table:table-cell office:value="0.3223533630371094" office:value-type="float"/>
          <table:table-cell office:value="0.9844915866851807" office:value-type="float"/>
          <table:table-cell office:value="-0.9004475474357605" office:value-type="float"/>
          <table:table-cell office:value="-0.9991490244865417" office:value-type="float"/>
          <table:table-cell office:value="0.9997246265411377" office:value-type="float"/>
        </table:table-row>
        <table:table-row>
          <table:table-cell office:value="-0.05" office:value-type="float"/>
          <table:table-cell office:value="0.0193126511573791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8760440543" office:value-type="float"/>
          <table:table-cell office:value="6" office:value-type="float"/>
          <table:table-cell office:value="-0.9998236298561096" office:value-type="float"/>
          <table:table-cell office:value="0.3339897394180298" office:value-type="float"/>
          <table:table-cell office:value="0.9849569797515869" office:value-type="float"/>
          <table:table-cell office:value="-0.9009150862693787" office:value-type="float"/>
          <table:table-cell office:value="-0.9991517066955566" office:value-type="float"/>
          <table:table-cell office:value="0.9997239112854004" office:value-type="float"/>
        </table:table-row>
        <table:table-row>
          <table:table-cell office:value="-0.05" office:value-type="float"/>
          <table:table-cell office:value="0.02225046634674072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41114212206" office:value-type="float"/>
          <table:table-cell office:value="7" office:value-type="float"/>
          <table:table-cell office:value="-0.9998368620872498" office:value-type="float"/>
          <table:table-cell office:value="0.2937815189361572" office:value-type="float"/>
          <table:table-cell office:value="0.9871869087219238" office:value-type="float"/>
          <table:table-cell office:value="-0.9192211627960205" office:value-type="float"/>
          <table:table-cell office:value="-0.9991160035133362" office:value-type="float"/>
          <table:table-cell office:value="0.9997372627258301" office:value-type="float"/>
        </table:table-row>
        <table:table-row>
          <table:table-cell office:value="-0.05" office:value-type="float"/>
          <table:table-cell office:value="0.02518164634704589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758355501" office:value-type="float"/>
          <table:table-cell office:value="8" office:value-type="float"/>
          <table:table-cell office:value="-0.999836266040802" office:value-type="float"/>
          <table:table-cell office:value="0.2931180000305176" office:value-type="float"/>
          <table:table-cell office:value="0.9871599674224854" office:value-type="float"/>
          <table:table-cell office:value="-0.9191081523895264" office:value-type="float"/>
          <table:table-cell office:value="-0.9991136193275452" office:value-type="float"/>
          <table:table-cell office:value="0.9997361898422241" office:value-type="float"/>
        </table:table-row>
        <table:table-row>
          <table:table-cell office:value="-0.05" office:value-type="float"/>
          <table:table-cell office:value="0.0275209665298461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5229784567" office:value-type="float"/>
          <table:table-cell office:value="9" office:value-type="float"/>
          <table:table-cell office:value="-0.999841570854187" office:value-type="float"/>
          <table:table-cell office:value="0.2339320182800293" office:value-type="float"/>
          <table:table-cell office:value="0.9885852336883545" office:value-type="float"/>
          <table:table-cell office:value="-0.932499349117279" office:value-type="float"/>
          <table:table-cell office:value="-0.9990529417991638" office:value-type="float"/>
          <table:table-cell office:value="0.999738335609436" office:value-type="float"/>
        </table:table-row>
        <table:table-row>
          <table:table-cell office:value="-0.05" office:value-type="float"/>
          <table:table-cell office:value="0.02985561490058898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26991594326" office:value-type="float"/>
          <table:table-cell office:value="10" office:value-type="float"/>
          <table:table-cell office:value="-0.999841034412384" office:value-type="float"/>
          <table:table-cell office:value="0.23346483707427979" office:value-type="float"/>
          <table:table-cell office:value="0.9885649681091309" office:value-type="float"/>
          <table:table-cell office:value="-0.9324153065681458" office:value-type="float"/>
          <table:table-cell office:value="-0.9990507960319519" office:value-type="float"/>
          <table:table-cell office:value="0.9997373819351196" office:value-type="float"/>
        </table:table-row>
        <table:table-row>
          <table:table-cell office:value="-0.05" office:value-type="float"/>
          <table:table-cell office:value="0.0314869320392608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21107178746" office:value-type="float"/>
          <table:table-cell office:value="11" office:value-type="float"/>
          <table:table-cell office:value="-0.99984210729599" office:value-type="float"/>
          <table:table-cell office:value="0.1631317138671875" office:value-type="float"/>
          <table:table-cell office:value="0.989609956741333" office:value-type="float"/>
          <table:table-cell office:value="-0.9425328969955444" office:value-type="float"/>
          <table:table-cell office:value="-0.998956024646759" office:value-type="float"/>
          <table:table-cell office:value="0.9997290372848511" office:value-type="float"/>
        </table:table-row>
        <table:table-row>
          <table:table-cell office:value="-0.05" office:value-type="float"/>
          <table:table-cell office:value="0.03311512827873229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28168478034" office:value-type="float"/>
          <table:table-cell office:value="12" office:value-type="float"/>
          <table:table-cell office:value="-0.9998418092727661" office:value-type="float"/>
          <table:table-cell office:value="0.16281962394714355" office:value-type="float"/>
          <table:table-cell office:value="0.9895968437194824" office:value-type="float"/>
          <table:table-cell office:value="-0.9424805641174316" office:value-type="float"/>
          <table:table-cell office:value="-0.9989543557167053" office:value-type="float"/>
          <table:table-cell office:value="0.9997283220291138" office:value-type="float"/>
        </table:table-row>
        <table:table-row>
          <table:table-cell office:value="-0.05" office:value-type="float"/>
          <table:table-cell office:value="0.034062631130218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2934536195" office:value-type="float"/>
          <table:table-cell office:value="13" office:value-type="float"/>
          <table:table-cell office:value="-0.9998400807380676" office:value-type="float"/>
          <table:table-cell office:value="0.0947502851486206" office:value-type="float"/>
          <table:table-cell office:value="0.9903995990753174" office:value-type="float"/>
          <table:table-cell office:value="-0.9499385356903076" office:value-type="float"/>
          <table:table-cell office:value="-0.9988180994987488" office:value-type="float"/>
          <table:table-cell office:value="0.9997131824493408" office:value-type="float"/>
        </table:table-row>
        <table:table-row>
          <table:table-cell office:value="-0.05" office:value-type="float"/>
          <table:table-cell office:value="0.0350084149837493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758355501" office:value-type="float"/>
          <table:table-cell office:value="14" office:value-type="float"/>
          <table:table-cell office:value="-0.9998399019241333" office:value-type="float"/>
          <table:table-cell office:value="0.09457838535308838" office:value-type="float"/>
          <table:table-cell office:value="0.9903924465179443" office:value-type="float"/>
          <table:table-cell office:value="-0.9499114155769348" office:value-type="float"/>
          <table:table-cell office:value="-0.9988170266151428" office:value-type="float"/>
          <table:table-cell office:value="0.9997127056121826" office:value-type="float"/>
        </table:table-row>
        <table:table-row>
          <table:table-cell office:value="-0.05" office:value-type="float"/>
          <table:table-cell office:value="0.0351205372810363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43467984668" office:value-type="float"/>
          <table:table-cell office:value="15" office:value-type="float"/>
          <table:table-cell office:value="-0.9998321533203125" office:value-type="float"/>
          <table:table-cell office:value="0.01121222972869873" office:value-type="float"/>
          <table:table-cell office:value="0.9908663034439087" office:value-type="float"/>
          <table:table-cell office:value="-0.9550825953483582" office:value-type="float"/>
          <table:table-cell office:value="-0.9986132979393005" office:value-type="float"/>
          <table:table-cell office:value="0.9996838569641113" office:value-type="float"/>
        </table:table-row>
        <table:table-row>
          <table:table-cell office:value="-0.05" office:value-type="float"/>
          <table:table-cell office:value="0.0352324593067169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25814710798" office:value-type="float"/>
          <table:table-cell office:value="16" office:value-type="float"/>
          <table:table-cell office:value="-0.9998321533203125" office:value-type="float"/>
          <table:table-cell office:value="0.0111922025680542" office:value-type="float"/>
          <table:table-cell office:value="0.9908655881881714" office:value-type="float"/>
          <table:table-cell office:value="-0.9550797939300537" office:value-type="float"/>
          <table:table-cell office:value="-0.9986131191253662" office:value-type="float"/>
          <table:table-cell office:value="0.9996838569641113" office:value-type="float"/>
        </table:table-row>
        <table:table-row>
          <table:table-cell office:value="-0.05" office:value-type="float"/>
          <table:table-cell office:value="0.03458706200122832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5229784567" office:value-type="float"/>
          <table:table-cell office:value="17" office:value-type="float"/>
          <table:table-cell office:value="-0.9998214244842529" office:value-type="float"/>
          <table:table-cell office:value="-0.06453973054885864" office:value-type="float"/>
          <table:table-cell office:value="0.9911947250366211" office:value-type="float"/>
          <table:table-cell office:value="-0.9588893055915833" office:value-type="float"/>
          <table:table-cell office:value="-0.9983257055282593" office:value-type="float"/>
          <table:table-cell office:value="0.9996435642242432" office:value-type="float"/>
        </table:table-row>
        <table:table-row>
          <table:table-cell office:value="-0.05" office:value-type="float"/>
          <table:table-cell office:value="0.0339425188302993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41114212206" office:value-type="float"/>
          <table:table-cell office:value="18" office:value-type="float"/>
          <table:table-cell office:value="-0.9998215436935425" office:value-type="float"/>
          <table:table-cell office:value="-0.06445431709289551" office:value-type="float"/>
          <table:table-cell office:value="0.9911990165710449" office:value-type="float"/>
          <table:table-cell office:value="-0.9589046835899353" office:value-type="float"/>
          <table:table-cell office:value="-0.9983267188072205" office:value-type="float"/>
          <table:table-cell office:value="0.9996438026428223" office:value-type="float"/>
        </table:table-row>
        <table:table-row>
          <table:table-cell office:value="-0.05" office:value-type="float"/>
          <table:table-cell office:value="0.03273086845874785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1875341393" office:value-type="float"/>
          <table:table-cell office:value="19" office:value-type="float"/>
          <table:table-cell office:value="-0.9998106956481934" office:value-type="float"/>
          <table:table-cell office:value="-0.12116503715515137" office:value-type="float"/>
          <table:table-cell office:value="0.9915599822998047" office:value-type="float"/>
          <table:table-cell office:value="-0.9617650508880615" office:value-type="float"/>
          <table:table-cell office:value="-0.9979466795921326" office:value-type="float"/>
          <table:table-cell office:value="0.9995946884155273" office:value-type="float"/>
        </table:table-row>
        <table:table-row>
          <table:table-cell office:value="-0.05" office:value-type="float"/>
          <table:table-cell office:value="0.031520887017250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46998644877" office:value-type="float"/>
          <table:table-cell office:value="20" office:value-type="float"/>
          <table:table-cell office:value="-0.9998109340667725" office:value-type="float"/>
          <table:table-cell office:value="-0.12099814414978027" office:value-type="float"/>
          <table:table-cell office:value="0.9915672540664673" office:value-type="float"/>
          <table:table-cell office:value="-0.9617913961410522" office:value-type="float"/>
          <table:table-cell office:value="-0.9979487061500549" office:value-type="float"/>
          <table:table-cell office:value="0.9995954036712646" office:value-type="float"/>
        </table:table-row>
        <table:table-row>
          <table:table-cell office:value="-0.05" office:value-type="float"/>
          <table:table-cell office:value="0.02969491422176360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2934536195" office:value-type="float"/>
          <table:table-cell office:value="21" office:value-type="float"/>
          <table:table-cell office:value="-0.9997989535331726" office:value-type="float"/>
          <table:table-cell office:value="-0.18259727954864502" office:value-type="float"/>
          <table:table-cell office:value="0.9919743537902832" office:value-type="float"/>
          <table:table-cell office:value="-0.9639215469360352" office:value-type="float"/>
          <table:table-cell office:value="-0.9974737763404846" office:value-type="float"/>
          <table:table-cell office:value="0.9995408058166504" office:value-type="float"/>
        </table:table-row>
        <table:table-row>
          <table:table-cell office:value="-0.05" office:value-type="float"/>
          <table:table-cell office:value="0.02787163197994231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21107178746" office:value-type="float"/>
          <table:table-cell office:value="22" office:value-type="float"/>
          <table:table-cell office:value="-0.9997993111610413" office:value-type="float"/>
          <table:table-cell office:value="-0.1823282241821289" office:value-type="float"/>
          <table:table-cell office:value="0.9919846057891846" office:value-type="float"/>
          <table:table-cell office:value="-0.9639571905136108" office:value-type="float"/>
          <table:table-cell office:value="-0.9974769353866577" office:value-type="float"/>
          <table:table-cell office:value="0.9995417594909668" office:value-type="float"/>
        </table:table-row>
        <table:table-row>
          <table:table-cell office:value="-0.05" office:value-type="float"/>
          <table:table-cell office:value="0.0254808038473129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48175532013" office:value-type="float"/>
          <table:table-cell office:value="23" office:value-type="float"/>
          <table:table-cell office:value="-0.9997867941856384" office:value-type="float"/>
          <table:table-cell office:value="-0.23908281326293945" office:value-type="float"/>
          <table:table-cell office:value="0.9924159049987793" office:value-type="float"/>
          <table:table-cell office:value="-0.965435266494751" office:value-type="float"/>
          <table:table-cell office:value="-0.9968823790550232" office:value-type="float"/>
          <table:table-cell office:value="0.9994759559631348" office:value-type="float"/>
        </table:table-row>
        <table:table-row>
          <table:table-cell office:value="-0.05" office:value-type="float"/>
          <table:table-cell office:value="0.02309288203716277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48175532013" office:value-type="float"/>
          <table:table-cell office:value="24" office:value-type="float"/>
          <table:table-cell office:value="-0.9997873306274414" office:value-type="float"/>
          <table:table-cell office:value="-0.23879218101501465" office:value-type="float"/>
          <table:table-cell office:value="0.9924286603927612" office:value-type="float"/>
          <table:table-cell office:value="-0.9654804468154907" office:value-type="float"/>
          <table:table-cell office:value="-0.9968872666358948" office:value-type="float"/>
          <table:table-cell office:value="0.9994775056838989" office:value-type="float"/>
        </table:table-row>
        <table:table-row>
          <table:table-cell office:value="-0.05" office:value-type="float"/>
          <table:table-cell office:value="0.0201542156934738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993732627" office:value-type="float"/>
          <table:table-cell office:value="25" office:value-type="float"/>
          <table:table-cell office:value="-0.9997742772102356" office:value-type="float"/>
          <table:table-cell office:value="-0.2938666343688965" office:value-type="float"/>
          <table:table-cell office:value="0.9928508996963501" office:value-type="float"/>
          <table:table-cell office:value="-0.9664468169212341" office:value-type="float"/>
          <table:table-cell office:value="-0.9961559772491455" office:value-type="float"/>
          <table:table-cell office:value="0.9994003772735596" office:value-type="float"/>
        </table:table-row>
        <table:table-row>
          <table:table-cell office:value="-0.05" office:value-type="float"/>
          <table:table-cell office:value="0.0172211521863937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22284061462" office:value-type="float"/>
          <table:table-cell office:value="26" office:value-type="float"/>
          <table:table-cell office:value="-0.9997749328613281" office:value-type="float"/>
          <table:table-cell office:value="-0.2933063507080078" office:value-type="float"/>
          <table:table-cell office:value="0.9928654432296753" office:value-type="float"/>
          <table:table-cell office:value="-0.9664956331253052" office:value-type="float"/>
          <table:table-cell office:value="-0.9961611032485962" office:value-type="float"/>
          <table:table-cell office:value="0.9994022846221924" office:value-type="float"/>
        </table:table-row>
        <table:table-row>
          <table:table-cell office:value="-0.05" office:value-type="float"/>
          <table:table-cell office:value="0.01362394154071807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41114212206" office:value-type="float"/>
          <table:table-cell office:value="27" office:value-type="float"/>
          <table:table-cell office:value="-0.9997616410255432" office:value-type="float"/>
          <table:table-cell office:value="-0.3597210645675659" office:value-type="float"/>
          <table:table-cell office:value="0.9932682514190674" office:value-type="float"/>
          <table:table-cell office:value="-0.9672596454620361" office:value-type="float"/>
          <table:table-cell office:value="-0.9953528642654419" office:value-type="float"/>
          <table:table-cell office:value="0.9993207454681396" office:value-type="float"/>
        </table:table-row>
        <table:table-row>
          <table:table-cell office:value="-0.05" office:value-type="float"/>
          <table:table-cell office:value="0.01003408432006835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44644871208" office:value-type="float"/>
          <table:table-cell office:value="28" office:value-type="float"/>
          <table:table-cell office:value="-0.9997624754905701" office:value-type="float"/>
          <table:table-cell office:value="-0.3589857220649719" office:value-type="float"/>
          <table:table-cell office:value="0.9932839870452881" office:value-type="float"/>
          <table:table-cell office:value="-0.9673140048980713" office:value-type="float"/>
          <table:table-cell office:value="-0.9953582286834717" office:value-type="float"/>
          <table:table-cell office:value="0.9993228912353516" office:value-type="float"/>
        </table:table-row>
        <table:table-row>
          <table:table-cell office:value="-0.05" office:value-type="float"/>
          <table:table-cell office:value="0.00572941899299620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8760440543" office:value-type="float"/>
          <table:table-cell office:value="29" office:value-type="float"/>
          <table:table-cell office:value="-0.9997471570968628" office:value-type="float"/>
          <table:table-cell office:value="-0.43046653270721436" office:value-type="float"/>
          <table:table-cell office:value="0.9936364889144897" office:value-type="float"/>
          <table:table-cell office:value="-0.9676693677902222" office:value-type="float"/>
          <table:table-cell office:value="-0.9944090247154236" office:value-type="float"/>
          <table:table-cell office:value="0.9992269277572632" office:value-type="float"/>
        </table:table-row>
        <table:table-row>
          <table:table-cell office:value="-0.05" office:value-type="float"/>
          <table:table-cell office:value="0.001434193849563591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25814710798" office:value-type="float"/>
          <table:table-cell office:value="30" office:value-type="float"/>
          <table:table-cell office:value="-0.999748170375824" office:value-type="float"/>
          <table:table-cell office:value="-0.4295225143432617" office:value-type="float"/>
          <table:table-cell office:value="0.9936542510986328" office:value-type="float"/>
          <table:table-cell office:value="-0.9677309989929199" office:value-type="float"/>
          <table:table-cell office:value="-0.9944139719009399" office:value-type="float"/>
          <table:table-cell office:value="0.9992294311523438" office:value-type="float"/>
        </table:table-row>
        <table:table-row>
          <table:table-cell office:value="-0.05" office:value-type="float"/>
          <table:table-cell office:value="-0.003593832850456245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2934536195" office:value-type="float"/>
          <table:table-cell office:value="31" office:value-type="float"/>
          <table:table-cell office:value="-0.9997332096099854" office:value-type="float"/>
          <table:table-cell office:value="-0.5028026700019836" office:value-type="float"/>
          <table:table-cell office:value="0.9939881563186646" office:value-type="float"/>
          <table:table-cell office:value="-0.9680801033973694" office:value-type="float"/>
          <table:table-cell office:value="-0.9933940172195435" office:value-type="float"/>
          <table:table-cell office:value="0.9991319179534912" office:value-type="float"/>
        </table:table-row>
        <table:table-row>
          <table:table-cell office:value="-0.05" office:value-type="float"/>
          <table:table-cell office:value="-0.00861136019229889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993732627" office:value-type="float"/>
          <table:table-cell office:value="32" office:value-type="float"/>
          <table:table-cell office:value="-0.9997344613075256" office:value-type="float"/>
          <table:table-cell office:value="-0.5017527341842651" office:value-type="float"/>
          <table:table-cell office:value="0.9940073490142822" office:value-type="float"/>
          <table:table-cell office:value="-0.9681478142738342" office:value-type="float"/>
          <table:table-cell office:value="-0.9933984875679016" office:value-type="float"/>
          <table:table-cell office:value="0.99913489818573" office:value-type="float"/>
        </table:table-row>
        <table:table-row>
          <table:table-cell office:value="-0.05" office:value-type="float"/>
          <table:table-cell office:value="-0.01435361325740815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758355501" office:value-type="float"/>
          <table:table-cell office:value="33" office:value-type="float"/>
          <table:table-cell office:value="-0.9997196793556213" office:value-type="float"/>
          <table:table-cell office:value="-0.5742253065109253" office:value-type="float"/>
          <table:table-cell office:value="0.9943163394927979" office:value-type="float"/>
          <table:table-cell office:value="-0.9684814810752869" office:value-type="float"/>
          <table:table-cell office:value="-0.9922904372215271" office:value-type="float"/>
          <table:table-cell office:value="0.9990379810333252" office:value-type="float"/>
        </table:table-row>
        <table:table-row>
          <table:table-cell office:value="-0.05" office:value-type="float"/>
          <table:table-cell office:value="-0.02008441746234894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43467984668" office:value-type="float"/>
          <table:table-cell office:value="34" office:value-type="float"/>
          <table:table-cell office:value="-0.9997212290763855" office:value-type="float"/>
          <table:table-cell office:value="-0.5730804204940796" office:value-type="float"/>
          <table:table-cell office:value="0.994337797164917" office:value-type="float"/>
          <table:table-cell office:value="-0.9685573577880859" office:value-type="float"/>
          <table:table-cell office:value="-0.9922946691513062" office:value-type="float"/>
          <table:table-cell office:value="0.9990416765213013" office:value-type="float"/>
        </table:table-row>
        <table:table-row>
          <table:table-cell office:value="-0.05" office:value-type="float"/>
          <table:table-cell office:value="-0.0264408355951309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42291098337" office:value-type="float"/>
          <table:table-cell office:value="35" office:value-type="float"/>
          <table:table-cell office:value="-0.9997080564498901" office:value-type="float"/>
          <table:table-cell office:value="-0.6356418132781982" office:value-type="float"/>
          <table:table-cell office:value="0.9946366548538208" office:value-type="float"/>
          <table:table-cell office:value="-0.9688379764556885" office:value-type="float"/>
          <table:table-cell office:value="-0.9910410642623901" office:value-type="float"/>
          <table:table-cell office:value="0.9989418983459473" office:value-type="float"/>
        </table:table-row>
        <table:table-row>
          <table:table-cell office:value="-0.05" office:value-type="float"/>
          <table:table-cell office:value="-0.0327831983566284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0522246076" office:value-type="float"/>
          <table:table-cell office:value="36" office:value-type="float"/>
          <table:table-cell office:value="-0.9997099041938782" office:value-type="float"/>
          <table:table-cell office:value="-0.6342362761497498" office:value-type="float"/>
          <table:table-cell office:value="0.9946596622467041" office:value-type="float"/>
          <table:table-cell office:value="-0.9689136743545532" office:value-type="float"/>
          <table:table-cell office:value="-0.9910393953323364" office:value-type="float"/>
          <table:table-cell office:value="0.9989455938339233" office:value-type="float"/>
        </table:table-row>
        <table:table-row>
          <table:table-cell office:value="-0.05" office:value-type="float"/>
          <table:table-cell office:value="-0.0396645689010620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42291098337" office:value-type="float"/>
          <table:table-cell office:value="37" office:value-type="float"/>
          <table:table-cell office:value="-0.9996983408927917" office:value-type="float"/>
          <table:table-cell office:value="-0.6881370544433594" office:value-type="float"/>
          <table:table-cell office:value="0.9949594736099243" office:value-type="float"/>
          <table:table-cell office:value="-0.9691360592842102" office:value-type="float"/>
          <table:table-cell office:value="-0.9895668625831604" office:value-type="float"/>
          <table:table-cell office:value="0.9988405704498291" office:value-type="float"/>
        </table:table-row>
        <table:table-row>
          <table:table-cell office:value="-0.05" office:value-type="float"/>
          <table:table-cell office:value="-0.0465292680263519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44644871208" office:value-type="float"/>
          <table:table-cell office:value="38" office:value-type="float"/>
          <table:table-cell office:value="-0.9997005462646484" office:value-type="float"/>
          <table:table-cell office:value="-0.6864699125289917" office:value-type="float"/>
          <table:table-cell office:value="0.9949841499328613" office:value-type="float"/>
          <table:table-cell office:value="-0.9692144393920898" office:value-type="float"/>
          <table:table-cell office:value="-0.9895516037940979" office:value-type="float"/>
          <table:table-cell office:value="0.9988437891006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993732627" office:value-type="float"/>
          <table:table-cell office:value="39" office:value-type="float"/>
          <table:table-cell office:value="-0.9996924996376038" office:value-type="float"/>
          <table:table-cell office:value="-0.7342358827590942" office:value-type="float"/>
          <table:table-cell office:value="0.9953054189682007" office:value-type="float"/>
          <table:table-cell office:value="-0.9695165157318115" office:value-type="float"/>
          <table:table-cell office:value="-0.9879619479179382" office:value-type="float"/>
          <table:table-cell office:value="0.99875187873840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19930296238" office:value-type="float"/>
          <table:table-cell office:value="40" office:value-type="float"/>
          <table:table-cell office:value="-0.9996936321258545" office:value-type="float"/>
          <table:table-cell office:value="-0.7334939241409302" office:value-type="float"/>
          <table:table-cell office:value="0.9953174591064453" office:value-type="float"/>
          <table:table-cell office:value="-0.9695550799369812" office:value-type="float"/>
          <table:table-cell office:value="-0.9879515767097473" office:value-type="float"/>
          <table:table-cell office:value="0.9987535476684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21107178746" office:value-type="float"/>
          <table:table-cell office:value="41" office:value-type="float"/>
          <table:table-cell office:value="-0.9996854662895203" office:value-type="float"/>
          <table:table-cell office:value="-0.7751741409301758" office:value-type="float"/>
          <table:table-cell office:value="0.9956080913543701" office:value-type="float"/>
          <table:table-cell office:value="-0.969748318195343" office:value-type="float"/>
          <table:table-cell office:value="-0.9861142635345459" office:value-type="float"/>
          <table:table-cell office:value="0.998664021492004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2463782749" office:value-type="float"/>
          <table:table-cell office:value="42" office:value-type="float"/>
          <table:table-cell office:value="-0.9996854662895203" office:value-type="float"/>
          <table:table-cell office:value="-0.7751739025115967" office:value-type="float"/>
          <table:table-cell office:value="0.9956080913543701" office:value-type="float"/>
          <table:table-cell office:value="-0.969748318195343" office:value-type="float"/>
          <table:table-cell office:value="-0.9861142039299011" office:value-type="float"/>
          <table:table-cell office:value="0.998664021492004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5229784567" office:value-type="float"/>
          <table:table-cell office:value="43" office:value-type="float"/>
          <table:table-cell office:value="-0.9996789693832397" office:value-type="float"/>
          <table:table-cell office:value="-0.8094393014907837" office:value-type="float"/>
          <table:table-cell office:value="0.995891809463501" office:value-type="float"/>
          <table:table-cell office:value="-0.9698888063430786" office:value-type="float"/>
          <table:table-cell office:value="-0.9838644862174988" office:value-type="float"/>
          <table:table-cell office:value="0.99857473373413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42291098337" office:value-type="float"/>
          <table:table-cell office:value="44" office:value-type="float"/>
          <table:table-cell office:value="-0.9996789693832397" office:value-type="float"/>
          <table:table-cell office:value="-0.8094379305839539" office:value-type="float"/>
          <table:table-cell office:value="0.995891809463501" office:value-type="float"/>
          <table:table-cell office:value="-0.9698886871337891" office:value-type="float"/>
          <table:table-cell office:value="-0.9838643670082092" office:value-type="float"/>
          <table:table-cell office:value="0.99857473373413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4052899644" office:value-type="float"/>
          <table:table-cell office:value="45" office:value-type="float"/>
          <table:table-cell office:value="-0.9996745586395264" office:value-type="float"/>
          <table:table-cell office:value="-0.8382714986801147" office:value-type="float"/>
          <table:table-cell office:value="0.9961555004119873" office:value-type="float"/>
          <table:table-cell office:value="-0.9699926972389221" office:value-type="float"/>
          <table:table-cell office:value="-0.9812204837799072" office:value-type="float"/>
          <table:table-cell office:value="0.99848556518554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5229784567" office:value-type="float"/>
          <table:table-cell office:value="46" office:value-type="float"/>
          <table:table-cell office:value="-0.9996745586395264" office:value-type="float"/>
          <table:table-cell office:value="-0.8382697105407715" office:value-type="float"/>
          <table:table-cell office:value="0.9961553812026978" office:value-type="float"/>
          <table:table-cell office:value="-0.969992458820343" office:value-type="float"/>
          <table:table-cell office:value="-0.9812201857566833" office:value-type="float"/>
          <table:table-cell office:value="0.99848556518554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21107178746" office:value-type="float"/>
          <table:table-cell office:value="47" office:value-type="float"/>
          <table:table-cell office:value="-0.9996806979179382" office:value-type="float"/>
          <table:table-cell office:value="-0.8591292500495911" office:value-type="float"/>
          <table:table-cell office:value="0.9963972568511963" office:value-type="float"/>
          <table:table-cell office:value="-0.9697909355163574" office:value-type="float"/>
          <table:table-cell office:value="-0.9776737093925476" office:value-type="float"/>
          <table:table-cell office:value="0.99836754798889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8760440543" office:value-type="float"/>
          <table:table-cell office:value="48" office:value-type="float"/>
          <table:table-cell office:value="-0.9996806979179382" office:value-type="float"/>
          <table:table-cell office:value="-0.8591306209564209" office:value-type="float"/>
          <table:table-cell office:value="0.9963972568511963" office:value-type="float"/>
          <table:table-cell office:value="-0.9697911143302917" office:value-type="float"/>
          <table:table-cell office:value="-0.9776740074157715" office:value-type="float"/>
          <table:table-cell office:value="0.99836754798889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5229784567" office:value-type="float"/>
          <table:table-cell office:value="49" office:value-type="float"/>
          <table:table-cell office:value="-0.9996880292892456" office:value-type="float"/>
          <table:table-cell office:value="-0.8774600028991699" office:value-type="float"/>
          <table:table-cell office:value="0.9966521263122559" office:value-type="float"/>
          <table:table-cell office:value="-0.9695987105369568" office:value-type="float"/>
          <table:table-cell office:value="-0.9731521010398865" office:value-type="float"/>
          <table:table-cell office:value="0.99823045730590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2934536195" office:value-type="float"/>
          <table:table-cell office:value="50" office:value-type="float"/>
          <table:table-cell office:value="-0.9996880292892456" office:value-type="float"/>
          <table:table-cell office:value="-0.8774603009223938" office:value-type="float"/>
          <table:table-cell office:value="0.9966521263122559" office:value-type="float"/>
          <table:table-cell office:value="-0.9695987701416016" office:value-type="float"/>
          <table:table-cell office:value="-0.973152220249176" office:value-type="float"/>
          <table:table-cell office:value="0.99823045730590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1699130395" office:value-type="float"/>
          <table:table-cell office:value="51" office:value-type="float"/>
          <table:table-cell office:value="-0.9996935725212097" office:value-type="float"/>
          <table:table-cell office:value="-0.8934998512268066" office:value-type="float"/>
          <table:table-cell office:value="0.9968471527099609" office:value-type="float"/>
          <table:table-cell office:value="-0.9692915081977844" office:value-type="float"/>
          <table:table-cell office:value="-0.9680424332618713" office:value-type="float"/>
          <table:table-cell office:value="0.99807119369506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758355501" office:value-type="float"/>
          <table:table-cell office:value="52" office:value-type="float"/>
          <table:table-cell office:value="-0.9996935725212097" office:value-type="float"/>
          <table:table-cell office:value="-0.8934996128082275" office:value-type="float"/>
          <table:table-cell office:value="0.9968471527099609" office:value-type="float"/>
          <table:table-cell office:value="-0.9692914485931396" office:value-type="float"/>
          <table:table-cell office:value="-0.9680423736572266" office:value-type="float"/>
          <table:table-cell office:value="0.99807119369506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2934536195" office:value-type="float"/>
          <table:table-cell office:value="53" office:value-type="float"/>
          <table:table-cell office:value="-0.9996952414512634" office:value-type="float"/>
          <table:table-cell office:value="-0.9078042507171631" office:value-type="float"/>
          <table:table-cell office:value="0.9969766139984131" office:value-type="float"/>
          <table:table-cell office:value="-0.9687161445617676" office:value-type="float"/>
          <table:table-cell office:value="-0.962112545967102" office:value-type="float"/>
          <table:table-cell office:value="0.99783205986022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16399649928" office:value-type="float"/>
          <table:table-cell office:value="54" office:value-type="float"/>
          <table:table-cell office:value="-0.9996952414512634" office:value-type="float"/>
          <table:table-cell office:value="-0.9078049063682556" office:value-type="float"/>
          <table:table-cell office:value="0.9969766139984131" office:value-type="float"/>
          <table:table-cell office:value="-0.9687162637710571" office:value-type="float"/>
          <table:table-cell office:value="-0.9621128439903259" office:value-type="float"/>
          <table:table-cell office:value="0.99783205986022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4052899644" office:value-type="float"/>
          <table:table-cell office:value="55" office:value-type="float"/>
          <table:table-cell office:value="-0.9996951818466187" office:value-type="float"/>
          <table:table-cell office:value="-0.9196972250938416" office:value-type="float"/>
          <table:table-cell office:value="0.9970698356628418" office:value-type="float"/>
          <table:table-cell office:value="-0.9679436087608337" office:value-type="float"/>
          <table:table-cell office:value="-0.9546979665756226" office:value-type="float"/>
          <table:table-cell office:value="0.99750924110412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993732627" office:value-type="float"/>
          <table:table-cell office:value="56" office:value-type="float"/>
          <table:table-cell office:value="-0.9996951818466187" office:value-type="float"/>
          <table:table-cell office:value="-0.919696033000946" office:value-type="float"/>
          <table:table-cell office:value="0.9970698356628418" office:value-type="float"/>
          <table:table-cell office:value="-0.9679433107376099" office:value-type="float"/>
          <table:table-cell office:value="-0.9546971917152405" office:value-type="float"/>
          <table:table-cell office:value="0.99750924110412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28168478034" office:value-type="float"/>
          <table:table-cell office:value="57" office:value-type="float"/>
          <table:table-cell office:value="-0.9996935129165649" office:value-type="float"/>
          <table:table-cell office:value="-0.9293200373649597" office:value-type="float"/>
          <table:table-cell office:value="0.9971222877502441" office:value-type="float"/>
          <table:table-cell office:value="-0.9669331312179565" office:value-type="float"/>
          <table:table-cell office:value="-0.9456115365028381" office:value-type="float"/>
          <table:table-cell office:value="0.99709856510162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993732627" office:value-type="float"/>
          <table:table-cell office:value="58" office:value-type="float"/>
          <table:table-cell office:value="-0.9996935129165649" office:value-type="float"/>
          <table:table-cell office:value="-0.9293192028999329" office:value-type="float"/>
          <table:table-cell office:value="0.9971222877502441" office:value-type="float"/>
          <table:table-cell office:value="-0.9669328927993774" office:value-type="float"/>
          <table:table-cell office:value="-0.945610761642456" office:value-type="float"/>
          <table:table-cell office:value="0.99709856510162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3993732627" office:value-type="float"/>
          <table:table-cell office:value="59" office:value-type="float"/>
          <table:table-cell office:value="-0.9996908903121948" office:value-type="float"/>
          <table:table-cell office:value="-0.9374954104423523" office:value-type="float"/>
          <table:table-cell office:value="0.9971506595611572" office:value-type="float"/>
          <table:table-cell office:value="-0.9658571481704712" office:value-type="float"/>
          <table:table-cell office:value="-0.934579610824585" office:value-type="float"/>
          <table:table-cell office:value="0.99655580520629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17996042291098337" office:value-type="float"/>
          <table:table-cell office:value="60" office:value-type="float"/>
          <table:table-cell office:value="-0.9996908903121948" office:value-type="float"/>
          <table:table-cell office:value="-0.9374954104423523" office:value-type="float"/>
          <table:table-cell office:value="0.9971506595611572" office:value-type="float"/>
          <table:table-cell office:value="-0.9658571481704712" office:value-type="float"/>
          <table:table-cell office:value="-0.934579610824585" office:value-type="float"/>
          <table:table-cell office:value="0.9965558052062988" office:value-type="float"/>
        </table:table-row>
      </table:table>
      <table:table table:name="1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2753863334656" office:value-type="float"/>
          <table:table-cell office:value="0.0005171775817871093" office:value-type="float"/>
          <table:table-cell office:value="0.00980068564414978" office:value-type="float"/>
          <table:table-cell office:value="-0.0059098476171493535" office:value-type="float"/>
          <table:table-cell office:value="0.001427769660949707" office:value-type="float"/>
          <table:table-cell office:value="0.006082514524459839" office:value-type="float"/>
          <table:table-cell office:value="0.028183743953758247" office:value-type="float"/>
          <table:table-cell office:value="1" office:value-type="float"/>
          <table:table-cell office:value="-0.9992753863334656" office:value-type="float"/>
          <table:table-cell office:value="0.05171775817871094" office:value-type="float"/>
          <table:table-cell office:value="0.980068564414978" office:value-type="float"/>
          <table:table-cell office:value="-0.5909847617149353" office:value-type="float"/>
          <table:table-cell office:value="0.1427769660949707" office:value-type="float"/>
          <table:table-cell office:value="0.6082514524459839" office:value-type="float"/>
        </table:table-row>
        <table:table-row>
          <table:table-cell office:value="-0.01998649537563324" office:value-type="float"/>
          <table:table-cell office:value="0.0015687394142150878" office:value-type="float"/>
          <table:table-cell office:value="0.019606304168701173" office:value-type="float"/>
          <table:table-cell office:value="-0.011478174328804016" office:value-type="float"/>
          <table:table-cell office:value="0.00354439377784729" office:value-type="float"/>
          <table:table-cell office:value="0.011505331993103027" office:value-type="float"/>
          <table:table-cell office:value="0.028183743954035067" office:value-type="float"/>
          <table:table-cell office:value="2" office:value-type="float"/>
          <table:table-cell office:value="-0.9993741512298584" office:value-type="float"/>
          <table:table-cell office:value="0.10515618324279785" office:value-type="float"/>
          <table:table-cell office:value="0.9805618524551392" office:value-type="float"/>
          <table:table-cell office:value="-0.5568326711654663" office:value-type="float"/>
          <table:table-cell office:value="0.2116624116897583" office:value-type="float"/>
          <table:table-cell office:value="0.5422817468643188" office:value-type="float"/>
        </table:table-row>
        <table:table-row>
          <table:table-cell office:value="-0.029981325268745425" office:value-type="float"/>
          <table:table-cell office:value="0.0032463955879211423" office:value-type="float"/>
          <table:table-cell office:value="0.029408440589904786" office:value-type="float"/>
          <table:table-cell office:value="-0.01615772068500519" office:value-type="float"/>
          <table:table-cell office:value="0.007524545192718506" office:value-type="float"/>
          <table:table-cell office:value="0.014518702030181884" office:value-type="float"/>
          <table:table-cell office:value="0.02818374395400046" office:value-type="float"/>
          <table:table-cell office:value="3" office:value-type="float"/>
          <table:table-cell office:value="-0.9994829893112183" office:value-type="float"/>
          <table:table-cell office:value="0.16776561737060547" office:value-type="float"/>
          <table:table-cell office:value="0.9802136421203613" office:value-type="float"/>
          <table:table-cell office:value="-0.4679546356201172" office:value-type="float"/>
          <table:table-cell office:value="0.3980151414871216" office:value-type="float"/>
          <table:table-cell office:value="0.30133700370788574" office:value-type="float"/>
        </table:table-row>
        <table:table-row>
          <table:table-cell office:value="-0.03997688114643097" office:value-type="float"/>
          <table:table-cell office:value="0.005451258420944214" office:value-type="float"/>
          <table:table-cell office:value="0.039215312004089356" office:value-type="float"/>
          <table:table-cell office:value="-0.02039948344230652" office:value-type="float"/>
          <table:table-cell office:value="0.012113035917282106" office:value-type="float"/>
          <table:table-cell office:value="0.01654330611228943" office:value-type="float"/>
          <table:table-cell office:value="0.028183743953758247" office:value-type="float"/>
          <table:table-cell office:value="4" office:value-type="float"/>
          <table:table-cell office:value="-0.9995555877685547" office:value-type="float"/>
          <table:table-cell office:value="0.22048628330230713" office:value-type="float"/>
          <table:table-cell office:value="0.980687141418457" office:value-type="float"/>
          <table:table-cell office:value="-0.42417627573013306" office:value-type="float"/>
          <table:table-cell office:value="0.45884907245635986" office:value-type="float"/>
          <table:table-cell office:value="0.2024604082107544" office:value-type="float"/>
        </table:table-row>
        <table:table-row>
          <table:table-cell office:value="-0.0499732631444931" office:value-type="float"/>
          <table:table-cell office:value="0.008451757431030275" office:value-type="float"/>
          <table:table-cell office:value="0.04901127338409424" office:value-type="float"/>
          <table:table-cell office:value="-0.02342266321182251" office:value-type="float"/>
          <table:table-cell office:value="0.01829862713813782" office:value-type="float"/>
          <table:table-cell office:value="0.015275201201438904" office:value-type="float"/>
          <table:table-cell office:value="0.028183743953689045" office:value-type="float"/>
          <table:table-cell office:value="5" office:value-type="float"/>
          <table:table-cell office:value="-0.9996381998062134" office:value-type="float"/>
          <table:table-cell office:value="0.30004990100860596" office:value-type="float"/>
          <table:table-cell office:value="0.9795961380004883" office:value-type="float"/>
          <table:table-cell office:value="-0.3023179769515991" office:value-type="float"/>
          <table:table-cell office:value="0.6185591220855713" office:value-type="float"/>
          <table:table-cell office:value="-0.1268104910850525" office:value-type="float"/>
        </table:table-row>
        <table:table-row>
          <table:table-cell office:value="-0.05" office:value-type="float"/>
          <table:table-cell office:value="0.011919612884521485" office:value-type="float"/>
          <table:table-cell office:value="0.05" office:value-type="float"/>
          <table:table-cell office:value="-0.02591101884841919" office:value-type="float"/>
          <table:table-cell office:value="0.024929283857345583" office:value-type="float"/>
          <table:table-cell office:value="0.012956000566482544" office:value-type="float"/>
          <table:table-cell office:value="0.02818374395393126" office:value-type="float"/>
          <table:table-cell office:value="6" office:value-type="float"/>
          <table:table-cell office:value="-0.9996890425682068" office:value-type="float"/>
          <table:table-cell office:value="0.3467855453491211" office:value-type="float"/>
          <table:table-cell office:value="0.9798934459686279" office:value-type="float"/>
          <table:table-cell office:value="-0.24883556365966797" office:value-type="float"/>
          <table:table-cell office:value="0.6630656719207764" office:value-type="float"/>
          <table:table-cell office:value="-0.231920063495636" office:value-type="float"/>
        </table:table-row>
        <table:table-row>
          <table:table-cell office:value="-0.05" office:value-type="float"/>
          <table:table-cell office:value="0.015997614860534668" office:value-type="float"/>
          <table:table-cell office:value="0.05" office:value-type="float"/>
          <table:table-cell office:value="-0.027419230937957763" office:value-type="float"/>
          <table:table-cell office:value="0.03247401833534241" office:value-type="float"/>
          <table:table-cell office:value="0.008238677978515624" office:value-type="float"/>
          <table:table-cell office:value="0.028183743953550628" office:value-type="float"/>
          <table:table-cell office:value="7" office:value-type="float"/>
          <table:table-cell office:value="-0.999717116355896" office:value-type="float"/>
          <table:table-cell office:value="0.40780019760131836" office:value-type="float"/>
          <table:table-cell office:value="0.9780540466308594" office:value-type="float"/>
          <table:table-cell office:value="-0.15082120895385742" office:value-type="float"/>
          <table:table-cell office:value="0.7544734477996826" office:value-type="float"/>
          <table:table-cell office:value="-0.4717322587966919" office:value-type="float"/>
        </table:table-row>
        <table:table-row>
          <table:table-cell office:value="-0.05" office:value-type="float"/>
          <table:table-cell office:value="0.02006166458129883" office:value-type="float"/>
          <table:table-cell office:value="0.05" office:value-type="float"/>
          <table:table-cell office:value="-0.028921140432357786" office:value-type="float"/>
          <table:table-cell office:value="0.040035780668258664" office:value-type="float"/>
          <table:table-cell office:value="0.003496370315551757" office:value-type="float"/>
          <table:table-cell office:value="0.028183743953516034" office:value-type="float"/>
          <table:table-cell office:value="8" office:value-type="float"/>
          <table:table-cell office:value="-0.999721884727478" office:value-type="float"/>
          <table:table-cell office:value="0.406404972076416" office:value-type="float"/>
          <table:table-cell office:value="0.9782483577728271" office:value-type="float"/>
          <table:table-cell office:value="-0.15019094944000244" office:value-type="float"/>
          <table:table-cell office:value="0.756176233291626" office:value-type="float"/>
          <table:table-cell office:value="-0.4742307662963867" office:value-type="float"/>
        </table:table-row>
        <table:table-row>
          <table:table-cell office:value="-0.05" office:value-type="float"/>
          <table:table-cell office:value="0.02491605043411255" office:value-type="float"/>
          <table:table-cell office:value="0.05" office:value-type="float"/>
          <table:table-cell office:value="-0.029296987056732175" office:value-type="float"/>
          <table:table-cell office:value="0.04834352135658264" office:value-type="float"/>
          <table:table-cell office:value="-0.0032587492465972912" office:value-type="float"/>
          <table:table-cell office:value="0.028183743953377624" office:value-type="float"/>
          <table:table-cell office:value="9" office:value-type="float"/>
          <table:table-cell office:value="-0.9997472763061523" office:value-type="float"/>
          <table:table-cell office:value="0.48543858528137207" office:value-type="float"/>
          <table:table-cell office:value="0.9755067825317383" office:value-type="float"/>
          <table:table-cell office:value="-0.037584662437438965" office:value-type="float"/>
          <table:table-cell office:value="0.8307740688323975" office:value-type="float"/>
          <table:table-cell office:value="-0.6755119562149048" office:value-type="float"/>
        </table:table-row>
        <table:table-row>
          <table:table-cell office:value="-0.05" office:value-type="float"/>
          <table:table-cell office:value="0.0297446084022522" office:value-type="float"/>
          <table:table-cell office:value="0.05" office:value-type="float"/>
          <table:table-cell office:value="-0.02968880474567413" office:value-type="float"/>
          <table:table-cell office:value="0.05" office:value-type="float"/>
          <table:table-cell office:value="-0.010009092092514039" office:value-type="float"/>
          <table:table-cell office:value="0.028183743953723646" office:value-type="float"/>
          <table:table-cell office:value="10" office:value-type="float"/>
          <table:table-cell office:value="-0.9997495412826538" office:value-type="float"/>
          <table:table-cell office:value="0.48285579681396484" office:value-type="float"/>
          <table:table-cell office:value="0.9756593704223633" office:value-type="float"/>
          <table:table-cell office:value="-0.03918176889419556" office:value-type="float"/>
          <table:table-cell office:value="0.8311502933502197" office:value-type="float"/>
          <table:table-cell office:value="-0.6750342845916748" office:value-type="float"/>
        </table:table-row>
        <table:table-row>
          <table:table-cell office:value="-0.05" office:value-type="float"/>
          <table:table-cell office:value="0.035443130731582645" office:value-type="float"/>
          <table:table-cell office:value="0.05" office:value-type="float"/>
          <table:table-cell office:value="-0.028882098793983454" office:value-type="float"/>
          <table:table-cell office:value="0.05" office:value-type="float"/>
          <table:table-cell office:value="-0.018133377432823183" office:value-type="float"/>
          <table:table-cell office:value="0.028183743953654437" office:value-type="float"/>
          <table:table-cell office:value="11" office:value-type="float"/>
          <table:table-cell office:value="-0.9997665882110596" office:value-type="float"/>
          <table:table-cell office:value="0.5698522329330444" office:value-type="float"/>
          <table:table-cell office:value="0.9718079566955566" office:value-type="float"/>
          <table:table-cell office:value="0.08067059516906738" office:value-type="float"/>
          <table:table-cell office:value="0.8863623142242432" office:value-type="float"/>
          <table:table-cell office:value="-0.8124285340309143" office:value-type="float"/>
        </table:table-row>
        <table:table-row>
          <table:table-cell office:value="-0.05" office:value-type="float"/>
          <table:table-cell office:value="0.04098176956176758" office:value-type="float"/>
          <table:table-cell office:value="0.05" office:value-type="float"/>
          <table:table-cell office:value="-0.028303663134574886" office:value-type="float"/>
          <table:table-cell office:value="0.05" office:value-type="float"/>
          <table:table-cell office:value="-0.026103466153144836" office:value-type="float"/>
          <table:table-cell office:value="0.02818374395344683" office:value-type="float"/>
          <table:table-cell office:value="12" office:value-type="float"/>
          <table:table-cell office:value="-0.999756395816803" office:value-type="float"/>
          <table:table-cell office:value="0.5538638830184937" office:value-type="float"/>
          <table:table-cell office:value="0.9718692302703857" office:value-type="float"/>
          <table:table-cell office:value="0.057843565940856934" office:value-type="float"/>
          <table:table-cell office:value="0.8802655935287476" office:value-type="float"/>
          <table:table-cell office:value="-0.7970088720321655" office:value-type="float"/>
        </table:table-row>
        <table:table-row>
          <table:table-cell office:value="-0.05" office:value-type="float"/>
          <table:table-cell office:value="0.04747287392616272" office:value-type="float"/>
          <table:table-cell office:value="0.05" office:value-type="float"/>
          <table:table-cell office:value="-0.026447016596794125" office:value-type="float"/>
          <table:table-cell office:value="0.05" office:value-type="float"/>
          <table:table-cell office:value="-0.03501564085483551" office:value-type="float"/>
          <table:table-cell office:value="0.02818374395396586" office:value-type="float"/>
          <table:table-cell office:value="13" office:value-type="float"/>
          <table:table-cell office:value="-0.999774694442749" office:value-type="float"/>
          <table:table-cell office:value="0.6491104364395142" office:value-type="float"/>
          <table:table-cell office:value="0.9667822122573853" office:value-type="float"/>
          <table:table-cell office:value="0.18566465377807617" office:value-type="float"/>
          <table:table-cell office:value="0.9237544536590576" office:value-type="float"/>
          <table:table-cell office:value="-0.891217470169067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4833591580390925" office:value-type="float"/>
          <table:table-cell office:value="0.05" office:value-type="float"/>
          <table:table-cell office:value="-0.04382224977016449" office:value-type="float"/>
          <table:table-cell office:value="0.02818374395361984" office:value-type="float"/>
          <table:table-cell office:value="14" office:value-type="float"/>
          <table:table-cell office:value="-0.9997628927230835" office:value-type="float"/>
          <table:table-cell office:value="0.6341681480407715" office:value-type="float"/>
          <table:table-cell office:value="0.9668158292770386" office:value-type="float"/>
          <table:table-cell office:value="0.16134250164031982" office:value-type="float"/>
          <table:table-cell office:value="0.9190528392791748" office:value-type="float"/>
          <table:table-cell office:value="-0.88066089153289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1807178854942315" office:value-type="float"/>
          <table:table-cell office:value="0.05" office:value-type="float"/>
          <table:table-cell office:value="-0.05" office:value-type="float"/>
          <table:table-cell office:value="0.028183743953723646" office:value-type="float"/>
          <table:table-cell office:value="15" office:value-type="float"/>
          <table:table-cell office:value="-0.9997848272323608" office:value-type="float"/>
          <table:table-cell office:value="0.732231616973877" office:value-type="float"/>
          <table:table-cell office:value="0.9601211547851562" office:value-type="float"/>
          <table:table-cell office:value="0.30264127254486084" office:value-type="float"/>
          <table:table-cell office:value="0.9516868591308594" office:value-type="float"/>
          <table:table-cell office:value="-0.94143968820571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8838741183280938" office:value-type="float"/>
          <table:table-cell office:value="0.05" office:value-type="float"/>
          <table:table-cell office:value="-0.05" office:value-type="float"/>
          <table:table-cell office:value="0.028183743953689045" office:value-type="float"/>
          <table:table-cell office:value="16" office:value-type="float"/>
          <table:table-cell office:value="-0.9997788071632385" office:value-type="float"/>
          <table:table-cell office:value="0.731360673904419" office:value-type="float"/>
          <table:table-cell office:value="0.9597222805023193" office:value-type="float"/>
          <table:table-cell office:value="0.2968437671661377" office:value-type="float"/>
          <table:table-cell office:value="0.9508240222930908" office:value-type="float"/>
          <table:table-cell office:value="-0.939939141273498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4455627799034112" office:value-type="float"/>
          <table:table-cell office:value="0.05" office:value-type="float"/>
          <table:table-cell office:value="-0.05" office:value-type="float"/>
          <table:table-cell office:value="0.02818374395382745" office:value-type="float"/>
          <table:table-cell office:value="17" office:value-type="float"/>
          <table:table-cell office:value="-0.9998132586479187" office:value-type="float"/>
          <table:table-cell office:value="0.8130367994308472" office:value-type="float"/>
          <table:table-cell office:value="0.9530336856842041" office:value-type="float"/>
          <table:table-cell office:value="0.4383113384246826" office:value-type="float"/>
          <table:table-cell office:value="0.9720096588134766" office:value-type="float"/>
          <table:table-cell office:value="-0.972085475921630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003756940364837" office:value-type="float"/>
          <table:table-cell office:value="0.05" office:value-type="float"/>
          <table:table-cell office:value="-0.05" office:value-type="float"/>
          <table:table-cell office:value="0.02818374395382745" office:value-type="float"/>
          <table:table-cell office:value="18" office:value-type="float"/>
          <table:table-cell office:value="-0.9998112916946411" office:value-type="float"/>
          <table:table-cell office:value="0.8151857852935791" office:value-type="float"/>
          <table:table-cell office:value="0.9524784088134766" office:value-type="float"/>
          <table:table-cell office:value="0.4418058395385742" office:value-type="float"/>
          <table:table-cell office:value="0.9721680879592896" office:value-type="float"/>
          <table:table-cell office:value="-0.972433924674987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044587630033492975" office:value-type="float"/>
          <table:table-cell office:value="0.05" office:value-type="float"/>
          <table:table-cell office:value="-0.05" office:value-type="float"/>
          <table:table-cell office:value="0.028183743953377624" office:value-type="float"/>
          <table:table-cell office:value="19" office:value-type="float"/>
          <table:table-cell office:value="-0.9998424053192139" office:value-type="float"/>
          <table:table-cell office:value="0.8712220191955566" office:value-type="float"/>
          <table:table-cell office:value="0.9465360641479492" office:value-type="float"/>
          <table:table-cell office:value="0.5578806400299072" office:value-type="float"/>
          <table:table-cell office:value="0.983729362487793" office:value-type="float"/>
          <table:table-cell office:value="-0.98673176765441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011562854051590035" office:value-type="float"/>
          <table:table-cell office:value="0.05" office:value-type="float"/>
          <table:table-cell office:value="-0.05" office:value-type="float"/>
          <table:table-cell office:value="0.02818374395406967" office:value-type="float"/>
          <table:table-cell office:value="20" office:value-type="float"/>
          <table:table-cell office:value="-0.999840497970581" office:value-type="float"/>
          <table:table-cell office:value="0.8730368614196777" office:value-type="float"/>
          <table:table-cell office:value="0.9457809925079346" office:value-type="float"/>
          <table:table-cell office:value="0.5615048408508301" office:value-type="float"/>
          <table:table-cell office:value="0.9838186502456665" office:value-type="float"/>
          <table:table-cell office:value="-0.986918747425079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07612138390541084" office:value-type="float"/>
          <table:table-cell office:value="0.05" office:value-type="float"/>
          <table:table-cell office:value="-0.05" office:value-type="float"/>
          <table:table-cell office:value="0.02818374395400046" office:value-type="float"/>
          <table:table-cell office:value="21" office:value-type="float"/>
          <table:table-cell office:value="-0.9998698830604553" office:value-type="float"/>
          <table:table-cell office:value="0.9080432653427124" office:value-type="float"/>
          <table:table-cell office:value="0.9425660371780396" office:value-type="float"/>
          <table:table-cell office:value="0.645585298538208" office:value-type="float"/>
          <table:table-cell office:value="0.9900643825531006" office:value-type="float"/>
          <table:table-cell office:value="-0.993154346942901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14107893109321602" office:value-type="float"/>
          <table:table-cell office:value="0.05" office:value-type="float"/>
          <table:table-cell office:value="-0.05" office:value-type="float"/>
          <table:table-cell office:value="0.028183743953896657" office:value-type="float"/>
          <table:table-cell office:value="22" office:value-type="float"/>
          <table:table-cell office:value="-0.9998682141304016" office:value-type="float"/>
          <table:table-cell office:value="0.9096976518630981" office:value-type="float"/>
          <table:table-cell office:value="0.9415956735610962" office:value-type="float"/>
          <table:table-cell office:value="0.6495754718780518" office:value-type="float"/>
          <table:table-cell office:value="0.9901399612426758" office:value-type="float"/>
          <table:table-cell office:value="-0.993283510208129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212204521894455" office:value-type="float"/>
          <table:table-cell office:value="0.05" office:value-type="float"/>
          <table:table-cell office:value="-0.05" office:value-type="float"/>
          <table:table-cell office:value="0.028183743953689045" office:value-type="float"/>
          <table:table-cell office:value="23" office:value-type="float"/>
          <table:table-cell office:value="-0.9998916983604431" office:value-type="float"/>
          <table:table-cell office:value="0.9322856664657593" office:value-type="float"/>
          <table:table-cell office:value="0.9398288726806641" office:value-type="float"/>
          <table:table-cell office:value="0.7112559080123901" office:value-type="float"/>
          <table:table-cell office:value="0.993849515914917" office:value-type="float"/>
          <table:table-cell office:value="-0.996329605579376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28372098803520207" office:value-type="float"/>
          <table:table-cell office:value="0.05" office:value-type="float"/>
          <table:table-cell office:value="-0.05" office:value-type="float"/>
          <table:table-cell office:value="0.02818374395382745" office:value-type="float"/>
          <table:table-cell office:value="24" office:value-type="float"/>
          <table:table-cell office:value="-0.999890148639679" office:value-type="float"/>
          <table:table-cell office:value="0.9336984157562256" office:value-type="float"/>
          <table:table-cell office:value="0.9386856555938721" office:value-type="float"/>
          <table:table-cell office:value="0.7151646614074707" office:value-type="float"/>
          <table:table-cell office:value="0.9939007759094238" office:value-type="float"/>
          <table:table-cell office:value="-0.996409296989440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3600467741489411" office:value-type="float"/>
          <table:table-cell office:value="0.05" office:value-type="float"/>
          <table:table-cell office:value="-0.05" office:value-type="float"/>
          <table:table-cell office:value="0.028183743953654437" office:value-type="float"/>
          <table:table-cell office:value="25" office:value-type="float"/>
          <table:table-cell office:value="-0.9999104738235474" office:value-type="float"/>
          <table:table-cell office:value="0.9491846561431885" office:value-type="float"/>
          <table:table-cell office:value="0.9368445873260498" office:value-type="float"/>
          <table:table-cell office:value="0.7632578611373901" office:value-type="float"/>
          <table:table-cell office:value="0.9962034225463867" office:value-type="float"/>
          <table:table-cell office:value="-0.998008787631988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367975771427155" office:value-type="float"/>
          <table:table-cell office:value="0.05" office:value-type="float"/>
          <table:table-cell office:value="-0.05" office:value-type="float"/>
          <table:table-cell office:value="0.02818374395344683" office:value-type="float"/>
          <table:table-cell office:value="26" office:value-type="float"/>
          <table:table-cell office:value="-0.9999094009399414" office:value-type="float"/>
          <table:table-cell office:value="0.9504671096801758" office:value-type="float"/>
          <table:table-cell office:value="0.9354311227798462" office:value-type="float"/>
          <table:table-cell office:value="0.7675080299377441" office:value-type="float"/>
          <table:table-cell office:value="0.9962413311004639" office:value-type="float"/>
          <table:table-cell office:value="-0.998062968254089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30842" office:value-type="float"/>
          <table:table-cell office:value="27" office:value-type="float"/>
          <table:table-cell office:value="-0.9999260306358337" office:value-type="float"/>
          <table:table-cell office:value="0.9601726531982422" office:value-type="float"/>
          <table:table-cell office:value="0.9332526922225952" office:value-type="float"/>
          <table:table-cell office:value="0.8019393682479858" office:value-type="float"/>
          <table:table-cell office:value="0.9976069927215576" office:value-type="float"/>
          <table:table-cell office:value="-0.998879015445709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96586" office:value-type="float"/>
          <table:table-cell office:value="28" office:value-type="float"/>
          <table:table-cell office:value="-0.9999253153800964" office:value-type="float"/>
          <table:table-cell office:value="0.9609835147857666" office:value-type="float"/>
          <table:table-cell office:value="0.9320293664932251" office:value-type="float"/>
          <table:table-cell office:value="0.8052668571472168" office:value-type="float"/>
          <table:table-cell office:value="0.9976241588592529" office:value-type="float"/>
          <table:table-cell office:value="-0.998905897140502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723646" office:value-type="float"/>
          <table:table-cell office:value="29" office:value-type="float"/>
          <table:table-cell office:value="-0.9999392032623291" office:value-type="float"/>
          <table:table-cell office:value="0.9665389060974121" office:value-type="float"/>
          <table:table-cell office:value="0.9302113056182861" office:value-type="float"/>
          <table:table-cell office:value="0.8257300853729248" office:value-type="float"/>
          <table:table-cell office:value="0.9984297752380371" office:value-type="float"/>
          <table:table-cell office:value="-0.999328494071960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406967" office:value-type="float"/>
          <table:table-cell office:value="30" office:value-type="float"/>
          <table:table-cell office:value="-0.9999392032623291" office:value-type="float"/>
          <table:table-cell office:value="0.9665389060974121" office:value-type="float"/>
          <table:table-cell office:value="0.9302113056182861" office:value-type="float"/>
          <table:table-cell office:value="0.8257300853729248" office:value-type="float"/>
          <table:table-cell office:value="0.9984297752380371" office:value-type="float"/>
          <table:table-cell office:value="-0.999328494071960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44683" office:value-type="float"/>
          <table:table-cell office:value="31" office:value-type="float"/>
          <table:table-cell office:value="-0.9999491572380066" office:value-type="float"/>
          <table:table-cell office:value="0.9700002670288086" office:value-type="float"/>
          <table:table-cell office:value="0.9259467124938965" office:value-type="float"/>
          <table:table-cell office:value="0.8370333909988403" office:value-type="float"/>
          <table:table-cell office:value="0.9989032745361328" office:value-type="float"/>
          <table:table-cell office:value="-0.999562740325927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862053" office:value-type="float"/>
          <table:table-cell office:value="32" office:value-type="float"/>
          <table:table-cell office:value="-0.9999491572380066" office:value-type="float"/>
          <table:table-cell office:value="0.9700002670288086" office:value-type="float"/>
          <table:table-cell office:value="0.9259467124938965" office:value-type="float"/>
          <table:table-cell office:value="0.8370333909988403" office:value-type="float"/>
          <table:table-cell office:value="0.9989032745361328" office:value-type="float"/>
          <table:table-cell office:value="-0.999562740325927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4277283" office:value-type="float"/>
          <table:table-cell office:value="33" office:value-type="float"/>
          <table:table-cell office:value="-0.9999560117721558" office:value-type="float"/>
          <table:table-cell office:value="0.9718954563140869" office:value-type="float"/>
          <table:table-cell office:value="0.9180622100830078" office:value-type="float"/>
          <table:table-cell office:value="0.8415427207946777" office:value-type="float"/>
          <table:table-cell office:value="0.9991791248321533" office:value-type="float"/>
          <table:table-cell office:value="-0.999696493148803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44683" office:value-type="float"/>
          <table:table-cell office:value="34" office:value-type="float"/>
          <table:table-cell office:value="-0.9999560117721558" office:value-type="float"/>
          <table:table-cell office:value="0.9718954563140869" office:value-type="float"/>
          <table:table-cell office:value="0.9180622100830078" office:value-type="float"/>
          <table:table-cell office:value="0.8415427207946777" office:value-type="float"/>
          <table:table-cell office:value="0.9991791248321533" office:value-type="float"/>
          <table:table-cell office:value="-0.999696493148803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34302" office:value-type="float"/>
          <table:table-cell office:value="35" office:value-type="float"/>
          <table:table-cell office:value="-0.9999608397483826" office:value-type="float"/>
          <table:table-cell office:value="0.9726847410202026" office:value-type="float"/>
          <table:table-cell office:value="0.9046592712402344" office:value-type="float"/>
          <table:table-cell office:value="0.8408827781677246" office:value-type="float"/>
          <table:table-cell office:value="0.999352216720581" office:value-type="float"/>
          <table:table-cell office:value="-0.999780118465423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79285" office:value-type="float"/>
          <table:table-cell office:value="36" office:value-type="float"/>
          <table:table-cell office:value="-0.9999608397483826" office:value-type="float"/>
          <table:table-cell office:value="0.9726847410202026" office:value-type="float"/>
          <table:table-cell office:value="0.9046592712402344" office:value-type="float"/>
          <table:table-cell office:value="0.8408827781677246" office:value-type="float"/>
          <table:table-cell office:value="0.999352216720581" office:value-type="float"/>
          <table:table-cell office:value="-0.999780118465423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400046" office:value-type="float"/>
          <table:table-cell office:value="37" office:value-type="float"/>
          <table:table-cell office:value="-0.999964714050293" office:value-type="float"/>
          <table:table-cell office:value="0.9719011783599854" office:value-type="float"/>
          <table:table-cell office:value="0.8920226097106934" office:value-type="float"/>
          <table:table-cell office:value="0.8323132991790771" office:value-type="float"/>
          <table:table-cell office:value="0.9994621276855469" office:value-type="float"/>
          <table:table-cell office:value="-0.999831140041351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377624" office:value-type="float"/>
          <table:table-cell office:value="38" office:value-type="float"/>
          <table:table-cell office:value="-0.999964714050293" office:value-type="float"/>
          <table:table-cell office:value="0.9719011783599854" office:value-type="float"/>
          <table:table-cell office:value="0.8920226097106934" office:value-type="float"/>
          <table:table-cell office:value="0.8323132991790771" office:value-type="float"/>
          <table:table-cell office:value="0.9994621276855469" office:value-type="float"/>
          <table:table-cell office:value="-0.999831140041351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862053" office:value-type="float"/>
          <table:table-cell office:value="39" office:value-type="float"/>
          <table:table-cell office:value="-0.9999679923057556" office:value-type="float"/>
          <table:table-cell office:value="0.9703681468963623" office:value-type="float"/>
          <table:table-cell office:value="0.880072832107544" office:value-type="float"/>
          <table:table-cell office:value="0.817497730255127" office:value-type="float"/>
          <table:table-cell office:value="0.9995373487472534" office:value-type="float"/>
          <table:table-cell office:value="-0.999865651130676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93126" office:value-type="float"/>
          <table:table-cell office:value="40" office:value-type="float"/>
          <table:table-cell office:value="-0.9999679923057556" office:value-type="float"/>
          <table:table-cell office:value="0.9703681468963623" office:value-type="float"/>
          <table:table-cell office:value="0.880072832107544" office:value-type="float"/>
          <table:table-cell office:value="0.817497730255127" office:value-type="float"/>
          <table:table-cell office:value="0.9995373487472534" office:value-type="float"/>
          <table:table-cell office:value="-0.999865651130676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96586" office:value-type="float"/>
          <table:table-cell office:value="41" office:value-type="float"/>
          <table:table-cell office:value="-0.9999709129333496" office:value-type="float"/>
          <table:table-cell office:value="0.9685853719711304" office:value-type="float"/>
          <table:table-cell office:value="0.8679440021514893" office:value-type="float"/>
          <table:table-cell office:value="0.7986704111099243" office:value-type="float"/>
          <table:table-cell office:value="0.9995923042297363" office:value-type="float"/>
          <table:table-cell office:value="-0.999892234802246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758247" office:value-type="float"/>
          <table:table-cell office:value="42" office:value-type="float"/>
          <table:table-cell office:value="-0.9999709129333496" office:value-type="float"/>
          <table:table-cell office:value="0.9685853719711304" office:value-type="float"/>
          <table:table-cell office:value="0.8679440021514893" office:value-type="float"/>
          <table:table-cell office:value="0.7986704111099243" office:value-type="float"/>
          <table:table-cell office:value="0.9995923042297363" office:value-type="float"/>
          <table:table-cell office:value="-0.999892234802246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96586" office:value-type="float"/>
          <table:table-cell office:value="43" office:value-type="float"/>
          <table:table-cell office:value="-0.9999737739562988" office:value-type="float"/>
          <table:table-cell office:value="0.9660258293151855" office:value-type="float"/>
          <table:table-cell office:value="0.8614498376846313" office:value-type="float"/>
          <table:table-cell office:value="0.7693090438842773" office:value-type="float"/>
          <table:table-cell office:value="0.9996323585510254" office:value-type="float"/>
          <table:table-cell office:value="-0.999910473823547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30842" office:value-type="float"/>
          <table:table-cell office:value="44" office:value-type="float"/>
          <table:table-cell office:value="-0.9999737739562988" office:value-type="float"/>
          <table:table-cell office:value="0.9660258293151855" office:value-type="float"/>
          <table:table-cell office:value="0.8614498376846313" office:value-type="float"/>
          <table:table-cell office:value="0.7693090438842773" office:value-type="float"/>
          <table:table-cell office:value="0.9996323585510254" office:value-type="float"/>
          <table:table-cell office:value="-0.999910473823547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34302" office:value-type="float"/>
          <table:table-cell office:value="45" office:value-type="float"/>
          <table:table-cell office:value="-0.9999762773513794" office:value-type="float"/>
          <table:table-cell office:value="0.9623489379882812" office:value-type="float"/>
          <table:table-cell office:value="0.8583930730819702" office:value-type="float"/>
          <table:table-cell office:value="0.729933500289917" office:value-type="float"/>
          <table:table-cell office:value="0.9996604919433594" office:value-type="float"/>
          <table:table-cell office:value="-0.99992358684539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400046" office:value-type="float"/>
          <table:table-cell office:value="46" office:value-type="float"/>
          <table:table-cell office:value="-0.9999762773513794" office:value-type="float"/>
          <table:table-cell office:value="0.9623489379882812" office:value-type="float"/>
          <table:table-cell office:value="0.8583930730819702" office:value-type="float"/>
          <table:table-cell office:value="0.729933500289917" office:value-type="float"/>
          <table:table-cell office:value="0.9996604919433594" office:value-type="float"/>
          <table:table-cell office:value="-0.99992358684539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481433" office:value-type="float"/>
          <table:table-cell office:value="47" office:value-type="float"/>
          <table:table-cell office:value="-0.9999786615371704" office:value-type="float"/>
          <table:table-cell office:value="0.9576455354690552" office:value-type="float"/>
          <table:table-cell office:value="0.8653261661529541" office:value-type="float"/>
          <table:table-cell office:value="0.6749083995819092" office:value-type="float"/>
          <table:table-cell office:value="0.9996812343597412" office:value-type="float"/>
          <table:table-cell office:value="-0.999931752681732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654437" office:value-type="float"/>
          <table:table-cell office:value="48" office:value-type="float"/>
          <table:table-cell office:value="-0.9999786615371704" office:value-type="float"/>
          <table:table-cell office:value="0.9576455354690552" office:value-type="float"/>
          <table:table-cell office:value="0.8653261661529541" office:value-type="float"/>
          <table:table-cell office:value="0.6749083995819092" office:value-type="float"/>
          <table:table-cell office:value="0.9996812343597412" office:value-type="float"/>
          <table:table-cell office:value="-0.999931752681732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481433" office:value-type="float"/>
          <table:table-cell office:value="49" office:value-type="float"/>
          <table:table-cell office:value="-0.9999808669090271" office:value-type="float"/>
          <table:table-cell office:value="0.9521448612213135" office:value-type="float"/>
          <table:table-cell office:value="0.876317024230957" office:value-type="float"/>
          <table:table-cell office:value="0.6047563552856445" office:value-type="float"/>
          <table:table-cell office:value="0.9996961355209351" office:value-type="float"/>
          <table:table-cell office:value="-0.999937534332275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30842" office:value-type="float"/>
          <table:table-cell office:value="50" office:value-type="float"/>
          <table:table-cell office:value="-0.9999808669090271" office:value-type="float"/>
          <table:table-cell office:value="0.9521448612213135" office:value-type="float"/>
          <table:table-cell office:value="0.876317024230957" office:value-type="float"/>
          <table:table-cell office:value="0.6047563552856445" office:value-type="float"/>
          <table:table-cell office:value="0.9996961355209351" office:value-type="float"/>
          <table:table-cell office:value="-0.999937534332275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4138876" office:value-type="float"/>
          <table:table-cell office:value="51" office:value-type="float"/>
          <table:table-cell office:value="-0.9999827146530151" office:value-type="float"/>
          <table:table-cell office:value="0.9438633918762207" office:value-type="float"/>
          <table:table-cell office:value="0.8888453245162964" office:value-type="float"/>
          <table:table-cell office:value="0.5062884092330933" office:value-type="float"/>
          <table:table-cell office:value="0.999701976776123" office:value-type="float"/>
          <table:table-cell office:value="-0.999939322471618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585236" office:value-type="float"/>
          <table:table-cell office:value="52" office:value-type="float"/>
          <table:table-cell office:value="-0.9999827146530151" office:value-type="float"/>
          <table:table-cell office:value="0.9438633918762207" office:value-type="float"/>
          <table:table-cell office:value="0.8888453245162964" office:value-type="float"/>
          <table:table-cell office:value="0.5062884092330933" office:value-type="float"/>
          <table:table-cell office:value="0.999701976776123" office:value-type="float"/>
          <table:table-cell office:value="-0.999939322471618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758247" office:value-type="float"/>
          <table:table-cell office:value="53" office:value-type="float"/>
          <table:table-cell office:value="-0.9999842047691345" office:value-type="float"/>
          <table:table-cell office:value="0.932397723197937" office:value-type="float"/>
          <table:table-cell office:value="0.9025752544403076" office:value-type="float"/>
          <table:table-cell office:value="0.3778083324432373" office:value-type="float"/>
          <table:table-cell office:value="0.9996993541717529" office:value-type="float"/>
          <table:table-cell office:value="-0.999937474727630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689045" office:value-type="float"/>
          <table:table-cell office:value="54" office:value-type="float"/>
          <table:table-cell office:value="-0.9999842047691345" office:value-type="float"/>
          <table:table-cell office:value="0.932397723197937" office:value-type="float"/>
          <table:table-cell office:value="0.9025752544403076" office:value-type="float"/>
          <table:table-cell office:value="0.3778083324432373" office:value-type="float"/>
          <table:table-cell office:value="0.9996993541717529" office:value-type="float"/>
          <table:table-cell office:value="-0.999937474727630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406967" office:value-type="float"/>
          <table:table-cell office:value="55" office:value-type="float"/>
          <table:table-cell office:value="-0.99998539686203" office:value-type="float"/>
          <table:table-cell office:value="0.917176365852356" office:value-type="float"/>
          <table:table-cell office:value="0.9138209819793701" office:value-type="float"/>
          <table:table-cell office:value="0.2253427505493164" office:value-type="float"/>
          <table:table-cell office:value="0.9996901750564575" office:value-type="float"/>
          <table:table-cell office:value="-0.999933362007141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689045" office:value-type="float"/>
          <table:table-cell office:value="56" office:value-type="float"/>
          <table:table-cell office:value="-0.99998539686203" office:value-type="float"/>
          <table:table-cell office:value="0.917176365852356" office:value-type="float"/>
          <table:table-cell office:value="0.9138209819793701" office:value-type="float"/>
          <table:table-cell office:value="0.2253427505493164" office:value-type="float"/>
          <table:table-cell office:value="0.9996901750564575" office:value-type="float"/>
          <table:table-cell office:value="-0.999933362007141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44683" office:value-type="float"/>
          <table:table-cell office:value="57" office:value-type="float"/>
          <table:table-cell office:value="-0.9999862909317017" office:value-type="float"/>
          <table:table-cell office:value="0.8965975046157837" office:value-type="float"/>
          <table:table-cell office:value="0.9240155220031738" office:value-type="float"/>
          <table:table-cell office:value="0.05026578903198242" office:value-type="float"/>
          <table:table-cell office:value="0.9996719360351562" office:value-type="float"/>
          <table:table-cell office:value="-0.999925673007965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818374395379285" office:value-type="float"/>
          <table:table-cell office:value="58" office:value-type="float"/>
          <table:table-cell office:value="-0.9999862909317017" office:value-type="float"/>
          <table:table-cell office:value="0.8965975046157837" office:value-type="float"/>
          <table:table-cell office:value="0.9240155220031738" office:value-type="float"/>
          <table:table-cell office:value="0.05026578903198242" office:value-type="float"/>
          <table:table-cell office:value="0.9996719360351562" office:value-type="float"/>
          <table:table-cell office:value="-0.999925673007965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8675938248634344" office:value-type="float"/>
          <table:table-cell office:value="0.05" office:value-type="float"/>
          <table:table-cell office:value="-0.05" office:value-type="float"/>
          <table:table-cell office:value="0.02818374395379285" office:value-type="float"/>
          <table:table-cell office:value="59" office:value-type="float"/>
          <table:table-cell office:value="-0.999987006187439" office:value-type="float"/>
          <table:table-cell office:value="0.8676073551177979" office:value-type="float"/>
          <table:table-cell office:value="0.9318761825561523" office:value-type="float"/>
          <table:table-cell office:value="-0.13240617513656616" office:value-type="float"/>
          <table:table-cell office:value="0.999645471572876" office:value-type="float"/>
          <table:table-cell office:value="-0.999914228916168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7320466041564944" office:value-type="float"/>
          <table:table-cell office:value="0.05" office:value-type="float"/>
          <table:table-cell office:value="-0.05" office:value-type="float"/>
          <table:table-cell office:value="0.028183743953550628" office:value-type="float"/>
          <table:table-cell office:value="60" office:value-type="float"/>
          <table:table-cell office:value="-0.999987006187439" office:value-type="float"/>
          <table:table-cell office:value="0.866729736328125" office:value-type="float"/>
          <table:table-cell office:value="0.9322144985198975" office:value-type="float"/>
          <table:table-cell office:value="-0.1355472207069397" office:value-type="float"/>
          <table:table-cell office:value="0.9996449947357178" office:value-type="float"/>
          <table:table-cell office:value="-0.9999135732650757" office:value-type="float"/>
        </table:table-row>
      </table:table>
      <table:table table:name="1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997615814209" office:value-type="float"/>
          <table:table-cell office:value="0.00999809980392456" office:value-type="float"/>
          <table:table-cell office:value="-0.003066491484642029" office:value-type="float"/>
          <table:table-cell office:value="0.009978299140930177" office:value-type="float"/>
          <table:table-cell office:value="0.009999982118606568" office:value-type="float"/>
          <table:table-cell office:value="-0.01" office:value-type="float"/>
          <table:table-cell office:value="0.04518838391268" office:value-type="float"/>
          <table:table-cell office:value="1" office:value-type="float"/>
          <table:table-cell office:value="-0.9999997615814209" office:value-type="float"/>
          <table:table-cell office:value="0.999809980392456" office:value-type="float"/>
          <table:table-cell office:value="-0.3066491484642029" office:value-type="float"/>
          <table:table-cell office:value="0.9978299140930176" office:value-type="float"/>
          <table:table-cell office:value="0.9999982118606567" office:value-type="float"/>
          <table:table-cell office:value="-1" office:value-type="float"/>
        </table:table-row>
        <table:table-row>
          <table:table-cell office:value="-0.01999999463558197" office:value-type="float"/>
          <table:table-cell office:value="0.01999619722366333" office:value-type="float"/>
          <table:table-cell office:value="-0.0061759579181671145" office:value-type="float"/>
          <table:table-cell office:value="0.01995675206184387" office:value-type="float"/>
          <table:table-cell office:value="0.019999964237213137" office:value-type="float"/>
          <table:table-cell office:value="-0.02" office:value-type="float"/>
          <table:table-cell office:value="0.04518837881352021" office:value-type="float"/>
          <table:table-cell office:value="2" office:value-type="float"/>
          <table:table-cell office:value="-0.9999997019767761" office:value-type="float"/>
          <table:table-cell office:value="0.999809741973877" office:value-type="float"/>
          <table:table-cell office:value="-0.31094664335250854" office:value-type="float"/>
          <table:table-cell office:value="0.9978452920913696" office:value-type="float"/>
          <table:table-cell office:value="0.9999982118606567" office:value-type="float"/>
          <table:table-cell office:value="-1" office:value-type="float"/>
        </table:table-row>
        <table:table-row>
          <table:table-cell office:value="-0.029999992251396178" office:value-type="float"/>
          <table:table-cell office:value="0.029994025230407714" office:value-type="float"/>
          <table:table-cell office:value="-0.009254342317581177" office:value-type="float"/>
          <table:table-cell office:value="0.029927762746810915" office:value-type="float"/>
          <table:table-cell office:value="0.02999994516372681" office:value-type="float"/>
          <table:table-cell office:value="-0.03" office:value-type="float"/>
          <table:table-cell office:value="0.04518838069215934" office:value-type="float"/>
          <table:table-cell office:value="3" office:value-type="float"/>
          <table:table-cell office:value="-0.9999997615814209" office:value-type="float"/>
          <table:table-cell office:value="0.9997828006744385" office:value-type="float"/>
          <table:table-cell office:value="-0.30783843994140625" office:value-type="float"/>
          <table:table-cell office:value="0.9971010684967041" office:value-type="float"/>
          <table:table-cell office:value="0.9999980926513672" office:value-type="float"/>
          <table:table-cell office:value="-1" office:value-type="float"/>
        </table:table-row>
        <table:table-row>
          <table:table-cell office:value="-0.039999989867210387" office:value-type="float"/>
          <table:table-cell office:value="0.03999184846878052" office:value-type="float"/>
          <table:table-cell office:value="-0.012343990802764894" office:value-type="float"/>
          <table:table-cell office:value="0.03989873051643372" office:value-type="float"/>
          <table:table-cell office:value="0.03999992609024048" office:value-type="float"/>
          <table:table-cell office:value="-0.04" office:value-type="float"/>
          <table:table-cell office:value="0.04518838069215934" office:value-type="float"/>
          <table:table-cell office:value="4" office:value-type="float"/>
          <table:table-cell office:value="-0.9999997615814209" office:value-type="float"/>
          <table:table-cell office:value="0.9997823238372803" office:value-type="float"/>
          <table:table-cell office:value="-0.3089648485183716" office:value-type="float"/>
          <table:table-cell office:value="0.9970967769622803" office:value-type="float"/>
          <table:table-cell office:value="0.9999980926513672" office:value-type="float"/>
          <table:table-cell office:value="-1" office:value-type="float"/>
        </table:table-row>
        <table:table-row>
          <table:table-cell office:value="-0.049999987483024595" office:value-type="float"/>
          <table:table-cell office:value="0.049989303350448606" office:value-type="float"/>
          <table:table-cell office:value="-0.01505643367767334" office:value-type="float"/>
          <table:table-cell office:value="0.04985794425010682" office:value-type="float"/>
          <table:table-cell office:value="0.04999990701675415" office:value-type="float"/>
          <table:table-cell office:value="-0.05" office:value-type="float"/>
          <table:table-cell office:value="0.0451883780083887" office:value-type="float"/>
          <table:table-cell office:value="5" office:value-type="float"/>
          <table:table-cell office:value="-0.9999997615814209" office:value-type="float"/>
          <table:table-cell office:value="0.9997454881668091" office:value-type="float"/>
          <table:table-cell office:value="-0.2712442874908447" office:value-type="float"/>
          <table:table-cell office:value="0.9959213733673096" office:value-type="float"/>
          <table:table-cell office:value="0.9999980926513672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177349662780761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0960536234" office:value-type="float"/>
          <table:table-cell office:value="6" office:value-type="float"/>
          <table:table-cell office:value="-0.9999997615814209" office:value-type="float"/>
          <table:table-cell office:value="0.999744176864624" office:value-type="float"/>
          <table:table-cell office:value="-0.2678532600402832" office:value-type="float"/>
          <table:table-cell office:value="0.9958705902099609" office:value-type="float"/>
          <table:table-cell office:value="0.9999980926513672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1981026291847229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0960536234" office:value-type="float"/>
          <table:table-cell office:value="7" office:value-type="float"/>
          <table:table-cell office:value="-0.9999997615814209" office:value-type="float"/>
          <table:table-cell office:value="0.9996992349624634" office:value-type="float"/>
          <table:table-cell office:value="-0.20752966403961182" office:value-type="float"/>
          <table:table-cell office:value="0.9942502975463867" office:value-type="float"/>
          <table:table-cell office:value="0.999997854232788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2189073741436004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391268" office:value-type="float"/>
          <table:table-cell office:value="8" office:value-type="float"/>
          <table:table-cell office:value="-0.9999997615814209" office:value-type="float"/>
          <table:table-cell office:value="0.9996967315673828" office:value-type="float"/>
          <table:table-cell office:value="-0.20804744958877563" office:value-type="float"/>
          <table:table-cell office:value="0.9942131042480469" office:value-type="float"/>
          <table:table-cell office:value="0.999997854232788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2303456008434295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257079694" office:value-type="float"/>
          <table:table-cell office:value="9" office:value-type="float"/>
          <table:table-cell office:value="-0.9999997615814209" office:value-type="float"/>
          <table:table-cell office:value="0.9996466636657715" office:value-type="float"/>
          <table:table-cell office:value="-0.11438226699829102" office:value-type="float"/>
          <table:table-cell office:value="0.9920048713684082" office:value-type="float"/>
          <table:table-cell office:value="0.999997615814209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2418206334114074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1497289924" office:value-type="float"/>
          <table:table-cell office:value="10" office:value-type="float"/>
          <table:table-cell office:value="-0.9999997615814209" office:value-type="float"/>
          <table:table-cell office:value="0.9996452331542969" office:value-type="float"/>
          <table:table-cell office:value="-0.11475032567977905" office:value-type="float"/>
          <table:table-cell office:value="0.9919784069061279" office:value-type="float"/>
          <table:table-cell office:value="0.999997615814209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23803075551986692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418105652" office:value-type="float"/>
          <table:table-cell office:value="11" office:value-type="float"/>
          <table:table-cell office:value="-0.9999997615814209" office:value-type="float"/>
          <table:table-cell office:value="0.999584436416626" office:value-type="float"/>
          <table:table-cell office:value="0.03789877891540527" office:value-type="float"/>
          <table:table-cell office:value="0.9886717796325684" office:value-type="float"/>
          <table:table-cell office:value="0.9999974966049194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2342251539230346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782767659" office:value-type="float"/>
          <table:table-cell office:value="12" office:value-type="float"/>
          <table:table-cell office:value="-0.9999997615814209" office:value-type="float"/>
          <table:table-cell office:value="0.9995849132537842" office:value-type="float"/>
          <table:table-cell office:value="0.038056015968322754" office:value-type="float"/>
          <table:table-cell office:value="0.9886832237243652" office:value-type="float"/>
          <table:table-cell office:value="0.999997615814209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2120601296424865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1765666724" office:value-type="float"/>
          <table:table-cell office:value="13" office:value-type="float"/>
          <table:table-cell office:value="-0.9999997615814209" office:value-type="float"/>
          <table:table-cell office:value="0.9995167255401611" office:value-type="float"/>
          <table:table-cell office:value="0.22165024280548096" office:value-type="float"/>
          <table:table-cell office:value="0.9840519428253174" office:value-type="float"/>
          <table:table-cell office:value="0.9999973773956299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1897832274436950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337592687" office:value-type="float"/>
          <table:table-cell office:value="14" office:value-type="float"/>
          <table:table-cell office:value="-0.9999997615814209" office:value-type="float"/>
          <table:table-cell office:value="0.9995205402374268" office:value-type="float"/>
          <table:table-cell office:value="0.22276902198791504" office:value-type="float"/>
          <table:table-cell office:value="0.9841375350952148" office:value-type="float"/>
          <table:table-cell office:value="0.9999974966049194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1477687716484069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7854514308" office:value-type="float"/>
          <table:table-cell office:value="15" office:value-type="float"/>
          <table:table-cell office:value="-0.9999998211860657" office:value-type="float"/>
          <table:table-cell office:value="0.9994385242462158" office:value-type="float"/>
          <table:table-cell office:value="0.42014455795288086" office:value-type="float"/>
          <table:table-cell office:value="0.9772387742996216" office:value-type="float"/>
          <table:table-cell office:value="0.9999973773956299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1055020451545715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069215934" office:value-type="float"/>
          <table:table-cell office:value="16" office:value-type="float"/>
          <table:table-cell office:value="-0.9999998211860657" office:value-type="float"/>
          <table:table-cell office:value="0.9994466304779053" office:value-type="float"/>
          <table:table-cell office:value="0.4226672649383545" office:value-type="float"/>
          <table:table-cell office:value="0.9774329662322998" office:value-type="float"/>
          <table:table-cell office:value="0.9999974966049194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-0.00447484612464904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7935027441" office:value-type="float"/>
          <table:table-cell office:value="17" office:value-type="float"/>
          <table:table-cell office:value="-0.9999998211860657" office:value-type="float"/>
          <table:table-cell office:value="0.9993565082550049" office:value-type="float"/>
          <table:table-cell office:value="0.6075358390808105" office:value-type="float"/>
          <table:table-cell office:value="0.9669878482818604" office:value-type="float"/>
          <table:table-cell office:value="0.9999974966049194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0163463950157165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069215934" office:value-type="float"/>
          <table:table-cell office:value="18" office:value-type="float"/>
          <table:table-cell office:value="-0.9999998211860657" office:value-type="float"/>
          <table:table-cell office:value="0.9993693828582764" office:value-type="float"/>
          <table:table-cell office:value="0.6109485626220703" office:value-type="float"/>
          <table:table-cell office:value="0.9673441648483276" office:value-type="float"/>
          <table:table-cell office:value="0.999997615814209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0919752001762390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7988702847" office:value-type="float"/>
          <table:table-cell office:value="19" office:value-type="float"/>
          <table:table-cell office:value="-0.9999998807907104" office:value-type="float"/>
          <table:table-cell office:value="0.9992704391479492" office:value-type="float"/>
          <table:table-cell office:value="0.7562880516052246" office:value-type="float"/>
          <table:table-cell office:value="0.9516267776489258" office:value-type="float"/>
          <table:table-cell office:value="0.999997615814209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1679551482200622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7988702847" office:value-type="float"/>
          <table:table-cell office:value="20" office:value-type="float"/>
          <table:table-cell office:value="-0.9999998807907104" office:value-type="float"/>
          <table:table-cell office:value="0.9992876052856445" office:value-type="float"/>
          <table:table-cell office:value="0.7597994804382324" office:value-type="float"/>
          <table:table-cell office:value="0.9521545171737671" office:value-type="float"/>
          <table:table-cell office:value="0.999997854232788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253758227825164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4986185895" office:value-type="float"/>
          <table:table-cell office:value="21" office:value-type="float"/>
          <table:table-cell office:value="-0.9999998807907104" office:value-type="float"/>
          <table:table-cell office:value="0.9991821050643921" office:value-type="float"/>
          <table:table-cell office:value="0.8580307960510254" office:value-type="float"/>
          <table:table-cell office:value="0.9295051097869873" office:value-type="float"/>
          <table:table-cell office:value="0.999997854232788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3398491501808166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7961865146" office:value-type="float"/>
          <table:table-cell office:value="22" office:value-type="float"/>
          <table:table-cell office:value="-0.9999999403953552" office:value-type="float"/>
          <table:table-cell office:value="0.9992029666900635" office:value-type="float"/>
          <table:table-cell office:value="0.8609092235565186" office:value-type="float"/>
          <table:table-cell office:value="0.9302008152008057" office:value-type="float"/>
          <table:table-cell office:value="0.9999980926513672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431761205196380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7908189732" office:value-type="float"/>
          <table:table-cell office:value="23" office:value-type="float"/>
          <table:table-cell office:value="-0.9999999403953552" office:value-type="float"/>
          <table:table-cell office:value="0.9990929365158081" office:value-type="float"/>
          <table:table-cell office:value="0.9191205501556396" office:value-type="float"/>
          <table:table-cell office:value="0.9007083177566528" office:value-type="float"/>
          <table:table-cell office:value="0.9999980926513672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7935027441" office:value-type="float"/>
          <table:table-cell office:value="24" office:value-type="float"/>
          <table:table-cell office:value="-0.9999999403953552" office:value-type="float"/>
          <table:table-cell office:value="0.9991145133972168" office:value-type="float"/>
          <table:table-cell office:value="0.9212245941162109" office:value-type="float"/>
          <table:table-cell office:value="0.9014139175415039" office:value-type="float"/>
          <table:table-cell office:value="0.9999983310699463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7693487957" office:value-type="float"/>
          <table:table-cell office:value="25" office:value-type="float"/>
          <table:table-cell office:value="-0.9999999403953552" office:value-type="float"/>
          <table:table-cell office:value="0.9989818334579468" office:value-type="float"/>
          <table:table-cell office:value="0.953667402267456" office:value-type="float"/>
          <table:table-cell office:value="0.8640007972717285" office:value-type="float"/>
          <table:table-cell office:value="0.9999983310699463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418105652" office:value-type="float"/>
          <table:table-cell office:value="26" office:value-type="float"/>
          <table:table-cell office:value="-0.9999999403953552" office:value-type="float"/>
          <table:table-cell office:value="0.9989819526672363" office:value-type="float"/>
          <table:table-cell office:value="0.953667402267456" office:value-type="float"/>
          <table:table-cell office:value="0.8640007972717285" office:value-type="float"/>
          <table:table-cell office:value="0.9999983310699463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015540546" office:value-type="float"/>
          <table:table-cell office:value="27" office:value-type="float"/>
          <table:table-cell office:value="-0.9999999403953552" office:value-type="float"/>
          <table:table-cell office:value="0.9988071918487549" office:value-type="float"/>
          <table:table-cell office:value="0.9713895320892334" office:value-type="float"/>
          <table:table-cell office:value="0.8163323402404785" office:value-type="float"/>
          <table:table-cell office:value="0.9999982118606567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015540546" office:value-type="float"/>
          <table:table-cell office:value="28" office:value-type="float"/>
          <table:table-cell office:value="-0.9999999403953552" office:value-type="float"/>
          <table:table-cell office:value="0.9988071918487549" office:value-type="float"/>
          <table:table-cell office:value="0.9713895320892334" office:value-type="float"/>
          <table:table-cell office:value="0.8163323402404785" office:value-type="float"/>
          <table:table-cell office:value="0.9999982118606567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203404349" office:value-type="float"/>
          <table:table-cell office:value="29" office:value-type="float"/>
          <table:table-cell office:value="-0.9999999403953552" office:value-type="float"/>
          <table:table-cell office:value="0.9985935688018799" office:value-type="float"/>
          <table:table-cell office:value="0.9817750453948975" office:value-type="float"/>
          <table:table-cell office:value="0.757978081703186" office:value-type="float"/>
          <table:table-cell office:value="0.9999980926513672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7854514308" office:value-type="float"/>
          <table:table-cell office:value="30" office:value-type="float"/>
          <table:table-cell office:value="-0.9999999403953552" office:value-type="float"/>
          <table:table-cell office:value="0.9985935688018799" office:value-type="float"/>
          <table:table-cell office:value="0.9817750453948975" office:value-type="float"/>
          <table:table-cell office:value="0.7579777240753174" office:value-type="float"/>
          <table:table-cell office:value="0.9999980926513672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283917361" office:value-type="float"/>
          <table:table-cell office:value="31" office:value-type="float"/>
          <table:table-cell office:value="-0.9999999403953552" office:value-type="float"/>
          <table:table-cell office:value="0.9983508586883545" office:value-type="float"/>
          <table:table-cell office:value="0.9880149364471436" office:value-type="float"/>
          <table:table-cell office:value="0.6826716661453247" office:value-type="float"/>
          <table:table-cell office:value="0.9999980926513672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7908189732" office:value-type="float"/>
          <table:table-cell office:value="32" office:value-type="float"/>
          <table:table-cell office:value="-0.9999999403953552" office:value-type="float"/>
          <table:table-cell office:value="0.9983508586883545" office:value-type="float"/>
          <table:table-cell office:value="0.9880149364471436" office:value-type="float"/>
          <table:table-cell office:value="0.6826711893081665" office:value-type="float"/>
          <table:table-cell office:value="0.9999980926513672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3644303456" office:value-type="float"/>
          <table:table-cell office:value="33" office:value-type="float"/>
          <table:table-cell office:value="-1" office:value-type="float"/>
          <table:table-cell office:value="0.9980666637420654" office:value-type="float"/>
          <table:table-cell office:value="0.9918687343597412" office:value-type="float"/>
          <table:table-cell office:value="0.5844910144805908" office:value-type="float"/>
          <table:table-cell office:value="0.999997854232788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1497289924" office:value-type="float"/>
          <table:table-cell office:value="34" office:value-type="float"/>
          <table:table-cell office:value="-1" office:value-type="float"/>
          <table:table-cell office:value="0.9980666637420654" office:value-type="float"/>
          <table:table-cell office:value="0.9918687343597412" office:value-type="float"/>
          <table:table-cell office:value="0.5844907760620117" office:value-type="float"/>
          <table:table-cell office:value="0.999997854232788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1497289924" office:value-type="float"/>
          <table:table-cell office:value="35" office:value-type="float"/>
          <table:table-cell office:value="-1" office:value-type="float"/>
          <table:table-cell office:value="0.9977045059204102" office:value-type="float"/>
          <table:table-cell office:value="0.9944131374359131" office:value-type="float"/>
          <table:table-cell office:value="0.43218421936035156" office:value-type="float"/>
          <table:table-cell office:value="0.9999977350234985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1228913096" office:value-type="float"/>
          <table:table-cell office:value="36" office:value-type="float"/>
          <table:table-cell office:value="-1" office:value-type="float"/>
          <table:table-cell office:value="0.9977045059204102" office:value-type="float"/>
          <table:table-cell office:value="0.9944131374359131" office:value-type="float"/>
          <table:table-cell office:value="0.43218421936035156" office:value-type="float"/>
          <table:table-cell office:value="0.9999977350234985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1228913096" office:value-type="float"/>
          <table:table-cell office:value="37" office:value-type="float"/>
          <table:table-cell office:value="-1" office:value-type="float"/>
          <table:table-cell office:value="0.9972341060638428" office:value-type="float"/>
          <table:table-cell office:value="0.9960989952087402" office:value-type="float"/>
          <table:table-cell office:value="0.22678256034851074" office:value-type="float"/>
          <table:table-cell office:value="0.999997615814209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518838310755025" office:value-type="float"/>
          <table:table-cell office:value="38" office:value-type="float"/>
          <table:table-cell office:value="-1" office:value-type="float"/>
          <table:table-cell office:value="0.9972341060638428" office:value-type="float"/>
          <table:table-cell office:value="0.9960989952087402" office:value-type="float"/>
          <table:table-cell office:value="0.22678256034851074" office:value-type="float"/>
          <table:table-cell office:value="0.999997615814209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979456663131714" office:value-type="float"/>
          <table:table-cell office:value="0.05" office:value-type="float"/>
          <table:table-cell office:value="-0.05" office:value-type="float"/>
          <table:table-cell office:value="0.04518838444943301" office:value-type="float"/>
          <table:table-cell office:value="39" office:value-type="float"/>
          <table:table-cell office:value="-1" office:value-type="float"/>
          <table:table-cell office:value="0.9966435432434082" office:value-type="float"/>
          <table:table-cell office:value="0.9972306489944458" office:value-type="float"/>
          <table:table-cell office:value="-0.020543336868286133" office:value-type="float"/>
          <table:table-cell office:value="0.999997615814209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958544075489044" office:value-type="float"/>
          <table:table-cell office:value="0.05" office:value-type="float"/>
          <table:table-cell office:value="-0.05" office:value-type="float"/>
          <table:table-cell office:value="0.045188382302420234" office:value-type="float"/>
          <table:table-cell office:value="40" office:value-type="float"/>
          <table:table-cell office:value="-1" office:value-type="float"/>
          <table:table-cell office:value="0.9966408014297485" office:value-type="float"/>
          <table:table-cell office:value="0.9972320795059204" office:value-type="float"/>
          <table:table-cell office:value="-0.020912587642669678" office:value-type="float"/>
          <table:table-cell office:value="0.999997615814209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667132198810577" office:value-type="float"/>
          <table:table-cell office:value="0.05" office:value-type="float"/>
          <table:table-cell office:value="-0.05" office:value-type="float"/>
          <table:table-cell office:value="0.04518838203404349" office:value-type="float"/>
          <table:table-cell office:value="41" office:value-type="float"/>
          <table:table-cell office:value="-1" office:value-type="float"/>
          <table:table-cell office:value="0.9958623647689819" office:value-type="float"/>
          <table:table-cell office:value="0.9980082511901855" office:value-type="float"/>
          <table:table-cell office:value="-0.2914118766784668" office:value-type="float"/>
          <table:table-cell office:value="0.9999973773956299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4370917677879333" office:value-type="float"/>
          <table:table-cell office:value="0.05" office:value-type="float"/>
          <table:table-cell office:value="-0.05" office:value-type="float"/>
          <table:table-cell office:value="0.04518838042378242" office:value-type="float"/>
          <table:table-cell office:value="42" office:value-type="float"/>
          <table:table-cell office:value="-1" office:value-type="float"/>
          <table:table-cell office:value="0.9958133697509766" office:value-type="float"/>
          <table:table-cell office:value="0.9980229139328003" office:value-type="float"/>
          <table:table-cell office:value="-0.2962145209312439" office:value-type="float"/>
          <table:table-cell office:value="0.9999973773956299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3817780256271362" office:value-type="float"/>
          <table:table-cell office:value="0.05" office:value-type="float"/>
          <table:table-cell office:value="-0.05" office:value-type="float"/>
          <table:table-cell office:value="0.04518838418105652" office:value-type="float"/>
          <table:table-cell office:value="43" office:value-type="float"/>
          <table:table-cell office:value="-1" office:value-type="float"/>
          <table:table-cell office:value="0.9947223663330078" office:value-type="float"/>
          <table:table-cell office:value="0.9985779523849487" office:value-type="float"/>
          <table:table-cell office:value="-0.5531374216079712" office:value-type="float"/>
          <table:table-cell office:value="0.9999971389770508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32579375505447386" office:value-type="float"/>
          <table:table-cell office:value="0.05" office:value-type="float"/>
          <table:table-cell office:value="-0.05" office:value-type="float"/>
          <table:table-cell office:value="0.04518837935027441" office:value-type="float"/>
          <table:table-cell office:value="44" office:value-type="float"/>
          <table:table-cell office:value="-1" office:value-type="float"/>
          <table:table-cell office:value="0.9946036338806152" office:value-type="float"/>
          <table:table-cell office:value="0.9985976219177246" office:value-type="float"/>
          <table:table-cell office:value="-0.5598427057266235" office:value-type="float"/>
          <table:table-cell office:value="0.9999971389770508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2506309151649475" office:value-type="float"/>
          <table:table-cell office:value="0.05" office:value-type="float"/>
          <table:table-cell office:value="-0.05" office:value-type="float"/>
          <table:table-cell office:value="0.04518838069215934" office:value-type="float"/>
          <table:table-cell office:value="45" office:value-type="float"/>
          <table:table-cell office:value="-1" office:value-type="float"/>
          <table:table-cell office:value="0.992978572845459" office:value-type="float"/>
          <table:table-cell office:value="0.9989869594573975" office:value-type="float"/>
          <table:table-cell office:value="-0.7516283988952637" office:value-type="float"/>
          <table:table-cell office:value="0.9999969005584717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17488167285919187" office:value-type="float"/>
          <table:table-cell office:value="0.05" office:value-type="float"/>
          <table:table-cell office:value="-0.05" office:value-type="float"/>
          <table:table-cell office:value="0.04518838391268" office:value-type="float"/>
          <table:table-cell office:value="46" office:value-type="float"/>
          <table:table-cell office:value="-1" office:value-type="float"/>
          <table:table-cell office:value="0.9927504062652588" office:value-type="float"/>
          <table:table-cell office:value="0.9990060329437256" office:value-type="float"/>
          <table:table-cell office:value="-0.7574924230575562" office:value-type="float"/>
          <table:table-cell office:value="0.9999969005584717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08776240944862363" office:value-type="float"/>
          <table:table-cell office:value="0.05" office:value-type="float"/>
          <table:table-cell office:value="-0.05" office:value-type="float"/>
          <table:table-cell office:value="0.04518838015540546" office:value-type="float"/>
          <table:table-cell office:value="47" office:value-type="float"/>
          <table:table-cell office:value="-1" office:value-type="float"/>
          <table:table-cell office:value="0.9901583194732666" office:value-type="float"/>
          <table:table-cell office:value="0.9992704391479492" office:value-type="float"/>
          <table:table-cell office:value="-0.8711926341056824" office:value-type="float"/>
          <table:table-cell office:value="0.9999966621398926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2.8004646301265854e-05" office:value-type="float"/>
          <table:table-cell office:value="0.05" office:value-type="float"/>
          <table:table-cell office:value="-0.05" office:value-type="float"/>
          <table:table-cell office:value="0.045188381765666724" office:value-type="float"/>
          <table:table-cell office:value="48" office:value-type="float"/>
          <table:table-cell office:value="-1" office:value-type="float"/>
          <table:table-cell office:value="0.9897890090942383" office:value-type="float"/>
          <table:table-cell office:value="0.9992861747741699" office:value-type="float"/>
          <table:table-cell office:value="-0.8748236298561096" office:value-type="float"/>
          <table:table-cell office:value="0.9999966621398926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09307585954666141" office:value-type="float"/>
          <table:table-cell office:value="0.05" office:value-type="float"/>
          <table:table-cell office:value="-0.05" office:value-type="float"/>
          <table:table-cell office:value="0.04518838257079694" office:value-type="float"/>
          <table:table-cell office:value="49" office:value-type="float"/>
          <table:table-cell office:value="-1" office:value-type="float"/>
          <table:table-cell office:value="0.9858314990997314" office:value-type="float"/>
          <table:table-cell office:value="0.9994649887084961" office:value-type="float"/>
          <table:table-cell office:value="-0.9335590600967407" office:value-type="float"/>
          <table:table-cell office:value="0.9999961853027344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18663411736488347" office:value-type="float"/>
          <table:table-cell office:value="0.05" office:value-type="float"/>
          <table:table-cell office:value="-0.05" office:value-type="float"/>
          <table:table-cell office:value="0.04518838471780946" office:value-type="float"/>
          <table:table-cell office:value="50" office:value-type="float"/>
          <table:table-cell office:value="-1" office:value-type="float"/>
          <table:table-cell office:value="0.9852648973464966" office:value-type="float"/>
          <table:table-cell office:value="0.9994773864746094" office:value-type="float"/>
          <table:table-cell office:value="-0.9355825781822205" office:value-type="float"/>
          <table:table-cell office:value="0.9999961853027344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28313148021698" office:value-type="float"/>
          <table:table-cell office:value="0.05" office:value-type="float"/>
          <table:table-cell office:value="-0.05" office:value-type="float"/>
          <table:table-cell office:value="0.04518838391268" office:value-type="float"/>
          <table:table-cell office:value="51" office:value-type="float"/>
          <table:table-cell office:value="-1" office:value-type="float"/>
          <table:table-cell office:value="0.9788597822189331" office:value-type="float"/>
          <table:table-cell office:value="0.9995999336242676" office:value-type="float"/>
          <table:table-cell office:value="-0.9649736285209656" office:value-type="float"/>
          <table:table-cell office:value="0.9999959468841553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37974395155906684" office:value-type="float"/>
          <table:table-cell office:value="0.05" office:value-type="float"/>
          <table:table-cell office:value="-0.05" office:value-type="float"/>
          <table:table-cell office:value="0.04518838257079694" office:value-type="float"/>
          <table:table-cell office:value="52" office:value-type="float"/>
          <table:table-cell office:value="-1" office:value-type="float"/>
          <table:table-cell office:value="0.9779553413391113" office:value-type="float"/>
          <table:table-cell office:value="0.9996099472045898" office:value-type="float"/>
          <table:table-cell office:value="-0.9661247134208679" office:value-type="float"/>
          <table:table-cell office:value="0.9999958276748657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47784939408302314" office:value-type="float"/>
          <table:table-cell office:value="0.05" office:value-type="float"/>
          <table:table-cell office:value="-0.05" office:value-type="float"/>
          <table:table-cell office:value="0.04518838069215934" office:value-type="float"/>
          <table:table-cell office:value="53" office:value-type="float"/>
          <table:table-cell office:value="-1" office:value-type="float"/>
          <table:table-cell office:value="0.9666979312896729" office:value-type="float"/>
          <table:table-cell office:value="0.9996955394744873" office:value-type="float"/>
          <table:table-cell office:value="-0.981054425239563" office:value-type="float"/>
          <table:table-cell office:value="0.999995470046997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518838042378242" office:value-type="float"/>
          <table:table-cell office:value="54" office:value-type="float"/>
          <table:table-cell office:value="-1" office:value-type="float"/>
          <table:table-cell office:value="0.9651303291320801" office:value-type="float"/>
          <table:table-cell office:value="0.9997038841247559" office:value-type="float"/>
          <table:table-cell office:value="-0.9817533493041992" office:value-type="float"/>
          <table:table-cell office:value="0.999995470046997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5188381765666724" office:value-type="float"/>
          <table:table-cell office:value="55" office:value-type="float"/>
          <table:table-cell office:value="-1" office:value-type="float"/>
          <table:table-cell office:value="0.9477249383926392" office:value-type="float"/>
          <table:table-cell office:value="0.9997588396072388" office:value-type="float"/>
          <table:table-cell office:value="-0.9890491366386414" office:value-type="float"/>
          <table:table-cell office:value="0.999995231628418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518838069215934" office:value-type="float"/>
          <table:table-cell office:value="56" office:value-type="float"/>
          <table:table-cell office:value="-1" office:value-type="float"/>
          <table:table-cell office:value="0.9477249383926392" office:value-type="float"/>
          <table:table-cell office:value="0.9997588396072388" office:value-type="float"/>
          <table:table-cell office:value="-0.9890491366386414" office:value-type="float"/>
          <table:table-cell office:value="0.999995231628418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518838310755025" office:value-type="float"/>
          <table:table-cell office:value="57" office:value-type="float"/>
          <table:table-cell office:value="-1" office:value-type="float"/>
          <table:table-cell office:value="0.9174759387969971" office:value-type="float"/>
          <table:table-cell office:value="0.9997990131378174" office:value-type="float"/>
          <table:table-cell office:value="-0.9931819438934326" office:value-type="float"/>
          <table:table-cell office:value="0.9999949932098389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51883782767659" office:value-type="float"/>
          <table:table-cell office:value="58" office:value-type="float"/>
          <table:table-cell office:value="-1" office:value-type="float"/>
          <table:table-cell office:value="0.9174758195877075" office:value-type="float"/>
          <table:table-cell office:value="0.9997990131378174" office:value-type="float"/>
          <table:table-cell office:value="-0.9931819438934326" office:value-type="float"/>
          <table:table-cell office:value="0.9999949932098389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5188381228913096" office:value-type="float"/>
          <table:table-cell office:value="59" office:value-type="float"/>
          <table:table-cell office:value="-1" office:value-type="float"/>
          <table:table-cell office:value="0.8694015741348267" office:value-type="float"/>
          <table:table-cell office:value="0.999829888343811" office:value-type="float"/>
          <table:table-cell office:value="-0.9956036806106567" office:value-type="float"/>
          <table:table-cell office:value="0.9999948740005493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518838042378242" office:value-type="float"/>
          <table:table-cell office:value="60" office:value-type="float"/>
          <table:table-cell office:value="-1" office:value-type="float"/>
          <table:table-cell office:value="0.8694014549255371" office:value-type="float"/>
          <table:table-cell office:value="0.999829888343811" office:value-type="float"/>
          <table:table-cell office:value="-0.9956036806106567" office:value-type="float"/>
          <table:table-cell office:value="0.9999948740005493" office:value-type="float"/>
          <table:table-cell office:value="-1" office:value-type="float"/>
        </table:table-row>
      </table:table>
      <table:table table:name="1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1" office:value-type="float"/>
          <table:table-cell office:value="0.009890328645706176" office:value-type="float"/>
          <table:table-cell office:value="0.009998722076416016" office:value-type="float"/>
          <table:table-cell office:value="-0.009875433444976807" office:value-type="float"/>
          <table:table-cell office:value="0.009999998807907105" office:value-type="float"/>
          <table:table-cell office:value="-0.01" office:value-type="float"/>
          <table:table-cell office:value="0.03836168931099926" office:value-type="float"/>
          <table:table-cell office:value="1" office:value-type="float"/>
          <table:table-cell office:value="-1" office:value-type="float"/>
          <table:table-cell office:value="0.9890328645706177" office:value-type="float"/>
          <table:table-cell office:value="0.9998722076416016" office:value-type="float"/>
          <table:table-cell office:value="-0.9875433444976807" office:value-type="float"/>
          <table:table-cell office:value="0.9999998807907104" office:value-type="float"/>
          <table:table-cell office:value="-1" office:value-type="float"/>
        </table:table-row>
        <table:table-row>
          <table:table-cell office:value="-0.02" office:value-type="float"/>
          <table:table-cell office:value="0.01977500796318054" office:value-type="float"/>
          <table:table-cell office:value="0.01999757409095764" office:value-type="float"/>
          <table:table-cell office:value="-0.01976239502429962" office:value-type="float"/>
          <table:table-cell office:value="0.01999999761581421" office:value-type="float"/>
          <table:table-cell office:value="-0.02" office:value-type="float"/>
          <table:table-cell office:value="0.03836168931445516" office:value-type="float"/>
          <table:table-cell office:value="2" office:value-type="float"/>
          <table:table-cell office:value="-1" office:value-type="float"/>
          <table:table-cell office:value="0.9884679317474365" office:value-type="float"/>
          <table:table-cell office:value="0.9998852014541626" office:value-type="float"/>
          <table:table-cell office:value="-0.9886961579322815" office:value-type="float"/>
          <table:table-cell office:value="0.9999998807907104" office:value-type="float"/>
          <table:table-cell office:value="-1" office:value-type="float"/>
        </table:table-row>
        <table:table-row>
          <table:table-cell office:value="-0.03" office:value-type="float"/>
          <table:table-cell office:value="0.029558691978454586" office:value-type="float"/>
          <table:table-cell office:value="0.029996708631515503" office:value-type="float"/>
          <table:table-cell office:value="-0.02969732165336609" office:value-type="float"/>
          <table:table-cell office:value="0.029999996423721316" office:value-type="float"/>
          <table:table-cell office:value="-0.03" office:value-type="float"/>
          <table:table-cell office:value="0.03836168931099926" office:value-type="float"/>
          <table:table-cell office:value="3" office:value-type="float"/>
          <table:table-cell office:value="-1" office:value-type="float"/>
          <table:table-cell office:value="0.9783684015274048" office:value-type="float"/>
          <table:table-cell office:value="0.9999134540557861" office:value-type="float"/>
          <table:table-cell office:value="-0.9934926629066467" office:value-type="float"/>
          <table:table-cell office:value="0.9999998807907104" office:value-type="float"/>
          <table:table-cell office:value="-1" office:value-type="float"/>
        </table:table-row>
        <table:table-row>
          <table:table-cell office:value="-0.04" office:value-type="float"/>
          <table:table-cell office:value="0.039328258037567135" office:value-type="float"/>
          <table:table-cell office:value="0.0399959409236908" office:value-type="float"/>
          <table:table-cell office:value="-0.039639190435409546" office:value-type="float"/>
          <table:table-cell office:value="0.03999999523162842" office:value-type="float"/>
          <table:table-cell office:value="-0.04" office:value-type="float"/>
          <table:table-cell office:value="0.03836168931253521" office:value-type="float"/>
          <table:table-cell office:value="4" office:value-type="float"/>
          <table:table-cell office:value="-1" office:value-type="float"/>
          <table:table-cell office:value="0.9769566059112549" office:value-type="float"/>
          <table:table-cell office:value="0.9999232292175293" office:value-type="float"/>
          <table:table-cell office:value="-0.9941868782043457" office:value-type="float"/>
          <table:table-cell office:value="0.9999998807907104" office:value-type="float"/>
          <table:table-cell office:value="-1" office:value-type="float"/>
        </table:table-row>
        <table:table-row>
          <table:table-cell office:value="-0.05" office:value-type="float"/>
          <table:table-cell office:value="0.04888456225395202" office:value-type="float"/>
          <table:table-cell office:value="0.049995366334915164" office:value-type="float"/>
          <table:table-cell office:value="-0.04960532307624817" office:value-type="float"/>
          <table:table-cell office:value="0.04999999523162842" office:value-type="float"/>
          <table:table-cell office:value="-0.05" office:value-type="float"/>
          <table:table-cell office:value="0.03836168931714304" office:value-type="float"/>
          <table:table-cell office:value="5" office:value-type="float"/>
          <table:table-cell office:value="-1" office:value-type="float"/>
          <table:table-cell office:value="0.9556304216384888" office:value-type="float"/>
          <table:table-cell office:value="0.9999425411224365" office:value-type="float"/>
          <table:table-cell office:value="-0.9966132640838623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330319" office:value-type="float"/>
          <table:table-cell office:value="6" office:value-type="float"/>
          <table:table-cell office:value="-1" office:value-type="float"/>
          <table:table-cell office:value="0.9514787197113037" office:value-type="float"/>
          <table:table-cell office:value="0.9999501705169678" office:value-type="float"/>
          <table:table-cell office:value="-0.9970510005950928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752702" office:value-type="float"/>
          <table:table-cell office:value="7" office:value-type="float"/>
          <table:table-cell office:value="-1" office:value-type="float"/>
          <table:table-cell office:value="0.9113348722457886" office:value-type="float"/>
          <table:table-cell office:value="0.9999569654464722" office:value-type="float"/>
          <table:table-cell office:value="-0.9980141520500183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522314" office:value-type="float"/>
          <table:table-cell office:value="8" office:value-type="float"/>
          <table:table-cell office:value="-1" office:value-type="float"/>
          <table:table-cell office:value="0.9113348722457886" office:value-type="float"/>
          <table:table-cell office:value="0.9999569654464722" office:value-type="float"/>
          <table:table-cell office:value="-0.9980141520500183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4071176" office:value-type="float"/>
          <table:table-cell office:value="9" office:value-type="float"/>
          <table:table-cell office:value="-1" office:value-type="float"/>
          <table:table-cell office:value="0.834801197052002" office:value-type="float"/>
          <table:table-cell office:value="0.9999624490737915" office:value-type="float"/>
          <table:table-cell office:value="-0.9986305236816406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445516" office:value-type="float"/>
          <table:table-cell office:value="10" office:value-type="float"/>
          <table:table-cell office:value="-1" office:value-type="float"/>
          <table:table-cell office:value="0.834801197052002" office:value-type="float"/>
          <table:table-cell office:value="0.9999624490737915" office:value-type="float"/>
          <table:table-cell office:value="-0.9986305236816406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09847305" office:value-type="float"/>
          <table:table-cell office:value="11" office:value-type="float"/>
          <table:table-cell office:value="-1" office:value-type="float"/>
          <table:table-cell office:value="0.6894204616546631" office:value-type="float"/>
          <table:table-cell office:value="0.999967098236084" office:value-type="float"/>
          <table:table-cell office:value="-0.9990392923355103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791101" office:value-type="float"/>
          <table:table-cell office:value="12" office:value-type="float"/>
          <table:table-cell office:value="-1" office:value-type="float"/>
          <table:table-cell office:value="0.6894204616546631" office:value-type="float"/>
          <table:table-cell office:value="0.999967098236084" office:value-type="float"/>
          <table:table-cell office:value="-0.9990392923355103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368719" office:value-type="float"/>
          <table:table-cell office:value="13" office:value-type="float"/>
          <table:table-cell office:value="-1" office:value-type="float"/>
          <table:table-cell office:value="0.4380612373352051" office:value-type="float"/>
          <table:table-cell office:value="0.9999709129333496" office:value-type="float"/>
          <table:table-cell office:value="-0.9993147253990173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8295" office:value-type="float"/>
          <table:table-cell office:value="14" office:value-type="float"/>
          <table:table-cell office:value="-1" office:value-type="float"/>
          <table:table-cell office:value="0.4380612373352051" office:value-type="float"/>
          <table:table-cell office:value="0.9999709129333496" office:value-type="float"/>
          <table:table-cell office:value="-0.9993147253990173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5607114" office:value-type="float"/>
          <table:table-cell office:value="15" office:value-type="float"/>
          <table:table-cell office:value="-1" office:value-type="float"/>
          <table:table-cell office:value="0.06091296672821045" office:value-type="float"/>
          <table:table-cell office:value="0.999974250793457" office:value-type="float"/>
          <table:table-cell office:value="-0.9995070695877075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6759054" office:value-type="float"/>
          <table:table-cell office:value="16" office:value-type="float"/>
          <table:table-cell office:value="-1" office:value-type="float"/>
          <table:table-cell office:value="0.06091296672821045" office:value-type="float"/>
          <table:table-cell office:value="0.999974250793457" office:value-type="float"/>
          <table:table-cell office:value="-0.9995070695877075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4668993651866913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867899" office:value-type="float"/>
          <table:table-cell office:value="17" office:value-type="float"/>
          <table:table-cell office:value="-1" office:value-type="float"/>
          <table:table-cell office:value="-0.33100634813308716" office:value-type="float"/>
          <table:table-cell office:value="0.9999771118164062" office:value-type="float"/>
          <table:table-cell office:value="-0.9996383786201477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4340701639652252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253521" office:value-type="float"/>
          <table:table-cell office:value="18" office:value-type="float"/>
          <table:table-cell office:value="-1" office:value-type="float"/>
          <table:table-cell office:value="-0.32829201221466064" office:value-type="float"/>
          <table:table-cell office:value="0.9999771118164062" office:value-type="float"/>
          <table:table-cell office:value="-0.9996389150619507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37254945039749146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59911" office:value-type="float"/>
          <table:table-cell office:value="19" office:value-type="float"/>
          <table:table-cell office:value="-1" office:value-type="float"/>
          <table:table-cell office:value="-0.6152071356773376" office:value-type="float"/>
          <table:table-cell office:value="0.9999796152114868" office:value-type="float"/>
          <table:table-cell office:value="-0.9997288584709167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3113387703895569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1767234" office:value-type="float"/>
          <table:table-cell office:value="20" office:value-type="float"/>
          <table:table-cell office:value="-1" office:value-type="float"/>
          <table:table-cell office:value="-0.6121068000793457" office:value-type="float"/>
          <table:table-cell office:value="0.9999798536300659" office:value-type="float"/>
          <table:table-cell office:value="-0.9997296929359436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23254721760749816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4071176" office:value-type="float"/>
          <table:table-cell office:value="21" office:value-type="float"/>
          <table:table-cell office:value="-1" office:value-type="float"/>
          <table:table-cell office:value="-0.7879155278205872" office:value-type="float"/>
          <table:table-cell office:value="0.9999818801879883" office:value-type="float"/>
          <table:table-cell office:value="-0.9997928738594055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15395829081535339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906298" office:value-type="float"/>
          <table:table-cell office:value="22" office:value-type="float"/>
          <table:table-cell office:value="-1" office:value-type="float"/>
          <table:table-cell office:value="-0.7858892679214478" office:value-type="float"/>
          <table:table-cell office:value="0.9999822378158569" office:value-type="float"/>
          <table:table-cell office:value="-0.9997939467430115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0.006563733220100402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138325" office:value-type="float"/>
          <table:table-cell office:value="23" office:value-type="float"/>
          <table:table-cell office:value="-1" office:value-type="float"/>
          <table:table-cell office:value="-0.8832095861434937" office:value-type="float"/>
          <table:table-cell office:value="0.9999840259552002" office:value-type="float"/>
          <table:table-cell office:value="-0.9998394250869751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022560089826583873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4071176" office:value-type="float"/>
          <table:table-cell office:value="24" office:value-type="float"/>
          <table:table-cell office:value="-1" office:value-type="float"/>
          <table:table-cell office:value="-0.8819742202758789" office:value-type="float"/>
          <table:table-cell office:value="0.9999842643737793" office:value-type="float"/>
          <table:table-cell office:value="-0.9998403787612915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11595731973648073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2175087" office:value-type="float"/>
          <table:table-cell office:value="25" office:value-type="float"/>
          <table:table-cell office:value="-1" office:value-type="float"/>
          <table:table-cell office:value="-0.9339722990989685" office:value-type="float"/>
          <table:table-cell office:value="0.9999856948852539" office:value-type="float"/>
          <table:table-cell office:value="-0.9998733401298523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2093080818653107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368719" office:value-type="float"/>
          <table:table-cell office:value="26" office:value-type="float"/>
          <table:table-cell office:value="-1" office:value-type="float"/>
          <table:table-cell office:value="-0.9335076212882996" office:value-type="float"/>
          <table:table-cell office:value="0.999985933303833" office:value-type="float"/>
          <table:table-cell office:value="-0.999874472618103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30543632507324222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6759054" office:value-type="float"/>
          <table:table-cell office:value="27" office:value-type="float"/>
          <table:table-cell office:value="-1" office:value-type="float"/>
          <table:table-cell office:value="-0.9612824320793152" office:value-type="float"/>
          <table:table-cell office:value="0.9999872446060181" office:value-type="float"/>
          <table:table-cell office:value="-0.9998986124992371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4015484333038331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906298" office:value-type="float"/>
          <table:table-cell office:value="28" office:value-type="float"/>
          <table:table-cell office:value="-1" office:value-type="float"/>
          <table:table-cell office:value="-0.9611210823059082" office:value-type="float"/>
          <table:table-cell office:value="0.9999876022338867" office:value-type="float"/>
          <table:table-cell office:value="-0.9998998045921326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4991897523403169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4071176" office:value-type="float"/>
          <table:table-cell office:value="29" office:value-type="float"/>
          <table:table-cell office:value="-1" office:value-type="float"/>
          <table:table-cell office:value="-0.9764131903648376" office:value-type="float"/>
          <table:table-cell office:value="0.9999885559082031" office:value-type="float"/>
          <table:table-cell office:value="-0.9999176263809204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2021494" office:value-type="float"/>
          <table:table-cell office:value="30" office:value-type="float"/>
          <table:table-cell office:value="-1" office:value-type="float"/>
          <table:table-cell office:value="-0.9763602614402771" office:value-type="float"/>
          <table:table-cell office:value="0.9999887943267822" office:value-type="float"/>
          <table:table-cell office:value="-0.9999186992645264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099926" office:value-type="float"/>
          <table:table-cell office:value="31" office:value-type="float"/>
          <table:table-cell office:value="-1" office:value-type="float"/>
          <table:table-cell office:value="-0.9850278496742249" office:value-type="float"/>
          <table:table-cell office:value="0.9999895095825195" office:value-type="float"/>
          <table:table-cell office:value="-0.9999309778213501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522314" office:value-type="float"/>
          <table:table-cell office:value="32" office:value-type="float"/>
          <table:table-cell office:value="-1" office:value-type="float"/>
          <table:table-cell office:value="-0.9850279092788696" office:value-type="float"/>
          <table:table-cell office:value="0.9999895095825195" office:value-type="float"/>
          <table:table-cell office:value="-0.9999309778213501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6375076" office:value-type="float"/>
          <table:table-cell office:value="33" office:value-type="float"/>
          <table:table-cell office:value="-1" office:value-type="float"/>
          <table:table-cell office:value="-0.9900550246238708" office:value-type="float"/>
          <table:table-cell office:value="0.9999899864196777" office:value-type="float"/>
          <table:table-cell office:value="-0.9999402165412903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867899" office:value-type="float"/>
          <table:table-cell office:value="34" office:value-type="float"/>
          <table:table-cell office:value="-1" office:value-type="float"/>
          <table:table-cell office:value="-0.9900550246238708" office:value-type="float"/>
          <table:table-cell office:value="0.9999899864196777" office:value-type="float"/>
          <table:table-cell office:value="-0.9999402165412903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522314" office:value-type="float"/>
          <table:table-cell office:value="35" office:value-type="float"/>
          <table:table-cell office:value="-1" office:value-type="float"/>
          <table:table-cell office:value="-0.9930898547172546" office:value-type="float"/>
          <table:table-cell office:value="0.9999903440475464" office:value-type="float"/>
          <table:table-cell office:value="-0.999947190284729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522314" office:value-type="float"/>
          <table:table-cell office:value="36" office:value-type="float"/>
          <table:table-cell office:value="-1" office:value-type="float"/>
          <table:table-cell office:value="-0.9930898547172546" office:value-type="float"/>
          <table:table-cell office:value="0.9999903440475464" office:value-type="float"/>
          <table:table-cell office:value="-0.999947190284729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906298" office:value-type="float"/>
          <table:table-cell office:value="37" office:value-type="float"/>
          <table:table-cell office:value="-1" office:value-type="float"/>
          <table:table-cell office:value="-0.9950118064880371" office:value-type="float"/>
          <table:table-cell office:value="0.999990701675415" office:value-type="float"/>
          <table:table-cell office:value="-0.9999526739120483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2059894" office:value-type="float"/>
          <table:table-cell office:value="38" office:value-type="float"/>
          <table:table-cell office:value="-1" office:value-type="float"/>
          <table:table-cell office:value="-0.9950118064880371" office:value-type="float"/>
          <table:table-cell office:value="0.999990701675415" office:value-type="float"/>
          <table:table-cell office:value="-0.9999526739120483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330319" office:value-type="float"/>
          <table:table-cell office:value="39" office:value-type="float"/>
          <table:table-cell office:value="-1" office:value-type="float"/>
          <table:table-cell office:value="-0.9962719678878784" office:value-type="float"/>
          <table:table-cell office:value="0.9999909400939941" office:value-type="float"/>
          <table:table-cell office:value="-0.9999569654464722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59911" office:value-type="float"/>
          <table:table-cell office:value="40" office:value-type="float"/>
          <table:table-cell office:value="-1" office:value-type="float"/>
          <table:table-cell office:value="-0.9962719678878784" office:value-type="float"/>
          <table:table-cell office:value="0.9999909400939941" office:value-type="float"/>
          <table:table-cell office:value="-0.9999569654464722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483915" office:value-type="float"/>
          <table:table-cell office:value="41" office:value-type="float"/>
          <table:table-cell office:value="-1" office:value-type="float"/>
          <table:table-cell office:value="-0.9971292018890381" office:value-type="float"/>
          <table:table-cell office:value="0.9999911785125732" office:value-type="float"/>
          <table:table-cell office:value="-0.9999604821205139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5607114" office:value-type="float"/>
          <table:table-cell office:value="42" office:value-type="float"/>
          <table:table-cell office:value="-1" office:value-type="float"/>
          <table:table-cell office:value="-0.9971292018890381" office:value-type="float"/>
          <table:table-cell office:value="0.9999911785125732" office:value-type="float"/>
          <table:table-cell office:value="-0.9999604821205139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0946332" office:value-type="float"/>
          <table:table-cell office:value="43" office:value-type="float"/>
          <table:table-cell office:value="-1" office:value-type="float"/>
          <table:table-cell office:value="-0.9977397918701172" office:value-type="float"/>
          <table:table-cell office:value="0.9999914169311523" office:value-type="float"/>
          <table:table-cell office:value="-0.9999635219573975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099926" office:value-type="float"/>
          <table:table-cell office:value="44" office:value-type="float"/>
          <table:table-cell office:value="-1" office:value-type="float"/>
          <table:table-cell office:value="-0.9977397918701172" office:value-type="float"/>
          <table:table-cell office:value="0.9999914169311523" office:value-type="float"/>
          <table:table-cell office:value="-0.9999635219573975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714304" office:value-type="float"/>
          <table:table-cell office:value="45" office:value-type="float"/>
          <table:table-cell office:value="-1" office:value-type="float"/>
          <table:table-cell office:value="-0.998182475566864" office:value-type="float"/>
          <table:table-cell office:value="0.9999916553497314" office:value-type="float"/>
          <table:table-cell office:value="-0.9999662041664124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6375076" office:value-type="float"/>
          <table:table-cell office:value="46" office:value-type="float"/>
          <table:table-cell office:value="-1" office:value-type="float"/>
          <table:table-cell office:value="-0.998182475566864" office:value-type="float"/>
          <table:table-cell office:value="0.9999916553497314" office:value-type="float"/>
          <table:table-cell office:value="-0.9999662041664124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445516" office:value-type="float"/>
          <table:table-cell office:value="47" office:value-type="float"/>
          <table:table-cell office:value="-1" office:value-type="float"/>
          <table:table-cell office:value="-0.9985082149505615" office:value-type="float"/>
          <table:table-cell office:value="0.999991774559021" office:value-type="float"/>
          <table:table-cell office:value="-0.999968409538269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330319" office:value-type="float"/>
          <table:table-cell office:value="48" office:value-type="float"/>
          <table:table-cell office:value="-1" office:value-type="float"/>
          <table:table-cell office:value="-0.9985082149505615" office:value-type="float"/>
          <table:table-cell office:value="0.999991774559021" office:value-type="float"/>
          <table:table-cell office:value="-0.999968409538269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8295" office:value-type="float"/>
          <table:table-cell office:value="49" office:value-type="float"/>
          <table:table-cell office:value="-1" office:value-type="float"/>
          <table:table-cell office:value="-0.9987539052963257" office:value-type="float"/>
          <table:table-cell office:value="0.9999920129776001" office:value-type="float"/>
          <table:table-cell office:value="-0.9999703764915466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368719" office:value-type="float"/>
          <table:table-cell office:value="50" office:value-type="float"/>
          <table:table-cell office:value="-1" office:value-type="float"/>
          <table:table-cell office:value="-0.9987539052963257" office:value-type="float"/>
          <table:table-cell office:value="0.9999920129776001" office:value-type="float"/>
          <table:table-cell office:value="-0.9999703764915466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445516" office:value-type="float"/>
          <table:table-cell office:value="51" office:value-type="float"/>
          <table:table-cell office:value="-1" office:value-type="float"/>
          <table:table-cell office:value="-0.9989442229270935" office:value-type="float"/>
          <table:table-cell office:value="0.9999921321868896" office:value-type="float"/>
          <table:table-cell office:value="-0.9999721050262451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59911" office:value-type="float"/>
          <table:table-cell office:value="52" office:value-type="float"/>
          <table:table-cell office:value="-1" office:value-type="float"/>
          <table:table-cell office:value="-0.9989442229270935" office:value-type="float"/>
          <table:table-cell office:value="0.9999921321868896" office:value-type="float"/>
          <table:table-cell office:value="-0.9999721050262451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4071176" office:value-type="float"/>
          <table:table-cell office:value="53" office:value-type="float"/>
          <table:table-cell office:value="-1" office:value-type="float"/>
          <table:table-cell office:value="-0.9990933537483215" office:value-type="float"/>
          <table:table-cell office:value="0.9999923706054688" office:value-type="float"/>
          <table:table-cell office:value="-0.9999736547470093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867899" office:value-type="float"/>
          <table:table-cell office:value="54" office:value-type="float"/>
          <table:table-cell office:value="-1" office:value-type="float"/>
          <table:table-cell office:value="-0.9990933537483215" office:value-type="float"/>
          <table:table-cell office:value="0.9999923706054688" office:value-type="float"/>
          <table:table-cell office:value="-0.9999736547470093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368719" office:value-type="float"/>
          <table:table-cell office:value="55" office:value-type="float"/>
          <table:table-cell office:value="-1" office:value-type="float"/>
          <table:table-cell office:value="-0.9992107152938843" office:value-type="float"/>
          <table:table-cell office:value="0.9999926090240479" office:value-type="float"/>
          <table:table-cell office:value="-0.9999749660491943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4071176" office:value-type="float"/>
          <table:table-cell office:value="56" office:value-type="float"/>
          <table:table-cell office:value="-1" office:value-type="float"/>
          <table:table-cell office:value="-0.9992107152938843" office:value-type="float"/>
          <table:table-cell office:value="0.9999926090240479" office:value-type="float"/>
          <table:table-cell office:value="-0.9999749660491943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714304" office:value-type="float"/>
          <table:table-cell office:value="57" office:value-type="float"/>
          <table:table-cell office:value="-1" office:value-type="float"/>
          <table:table-cell office:value="-0.9993047118186951" office:value-type="float"/>
          <table:table-cell office:value="0.9999927282333374" office:value-type="float"/>
          <table:table-cell office:value="-0.9999762177467346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5607114" office:value-type="float"/>
          <table:table-cell office:value="58" office:value-type="float"/>
          <table:table-cell office:value="-1" office:value-type="float"/>
          <table:table-cell office:value="-0.9993047118186951" office:value-type="float"/>
          <table:table-cell office:value="0.9999927282333374" office:value-type="float"/>
          <table:table-cell office:value="-0.9999762177467346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791101" office:value-type="float"/>
          <table:table-cell office:value="59" office:value-type="float"/>
          <table:table-cell office:value="-1" office:value-type="float"/>
          <table:table-cell office:value="-0.9993801712989807" office:value-type="float"/>
          <table:table-cell office:value="0.999992847442627" office:value-type="float"/>
          <table:table-cell office:value="-0.9999772310256958" office:value-type="float"/>
          <table:table-cell office:value="1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6168931291921" office:value-type="float"/>
          <table:table-cell office:value="60" office:value-type="float"/>
          <table:table-cell office:value="-1" office:value-type="float"/>
          <table:table-cell office:value="-0.9993801712989807" office:value-type="float"/>
          <table:table-cell office:value="0.999992847442627" office:value-type="float"/>
          <table:table-cell office:value="-0.9999772310256958" office:value-type="float"/>
          <table:table-cell office:value="1" office:value-type="float"/>
          <table:table-cell office:value="-1" office:value-type="float"/>
        </table:table-row>
      </table:table>
      <table:table table:name="1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987483024598" office:value-type="float"/>
          <table:table-cell office:value="-0.009999923706054688" office:value-type="float"/>
          <table:table-cell office:value="0.00999917984008789" office:value-type="float"/>
          <table:table-cell office:value="-0.009999908208847046" office:value-type="float"/>
          <table:table-cell office:value="0.009693762063980102" office:value-type="float"/>
          <table:table-cell office:value="-0.009170166850090027" office:value-type="float"/>
          <table:table-cell office:value="0.028038273459927873" office:value-type="float"/>
          <table:table-cell office:value="1" office:value-type="float"/>
          <table:table-cell office:value="-0.9999987483024597" office:value-type="float"/>
          <table:table-cell office:value="-0.9999923706054688" office:value-type="float"/>
          <table:table-cell office:value="0.9999179840087891" office:value-type="float"/>
          <table:table-cell office:value="-0.9999908208847046" office:value-type="float"/>
          <table:table-cell office:value="0.9693762063980103" office:value-type="float"/>
          <table:table-cell office:value="-0.9170166850090027" office:value-type="float"/>
        </table:table-row>
        <table:table-row>
          <table:table-cell office:value="-0.019999978542327882" office:value-type="float"/>
          <table:table-cell office:value="-0.01999986171722412" office:value-type="float"/>
          <table:table-cell office:value="0.01999851703643799" office:value-type="float"/>
          <table:table-cell office:value="-0.01999983489513397" office:value-type="float"/>
          <table:table-cell office:value="0.019436299800872803" office:value-type="float"/>
          <table:table-cell office:value="-0.01848162472248077" office:value-type="float"/>
          <table:table-cell office:value="0.028038268986284212" office:value-type="float"/>
          <table:table-cell office:value="2" office:value-type="float"/>
          <table:table-cell office:value="-0.9999991059303284" office:value-type="float"/>
          <table:table-cell office:value="-0.9999938011169434" office:value-type="float"/>
          <table:table-cell office:value="0.9999337196350098" office:value-type="float"/>
          <table:table-cell office:value="-0.9999926686286926" office:value-type="float"/>
          <table:table-cell office:value="0.97425377368927" office:value-type="float"/>
          <table:table-cell office:value="-0.9311457872390747" office:value-type="float"/>
        </table:table-row>
        <table:table-row>
          <table:table-cell office:value="-0.029999971985816956" office:value-type="float"/>
          <table:table-cell office:value="-0.02999981343746185" office:value-type="float"/>
          <table:table-cell office:value="0.02999799370765686" office:value-type="float"/>
          <table:table-cell office:value="-0.029999778270721436" office:value-type="float"/>
          <table:table-cell office:value="0.029231072664260865" office:value-type="float"/>
          <table:table-cell office:value="-0.02790998339653015" office:value-type="float"/>
          <table:table-cell office:value="0.028038276433357927" office:value-type="float"/>
          <table:table-cell office:value="3" office:value-type="float"/>
          <table:table-cell office:value="-0.9999993443489075" office:value-type="float"/>
          <table:table-cell office:value="-0.9999951720237732" office:value-type="float"/>
          <table:table-cell office:value="0.9999476671218872" office:value-type="float"/>
          <table:table-cell office:value="-0.9999943375587463" office:value-type="float"/>
          <table:table-cell office:value="0.9794772863388062" office:value-type="float"/>
          <table:table-cell office:value="-0.9428358674049377" office:value-type="float"/>
        </table:table-row>
        <table:table-row>
          <table:table-cell office:value="-0.03999996721744538" office:value-type="float"/>
          <table:table-cell office:value="-0.03999977469444275" office:value-type="float"/>
          <table:table-cell office:value="0.03999757647514343" office:value-type="float"/>
          <table:table-cell office:value="-0.039999733567237857" office:value-type="float"/>
          <table:table-cell office:value="0.039061657190322875" office:value-type="float"/>
          <table:table-cell office:value="-0.037445779442787167" office:value-type="float"/>
          <table:table-cell office:value="0.028038280893585572" office:value-type="float"/>
          <table:table-cell office:value="4" office:value-type="float"/>
          <table:table-cell office:value="-0.9999995231628418" office:value-type="float"/>
          <table:table-cell office:value="-0.9999961256980896" office:value-type="float"/>
          <table:table-cell office:value="0.9999582767486572" office:value-type="float"/>
          <table:table-cell office:value="-0.9999955296516418" office:value-type="float"/>
          <table:table-cell office:value="0.9830584526062012" office:value-type="float"/>
          <table:table-cell office:value="-0.9535796046257019" office:value-type="float"/>
        </table:table-row>
        <table:table-row>
          <table:table-cell office:value="-0.04999996364116669" office:value-type="float"/>
          <table:table-cell office:value="-0.049999744296073914" office:value-type="float"/>
          <table:table-cell office:value="0.04999724984169006" office:value-type="float"/>
          <table:table-cell office:value="-0.04999969959259033" office:value-type="float"/>
          <table:table-cell office:value="0.048928245306015014" office:value-type="float"/>
          <table:table-cell office:value="-0.04707859933376312" office:value-type="float"/>
          <table:table-cell office:value="0.028038278663459374" office:value-type="float"/>
          <table:table-cell office:value="5" office:value-type="float"/>
          <table:table-cell office:value="-0.9999996423721313" office:value-type="float"/>
          <table:table-cell office:value="-0.9999969601631165" office:value-type="float"/>
          <table:table-cell office:value="0.9999673366546631" office:value-type="float"/>
          <table:table-cell office:value="-0.9999966025352478" office:value-type="float"/>
          <table:table-cell office:value="0.9866588115692139" office:value-type="float"/>
          <table:table-cell office:value="-0.96328198909759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6433357927" office:value-type="float"/>
          <table:table-cell office:value="6" office:value-type="float"/>
          <table:table-cell office:value="-0.9999997615814209" office:value-type="float"/>
          <table:table-cell office:value="-0.9999975562095642" office:value-type="float"/>
          <table:table-cell office:value="0.999974250793457" office:value-type="float"/>
          <table:table-cell office:value="-0.9999973177909851" office:value-type="float"/>
          <table:table-cell office:value="0.9891633987426758" office:value-type="float"/>
          <table:table-cell office:value="-0.97076314687728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68242934546" office:value-type="float"/>
          <table:table-cell office:value="7" office:value-type="float"/>
          <table:table-cell office:value="-0.9999997615814209" office:value-type="float"/>
          <table:table-cell office:value="-0.9999976754188538" office:value-type="float"/>
          <table:table-cell office:value="0.9999743700027466" office:value-type="float"/>
          <table:table-cell office:value="-0.9999973773956299" office:value-type="float"/>
          <table:table-cell office:value="0.9893194437026978" office:value-type="float"/>
          <table:table-cell office:value="-0.971197485923767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49466374" office:value-type="float"/>
          <table:table-cell office:value="8" office:value-type="float"/>
          <table:table-cell office:value="-0.9999997615814209" office:value-type="float"/>
          <table:table-cell office:value="-0.9999976754188538" office:value-type="float"/>
          <table:table-cell office:value="0.9999743700027466" office:value-type="float"/>
          <table:table-cell office:value="-0.9999973773956299" office:value-type="float"/>
          <table:table-cell office:value="0.9893195629119873" office:value-type="float"/>
          <table:table-cell office:value="-0.97119772434234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62296236315" office:value-type="float"/>
          <table:table-cell office:value="9" office:value-type="float"/>
          <table:table-cell office:value="-0.9999997615814209" office:value-type="float"/>
          <table:table-cell office:value="-0.9999977350234985" office:value-type="float"/>
          <table:table-cell office:value="0.9999744892120361" office:value-type="float"/>
          <table:table-cell office:value="-0.9999973773956299" office:value-type="float"/>
          <table:table-cell office:value="0.9892029762268066" office:value-type="float"/>
          <table:table-cell office:value="-0.97160786390304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7163312166" office:value-type="float"/>
          <table:table-cell office:value="10" office:value-type="float"/>
          <table:table-cell office:value="-0.9999997615814209" office:value-type="float"/>
          <table:table-cell office:value="-0.9999977350234985" office:value-type="float"/>
          <table:table-cell office:value="0.9999744892120361" office:value-type="float"/>
          <table:table-cell office:value="-0.9999973773956299" office:value-type="float"/>
          <table:table-cell office:value="0.9892032146453857" office:value-type="float"/>
          <table:table-cell office:value="-0.97160851955413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3459927873" office:value-type="float"/>
          <table:table-cell office:value="11" office:value-type="float"/>
          <table:table-cell office:value="-0.9999997615814209" office:value-type="float"/>
          <table:table-cell office:value="-0.9999977350234985" office:value-type="float"/>
          <table:table-cell office:value="0.9999744892120361" office:value-type="float"/>
          <table:table-cell office:value="-0.9999973773956299" office:value-type="float"/>
          <table:table-cell office:value="0.988675594329834" office:value-type="float"/>
          <table:table-cell office:value="-0.97144460678100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2703073814" office:value-type="float"/>
          <table:table-cell office:value="12" office:value-type="float"/>
          <table:table-cell office:value="-0.9999997615814209" office:value-type="float"/>
          <table:table-cell office:value="-0.9999977350234985" office:value-type="float"/>
          <table:table-cell office:value="0.9999744892120361" office:value-type="float"/>
          <table:table-cell office:value="-0.9999973773956299" office:value-type="float"/>
          <table:table-cell office:value="0.9886758327484131" office:value-type="float"/>
          <table:table-cell office:value="-0.97144508361816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66756243477" office:value-type="float"/>
          <table:table-cell office:value="13" office:value-type="float"/>
          <table:table-cell office:value="-0.9999997615814209" office:value-type="float"/>
          <table:table-cell office:value="-0.9999977946281433" office:value-type="float"/>
          <table:table-cell office:value="0.9999743700027466" office:value-type="float"/>
          <table:table-cell office:value="-0.9999973773956299" office:value-type="float"/>
          <table:table-cell office:value="0.9880498647689819" office:value-type="float"/>
          <table:table-cell office:value="-0.97163820266723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0472991796" office:value-type="float"/>
          <table:table-cell office:value="14" office:value-type="float"/>
          <table:table-cell office:value="-0.9999997615814209" office:value-type="float"/>
          <table:table-cell office:value="-0.9999977946281433" office:value-type="float"/>
          <table:table-cell office:value="0.9999743700027466" office:value-type="float"/>
          <table:table-cell office:value="-0.9999973773956299" office:value-type="float"/>
          <table:table-cell office:value="0.9880499839782715" office:value-type="float"/>
          <table:table-cell office:value="-0.97163861989974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49466374" office:value-type="float"/>
          <table:table-cell office:value="15" office:value-type="float"/>
          <table:table-cell office:value="-0.9999997615814209" office:value-type="float"/>
          <table:table-cell office:value="-0.9999978542327881" office:value-type="float"/>
          <table:table-cell office:value="0.9999743700027466" office:value-type="float"/>
          <table:table-cell office:value="-0.9999974370002747" office:value-type="float"/>
          <table:table-cell office:value="0.9876494407653809" office:value-type="float"/>
          <table:table-cell office:value="-0.97278100252151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940683202" office:value-type="float"/>
          <table:table-cell office:value="16" office:value-type="float"/>
          <table:table-cell office:value="-0.9999997615814209" office:value-type="float"/>
          <table:table-cell office:value="-0.9999978542327881" office:value-type="float"/>
          <table:table-cell office:value="0.9999743700027466" office:value-type="float"/>
          <table:table-cell office:value="-0.9999974370002747" office:value-type="float"/>
          <table:table-cell office:value="0.9876494407653809" office:value-type="float"/>
          <table:table-cell office:value="-0.97278088331222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567655504" office:value-type="float"/>
          <table:table-cell office:value="17" office:value-type="float"/>
          <table:table-cell office:value="-0.9999997615814209" office:value-type="float"/>
          <table:table-cell office:value="-0.9999978542327881" office:value-type="float"/>
          <table:table-cell office:value="0.9999744892120361" office:value-type="float"/>
          <table:table-cell office:value="-0.9999974370002747" office:value-type="float"/>
          <table:table-cell office:value="0.9872825145721436" office:value-type="float"/>
          <table:table-cell office:value="-0.97395658493041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6433357927" office:value-type="float"/>
          <table:table-cell office:value="18" office:value-type="float"/>
          <table:table-cell office:value="-0.9999997615814209" office:value-type="float"/>
          <table:table-cell office:value="-0.9999978542327881" office:value-type="float"/>
          <table:table-cell office:value="0.9999744892120361" office:value-type="float"/>
          <table:table-cell office:value="-0.9999974370002747" office:value-type="float"/>
          <table:table-cell office:value="0.9872825145721436" office:value-type="float"/>
          <table:table-cell office:value="-0.97395658493041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4933180604" office:value-type="float"/>
          <table:table-cell office:value="19" office:value-type="float"/>
          <table:table-cell office:value="-0.9999997615814209" office:value-type="float"/>
          <table:table-cell office:value="-0.9999979138374329" office:value-type="float"/>
          <table:table-cell office:value="0.9999743700027466" office:value-type="float"/>
          <table:table-cell office:value="-0.9999974370002747" office:value-type="float"/>
          <table:table-cell office:value="0.9867545366287231" office:value-type="float"/>
          <table:table-cell office:value="-0.97452175617218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8015020742" office:value-type="float"/>
          <table:table-cell office:value="20" office:value-type="float"/>
          <table:table-cell office:value="-0.9999997615814209" office:value-type="float"/>
          <table:table-cell office:value="-0.9999979138374329" office:value-type="float"/>
          <table:table-cell office:value="0.9999743700027466" office:value-type="float"/>
          <table:table-cell office:value="-0.9999974370002747" office:value-type="float"/>
          <table:table-cell office:value="0.9867544174194336" office:value-type="float"/>
          <table:table-cell office:value="-0.97452163696289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271657725" office:value-type="float"/>
          <table:table-cell office:value="21" office:value-type="float"/>
          <table:table-cell office:value="-0.9999997615814209" office:value-type="float"/>
          <table:table-cell office:value="-0.9999979138374329" office:value-type="float"/>
          <table:table-cell office:value="0.999974250793457" office:value-type="float"/>
          <table:table-cell office:value="-0.9999974370002747" office:value-type="float"/>
          <table:table-cell office:value="0.9861571788787842" office:value-type="float"/>
          <table:table-cell office:value="-0.97493618726730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1216349716" office:value-type="float"/>
          <table:table-cell office:value="22" office:value-type="float"/>
          <table:table-cell office:value="-0.9999997615814209" office:value-type="float"/>
          <table:table-cell office:value="-0.9999979138374329" office:value-type="float"/>
          <table:table-cell office:value="0.999974250793457" office:value-type="float"/>
          <table:table-cell office:value="-0.9999974370002747" office:value-type="float"/>
          <table:table-cell office:value="0.9861572980880737" office:value-type="float"/>
          <table:table-cell office:value="-0.97493666410446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6433357927" office:value-type="float"/>
          <table:table-cell office:value="23" office:value-type="float"/>
          <table:table-cell office:value="-0.9999997615814209" office:value-type="float"/>
          <table:table-cell office:value="-0.9999979138374329" office:value-type="float"/>
          <table:table-cell office:value="0.999974250793457" office:value-type="float"/>
          <table:table-cell office:value="-0.9999974370002747" office:value-type="float"/>
          <table:table-cell office:value="0.9856390953063965" office:value-type="float"/>
          <table:table-cell office:value="-0.97557288408279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68242934546" office:value-type="float"/>
          <table:table-cell office:value="24" office:value-type="float"/>
          <table:table-cell office:value="-0.9999997615814209" office:value-type="float"/>
          <table:table-cell office:value="-0.9999979138374329" office:value-type="float"/>
          <table:table-cell office:value="0.999974250793457" office:value-type="float"/>
          <table:table-cell office:value="-0.9999974370002747" office:value-type="float"/>
          <table:table-cell office:value="0.9856390953063965" office:value-type="float"/>
          <table:table-cell office:value="-0.97557282447814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3446439995" office:value-type="float"/>
          <table:table-cell office:value="25" office:value-type="float"/>
          <table:table-cell office:value="-0.9999997615814209" office:value-type="float"/>
          <table:table-cell office:value="-0.9999979734420776" office:value-type="float"/>
          <table:table-cell office:value="0.9999741315841675" office:value-type="float"/>
          <table:table-cell office:value="-0.9999974370002747" office:value-type="float"/>
          <table:table-cell office:value="0.9850456714630127" office:value-type="float"/>
          <table:table-cell office:value="-0.97597175836563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1973229365" office:value-type="float"/>
          <table:table-cell office:value="26" office:value-type="float"/>
          <table:table-cell office:value="-0.9999997615814209" office:value-type="float"/>
          <table:table-cell office:value="-0.9999979734420776" office:value-type="float"/>
          <table:table-cell office:value="0.9999741315841675" office:value-type="float"/>
          <table:table-cell office:value="-0.9999974370002747" office:value-type="float"/>
          <table:table-cell office:value="0.9850455522537231" office:value-type="float"/>
          <table:table-cell office:value="-0.97597146034240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122988424" office:value-type="float"/>
          <table:table-cell office:value="27" office:value-type="float"/>
          <table:table-cell office:value="-0.9999997615814209" office:value-type="float"/>
          <table:table-cell office:value="-0.9999979734420776" office:value-type="float"/>
          <table:table-cell office:value="0.9999740123748779" office:value-type="float"/>
          <table:table-cell office:value="-0.9999973773956299" office:value-type="float"/>
          <table:table-cell office:value="0.9843029975891113" office:value-type="float"/>
          <table:table-cell office:value="-0.97572183609008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5689996287" office:value-type="float"/>
          <table:table-cell office:value="28" office:value-type="float"/>
          <table:table-cell office:value="-0.9999997615814209" office:value-type="float"/>
          <table:table-cell office:value="-0.9999979734420776" office:value-type="float"/>
          <table:table-cell office:value="0.9999740123748779" office:value-type="float"/>
          <table:table-cell office:value="-0.9999973773956299" office:value-type="float"/>
          <table:table-cell office:value="0.9843031167984009" office:value-type="float"/>
          <table:table-cell office:value="-0.97572189569473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1973229365" office:value-type="float"/>
          <table:table-cell office:value="29" office:value-type="float"/>
          <table:table-cell office:value="-0.9999997615814209" office:value-type="float"/>
          <table:table-cell office:value="-0.9999979734420776" office:value-type="float"/>
          <table:table-cell office:value="0.9999737739562988" office:value-type="float"/>
          <table:table-cell office:value="-0.9999973773956299" office:value-type="float"/>
          <table:table-cell office:value="0.9836007356643677" office:value-type="float"/>
          <table:table-cell office:value="-0.9750759005546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1973229365" office:value-type="float"/>
          <table:table-cell office:value="30" office:value-type="float"/>
          <table:table-cell office:value="-0.9999997615814209" office:value-type="float"/>
          <table:table-cell office:value="-0.9999979734420776" office:value-type="float"/>
          <table:table-cell office:value="0.9999737739562988" office:value-type="float"/>
          <table:table-cell office:value="-0.9999973773956299" office:value-type="float"/>
          <table:table-cell office:value="0.9836008548736572" office:value-type="float"/>
          <table:table-cell office:value="-0.97507613897323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1973229365" office:value-type="float"/>
          <table:table-cell office:value="31" office:value-type="float"/>
          <table:table-cell office:value="-0.9999997615814209" office:value-type="float"/>
          <table:table-cell office:value="-0.9999979734420776" office:value-type="float"/>
          <table:table-cell office:value="0.9999735355377197" office:value-type="float"/>
          <table:table-cell office:value="-0.9999973773956299" office:value-type="float"/>
          <table:table-cell office:value="0.9828798770904541" office:value-type="float"/>
          <table:table-cell office:value="-0.97423022985458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66012902064" office:value-type="float"/>
          <table:table-cell office:value="32" office:value-type="float"/>
          <table:table-cell office:value="-0.9999997615814209" office:value-type="float"/>
          <table:table-cell office:value="-0.9999979734420776" office:value-type="float"/>
          <table:table-cell office:value="0.9999735355377197" office:value-type="float"/>
          <table:table-cell office:value="-0.9999973773956299" office:value-type="float"/>
          <table:table-cell office:value="0.9828798770904541" office:value-type="float"/>
          <table:table-cell office:value="-0.97423022985458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49466374" office:value-type="float"/>
          <table:table-cell office:value="33" office:value-type="float"/>
          <table:table-cell office:value="-0.9999997615814209" office:value-type="float"/>
          <table:table-cell office:value="-0.9999979734420776" office:value-type="float"/>
          <table:table-cell office:value="0.9999735355377197" office:value-type="float"/>
          <table:table-cell office:value="-0.9999973177909851" office:value-type="float"/>
          <table:table-cell office:value="0.9824498891830444" office:value-type="float"/>
          <table:table-cell office:value="-0.97329521179199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4933180604" office:value-type="float"/>
          <table:table-cell office:value="34" office:value-type="float"/>
          <table:table-cell office:value="-0.9999997615814209" office:value-type="float"/>
          <table:table-cell office:value="-0.9999979734420776" office:value-type="float"/>
          <table:table-cell office:value="0.9999735355377197" office:value-type="float"/>
          <table:table-cell office:value="-0.9999973177909851" office:value-type="float"/>
          <table:table-cell office:value="0.9824497699737549" office:value-type="float"/>
          <table:table-cell office:value="-0.97329479455947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567655504" office:value-type="float"/>
          <table:table-cell office:value="35" office:value-type="float"/>
          <table:table-cell office:value="-0.9999997615814209" office:value-type="float"/>
          <table:table-cell office:value="-0.9999979734420776" office:value-type="float"/>
          <table:table-cell office:value="0.9999735355377197" office:value-type="float"/>
          <table:table-cell office:value="-0.9999973773956299" office:value-type="float"/>
          <table:table-cell office:value="0.9826531410217285" office:value-type="float"/>
          <table:table-cell office:value="-0.97302389144897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3446439995" office:value-type="float"/>
          <table:table-cell office:value="36" office:value-type="float"/>
          <table:table-cell office:value="-0.9999997615814209" office:value-type="float"/>
          <table:table-cell office:value="-0.9999979734420776" office:value-type="float"/>
          <table:table-cell office:value="0.9999735355377197" office:value-type="float"/>
          <table:table-cell office:value="-0.9999973773956299" office:value-type="float"/>
          <table:table-cell office:value="0.9826531410217285" office:value-type="float"/>
          <table:table-cell office:value="-0.97302383184432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69743202237" office:value-type="float"/>
          <table:table-cell office:value="37" office:value-type="float"/>
          <table:table-cell office:value="-0.9999997615814209" office:value-type="float"/>
          <table:table-cell office:value="-0.9999979734420776" office:value-type="float"/>
          <table:table-cell office:value="0.9999738931655884" office:value-type="float"/>
          <table:table-cell office:value="-0.9999973773956299" office:value-type="float"/>
          <table:table-cell office:value="0.9834777116775513" office:value-type="float"/>
          <table:table-cell office:value="-0.97365278005599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67499587634" office:value-type="float"/>
          <table:table-cell office:value="38" office:value-type="float"/>
          <table:table-cell office:value="-0.9999997615814209" office:value-type="float"/>
          <table:table-cell office:value="-0.9999979734420776" office:value-type="float"/>
          <table:table-cell office:value="0.9999738931655884" office:value-type="float"/>
          <table:table-cell office:value="-0.9999973773956299" office:value-type="float"/>
          <table:table-cell office:value="0.9834779500961304" office:value-type="float"/>
          <table:table-cell office:value="-0.97365331649780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122988424" office:value-type="float"/>
          <table:table-cell office:value="39" office:value-type="float"/>
          <table:table-cell office:value="-0.9999997615814209" office:value-type="float"/>
          <table:table-cell office:value="-0.9999980330467224" office:value-type="float"/>
          <table:table-cell office:value="0.999974250793457" office:value-type="float"/>
          <table:table-cell office:value="-0.9999974370002747" office:value-type="float"/>
          <table:table-cell office:value="0.9846138954162598" office:value-type="float"/>
          <table:table-cell office:value="-0.97471916675567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49466374" office:value-type="float"/>
          <table:table-cell office:value="40" office:value-type="float"/>
          <table:table-cell office:value="-0.9999997615814209" office:value-type="float"/>
          <table:table-cell office:value="-0.9999980330467224" office:value-type="float"/>
          <table:table-cell office:value="0.999974250793457" office:value-type="float"/>
          <table:table-cell office:value="-0.9999974370002747" office:value-type="float"/>
          <table:table-cell office:value="0.9846138954162598" office:value-type="float"/>
          <table:table-cell office:value="-0.97471910715103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49466374" office:value-type="float"/>
          <table:table-cell office:value="41" office:value-type="float"/>
          <table:table-cell office:value="-0.9999997615814209" office:value-type="float"/>
          <table:table-cell office:value="-0.9999980330467224" office:value-type="float"/>
          <table:table-cell office:value="0.9999747276306152" office:value-type="float"/>
          <table:table-cell office:value="-0.9999974966049194" office:value-type="float"/>
          <table:table-cell office:value="0.9856035709381104" office:value-type="float"/>
          <table:table-cell office:value="-0.97572827339172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271657725" office:value-type="float"/>
          <table:table-cell office:value="42" office:value-type="float"/>
          <table:table-cell office:value="-0.9999997615814209" office:value-type="float"/>
          <table:table-cell office:value="-0.9999980330467224" office:value-type="float"/>
          <table:table-cell office:value="0.9999747276306152" office:value-type="float"/>
          <table:table-cell office:value="-0.9999974966049194" office:value-type="float"/>
          <table:table-cell office:value="0.9856035709381104" office:value-type="float"/>
          <table:table-cell office:value="-0.97572827339172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4933180604" office:value-type="float"/>
          <table:table-cell office:value="43" office:value-type="float"/>
          <table:table-cell office:value="-0.9999997615814209" office:value-type="float"/>
          <table:table-cell office:value="-0.9999980330467224" office:value-type="float"/>
          <table:table-cell office:value="0.9999750852584839" office:value-type="float"/>
          <table:table-cell office:value="-0.9999974966049194" office:value-type="float"/>
          <table:table-cell office:value="0.9864013195037842" office:value-type="float"/>
          <table:table-cell office:value="-0.97635006904602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1959710388" office:value-type="float"/>
          <table:table-cell office:value="44" office:value-type="float"/>
          <table:table-cell office:value="-0.9999997615814209" office:value-type="float"/>
          <table:table-cell office:value="-0.9999980330467224" office:value-type="float"/>
          <table:table-cell office:value="0.9999750852584839" office:value-type="float"/>
          <table:table-cell office:value="-0.9999974966049194" office:value-type="float"/>
          <table:table-cell office:value="0.9864010810852051" office:value-type="float"/>
          <table:table-cell office:value="-0.976349711418151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68242934546" office:value-type="float"/>
          <table:table-cell office:value="45" office:value-type="float"/>
          <table:table-cell office:value="-0.9999997615814209" office:value-type="float"/>
          <table:table-cell office:value="-0.9999980926513672" office:value-type="float"/>
          <table:table-cell office:value="0.9999754428863525" office:value-type="float"/>
          <table:table-cell office:value="-0.9999975562095642" office:value-type="float"/>
          <table:table-cell office:value="0.9870359897613525" office:value-type="float"/>
          <table:table-cell office:value="-0.97676253318786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68986284212" office:value-type="float"/>
          <table:table-cell office:value="46" office:value-type="float"/>
          <table:table-cell office:value="-0.9999997615814209" office:value-type="float"/>
          <table:table-cell office:value="-0.9999980926513672" office:value-type="float"/>
          <table:table-cell office:value="0.9999754428863525" office:value-type="float"/>
          <table:table-cell office:value="-0.9999975562095642" office:value-type="float"/>
          <table:table-cell office:value="0.9870359897613525" office:value-type="float"/>
          <table:table-cell office:value="-0.97676271200180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66756243477" office:value-type="float"/>
          <table:table-cell office:value="47" office:value-type="float"/>
          <table:table-cell office:value="-0.9999997615814209" office:value-type="float"/>
          <table:table-cell office:value="-0.9999980926513672" office:value-type="float"/>
          <table:table-cell office:value="0.9999756813049316" office:value-type="float"/>
          <table:table-cell office:value="-0.9999975562095642" office:value-type="float"/>
          <table:table-cell office:value="0.9875750541687012" office:value-type="float"/>
          <table:table-cell office:value="-0.97713500261306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4933180604" office:value-type="float"/>
          <table:table-cell office:value="48" office:value-type="float"/>
          <table:table-cell office:value="-0.9999997615814209" office:value-type="float"/>
          <table:table-cell office:value="-0.9999980926513672" office:value-type="float"/>
          <table:table-cell office:value="0.9999756813049316" office:value-type="float"/>
          <table:table-cell office:value="-0.9999975562095642" office:value-type="float"/>
          <table:table-cell office:value="0.9875750541687012" office:value-type="float"/>
          <table:table-cell office:value="-0.97713512182235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122988424" office:value-type="float"/>
          <table:table-cell office:value="49" office:value-type="float"/>
          <table:table-cell office:value="-0.9999997615814209" office:value-type="float"/>
          <table:table-cell office:value="-0.9999980926513672" office:value-type="float"/>
          <table:table-cell office:value="0.9999759197235107" office:value-type="float"/>
          <table:table-cell office:value="-0.9999975562095642" office:value-type="float"/>
          <table:table-cell office:value="0.9880647659301758" office:value-type="float"/>
          <table:table-cell office:value="-0.97755378484725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4933180604" office:value-type="float"/>
          <table:table-cell office:value="50" office:value-type="float"/>
          <table:table-cell office:value="-0.9999997615814209" office:value-type="float"/>
          <table:table-cell office:value="-0.9999980926513672" office:value-type="float"/>
          <table:table-cell office:value="0.9999759197235107" office:value-type="float"/>
          <table:table-cell office:value="-0.9999975562095642" office:value-type="float"/>
          <table:table-cell office:value="0.9880650043487549" office:value-type="float"/>
          <table:table-cell office:value="-0.9775542020797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8663459374" office:value-type="float"/>
          <table:table-cell office:value="51" office:value-type="float"/>
          <table:table-cell office:value="-0.9999997615814209" office:value-type="float"/>
          <table:table-cell office:value="-0.9999980926513672" office:value-type="float"/>
          <table:table-cell office:value="0.9999760389328003" office:value-type="float"/>
          <table:table-cell office:value="-0.999997615814209" office:value-type="float"/>
          <table:table-cell office:value="0.9884238243103027" office:value-type="float"/>
          <table:table-cell office:value="-0.9774827957153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2703073814" office:value-type="float"/>
          <table:table-cell office:value="52" office:value-type="float"/>
          <table:table-cell office:value="-0.9999997615814209" office:value-type="float"/>
          <table:table-cell office:value="-0.9999980926513672" office:value-type="float"/>
          <table:table-cell office:value="0.9999760389328003" office:value-type="float"/>
          <table:table-cell office:value="-0.999997615814209" office:value-type="float"/>
          <table:table-cell office:value="0.9884235858917236" office:value-type="float"/>
          <table:table-cell office:value="-0.9774822592735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5689996287" office:value-type="float"/>
          <table:table-cell office:value="53" office:value-type="float"/>
          <table:table-cell office:value="-0.9999997615814209" office:value-type="float"/>
          <table:table-cell office:value="-0.9999980926513672" office:value-type="float"/>
          <table:table-cell office:value="0.9999760389328003" office:value-type="float"/>
          <table:table-cell office:value="-0.999997615814209" office:value-type="float"/>
          <table:table-cell office:value="0.9884951114654541" office:value-type="float"/>
          <table:table-cell office:value="-0.97654747962951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1973229365" office:value-type="float"/>
          <table:table-cell office:value="54" office:value-type="float"/>
          <table:table-cell office:value="-0.9999997615814209" office:value-type="float"/>
          <table:table-cell office:value="-0.9999980926513672" office:value-type="float"/>
          <table:table-cell office:value="0.9999760389328003" office:value-type="float"/>
          <table:table-cell office:value="-0.999997615814209" office:value-type="float"/>
          <table:table-cell office:value="0.9884951114654541" office:value-type="float"/>
          <table:table-cell office:value="-0.97654753923416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4189808924" office:value-type="float"/>
          <table:table-cell office:value="55" office:value-type="float"/>
          <table:table-cell office:value="-0.9999997615814209" office:value-type="float"/>
          <table:table-cell office:value="-0.9999980926513672" office:value-type="float"/>
          <table:table-cell office:value="0.9999759197235107" office:value-type="float"/>
          <table:table-cell office:value="-0.9999975562095642" office:value-type="float"/>
          <table:table-cell office:value="0.9884521961212158" office:value-type="float"/>
          <table:table-cell office:value="-0.97523683309555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6433357927" office:value-type="float"/>
          <table:table-cell office:value="56" office:value-type="float"/>
          <table:table-cell office:value="-0.9999997615814209" office:value-type="float"/>
          <table:table-cell office:value="-0.9999980926513672" office:value-type="float"/>
          <table:table-cell office:value="0.9999759197235107" office:value-type="float"/>
          <table:table-cell office:value="-0.9999975562095642" office:value-type="float"/>
          <table:table-cell office:value="0.9884520769119263" office:value-type="float"/>
          <table:table-cell office:value="-0.975236415863037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68986284212" office:value-type="float"/>
          <table:table-cell office:value="57" office:value-type="float"/>
          <table:table-cell office:value="-0.9999997615814209" office:value-type="float"/>
          <table:table-cell office:value="-0.9999980926513672" office:value-type="float"/>
          <table:table-cell office:value="0.9999759197235107" office:value-type="float"/>
          <table:table-cell office:value="-0.9999975562095642" office:value-type="float"/>
          <table:table-cell office:value="0.9883636236190796" office:value-type="float"/>
          <table:table-cell office:value="-0.97397547960281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2703073814" office:value-type="float"/>
          <table:table-cell office:value="58" office:value-type="float"/>
          <table:table-cell office:value="-0.9999997615814209" office:value-type="float"/>
          <table:table-cell office:value="-0.9999980926513672" office:value-type="float"/>
          <table:table-cell office:value="0.9999759197235107" office:value-type="float"/>
          <table:table-cell office:value="-0.9999975562095642" office:value-type="float"/>
          <table:table-cell office:value="0.9883637428283691" office:value-type="float"/>
          <table:table-cell office:value="-0.97397571802139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4203281262" office:value-type="float"/>
          <table:table-cell office:value="59" office:value-type="float"/>
          <table:table-cell office:value="-0.9999997615814209" office:value-type="float"/>
          <table:table-cell office:value="-0.9999980926513672" office:value-type="float"/>
          <table:table-cell office:value="0.9999756813049316" office:value-type="float"/>
          <table:table-cell office:value="-0.9999975562095642" office:value-type="float"/>
          <table:table-cell office:value="0.9882137775421143" office:value-type="float"/>
          <table:table-cell office:value="-0.97300529479980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038273446439995" office:value-type="float"/>
          <table:table-cell office:value="60" office:value-type="float"/>
          <table:table-cell office:value="-0.9999997615814209" office:value-type="float"/>
          <table:table-cell office:value="-0.9999980926513672" office:value-type="float"/>
          <table:table-cell office:value="0.9999756813049316" office:value-type="float"/>
          <table:table-cell office:value="-0.9999975562095642" office:value-type="float"/>
          <table:table-cell office:value="0.9882137775421143" office:value-type="float"/>
          <table:table-cell office:value="-0.973005473613739" office:value-type="float"/>
        </table:table-row>
      </table:table>
      <table:table table:name="1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1" office:value-type="float"/>
          <table:table-cell office:value="-0.009997133612632752" office:value-type="float"/>
          <table:table-cell office:value="0.009999632835388184" office:value-type="float"/>
          <table:table-cell office:value="-0.009999682903289795" office:value-type="float"/>
          <table:table-cell office:value="0.009999933242797852" office:value-type="float"/>
          <table:table-cell office:value="-0.009999999403953552" office:value-type="float"/>
          <table:table-cell office:value="0.0536559755927912" office:value-type="float"/>
          <table:table-cell office:value="1" office:value-type="float"/>
          <table:table-cell office:value="-1" office:value-type="float"/>
          <table:table-cell office:value="-0.9997133612632751" office:value-type="float"/>
          <table:table-cell office:value="0.9999632835388184" office:value-type="float"/>
          <table:table-cell office:value="-0.9999682903289795" office:value-type="float"/>
          <table:table-cell office:value="0.9999933242797852" office:value-type="float"/>
          <table:table-cell office:value="-0.9999999403953552" office:value-type="float"/>
        </table:table-row>
        <table:table-row>
          <table:table-cell office:value="-0.02" office:value-type="float"/>
          <table:table-cell office:value="-0.019994794726371765" office:value-type="float"/>
          <table:table-cell office:value="0.01999933123588562" office:value-type="float"/>
          <table:table-cell office:value="-0.019999425411224365" office:value-type="float"/>
          <table:table-cell office:value="0.01999987840652466" office:value-type="float"/>
          <table:table-cell office:value="-0.019999998807907104" office:value-type="float"/>
          <table:table-cell office:value="0.053656005630711295" office:value-type="float"/>
          <table:table-cell office:value="2" office:value-type="float"/>
          <table:table-cell office:value="-1" office:value-type="float"/>
          <table:table-cell office:value="-0.9997661113739014" office:value-type="float"/>
          <table:table-cell office:value="0.9999698400497437" office:value-type="float"/>
          <table:table-cell office:value="-0.999974250793457" office:value-type="float"/>
          <table:table-cell office:value="0.9999945163726807" office:value-type="float"/>
          <table:table-cell office:value="-0.9999999403953552" office:value-type="float"/>
        </table:table-row>
        <table:table-row>
          <table:table-cell office:value="-0.03" office:value-type="float"/>
          <table:table-cell office:value="-0.0299928742647171" office:value-type="float"/>
          <table:table-cell office:value="0.029999082088470456" office:value-type="float"/>
          <table:table-cell office:value="-0.029999215006828308" office:value-type="float"/>
          <table:table-cell office:value="0.029999831914901735" office:value-type="float"/>
          <table:table-cell office:value="-0.029999998211860654" office:value-type="float"/>
          <table:table-cell office:value="0.053655974056746505" office:value-type="float"/>
          <table:table-cell office:value="3" office:value-type="float"/>
          <table:table-cell office:value="-1" office:value-type="float"/>
          <table:table-cell office:value="-0.9998079538345337" office:value-type="float"/>
          <table:table-cell office:value="0.9999750852584839" office:value-type="float"/>
          <table:table-cell office:value="-0.9999789595603943" office:value-type="float"/>
          <table:table-cell office:value="0.9999953508377075" office:value-type="float"/>
          <table:table-cell office:value="-0.9999999403953552" office:value-type="float"/>
        </table:table-row>
        <table:table-row>
          <table:table-cell office:value="-0.04" office:value-type="float"/>
          <table:table-cell office:value="-0.039991313815116884" office:value-type="float"/>
          <table:table-cell office:value="0.03999887943267822" office:value-type="float"/>
          <table:table-cell office:value="-0.0399990451335907" office:value-type="float"/>
          <table:table-cell office:value="0.03999979376792908" office:value-type="float"/>
          <table:table-cell office:value="-0.03999999761581421" office:value-type="float"/>
          <table:table-cell office:value="0.05365597489458316" office:value-type="float"/>
          <table:table-cell office:value="4" office:value-type="float"/>
          <table:table-cell office:value="-1" office:value-type="float"/>
          <table:table-cell office:value="-0.999843955039978" office:value-type="float"/>
          <table:table-cell office:value="0.9999797344207764" office:value-type="float"/>
          <table:table-cell office:value="-0.999983012676239" office:value-type="float"/>
          <table:table-cell office:value="0.9999961853027344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49990041255950926" office:value-type="float"/>
          <table:table-cell office:value="0.04999871253967285" office:value-type="float"/>
          <table:table-cell office:value="-0.049998907446861265" office:value-type="float"/>
          <table:table-cell office:value="0.0499997615814209" office:value-type="float"/>
          <table:table-cell office:value="-0.04999999701976776" office:value-type="float"/>
          <table:table-cell office:value="0.053656006049613486" office:value-type="float"/>
          <table:table-cell office:value="5" office:value-type="float"/>
          <table:table-cell office:value="-1" office:value-type="float"/>
          <table:table-cell office:value="-0.9998727440834045" office:value-type="float"/>
          <table:table-cell office:value="0.9999833106994629" office:value-type="float"/>
          <table:table-cell office:value="-0.9999862313270569" office:value-type="float"/>
          <table:table-cell office:value="0.9999967813491821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5770345" office:value-type="float"/>
          <table:table-cell office:value="6" office:value-type="float"/>
          <table:table-cell office:value="-1" office:value-type="float"/>
          <table:table-cell office:value="-0.9998976588249207" office:value-type="float"/>
          <table:table-cell office:value="0.9999866485595703" office:value-type="float"/>
          <table:table-cell office:value="-0.9999890327453613" office:value-type="float"/>
          <table:table-cell office:value="0.9999973773956299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535144512" office:value-type="float"/>
          <table:table-cell office:value="7" office:value-type="float"/>
          <table:table-cell office:value="-1" office:value-type="float"/>
          <table:table-cell office:value="-0.9998965263366699" office:value-type="float"/>
          <table:table-cell office:value="0.9999864101409912" office:value-type="float"/>
          <table:table-cell office:value="-0.9999889135360718" office:value-type="float"/>
          <table:table-cell office:value="0.9999972581863403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4754942735" office:value-type="float"/>
          <table:table-cell office:value="8" office:value-type="float"/>
          <table:table-cell office:value="-1" office:value-type="float"/>
          <table:table-cell office:value="-0.9998965263366699" office:value-type="float"/>
          <table:table-cell office:value="0.9999864101409912" office:value-type="float"/>
          <table:table-cell office:value="-0.9999889135360718" office:value-type="float"/>
          <table:table-cell office:value="0.9999972581863403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5313506875" office:value-type="float"/>
          <table:table-cell office:value="9" office:value-type="float"/>
          <table:table-cell office:value="-1" office:value-type="float"/>
          <table:table-cell office:value="-0.9998956918716431" office:value-type="float"/>
          <table:table-cell office:value="0.9999864101409912" office:value-type="float"/>
          <table:table-cell office:value="-0.9999887943267822" office:value-type="float"/>
          <table:table-cell office:value="0.999997138977050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489458316" office:value-type="float"/>
          <table:table-cell office:value="10" office:value-type="float"/>
          <table:table-cell office:value="-1" office:value-type="float"/>
          <table:table-cell office:value="-0.9998956918716431" office:value-type="float"/>
          <table:table-cell office:value="0.9999864101409912" office:value-type="float"/>
          <table:table-cell office:value="-0.9999887943267822" office:value-type="float"/>
          <table:table-cell office:value="0.999997138977050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573243395" office:value-type="float"/>
          <table:table-cell office:value="11" office:value-type="float"/>
          <table:table-cell office:value="-1" office:value-type="float"/>
          <table:table-cell office:value="-0.999895453453064" office:value-type="float"/>
          <table:table-cell office:value="0.9999862909317017" office:value-type="float"/>
          <table:table-cell office:value="-0.9999887347221375" office:value-type="float"/>
          <table:table-cell office:value="0.999997138977050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4056746505" office:value-type="float"/>
          <table:table-cell office:value="12" office:value-type="float"/>
          <table:table-cell office:value="-1" office:value-type="float"/>
          <table:table-cell office:value="-0.999895453453064" office:value-type="float"/>
          <table:table-cell office:value="0.9999862909317017" office:value-type="float"/>
          <table:table-cell office:value="-0.9999887347221375" office:value-type="float"/>
          <table:table-cell office:value="0.999997138977050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549107804" office:value-type="float"/>
          <table:table-cell office:value="13" office:value-type="float"/>
          <table:table-cell office:value="-1" office:value-type="float"/>
          <table:table-cell office:value="-0.9998951554298401" office:value-type="float"/>
          <table:table-cell office:value="0.9999861717224121" office:value-type="float"/>
          <table:table-cell office:value="-0.9999886751174927" office:value-type="float"/>
          <table:table-cell office:value="0.999997138977050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493254875" office:value-type="float"/>
          <table:table-cell office:value="14" office:value-type="float"/>
          <table:table-cell office:value="-1" office:value-type="float"/>
          <table:table-cell office:value="-0.9998951554298401" office:value-type="float"/>
          <table:table-cell office:value="0.9999861717224121" office:value-type="float"/>
          <table:table-cell office:value="-0.9999886751174927" office:value-type="float"/>
          <table:table-cell office:value="0.999997138977050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507218044" office:value-type="float"/>
          <table:table-cell office:value="15" office:value-type="float"/>
          <table:table-cell office:value="-1" office:value-type="float"/>
          <table:table-cell office:value="-0.9998950958251953" office:value-type="float"/>
          <table:table-cell office:value="0.9999861717224121" office:value-type="float"/>
          <table:table-cell office:value="-0.9999886751174927" office:value-type="float"/>
          <table:table-cell office:value="0.999997138977050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4056746505" office:value-type="float"/>
          <table:table-cell office:value="16" office:value-type="float"/>
          <table:table-cell office:value="-1" office:value-type="float"/>
          <table:table-cell office:value="-0.9998950958251953" office:value-type="float"/>
          <table:table-cell office:value="0.9999861717224121" office:value-type="float"/>
          <table:table-cell office:value="-0.9999886751174927" office:value-type="float"/>
          <table:table-cell office:value="0.999997138977050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451365596" office:value-type="float"/>
          <table:table-cell office:value="17" office:value-type="float"/>
          <table:table-cell office:value="-1" office:value-type="float"/>
          <table:table-cell office:value="-0.9998949766159058" office:value-type="float"/>
          <table:table-cell office:value="0.9999861717224121" office:value-type="float"/>
          <table:table-cell office:value="-0.9999886751174927" office:value-type="float"/>
          <table:table-cell office:value="0.999997138977050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479291742" office:value-type="float"/>
          <table:table-cell office:value="18" office:value-type="float"/>
          <table:table-cell office:value="-1" office:value-type="float"/>
          <table:table-cell office:value="-0.9998949766159058" office:value-type="float"/>
          <table:table-cell office:value="0.9999861717224121" office:value-type="float"/>
          <table:table-cell office:value="-0.9999886751174927" office:value-type="float"/>
          <table:table-cell office:value="0.999997138977050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493254875" office:value-type="float"/>
          <table:table-cell office:value="19" office:value-type="float"/>
          <table:table-cell office:value="-1" office:value-type="float"/>
          <table:table-cell office:value="-0.9998950362205505" office:value-type="float"/>
          <table:table-cell office:value="0.9999861717224121" office:value-type="float"/>
          <table:table-cell office:value="-0.9999886751174927" office:value-type="float"/>
          <table:table-cell office:value="0.999997138977050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479291742" office:value-type="float"/>
          <table:table-cell office:value="20" office:value-type="float"/>
          <table:table-cell office:value="-1" office:value-type="float"/>
          <table:table-cell office:value="-0.9998950362205505" office:value-type="float"/>
          <table:table-cell office:value="0.9999861717224121" office:value-type="float"/>
          <table:table-cell office:value="-0.9999886751174927" office:value-type="float"/>
          <table:table-cell office:value="0.999997138977050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5630711295" office:value-type="float"/>
          <table:table-cell office:value="21" office:value-type="float"/>
          <table:table-cell office:value="-1" office:value-type="float"/>
          <table:table-cell office:value="-0.9998956322669983" office:value-type="float"/>
          <table:table-cell office:value="0.9999862909317017" office:value-type="float"/>
          <table:table-cell office:value="-0.9999886751174927" office:value-type="float"/>
          <table:table-cell office:value="0.9999972581863403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4615302686" office:value-type="float"/>
          <table:table-cell office:value="22" office:value-type="float"/>
          <table:table-cell office:value="-1" office:value-type="float"/>
          <table:table-cell office:value="-0.9998956322669983" office:value-type="float"/>
          <table:table-cell office:value="0.9999862909317017" office:value-type="float"/>
          <table:table-cell office:value="-0.9999886751174927" office:value-type="float"/>
          <table:table-cell office:value="0.9999972581863403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479291742" office:value-type="float"/>
          <table:table-cell office:value="23" office:value-type="float"/>
          <table:table-cell office:value="-1" office:value-type="float"/>
          <table:table-cell office:value="-0.9998963475227356" office:value-type="float"/>
          <table:table-cell office:value="0.9999864101409912" office:value-type="float"/>
          <table:table-cell office:value="-0.9999887347221375" office:value-type="float"/>
          <table:table-cell office:value="0.9999973773956299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549107804" office:value-type="float"/>
          <table:table-cell office:value="24" office:value-type="float"/>
          <table:table-cell office:value="-1" office:value-type="float"/>
          <table:table-cell office:value="-0.9998963475227356" office:value-type="float"/>
          <table:table-cell office:value="0.9999864101409912" office:value-type="float"/>
          <table:table-cell office:value="-0.9999887347221375" office:value-type="float"/>
          <table:table-cell office:value="0.9999973773956299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4056746505" office:value-type="float"/>
          <table:table-cell office:value="25" office:value-type="float"/>
          <table:table-cell office:value="-1" office:value-type="float"/>
          <table:table-cell office:value="-0.9998964071273804" office:value-type="float"/>
          <table:table-cell office:value="0.9999864101409912" office:value-type="float"/>
          <table:table-cell office:value="-0.9999887347221375" office:value-type="float"/>
          <table:table-cell office:value="0.9999973773956299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489458316" office:value-type="float"/>
          <table:table-cell office:value="26" office:value-type="float"/>
          <table:table-cell office:value="-1" office:value-type="float"/>
          <table:table-cell office:value="-0.9998964071273804" office:value-type="float"/>
          <table:table-cell office:value="0.9999864101409912" office:value-type="float"/>
          <table:table-cell office:value="-0.9999887347221375" office:value-type="float"/>
          <table:table-cell office:value="0.9999973773956299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4615302686" office:value-type="float"/>
          <table:table-cell office:value="27" office:value-type="float"/>
          <table:table-cell office:value="-1" office:value-type="float"/>
          <table:table-cell office:value="-0.9998955726623535" office:value-type="float"/>
          <table:table-cell office:value="0.9999861717224121" office:value-type="float"/>
          <table:table-cell office:value="-0.9999886155128479" office:value-type="float"/>
          <table:table-cell office:value="0.9999972581863403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4653286536" office:value-type="float"/>
          <table:table-cell office:value="28" office:value-type="float"/>
          <table:table-cell office:value="-1" office:value-type="float"/>
          <table:table-cell office:value="-0.9998955726623535" office:value-type="float"/>
          <table:table-cell office:value="0.9999861717224121" office:value-type="float"/>
          <table:table-cell office:value="-0.9999886155128479" office:value-type="float"/>
          <table:table-cell office:value="0.9999972581863403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423439599" office:value-type="float"/>
          <table:table-cell office:value="29" office:value-type="float"/>
          <table:table-cell office:value="-1" office:value-type="float"/>
          <table:table-cell office:value="-0.9998947978019714" office:value-type="float"/>
          <table:table-cell office:value="0.9999861717224121" office:value-type="float"/>
          <table:table-cell office:value="-0.9999885559082031" office:value-type="float"/>
          <table:table-cell office:value="0.999997138977050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545314876" office:value-type="float"/>
          <table:table-cell office:value="30" office:value-type="float"/>
          <table:table-cell office:value="-1" office:value-type="float"/>
          <table:table-cell office:value="-0.9998947978019714" office:value-type="float"/>
          <table:table-cell office:value="0.9999861717224121" office:value-type="float"/>
          <table:table-cell office:value="-0.9999885559082031" office:value-type="float"/>
          <table:table-cell office:value="0.999997138977050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43740258" office:value-type="float"/>
          <table:table-cell office:value="31" office:value-type="float"/>
          <table:table-cell office:value="-1" office:value-type="float"/>
          <table:table-cell office:value="-0.9998935461044312" office:value-type="float"/>
          <table:table-cell office:value="0.999985933303833" office:value-type="float"/>
          <table:table-cell office:value="-0.9999883770942688" office:value-type="float"/>
          <table:table-cell office:value="0.999997138977050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507218044" office:value-type="float"/>
          <table:table-cell office:value="32" office:value-type="float"/>
          <table:table-cell office:value="-1" office:value-type="float"/>
          <table:table-cell office:value="-0.9998935461044312" office:value-type="float"/>
          <table:table-cell office:value="0.999985933303833" office:value-type="float"/>
          <table:table-cell office:value="-0.9999883770942688" office:value-type="float"/>
          <table:table-cell office:value="0.9999971389770508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5313506875" office:value-type="float"/>
          <table:table-cell office:value="33" office:value-type="float"/>
          <table:table-cell office:value="-1" office:value-type="float"/>
          <table:table-cell office:value="-0.9998920559883118" office:value-type="float"/>
          <table:table-cell office:value="0.9999856948852539" office:value-type="float"/>
          <table:table-cell office:value="-0.9999881982803345" office:value-type="float"/>
          <table:table-cell office:value="0.9999969005584717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5313506875" office:value-type="float"/>
          <table:table-cell office:value="34" office:value-type="float"/>
          <table:table-cell office:value="-1" office:value-type="float"/>
          <table:table-cell office:value="-0.9998920559883118" office:value-type="float"/>
          <table:table-cell office:value="0.9999856948852539" office:value-type="float"/>
          <table:table-cell office:value="-0.9999881982803345" office:value-type="float"/>
          <table:table-cell office:value="0.9999969005584717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6049613486" office:value-type="float"/>
          <table:table-cell office:value="35" office:value-type="float"/>
          <table:table-cell office:value="-1" office:value-type="float"/>
          <table:table-cell office:value="-0.9998902678489685" office:value-type="float"/>
          <table:table-cell office:value="0.9999854564666748" office:value-type="float"/>
          <table:table-cell office:value="-0.9999880194664001" office:value-type="float"/>
          <table:table-cell office:value="0.9999969005584717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521181257" office:value-type="float"/>
          <table:table-cell office:value="36" office:value-type="float"/>
          <table:table-cell office:value="-1" office:value-type="float"/>
          <table:table-cell office:value="-0.9998902678489685" office:value-type="float"/>
          <table:table-cell office:value="0.9999854564666748" office:value-type="float"/>
          <table:table-cell office:value="-0.9999880194664001" office:value-type="float"/>
          <table:table-cell office:value="0.9999969005584717" office:value-type="float"/>
          <table:table-cell office:value="-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507218044" office:value-type="float"/>
          <table:table-cell office:value="37" office:value-type="float"/>
          <table:table-cell office:value="-1" office:value-type="float"/>
          <table:table-cell office:value="-0.9998884797096252" office:value-type="float"/>
          <table:table-cell office:value="0.9999853372573853" office:value-type="float"/>
          <table:table-cell office:value="-0.9999878406524658" office:value-type="float"/>
          <table:table-cell office:value="0.9999966621398926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5313506875" office:value-type="float"/>
          <table:table-cell office:value="38" office:value-type="float"/>
          <table:table-cell office:value="-1" office:value-type="float"/>
          <table:table-cell office:value="-0.9998884797096252" office:value-type="float"/>
          <table:table-cell office:value="0.9999853372573853" office:value-type="float"/>
          <table:table-cell office:value="-0.9999878406524658" office:value-type="float"/>
          <table:table-cell office:value="0.9999966621398926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4653286536" office:value-type="float"/>
          <table:table-cell office:value="39" office:value-type="float"/>
          <table:table-cell office:value="-1" office:value-type="float"/>
          <table:table-cell office:value="-0.9998872876167297" office:value-type="float"/>
          <table:table-cell office:value="0.9999852180480957" office:value-type="float"/>
          <table:table-cell office:value="-0.9999876618385315" office:value-type="float"/>
          <table:table-cell office:value="0.999996542930603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479291742" office:value-type="float"/>
          <table:table-cell office:value="40" office:value-type="float"/>
          <table:table-cell office:value="-1" office:value-type="float"/>
          <table:table-cell office:value="-0.9998872876167297" office:value-type="float"/>
          <table:table-cell office:value="0.9999852180480957" office:value-type="float"/>
          <table:table-cell office:value="-0.9999876618385315" office:value-type="float"/>
          <table:table-cell office:value="0.999996542930603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4615302686" office:value-type="float"/>
          <table:table-cell office:value="41" office:value-type="float"/>
          <table:table-cell office:value="-1" office:value-type="float"/>
          <table:table-cell office:value="-0.9998865127563477" office:value-type="float"/>
          <table:table-cell office:value="0.9999849796295166" office:value-type="float"/>
          <table:table-cell office:value="-0.9999876022338867" office:value-type="float"/>
          <table:table-cell office:value="0.9999964237213135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4336023864" office:value-type="float"/>
          <table:table-cell office:value="42" office:value-type="float"/>
          <table:table-cell office:value="-1" office:value-type="float"/>
          <table:table-cell office:value="-0.9998865127563477" office:value-type="float"/>
          <table:table-cell office:value="0.9999849796295166" office:value-type="float"/>
          <table:table-cell office:value="-0.9999876022338867" office:value-type="float"/>
          <table:table-cell office:value="0.9999964237213135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4475663094" office:value-type="float"/>
          <table:table-cell office:value="43" office:value-type="float"/>
          <table:table-cell office:value="-1" office:value-type="float"/>
          <table:table-cell office:value="-0.9998857378959656" office:value-type="float"/>
          <table:table-cell office:value="0.9999849796295166" office:value-type="float"/>
          <table:table-cell office:value="-0.9999874830245972" office:value-type="float"/>
          <table:table-cell office:value="0.9999964237213135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4475663094" office:value-type="float"/>
          <table:table-cell office:value="44" office:value-type="float"/>
          <table:table-cell office:value="-1" office:value-type="float"/>
          <table:table-cell office:value="-0.9998857378959656" office:value-type="float"/>
          <table:table-cell office:value="0.9999849796295166" office:value-type="float"/>
          <table:table-cell office:value="-0.9999874830245972" office:value-type="float"/>
          <table:table-cell office:value="0.9999964237213135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587207707" office:value-type="float"/>
          <table:table-cell office:value="45" office:value-type="float"/>
          <table:table-cell office:value="-1" office:value-type="float"/>
          <table:table-cell office:value="-0.999885082244873" office:value-type="float"/>
          <table:table-cell office:value="0.9999847412109375" office:value-type="float"/>
          <table:table-cell office:value="-0.9999874234199524" office:value-type="float"/>
          <table:table-cell office:value="0.9999963045120239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479291742" office:value-type="float"/>
          <table:table-cell office:value="46" office:value-type="float"/>
          <table:table-cell office:value="-1" office:value-type="float"/>
          <table:table-cell office:value="-0.999885082244873" office:value-type="float"/>
          <table:table-cell office:value="0.9999847412109375" office:value-type="float"/>
          <table:table-cell office:value="-0.9999874234199524" office:value-type="float"/>
          <table:table-cell office:value="0.9999963045120239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507218044" office:value-type="float"/>
          <table:table-cell office:value="47" office:value-type="float"/>
          <table:table-cell office:value="-1" office:value-type="float"/>
          <table:table-cell office:value="-0.9998846650123596" office:value-type="float"/>
          <table:table-cell office:value="0.9999847412109375" office:value-type="float"/>
          <table:table-cell office:value="-0.9999873638153076" office:value-type="float"/>
          <table:table-cell office:value="0.9999963045120239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395513769" office:value-type="float"/>
          <table:table-cell office:value="48" office:value-type="float"/>
          <table:table-cell office:value="-1" office:value-type="float"/>
          <table:table-cell office:value="-0.9998846650123596" office:value-type="float"/>
          <table:table-cell office:value="0.9999847412109375" office:value-type="float"/>
          <table:table-cell office:value="-0.9999873638153076" office:value-type="float"/>
          <table:table-cell office:value="0.9999963045120239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4754942735" office:value-type="float"/>
          <table:table-cell office:value="49" office:value-type="float"/>
          <table:table-cell office:value="-1" office:value-type="float"/>
          <table:table-cell office:value="-0.9998845458030701" office:value-type="float"/>
          <table:table-cell office:value="0.999984622001648" office:value-type="float"/>
          <table:table-cell office:value="-0.9999873042106628" office:value-type="float"/>
          <table:table-cell office:value="0.9999964237213135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4475663094" office:value-type="float"/>
          <table:table-cell office:value="50" office:value-type="float"/>
          <table:table-cell office:value="-1" office:value-type="float"/>
          <table:table-cell office:value="-0.9998845458030701" office:value-type="float"/>
          <table:table-cell office:value="0.999984622001648" office:value-type="float"/>
          <table:table-cell office:value="-0.9999873042106628" office:value-type="float"/>
          <table:table-cell office:value="0.9999964237213135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517386525" office:value-type="float"/>
          <table:table-cell office:value="51" office:value-type="float"/>
          <table:table-cell office:value="-1" office:value-type="float"/>
          <table:table-cell office:value="-0.9998846650123596" office:value-type="float"/>
          <table:table-cell office:value="0.999984622001648" office:value-type="float"/>
          <table:table-cell office:value="-0.9999873042106628" office:value-type="float"/>
          <table:table-cell office:value="0.9999964237213135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573243395" office:value-type="float"/>
          <table:table-cell office:value="52" office:value-type="float"/>
          <table:table-cell office:value="-1" office:value-type="float"/>
          <table:table-cell office:value="-0.9998846650123596" office:value-type="float"/>
          <table:table-cell office:value="0.999984622001648" office:value-type="float"/>
          <table:table-cell office:value="-0.9999873042106628" office:value-type="float"/>
          <table:table-cell office:value="0.9999964237213135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5630711295" office:value-type="float"/>
          <table:table-cell office:value="53" office:value-type="float"/>
          <table:table-cell office:value="-1" office:value-type="float"/>
          <table:table-cell office:value="-0.9998849034309387" office:value-type="float"/>
          <table:table-cell office:value="0.999984622001648" office:value-type="float"/>
          <table:table-cell office:value="-0.9999873042106628" office:value-type="float"/>
          <table:table-cell office:value="0.9999964237213135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4754942735" office:value-type="float"/>
          <table:table-cell office:value="54" office:value-type="float"/>
          <table:table-cell office:value="-1" office:value-type="float"/>
          <table:table-cell office:value="-0.9998849034309387" office:value-type="float"/>
          <table:table-cell office:value="0.999984622001648" office:value-type="float"/>
          <table:table-cell office:value="-0.9999873042106628" office:value-type="float"/>
          <table:table-cell office:value="0.9999964237213135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493254875" office:value-type="float"/>
          <table:table-cell office:value="55" office:value-type="float"/>
          <table:table-cell office:value="-1" office:value-type="float"/>
          <table:table-cell office:value="-0.9998851418495178" office:value-type="float"/>
          <table:table-cell office:value="0.9999845027923584" office:value-type="float"/>
          <table:table-cell office:value="-0.9999873042106628" office:value-type="float"/>
          <table:table-cell office:value="0.9999964237213135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493254875" office:value-type="float"/>
          <table:table-cell office:value="56" office:value-type="float"/>
          <table:table-cell office:value="-1" office:value-type="float"/>
          <table:table-cell office:value="-0.9998851418495178" office:value-type="float"/>
          <table:table-cell office:value="0.9999845027923584" office:value-type="float"/>
          <table:table-cell office:value="-0.9999873042106628" office:value-type="float"/>
          <table:table-cell office:value="0.9999964237213135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4056746505" office:value-type="float"/>
          <table:table-cell office:value="57" office:value-type="float"/>
          <table:table-cell office:value="-1" office:value-type="float"/>
          <table:table-cell office:value="-0.9998853802680969" office:value-type="float"/>
          <table:table-cell office:value="0.9999845027923584" office:value-type="float"/>
          <table:table-cell office:value="-0.9999873042106628" office:value-type="float"/>
          <table:table-cell office:value="0.9999964237213135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549107804" office:value-type="float"/>
          <table:table-cell office:value="58" office:value-type="float"/>
          <table:table-cell office:value="-1" office:value-type="float"/>
          <table:table-cell office:value="-0.9998853802680969" office:value-type="float"/>
          <table:table-cell office:value="0.9999845027923584" office:value-type="float"/>
          <table:table-cell office:value="-0.9999873042106628" office:value-type="float"/>
          <table:table-cell office:value="0.9999964237213135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5974754942735" office:value-type="float"/>
          <table:table-cell office:value="59" office:value-type="float"/>
          <table:table-cell office:value="-1" office:value-type="float"/>
          <table:table-cell office:value="-0.999885618686676" office:value-type="float"/>
          <table:table-cell office:value="0.9999845027923584" office:value-type="float"/>
          <table:table-cell office:value="-0.9999873042106628" office:value-type="float"/>
          <table:table-cell office:value="0.9999964237213135" office:value-type="float"/>
          <table:table-cell office:value="-0.9999999403953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3656004653286536" office:value-type="float"/>
          <table:table-cell office:value="60" office:value-type="float"/>
          <table:table-cell office:value="-1" office:value-type="float"/>
          <table:table-cell office:value="-0.999885618686676" office:value-type="float"/>
          <table:table-cell office:value="0.9999845027923584" office:value-type="float"/>
          <table:table-cell office:value="-0.9999873042106628" office:value-type="float"/>
          <table:table-cell office:value="0.9999964237213135" office:value-type="float"/>
          <table:table-cell office:value="-0.9999999403953552" office:value-type="float"/>
        </table:table-row>
      </table:table>
      <table:table table:name="2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995827674866" office:value-type="float"/>
          <table:table-cell office:value="-0.009999997019767762" office:value-type="float"/>
          <table:table-cell office:value="0.009999635219573975" office:value-type="float"/>
          <table:table-cell office:value="-0.009999985098838806" office:value-type="float"/>
          <table:table-cell office:value="0.0033054673671722413" office:value-type="float"/>
          <table:table-cell office:value="0.007335324287414551" office:value-type="float"/>
          <table:table-cell office:value="0.016213058047903524" office:value-type="float"/>
          <table:table-cell office:value="1" office:value-type="float"/>
          <table:table-cell office:value="-0.9999995827674866" office:value-type="float"/>
          <table:table-cell office:value="-0.9999997019767761" office:value-type="float"/>
          <table:table-cell office:value="0.9999635219573975" office:value-type="float"/>
          <table:table-cell office:value="-0.9999985098838806" office:value-type="float"/>
          <table:table-cell office:value="0.3305467367172241" office:value-type="float"/>
          <table:table-cell office:value="0.7335324287414551" office:value-type="float"/>
        </table:table-row>
        <table:table-row>
          <table:table-cell office:value="-0.01999999225139618" office:value-type="float"/>
          <table:table-cell office:value="-0.01999999463558197" office:value-type="float"/>
          <table:table-cell office:value="0.019999330043792726" office:value-type="float"/>
          <table:table-cell office:value="-0.01999997317790985" office:value-type="float"/>
          <table:table-cell office:value="0.006893838644027711" office:value-type="float"/>
          <table:table-cell office:value="0.01453610062599182" office:value-type="float"/>
          <table:table-cell office:value="0.016213059604505566" office:value-type="float"/>
          <table:table-cell office:value="2" office:value-type="float"/>
          <table:table-cell office:value="-0.9999996423721313" office:value-type="float"/>
          <table:table-cell office:value="-0.9999997615814209" office:value-type="float"/>
          <table:table-cell office:value="0.999969482421875" office:value-type="float"/>
          <table:table-cell office:value="-0.9999988079071045" office:value-type="float"/>
          <table:table-cell office:value="0.3588371276855469" office:value-type="float"/>
          <table:table-cell office:value="0.720077633857727" office:value-type="float"/>
        </table:table-row>
        <table:table-row>
          <table:table-cell office:value="-0.029999989271163943" office:value-type="float"/>
          <table:table-cell office:value="-0.029999992847442626" office:value-type="float"/>
          <table:table-cell office:value="0.029999077320098877" office:value-type="float"/>
          <table:table-cell office:value="-0.029999963641166687" office:value-type="float"/>
          <table:table-cell office:value="0.010853991508483887" office:value-type="float"/>
          <table:table-cell office:value="0.021466163396835325" office:value-type="float"/>
          <table:table-cell office:value="0.016213059326538208" office:value-type="float"/>
          <table:table-cell office:value="3" office:value-type="float"/>
          <table:table-cell office:value="-0.9999997019767761" office:value-type="float"/>
          <table:table-cell office:value="-0.9999998211860657" office:value-type="float"/>
          <table:table-cell office:value="0.9999747276306152" office:value-type="float"/>
          <table:table-cell office:value="-0.9999990463256836" office:value-type="float"/>
          <table:table-cell office:value="0.3960152864456177" office:value-type="float"/>
          <table:table-cell office:value="0.6930062770843506" office:value-type="float"/>
        </table:table-row>
        <table:table-row>
          <table:table-cell office:value="-0.03999998688697815" office:value-type="float"/>
          <table:table-cell office:value="-0.03999999165534973" office:value-type="float"/>
          <table:table-cell office:value="0.039998869895935055" office:value-type="float"/>
          <table:table-cell office:value="-0.03999995589256287" office:value-type="float"/>
          <table:table-cell office:value="0.015182381868362427" office:value-type="float"/>
          <table:table-cell office:value="0.028163746595382688" office:value-type="float"/>
          <table:table-cell office:value="0.016213058659421346" office:value-type="float"/>
          <table:table-cell office:value="4" office:value-type="float"/>
          <table:table-cell office:value="-0.9999997615814209" office:value-type="float"/>
          <table:table-cell office:value="-0.9999998807907104" office:value-type="float"/>
          <table:table-cell office:value="0.9999792575836182" office:value-type="float"/>
          <table:table-cell office:value="-0.9999992251396179" office:value-type="float"/>
          <table:table-cell office:value="0.432839035987854" office:value-type="float"/>
          <table:table-cell office:value="0.6697583198547363" office:value-type="float"/>
        </table:table-row>
        <table:table-row>
          <table:table-cell office:value="-0.04999998509883881" office:value-type="float"/>
          <table:table-cell office:value="-0.04999999046325684" office:value-type="float"/>
          <table:table-cell office:value="0.049998700618743896" office:value-type="float"/>
          <table:table-cell office:value="-0.049999949932098386" office:value-type="float"/>
          <table:table-cell office:value="0.019922691583633422" office:value-type="float"/>
          <table:table-cell office:value="0.03444862842559814" office:value-type="float"/>
          <table:table-cell office:value="0.016213058325865455" office:value-type="float"/>
          <table:table-cell office:value="5" office:value-type="float"/>
          <table:table-cell office:value="-0.9999998211860657" office:value-type="float"/>
          <table:table-cell office:value="-0.9999998807907104" office:value-type="float"/>
          <table:table-cell office:value="0.9999830722808838" office:value-type="float"/>
          <table:table-cell office:value="-0.9999994039535522" office:value-type="float"/>
          <table:table-cell office:value="0.4740309715270996" office:value-type="float"/>
          <table:table-cell office:value="0.62848818302154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507123351097107" office:value-type="float"/>
          <table:table-cell office:value="0.040394060611724854" office:value-type="float"/>
          <table:table-cell office:value="0.01621305871501417" office:value-type="float"/>
          <table:table-cell office:value="6" office:value-type="float"/>
          <table:table-cell office:value="-0.9999998807907104" office:value-type="float"/>
          <table:table-cell office:value="-0.9999999403953552" office:value-type="float"/>
          <table:table-cell office:value="0.9999864101409912" office:value-type="float"/>
          <table:table-cell office:value="-0.9999995231628418" office:value-type="float"/>
          <table:table-cell office:value="0.5148541927337646" office:value-type="float"/>
          <table:table-cell office:value="0.59454321861267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030443787574768" office:value-type="float"/>
          <table:table-cell office:value="0.04605435013771057" office:value-type="float"/>
          <table:table-cell office:value="0.016213058381457993" office:value-type="float"/>
          <table:table-cell office:value="7" office:value-type="float"/>
          <table:table-cell office:value="-0.9999998807907104" office:value-type="float"/>
          <table:table-cell office:value="-0.9999999403953552" office:value-type="float"/>
          <table:table-cell office:value="0.9999868869781494" office:value-type="float"/>
          <table:table-cell office:value="-0.9999995827674866" office:value-type="float"/>
          <table:table-cell office:value="0.5233204364776611" office:value-type="float"/>
          <table:table-cell office:value="0.56602895259857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563409566879272" office:value-type="float"/>
          <table:table-cell office:value="0.05" office:value-type="float"/>
          <table:table-cell office:value="0.01621305927094488" office:value-type="float"/>
          <table:table-cell office:value="8" office:value-type="float"/>
          <table:table-cell office:value="-0.9999998807907104" office:value-type="float"/>
          <table:table-cell office:value="-0.9999999403953552" office:value-type="float"/>
          <table:table-cell office:value="0.9999876022338867" office:value-type="float"/>
          <table:table-cell office:value="-0.9999995827674866" office:value-type="float"/>
          <table:table-cell office:value="0.5329657793045044" office:value-type="float"/>
          <table:table-cell office:value="0.555764913558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001354455947873" office:value-type="float"/>
          <table:table-cell office:value="0.05" office:value-type="float"/>
          <table:table-cell office:value="0.016213058603828587" office:value-type="float"/>
          <table:table-cell office:value="9" office:value-type="float"/>
          <table:table-cell office:value="-0.9999998807907104" office:value-type="float"/>
          <table:table-cell office:value="-0.9999999403953552" office:value-type="float"/>
          <table:table-cell office:value="0.9999880790710449" office:value-type="float"/>
          <table:table-cell office:value="-0.9999995827674866" office:value-type="float"/>
          <table:table-cell office:value="0.5367258787155151" office:value-type="float"/>
          <table:table-cell office:value="0.52834999561309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6427832841873164" office:value-type="float"/>
          <table:table-cell office:value="0.05" office:value-type="float"/>
          <table:table-cell office:value="0.016213058881792877" office:value-type="float"/>
          <table:table-cell office:value="10" office:value-type="float"/>
          <table:table-cell office:value="-0.9999998807907104" office:value-type="float"/>
          <table:table-cell office:value="-0.9999999403953552" office:value-type="float"/>
          <table:table-cell office:value="0.999988317489624" office:value-type="float"/>
          <table:table-cell office:value="-0.9999996423721313" office:value-type="float"/>
          <table:table-cell office:value="0.5426478385925293" office:value-type="float"/>
          <table:table-cell office:value="0.52175056934356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325865455" office:value-type="float"/>
          <table:table-cell office:value="11" office:value-type="float"/>
          <table:table-cell office:value="-0.9999998807907104" office:value-type="float"/>
          <table:table-cell office:value="-0.9999999403953552" office:value-type="float"/>
          <table:table-cell office:value="0.9999885559082031" office:value-type="float"/>
          <table:table-cell office:value="-0.9999996423721313" office:value-type="float"/>
          <table:table-cell office:value="0.5346124172210693" office:value-type="float"/>
          <table:table-cell office:value="0.49544847011566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770607025" office:value-type="float"/>
          <table:table-cell office:value="12" office:value-type="float"/>
          <table:table-cell office:value="-0.9999998807907104" office:value-type="float"/>
          <table:table-cell office:value="-0.9999999403953552" office:value-type="float"/>
          <table:table-cell office:value="0.9999887943267822" office:value-type="float"/>
          <table:table-cell office:value="-0.9999996423721313" office:value-type="float"/>
          <table:table-cell office:value="0.5386936664581299" office:value-type="float"/>
          <table:table-cell office:value="0.490672349929809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881792877" office:value-type="float"/>
          <table:table-cell office:value="13" office:value-type="float"/>
          <table:table-cell office:value="-0.9999998807907104" office:value-type="float"/>
          <table:table-cell office:value="-0.9999999403953552" office:value-type="float"/>
          <table:table-cell office:value="0.9999887943267822" office:value-type="float"/>
          <table:table-cell office:value="-0.9999996423721313" office:value-type="float"/>
          <table:table-cell office:value="0.5260668992996216" office:value-type="float"/>
          <table:table-cell office:value="0.46425175666809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325865455" office:value-type="float"/>
          <table:table-cell office:value="14" office:value-type="float"/>
          <table:table-cell office:value="-0.9999998807907104" office:value-type="float"/>
          <table:table-cell office:value="-0.9999999403953552" office:value-type="float"/>
          <table:table-cell office:value="0.9999887943267822" office:value-type="float"/>
          <table:table-cell office:value="-0.9999996423721313" office:value-type="float"/>
          <table:table-cell office:value="0.5260665416717529" office:value-type="float"/>
          <table:table-cell office:value="0.4642522335052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71501417" office:value-type="float"/>
          <table:table-cell office:value="15" office:value-type="float"/>
          <table:table-cell office:value="-0.9999998807907104" office:value-type="float"/>
          <table:table-cell office:value="-0.9999999403953552" office:value-type="float"/>
          <table:table-cell office:value="0.9999886751174927" office:value-type="float"/>
          <table:table-cell office:value="-0.9999996423721313" office:value-type="float"/>
          <table:table-cell office:value="0.5117138624191284" office:value-type="float"/>
          <table:table-cell office:value="0.43601429462432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437050572" office:value-type="float"/>
          <table:table-cell office:value="16" office:value-type="float"/>
          <table:table-cell office:value="-0.9999998807907104" office:value-type="float"/>
          <table:table-cell office:value="-0.9999999403953552" office:value-type="float"/>
          <table:table-cell office:value="0.9999886751174927" office:value-type="float"/>
          <table:table-cell office:value="-0.9999996423721313" office:value-type="float"/>
          <table:table-cell office:value="0.5117130279541016" office:value-type="float"/>
          <table:table-cell office:value="0.436015367507934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43772501" office:value-type="float"/>
          <table:table-cell office:value="17" office:value-type="float"/>
          <table:table-cell office:value="-0.9999998807907104" office:value-type="float"/>
          <table:table-cell office:value="-0.9999999403953552" office:value-type="float"/>
          <table:table-cell office:value="0.9999886751174927" office:value-type="float"/>
          <table:table-cell office:value="-0.9999996423721313" office:value-type="float"/>
          <table:table-cell office:value="0.4999643564224243" office:value-type="float"/>
          <table:table-cell office:value="0.40160596370697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382131585" office:value-type="float"/>
          <table:table-cell office:value="18" office:value-type="float"/>
          <table:table-cell office:value="-0.9999998807907104" office:value-type="float"/>
          <table:table-cell office:value="-0.9999999403953552" office:value-type="float"/>
          <table:table-cell office:value="0.9999886751174927" office:value-type="float"/>
          <table:table-cell office:value="-0.9999996423721313" office:value-type="float"/>
          <table:table-cell office:value="0.49996209144592285" office:value-type="float"/>
          <table:table-cell office:value="0.40160942077636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603828587" office:value-type="float"/>
          <table:table-cell office:value="19" office:value-type="float"/>
          <table:table-cell office:value="-0.9999998807907104" office:value-type="float"/>
          <table:table-cell office:value="-0.9999999403953552" office:value-type="float"/>
          <table:table-cell office:value="0.9999886751174927" office:value-type="float"/>
          <table:table-cell office:value="-0.9999996423721313" office:value-type="float"/>
          <table:table-cell office:value="0.49030613899230957" office:value-type="float"/>
          <table:table-cell office:value="0.36095464229583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71501417" office:value-type="float"/>
          <table:table-cell office:value="20" office:value-type="float"/>
          <table:table-cell office:value="-0.9999998807907104" office:value-type="float"/>
          <table:table-cell office:value="-0.9999999403953552" office:value-type="float"/>
          <table:table-cell office:value="0.9999886751174927" office:value-type="float"/>
          <table:table-cell office:value="-0.9999996423721313" office:value-type="float"/>
          <table:table-cell office:value="0.49030470848083496" office:value-type="float"/>
          <table:table-cell office:value="0.360956907272338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326538208" office:value-type="float"/>
          <table:table-cell office:value="21" office:value-type="float"/>
          <table:table-cell office:value="-0.9999998807907104" office:value-type="float"/>
          <table:table-cell office:value="-0.9999999403953552" office:value-type="float"/>
          <table:table-cell office:value="0.9999886751174927" office:value-type="float"/>
          <table:table-cell office:value="-0.9999996423721313" office:value-type="float"/>
          <table:table-cell office:value="0.4826352596282959" office:value-type="float"/>
          <table:table-cell office:value="0.320863366127014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99297893" office:value-type="float"/>
          <table:table-cell office:value="22" office:value-type="float"/>
          <table:table-cell office:value="-0.9999998807907104" office:value-type="float"/>
          <table:table-cell office:value="-0.9999999403953552" office:value-type="float"/>
          <table:table-cell office:value="0.9999886751174927" office:value-type="float"/>
          <table:table-cell office:value="-0.9999996423721313" office:value-type="float"/>
          <table:table-cell office:value="0.4826338291168213" office:value-type="float"/>
          <table:table-cell office:value="0.32086551189422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381457993" office:value-type="float"/>
          <table:table-cell office:value="23" office:value-type="float"/>
          <table:table-cell office:value="-0.9999998807907104" office:value-type="float"/>
          <table:table-cell office:value="-0.9999999403953552" office:value-type="float"/>
          <table:table-cell office:value="0.9999887943267822" office:value-type="float"/>
          <table:table-cell office:value="-0.9999996423721313" office:value-type="float"/>
          <table:table-cell office:value="0.47848618030548096" office:value-type="float"/>
          <table:table-cell office:value="0.275702476501464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881792877" office:value-type="float"/>
          <table:table-cell office:value="24" office:value-type="float"/>
          <table:table-cell office:value="-0.9999998807907104" office:value-type="float"/>
          <table:table-cell office:value="-0.9999999403953552" office:value-type="float"/>
          <table:table-cell office:value="0.9999887943267822" office:value-type="float"/>
          <table:table-cell office:value="-0.9999996423721313" office:value-type="float"/>
          <table:table-cell office:value="0.4784877300262451" office:value-type="float"/>
          <table:table-cell office:value="0.275700092315673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382131585" office:value-type="float"/>
          <table:table-cell office:value="25" office:value-type="float"/>
          <table:table-cell office:value="-0.9999998807907104" office:value-type="float"/>
          <table:table-cell office:value="-0.9999999403953552" office:value-type="float"/>
          <table:table-cell office:value="0.9999887943267822" office:value-type="float"/>
          <table:table-cell office:value="-0.9999996423721313" office:value-type="float"/>
          <table:table-cell office:value="0.4855997562408447" office:value-type="float"/>
          <table:table-cell office:value="0.22645735740661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770607025" office:value-type="float"/>
          <table:table-cell office:value="26" office:value-type="float"/>
          <table:table-cell office:value="-0.9999998807907104" office:value-type="float"/>
          <table:table-cell office:value="-0.9999999403953552" office:value-type="float"/>
          <table:table-cell office:value="0.9999887943267822" office:value-type="float"/>
          <table:table-cell office:value="-0.9999996423721313" office:value-type="float"/>
          <table:table-cell office:value="0.48559892177581787" office:value-type="float"/>
          <table:table-cell office:value="0.226459145545959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937385887" office:value-type="float"/>
          <table:table-cell office:value="27" office:value-type="float"/>
          <table:table-cell office:value="-0.9999998807907104" office:value-type="float"/>
          <table:table-cell office:value="-0.9999999403953552" office:value-type="float"/>
          <table:table-cell office:value="0.9999889135360718" office:value-type="float"/>
          <table:table-cell office:value="-0.9999996423721313" office:value-type="float"/>
          <table:table-cell office:value="0.495877742767334" office:value-type="float"/>
          <table:table-cell office:value="0.172649979591369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7881126924" office:value-type="float"/>
          <table:table-cell office:value="28" office:value-type="float"/>
          <table:table-cell office:value="-0.9999998807907104" office:value-type="float"/>
          <table:table-cell office:value="-0.9999999403953552" office:value-type="float"/>
          <table:table-cell office:value="0.9999889135360718" office:value-type="float"/>
          <table:table-cell office:value="-0.9999996423721313" office:value-type="float"/>
          <table:table-cell office:value="0.4958775043487549" office:value-type="float"/>
          <table:table-cell office:value="0.172650575637817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326538208" office:value-type="float"/>
          <table:table-cell office:value="29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6423721313" office:value-type="float"/>
          <table:table-cell office:value="0.5094994306564331" office:value-type="float"/>
          <table:table-cell office:value="0.12168109416961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437050572" office:value-type="float"/>
          <table:table-cell office:value="30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6423721313" office:value-type="float"/>
          <table:table-cell office:value="0.5094962120056152" office:value-type="float"/>
          <table:table-cell office:value="0.121687173843383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159758354" office:value-type="float"/>
          <table:table-cell office:value="31" office:value-type="float"/>
          <table:table-cell office:value="-0.9999998807907104" office:value-type="float"/>
          <table:table-cell office:value="-0.9999999403953552" office:value-type="float"/>
          <table:table-cell office:value="0.9999892711639404" office:value-type="float"/>
          <table:table-cell office:value="-0.9999996423721313" office:value-type="float"/>
          <table:table-cell office:value="0.5278220176696777" office:value-type="float"/>
          <table:table-cell office:value="0.071015834808349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770607025" office:value-type="float"/>
          <table:table-cell office:value="32" office:value-type="float"/>
          <table:table-cell office:value="-0.9999998807907104" office:value-type="float"/>
          <table:table-cell office:value="-0.9999999403953552" office:value-type="float"/>
          <table:table-cell office:value="0.9999892711639404" office:value-type="float"/>
          <table:table-cell office:value="-0.9999996423721313" office:value-type="float"/>
          <table:table-cell office:value="0.527822732925415" office:value-type="float"/>
          <table:table-cell office:value="0.071014046669006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770607025" office:value-type="float"/>
          <table:table-cell office:value="33" office:value-type="float"/>
          <table:table-cell office:value="-0.9999998807907104" office:value-type="float"/>
          <table:table-cell office:value="-0.9999999403953552" office:value-type="float"/>
          <table:table-cell office:value="0.9999892711639404" office:value-type="float"/>
          <table:table-cell office:value="-0.9999996423721313" office:value-type="float"/>
          <table:table-cell office:value="0.5470461845397949" office:value-type="float"/>
          <table:table-cell office:value="0.0419106483459472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214680554" office:value-type="float"/>
          <table:table-cell office:value="34" office:value-type="float"/>
          <table:table-cell office:value="-0.9999998807907104" office:value-type="float"/>
          <table:table-cell office:value="-0.9999999403953552" office:value-type="float"/>
          <table:table-cell office:value="0.9999892711639404" office:value-type="float"/>
          <table:table-cell office:value="-0.9999996423721313" office:value-type="float"/>
          <table:table-cell office:value="0.5470461845397949" office:value-type="float"/>
          <table:table-cell office:value="0.0419106483459472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54823587" office:value-type="float"/>
          <table:table-cell office:value="35" office:value-type="float"/>
          <table:table-cell office:value="-0.9999998807907104" office:value-type="float"/>
          <table:table-cell office:value="-0.9999999403953552" office:value-type="float"/>
          <table:table-cell office:value="0.9999892711639404" office:value-type="float"/>
          <table:table-cell office:value="-0.9999996423721313" office:value-type="float"/>
          <table:table-cell office:value="0.5557593107223511" office:value-type="float"/>
          <table:table-cell office:value="0.0399283170700073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4926432" office:value-type="float"/>
          <table:table-cell office:value="36" office:value-type="float"/>
          <table:table-cell office:value="-0.9999998807907104" office:value-type="float"/>
          <table:table-cell office:value="-0.9999999403953552" office:value-type="float"/>
          <table:table-cell office:value="0.9999892711639404" office:value-type="float"/>
          <table:table-cell office:value="-0.9999996423721313" office:value-type="float"/>
          <table:table-cell office:value="0.5557583570480347" office:value-type="float"/>
          <table:table-cell office:value="0.039930224418640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715692847" office:value-type="float"/>
          <table:table-cell office:value="37" office:value-type="float"/>
          <table:table-cell office:value="-0.9999998807907104" office:value-type="float"/>
          <table:table-cell office:value="-0.9999999403953552" office:value-type="float"/>
          <table:table-cell office:value="0.9999892711639404" office:value-type="float"/>
          <table:table-cell office:value="-0.9999996423721313" office:value-type="float"/>
          <table:table-cell office:value="0.5558521747589111" office:value-type="float"/>
          <table:table-cell office:value="0.057574868202209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71501417" office:value-type="float"/>
          <table:table-cell office:value="38" office:value-type="float"/>
          <table:table-cell office:value="-0.9999998807907104" office:value-type="float"/>
          <table:table-cell office:value="-0.9999999403953552" office:value-type="float"/>
          <table:table-cell office:value="0.9999892711639404" office:value-type="float"/>
          <table:table-cell office:value="-0.9999996423721313" office:value-type="float"/>
          <table:table-cell office:value="0.5558494329452515" office:value-type="float"/>
          <table:table-cell office:value="0.0575802326202392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104165158" office:value-type="float"/>
          <table:table-cell office:value="39" office:value-type="float"/>
          <table:table-cell office:value="-0.9999998807907104" office:value-type="float"/>
          <table:table-cell office:value="-0.9999999403953552" office:value-type="float"/>
          <table:table-cell office:value="0.9999892711639404" office:value-type="float"/>
          <table:table-cell office:value="-0.9999996423721313" office:value-type="float"/>
          <table:table-cell office:value="0.5516467094421387" office:value-type="float"/>
          <table:table-cell office:value="0.072082161903381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104165158" office:value-type="float"/>
          <table:table-cell office:value="40" office:value-type="float"/>
          <table:table-cell office:value="-0.9999998807907104" office:value-type="float"/>
          <table:table-cell office:value="-0.9999999403953552" office:value-type="float"/>
          <table:table-cell office:value="0.9999892711639404" office:value-type="float"/>
          <table:table-cell office:value="-0.9999996423721313" office:value-type="float"/>
          <table:table-cell office:value="0.5516455173492432" office:value-type="float"/>
          <table:table-cell office:value="0.0720841884613037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04857203" office:value-type="float"/>
          <table:table-cell office:value="41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6423721313" office:value-type="float"/>
          <table:table-cell office:value="0.5447806119918823" office:value-type="float"/>
          <table:table-cell office:value="0.0882434844970703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770607025" office:value-type="float"/>
          <table:table-cell office:value="42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6423721313" office:value-type="float"/>
          <table:table-cell office:value="0.5447808504104614" office:value-type="float"/>
          <table:table-cell office:value="0.088243126869201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937385887" office:value-type="float"/>
          <table:table-cell office:value="43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6423721313" office:value-type="float"/>
          <table:table-cell office:value="0.5312659740447998" office:value-type="float"/>
          <table:table-cell office:value="0.117044448852539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603828587" office:value-type="float"/>
          <table:table-cell office:value="44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6423721313" office:value-type="float"/>
          <table:table-cell office:value="0.5312654972076416" office:value-type="float"/>
          <table:table-cell office:value="0.117045164108276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382131585" office:value-type="float"/>
          <table:table-cell office:value="45" office:value-type="float"/>
          <table:table-cell office:value="-0.9999998807907104" office:value-type="float"/>
          <table:table-cell office:value="-0.9999999403953552" office:value-type="float"/>
          <table:table-cell office:value="0.9999887943267822" office:value-type="float"/>
          <table:table-cell office:value="-0.9999996423721313" office:value-type="float"/>
          <table:table-cell office:value="0.515027642250061" office:value-type="float"/>
          <table:table-cell office:value="0.134282588958740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881792877" office:value-type="float"/>
          <table:table-cell office:value="46" office:value-type="float"/>
          <table:table-cell office:value="-0.9999998807907104" office:value-type="float"/>
          <table:table-cell office:value="-0.9999999403953552" office:value-type="float"/>
          <table:table-cell office:value="0.9999887943267822" office:value-type="float"/>
          <table:table-cell office:value="-0.9999996423721313" office:value-type="float"/>
          <table:table-cell office:value="0.5150258541107178" office:value-type="float"/>
          <table:table-cell office:value="0.134285926818847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104165158" office:value-type="float"/>
          <table:table-cell office:value="47" office:value-type="float"/>
          <table:table-cell office:value="-0.9999998807907104" office:value-type="float"/>
          <table:table-cell office:value="-0.9999999403953552" office:value-type="float"/>
          <table:table-cell office:value="0.9999886751174927" office:value-type="float"/>
          <table:table-cell office:value="-0.9999996423721313" office:value-type="float"/>
          <table:table-cell office:value="0.49606144428253174" office:value-type="float"/>
          <table:table-cell office:value="0.144307732582092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6027163205" office:value-type="float"/>
          <table:table-cell office:value="48" office:value-type="float"/>
          <table:table-cell office:value="-0.9999998807907104" office:value-type="float"/>
          <table:table-cell office:value="-0.9999999403953552" office:value-type="float"/>
          <table:table-cell office:value="0.9999886751174927" office:value-type="float"/>
          <table:table-cell office:value="-0.9999996423721313" office:value-type="float"/>
          <table:table-cell office:value="0.49606072902679443" office:value-type="float"/>
          <table:table-cell office:value="0.144308805465698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214680554" office:value-type="float"/>
          <table:table-cell office:value="49" office:value-type="float"/>
          <table:table-cell office:value="-0.9999998807907104" office:value-type="float"/>
          <table:table-cell office:value="-0.9999999403953552" office:value-type="float"/>
          <table:table-cell office:value="0.9999885559082031" office:value-type="float"/>
          <table:table-cell office:value="-0.9999996423721313" office:value-type="float"/>
          <table:table-cell office:value="0.4840686321258545" office:value-type="float"/>
          <table:table-cell office:value="0.159091949462890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047903524" office:value-type="float"/>
          <table:table-cell office:value="50" office:value-type="float"/>
          <table:table-cell office:value="-0.9999998807907104" office:value-type="float"/>
          <table:table-cell office:value="-0.9999999403953552" office:value-type="float"/>
          <table:table-cell office:value="0.9999885559082031" office:value-type="float"/>
          <table:table-cell office:value="-0.9999996423721313" office:value-type="float"/>
          <table:table-cell office:value="0.4840738773345947" office:value-type="float"/>
          <table:table-cell office:value="0.159082889556884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548912008" office:value-type="float"/>
          <table:table-cell office:value="51" office:value-type="float"/>
          <table:table-cell office:value="-0.9999998807907104" office:value-type="float"/>
          <table:table-cell office:value="-0.9999999403953552" office:value-type="float"/>
          <table:table-cell office:value="0.9999885559082031" office:value-type="float"/>
          <table:table-cell office:value="-0.9999996423721313" office:value-type="float"/>
          <table:table-cell office:value="0.4777507781982422" office:value-type="float"/>
          <table:table-cell office:value="0.178869485855102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215351593" office:value-type="float"/>
          <table:table-cell office:value="52" office:value-type="float"/>
          <table:table-cell office:value="-0.9999998807907104" office:value-type="float"/>
          <table:table-cell office:value="-0.9999999403953552" office:value-type="float"/>
          <table:table-cell office:value="0.9999885559082031" office:value-type="float"/>
          <table:table-cell office:value="-0.9999996423721313" office:value-type="float"/>
          <table:table-cell office:value="0.47774696350097656" office:value-type="float"/>
          <table:table-cell office:value="0.178875565528869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660099192" office:value-type="float"/>
          <table:table-cell office:value="53" office:value-type="float"/>
          <table:table-cell office:value="-0.9999998807907104" office:value-type="float"/>
          <table:table-cell office:value="-0.9999999403953552" office:value-type="float"/>
          <table:table-cell office:value="0.9999884366989136" office:value-type="float"/>
          <table:table-cell office:value="-0.9999996423721313" office:value-type="float"/>
          <table:table-cell office:value="0.4819626808166504" office:value-type="float"/>
          <table:table-cell office:value="0.194941043853759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159088148" office:value-type="float"/>
          <table:table-cell office:value="54" office:value-type="float"/>
          <table:table-cell office:value="-0.9999998807907104" office:value-type="float"/>
          <table:table-cell office:value="-0.9999999403953552" office:value-type="float"/>
          <table:table-cell office:value="0.9999884366989136" office:value-type="float"/>
          <table:table-cell office:value="-0.9999996423721313" office:value-type="float"/>
          <table:table-cell office:value="0.4819614887237549" office:value-type="float"/>
          <table:table-cell office:value="0.194942593574523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215351593" office:value-type="float"/>
          <table:table-cell office:value="55" office:value-type="float"/>
          <table:table-cell office:value="-0.9999998807907104" office:value-type="float"/>
          <table:table-cell office:value="-0.9999999403953552" office:value-type="float"/>
          <table:table-cell office:value="0.9999885559082031" office:value-type="float"/>
          <table:table-cell office:value="-0.9999996423721313" office:value-type="float"/>
          <table:table-cell office:value="0.49706172943115234" office:value-type="float"/>
          <table:table-cell office:value="0.212898254394531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993661856" office:value-type="float"/>
          <table:table-cell office:value="56" office:value-type="float"/>
          <table:table-cell office:value="-0.9999998807907104" office:value-type="float"/>
          <table:table-cell office:value="-0.9999999403953552" office:value-type="float"/>
          <table:table-cell office:value="0.9999885559082031" office:value-type="float"/>
          <table:table-cell office:value="-0.9999996423721313" office:value-type="float"/>
          <table:table-cell office:value="0.4970589876174927" office:value-type="float"/>
          <table:table-cell office:value="0.212902903556823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548912008" office:value-type="float"/>
          <table:table-cell office:value="57" office:value-type="float"/>
          <table:table-cell office:value="-0.9999998807907104" office:value-type="float"/>
          <table:table-cell office:value="-0.9999999403953552" office:value-type="float"/>
          <table:table-cell office:value="0.9999885559082031" office:value-type="float"/>
          <table:table-cell office:value="-0.9999996423721313" office:value-type="float"/>
          <table:table-cell office:value="0.5058083534240723" office:value-type="float"/>
          <table:table-cell office:value="0.24388706684112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27094488" office:value-type="float"/>
          <table:table-cell office:value="58" office:value-type="float"/>
          <table:table-cell office:value="-0.9999998807907104" office:value-type="float"/>
          <table:table-cell office:value="-0.9999999403953552" office:value-type="float"/>
          <table:table-cell office:value="0.9999885559082031" office:value-type="float"/>
          <table:table-cell office:value="-0.9999996423721313" office:value-type="float"/>
          <table:table-cell office:value="0.5058097839355469" office:value-type="float"/>
          <table:table-cell office:value="0.243885159492492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8770607025" office:value-type="float"/>
          <table:table-cell office:value="59" office:value-type="float"/>
          <table:table-cell office:value="-0.9999998807907104" office:value-type="float"/>
          <table:table-cell office:value="-0.9999999403953552" office:value-type="float"/>
          <table:table-cell office:value="0.9999885559082031" office:value-type="float"/>
          <table:table-cell office:value="-0.9999996423721313" office:value-type="float"/>
          <table:table-cell office:value="0.5080040693283081" office:value-type="float"/>
          <table:table-cell office:value="0.265865802764892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621305943772501" office:value-type="float"/>
          <table:table-cell office:value="60" office:value-type="float"/>
          <table:table-cell office:value="-0.9999998807907104" office:value-type="float"/>
          <table:table-cell office:value="-0.9999999403953552" office:value-type="float"/>
          <table:table-cell office:value="0.9999885559082031" office:value-type="float"/>
          <table:table-cell office:value="-0.9999996423721313" office:value-type="float"/>
          <table:table-cell office:value="0.5080053806304932" office:value-type="float"/>
          <table:table-cell office:value="0.26586365699768066" office:value-type="float"/>
        </table:table-row>
      </table:table>
      <table:table table:name="2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998807907105" office:value-type="float"/>
          <table:table-cell office:value="-0.009999655485153199" office:value-type="float"/>
          <table:table-cell office:value="0.00999955177307129" office:value-type="float"/>
          <table:table-cell office:value="-0.009999865293502807" office:value-type="float"/>
          <table:table-cell office:value="0.009998478889465333" office:value-type="float"/>
          <table:table-cell office:value="-0.009999896883964538" office:value-type="float"/>
          <table:table-cell office:value="0.03386975314135143" office:value-type="float"/>
          <table:table-cell office:value="1" office:value-type="float"/>
          <table:table-cell office:value="-0.9999998807907104" office:value-type="float"/>
          <table:table-cell office:value="-0.9999655485153198" office:value-type="float"/>
          <table:table-cell office:value="0.9999551773071289" office:value-type="float"/>
          <table:table-cell office:value="-0.9999865293502808" office:value-type="float"/>
          <table:table-cell office:value="0.9998478889465332" office:value-type="float"/>
          <table:table-cell office:value="-0.9999896883964539" office:value-type="float"/>
        </table:table-row>
        <table:table-row>
          <table:table-cell office:value="-0.01999999821186066" office:value-type="float"/>
          <table:table-cell office:value="-0.0199993759393692" office:value-type="float"/>
          <table:table-cell office:value="0.019999186992645267" office:value-type="float"/>
          <table:table-cell office:value="-0.019999756813049316" office:value-type="float"/>
          <table:table-cell office:value="0.019997255802154543" office:value-type="float"/>
          <table:table-cell office:value="-0.019999820590019226" office:value-type="float"/>
          <table:table-cell office:value="0.03386975741526519" office:value-type="float"/>
          <table:table-cell office:value="2" office:value-type="float"/>
          <table:table-cell office:value="-0.9999999403953552" office:value-type="float"/>
          <table:table-cell office:value="-0.9999720454216003" office:value-type="float"/>
          <table:table-cell office:value="0.9999635219573975" office:value-type="float"/>
          <table:table-cell office:value="-0.9999891519546509" office:value-type="float"/>
          <table:table-cell office:value="0.9998776912689209" office:value-type="float"/>
          <table:table-cell office:value="-0.9999923706054688" office:value-type="float"/>
        </table:table-row>
        <table:table-row>
          <table:table-cell office:value="-0.029999997615814213" office:value-type="float"/>
          <table:table-cell office:value="-0.029999148249626156" office:value-type="float"/>
          <table:table-cell office:value="0.02999889135360718" office:value-type="float"/>
          <table:table-cell office:value="-0.029999669790267944" office:value-type="float"/>
          <table:table-cell office:value="0.0299962592124939" office:value-type="float"/>
          <table:table-cell office:value="-0.029999762177467346" office:value-type="float"/>
          <table:table-cell office:value="0.03386976168919066" office:value-type="float"/>
          <table:table-cell office:value="3" office:value-type="float"/>
          <table:table-cell office:value="-0.9999999403953552" office:value-type="float"/>
          <table:table-cell office:value="-0.9999772310256958" office:value-type="float"/>
          <table:table-cell office:value="0.9999704360961914" office:value-type="float"/>
          <table:table-cell office:value="-0.9999912977218628" office:value-type="float"/>
          <table:table-cell office:value="0.9999003410339355" office:value-type="float"/>
          <table:table-cell office:value="-0.999994158744812" office:value-type="float"/>
        </table:table-row>
        <table:table-row>
          <table:table-cell office:value="-0.039999997019767766" office:value-type="float"/>
          <table:table-cell office:value="-0.03999896466732025" office:value-type="float"/>
          <table:table-cell office:value="0.03999865174293518" office:value-type="float"/>
          <table:table-cell office:value="-0.03999960005283355" office:value-type="float"/>
          <table:table-cell office:value="0.03999544620513916" office:value-type="float"/>
          <table:table-cell office:value="-0.039999718070030214" office:value-type="float"/>
          <table:table-cell office:value="0.03386975955222646" office:value-type="float"/>
          <table:table-cell office:value="4" office:value-type="float"/>
          <table:table-cell office:value="-0.9999999403953552" office:value-type="float"/>
          <table:table-cell office:value="-0.9999816417694092" office:value-type="float"/>
          <table:table-cell office:value="0.9999760389328003" office:value-type="float"/>
          <table:table-cell office:value="-0.9999930262565613" office:value-type="float"/>
          <table:table-cell office:value="0.9999186992645264" office:value-type="float"/>
          <table:table-cell office:value="-0.9999955892562866" office:value-type="float"/>
        </table:table-row>
        <table:table-row>
          <table:table-cell office:value="-0.04999999701976777" office:value-type="float"/>
          <table:table-cell office:value="-0.049998817443847654" office:value-type="float"/>
          <table:table-cell office:value="0.04999845862388611" office:value-type="float"/>
          <table:table-cell office:value="-0.04999954402446746" office:value-type="float"/>
          <table:table-cell office:value="0.04999478697776794" office:value-type="float"/>
          <table:table-cell office:value="-0.04999968409538269" office:value-type="float"/>
          <table:table-cell office:value="0.03386976916858843" office:value-type="float"/>
          <table:table-cell office:value="5" office:value-type="float"/>
          <table:table-cell office:value="-1" office:value-type="float"/>
          <table:table-cell office:value="-0.9999852776527405" office:value-type="float"/>
          <table:table-cell office:value="0.9999806880950928" office:value-type="float"/>
          <table:table-cell office:value="-0.9999943971633911" office:value-type="float"/>
          <table:table-cell office:value="0.9999340772628784" office:value-type="float"/>
          <table:table-cell office:value="-0.99999660253524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810010084" office:value-type="float"/>
          <table:table-cell office:value="6" office:value-type="float"/>
          <table:table-cell office:value="-1" office:value-type="float"/>
          <table:table-cell office:value="-0.9999882578849792" office:value-type="float"/>
          <table:table-cell office:value="0.9999845027923584" office:value-type="float"/>
          <table:table-cell office:value="-0.9999955296516418" office:value-type="float"/>
          <table:table-cell office:value="0.9999463558197021" office:value-type="float"/>
          <table:table-cell office:value="-0.99999743700027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499359238" office:value-type="float"/>
          <table:table-cell office:value="7" office:value-type="float"/>
          <table:table-cell office:value="-1" office:value-type="float"/>
          <table:table-cell office:value="-0.9999882578849792" office:value-type="float"/>
          <table:table-cell office:value="0.9999845027923584" office:value-type="float"/>
          <table:table-cell office:value="-0.9999955296516418" office:value-type="float"/>
          <table:table-cell office:value="0.9999475479125977" office:value-type="float"/>
          <table:table-cell office:value="-0.99999743700027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420982878" office:value-type="float"/>
          <table:table-cell office:value="8" office:value-type="float"/>
          <table:table-cell office:value="-1" office:value-type="float"/>
          <table:table-cell office:value="-0.9999882578849792" office:value-type="float"/>
          <table:table-cell office:value="0.9999845027923584" office:value-type="float"/>
          <table:table-cell office:value="-0.9999955296516418" office:value-type="float"/>
          <table:table-cell office:value="0.9999475479125977" office:value-type="float"/>
          <table:table-cell office:value="-0.99999743700027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76648022085" office:value-type="float"/>
          <table:table-cell office:value="9" office:value-type="float"/>
          <table:table-cell office:value="-1" office:value-type="float"/>
          <table:table-cell office:value="-0.9999882578849792" office:value-type="float"/>
          <table:table-cell office:value="0.999984622001648" office:value-type="float"/>
          <table:table-cell office:value="-0.9999955892562866" office:value-type="float"/>
          <table:table-cell office:value="0.9999489784240723" office:value-type="float"/>
          <table:table-cell office:value="-0.99999743700027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71305565816" office:value-type="float"/>
          <table:table-cell office:value="10" office:value-type="float"/>
          <table:table-cell office:value="-1" office:value-type="float"/>
          <table:table-cell office:value="-0.9999882578849792" office:value-type="float"/>
          <table:table-cell office:value="0.999984622001648" office:value-type="float"/>
          <table:table-cell office:value="-0.9999955892562866" office:value-type="float"/>
          <table:table-cell office:value="0.9999489784240723" office:value-type="float"/>
          <table:table-cell office:value="-0.99999743700027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596312786" office:value-type="float"/>
          <table:table-cell office:value="11" office:value-type="float"/>
          <table:table-cell office:value="-1" office:value-type="float"/>
          <table:table-cell office:value="-0.9999882578849792" office:value-type="float"/>
          <table:table-cell office:value="0.9999847412109375" office:value-type="float"/>
          <table:table-cell office:value="-0.9999955892562866" office:value-type="float"/>
          <table:table-cell office:value="0.9999501705169678" office:value-type="float"/>
          <table:table-cell office:value="-0.99999743700027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314135143" office:value-type="float"/>
          <table:table-cell office:value="12" office:value-type="float"/>
          <table:table-cell office:value="-1" office:value-type="float"/>
          <table:table-cell office:value="-0.9999882578849792" office:value-type="float"/>
          <table:table-cell office:value="0.9999847412109375" office:value-type="float"/>
          <table:table-cell office:value="-0.9999955892562866" office:value-type="float"/>
          <table:table-cell office:value="0.9999501705169678" office:value-type="float"/>
          <table:table-cell office:value="-0.99999743700027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5278306844" office:value-type="float"/>
          <table:table-cell office:value="13" office:value-type="float"/>
          <table:table-cell office:value="-1" office:value-type="float"/>
          <table:table-cell office:value="-0.9999882578849792" office:value-type="float"/>
          <table:table-cell office:value="0.9999847412109375" office:value-type="float"/>
          <table:table-cell office:value="-0.9999955892562866" office:value-type="float"/>
          <table:table-cell office:value="0.9999513626098633" office:value-type="float"/>
          <table:table-cell office:value="-0.99999743700027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168919066" office:value-type="float"/>
          <table:table-cell office:value="14" office:value-type="float"/>
          <table:table-cell office:value="-1" office:value-type="float"/>
          <table:table-cell office:value="-0.9999882578849792" office:value-type="float"/>
          <table:table-cell office:value="0.9999847412109375" office:value-type="float"/>
          <table:table-cell office:value="-0.9999955892562866" office:value-type="float"/>
          <table:table-cell office:value="0.9999513626098633" office:value-type="float"/>
          <table:table-cell office:value="-0.99999743700027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810010084" office:value-type="float"/>
          <table:table-cell office:value="15" office:value-type="float"/>
          <table:table-cell office:value="-1" office:value-type="float"/>
          <table:table-cell office:value="-0.9999882578849792" office:value-type="float"/>
          <table:table-cell office:value="0.999984860420227" office:value-type="float"/>
          <table:table-cell office:value="-0.9999955892562866" office:value-type="float"/>
          <table:table-cell office:value="0.999951958656311" office:value-type="float"/>
          <table:table-cell office:value="-0.99999743700027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382615779" office:value-type="float"/>
          <table:table-cell office:value="16" office:value-type="float"/>
          <table:table-cell office:value="-1" office:value-type="float"/>
          <table:table-cell office:value="-0.9999882578849792" office:value-type="float"/>
          <table:table-cell office:value="0.999984860420227" office:value-type="float"/>
          <table:table-cell office:value="-0.9999955892562866" office:value-type="float"/>
          <table:table-cell office:value="0.999951958656311" office:value-type="float"/>
          <table:table-cell office:value="-0.99999743700027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207287483" office:value-type="float"/>
          <table:table-cell office:value="17" office:value-type="float"/>
          <table:table-cell office:value="-1" office:value-type="float"/>
          <table:table-cell office:value="-0.9999881982803345" office:value-type="float"/>
          <table:table-cell office:value="0.999984860420227" office:value-type="float"/>
          <table:table-cell office:value="-0.9999955892562866" office:value-type="float"/>
          <table:table-cell office:value="0.9999526739120483" office:value-type="float"/>
          <table:table-cell office:value="-0.99999743700027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71305565816" office:value-type="float"/>
          <table:table-cell office:value="18" office:value-type="float"/>
          <table:table-cell office:value="-1" office:value-type="float"/>
          <table:table-cell office:value="-0.9999881982803345" office:value-type="float"/>
          <table:table-cell office:value="0.999984860420227" office:value-type="float"/>
          <table:table-cell office:value="-0.9999955892562866" office:value-type="float"/>
          <table:table-cell office:value="0.9999526739120483" office:value-type="float"/>
          <table:table-cell office:value="-0.99999743700027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5278306844" office:value-type="float"/>
          <table:table-cell office:value="19" office:value-type="float"/>
          <table:table-cell office:value="-1" office:value-type="float"/>
          <table:table-cell office:value="-0.9999881982803345" office:value-type="float"/>
          <table:table-cell office:value="0.9999849796295166" office:value-type="float"/>
          <table:table-cell office:value="-0.9999955892562866" office:value-type="float"/>
          <table:table-cell office:value="0.9999532699584961" office:value-type="float"/>
          <table:table-cell office:value="-0.99999737739562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382615779" office:value-type="float"/>
          <table:table-cell office:value="20" office:value-type="float"/>
          <table:table-cell office:value="-1" office:value-type="float"/>
          <table:table-cell office:value="-0.9999881982803345" office:value-type="float"/>
          <table:table-cell office:value="0.9999849796295166" office:value-type="float"/>
          <table:table-cell office:value="-0.9999955892562866" office:value-type="float"/>
          <table:table-cell office:value="0.9999532699584961" office:value-type="float"/>
          <table:table-cell office:value="-0.99999737739562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207287483" office:value-type="float"/>
          <table:table-cell office:value="21" office:value-type="float"/>
          <table:table-cell office:value="-1" office:value-type="float"/>
          <table:table-cell office:value="-0.9999880790710449" office:value-type="float"/>
          <table:table-cell office:value="0.9999849796295166" office:value-type="float"/>
          <table:table-cell office:value="-0.9999955892562866" office:value-type="float"/>
          <table:table-cell office:value="0.9999535083770752" office:value-type="float"/>
          <table:table-cell office:value="-0.99999731779098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207287483" office:value-type="float"/>
          <table:table-cell office:value="22" office:value-type="float"/>
          <table:table-cell office:value="-1" office:value-type="float"/>
          <table:table-cell office:value="-0.9999880790710449" office:value-type="float"/>
          <table:table-cell office:value="0.9999849796295166" office:value-type="float"/>
          <table:table-cell office:value="-0.9999955892562866" office:value-type="float"/>
          <table:table-cell office:value="0.9999535083770752" office:value-type="float"/>
          <table:table-cell office:value="-0.99999731779098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275767386" office:value-type="float"/>
          <table:table-cell office:value="23" office:value-type="float"/>
          <table:table-cell office:value="-1" office:value-type="float"/>
          <table:table-cell office:value="-0.9999880194664001" office:value-type="float"/>
          <table:table-cell office:value="0.9999849796295166" office:value-type="float"/>
          <table:table-cell office:value="-0.9999955296516418" office:value-type="float"/>
          <table:table-cell office:value="0.9999537467956543" office:value-type="float"/>
          <table:table-cell office:value="-0.99999725818634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5278306844" office:value-type="float"/>
          <table:table-cell office:value="24" office:value-type="float"/>
          <table:table-cell office:value="-1" office:value-type="float"/>
          <table:table-cell office:value="-0.9999880194664001" office:value-type="float"/>
          <table:table-cell office:value="0.9999849796295166" office:value-type="float"/>
          <table:table-cell office:value="-0.9999955296516418" office:value-type="float"/>
          <table:table-cell office:value="0.9999537467956543" office:value-type="float"/>
          <table:table-cell office:value="-0.99999725818634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741526519" office:value-type="float"/>
          <table:table-cell office:value="25" office:value-type="float"/>
          <table:table-cell office:value="-1" office:value-type="float"/>
          <table:table-cell office:value="-0.9999878406524658" office:value-type="float"/>
          <table:table-cell office:value="0.999984860420227" office:value-type="float"/>
          <table:table-cell office:value="-0.9999955296516418" office:value-type="float"/>
          <table:table-cell office:value="0.9999537467956543" office:value-type="float"/>
          <table:table-cell office:value="-0.99999713897705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7031613984" office:value-type="float"/>
          <table:table-cell office:value="26" office:value-type="float"/>
          <table:table-cell office:value="-1" office:value-type="float"/>
          <table:table-cell office:value="-0.9999878406524658" office:value-type="float"/>
          <table:table-cell office:value="0.999984860420227" office:value-type="float"/>
          <table:table-cell office:value="-0.9999955296516418" office:value-type="float"/>
          <table:table-cell office:value="0.9999537467956543" office:value-type="float"/>
          <table:table-cell office:value="-0.99999713897705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741526519" office:value-type="float"/>
          <table:table-cell office:value="27" office:value-type="float"/>
          <table:table-cell office:value="-1" office:value-type="float"/>
          <table:table-cell office:value="-0.9999877214431763" office:value-type="float"/>
          <table:table-cell office:value="0.9999847412109375" office:value-type="float"/>
          <table:table-cell office:value="-0.9999954700469971" office:value-type="float"/>
          <table:table-cell office:value="0.999953031539917" office:value-type="float"/>
          <table:table-cell office:value="-0.99999701976776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916858843" office:value-type="float"/>
          <table:table-cell office:value="28" office:value-type="float"/>
          <table:table-cell office:value="-1" office:value-type="float"/>
          <table:table-cell office:value="-0.9999877214431763" office:value-type="float"/>
          <table:table-cell office:value="0.9999847412109375" office:value-type="float"/>
          <table:table-cell office:value="-0.9999954700469971" office:value-type="float"/>
          <table:table-cell office:value="0.999953031539917" office:value-type="float"/>
          <table:table-cell office:value="-0.99999701976776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4894642454" office:value-type="float"/>
          <table:table-cell office:value="29" office:value-type="float"/>
          <table:table-cell office:value="-1" office:value-type="float"/>
          <table:table-cell office:value="-0.9999875426292419" office:value-type="float"/>
          <table:table-cell office:value="0.9999847412109375" office:value-type="float"/>
          <table:table-cell office:value="-0.9999954104423523" office:value-type="float"/>
          <table:table-cell office:value="0.9999525547027588" office:value-type="float"/>
          <table:table-cell office:value="-0.99999690055847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741526519" office:value-type="float"/>
          <table:table-cell office:value="30" office:value-type="float"/>
          <table:table-cell office:value="-1" office:value-type="float"/>
          <table:table-cell office:value="-0.9999875426292419" office:value-type="float"/>
          <table:table-cell office:value="0.9999847412109375" office:value-type="float"/>
          <table:table-cell office:value="-0.9999954104423523" office:value-type="float"/>
          <table:table-cell office:value="0.9999525547027588" office:value-type="float"/>
          <table:table-cell office:value="-0.99999690055847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916858843" office:value-type="float"/>
          <table:table-cell office:value="31" office:value-type="float"/>
          <table:table-cell office:value="-1" office:value-type="float"/>
          <table:table-cell office:value="-0.9999874830245972" office:value-type="float"/>
          <table:table-cell office:value="0.9999847412109375" office:value-type="float"/>
          <table:table-cell office:value="-0.9999954104423523" office:value-type="float"/>
          <table:table-cell office:value="0.9999520778656006" office:value-type="float"/>
          <table:table-cell office:value="-0.99999684095382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43525088314" office:value-type="float"/>
          <table:table-cell office:value="32" office:value-type="float"/>
          <table:table-cell office:value="-1" office:value-type="float"/>
          <table:table-cell office:value="-0.9999874830245972" office:value-type="float"/>
          <table:table-cell office:value="0.9999847412109375" office:value-type="float"/>
          <table:table-cell office:value="-0.9999954104423523" office:value-type="float"/>
          <table:table-cell office:value="0.9999520778656006" office:value-type="float"/>
          <table:table-cell office:value="-0.99999684095382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74511037384" office:value-type="float"/>
          <table:table-cell office:value="33" office:value-type="float"/>
          <table:table-cell office:value="-1" office:value-type="float"/>
          <table:table-cell office:value="-0.9999873638153076" office:value-type="float"/>
          <table:table-cell office:value="0.9999847412109375" office:value-type="float"/>
          <table:table-cell office:value="-0.9999953508377075" office:value-type="float"/>
          <table:table-cell office:value="0.9999520778656006" office:value-type="float"/>
          <table:table-cell office:value="-0.99999684095382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7023707676" office:value-type="float"/>
          <table:table-cell office:value="34" office:value-type="float"/>
          <table:table-cell office:value="-1" office:value-type="float"/>
          <table:table-cell office:value="-0.9999873638153076" office:value-type="float"/>
          <table:table-cell office:value="0.9999847412109375" office:value-type="float"/>
          <table:table-cell office:value="-0.9999953508377075" office:value-type="float"/>
          <table:table-cell office:value="0.9999520778656006" office:value-type="float"/>
          <table:table-cell office:value="-0.99999684095382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420982878" office:value-type="float"/>
          <table:table-cell office:value="35" office:value-type="float"/>
          <table:table-cell office:value="-1" office:value-type="float"/>
          <table:table-cell office:value="-0.9999873638153076" office:value-type="float"/>
          <table:table-cell office:value="0.9999847412109375" office:value-type="float"/>
          <table:table-cell office:value="-0.9999953508377075" office:value-type="float"/>
          <table:table-cell office:value="0.9999524354934692" office:value-type="float"/>
          <table:table-cell office:value="-0.99999684095382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848374547" office:value-type="float"/>
          <table:table-cell office:value="36" office:value-type="float"/>
          <table:table-cell office:value="-1" office:value-type="float"/>
          <table:table-cell office:value="-0.9999873638153076" office:value-type="float"/>
          <table:table-cell office:value="0.9999847412109375" office:value-type="float"/>
          <table:table-cell office:value="-0.9999953508377075" office:value-type="float"/>
          <table:table-cell office:value="0.9999524354934692" office:value-type="float"/>
          <table:table-cell office:value="-0.99999684095382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499359238" office:value-type="float"/>
          <table:table-cell office:value="37" office:value-type="float"/>
          <table:table-cell office:value="-1" office:value-type="float"/>
          <table:table-cell office:value="-0.9999873042106628" office:value-type="float"/>
          <table:table-cell office:value="0.9999847412109375" office:value-type="float"/>
          <table:table-cell office:value="-0.9999953508377075" office:value-type="float"/>
          <table:table-cell office:value="0.9999527931213379" office:value-type="float"/>
          <table:table-cell office:value="-0.99999690055847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71305565816" office:value-type="float"/>
          <table:table-cell office:value="38" office:value-type="float"/>
          <table:table-cell office:value="-1" office:value-type="float"/>
          <table:table-cell office:value="-0.9999873042106628" office:value-type="float"/>
          <table:table-cell office:value="0.9999847412109375" office:value-type="float"/>
          <table:table-cell office:value="-0.9999953508377075" office:value-type="float"/>
          <table:table-cell office:value="0.9999527931213379" office:value-type="float"/>
          <table:table-cell office:value="-0.99999690055847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7023707676" office:value-type="float"/>
          <table:table-cell office:value="39" office:value-type="float"/>
          <table:table-cell office:value="-1" office:value-type="float"/>
          <table:table-cell office:value="-0.9999873638153076" office:value-type="float"/>
          <table:table-cell office:value="0.9999847412109375" office:value-type="float"/>
          <table:table-cell office:value="-0.9999953508377075" office:value-type="float"/>
          <table:table-cell office:value="0.9999542236328125" office:value-type="float"/>
          <table:table-cell office:value="-0.99999696016311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420982878" office:value-type="float"/>
          <table:table-cell office:value="40" office:value-type="float"/>
          <table:table-cell office:value="-1" office:value-type="float"/>
          <table:table-cell office:value="-0.9999873638153076" office:value-type="float"/>
          <table:table-cell office:value="0.9999847412109375" office:value-type="float"/>
          <table:table-cell office:value="-0.9999953508377075" office:value-type="float"/>
          <table:table-cell office:value="0.9999542236328125" office:value-type="float"/>
          <table:table-cell office:value="-0.99999696016311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7023707676" office:value-type="float"/>
          <table:table-cell office:value="41" office:value-type="float"/>
          <table:table-cell office:value="-1" office:value-type="float"/>
          <table:table-cell office:value="-0.9999874234199524" office:value-type="float"/>
          <table:table-cell office:value="0.9999849796295166" office:value-type="float"/>
          <table:table-cell office:value="-0.9999954104423523" office:value-type="float"/>
          <table:table-cell office:value="0.9999561309814453" office:value-type="float"/>
          <table:table-cell office:value="-0.99999701976776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72374055605" office:value-type="float"/>
          <table:table-cell office:value="42" office:value-type="float"/>
          <table:table-cell office:value="-1" office:value-type="float"/>
          <table:table-cell office:value="-0.9999874234199524" office:value-type="float"/>
          <table:table-cell office:value="0.9999849796295166" office:value-type="float"/>
          <table:table-cell office:value="-0.9999954104423523" office:value-type="float"/>
          <table:table-cell office:value="0.9999561309814453" office:value-type="float"/>
          <table:table-cell office:value="-0.99999701976776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275767386" office:value-type="float"/>
          <table:table-cell office:value="43" office:value-type="float"/>
          <table:table-cell office:value="-1" office:value-type="float"/>
          <table:table-cell office:value="-0.9999874830245972" office:value-type="float"/>
          <table:table-cell office:value="0.9999849796295166" office:value-type="float"/>
          <table:table-cell office:value="-0.9999954104423523" office:value-type="float"/>
          <table:table-cell office:value="0.9999575614929199" office:value-type="float"/>
          <table:table-cell office:value="-0.99999713897705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596312786" office:value-type="float"/>
          <table:table-cell office:value="44" office:value-type="float"/>
          <table:table-cell office:value="-1" office:value-type="float"/>
          <table:table-cell office:value="-0.9999874830245972" office:value-type="float"/>
          <table:table-cell office:value="0.9999849796295166" office:value-type="float"/>
          <table:table-cell office:value="-0.9999954104423523" office:value-type="float"/>
          <table:table-cell office:value="0.9999575614929199" office:value-type="float"/>
          <table:table-cell office:value="-0.99999713897705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916858843" office:value-type="float"/>
          <table:table-cell office:value="45" office:value-type="float"/>
          <table:table-cell office:value="-1" office:value-type="float"/>
          <table:table-cell office:value="-0.9999876022338867" office:value-type="float"/>
          <table:table-cell office:value="0.9999850988388062" office:value-type="float"/>
          <table:table-cell office:value="-0.9999954700469971" office:value-type="float"/>
          <table:table-cell office:value="0.9999585151672363" office:value-type="float"/>
          <table:table-cell office:value="-0.99999725818634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955222646" office:value-type="float"/>
          <table:table-cell office:value="46" office:value-type="float"/>
          <table:table-cell office:value="-1" office:value-type="float"/>
          <table:table-cell office:value="-0.9999876022338867" office:value-type="float"/>
          <table:table-cell office:value="0.9999850988388062" office:value-type="float"/>
          <table:table-cell office:value="-0.9999954700469971" office:value-type="float"/>
          <table:table-cell office:value="0.9999585151672363" office:value-type="float"/>
          <table:table-cell office:value="-0.99999725818634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741526519" office:value-type="float"/>
          <table:table-cell office:value="47" office:value-type="float"/>
          <table:table-cell office:value="-1" office:value-type="float"/>
          <table:table-cell office:value="-0.9999876022338867" office:value-type="float"/>
          <table:table-cell office:value="0.9999852180480957" office:value-type="float"/>
          <table:table-cell office:value="-0.9999954700469971" office:value-type="float"/>
          <table:table-cell office:value="0.9999587535858154" office:value-type="float"/>
          <table:table-cell office:value="-0.99999737739562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634678566" office:value-type="float"/>
          <table:table-cell office:value="48" office:value-type="float"/>
          <table:table-cell office:value="-1" office:value-type="float"/>
          <table:table-cell office:value="-0.9999876022338867" office:value-type="float"/>
          <table:table-cell office:value="0.9999852180480957" office:value-type="float"/>
          <table:table-cell office:value="-0.9999954700469971" office:value-type="float"/>
          <table:table-cell office:value="0.9999587535858154" office:value-type="float"/>
          <table:table-cell office:value="-0.99999737739562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4894642454" office:value-type="float"/>
          <table:table-cell office:value="49" office:value-type="float"/>
          <table:table-cell office:value="-1" office:value-type="float"/>
          <table:table-cell office:value="-0.9999876618385315" office:value-type="float"/>
          <table:table-cell office:value="0.9999852180480957" office:value-type="float"/>
          <table:table-cell office:value="-0.9999954700469971" office:value-type="float"/>
          <table:table-cell office:value="0.9999589920043945" office:value-type="float"/>
          <table:table-cell office:value="-0.99999749660491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916858843" office:value-type="float"/>
          <table:table-cell office:value="50" office:value-type="float"/>
          <table:table-cell office:value="-1" office:value-type="float"/>
          <table:table-cell office:value="-0.9999876618385315" office:value-type="float"/>
          <table:table-cell office:value="0.9999852180480957" office:value-type="float"/>
          <table:table-cell office:value="-0.9999954700469971" office:value-type="float"/>
          <table:table-cell office:value="0.9999589920043945" office:value-type="float"/>
          <table:table-cell office:value="-0.99999749660491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06207082" office:value-type="float"/>
          <table:table-cell office:value="51" office:value-type="float"/>
          <table:table-cell office:value="-1" office:value-type="float"/>
          <table:table-cell office:value="-0.9999876618385315" office:value-type="float"/>
          <table:table-cell office:value="0.9999852180480957" office:value-type="float"/>
          <table:table-cell office:value="-0.9999954700469971" office:value-type="float"/>
          <table:table-cell office:value="0.9999587535858154" office:value-type="float"/>
          <table:table-cell office:value="-0.9999976158142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4894642454" office:value-type="float"/>
          <table:table-cell office:value="52" office:value-type="float"/>
          <table:table-cell office:value="-1" office:value-type="float"/>
          <table:table-cell office:value="-0.9999876618385315" office:value-type="float"/>
          <table:table-cell office:value="0.9999852180480957" office:value-type="float"/>
          <table:table-cell office:value="-0.9999954700469971" office:value-type="float"/>
          <table:table-cell office:value="0.9999587535858154" office:value-type="float"/>
          <table:table-cell office:value="-0.9999976158142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848374547" office:value-type="float"/>
          <table:table-cell office:value="53" office:value-type="float"/>
          <table:table-cell office:value="-1" office:value-type="float"/>
          <table:table-cell office:value="-0.9999876618385315" office:value-type="float"/>
          <table:table-cell office:value="0.9999852180480957" office:value-type="float"/>
          <table:table-cell office:value="-0.9999954104423523" office:value-type="float"/>
          <table:table-cell office:value="0.9999581575393677" office:value-type="float"/>
          <table:table-cell office:value="-0.9999976158142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71305565816" office:value-type="float"/>
          <table:table-cell office:value="54" office:value-type="float"/>
          <table:table-cell office:value="-1" office:value-type="float"/>
          <table:table-cell office:value="-0.9999876618385315" office:value-type="float"/>
          <table:table-cell office:value="0.9999852180480957" office:value-type="float"/>
          <table:table-cell office:value="-0.9999954104423523" office:value-type="float"/>
          <table:table-cell office:value="0.9999581575393677" office:value-type="float"/>
          <table:table-cell office:value="-0.9999976158142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955222646" office:value-type="float"/>
          <table:table-cell office:value="55" office:value-type="float"/>
          <table:table-cell office:value="-1" office:value-type="float"/>
          <table:table-cell office:value="-0.9999876022338867" office:value-type="float"/>
          <table:table-cell office:value="0.9999852180480957" office:value-type="float"/>
          <table:table-cell office:value="-0.9999954104423523" office:value-type="float"/>
          <table:table-cell office:value="0.9999573230743408" office:value-type="float"/>
          <table:table-cell office:value="-0.99999767541885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5741526519" office:value-type="float"/>
          <table:table-cell office:value="56" office:value-type="float"/>
          <table:table-cell office:value="-1" office:value-type="float"/>
          <table:table-cell office:value="-0.9999876022338867" office:value-type="float"/>
          <table:table-cell office:value="0.9999852180480957" office:value-type="float"/>
          <table:table-cell office:value="-0.9999954104423523" office:value-type="float"/>
          <table:table-cell office:value="0.9999573230743408" office:value-type="float"/>
          <table:table-cell office:value="-0.99999767541885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74511037384" office:value-type="float"/>
          <table:table-cell office:value="57" office:value-type="float"/>
          <table:table-cell office:value="-1" office:value-type="float"/>
          <table:table-cell office:value="-0.9999876022338867" office:value-type="float"/>
          <table:table-cell office:value="0.9999852180480957" office:value-type="float"/>
          <table:table-cell office:value="-0.9999954104423523" office:value-type="float"/>
          <table:table-cell office:value="0.9999568462371826" office:value-type="float"/>
          <table:table-cell office:value="-0.99999773502349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7344254614" office:value-type="float"/>
          <table:table-cell office:value="58" office:value-type="float"/>
          <table:table-cell office:value="-1" office:value-type="float"/>
          <table:table-cell office:value="-0.9999876022338867" office:value-type="float"/>
          <table:table-cell office:value="0.9999852180480957" office:value-type="float"/>
          <table:table-cell office:value="-0.9999954104423523" office:value-type="float"/>
          <table:table-cell office:value="0.9999568462371826" office:value-type="float"/>
          <table:table-cell office:value="-0.99999773502349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7031613984" office:value-type="float"/>
          <table:table-cell office:value="59" office:value-type="float"/>
          <table:table-cell office:value="-1" office:value-type="float"/>
          <table:table-cell office:value="-0.9999876022338867" office:value-type="float"/>
          <table:table-cell office:value="0.9999852180480957" office:value-type="float"/>
          <table:table-cell office:value="-0.9999953508377075" office:value-type="float"/>
          <table:table-cell office:value="0.9999566078186035" office:value-type="float"/>
          <table:table-cell office:value="-0.99999779462814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86976916858843" office:value-type="float"/>
          <table:table-cell office:value="60" office:value-type="float"/>
          <table:table-cell office:value="-1" office:value-type="float"/>
          <table:table-cell office:value="-0.9999876022338867" office:value-type="float"/>
          <table:table-cell office:value="0.9999852180480957" office:value-type="float"/>
          <table:table-cell office:value="-0.9999953508377075" office:value-type="float"/>
          <table:table-cell office:value="0.9999566078186035" office:value-type="float"/>
          <table:table-cell office:value="-0.9999977946281433" office:value-type="float"/>
        </table:table-row>
      </table:table>
      <table:table table:name="2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994039535522" office:value-type="float"/>
          <table:table-cell office:value="-0.009999973773956299" office:value-type="float"/>
          <table:table-cell office:value="0.00999951720237732" office:value-type="float"/>
          <table:table-cell office:value="-0.009999956488609314" office:value-type="float"/>
          <table:table-cell office:value="0.009687793254852296" office:value-type="float"/>
          <table:table-cell office:value="-0.009566677808761597" office:value-type="float"/>
          <table:table-cell office:value="0.024449124610766138" office:value-type="float"/>
          <table:table-cell office:value="1" office:value-type="float"/>
          <table:table-cell office:value="-0.9999994039535522" office:value-type="float"/>
          <table:table-cell office:value="-0.9999973773956299" office:value-type="float"/>
          <table:table-cell office:value="0.9999517202377319" office:value-type="float"/>
          <table:table-cell office:value="-0.9999956488609314" office:value-type="float"/>
          <table:table-cell office:value="0.9687793254852295" office:value-type="float"/>
          <table:table-cell office:value="-0.9566677808761597" office:value-type="float"/>
        </table:table-row>
        <table:table-row>
          <table:table-cell office:value="-0.01999998927116394" office:value-type="float"/>
          <table:table-cell office:value="-0.01999995231628418" office:value-type="float"/>
          <table:table-cell office:value="0.0199991238117218" office:value-type="float"/>
          <table:table-cell office:value="-0.019999921917915345" office:value-type="float"/>
          <table:table-cell office:value="0.01942466497421265" office:value-type="float"/>
          <table:table-cell office:value="-0.01921409547328949" office:value-type="float"/>
          <table:table-cell office:value="0.02444912523159647" office:value-type="float"/>
          <table:table-cell office:value="2" office:value-type="float"/>
          <table:table-cell office:value="-0.9999995231628418" office:value-type="float"/>
          <table:table-cell office:value="-0.9999978542327881" office:value-type="float"/>
          <table:table-cell office:value="0.9999606609344482" office:value-type="float"/>
          <table:table-cell office:value="-0.999996542930603" office:value-type="float"/>
          <table:table-cell office:value="0.9736871719360352" office:value-type="float"/>
          <table:table-cell office:value="-0.9647417664527893" office:value-type="float"/>
        </table:table-row>
        <table:table-row>
          <table:table-cell office:value="-0.029999985694885253" office:value-type="float"/>
          <table:table-cell office:value="-0.029999935030937196" office:value-type="float"/>
          <table:table-cell office:value="0.02999880790710449" office:value-type="float"/>
          <table:table-cell office:value="-0.02999989449977875" office:value-type="float"/>
          <table:table-cell office:value="0.02920507431030274" office:value-type="float"/>
          <table:table-cell office:value="-0.028933847546577456" office:value-type="float"/>
          <table:table-cell office:value="0.02444912301788748" office:value-type="float"/>
          <table:table-cell office:value="3" office:value-type="float"/>
          <table:table-cell office:value="-0.9999996423721313" office:value-type="float"/>
          <table:table-cell office:value="-0.9999982714653015" office:value-type="float"/>
          <table:table-cell office:value="0.999968409538269" office:value-type="float"/>
          <table:table-cell office:value="-0.9999972581863403" office:value-type="float"/>
          <table:table-cell office:value="0.9780409336090088" office:value-type="float"/>
          <table:table-cell office:value="-0.9719752073287964" office:value-type="float"/>
        </table:table-row>
        <table:table-row>
          <table:table-cell office:value="-0.03999998331069946" office:value-type="float"/>
          <table:table-cell office:value="-0.03999992072582245" office:value-type="float"/>
          <table:table-cell office:value="0.039998555183410646" office:value-type="float"/>
          <table:table-cell office:value="-0.03999987304210663" office:value-type="float"/>
          <table:table-cell office:value="0.039023995399475105" office:value-type="float"/>
          <table:table-cell office:value="-0.03871216475963593" office:value-type="float"/>
          <table:table-cell office:value="0.024449121955974294" office:value-type="float"/>
          <table:table-cell office:value="4" office:value-type="float"/>
          <table:table-cell office:value="-0.9999997615814209" office:value-type="float"/>
          <table:table-cell office:value="-0.9999985694885254" office:value-type="float"/>
          <table:table-cell office:value="0.9999747276306152" office:value-type="float"/>
          <table:table-cell office:value="-0.9999978542327881" office:value-type="float"/>
          <table:table-cell office:value="0.9818921089172363" office:value-type="float"/>
          <table:table-cell office:value="-0.9778317213058472" office:value-type="float"/>
        </table:table-row>
        <table:table-row>
          <table:table-cell office:value="-0.04999998152256012" office:value-type="float"/>
          <table:table-cell office:value="-0.04999990940093994" office:value-type="float"/>
          <table:table-cell office:value="0.0499983549118042" office:value-type="float"/>
          <table:table-cell office:value="-0.049999855756759644" office:value-type="float"/>
          <table:table-cell office:value="0.04887772798538209" office:value-type="float"/>
          <table:table-cell office:value="-0.04854308724403382" office:value-type="float"/>
          <table:table-cell office:value="0.02444912301788748" office:value-type="float"/>
          <table:table-cell office:value="5" office:value-type="float"/>
          <table:table-cell office:value="-0.9999998211860657" office:value-type="float"/>
          <table:table-cell office:value="-0.9999988675117493" office:value-type="float"/>
          <table:table-cell office:value="0.9999799728393555" office:value-type="float"/>
          <table:table-cell office:value="-0.9999982714653015" office:value-type="float"/>
          <table:table-cell office:value="0.9853732585906982" office:value-type="float"/>
          <table:table-cell office:value="-0.98309224843978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142501946" office:value-type="float"/>
          <table:table-cell office:value="6" office:value-type="float"/>
          <table:table-cell office:value="-0.9999998807907104" office:value-type="float"/>
          <table:table-cell office:value="-0.9999991059303284" office:value-type="float"/>
          <table:table-cell office:value="0.9999840259552002" office:value-type="float"/>
          <table:table-cell office:value="-0.9999986290931702" office:value-type="float"/>
          <table:table-cell office:value="0.9879868030548096" office:value-type="float"/>
          <table:table-cell office:value="-0.98669421672821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78864113" office:value-type="float"/>
          <table:table-cell office:value="7" office:value-type="float"/>
          <table:table-cell office:value="-0.9999998807907104" office:value-type="float"/>
          <table:table-cell office:value="-0.9999991059303284" office:value-type="float"/>
          <table:table-cell office:value="0.9999841451644897" office:value-type="float"/>
          <table:table-cell office:value="-0.9999986886978149" office:value-type="float"/>
          <table:table-cell office:value="0.9882692098617554" office:value-type="float"/>
          <table:table-cell office:value="-0.98715573549270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301788748" office:value-type="float"/>
          <table:table-cell office:value="8" office:value-type="float"/>
          <table:table-cell office:value="-0.9999998807907104" office:value-type="float"/>
          <table:table-cell office:value="-0.9999991059303284" office:value-type="float"/>
          <table:table-cell office:value="0.9999841451644897" office:value-type="float"/>
          <table:table-cell office:value="-0.9999986886978149" office:value-type="float"/>
          <table:table-cell office:value="0.9882689714431763" office:value-type="float"/>
          <table:table-cell office:value="-0.98715537786483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0363113357" office:value-type="float"/>
          <table:table-cell office:value="9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886978149" office:value-type="float"/>
          <table:table-cell office:value="0.9886096715927124" office:value-type="float"/>
          <table:table-cell office:value="-0.98747366666793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523159647" office:value-type="float"/>
          <table:table-cell office:value="10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886978149" office:value-type="float"/>
          <table:table-cell office:value="0.988609790802002" office:value-type="float"/>
          <table:table-cell office:value="-0.987473845481872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363872175" office:value-type="float"/>
          <table:table-cell office:value="11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886978149" office:value-type="float"/>
          <table:table-cell office:value="0.9888360500335693" office:value-type="float"/>
          <table:table-cell office:value="-0.98772865533828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3107765872" office:value-type="float"/>
          <table:table-cell office:value="12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886978149" office:value-type="float"/>
          <table:table-cell office:value="0.9888360500335693" office:value-type="float"/>
          <table:table-cell office:value="-0.98772871494293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5762557075" office:value-type="float"/>
          <table:table-cell office:value="13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886978149" office:value-type="float"/>
          <table:table-cell office:value="0.989037275314331" office:value-type="float"/>
          <table:table-cell office:value="-0.98787730932235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2045857655" office:value-type="float"/>
          <table:table-cell office:value="14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886978149" office:value-type="float"/>
          <table:table-cell office:value="0.989037036895752" office:value-type="float"/>
          <table:table-cell office:value="-0.98787707090377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354884585" office:value-type="float"/>
          <table:table-cell office:value="15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886978149" office:value-type="float"/>
          <table:table-cell office:value="0.989108681678772" office:value-type="float"/>
          <table:table-cell office:value="-0.98800212144851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523159647" office:value-type="float"/>
          <table:table-cell office:value="16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886978149" office:value-type="float"/>
          <table:table-cell office:value="0.9891085624694824" office:value-type="float"/>
          <table:table-cell office:value="-0.98800188302993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6203655417" office:value-type="float"/>
          <table:table-cell office:value="17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886978149" office:value-type="float"/>
          <table:table-cell office:value="0.9890689849853516" office:value-type="float"/>
          <table:table-cell office:value="-0.98802560567855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8948345493" office:value-type="float"/>
          <table:table-cell office:value="18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886978149" office:value-type="float"/>
          <table:table-cell office:value="0.989068865776062" office:value-type="float"/>
          <table:table-cell office:value="-0.9880254268646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523159647" office:value-type="float"/>
          <table:table-cell office:value="19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290931702" office:value-type="float"/>
          <table:table-cell office:value="0.9888901710510254" office:value-type="float"/>
          <table:table-cell office:value="-0.98806869983673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1955974294" office:value-type="float"/>
          <table:table-cell office:value="20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290931702" office:value-type="float"/>
          <table:table-cell office:value="0.9888900518417358" office:value-type="float"/>
          <table:table-cell office:value="-0.98806852102279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41696788" office:value-type="float"/>
          <table:table-cell office:value="21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290931702" office:value-type="float"/>
          <table:table-cell office:value="0.9887311458587646" office:value-type="float"/>
          <table:table-cell office:value="-0.98807424306869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1955974294" office:value-type="float"/>
          <table:table-cell office:value="22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290931702" office:value-type="float"/>
          <table:table-cell office:value="0.9887311458587646" office:value-type="float"/>
          <table:table-cell office:value="-0.98807418346405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142501946" office:value-type="float"/>
          <table:table-cell office:value="23" office:value-type="float"/>
          <table:table-cell office:value="-0.9999998807907104" office:value-type="float"/>
          <table:table-cell office:value="-0.9999991059303284" office:value-type="float"/>
          <table:table-cell office:value="0.9999840259552002" office:value-type="float"/>
          <table:table-cell office:value="-0.9999986290931702" office:value-type="float"/>
          <table:table-cell office:value="0.9885038137435913" office:value-type="float"/>
          <table:table-cell office:value="-0.98804563283920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6824481814" office:value-type="float"/>
          <table:table-cell office:value="24" office:value-type="float"/>
          <table:table-cell office:value="-0.9999998807907104" office:value-type="float"/>
          <table:table-cell office:value="-0.9999991059303284" office:value-type="float"/>
          <table:table-cell office:value="0.9999840259552002" office:value-type="float"/>
          <table:table-cell office:value="-0.9999986290931702" office:value-type="float"/>
          <table:table-cell office:value="0.9885038137435913" office:value-type="float"/>
          <table:table-cell office:value="-0.98804569244384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735544597" office:value-type="float"/>
          <table:table-cell office:value="25" office:value-type="float"/>
          <table:table-cell office:value="-0.9999998807907104" office:value-type="float"/>
          <table:table-cell office:value="-0.9999991059303284" office:value-type="float"/>
          <table:table-cell office:value="0.9999840259552002" office:value-type="float"/>
          <table:table-cell office:value="-0.9999986290931702" office:value-type="float"/>
          <table:table-cell office:value="0.9883993864059448" office:value-type="float"/>
          <table:table-cell office:value="-0.98809891939163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142501946" office:value-type="float"/>
          <table:table-cell office:value="26" office:value-type="float"/>
          <table:table-cell office:value="-0.9999998807907104" office:value-type="float"/>
          <table:table-cell office:value="-0.9999991059303284" office:value-type="float"/>
          <table:table-cell office:value="0.9999840259552002" office:value-type="float"/>
          <table:table-cell office:value="-0.9999986290931702" office:value-type="float"/>
          <table:table-cell office:value="0.9883993864059448" office:value-type="float"/>
          <table:table-cell office:value="-0.98809885978698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0983954176" office:value-type="float"/>
          <table:table-cell office:value="27" office:value-type="float"/>
          <table:table-cell office:value="-0.9999998807907104" office:value-type="float"/>
          <table:table-cell office:value="-0.9999991059303284" office:value-type="float"/>
          <table:table-cell office:value="0.9999840259552002" office:value-type="float"/>
          <table:table-cell office:value="-0.9999986290931702" office:value-type="float"/>
          <table:table-cell office:value="0.988427996635437" office:value-type="float"/>
          <table:table-cell office:value="-0.98820543289184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354884585" office:value-type="float"/>
          <table:table-cell office:value="28" office:value-type="float"/>
          <table:table-cell office:value="-0.9999998807907104" office:value-type="float"/>
          <table:table-cell office:value="-0.9999991059303284" office:value-type="float"/>
          <table:table-cell office:value="0.9999840259552002" office:value-type="float"/>
          <table:table-cell office:value="-0.9999986290931702" office:value-type="float"/>
          <table:table-cell office:value="0.9884281158447266" office:value-type="float"/>
          <table:table-cell office:value="-0.98820555210113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2576811175" office:value-type="float"/>
          <table:table-cell office:value="29" office:value-type="float"/>
          <table:table-cell office:value="-0.9999998807907104" office:value-type="float"/>
          <table:table-cell office:value="-0.9999991059303284" office:value-type="float"/>
          <table:table-cell office:value="0.9999841451644897" office:value-type="float"/>
          <table:table-cell office:value="-0.9999986290931702" office:value-type="float"/>
          <table:table-cell office:value="0.9886565208435059" office:value-type="float"/>
          <table:table-cell office:value="-0.988338589668273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523159647" office:value-type="float"/>
          <table:table-cell office:value="30" office:value-type="float"/>
          <table:table-cell office:value="-0.9999998807907104" office:value-type="float"/>
          <table:table-cell office:value="-0.9999991059303284" office:value-type="float"/>
          <table:table-cell office:value="0.9999841451644897" office:value-type="float"/>
          <table:table-cell office:value="-0.9999986290931702" office:value-type="float"/>
          <table:table-cell office:value="0.988656759262085" office:value-type="float"/>
          <table:table-cell office:value="-0.9883388280868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4079805405" office:value-type="float"/>
          <table:table-cell office:value="31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290931702" office:value-type="float"/>
          <table:table-cell office:value="0.9889994859695435" office:value-type="float"/>
          <table:table-cell office:value="-0.98854857683181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673462087" office:value-type="float"/>
          <table:table-cell office:value="32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290931702" office:value-type="float"/>
          <table:table-cell office:value="0.9889994859695435" office:value-type="float"/>
          <table:table-cell office:value="-0.98854857683181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4700637054" office:value-type="float"/>
          <table:table-cell office:value="33" office:value-type="float"/>
          <table:table-cell office:value="-0.9999998807907104" office:value-type="float"/>
          <table:table-cell office:value="-0.9999991059303284" office:value-type="float"/>
          <table:table-cell office:value="0.9999843835830688" office:value-type="float"/>
          <table:table-cell office:value="-0.9999986290931702" office:value-type="float"/>
          <table:table-cell office:value="0.989389181137085" office:value-type="float"/>
          <table:table-cell office:value="-0.988868534564971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735544597" office:value-type="float"/>
          <table:table-cell office:value="34" office:value-type="float"/>
          <table:table-cell office:value="-0.9999998807907104" office:value-type="float"/>
          <table:table-cell office:value="-0.9999991059303284" office:value-type="float"/>
          <table:table-cell office:value="0.9999843835830688" office:value-type="float"/>
          <table:table-cell office:value="-0.9999986290931702" office:value-type="float"/>
          <table:table-cell office:value="0.9893894195556641" office:value-type="float"/>
          <table:table-cell office:value="-0.9888687729835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4610766138" office:value-type="float"/>
          <table:table-cell office:value="35" office:value-type="float"/>
          <table:table-cell office:value="-0.9999998807907104" office:value-type="float"/>
          <table:table-cell office:value="-0.9999991059303284" office:value-type="float"/>
          <table:table-cell office:value="0.9999845027923584" office:value-type="float"/>
          <table:table-cell office:value="-0.9999986290931702" office:value-type="float"/>
          <table:table-cell office:value="0.9896554946899414" office:value-type="float"/>
          <table:table-cell office:value="-0.98904782533645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726558752" office:value-type="float"/>
          <table:table-cell office:value="36" office:value-type="float"/>
          <table:table-cell office:value="-0.9999998807907104" office:value-type="float"/>
          <table:table-cell office:value="-0.9999991059303284" office:value-type="float"/>
          <table:table-cell office:value="0.9999845027923584" office:value-type="float"/>
          <table:table-cell office:value="-0.9999986290931702" office:value-type="float"/>
          <table:table-cell office:value="0.9896554946899414" office:value-type="float"/>
          <table:table-cell office:value="-0.98904794454574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4079805405" office:value-type="float"/>
          <table:table-cell office:value="37" office:value-type="float"/>
          <table:table-cell office:value="-0.9999998807907104" office:value-type="float"/>
          <table:table-cell office:value="-0.9999991059303284" office:value-type="float"/>
          <table:table-cell office:value="0.9999845027923584" office:value-type="float"/>
          <table:table-cell office:value="-0.9999986886978149" office:value-type="float"/>
          <table:table-cell office:value="0.9898498058319092" office:value-type="float"/>
          <table:table-cell office:value="-0.98929524421691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4079805405" office:value-type="float"/>
          <table:table-cell office:value="38" office:value-type="float"/>
          <table:table-cell office:value="-0.9999998807907104" office:value-type="float"/>
          <table:table-cell office:value="-0.9999991059303284" office:value-type="float"/>
          <table:table-cell office:value="0.9999845027923584" office:value-type="float"/>
          <table:table-cell office:value="-0.9999986886978149" office:value-type="float"/>
          <table:table-cell office:value="0.9898500442504883" office:value-type="float"/>
          <table:table-cell office:value="-0.9892954826354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19832162077" office:value-type="float"/>
          <table:table-cell office:value="39" office:value-type="float"/>
          <table:table-cell office:value="-0.9999998807907104" office:value-type="float"/>
          <table:table-cell office:value="-0.9999991059303284" office:value-type="float"/>
          <table:table-cell office:value="0.9999845027923584" office:value-type="float"/>
          <table:table-cell office:value="-0.9999986886978149" office:value-type="float"/>
          <table:table-cell office:value="0.9898827075958252" office:value-type="float"/>
          <table:table-cell office:value="-0.98958390951156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142501946" office:value-type="float"/>
          <table:table-cell office:value="40" office:value-type="float"/>
          <table:table-cell office:value="-0.9999998807907104" office:value-type="float"/>
          <table:table-cell office:value="-0.9999991059303284" office:value-type="float"/>
          <table:table-cell office:value="0.9999845027923584" office:value-type="float"/>
          <table:table-cell office:value="-0.9999986886978149" office:value-type="float"/>
          <table:table-cell office:value="0.9898829460144043" office:value-type="float"/>
          <table:table-cell office:value="-0.989584207534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41696788" office:value-type="float"/>
          <table:table-cell office:value="41" office:value-type="float"/>
          <table:table-cell office:value="-0.9999998807907104" office:value-type="float"/>
          <table:table-cell office:value="-0.9999991059303284" office:value-type="float"/>
          <table:table-cell office:value="0.9999845027923584" office:value-type="float"/>
          <table:table-cell office:value="-0.9999986886978149" office:value-type="float"/>
          <table:table-cell office:value="0.98987877368927" office:value-type="float"/>
          <table:table-cell office:value="-0.98984843492507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41696788" office:value-type="float"/>
          <table:table-cell office:value="42" office:value-type="float"/>
          <table:table-cell office:value="-0.9999998807907104" office:value-type="float"/>
          <table:table-cell office:value="-0.9999991059303284" office:value-type="float"/>
          <table:table-cell office:value="0.9999845027923584" office:value-type="float"/>
          <table:table-cell office:value="-0.9999986886978149" office:value-type="float"/>
          <table:table-cell office:value="0.9898786544799805" office:value-type="float"/>
          <table:table-cell office:value="-0.98984831571578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4079805405" office:value-type="float"/>
          <table:table-cell office:value="43" office:value-type="float"/>
          <table:table-cell office:value="-0.9999998807907104" office:value-type="float"/>
          <table:table-cell office:value="-0.9999991059303284" office:value-type="float"/>
          <table:table-cell office:value="0.9999845027923584" office:value-type="float"/>
          <table:table-cell office:value="-0.9999986290931702" office:value-type="float"/>
          <table:table-cell office:value="0.9896926879882812" office:value-type="float"/>
          <table:table-cell office:value="-0.98986881971359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5762557075" office:value-type="float"/>
          <table:table-cell office:value="44" office:value-type="float"/>
          <table:table-cell office:value="-0.9999998807907104" office:value-type="float"/>
          <table:table-cell office:value="-0.9999991059303284" office:value-type="float"/>
          <table:table-cell office:value="0.9999845027923584" office:value-type="float"/>
          <table:table-cell office:value="-0.9999986290931702" office:value-type="float"/>
          <table:table-cell office:value="0.9896925687789917" office:value-type="float"/>
          <table:table-cell office:value="-0.98986876010894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6203655417" office:value-type="float"/>
          <table:table-cell office:value="45" office:value-type="float"/>
          <table:table-cell office:value="-0.9999998807907104" office:value-type="float"/>
          <table:table-cell office:value="-0.9999991059303284" office:value-type="float"/>
          <table:table-cell office:value="0.9999843835830688" office:value-type="float"/>
          <table:table-cell office:value="-0.9999986290931702" office:value-type="float"/>
          <table:table-cell office:value="0.9894542694091797" office:value-type="float"/>
          <table:table-cell office:value="-0.98988008499145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523159647" office:value-type="float"/>
          <table:table-cell office:value="46" office:value-type="float"/>
          <table:table-cell office:value="-0.9999998807907104" office:value-type="float"/>
          <table:table-cell office:value="-0.9999991059303284" office:value-type="float"/>
          <table:table-cell office:value="0.9999843835830688" office:value-type="float"/>
          <table:table-cell office:value="-0.9999986290931702" office:value-type="float"/>
          <table:table-cell office:value="0.9894541501998901" office:value-type="float"/>
          <table:table-cell office:value="-0.98987996578216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142501946" office:value-type="float"/>
          <table:table-cell office:value="47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290931702" office:value-type="float"/>
          <table:table-cell office:value="0.9893063306808472" office:value-type="float"/>
          <table:table-cell office:value="-0.99004626274108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6824481814" office:value-type="float"/>
          <table:table-cell office:value="48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290931702" office:value-type="float"/>
          <table:table-cell office:value="0.9893062114715576" office:value-type="float"/>
          <table:table-cell office:value="-0.99004608392715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2045857655" office:value-type="float"/>
          <table:table-cell office:value="49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290931702" office:value-type="float"/>
          <table:table-cell office:value="0.98935866355896" office:value-type="float"/>
          <table:table-cell office:value="-0.99024796485900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1955974294" office:value-type="float"/>
          <table:table-cell office:value="50" office:value-type="float"/>
          <table:table-cell office:value="-0.9999998807907104" office:value-type="float"/>
          <table:table-cell office:value="-0.9999991059303284" office:value-type="float"/>
          <table:table-cell office:value="0.9999842643737793" office:value-type="float"/>
          <table:table-cell office:value="-0.9999986290931702" office:value-type="float"/>
          <table:table-cell office:value="0.9893589019775391" office:value-type="float"/>
          <table:table-cell office:value="-0.99024826288223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0363113357" office:value-type="float"/>
          <table:table-cell office:value="51" office:value-type="float"/>
          <table:table-cell office:value="-0.9999998807907104" office:value-type="float"/>
          <table:table-cell office:value="-0.9999991059303284" office:value-type="float"/>
          <table:table-cell office:value="0.9999843835830688" office:value-type="float"/>
          <table:table-cell office:value="-0.9999986290931702" office:value-type="float"/>
          <table:table-cell office:value="0.9894906282424927" office:value-type="float"/>
          <table:table-cell office:value="-0.99026978015899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142501946" office:value-type="float"/>
          <table:table-cell office:value="52" office:value-type="float"/>
          <table:table-cell office:value="-0.9999998807907104" office:value-type="float"/>
          <table:table-cell office:value="-0.9999991059303284" office:value-type="float"/>
          <table:table-cell office:value="0.9999843835830688" office:value-type="float"/>
          <table:table-cell office:value="-0.9999986290931702" office:value-type="float"/>
          <table:table-cell office:value="0.9894907474517822" office:value-type="float"/>
          <table:table-cell office:value="-0.99026989936828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3107765872" office:value-type="float"/>
          <table:table-cell office:value="53" office:value-type="float"/>
          <table:table-cell office:value="-0.9999998807907104" office:value-type="float"/>
          <table:table-cell office:value="-0.9999991059303284" office:value-type="float"/>
          <table:table-cell office:value="0.9999843835830688" office:value-type="float"/>
          <table:table-cell office:value="-0.9999986290931702" office:value-type="float"/>
          <table:table-cell office:value="0.989595890045166" office:value-type="float"/>
          <table:table-cell office:value="-0.99004459381103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673462087" office:value-type="float"/>
          <table:table-cell office:value="54" office:value-type="float"/>
          <table:table-cell office:value="-0.9999998807907104" office:value-type="float"/>
          <table:table-cell office:value="-0.9999991059303284" office:value-type="float"/>
          <table:table-cell office:value="0.9999843835830688" office:value-type="float"/>
          <table:table-cell office:value="-0.9999986290931702" office:value-type="float"/>
          <table:table-cell office:value="0.989595890045166" office:value-type="float"/>
          <table:table-cell office:value="-0.99004453420639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4079805405" office:value-type="float"/>
          <table:table-cell office:value="55" office:value-type="float"/>
          <table:table-cell office:value="-0.9999998807907104" office:value-type="float"/>
          <table:table-cell office:value="-0.9999991059303284" office:value-type="float"/>
          <table:table-cell office:value="0.9999843835830688" office:value-type="float"/>
          <table:table-cell office:value="-0.9999986290931702" office:value-type="float"/>
          <table:table-cell office:value="0.9897630214691162" office:value-type="float"/>
          <table:table-cell office:value="-0.98979049921035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4610766138" office:value-type="float"/>
          <table:table-cell office:value="56" office:value-type="float"/>
          <table:table-cell office:value="-0.9999998807907104" office:value-type="float"/>
          <table:table-cell office:value="-0.9999991059303284" office:value-type="float"/>
          <table:table-cell office:value="0.9999843835830688" office:value-type="float"/>
          <table:table-cell office:value="-0.9999986290931702" office:value-type="float"/>
          <table:table-cell office:value="0.9897631406784058" office:value-type="float"/>
          <table:table-cell office:value="-0.9897906780242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354884585" office:value-type="float"/>
          <table:table-cell office:value="57" office:value-type="float"/>
          <table:table-cell office:value="-0.9999998807907104" office:value-type="float"/>
          <table:table-cell office:value="-0.9999991059303284" office:value-type="float"/>
          <table:table-cell office:value="0.9999845027923584" office:value-type="float"/>
          <table:table-cell office:value="-0.9999986290931702" office:value-type="float"/>
          <table:table-cell office:value="0.9899816513061523" office:value-type="float"/>
          <table:table-cell office:value="-0.98966115713119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301788748" office:value-type="float"/>
          <table:table-cell office:value="58" office:value-type="float"/>
          <table:table-cell office:value="-0.9999998807907104" office:value-type="float"/>
          <table:table-cell office:value="-0.9999991059303284" office:value-type="float"/>
          <table:table-cell office:value="0.9999845027923584" office:value-type="float"/>
          <table:table-cell office:value="-0.9999986290931702" office:value-type="float"/>
          <table:table-cell office:value="0.9899816513061523" office:value-type="float"/>
          <table:table-cell office:value="-0.98966121673583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78864113" office:value-type="float"/>
          <table:table-cell office:value="59" office:value-type="float"/>
          <table:table-cell office:value="-0.9999998807907104" office:value-type="float"/>
          <table:table-cell office:value="-0.9999991059303284" office:value-type="float"/>
          <table:table-cell office:value="0.9999845027923584" office:value-type="float"/>
          <table:table-cell office:value="-0.9999986290931702" office:value-type="float"/>
          <table:table-cell office:value="0.9901759624481201" office:value-type="float"/>
          <table:table-cell office:value="-0.98969131708145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4491278864113" office:value-type="float"/>
          <table:table-cell office:value="60" office:value-type="float"/>
          <table:table-cell office:value="-0.9999998807907104" office:value-type="float"/>
          <table:table-cell office:value="-0.9999991059303284" office:value-type="float"/>
          <table:table-cell office:value="0.9999845027923584" office:value-type="float"/>
          <table:table-cell office:value="-0.9999986290931702" office:value-type="float"/>
          <table:table-cell office:value="0.990175724029541" office:value-type="float"/>
          <table:table-cell office:value="-0.9896910786628723" office:value-type="float"/>
        </table:table-row>
      </table:table>
      <table:table table:name="2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994039535522" office:value-type="float"/>
          <table:table-cell office:value="-0.009999996423721314" office:value-type="float"/>
          <table:table-cell office:value="0.009999585151672364" office:value-type="float"/>
          <table:table-cell office:value="-0.009999982118606568" office:value-type="float"/>
          <table:table-cell office:value="0.004079513549804688" office:value-type="float"/>
          <table:table-cell office:value="0.0056172931194305425" office:value-type="float"/>
          <table:table-cell office:value="0.021777785980328958" office:value-type="float"/>
          <table:table-cell office:value="1" office:value-type="float"/>
          <table:table-cell office:value="-0.9999994039535522" office:value-type="float"/>
          <table:table-cell office:value="-0.9999996423721313" office:value-type="float"/>
          <table:table-cell office:value="0.9999585151672363" office:value-type="float"/>
          <table:table-cell office:value="-0.9999982118606567" office:value-type="float"/>
          <table:table-cell office:value="0.40795135498046875" office:value-type="float"/>
          <table:table-cell office:value="0.5617293119430542" office:value-type="float"/>
        </table:table-row>
        <table:table-row>
          <table:table-cell office:value="-0.01999998927116394" office:value-type="float"/>
          <table:table-cell office:value="-0.019999993443489076" office:value-type="float"/>
          <table:table-cell office:value="0.019999246597290042" office:value-type="float"/>
          <table:table-cell office:value="-0.019999967813491823" office:value-type="float"/>
          <table:table-cell office:value="0.008552097082138062" office:value-type="float"/>
          <table:table-cell office:value="0.010832945108413696" office:value-type="float"/>
          <table:table-cell office:value="0.02177778597176128" office:value-type="float"/>
          <table:table-cell office:value="2" office:value-type="float"/>
          <table:table-cell office:value="-0.9999995231628418" office:value-type="float"/>
          <table:table-cell office:value="-0.9999997019767761" office:value-type="float"/>
          <table:table-cell office:value="0.9999661445617676" office:value-type="float"/>
          <table:table-cell office:value="-0.9999985694885254" office:value-type="float"/>
          <table:table-cell office:value="0.4472583532333374" office:value-type="float"/>
          <table:table-cell office:value="0.5215651988983154" office:value-type="float"/>
        </table:table-row>
        <table:table-row>
          <table:table-cell office:value="-0.029999985694885253" office:value-type="float"/>
          <table:table-cell office:value="-0.029999991059303285" office:value-type="float"/>
          <table:table-cell office:value="0.029998974800109865" office:value-type="float"/>
          <table:table-cell office:value="-0.029999956488609314" office:value-type="float"/>
          <table:table-cell office:value="0.013484976291656493" office:value-type="float"/>
          <table:table-cell office:value="0.01558983087539673" office:value-type="float"/>
          <table:table-cell office:value="0.021777785985469575" office:value-type="float"/>
          <table:table-cell office:value="3" office:value-type="float"/>
          <table:table-cell office:value="-0.9999996423721313" office:value-type="float"/>
          <table:table-cell office:value="-0.9999997615814209" office:value-type="float"/>
          <table:table-cell office:value="0.9999728202819824" office:value-type="float"/>
          <table:table-cell office:value="-0.9999988675117493" office:value-type="float"/>
          <table:table-cell office:value="0.49328792095184326" office:value-type="float"/>
          <table:table-cell office:value="0.4756885766983032" office:value-type="float"/>
        </table:table-row>
        <table:table-row>
          <table:table-cell office:value="-0.03999998331069946" office:value-type="float"/>
          <table:table-cell office:value="-0.03999998927116394" office:value-type="float"/>
          <table:table-cell office:value="0.03999876022338868" office:value-type="float"/>
          <table:table-cell office:value="-0.0399999475479126" office:value-type="float"/>
          <table:table-cell office:value="0.018953354358673097" office:value-type="float"/>
          <table:table-cell office:value="0.019645819664001467" office:value-type="float"/>
          <table:table-cell office:value="0.02177778598375603" office:value-type="float"/>
          <table:table-cell office:value="4" office:value-type="float"/>
          <table:table-cell office:value="-0.9999997615814209" office:value-type="float"/>
          <table:table-cell office:value="-0.9999998211860657" office:value-type="float"/>
          <table:table-cell office:value="0.9999785423278809" office:value-type="float"/>
          <table:table-cell office:value="-0.9999991059303284" office:value-type="float"/>
          <table:table-cell office:value="0.5468378067016602" office:value-type="float"/>
          <table:table-cell office:value="0.40559887886047363" office:value-type="float"/>
        </table:table-row>
        <table:table-row>
          <table:table-cell office:value="-0.04999998152256012" office:value-type="float"/>
          <table:table-cell office:value="-0.049999988079071044" office:value-type="float"/>
          <table:table-cell office:value="0.04999859094619752" office:value-type="float"/>
          <table:table-cell office:value="-0.049999940991401676" office:value-type="float"/>
          <table:table-cell office:value="0.024911088943481447" office:value-type="float"/>
          <table:table-cell office:value="0.02284639835357666" office:value-type="float"/>
          <table:table-cell office:value="0.021777785994037256" office:value-type="float"/>
          <table:table-cell office:value="5" office:value-type="float"/>
          <table:table-cell office:value="-0.9999998211860657" office:value-type="float"/>
          <table:table-cell office:value="-0.9999998807907104" office:value-type="float"/>
          <table:table-cell office:value="0.9999830722808838" office:value-type="float"/>
          <table:table-cell office:value="-0.9999993443489075" office:value-type="float"/>
          <table:table-cell office:value="0.595773458480835" office:value-type="float"/>
          <table:table-cell office:value="0.320057868957519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139969110488892" office:value-type="float"/>
          <table:table-cell office:value="0.02508306860923767" office:value-type="float"/>
          <table:table-cell office:value="0.0217777859683342" office:value-type="float"/>
          <table:table-cell office:value="6" office:value-type="float"/>
          <table:table-cell office:value="-0.9999998807907104" office:value-type="float"/>
          <table:table-cell office:value="-0.9999998807907104" office:value-type="float"/>
          <table:table-cell office:value="0.9999867677688599" office:value-type="float"/>
          <table:table-cell office:value="-0.999999463558197" office:value-type="float"/>
          <table:table-cell office:value="0.6488602161407471" office:value-type="float"/>
          <table:table-cell office:value="0.223667025566101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791157841682434" office:value-type="float"/>
          <table:table-cell office:value="0.02710621237754822" office:value-type="float"/>
          <table:table-cell office:value="0.0217777859683342" office:value-type="float"/>
          <table:table-cell office:value="7" office:value-type="float"/>
          <table:table-cell office:value="-0.9999998807907104" office:value-type="float"/>
          <table:table-cell office:value="-0.9999998807907104" office:value-type="float"/>
          <table:table-cell office:value="0.9999872446060181" office:value-type="float"/>
          <table:table-cell office:value="-0.9999995231628418" office:value-type="float"/>
          <table:table-cell office:value="0.6511887311935425" office:value-type="float"/>
          <table:table-cell office:value="0.20231437683105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449867248535156" office:value-type="float"/>
          <table:table-cell office:value="0.028981257677078247" office:value-type="float"/>
          <table:table-cell office:value="0.021777785976901897" office:value-type="float"/>
          <table:table-cell office:value="8" office:value-type="float"/>
          <table:table-cell office:value="-0.9999998807907104" office:value-type="float"/>
          <table:table-cell office:value="-0.9999998807907104" office:value-type="float"/>
          <table:table-cell office:value="0.9999878406524658" office:value-type="float"/>
          <table:table-cell office:value="-0.9999995231628418" office:value-type="float"/>
          <table:table-cell office:value="0.6587094068527222" office:value-type="float"/>
          <table:table-cell office:value="0.187504529953002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0702192783355713" office:value-type="float"/>
          <table:table-cell office:value="0.021777785973474812" office:value-type="float"/>
          <table:table-cell office:value="9" office:value-type="float"/>
          <table:table-cell office:value="-0.9999998807907104" office:value-type="float"/>
          <table:table-cell office:value="-0.9999999403953552" office:value-type="float"/>
          <table:table-cell office:value="0.9999881982803345" office:value-type="float"/>
          <table:table-cell office:value="-0.9999995231628418" office:value-type="float"/>
          <table:table-cell office:value="0.6547027826309204" office:value-type="float"/>
          <table:table-cell office:value="0.172093510627746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228829503059387" office:value-type="float"/>
          <table:table-cell office:value="0.021777785958052978" office:value-type="float"/>
          <table:table-cell office:value="10" office:value-type="float"/>
          <table:table-cell office:value="-0.9999998807907104" office:value-type="float"/>
          <table:table-cell office:value="-0.9999999403953552" office:value-type="float"/>
          <table:table-cell office:value="0.9999885559082031" office:value-type="float"/>
          <table:table-cell office:value="-0.9999995231628418" office:value-type="float"/>
          <table:table-cell office:value="0.6613713502883911" office:value-type="float"/>
          <table:table-cell office:value="0.158610224723815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380303382873535" office:value-type="float"/>
          <table:table-cell office:value="0.021777785954625897" office:value-type="float"/>
          <table:table-cell office:value="11" office:value-type="float"/>
          <table:table-cell office:value="-0.9999998807907104" office:value-type="float"/>
          <table:table-cell office:value="-0.9999999403953552" office:value-type="float"/>
          <table:table-cell office:value="0.9999885559082031" office:value-type="float"/>
          <table:table-cell office:value="-0.9999995231628418" office:value-type="float"/>
          <table:table-cell office:value="0.6500505208969116" office:value-type="float"/>
          <table:table-cell office:value="0.151473879814147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529857039451599" office:value-type="float"/>
          <table:table-cell office:value="0.021777785964907124" office:value-type="float"/>
          <table:table-cell office:value="12" office:value-type="float"/>
          <table:table-cell office:value="-0.9999998807907104" office:value-type="float"/>
          <table:table-cell office:value="-0.9999999403953552" office:value-type="float"/>
          <table:table-cell office:value="0.9999886751174927" office:value-type="float"/>
          <table:table-cell office:value="-0.9999995231628418" office:value-type="float"/>
          <table:table-cell office:value="0.6509838104248047" office:value-type="float"/>
          <table:table-cell office:value="0.149553656578063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668832421302795" office:value-type="float"/>
          <table:table-cell office:value="0.02177778598375603" office:value-type="float"/>
          <table:table-cell office:value="13" office:value-type="float"/>
          <table:table-cell office:value="-0.9999998807907104" office:value-type="float"/>
          <table:table-cell office:value="-0.9999999403953552" office:value-type="float"/>
          <table:table-cell office:value="0.9999886751174927" office:value-type="float"/>
          <table:table-cell office:value="-0.9999995231628418" office:value-type="float"/>
          <table:table-cell office:value="0.6438745260238647" office:value-type="float"/>
          <table:table-cell office:value="0.13897538185119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8060339689254756" office:value-type="float"/>
          <table:table-cell office:value="0.021777785973474812" office:value-type="float"/>
          <table:table-cell office:value="14" office:value-type="float"/>
          <table:table-cell office:value="-0.9999998807907104" office:value-type="float"/>
          <table:table-cell office:value="-0.9999999403953552" office:value-type="float"/>
          <table:table-cell office:value="0.9999887943267822" office:value-type="float"/>
          <table:table-cell office:value="-0.9999995231628418" office:value-type="float"/>
          <table:table-cell office:value="0.6447411775588989" office:value-type="float"/>
          <table:table-cell office:value="0.137201547622680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920297861099243" office:value-type="float"/>
          <table:table-cell office:value="0.021777785978615422" office:value-type="float"/>
          <table:table-cell office:value="15" office:value-type="float"/>
          <table:table-cell office:value="-0.9999998807907104" office:value-type="float"/>
          <table:table-cell office:value="-0.9999999403953552" office:value-type="float"/>
          <table:table-cell office:value="0.9999887943267822" office:value-type="float"/>
          <table:table-cell office:value="-0.9999995827674866" office:value-type="float"/>
          <table:table-cell office:value="0.645220160484314" office:value-type="float"/>
          <table:table-cell office:value="0.114263892173767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033087968826294" office:value-type="float"/>
          <table:table-cell office:value="0.02177778599746433" office:value-type="float"/>
          <table:table-cell office:value="16" office:value-type="float"/>
          <table:table-cell office:value="-0.9999998807907104" office:value-type="float"/>
          <table:table-cell office:value="-0.9999999403953552" office:value-type="float"/>
          <table:table-cell office:value="0.9999887943267822" office:value-type="float"/>
          <table:table-cell office:value="-0.9999995827674866" office:value-type="float"/>
          <table:table-cell office:value="0.6459308862686157" office:value-type="float"/>
          <table:table-cell office:value="0.112790107727050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1217716932296755" office:value-type="float"/>
          <table:table-cell office:value="0.021777785992323724" office:value-type="float"/>
          <table:table-cell office:value="17" office:value-type="float"/>
          <table:table-cell office:value="-0.9999998807907104" office:value-type="float"/>
          <table:table-cell office:value="-0.9999999403953552" office:value-type="float"/>
          <table:table-cell office:value="0.9999889135360718" office:value-type="float"/>
          <table:table-cell office:value="-0.9999995827674866" office:value-type="float"/>
          <table:table-cell office:value="0.6451609134674072" office:value-type="float"/>
          <table:table-cell office:value="0.088683724403381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209301829338074" office:value-type="float"/>
          <table:table-cell office:value="0.021777785980328958" office:value-type="float"/>
          <table:table-cell office:value="18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5827674866" office:value-type="float"/>
          <table:table-cell office:value="0.6457123756408691" office:value-type="float"/>
          <table:table-cell office:value="0.0875301361083984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286073088645935" office:value-type="float"/>
          <table:table-cell office:value="0.021777785975188358" office:value-type="float"/>
          <table:table-cell office:value="19" office:value-type="float"/>
          <table:table-cell office:value="-0.9999998807907104" office:value-type="float"/>
          <table:table-cell office:value="-0.9999999403953552" office:value-type="float"/>
          <table:table-cell office:value="0.9999889135360718" office:value-type="float"/>
          <table:table-cell office:value="-0.9999995827674866" office:value-type="float"/>
          <table:table-cell office:value="0.6383011341094971" office:value-type="float"/>
          <table:table-cell office:value="0.076771259307861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361833214759826" office:value-type="float"/>
          <table:table-cell office:value="0.021777785988896646" office:value-type="float"/>
          <table:table-cell office:value="20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5827674866" office:value-type="float"/>
          <table:table-cell office:value="0.6387883424758911" office:value-type="float"/>
          <table:table-cell office:value="0.07576012611389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4238567352294915" office:value-type="float"/>
          <table:table-cell office:value="0.021777785964907124" office:value-type="float"/>
          <table:table-cell office:value="21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5827674866" office:value-type="float"/>
          <table:table-cell office:value="0.6359713077545166" office:value-type="float"/>
          <table:table-cell office:value="0.062023520469665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484996795654296" office:value-type="float"/>
          <table:table-cell office:value="0.021777786002604948" office:value-type="float"/>
          <table:table-cell office:value="22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5827674866" office:value-type="float"/>
          <table:table-cell office:value="0.6364001035690308" office:value-type="float"/>
          <table:table-cell office:value="0.061140060424804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534045100212096" office:value-type="float"/>
          <table:table-cell office:value="0.021777785988896646" office:value-type="float"/>
          <table:table-cell office:value="23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5827674866" office:value-type="float"/>
          <table:table-cell office:value="0.6324272155761719" office:value-type="float"/>
          <table:table-cell office:value="0.049048304557800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582392334938048" office:value-type="float"/>
          <table:table-cell office:value="0.021777785958052978" office:value-type="float"/>
          <table:table-cell office:value="24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5827674866" office:value-type="float"/>
          <table:table-cell office:value="0.6327686309814453" office:value-type="float"/>
          <table:table-cell office:value="0.048347234725952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621364593505858" office:value-type="float"/>
          <table:table-cell office:value="0.021777785976901897" office:value-type="float"/>
          <table:table-cell office:value="25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5827674866" office:value-type="float"/>
          <table:table-cell office:value="0.6297236680984497" office:value-type="float"/>
          <table:table-cell office:value="0.038972258567810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659778714179991" office:value-type="float"/>
          <table:table-cell office:value="0.02177778595291236" office:value-type="float"/>
          <table:table-cell office:value="26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5827674866" office:value-type="float"/>
          <table:table-cell office:value="0.6299964189529419" office:value-type="float"/>
          <table:table-cell office:value="0.03841412067413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701914906501768" office:value-type="float"/>
          <table:table-cell office:value="0.0217777859957508" office:value-type="float"/>
          <table:table-cell office:value="27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5827674866" office:value-type="float"/>
          <table:table-cell office:value="0.6232097148895264" office:value-type="float"/>
          <table:table-cell office:value="0.04213619232177734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743430256843565" office:value-type="float"/>
          <table:table-cell office:value="0.02177778596319359" office:value-type="float"/>
          <table:table-cell office:value="28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5827674866" office:value-type="float"/>
          <table:table-cell office:value="0.6235173940658569" office:value-type="float"/>
          <table:table-cell office:value="0.0415153503417968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795562863349913" office:value-type="float"/>
          <table:table-cell office:value="0.021777785973474812" office:value-type="float"/>
          <table:table-cell office:value="29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5827674866" office:value-type="float"/>
          <table:table-cell office:value="0.6161963939666748" office:value-type="float"/>
          <table:table-cell office:value="0.0521326065063476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846928238868712" office:value-type="float"/>
          <table:table-cell office:value="0.021777785985469575" office:value-type="float"/>
          <table:table-cell office:value="30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5827674866" office:value-type="float"/>
          <table:table-cell office:value="0.6165822744369507" office:value-type="float"/>
          <table:table-cell office:value="0.051365375518798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915219783782958" office:value-type="float"/>
          <table:table-cell office:value="0.021777785980328958" office:value-type="float"/>
          <table:table-cell office:value="31" office:value-type="float"/>
          <table:table-cell office:value="-0.9999998807907104" office:value-type="float"/>
          <table:table-cell office:value="-0.9999999403953552" office:value-type="float"/>
          <table:table-cell office:value="0.9999889135360718" office:value-type="float"/>
          <table:table-cell office:value="-0.9999995231628418" office:value-type="float"/>
          <table:table-cell office:value="0.6047897338867188" office:value-type="float"/>
          <table:table-cell office:value="0.06829154491424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9825090169906605" office:value-type="float"/>
          <table:table-cell office:value="0.02177778596319359" office:value-type="float"/>
          <table:table-cell office:value="32" office:value-type="float"/>
          <table:table-cell office:value="-0.9999998807907104" office:value-type="float"/>
          <table:table-cell office:value="-0.9999999403953552" office:value-type="float"/>
          <table:table-cell office:value="0.9999890327453613" office:value-type="float"/>
          <table:table-cell office:value="-0.9999995827674866" office:value-type="float"/>
          <table:table-cell office:value="0.6053057909011841" office:value-type="float"/>
          <table:table-cell office:value="0.067289233207702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80328958" office:value-type="float"/>
          <table:table-cell office:value="33" office:value-type="float"/>
          <table:table-cell office:value="-0.9999998807907104" office:value-type="float"/>
          <table:table-cell office:value="-0.9999999403953552" office:value-type="float"/>
          <table:table-cell office:value="0.9999887943267822" office:value-type="float"/>
          <table:table-cell office:value="-0.9999995231628418" office:value-type="float"/>
          <table:table-cell office:value="0.5904812812805176" office:value-type="float"/>
          <table:table-cell office:value="0.07925486564636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64907124" office:value-type="float"/>
          <table:table-cell office:value="34" office:value-type="float"/>
          <table:table-cell office:value="-0.9999998807907104" office:value-type="float"/>
          <table:table-cell office:value="-0.9999999403953552" office:value-type="float"/>
          <table:table-cell office:value="0.9999887943267822" office:value-type="float"/>
          <table:table-cell office:value="-0.9999995231628418" office:value-type="float"/>
          <table:table-cell office:value="0.5906168222427368" office:value-type="float"/>
          <table:table-cell office:value="0.078998327255249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82042493" office:value-type="float"/>
          <table:table-cell office:value="35" office:value-type="float"/>
          <table:table-cell office:value="-0.9999998807907104" office:value-type="float"/>
          <table:table-cell office:value="-0.9999999403953552" office:value-type="float"/>
          <table:table-cell office:value="0.9999887943267822" office:value-type="float"/>
          <table:table-cell office:value="-0.9999995231628418" office:value-type="float"/>
          <table:table-cell office:value="0.5724455118179321" office:value-type="float"/>
          <table:table-cell office:value="0.09373545646667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6319359" office:value-type="float"/>
          <table:table-cell office:value="36" office:value-type="float"/>
          <table:table-cell office:value="-0.9999998807907104" office:value-type="float"/>
          <table:table-cell office:value="-0.9999999403953552" office:value-type="float"/>
          <table:table-cell office:value="0.9999887943267822" office:value-type="float"/>
          <table:table-cell office:value="-0.9999995231628418" office:value-type="float"/>
          <table:table-cell office:value="0.5724456310272217" office:value-type="float"/>
          <table:table-cell office:value="0.09373545646667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7176128" office:value-type="float"/>
          <table:table-cell office:value="37" office:value-type="float"/>
          <table:table-cell office:value="-0.9999998807907104" office:value-type="float"/>
          <table:table-cell office:value="-0.9999999403953552" office:value-type="float"/>
          <table:table-cell office:value="0.9999885559082031" office:value-type="float"/>
          <table:table-cell office:value="-0.9999995231628418" office:value-type="float"/>
          <table:table-cell office:value="0.5553038120269775" office:value-type="float"/>
          <table:table-cell office:value="0.111502408981323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49485286" office:value-type="float"/>
          <table:table-cell office:value="38" office:value-type="float"/>
          <table:table-cell office:value="-0.9999998807907104" office:value-type="float"/>
          <table:table-cell office:value="-0.9999999403953552" office:value-type="float"/>
          <table:table-cell office:value="0.9999885559082031" office:value-type="float"/>
          <table:table-cell office:value="-0.9999995231628418" office:value-type="float"/>
          <table:table-cell office:value="0.5553038120269775" office:value-type="float"/>
          <table:table-cell office:value="0.111502408981323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85469575" office:value-type="float"/>
          <table:table-cell office:value="39" office:value-type="float"/>
          <table:table-cell office:value="-0.9999998807907104" office:value-type="float"/>
          <table:table-cell office:value="-0.9999999403953552" office:value-type="float"/>
          <table:table-cell office:value="0.9999884366989136" office:value-type="float"/>
          <table:table-cell office:value="-0.9999995231628418" office:value-type="float"/>
          <table:table-cell office:value="0.5394397974014282" office:value-type="float"/>
          <table:table-cell office:value="0.126719474792480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600089141" office:value-type="float"/>
          <table:table-cell office:value="40" office:value-type="float"/>
          <table:table-cell office:value="-0.9999998807907104" office:value-type="float"/>
          <table:table-cell office:value="-0.9999999403953552" office:value-type="float"/>
          <table:table-cell office:value="0.9999884366989136" office:value-type="float"/>
          <table:table-cell office:value="-0.9999995231628418" office:value-type="float"/>
          <table:table-cell office:value="0.5394397974014282" office:value-type="float"/>
          <table:table-cell office:value="0.126719832420349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88896646" office:value-type="float"/>
          <table:table-cell office:value="41" office:value-type="float"/>
          <table:table-cell office:value="-0.9999998807907104" office:value-type="float"/>
          <table:table-cell office:value="-0.9999999403953552" office:value-type="float"/>
          <table:table-cell office:value="0.999988317489624" office:value-type="float"/>
          <table:table-cell office:value="-0.9999995231628418" office:value-type="float"/>
          <table:table-cell office:value="0.52315354347229" office:value-type="float"/>
          <table:table-cell office:value="0.145771622657775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6319359" office:value-type="float"/>
          <table:table-cell office:value="42" office:value-type="float"/>
          <table:table-cell office:value="-0.9999998807907104" office:value-type="float"/>
          <table:table-cell office:value="-0.9999999403953552" office:value-type="float"/>
          <table:table-cell office:value="0.999988317489624" office:value-type="float"/>
          <table:table-cell office:value="-0.9999995231628418" office:value-type="float"/>
          <table:table-cell office:value="0.52315354347229" office:value-type="float"/>
          <table:table-cell office:value="0.145771503448486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73474812" office:value-type="float"/>
          <table:table-cell office:value="43" office:value-type="float"/>
          <table:table-cell office:value="-0.9999998807907104" office:value-type="float"/>
          <table:table-cell office:value="-0.9999999403953552" office:value-type="float"/>
          <table:table-cell office:value="0.9999880790710449" office:value-type="float"/>
          <table:table-cell office:value="-0.9999995231628418" office:value-type="float"/>
          <table:table-cell office:value="0.49808239936828613" office:value-type="float"/>
          <table:table-cell office:value="0.171668767929077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9917788" office:value-type="float"/>
          <table:table-cell office:value="44" office:value-type="float"/>
          <table:table-cell office:value="-0.9999998807907104" office:value-type="float"/>
          <table:table-cell office:value="-0.9999999403953552" office:value-type="float"/>
          <table:table-cell office:value="0.9999880790710449" office:value-type="float"/>
          <table:table-cell office:value="-0.9999995231628418" office:value-type="float"/>
          <table:table-cell office:value="0.49808239936828613" office:value-type="float"/>
          <table:table-cell office:value="0.171668767929077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73474812" office:value-type="float"/>
          <table:table-cell office:value="45" office:value-type="float"/>
          <table:table-cell office:value="-0.9999998807907104" office:value-type="float"/>
          <table:table-cell office:value="-0.9999999403953552" office:value-type="float"/>
          <table:table-cell office:value="0.9999878406524658" office:value-type="float"/>
          <table:table-cell office:value="-0.9999995231628418" office:value-type="float"/>
          <table:table-cell office:value="0.47427594661712646" office:value-type="float"/>
          <table:table-cell office:value="0.206085324287414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9746433" office:value-type="float"/>
          <table:table-cell office:value="46" office:value-type="float"/>
          <table:table-cell office:value="-0.9999998807907104" office:value-type="float"/>
          <table:table-cell office:value="-0.9999999403953552" office:value-type="float"/>
          <table:table-cell office:value="0.9999878406524658" office:value-type="float"/>
          <table:table-cell office:value="-0.9999995231628418" office:value-type="float"/>
          <table:table-cell office:value="0.47427594661712646" office:value-type="float"/>
          <table:table-cell office:value="0.206085324287414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9917788" office:value-type="float"/>
          <table:table-cell office:value="47" office:value-type="float"/>
          <table:table-cell office:value="-0.9999998807907104" office:value-type="float"/>
          <table:table-cell office:value="-0.9999999403953552" office:value-type="float"/>
          <table:table-cell office:value="0.9999876022338867" office:value-type="float"/>
          <table:table-cell office:value="-0.9999995231628418" office:value-type="float"/>
          <table:table-cell office:value="0.4576859474182129" office:value-type="float"/>
          <table:table-cell office:value="0.237369656562805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92323724" office:value-type="float"/>
          <table:table-cell office:value="48" office:value-type="float"/>
          <table:table-cell office:value="-0.9999998807907104" office:value-type="float"/>
          <table:table-cell office:value="-0.9999999403953552" office:value-type="float"/>
          <table:table-cell office:value="0.9999876022338867" office:value-type="float"/>
          <table:table-cell office:value="-0.9999995231628418" office:value-type="float"/>
          <table:table-cell office:value="0.4576859474182129" office:value-type="float"/>
          <table:table-cell office:value="0.237369537353515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87183104" office:value-type="float"/>
          <table:table-cell office:value="49" office:value-type="float"/>
          <table:table-cell office:value="-0.9999998807907104" office:value-type="float"/>
          <table:table-cell office:value="-0.9999999403953552" office:value-type="float"/>
          <table:table-cell office:value="0.9999876022338867" office:value-type="float"/>
          <table:table-cell office:value="-0.9999995231628418" office:value-type="float"/>
          <table:table-cell office:value="0.44576120376586914" office:value-type="float"/>
          <table:table-cell office:value="0.26679587364196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6006032036" office:value-type="float"/>
          <table:table-cell office:value="50" office:value-type="float"/>
          <table:table-cell office:value="-0.9999998807907104" office:value-type="float"/>
          <table:table-cell office:value="-0.9999999403953552" office:value-type="float"/>
          <table:table-cell office:value="0.9999876022338867" office:value-type="float"/>
          <table:table-cell office:value="-0.9999995231628418" office:value-type="float"/>
          <table:table-cell office:value="0.44576120376586914" office:value-type="float"/>
          <table:table-cell office:value="0.26679587364196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76901897" office:value-type="float"/>
          <table:table-cell office:value="51" office:value-type="float"/>
          <table:table-cell office:value="-0.9999998807907104" office:value-type="float"/>
          <table:table-cell office:value="-0.9999999403953552" office:value-type="float"/>
          <table:table-cell office:value="0.9999874830245972" office:value-type="float"/>
          <table:table-cell office:value="-0.9999995231628418" office:value-type="float"/>
          <table:table-cell office:value="0.4445962905883789" office:value-type="float"/>
          <table:table-cell office:value="0.285771846771240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70047734" office:value-type="float"/>
          <table:table-cell office:value="52" office:value-type="float"/>
          <table:table-cell office:value="-0.9999998807907104" office:value-type="float"/>
          <table:table-cell office:value="-0.9999999403953552" office:value-type="float"/>
          <table:table-cell office:value="0.9999874830245972" office:value-type="float"/>
          <table:table-cell office:value="-0.9999995231628418" office:value-type="float"/>
          <table:table-cell office:value="0.4445962905883789" office:value-type="float"/>
          <table:table-cell office:value="0.285771846771240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88896646" office:value-type="float"/>
          <table:table-cell office:value="53" office:value-type="float"/>
          <table:table-cell office:value="-0.9999998807907104" office:value-type="float"/>
          <table:table-cell office:value="-0.9999999403953552" office:value-type="float"/>
          <table:table-cell office:value="0.9999873638153076" office:value-type="float"/>
          <table:table-cell office:value="-0.9999995231628418" office:value-type="float"/>
          <table:table-cell office:value="0.44817113876342773" office:value-type="float"/>
          <table:table-cell office:value="0.3025759458541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957508" office:value-type="float"/>
          <table:table-cell office:value="54" office:value-type="float"/>
          <table:table-cell office:value="-0.9999998807907104" office:value-type="float"/>
          <table:table-cell office:value="-0.9999999403953552" office:value-type="float"/>
          <table:table-cell office:value="0.9999873638153076" office:value-type="float"/>
          <table:table-cell office:value="-0.9999995231628418" office:value-type="float"/>
          <table:table-cell office:value="0.4481712579727173" office:value-type="float"/>
          <table:table-cell office:value="0.302575826644897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56339432" office:value-type="float"/>
          <table:table-cell office:value="55" office:value-type="float"/>
          <table:table-cell office:value="-0.9999998807907104" office:value-type="float"/>
          <table:table-cell office:value="-0.9999999403953552" office:value-type="float"/>
          <table:table-cell office:value="0.9999873638153076" office:value-type="float"/>
          <table:table-cell office:value="-0.9999995231628418" office:value-type="float"/>
          <table:table-cell office:value="0.44806981086730957" office:value-type="float"/>
          <table:table-cell office:value="0.316231727600097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92323724" office:value-type="float"/>
          <table:table-cell office:value="56" office:value-type="float"/>
          <table:table-cell office:value="-0.9999998807907104" office:value-type="float"/>
          <table:table-cell office:value="-0.9999999403953552" office:value-type="float"/>
          <table:table-cell office:value="0.9999873638153076" office:value-type="float"/>
          <table:table-cell office:value="-0.9999995231628418" office:value-type="float"/>
          <table:table-cell office:value="0.44806981086730957" office:value-type="float"/>
          <table:table-cell office:value="0.316231727600097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80328958" office:value-type="float"/>
          <table:table-cell office:value="57" office:value-type="float"/>
          <table:table-cell office:value="-0.9999998807907104" office:value-type="float"/>
          <table:table-cell office:value="-0.9999999403953552" office:value-type="float"/>
          <table:table-cell office:value="0.9999872446060181" office:value-type="float"/>
          <table:table-cell office:value="-0.999999463558197" office:value-type="float"/>
          <table:table-cell office:value="0.4419482946395874" office:value-type="float"/>
          <table:table-cell office:value="0.32799565792083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600089141" office:value-type="float"/>
          <table:table-cell office:value="58" office:value-type="float"/>
          <table:table-cell office:value="-0.9999998807907104" office:value-type="float"/>
          <table:table-cell office:value="-0.9999999403953552" office:value-type="float"/>
          <table:table-cell office:value="0.9999872446060181" office:value-type="float"/>
          <table:table-cell office:value="-0.999999463558197" office:value-type="float"/>
          <table:table-cell office:value="0.4419482946395874" office:value-type="float"/>
          <table:table-cell office:value="0.32799565792083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78615422" office:value-type="float"/>
          <table:table-cell office:value="59" office:value-type="float"/>
          <table:table-cell office:value="-0.9999998807907104" office:value-type="float"/>
          <table:table-cell office:value="-0.9999999403953552" office:value-type="float"/>
          <table:table-cell office:value="0.9999871253967285" office:value-type="float"/>
          <table:table-cell office:value="-0.999999463558197" office:value-type="float"/>
          <table:table-cell office:value="0.4320716857910156" office:value-type="float"/>
          <table:table-cell office:value="0.339474558830261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1777785987183104" office:value-type="float"/>
          <table:table-cell office:value="60" office:value-type="float"/>
          <table:table-cell office:value="-0.9999998807907104" office:value-type="float"/>
          <table:table-cell office:value="-0.9999999403953552" office:value-type="float"/>
          <table:table-cell office:value="0.9999871253967285" office:value-type="float"/>
          <table:table-cell office:value="-0.999999463558197" office:value-type="float"/>
          <table:table-cell office:value="0.4320716857910156" office:value-type="float"/>
          <table:table-cell office:value="0.33947455883026123" office:value-type="float"/>
        </table:table-row>
      </table:table>
      <table:table table:name="2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998211860657" office:value-type="float"/>
          <table:table-cell office:value="-0.009997439980506896" office:value-type="float"/>
          <table:table-cell office:value="0.009999067783355712" office:value-type="float"/>
          <table:table-cell office:value="-0.009999495744705201" office:value-type="float"/>
          <table:table-cell office:value="0.009997365474700927" office:value-type="float"/>
          <table:table-cell office:value="-0.009999854564666748" office:value-type="float"/>
          <table:table-cell office:value="0.04703286983962784" office:value-type="float"/>
          <table:table-cell office:value="1" office:value-type="float"/>
          <table:table-cell office:value="-0.9999998211860657" office:value-type="float"/>
          <table:table-cell office:value="-0.9997439980506897" office:value-type="float"/>
          <table:table-cell office:value="0.9999067783355713" office:value-type="float"/>
          <table:table-cell office:value="-0.99994957447052" office:value-type="float"/>
          <table:table-cell office:value="0.9997365474700928" office:value-type="float"/>
          <table:table-cell office:value="-0.9999854564666748" office:value-type="float"/>
        </table:table-row>
        <table:table-row>
          <table:table-cell office:value="-0.019999997019767762" office:value-type="float"/>
          <table:table-cell office:value="-0.01999537348747253" office:value-type="float"/>
          <table:table-cell office:value="0.01999831199645996" office:value-type="float"/>
          <table:table-cell office:value="-0.019999089241027834" office:value-type="float"/>
          <table:table-cell office:value="0.01999518871307373" office:value-type="float"/>
          <table:table-cell office:value="-0.019999743700027467" office:value-type="float"/>
          <table:table-cell office:value="0.04703286982917919" office:value-type="float"/>
          <table:table-cell office:value="2" office:value-type="float"/>
          <table:table-cell office:value="-0.9999998807907104" office:value-type="float"/>
          <table:table-cell office:value="-0.9997933506965637" office:value-type="float"/>
          <table:table-cell office:value="0.9999244213104248" office:value-type="float"/>
          <table:table-cell office:value="-0.9999593496322632" office:value-type="float"/>
          <table:table-cell office:value="0.9997823238372803" office:value-type="float"/>
          <table:table-cell office:value="-0.9999889135360718" office:value-type="float"/>
        </table:table-row>
        <table:table-row>
          <table:table-cell office:value="-0.029999996423721316" office:value-type="float"/>
          <table:table-cell office:value="-0.029993703961372374" office:value-type="float"/>
          <table:table-cell office:value="0.02999769926071167" office:value-type="float"/>
          <table:table-cell office:value="-0.029998760819435123" office:value-type="float"/>
          <table:table-cell office:value="0.02999335169792175" office:value-type="float"/>
          <table:table-cell office:value="-0.029999659657478334" office:value-type="float"/>
          <table:table-cell office:value="0.04703286983291085" office:value-type="float"/>
          <table:table-cell office:value="3" office:value-type="float"/>
          <table:table-cell office:value="-0.9999999403953552" office:value-type="float"/>
          <table:table-cell office:value="-0.9998330473899841" office:value-type="float"/>
          <table:table-cell office:value="0.9999387264251709" office:value-type="float"/>
          <table:table-cell office:value="-0.9999671578407288" office:value-type="float"/>
          <table:table-cell office:value="0.9998162984848022" office:value-type="float"/>
          <table:table-cell office:value="-0.9999915957450867" office:value-type="float"/>
        </table:table-row>
        <table:table-row>
          <table:table-cell office:value="-0.03999999582767487" office:value-type="float"/>
          <table:table-cell office:value="-0.03999236643314361" office:value-type="float"/>
          <table:table-cell office:value="0.03999720573425293" office:value-type="float"/>
          <table:table-cell office:value="-0.039998497366905215" office:value-type="float"/>
          <table:table-cell office:value="0.03999184370040893" office:value-type="float"/>
          <table:table-cell office:value="-0.03999959647655487" office:value-type="float"/>
          <table:table-cell office:value="0.04703286983440351" office:value-type="float"/>
          <table:table-cell office:value="4" office:value-type="float"/>
          <table:table-cell office:value="-0.9999999403953552" office:value-type="float"/>
          <table:table-cell office:value="-0.999866247177124" office:value-type="float"/>
          <table:table-cell office:value="0.999950647354126" office:value-type="float"/>
          <table:table-cell office:value="-0.9999736547470093" office:value-type="float"/>
          <table:table-cell office:value="0.9998492002487183" office:value-type="float"/>
          <table:table-cell office:value="-0.9999936819076538" office:value-type="float"/>
        </table:table-row>
        <table:table-row>
          <table:table-cell office:value="-0.04999999523162842" office:value-type="float"/>
          <table:table-cell office:value="-0.04999129652976989" office:value-type="float"/>
          <table:table-cell office:value="0.04999680757522583" office:value-type="float"/>
          <table:table-cell office:value="-0.04999828636646271" office:value-type="float"/>
          <table:table-cell office:value="0.049990577697753905" office:value-type="float"/>
          <table:table-cell office:value="-0.0499995493888855" office:value-type="float"/>
          <table:table-cell office:value="0.04703286983664251" office:value-type="float"/>
          <table:table-cell office:value="5" office:value-type="float"/>
          <table:table-cell office:value="-0.9999999403953552" office:value-type="float"/>
          <table:table-cell office:value="-0.9998930096626282" office:value-type="float"/>
          <table:table-cell office:value="0.99996018409729" office:value-type="float"/>
          <table:table-cell office:value="-0.9999788999557495" office:value-type="float"/>
          <table:table-cell office:value="0.9998733997344971" office:value-type="float"/>
          <table:table-cell office:value="-0.99999529123306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3657176" office:value-type="float"/>
          <table:table-cell office:value="6" office:value-type="float"/>
          <table:table-cell office:value="-0.9999999403953552" office:value-type="float"/>
          <table:table-cell office:value="-0.999914824962616" office:value-type="float"/>
          <table:table-cell office:value="0.9999681711196899" office:value-type="float"/>
          <table:table-cell office:value="-0.9999831318855286" office:value-type="float"/>
          <table:table-cell office:value="0.9998965263366699" office:value-type="float"/>
          <table:table-cell office:value="-0.99999648332595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440351" office:value-type="float"/>
          <table:table-cell office:value="7" office:value-type="float"/>
          <table:table-cell office:value="-0.9999999403953552" office:value-type="float"/>
          <table:table-cell office:value="-0.999914288520813" office:value-type="float"/>
          <table:table-cell office:value="0.9999680519104004" office:value-type="float"/>
          <table:table-cell office:value="-0.9999830722808838" office:value-type="float"/>
          <table:table-cell office:value="0.9998937845230103" office:value-type="float"/>
          <table:table-cell office:value="-0.99999642372131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2164516" office:value-type="float"/>
          <table:table-cell office:value="8" office:value-type="float"/>
          <table:table-cell office:value="-0.9999999403953552" office:value-type="float"/>
          <table:table-cell office:value="-0.999914288520813" office:value-type="float"/>
          <table:table-cell office:value="0.9999680519104004" office:value-type="float"/>
          <table:table-cell office:value="-0.9999830722808838" office:value-type="float"/>
          <table:table-cell office:value="0.9998937845230103" office:value-type="float"/>
          <table:table-cell office:value="-0.99999642372131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3657176" office:value-type="float"/>
          <table:table-cell office:value="9" office:value-type="float"/>
          <table:table-cell office:value="-0.9999999403953552" office:value-type="float"/>
          <table:table-cell office:value="-0.9999139308929443" office:value-type="float"/>
          <table:table-cell office:value="0.9999678134918213" office:value-type="float"/>
          <table:table-cell office:value="-0.999983012676239" office:value-type="float"/>
          <table:table-cell office:value="0.9998927116394043" office:value-type="float"/>
          <table:table-cell office:value="-0.99999642372131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440351" office:value-type="float"/>
          <table:table-cell office:value="10" office:value-type="float"/>
          <table:table-cell office:value="-0.9999999403953552" office:value-type="float"/>
          <table:table-cell office:value="-0.9999139308929443" office:value-type="float"/>
          <table:table-cell office:value="0.9999678134918213" office:value-type="float"/>
          <table:table-cell office:value="-0.999983012676239" office:value-type="float"/>
          <table:table-cell office:value="0.9998927116394043" office:value-type="float"/>
          <table:table-cell office:value="-0.99999642372131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2917919" office:value-type="float"/>
          <table:table-cell office:value="11" office:value-type="float"/>
          <table:table-cell office:value="-0.9999999403953552" office:value-type="float"/>
          <table:table-cell office:value="-0.9999136924743652" office:value-type="float"/>
          <table:table-cell office:value="0.9999678134918213" office:value-type="float"/>
          <table:table-cell office:value="-0.999983012676239" office:value-type="float"/>
          <table:table-cell office:value="0.9998934268951416" office:value-type="float"/>
          <table:table-cell office:value="-0.99999642372131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410583" office:value-type="float"/>
          <table:table-cell office:value="12" office:value-type="float"/>
          <table:table-cell office:value="-0.9999999403953552" office:value-type="float"/>
          <table:table-cell office:value="-0.9999136924743652" office:value-type="float"/>
          <table:table-cell office:value="0.9999678134918213" office:value-type="float"/>
          <table:table-cell office:value="-0.999983012676239" office:value-type="float"/>
          <table:table-cell office:value="0.9998934268951416" office:value-type="float"/>
          <table:table-cell office:value="-0.99999642372131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664251" office:value-type="float"/>
          <table:table-cell office:value="13" office:value-type="float"/>
          <table:table-cell office:value="-0.9999999403953552" office:value-type="float"/>
          <table:table-cell office:value="-0.9999132752418518" office:value-type="float"/>
          <table:table-cell office:value="0.9999678134918213" office:value-type="float"/>
          <table:table-cell office:value="-0.9999829530715942" office:value-type="float"/>
          <table:table-cell office:value="0.999894380569458" office:value-type="float"/>
          <table:table-cell office:value="-0.99999636411666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50076486" office:value-type="float"/>
          <table:table-cell office:value="14" office:value-type="float"/>
          <table:table-cell office:value="-0.9999999403953552" office:value-type="float"/>
          <table:table-cell office:value="-0.9999132752418518" office:value-type="float"/>
          <table:table-cell office:value="0.9999678134918213" office:value-type="float"/>
          <table:table-cell office:value="-0.9999829530715942" office:value-type="float"/>
          <table:table-cell office:value="0.999894380569458" office:value-type="float"/>
          <table:table-cell office:value="-0.99999636411666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2992552" office:value-type="float"/>
          <table:table-cell office:value="15" office:value-type="float"/>
          <table:table-cell office:value="-0.9999999403953552" office:value-type="float"/>
          <table:table-cell office:value="-0.9999127388000488" office:value-type="float"/>
          <table:table-cell office:value="0.9999676942825317" office:value-type="float"/>
          <table:table-cell office:value="-0.9999829530715942" office:value-type="float"/>
          <table:table-cell office:value="0.9998947381973267" office:value-type="float"/>
          <table:table-cell office:value="-0.99999624490737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8881504" office:value-type="float"/>
          <table:table-cell office:value="16" office:value-type="float"/>
          <table:table-cell office:value="-0.9999999403953552" office:value-type="float"/>
          <table:table-cell office:value="-0.9999127388000488" office:value-type="float"/>
          <table:table-cell office:value="0.9999676942825317" office:value-type="float"/>
          <table:table-cell office:value="-0.9999829530715942" office:value-type="float"/>
          <table:table-cell office:value="0.9998947381973267" office:value-type="float"/>
          <table:table-cell office:value="-0.99999624490737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1120505" office:value-type="float"/>
          <table:table-cell office:value="17" office:value-type="float"/>
          <table:table-cell office:value="-0.9999999403953552" office:value-type="float"/>
          <table:table-cell office:value="-0.9999121427536011" office:value-type="float"/>
          <table:table-cell office:value="0.9999675750732422" office:value-type="float"/>
          <table:table-cell office:value="-0.9999828934669495" office:value-type="float"/>
          <table:table-cell office:value="0.9998953342437744" office:value-type="float"/>
          <table:table-cell office:value="-0.99999612569808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067185" office:value-type="float"/>
          <table:table-cell office:value="18" office:value-type="float"/>
          <table:table-cell office:value="-0.9999999403953552" office:value-type="float"/>
          <table:table-cell office:value="-0.9999121427536011" office:value-type="float"/>
          <table:table-cell office:value="0.9999675750732422" office:value-type="float"/>
          <table:table-cell office:value="-0.9999828934669495" office:value-type="float"/>
          <table:table-cell office:value="0.9998953342437744" office:value-type="float"/>
          <table:table-cell office:value="-0.99999612569808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1120505" office:value-type="float"/>
          <table:table-cell office:value="19" office:value-type="float"/>
          <table:table-cell office:value="-0.9999999403953552" office:value-type="float"/>
          <table:table-cell office:value="-0.999911367893219" office:value-type="float"/>
          <table:table-cell office:value="0.9999673366546631" office:value-type="float"/>
          <table:table-cell office:value="-0.9999827742576599" office:value-type="float"/>
          <table:table-cell office:value="0.9998946189880371" office:value-type="float"/>
          <table:table-cell office:value="-0.99999594688415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037417" office:value-type="float"/>
          <table:table-cell office:value="20" office:value-type="float"/>
          <table:table-cell office:value="-0.9999999403953552" office:value-type="float"/>
          <table:table-cell office:value="-0.999911367893219" office:value-type="float"/>
          <table:table-cell office:value="0.9999673366546631" office:value-type="float"/>
          <table:table-cell office:value="-0.9999827742576599" office:value-type="float"/>
          <table:table-cell office:value="0.9998946189880371" office:value-type="float"/>
          <table:table-cell office:value="-0.99999594688415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962784" office:value-type="float"/>
          <table:table-cell office:value="21" office:value-type="float"/>
          <table:table-cell office:value="-0.9999999403953552" office:value-type="float"/>
          <table:table-cell office:value="-0.9999104142189026" office:value-type="float"/>
          <table:table-cell office:value="0.9999672174453735" office:value-type="float"/>
          <table:table-cell office:value="-0.9999826550483704" office:value-type="float"/>
          <table:table-cell office:value="0.9998931884765625" office:value-type="float"/>
          <table:table-cell office:value="-0.99999570846557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28432855" office:value-type="float"/>
          <table:table-cell office:value="22" office:value-type="float"/>
          <table:table-cell office:value="-0.9999999403953552" office:value-type="float"/>
          <table:table-cell office:value="-0.9999104142189026" office:value-type="float"/>
          <table:table-cell office:value="0.9999672174453735" office:value-type="float"/>
          <table:table-cell office:value="-0.9999826550483704" office:value-type="float"/>
          <table:table-cell office:value="0.9998931884765625" office:value-type="float"/>
          <table:table-cell office:value="-0.99999570846557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33595" office:value-type="float"/>
          <table:table-cell office:value="23" office:value-type="float"/>
          <table:table-cell office:value="-0.9999999403953552" office:value-type="float"/>
          <table:table-cell office:value="-0.999909520149231" office:value-type="float"/>
          <table:table-cell office:value="0.9999669790267944" office:value-type="float"/>
          <table:table-cell office:value="-0.9999825358390808" office:value-type="float"/>
          <table:table-cell office:value="0.9998916387557983" office:value-type="float"/>
          <table:table-cell office:value="-0.999995470046997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813517" office:value-type="float"/>
          <table:table-cell office:value="24" office:value-type="float"/>
          <table:table-cell office:value="-0.9999999403953552" office:value-type="float"/>
          <table:table-cell office:value="-0.999909520149231" office:value-type="float"/>
          <table:table-cell office:value="0.9999669790267944" office:value-type="float"/>
          <table:table-cell office:value="-0.9999825358390808" office:value-type="float"/>
          <table:table-cell office:value="0.9998916387557983" office:value-type="float"/>
          <table:table-cell office:value="-0.999995470046997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2992552" office:value-type="float"/>
          <table:table-cell office:value="25" office:value-type="float"/>
          <table:table-cell office:value="-0.9999999403953552" office:value-type="float"/>
          <table:table-cell office:value="-0.9999082088470459" office:value-type="float"/>
          <table:table-cell office:value="0.9999666213989258" office:value-type="float"/>
          <table:table-cell office:value="-0.9999823570251465" office:value-type="float"/>
          <table:table-cell office:value="0.9998888969421387" office:value-type="float"/>
          <table:table-cell office:value="-0.99999517202377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2164516" office:value-type="float"/>
          <table:table-cell office:value="26" office:value-type="float"/>
          <table:table-cell office:value="-0.9999999403953552" office:value-type="float"/>
          <table:table-cell office:value="-0.9999082088470459" office:value-type="float"/>
          <table:table-cell office:value="0.9999666213989258" office:value-type="float"/>
          <table:table-cell office:value="-0.9999823570251465" office:value-type="float"/>
          <table:table-cell office:value="0.9998888969421387" office:value-type="float"/>
          <table:table-cell office:value="-0.99999517202377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291085" office:value-type="float"/>
          <table:table-cell office:value="27" office:value-type="float"/>
          <table:table-cell office:value="-0.9999999403953552" office:value-type="float"/>
          <table:table-cell office:value="-0.9999070763587952" office:value-type="float"/>
          <table:table-cell office:value="0.9999663829803467" office:value-type="float"/>
          <table:table-cell office:value="-0.9999822378158569" office:value-type="float"/>
          <table:table-cell office:value="0.9998868703842163" office:value-type="float"/>
          <table:table-cell office:value="-0.99999481439590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664251" office:value-type="float"/>
          <table:table-cell office:value="28" office:value-type="float"/>
          <table:table-cell office:value="-0.9999999403953552" office:value-type="float"/>
          <table:table-cell office:value="-0.9999070763587952" office:value-type="float"/>
          <table:table-cell office:value="0.9999663829803467" office:value-type="float"/>
          <table:table-cell office:value="-0.9999822378158569" office:value-type="float"/>
          <table:table-cell office:value="0.9998868703842163" office:value-type="float"/>
          <table:table-cell office:value="-0.99999481439590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2613165" office:value-type="float"/>
          <table:table-cell office:value="29" office:value-type="float"/>
          <table:table-cell office:value="-0.9999999403953552" office:value-type="float"/>
          <table:table-cell office:value="-0.9999060034751892" office:value-type="float"/>
          <table:table-cell office:value="0.9999661445617676" office:value-type="float"/>
          <table:table-cell office:value="-0.9999821186065674" office:value-type="float"/>
          <table:table-cell office:value="0.999885082244873" office:value-type="float"/>
          <table:table-cell office:value="-0.99999445676803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6344826" office:value-type="float"/>
          <table:table-cell office:value="30" office:value-type="float"/>
          <table:table-cell office:value="-0.9999999403953552" office:value-type="float"/>
          <table:table-cell office:value="-0.9999060034751892" office:value-type="float"/>
          <table:table-cell office:value="0.9999661445617676" office:value-type="float"/>
          <table:table-cell office:value="-0.9999821186065674" office:value-type="float"/>
          <table:table-cell office:value="0.999885082244873" office:value-type="float"/>
          <table:table-cell office:value="-0.99999445676803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33595" office:value-type="float"/>
          <table:table-cell office:value="31" office:value-type="float"/>
          <table:table-cell office:value="-0.9999999403953552" office:value-type="float"/>
          <table:table-cell office:value="-0.9999048709869385" office:value-type="float"/>
          <table:table-cell office:value="0.9999659061431885" office:value-type="float"/>
          <table:table-cell office:value="-0.9999819397926331" office:value-type="float"/>
          <table:table-cell office:value="0.9998829364776611" office:value-type="float"/>
          <table:table-cell office:value="-0.99999409914016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589618" office:value-type="float"/>
          <table:table-cell office:value="32" office:value-type="float"/>
          <table:table-cell office:value="-0.9999999403953552" office:value-type="float"/>
          <table:table-cell office:value="-0.9999048709869385" office:value-type="float"/>
          <table:table-cell office:value="0.9999659061431885" office:value-type="float"/>
          <table:table-cell office:value="-0.9999819397926331" office:value-type="float"/>
          <table:table-cell office:value="0.9998829364776611" office:value-type="float"/>
          <table:table-cell office:value="-0.99999409914016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2164516" office:value-type="float"/>
          <table:table-cell office:value="33" office:value-type="float"/>
          <table:table-cell office:value="-0.9999999403953552" office:value-type="float"/>
          <table:table-cell office:value="-0.9999039173126221" office:value-type="float"/>
          <table:table-cell office:value="0.9999657869338989" office:value-type="float"/>
          <table:table-cell office:value="-0.9999818205833435" office:value-type="float"/>
          <table:table-cell office:value="0.9998819828033447" office:value-type="float"/>
          <table:table-cell office:value="-0.99999380111694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2164516" office:value-type="float"/>
          <table:table-cell office:value="34" office:value-type="float"/>
          <table:table-cell office:value="-0.9999999403953552" office:value-type="float"/>
          <table:table-cell office:value="-0.9999039173126221" office:value-type="float"/>
          <table:table-cell office:value="0.9999657869338989" office:value-type="float"/>
          <table:table-cell office:value="-0.9999818205833435" office:value-type="float"/>
          <table:table-cell office:value="0.9998819828033447" office:value-type="float"/>
          <table:table-cell office:value="-0.99999380111694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28432855" office:value-type="float"/>
          <table:table-cell office:value="35" office:value-type="float"/>
          <table:table-cell office:value="-0.9999999403953552" office:value-type="float"/>
          <table:table-cell office:value="-0.9999032020568848" office:value-type="float"/>
          <table:table-cell office:value="0.9999656677246094" office:value-type="float"/>
          <table:table-cell office:value="-0.9999817609786987" office:value-type="float"/>
          <table:table-cell office:value="0.9998819828033447" office:value-type="float"/>
          <table:table-cell office:value="-0.99999356269836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4852165" office:value-type="float"/>
          <table:table-cell office:value="36" office:value-type="float"/>
          <table:table-cell office:value="-0.9999999403953552" office:value-type="float"/>
          <table:table-cell office:value="-0.9999032020568848" office:value-type="float"/>
          <table:table-cell office:value="0.9999656677246094" office:value-type="float"/>
          <table:table-cell office:value="-0.9999817609786987" office:value-type="float"/>
          <table:table-cell office:value="0.9998819828033447" office:value-type="float"/>
          <table:table-cell office:value="-0.99999356269836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33595" office:value-type="float"/>
          <table:table-cell office:value="37" office:value-type="float"/>
          <table:table-cell office:value="-0.9999999403953552" office:value-type="float"/>
          <table:table-cell office:value="-0.9999028444290161" office:value-type="float"/>
          <table:table-cell office:value="0.9999656677246094" office:value-type="float"/>
          <table:table-cell office:value="-0.9999817609786987" office:value-type="float"/>
          <table:table-cell office:value="0.9998834133148193" office:value-type="float"/>
          <table:table-cell office:value="-0.99999344348907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1120505" office:value-type="float"/>
          <table:table-cell office:value="38" office:value-type="float"/>
          <table:table-cell office:value="-0.9999999403953552" office:value-type="float"/>
          <table:table-cell office:value="-0.9999028444290161" office:value-type="float"/>
          <table:table-cell office:value="0.9999656677246094" office:value-type="float"/>
          <table:table-cell office:value="-0.9999817609786987" office:value-type="float"/>
          <table:table-cell office:value="0.9998834133148193" office:value-type="float"/>
          <table:table-cell office:value="-0.99999344348907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514984" office:value-type="float"/>
          <table:table-cell office:value="39" office:value-type="float"/>
          <table:table-cell office:value="-0.9999999403953552" office:value-type="float"/>
          <table:table-cell office:value="-0.999902606010437" office:value-type="float"/>
          <table:table-cell office:value="0.9999657869338989" office:value-type="float"/>
          <table:table-cell office:value="-0.9999817609786987" office:value-type="float"/>
          <table:table-cell office:value="0.9998855590820312" office:value-type="float"/>
          <table:table-cell office:value="-0.99999338388442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738884" office:value-type="float"/>
          <table:table-cell office:value="40" office:value-type="float"/>
          <table:table-cell office:value="-0.9999999403953552" office:value-type="float"/>
          <table:table-cell office:value="-0.999902606010437" office:value-type="float"/>
          <table:table-cell office:value="0.9999657869338989" office:value-type="float"/>
          <table:table-cell office:value="-0.9999817609786987" office:value-type="float"/>
          <table:table-cell office:value="0.9998855590820312" office:value-type="float"/>
          <table:table-cell office:value="-0.99999338388442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50076486" office:value-type="float"/>
          <table:table-cell office:value="41" office:value-type="float"/>
          <table:table-cell office:value="-0.9999999403953552" office:value-type="float"/>
          <table:table-cell office:value="-0.9999026656150818" office:value-type="float"/>
          <table:table-cell office:value="0.9999659061431885" office:value-type="float"/>
          <table:table-cell office:value="-0.9999817609786987" office:value-type="float"/>
          <table:table-cell office:value="0.9998880624771118" office:value-type="float"/>
          <table:table-cell office:value="-0.99999350309371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8881504" office:value-type="float"/>
          <table:table-cell office:value="42" office:value-type="float"/>
          <table:table-cell office:value="-0.9999999403953552" office:value-type="float"/>
          <table:table-cell office:value="-0.9999026656150818" office:value-type="float"/>
          <table:table-cell office:value="0.9999659061431885" office:value-type="float"/>
          <table:table-cell office:value="-0.9999817609786987" office:value-type="float"/>
          <table:table-cell office:value="0.9998880624771118" office:value-type="float"/>
          <table:table-cell office:value="-0.99999350309371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2164516" office:value-type="float"/>
          <table:table-cell office:value="43" office:value-type="float"/>
          <table:table-cell office:value="-0.9999999403953552" office:value-type="float"/>
          <table:table-cell office:value="-0.9999026656150818" office:value-type="float"/>
          <table:table-cell office:value="0.999966025352478" office:value-type="float"/>
          <table:table-cell office:value="-0.9999817609786987" office:value-type="float"/>
          <table:table-cell office:value="0.9998890161514282" office:value-type="float"/>
          <table:table-cell office:value="-0.99999368190765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410583" office:value-type="float"/>
          <table:table-cell office:value="44" office:value-type="float"/>
          <table:table-cell office:value="-0.9999999403953552" office:value-type="float"/>
          <table:table-cell office:value="-0.9999026656150818" office:value-type="float"/>
          <table:table-cell office:value="0.999966025352478" office:value-type="float"/>
          <table:table-cell office:value="-0.9999817609786987" office:value-type="float"/>
          <table:table-cell office:value="0.9998890161514282" office:value-type="float"/>
          <table:table-cell office:value="-0.99999368190765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589618" office:value-type="float"/>
          <table:table-cell office:value="45" office:value-type="float"/>
          <table:table-cell office:value="-0.9999999403953552" office:value-type="float"/>
          <table:table-cell office:value="-0.999902606010437" office:value-type="float"/>
          <table:table-cell office:value="0.9999661445617676" office:value-type="float"/>
          <table:table-cell office:value="-0.999981701374054" office:value-type="float"/>
          <table:table-cell office:value="0.9998892545700073" office:value-type="float"/>
          <table:table-cell office:value="-0.99999386072158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410583" office:value-type="float"/>
          <table:table-cell office:value="46" office:value-type="float"/>
          <table:table-cell office:value="-0.9999999403953552" office:value-type="float"/>
          <table:table-cell office:value="-0.999902606010437" office:value-type="float"/>
          <table:table-cell office:value="0.9999661445617676" office:value-type="float"/>
          <table:table-cell office:value="-0.999981701374054" office:value-type="float"/>
          <table:table-cell office:value="0.9998892545700073" office:value-type="float"/>
          <table:table-cell office:value="-0.99999386072158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291085" office:value-type="float"/>
          <table:table-cell office:value="47" office:value-type="float"/>
          <table:table-cell office:value="-0.9999999403953552" office:value-type="float"/>
          <table:table-cell office:value="-0.9999025464057922" office:value-type="float"/>
          <table:table-cell office:value="0.9999661445617676" office:value-type="float"/>
          <table:table-cell office:value="-0.9999816417694092" office:value-type="float"/>
          <table:table-cell office:value="0.9998879432678223" office:value-type="float"/>
          <table:table-cell office:value="-0.99999403953552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962784" office:value-type="float"/>
          <table:table-cell office:value="48" office:value-type="float"/>
          <table:table-cell office:value="-0.9999999403953552" office:value-type="float"/>
          <table:table-cell office:value="-0.9999025464057922" office:value-type="float"/>
          <table:table-cell office:value="0.9999661445617676" office:value-type="float"/>
          <table:table-cell office:value="-0.9999816417694092" office:value-type="float"/>
          <table:table-cell office:value="0.9998879432678223" office:value-type="float"/>
          <table:table-cell office:value="-0.99999403953552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55985" office:value-type="float"/>
          <table:table-cell office:value="49" office:value-type="float"/>
          <table:table-cell office:value="-0.9999999403953552" office:value-type="float"/>
          <table:table-cell office:value="-0.9999025464057922" office:value-type="float"/>
          <table:table-cell office:value="0.9999661445617676" office:value-type="float"/>
          <table:table-cell office:value="-0.9999815821647644" office:value-type="float"/>
          <table:table-cell office:value="0.9998865127563477" office:value-type="float"/>
          <table:table-cell office:value="-0.99999427795410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2164516" office:value-type="float"/>
          <table:table-cell office:value="50" office:value-type="float"/>
          <table:table-cell office:value="-0.9999999403953552" office:value-type="float"/>
          <table:table-cell office:value="-0.9999025464057922" office:value-type="float"/>
          <table:table-cell office:value="0.9999661445617676" office:value-type="float"/>
          <table:table-cell office:value="-0.9999815821647644" office:value-type="float"/>
          <table:table-cell office:value="0.9998865127563477" office:value-type="float"/>
          <table:table-cell office:value="-0.99999427795410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4852165" office:value-type="float"/>
          <table:table-cell office:value="51" office:value-type="float"/>
          <table:table-cell office:value="-0.9999999403953552" office:value-type="float"/>
          <table:table-cell office:value="-0.9999024868011475" office:value-type="float"/>
          <table:table-cell office:value="0.9999661445617676" office:value-type="float"/>
          <table:table-cell office:value="-0.9999814629554749" office:value-type="float"/>
          <table:table-cell office:value="0.9998853206634521" office:value-type="float"/>
          <table:table-cell office:value="-0.99999445676803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589618" office:value-type="float"/>
          <table:table-cell office:value="52" office:value-type="float"/>
          <table:table-cell office:value="-0.9999999403953552" office:value-type="float"/>
          <table:table-cell office:value="-0.9999024868011475" office:value-type="float"/>
          <table:table-cell office:value="0.9999661445617676" office:value-type="float"/>
          <table:table-cell office:value="-0.9999814629554749" office:value-type="float"/>
          <table:table-cell office:value="0.9998853206634521" office:value-type="float"/>
          <table:table-cell office:value="-0.99999445676803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1120505" office:value-type="float"/>
          <table:table-cell office:value="53" office:value-type="float"/>
          <table:table-cell office:value="-0.9999999403953552" office:value-type="float"/>
          <table:table-cell office:value="-0.999902606010437" office:value-type="float"/>
          <table:table-cell office:value="0.9999661445617676" office:value-type="float"/>
          <table:table-cell office:value="-0.9999814629554749" office:value-type="float"/>
          <table:table-cell office:value="0.999885082244873" office:value-type="float"/>
          <table:table-cell office:value="-0.9999946951866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3589618" office:value-type="float"/>
          <table:table-cell office:value="54" office:value-type="float"/>
          <table:table-cell office:value="-0.9999999403953552" office:value-type="float"/>
          <table:table-cell office:value="-0.999902606010437" office:value-type="float"/>
          <table:table-cell office:value="0.9999661445617676" office:value-type="float"/>
          <table:table-cell office:value="-0.9999814629554749" office:value-type="float"/>
          <table:table-cell office:value="0.999885082244873" office:value-type="float"/>
          <table:table-cell office:value="-0.9999946951866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2613165" office:value-type="float"/>
          <table:table-cell office:value="55" office:value-type="float"/>
          <table:table-cell office:value="-0.9999999403953552" office:value-type="float"/>
          <table:table-cell office:value="-0.9999027848243713" office:value-type="float"/>
          <table:table-cell office:value="0.9999663829803467" office:value-type="float"/>
          <table:table-cell office:value="-0.9999814629554749" office:value-type="float"/>
          <table:table-cell office:value="0.9998862743377686" office:value-type="float"/>
          <table:table-cell office:value="-0.99999487400054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2992552" office:value-type="float"/>
          <table:table-cell office:value="56" office:value-type="float"/>
          <table:table-cell office:value="-0.9999999403953552" office:value-type="float"/>
          <table:table-cell office:value="-0.9999027848243713" office:value-type="float"/>
          <table:table-cell office:value="0.9999663829803467" office:value-type="float"/>
          <table:table-cell office:value="-0.9999814629554749" office:value-type="float"/>
          <table:table-cell office:value="0.9998862743377686" office:value-type="float"/>
          <table:table-cell office:value="-0.99999487400054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55985" office:value-type="float"/>
          <table:table-cell office:value="57" office:value-type="float"/>
          <table:table-cell office:value="-0.9999999403953552" office:value-type="float"/>
          <table:table-cell office:value="-0.9999030232429504" office:value-type="float"/>
          <table:table-cell office:value="0.9999663829803467" office:value-type="float"/>
          <table:table-cell office:value="-0.9999814629554749" office:value-type="float"/>
          <table:table-cell office:value="0.9998879432678223" office:value-type="float"/>
          <table:table-cell office:value="-0.99999511241912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709116" office:value-type="float"/>
          <table:table-cell office:value="58" office:value-type="float"/>
          <table:table-cell office:value="-0.9999999403953552" office:value-type="float"/>
          <table:table-cell office:value="-0.9999030232429504" office:value-type="float"/>
          <table:table-cell office:value="0.9999663829803467" office:value-type="float"/>
          <table:table-cell office:value="-0.9999814629554749" office:value-type="float"/>
          <table:table-cell office:value="0.9998879432678223" office:value-type="float"/>
          <table:table-cell office:value="-0.99999511241912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4933015" office:value-type="float"/>
          <table:table-cell office:value="59" office:value-type="float"/>
          <table:table-cell office:value="-0.9999999403953552" office:value-type="float"/>
          <table:table-cell office:value="-0.9999030828475952" office:value-type="float"/>
          <table:table-cell office:value="0.9999666213989258" office:value-type="float"/>
          <table:table-cell office:value="-0.9999814629554749" office:value-type="float"/>
          <table:table-cell office:value="0.9998891353607178" office:value-type="float"/>
          <table:table-cell office:value="-0.9999952316284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03286982992552" office:value-type="float"/>
          <table:table-cell office:value="60" office:value-type="float"/>
          <table:table-cell office:value="-0.9999999403953552" office:value-type="float"/>
          <table:table-cell office:value="-0.9999030828475952" office:value-type="float"/>
          <table:table-cell office:value="0.9999666213989258" office:value-type="float"/>
          <table:table-cell office:value="-0.9999814629554749" office:value-type="float"/>
          <table:table-cell office:value="0.9998891353607178" office:value-type="float"/>
          <table:table-cell office:value="-0.999995231628418" office:value-type="float"/>
        </table:table-row>
      </table:table>
      <table:table table:name="2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980926513672" office:value-type="float"/>
          <table:table-cell office:value="-0.009999989867210388" office:value-type="float"/>
          <table:table-cell office:value="0.009999101161956788" office:value-type="float"/>
          <table:table-cell office:value="-0.009999945163726806" office:value-type="float"/>
          <table:table-cell office:value="0.0018179190158843994" office:value-type="float"/>
          <table:table-cell office:value="0.007091629505157471" office:value-type="float"/>
          <table:table-cell office:value="0.022110248241853467" office:value-type="float"/>
          <table:table-cell office:value="1" office:value-type="float"/>
          <table:table-cell office:value="-0.9999980926513672" office:value-type="float"/>
          <table:table-cell office:value="-0.9999989867210388" office:value-type="float"/>
          <table:table-cell office:value="0.9999101161956787" office:value-type="float"/>
          <table:table-cell office:value="-0.9999945163726807" office:value-type="float"/>
          <table:table-cell office:value="0.18179190158843994" office:value-type="float"/>
          <table:table-cell office:value="0.7091629505157471" office:value-type="float"/>
        </table:table-row>
        <table:table-row>
          <table:table-cell office:value="-0.019999966025352478" office:value-type="float"/>
          <table:table-cell office:value="-0.01999998211860657" office:value-type="float"/>
          <table:table-cell office:value="0.019998364448547364" office:value-type="float"/>
          <table:table-cell office:value="-0.01999990165233612" office:value-type="float"/>
          <table:table-cell office:value="0.004173330068588257" office:value-type="float"/>
          <table:table-cell office:value="0.013728797435760498" office:value-type="float"/>
          <table:table-cell office:value="0.022110243101974937" office:value-type="float"/>
          <table:table-cell office:value="2" office:value-type="float"/>
          <table:table-cell office:value="-0.9999985098838806" office:value-type="float"/>
          <table:table-cell office:value="-0.9999992251396179" office:value-type="float"/>
          <table:table-cell office:value="0.9999263286590576" office:value-type="float"/>
          <table:table-cell office:value="-0.9999956488609314" office:value-type="float"/>
          <table:table-cell office:value="0.23554110527038574" office:value-type="float"/>
          <table:table-cell office:value="0.6637167930603027" office:value-type="float"/>
        </table:table-row>
        <table:table-row>
          <table:table-cell office:value="-0.02999995470046997" office:value-type="float"/>
          <table:table-cell office:value="-0.02999997615814209" office:value-type="float"/>
          <table:table-cell office:value="0.029997775554656984" office:value-type="float"/>
          <table:table-cell office:value="-0.02999986708164215" office:value-type="float"/>
          <table:table-cell office:value="0.007399712800979614" office:value-type="float"/>
          <table:table-cell office:value="0.01969963788986206" office:value-type="float"/>
          <table:table-cell office:value="0.022110243101974937" office:value-type="float"/>
          <table:table-cell office:value="3" office:value-type="float"/>
          <table:table-cell office:value="-0.9999988675117493" office:value-type="float"/>
          <table:table-cell office:value="-0.9999994039535522" office:value-type="float"/>
          <table:table-cell office:value="0.9999411106109619" office:value-type="float"/>
          <table:table-cell office:value="-0.999996542930603" office:value-type="float"/>
          <table:table-cell office:value="0.32263827323913574" office:value-type="float"/>
          <table:table-cell office:value="0.5970840454101562" office:value-type="float"/>
        </table:table-row>
        <table:table-row>
          <table:table-cell office:value="-0.0399999463558197" office:value-type="float"/>
          <table:table-cell office:value="-0.03999997138977051" office:value-type="float"/>
          <table:table-cell office:value="0.03999730825424194" office:value-type="float"/>
          <table:table-cell office:value="-0.03999983966350555" office:value-type="float"/>
          <table:table-cell office:value="0.01134007453918457" office:value-type="float"/>
          <table:table-cell office:value="0.024880703687667847" office:value-type="float"/>
          <table:table-cell office:value="0.02211024769812783" office:value-type="float"/>
          <table:table-cell office:value="4" office:value-type="float"/>
          <table:table-cell office:value="-0.9999991655349731" office:value-type="float"/>
          <table:table-cell office:value="-0.9999995231628418" office:value-type="float"/>
          <table:table-cell office:value="0.9999532699584961" office:value-type="float"/>
          <table:table-cell office:value="-0.9999972581863403" office:value-type="float"/>
          <table:table-cell office:value="0.3940361738204956" office:value-type="float"/>
          <table:table-cell office:value="0.5181065797805786" office:value-type="float"/>
        </table:table-row>
        <table:table-row>
          <table:table-cell office:value="-0.04999994039535523" office:value-type="float"/>
          <table:table-cell office:value="-0.04999996781349182" office:value-type="float"/>
          <table:table-cell office:value="0.04999694228172302" office:value-type="float"/>
          <table:table-cell office:value="-0.049999818205833435" office:value-type="float"/>
          <table:table-cell office:value="0.016089690923690794" office:value-type="float"/>
          <table:table-cell office:value="0.02914409875869751" office:value-type="float"/>
          <table:table-cell office:value="0.022110250635215777" office:value-type="float"/>
          <table:table-cell office:value="5" office:value-type="float"/>
          <table:table-cell office:value="-0.9999994039535522" office:value-type="float"/>
          <table:table-cell office:value="-0.9999996423721313" office:value-type="float"/>
          <table:table-cell office:value="0.9999634027481079" office:value-type="float"/>
          <table:table-cell office:value="-0.9999978542327881" office:value-type="float"/>
          <table:table-cell office:value="0.47496163845062256" office:value-type="float"/>
          <table:table-cell office:value="0.42633950710296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512676477432248" office:value-type="float"/>
          <table:table-cell office:value="0.03233172655105591" office:value-type="float"/>
          <table:table-cell office:value="0.022110246039039074" office:value-type="float"/>
          <table:table-cell office:value="6" office:value-type="float"/>
          <table:table-cell office:value="-0.9999995827674866" office:value-type="float"/>
          <table:table-cell office:value="-0.9999997019767761" office:value-type="float"/>
          <table:table-cell office:value="0.9999713897705078" office:value-type="float"/>
          <table:table-cell office:value="-0.9999983310699463" office:value-type="float"/>
          <table:table-cell office:value="0.5422985553741455" office:value-type="float"/>
          <table:table-cell office:value="0.318762779235839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7039066553115842" office:value-type="float"/>
          <table:table-cell office:value="0.03545812368392944" office:value-type="float"/>
          <table:table-cell office:value="0.022110252103769056" office:value-type="float"/>
          <table:table-cell office:value="7" office:value-type="float"/>
          <table:table-cell office:value="-0.9999995827674866" office:value-type="float"/>
          <table:table-cell office:value="-0.9999997615814209" office:value-type="float"/>
          <table:table-cell office:value="0.9999725818634033" office:value-type="float"/>
          <table:table-cell office:value="-0.9999983906745911" office:value-type="float"/>
          <table:table-cell office:value="0.5526390075683594" office:value-type="float"/>
          <table:table-cell office:value="0.31263971328735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2653299570083616" office:value-type="float"/>
          <table:table-cell office:value="0.03843486547470093" office:value-type="float"/>
          <table:table-cell office:value="0.022110248432397495" office:value-type="float"/>
          <table:table-cell office:value="8" office:value-type="float"/>
          <table:table-cell office:value="-0.9999996423721313" office:value-type="float"/>
          <table:table-cell office:value="-0.9999997615814209" office:value-type="float"/>
          <table:table-cell office:value="0.9999736547470093" office:value-type="float"/>
          <table:table-cell office:value="-0.9999984502792358" office:value-type="float"/>
          <table:table-cell office:value="0.5614233016967773" office:value-type="float"/>
          <table:table-cell office:value="0.2976741790771484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833252429962158" office:value-type="float"/>
          <table:table-cell office:value="0.04136775612831116" office:value-type="float"/>
          <table:table-cell office:value="0.022110248976128042" office:value-type="float"/>
          <table:table-cell office:value="9" office:value-type="float"/>
          <table:table-cell office:value="-0.9999996423721313" office:value-type="float"/>
          <table:table-cell office:value="-0.9999997615814209" office:value-type="float"/>
          <table:table-cell office:value="0.9999747276306152" office:value-type="float"/>
          <table:table-cell office:value="-0.9999985098838806" office:value-type="float"/>
          <table:table-cell office:value="0.5679224729537964" office:value-type="float"/>
          <table:table-cell office:value="0.293289065361022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410285234451294" office:value-type="float"/>
          <table:table-cell office:value="0.044139223098754884" office:value-type="float"/>
          <table:table-cell office:value="0.02211025044468181" office:value-type="float"/>
          <table:table-cell office:value="10" office:value-type="float"/>
          <table:table-cell office:value="-0.9999996423721313" office:value-type="float"/>
          <table:table-cell office:value="-0.9999997615814209" office:value-type="float"/>
          <table:table-cell office:value="0.9999756813049316" office:value-type="float"/>
          <table:table-cell office:value="-0.9999985694885254" office:value-type="float"/>
          <table:table-cell office:value="0.5770328044891357" office:value-type="float"/>
          <table:table-cell office:value="0.277146697044372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992631316184997" office:value-type="float"/>
          <table:table-cell office:value="0.04687464952468872" office:value-type="float"/>
          <table:table-cell office:value="0.022110246773308993" office:value-type="float"/>
          <table:table-cell office:value="11" office:value-type="float"/>
          <table:table-cell office:value="-0.9999997019767761" office:value-type="float"/>
          <table:table-cell office:value="-0.9999997615814209" office:value-type="float"/>
          <table:table-cell office:value="0.999976634979248" office:value-type="float"/>
          <table:table-cell office:value="-0.9999986290931702" office:value-type="float"/>
          <table:table-cell office:value="0.5823460817337036" office:value-type="float"/>
          <table:table-cell office:value="0.27354264259338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943686008453369" office:value-type="float"/>
          <table:table-cell office:value="0.022110243836238642" office:value-type="float"/>
          <table:table-cell office:value="12" office:value-type="float"/>
          <table:table-cell office:value="-0.9999997019767761" office:value-type="float"/>
          <table:table-cell office:value="-0.9999997615814209" office:value-type="float"/>
          <table:table-cell office:value="0.9999775886535645" office:value-type="float"/>
          <table:table-cell office:value="-0.9999986886978149" office:value-type="float"/>
          <table:table-cell office:value="0.5917975902557373" office:value-type="float"/>
          <table:table-cell office:value="0.256221055984497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2558283626" office:value-type="float"/>
          <table:table-cell office:value="13" office:value-type="float"/>
          <table:table-cell office:value="-0.9999997019767761" office:value-type="float"/>
          <table:table-cell office:value="-0.9999997615814209" office:value-type="float"/>
          <table:table-cell office:value="0.9999778270721436" office:value-type="float"/>
          <table:table-cell office:value="-0.9999986886978149" office:value-type="float"/>
          <table:table-cell office:value="0.5888692140579224" office:value-type="float"/>
          <table:table-cell office:value="0.268697500228881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3836238642" office:value-type="float"/>
          <table:table-cell office:value="14" office:value-type="float"/>
          <table:table-cell office:value="-0.9999997019767761" office:value-type="float"/>
          <table:table-cell office:value="-0.9999998211860657" office:value-type="float"/>
          <table:table-cell office:value="0.9999778270721436" office:value-type="float"/>
          <table:table-cell office:value="-0.9999986886978149" office:value-type="float"/>
          <table:table-cell office:value="0.5894407033920288" office:value-type="float"/>
          <table:table-cell office:value="0.267567515373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2367712765" office:value-type="float"/>
          <table:table-cell office:value="15" office:value-type="float"/>
          <table:table-cell office:value="-0.9999997019767761" office:value-type="float"/>
          <table:table-cell office:value="-0.9999998211860657" office:value-type="float"/>
          <table:table-cell office:value="0.9999778270721436" office:value-type="float"/>
          <table:table-cell office:value="-0.9999986886978149" office:value-type="float"/>
          <table:table-cell office:value="0.5890837907791138" office:value-type="float"/>
          <table:table-cell office:value="0.27732515335083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4570503906" office:value-type="float"/>
          <table:table-cell office:value="16" office:value-type="float"/>
          <table:table-cell office:value="-0.9999997019767761" office:value-type="float"/>
          <table:table-cell office:value="-0.9999998211860657" office:value-type="float"/>
          <table:table-cell office:value="0.9999778270721436" office:value-type="float"/>
          <table:table-cell office:value="-0.9999986886978149" office:value-type="float"/>
          <table:table-cell office:value="0.589085578918457" office:value-type="float"/>
          <table:table-cell office:value="0.27732121944427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1089770673" office:value-type="float"/>
          <table:table-cell office:value="17" office:value-type="float"/>
          <table:table-cell office:value="-0.9999997019767761" office:value-type="float"/>
          <table:table-cell office:value="-0.9999998211860657" office:value-type="float"/>
          <table:table-cell office:value="0.9999778270721436" office:value-type="float"/>
          <table:table-cell office:value="-0.9999986886978149" office:value-type="float"/>
          <table:table-cell office:value="0.588407039642334" office:value-type="float"/>
          <table:table-cell office:value="0.29310631752014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6039039074" office:value-type="float"/>
          <table:table-cell office:value="18" office:value-type="float"/>
          <table:table-cell office:value="-0.9999997019767761" office:value-type="float"/>
          <table:table-cell office:value="-0.9999998211860657" office:value-type="float"/>
          <table:table-cell office:value="0.9999778270721436" office:value-type="float"/>
          <table:table-cell office:value="-0.9999986886978149" office:value-type="float"/>
          <table:table-cell office:value="0.5884137153625488" office:value-type="float"/>
          <table:table-cell office:value="0.29309129714965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8976128042" office:value-type="float"/>
          <table:table-cell office:value="19" office:value-type="float"/>
          <table:table-cell office:value="-0.9999997019767761" office:value-type="float"/>
          <table:table-cell office:value="-0.9999997615814209" office:value-type="float"/>
          <table:table-cell office:value="0.9999778270721436" office:value-type="float"/>
          <table:table-cell office:value="-0.9999986886978149" office:value-type="float"/>
          <table:table-cell office:value="0.5879443883895874" office:value-type="float"/>
          <table:table-cell office:value="0.314583301544189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91666687" office:value-type="float"/>
          <table:table-cell office:value="20" office:value-type="float"/>
          <table:table-cell office:value="-0.9999997019767761" office:value-type="float"/>
          <table:table-cell office:value="-0.9999997615814209" office:value-type="float"/>
          <table:table-cell office:value="0.9999778270721436" office:value-type="float"/>
          <table:table-cell office:value="-0.9999986886978149" office:value-type="float"/>
          <table:table-cell office:value="0.5879406929016113" office:value-type="float"/>
          <table:table-cell office:value="0.3145916461944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2558283626" office:value-type="float"/>
          <table:table-cell office:value="21" office:value-type="float"/>
          <table:table-cell office:value="-0.9999997019767761" office:value-type="float"/>
          <table:table-cell office:value="-0.9999997615814209" office:value-type="float"/>
          <table:table-cell office:value="0.999977707862854" office:value-type="float"/>
          <table:table-cell office:value="-0.9999986886978149" office:value-type="float"/>
          <table:table-cell office:value="0.5854538679122925" office:value-type="float"/>
          <table:table-cell office:value="0.33711171150207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7507580456" office:value-type="float"/>
          <table:table-cell office:value="22" office:value-type="float"/>
          <table:table-cell office:value="-0.9999997019767761" office:value-type="float"/>
          <table:table-cell office:value="-0.9999997615814209" office:value-type="float"/>
          <table:table-cell office:value="0.999977707862854" office:value-type="float"/>
          <table:table-cell office:value="-0.9999986886978149" office:value-type="float"/>
          <table:table-cell office:value="0.5854618549346924" office:value-type="float"/>
          <table:table-cell office:value="0.337094187736511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3836238642" office:value-type="float"/>
          <table:table-cell office:value="23" office:value-type="float"/>
          <table:table-cell office:value="-0.9999997019767761" office:value-type="float"/>
          <table:table-cell office:value="-0.9999997615814209" office:value-type="float"/>
          <table:table-cell office:value="0.9999774694442749" office:value-type="float"/>
          <table:table-cell office:value="-0.9999986290931702" office:value-type="float"/>
          <table:table-cell office:value="0.5742179155349731" office:value-type="float"/>
          <table:table-cell office:value="0.370840072631835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163345216" office:value-type="float"/>
          <table:table-cell office:value="24" office:value-type="float"/>
          <table:table-cell office:value="-0.9999997019767761" office:value-type="float"/>
          <table:table-cell office:value="-0.9999997615814209" office:value-type="float"/>
          <table:table-cell office:value="0.9999774694442749" office:value-type="float"/>
          <table:table-cell office:value="-0.9999986290931702" office:value-type="float"/>
          <table:table-cell office:value="0.5742223262786865" office:value-type="float"/>
          <table:table-cell office:value="0.37083089351654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39430679638" office:value-type="float"/>
          <table:table-cell office:value="25" office:value-type="float"/>
          <table:table-cell office:value="-0.9999997019767761" office:value-type="float"/>
          <table:table-cell office:value="-0.9999997615814209" office:value-type="float"/>
          <table:table-cell office:value="0.9999773502349854" office:value-type="float"/>
          <table:table-cell office:value="-0.9999986290931702" office:value-type="float"/>
          <table:table-cell office:value="0.5619121789932251" office:value-type="float"/>
          <table:table-cell office:value="0.401511430740356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1824026374" office:value-type="float"/>
          <table:table-cell office:value="26" office:value-type="float"/>
          <table:table-cell office:value="-0.9999997019767761" office:value-type="float"/>
          <table:table-cell office:value="-0.9999997615814209" office:value-type="float"/>
          <table:table-cell office:value="0.9999773502349854" office:value-type="float"/>
          <table:table-cell office:value="-0.9999986290931702" office:value-type="float"/>
          <table:table-cell office:value="0.5619149208068848" office:value-type="float"/>
          <table:table-cell office:value="0.4015057086944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7507580456" office:value-type="float"/>
          <table:table-cell office:value="27" office:value-type="float"/>
          <table:table-cell office:value="-0.9999997019767761" office:value-type="float"/>
          <table:table-cell office:value="-0.9999997615814209" office:value-type="float"/>
          <table:table-cell office:value="0.9999769926071167" office:value-type="float"/>
          <table:table-cell office:value="-0.9999986290931702" office:value-type="float"/>
          <table:table-cell office:value="0.5463473796844482" office:value-type="float"/>
          <table:table-cell office:value="0.431815862655639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6229593167" office:value-type="float"/>
          <table:table-cell office:value="28" office:value-type="float"/>
          <table:table-cell office:value="-0.9999997019767761" office:value-type="float"/>
          <table:table-cell office:value="-0.9999997615814209" office:value-type="float"/>
          <table:table-cell office:value="0.9999769926071167" office:value-type="float"/>
          <table:table-cell office:value="-0.9999986290931702" office:value-type="float"/>
          <table:table-cell office:value="0.5463371276855469" office:value-type="float"/>
          <table:table-cell office:value="0.43183457851409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4026802797" office:value-type="float"/>
          <table:table-cell office:value="29" office:value-type="float"/>
          <table:table-cell office:value="-0.9999997019767761" office:value-type="float"/>
          <table:table-cell office:value="-0.9999997615814209" office:value-type="float"/>
          <table:table-cell office:value="0.9999767541885376" office:value-type="float"/>
          <table:table-cell office:value="-0.9999986290931702" office:value-type="float"/>
          <table:table-cell office:value="0.5319254398345947" office:value-type="float"/>
          <table:table-cell office:value="0.46055579185485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6963859725" office:value-type="float"/>
          <table:table-cell office:value="30" office:value-type="float"/>
          <table:table-cell office:value="-0.9999997019767761" office:value-type="float"/>
          <table:table-cell office:value="-0.9999997615814209" office:value-type="float"/>
          <table:table-cell office:value="0.9999767541885376" office:value-type="float"/>
          <table:table-cell office:value="-0.9999986290931702" office:value-type="float"/>
          <table:table-cell office:value="0.531928300857544" office:value-type="float"/>
          <table:table-cell office:value="0.460550308227539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2367712765" office:value-type="float"/>
          <table:table-cell office:value="31" office:value-type="float"/>
          <table:table-cell office:value="-0.9999996423721313" office:value-type="float"/>
          <table:table-cell office:value="-0.9999997615814209" office:value-type="float"/>
          <table:table-cell office:value="0.999976396560669" office:value-type="float"/>
          <table:table-cell office:value="-0.9999985694885254" office:value-type="float"/>
          <table:table-cell office:value="0.512042760848999" office:value-type="float"/>
          <table:table-cell office:value="0.495500445365905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3292542443" office:value-type="float"/>
          <table:table-cell office:value="32" office:value-type="float"/>
          <table:table-cell office:value="-0.9999996423721313" office:value-type="float"/>
          <table:table-cell office:value="-0.9999997615814209" office:value-type="float"/>
          <table:table-cell office:value="0.999976396560669" office:value-type="float"/>
          <table:table-cell office:value="-0.9999985694885254" office:value-type="float"/>
          <table:table-cell office:value="0.5120463371276855" office:value-type="float"/>
          <table:table-cell office:value="0.495494365692138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6963859725" office:value-type="float"/>
          <table:table-cell office:value="33" office:value-type="float"/>
          <table:table-cell office:value="-0.9999996423721313" office:value-type="float"/>
          <table:table-cell office:value="-0.9999997615814209" office:value-type="float"/>
          <table:table-cell office:value="0.9999761581420898" office:value-type="float"/>
          <table:table-cell office:value="-0.9999985694885254" office:value-type="float"/>
          <table:table-cell office:value="0.5024316310882568" office:value-type="float"/>
          <table:table-cell office:value="0.52336025238037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2558283626" office:value-type="float"/>
          <table:table-cell office:value="34" office:value-type="float"/>
          <table:table-cell office:value="-0.9999996423721313" office:value-type="float"/>
          <table:table-cell office:value="-0.9999997615814209" office:value-type="float"/>
          <table:table-cell office:value="0.9999761581420898" office:value-type="float"/>
          <table:table-cell office:value="-0.9999985694885254" office:value-type="float"/>
          <table:table-cell office:value="0.5024266242980957" office:value-type="float"/>
          <table:table-cell office:value="0.52336835861206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6039039074" office:value-type="float"/>
          <table:table-cell office:value="35" office:value-type="float"/>
          <table:table-cell office:value="-0.9999996423721313" office:value-type="float"/>
          <table:table-cell office:value="-0.9999997615814209" office:value-type="float"/>
          <table:table-cell office:value="0.9999759197235107" office:value-type="float"/>
          <table:table-cell office:value="-0.9999985694885254" office:value-type="float"/>
          <table:table-cell office:value="0.4960988759994507" office:value-type="float"/>
          <table:table-cell office:value="0.54795324802398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6963859725" office:value-type="float"/>
          <table:table-cell office:value="36" office:value-type="float"/>
          <table:table-cell office:value="-0.9999996423721313" office:value-type="float"/>
          <table:table-cell office:value="-0.9999997615814209" office:value-type="float"/>
          <table:table-cell office:value="0.9999759197235107" office:value-type="float"/>
          <table:table-cell office:value="-0.9999985694885254" office:value-type="float"/>
          <table:table-cell office:value="0.496091365814209" office:value-type="float"/>
          <table:table-cell office:value="0.54796504974365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3836238642" office:value-type="float"/>
          <table:table-cell office:value="37" office:value-type="float"/>
          <table:table-cell office:value="-0.9999996423721313" office:value-type="float"/>
          <table:table-cell office:value="-0.9999997615814209" office:value-type="float"/>
          <table:table-cell office:value="0.9999758005142212" office:value-type="float"/>
          <table:table-cell office:value="-0.9999985694885254" office:value-type="float"/>
          <table:table-cell office:value="0.48958051204681396" office:value-type="float"/>
          <table:table-cell office:value="0.57006621360778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50635215777" office:value-type="float"/>
          <table:table-cell office:value="38" office:value-type="float"/>
          <table:table-cell office:value="-0.9999996423721313" office:value-type="float"/>
          <table:table-cell office:value="-0.9999997615814209" office:value-type="float"/>
          <table:table-cell office:value="0.9999758005142212" office:value-type="float"/>
          <table:table-cell office:value="-0.9999985694885254" office:value-type="float"/>
          <table:table-cell office:value="0.4895820617675781" office:value-type="float"/>
          <table:table-cell office:value="0.57006394863128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971040414" office:value-type="float"/>
          <table:table-cell office:value="39" office:value-type="float"/>
          <table:table-cell office:value="-0.9999996423721313" office:value-type="float"/>
          <table:table-cell office:value="-0.9999997615814209" office:value-type="float"/>
          <table:table-cell office:value="0.9999756813049316" office:value-type="float"/>
          <table:table-cell office:value="-0.9999985694885254" office:value-type="float"/>
          <table:table-cell office:value="0.4861304759979248" office:value-type="float"/>
          <table:table-cell office:value="0.58530497550964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4026802797" office:value-type="float"/>
          <table:table-cell office:value="40" office:value-type="float"/>
          <table:table-cell office:value="-0.9999996423721313" office:value-type="float"/>
          <table:table-cell office:value="-0.9999997615814209" office:value-type="float"/>
          <table:table-cell office:value="0.9999756813049316" office:value-type="float"/>
          <table:table-cell office:value="-0.9999985694885254" office:value-type="float"/>
          <table:table-cell office:value="0.486128568649292" office:value-type="float"/>
          <table:table-cell office:value="0.58530735969543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5304770716" office:value-type="float"/>
          <table:table-cell office:value="41" office:value-type="float"/>
          <table:table-cell office:value="-0.9999996423721313" office:value-type="float"/>
          <table:table-cell office:value="-0.9999997615814209" office:value-type="float"/>
          <table:table-cell office:value="0.9999755620956421" office:value-type="float"/>
          <table:table-cell office:value="-0.9999985098838806" office:value-type="float"/>
          <table:table-cell office:value="0.4849412441253662" office:value-type="float"/>
          <table:table-cell office:value="0.58607935905456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47610647" office:value-type="float"/>
          <table:table-cell office:value="42" office:value-type="float"/>
          <table:table-cell office:value="-0.9999996423721313" office:value-type="float"/>
          <table:table-cell office:value="-0.9999997615814209" office:value-type="float"/>
          <table:table-cell office:value="0.9999755620956421" office:value-type="float"/>
          <table:table-cell office:value="-0.9999985098838806" office:value-type="float"/>
          <table:table-cell office:value="0.4849364757537842" office:value-type="float"/>
          <table:table-cell office:value="0.58608627319335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6963859725" office:value-type="float"/>
          <table:table-cell office:value="43" office:value-type="float"/>
          <table:table-cell office:value="-0.9999996423721313" office:value-type="float"/>
          <table:table-cell office:value="-0.9999997615814209" office:value-type="float"/>
          <table:table-cell office:value="0.9999754428863525" office:value-type="float"/>
          <table:table-cell office:value="-0.9999985098838806" office:value-type="float"/>
          <table:table-cell office:value="0.4796098470687866" office:value-type="float"/>
          <table:table-cell office:value="0.58643066883087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3101974937" office:value-type="float"/>
          <table:table-cell office:value="44" office:value-type="float"/>
          <table:table-cell office:value="-0.9999996423721313" office:value-type="float"/>
          <table:table-cell office:value="-0.9999997615814209" office:value-type="float"/>
          <table:table-cell office:value="0.9999754428863525" office:value-type="float"/>
          <table:table-cell office:value="-0.9999985098838806" office:value-type="float"/>
          <table:table-cell office:value="0.47960686683654785" office:value-type="float"/>
          <table:table-cell office:value="0.58643531799316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8976128042" office:value-type="float"/>
          <table:table-cell office:value="45" office:value-type="float"/>
          <table:table-cell office:value="-0.9999996423721313" office:value-type="float"/>
          <table:table-cell office:value="-0.9999997615814209" office:value-type="float"/>
          <table:table-cell office:value="0.9999752044677734" office:value-type="float"/>
          <table:table-cell office:value="-0.9999985098838806" office:value-type="float"/>
          <table:table-cell office:value="0.4700244665145874" office:value-type="float"/>
          <table:table-cell office:value="0.588985919952392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6963859725" office:value-type="float"/>
          <table:table-cell office:value="46" office:value-type="float"/>
          <table:table-cell office:value="-0.9999996423721313" office:value-type="float"/>
          <table:table-cell office:value="-0.9999997615814209" office:value-type="float"/>
          <table:table-cell office:value="0.9999752044677734" office:value-type="float"/>
          <table:table-cell office:value="-0.9999985098838806" office:value-type="float"/>
          <table:table-cell office:value="0.4700160026550293" office:value-type="float"/>
          <table:table-cell office:value="0.58899784088134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5304770716" office:value-type="float"/>
          <table:table-cell office:value="47" office:value-type="float"/>
          <table:table-cell office:value="-0.9999996423721313" office:value-type="float"/>
          <table:table-cell office:value="-0.9999997615814209" office:value-type="float"/>
          <table:table-cell office:value="0.9999749660491943" office:value-type="float"/>
          <table:table-cell office:value="-0.9999985098838806" office:value-type="float"/>
          <table:table-cell office:value="0.45581233501434326" office:value-type="float"/>
          <table:table-cell office:value="0.59218764305114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163345216" office:value-type="float"/>
          <table:table-cell office:value="48" office:value-type="float"/>
          <table:table-cell office:value="-0.9999996423721313" office:value-type="float"/>
          <table:table-cell office:value="-0.9999997615814209" office:value-type="float"/>
          <table:table-cell office:value="0.9999749660491943" office:value-type="float"/>
          <table:table-cell office:value="-0.9999985098838806" office:value-type="float"/>
          <table:table-cell office:value="0.45581185817718506" office:value-type="float"/>
          <table:table-cell office:value="0.59218847751617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50635215777" office:value-type="float"/>
          <table:table-cell office:value="49" office:value-type="float"/>
          <table:table-cell office:value="-0.9999995827674866" office:value-type="float"/>
          <table:table-cell office:value="-0.9999997615814209" office:value-type="float"/>
          <table:table-cell office:value="0.9999747276306152" office:value-type="float"/>
          <table:table-cell office:value="-0.9999984502792358" office:value-type="float"/>
          <table:table-cell office:value="0.4334951639175415" office:value-type="float"/>
          <table:table-cell office:value="0.60031557083129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769812783" office:value-type="float"/>
          <table:table-cell office:value="50" office:value-type="float"/>
          <table:table-cell office:value="-0.9999995827674866" office:value-type="float"/>
          <table:table-cell office:value="-0.9999997615814209" office:value-type="float"/>
          <table:table-cell office:value="0.9999747276306152" office:value-type="float"/>
          <table:table-cell office:value="-0.9999984502792358" office:value-type="float"/>
          <table:table-cell office:value="0.4334845542907715" office:value-type="float"/>
          <table:table-cell office:value="0.60032987594604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769812783" office:value-type="float"/>
          <table:table-cell office:value="51" office:value-type="float"/>
          <table:table-cell office:value="-0.9999995827674866" office:value-type="float"/>
          <table:table-cell office:value="-0.9999997615814209" office:value-type="float"/>
          <table:table-cell office:value="0.999974250793457" office:value-type="float"/>
          <table:table-cell office:value="-0.9999984502792358" office:value-type="float"/>
          <table:table-cell office:value="0.4120117425918579" office:value-type="float"/>
          <table:table-cell office:value="0.60743498802185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6039039074" office:value-type="float"/>
          <table:table-cell office:value="52" office:value-type="float"/>
          <table:table-cell office:value="-0.9999995827674866" office:value-type="float"/>
          <table:table-cell office:value="-0.9999997615814209" office:value-type="float"/>
          <table:table-cell office:value="0.999974250793457" office:value-type="float"/>
          <table:table-cell office:value="-0.9999984502792358" office:value-type="float"/>
          <table:table-cell office:value="0.4120117425918579" office:value-type="float"/>
          <table:table-cell office:value="0.60743498802185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6229593167" office:value-type="float"/>
          <table:table-cell office:value="53" office:value-type="float"/>
          <table:table-cell office:value="-0.9999995827674866" office:value-type="float"/>
          <table:table-cell office:value="-0.9999997615814209" office:value-type="float"/>
          <table:table-cell office:value="0.9999740123748779" office:value-type="float"/>
          <table:table-cell office:value="-0.9999984502792358" office:value-type="float"/>
          <table:table-cell office:value="0.39501190185546875" office:value-type="float"/>
          <table:table-cell office:value="0.61275458335876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769812783" office:value-type="float"/>
          <table:table-cell office:value="54" office:value-type="float"/>
          <table:table-cell office:value="-0.9999995827674866" office:value-type="float"/>
          <table:table-cell office:value="-0.9999997615814209" office:value-type="float"/>
          <table:table-cell office:value="0.9999740123748779" office:value-type="float"/>
          <table:table-cell office:value="-0.9999984502792358" office:value-type="float"/>
          <table:table-cell office:value="0.39501476287841797" office:value-type="float"/>
          <table:table-cell office:value="0.61275100708007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6229593167" office:value-type="float"/>
          <table:table-cell office:value="55" office:value-type="float"/>
          <table:table-cell office:value="-0.9999995827674866" office:value-type="float"/>
          <table:table-cell office:value="-0.9999997615814209" office:value-type="float"/>
          <table:table-cell office:value="0.9999736547470093" office:value-type="float"/>
          <table:table-cell office:value="-0.9999983906745911" office:value-type="float"/>
          <table:table-cell office:value="0.37839019298553467" office:value-type="float"/>
          <table:table-cell office:value="0.62044560909271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5495328154" office:value-type="float"/>
          <table:table-cell office:value="56" office:value-type="float"/>
          <table:table-cell office:value="-0.9999995827674866" office:value-type="float"/>
          <table:table-cell office:value="-0.9999997615814209" office:value-type="float"/>
          <table:table-cell office:value="0.9999736547470093" office:value-type="float"/>
          <table:table-cell office:value="-0.9999983906745911" office:value-type="float"/>
          <table:table-cell office:value="0.3783923387527466" office:value-type="float"/>
          <table:table-cell office:value="0.62044286727905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8432397495" office:value-type="float"/>
          <table:table-cell office:value="57" office:value-type="float"/>
          <table:table-cell office:value="-0.9999995827674866" office:value-type="float"/>
          <table:table-cell office:value="-0.9999997615814209" office:value-type="float"/>
          <table:table-cell office:value="0.9999735355377197" office:value-type="float"/>
          <table:table-cell office:value="-0.9999983906745911" office:value-type="float"/>
          <table:table-cell office:value="0.37444400787353516" office:value-type="float"/>
          <table:table-cell office:value="0.62848603725433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50635215777" office:value-type="float"/>
          <table:table-cell office:value="58" office:value-type="float"/>
          <table:table-cell office:value="-0.9999995827674866" office:value-type="float"/>
          <table:table-cell office:value="-0.9999997615814209" office:value-type="float"/>
          <table:table-cell office:value="0.9999735355377197" office:value-type="float"/>
          <table:table-cell office:value="-0.9999983906745911" office:value-type="float"/>
          <table:table-cell office:value="0.3744393587112427" office:value-type="float"/>
          <table:table-cell office:value="0.62849187850952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6773308993" office:value-type="float"/>
          <table:table-cell office:value="59" office:value-type="float"/>
          <table:table-cell office:value="-0.9999995827674866" office:value-type="float"/>
          <table:table-cell office:value="-0.9999997615814209" office:value-type="float"/>
          <table:table-cell office:value="0.9999732971191406" office:value-type="float"/>
          <table:table-cell office:value="-0.9999983906745911" office:value-type="float"/>
          <table:table-cell office:value="0.37621450424194336" office:value-type="float"/>
          <table:table-cell office:value="0.64016091823577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22110247507580456" office:value-type="float"/>
          <table:table-cell office:value="60" office:value-type="float"/>
          <table:table-cell office:value="-0.9999995827674866" office:value-type="float"/>
          <table:table-cell office:value="-0.9999997615814209" office:value-type="float"/>
          <table:table-cell office:value="0.9999732971191406" office:value-type="float"/>
          <table:table-cell office:value="-0.9999983906745911" office:value-type="float"/>
          <table:table-cell office:value="0.37621748447418213" office:value-type="float"/>
          <table:table-cell office:value="0.6401574611663818" office:value-type="float"/>
        </table:table-row>
      </table:table>
      <table:table table:name="2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997019767762" office:value-type="float"/>
          <table:table-cell office:value="-0.009999126195907593" office:value-type="float"/>
          <table:table-cell office:value="0.009999344348907471" office:value-type="float"/>
          <table:table-cell office:value="-0.009999715089797974" office:value-type="float"/>
          <table:table-cell office:value="0.009987344741821289" office:value-type="float"/>
          <table:table-cell office:value="-0.009997106194496156" office:value-type="float"/>
          <table:table-cell office:value="0.047945946851985964" office:value-type="float"/>
          <table:table-cell office:value="1" office:value-type="float"/>
          <table:table-cell office:value="-0.9999997019767761" office:value-type="float"/>
          <table:table-cell office:value="-0.9999126195907593" office:value-type="float"/>
          <table:table-cell office:value="0.9999344348907471" office:value-type="float"/>
          <table:table-cell office:value="-0.9999715089797974" office:value-type="float"/>
          <table:table-cell office:value="0.9987344741821289" office:value-type="float"/>
          <table:table-cell office:value="-0.9997106194496155" office:value-type="float"/>
        </table:table-row>
        <table:table-row>
          <table:table-cell office:value="-0.01999999463558197" office:value-type="float"/>
          <table:table-cell office:value="-0.01999841570854187" office:value-type="float"/>
          <table:table-cell office:value="0.01999881148338318" office:value-type="float"/>
          <table:table-cell office:value="-0.019999484419822695" office:value-type="float"/>
          <table:table-cell office:value="0.019976812601089477" office:value-type="float"/>
          <table:table-cell office:value="-0.01999487102031708" office:value-type="float"/>
          <table:table-cell office:value="0.047945985149766876" office:value-type="float"/>
          <table:table-cell office:value="2" office:value-type="float"/>
          <table:table-cell office:value="-0.9999997615814209" office:value-type="float"/>
          <table:table-cell office:value="-0.9999289512634277" office:value-type="float"/>
          <table:table-cell office:value="0.9999467134475708" office:value-type="float"/>
          <table:table-cell office:value="-0.9999769330024719" office:value-type="float"/>
          <table:table-cell office:value="0.9989467859268188" office:value-type="float"/>
          <table:table-cell office:value="-0.9997764825820923" office:value-type="float"/>
        </table:table-row>
        <table:table-row>
          <table:table-cell office:value="-0.029999992847442626" office:value-type="float"/>
          <table:table-cell office:value="-0.029997838139533994" office:value-type="float"/>
          <table:table-cell office:value="0.02999837875366211" office:value-type="float"/>
          <table:table-cell office:value="-0.029999298453331" office:value-type="float"/>
          <table:table-cell office:value="0.02996799349784851" office:value-type="float"/>
          <table:table-cell office:value="-0.029993098974227906" office:value-type="float"/>
          <table:table-cell office:value="0.047945985149766876" office:value-type="float"/>
          <table:table-cell office:value="3" office:value-type="float"/>
          <table:table-cell office:value="-0.9999998211860657" office:value-type="float"/>
          <table:table-cell office:value="-0.9999422430992126" office:value-type="float"/>
          <table:table-cell office:value="0.9999567270278931" office:value-type="float"/>
          <table:table-cell office:value="-0.9999814033508301" office:value-type="float"/>
          <table:table-cell office:value="0.9991180896759033" office:value-type="float"/>
          <table:table-cell office:value="-0.9998227953910828" office:value-type="float"/>
        </table:table-row>
        <table:table-row>
          <table:table-cell office:value="-0.03999999165534973" office:value-type="float"/>
          <table:table-cell office:value="-0.03999737083911896" office:value-type="float"/>
          <table:table-cell office:value="0.03999802827835083" office:value-type="float"/>
          <table:table-cell office:value="-0.039999148249626165" office:value-type="float"/>
          <table:table-cell office:value="0.03996056437492371" office:value-type="float"/>
          <table:table-cell office:value="-0.039991697669029234" office:value-type="float"/>
          <table:table-cell office:value="0.047945889404349726" office:value-type="float"/>
          <table:table-cell office:value="4" office:value-type="float"/>
          <table:table-cell office:value="-0.9999998807907104" office:value-type="float"/>
          <table:table-cell office:value="-0.9999532699584961" office:value-type="float"/>
          <table:table-cell office:value="0.9999649524688721" office:value-type="float"/>
          <table:table-cell office:value="-0.9999849796295166" office:value-type="float"/>
          <table:table-cell office:value="0.9992570877075195" office:value-type="float"/>
          <table:table-cell office:value="-0.9998598694801331" office:value-type="float"/>
        </table:table-row>
        <table:table-row>
          <table:table-cell office:value="-0.049999991059303285" office:value-type="float"/>
          <table:table-cell office:value="-0.04999699234962464" office:value-type="float"/>
          <table:table-cell office:value="0.04999774336814881" office:value-type="float"/>
          <table:table-cell office:value="-0.04999902725219727" office:value-type="float"/>
          <table:table-cell office:value="0.049954277276992795" office:value-type="float"/>
          <table:table-cell office:value="-0.04999057948589325" office:value-type="float"/>
          <table:table-cell office:value="0.047946009085618614" office:value-type="float"/>
          <table:table-cell office:value="5" office:value-type="float"/>
          <table:table-cell office:value="-0.9999999403953552" office:value-type="float"/>
          <table:table-cell office:value="-0.9999621510505676" office:value-type="float"/>
          <table:table-cell office:value="0.9999715089797974" office:value-type="float"/>
          <table:table-cell office:value="-0.9999879002571106" office:value-type="float"/>
          <table:table-cell office:value="0.9993712902069092" office:value-type="float"/>
          <table:table-cell office:value="-0.99988818168640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6600094075" office:value-type="float"/>
          <table:table-cell office:value="6" office:value-type="float"/>
          <table:table-cell office:value="-0.9999999403953552" office:value-type="float"/>
          <table:table-cell office:value="-0.9999698996543884" office:value-type="float"/>
          <table:table-cell office:value="0.9999771118164062" office:value-type="float"/>
          <table:table-cell office:value="-0.9999903440475464" office:value-type="float"/>
          <table:table-cell office:value="0.9994769096374512" office:value-type="float"/>
          <table:table-cell office:value="-0.99991387128829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1334100553" office:value-type="float"/>
          <table:table-cell office:value="7" office:value-type="float"/>
          <table:table-cell office:value="-0.9999999403953552" office:value-type="float"/>
          <table:table-cell office:value="-0.9999697208404541" office:value-type="float"/>
          <table:table-cell office:value="0.9999768733978271" office:value-type="float"/>
          <table:table-cell office:value="-0.9999902844429016" office:value-type="float"/>
          <table:table-cell office:value="0.9994664192199707" office:value-type="float"/>
          <table:table-cell office:value="-0.99991285800933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6600094075" office:value-type="float"/>
          <table:table-cell office:value="8" office:value-type="float"/>
          <table:table-cell office:value="-0.9999999403953552" office:value-type="float"/>
          <table:table-cell office:value="-0.9999697208404541" office:value-type="float"/>
          <table:table-cell office:value="0.9999768733978271" office:value-type="float"/>
          <table:table-cell office:value="-0.9999902844429016" office:value-type="float"/>
          <table:table-cell office:value="0.9994664192199707" office:value-type="float"/>
          <table:table-cell office:value="-0.99991285800933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0376636733" office:value-type="float"/>
          <table:table-cell office:value="9" office:value-type="float"/>
          <table:table-cell office:value="-0.9999999403953552" office:value-type="float"/>
          <table:table-cell office:value="-0.9999695420265198" office:value-type="float"/>
          <table:table-cell office:value="0.9999768733978271" office:value-type="float"/>
          <table:table-cell office:value="-0.9999902248382568" office:value-type="float"/>
          <table:table-cell office:value="0.9994571208953857" office:value-type="float"/>
          <table:table-cell office:value="-0.99991202354431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6071317892296" office:value-type="float"/>
          <table:table-cell office:value="10" office:value-type="float"/>
          <table:table-cell office:value="-0.9999999403953552" office:value-type="float"/>
          <table:table-cell office:value="-0.9999695420265198" office:value-type="float"/>
          <table:table-cell office:value="0.9999768733978271" office:value-type="float"/>
          <table:table-cell office:value="-0.9999902248382568" office:value-type="float"/>
          <table:table-cell office:value="0.9994571208953857" office:value-type="float"/>
          <table:table-cell office:value="-0.99991202354431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46851985964" office:value-type="float"/>
          <table:table-cell office:value="11" office:value-type="float"/>
          <table:table-cell office:value="-0.9999999403953552" office:value-type="float"/>
          <table:table-cell office:value="-0.999969482421875" office:value-type="float"/>
          <table:table-cell office:value="0.9999768733978271" office:value-type="float"/>
          <table:table-cell office:value="-0.9999902248382568" office:value-type="float"/>
          <table:table-cell office:value="0.9994537830352783" office:value-type="float"/>
          <table:table-cell office:value="-0.99991279840469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6013872764835" office:value-type="float"/>
          <table:table-cell office:value="12" office:value-type="float"/>
          <table:table-cell office:value="-0.9999999403953552" office:value-type="float"/>
          <table:table-cell office:value="-0.999969482421875" office:value-type="float"/>
          <table:table-cell office:value="0.9999768733978271" office:value-type="float"/>
          <table:table-cell office:value="-0.9999902248382568" office:value-type="float"/>
          <table:table-cell office:value="0.9994539022445679" office:value-type="float"/>
          <table:table-cell office:value="-0.99991279840469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70788159334" office:value-type="float"/>
          <table:table-cell office:value="13" office:value-type="float"/>
          <table:table-cell office:value="-0.9999999403953552" office:value-type="float"/>
          <table:table-cell office:value="-0.9999694228172302" office:value-type="float"/>
          <table:table-cell office:value="0.9999768733978271" office:value-type="float"/>
          <table:table-cell office:value="-0.9999901652336121" office:value-type="float"/>
          <table:table-cell office:value="0.9994533061981201" office:value-type="float"/>
          <table:table-cell office:value="-0.99991345405578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5163923671" office:value-type="float"/>
          <table:table-cell office:value="14" office:value-type="float"/>
          <table:table-cell office:value="-0.9999999403953552" office:value-type="float"/>
          <table:table-cell office:value="-0.9999694228172302" office:value-type="float"/>
          <table:table-cell office:value="0.9999768733978271" office:value-type="float"/>
          <table:table-cell office:value="-0.9999901652336121" office:value-type="float"/>
          <table:table-cell office:value="0.9994533061981201" office:value-type="float"/>
          <table:table-cell office:value="-0.99991345405578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889404349726" office:value-type="float"/>
          <table:table-cell office:value="15" office:value-type="float"/>
          <table:table-cell office:value="-0.9999999403953552" office:value-type="float"/>
          <table:table-cell office:value="-0.9999693632125854" office:value-type="float"/>
          <table:table-cell office:value="0.9999768733978271" office:value-type="float"/>
          <table:table-cell office:value="-0.9999902248382568" office:value-type="float"/>
          <table:table-cell office:value="0.9994621276855469" office:value-type="float"/>
          <table:table-cell office:value="-0.99991434812545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600429846434" office:value-type="float"/>
          <table:table-cell office:value="16" office:value-type="float"/>
          <table:table-cell office:value="-0.9999999403953552" office:value-type="float"/>
          <table:table-cell office:value="-0.9999693632125854" office:value-type="float"/>
          <table:table-cell office:value="0.9999768733978271" office:value-type="float"/>
          <table:table-cell office:value="-0.9999902248382568" office:value-type="float"/>
          <table:table-cell office:value="0.9994621276855469" office:value-type="float"/>
          <table:table-cell office:value="-0.99991434812545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6013872764835" office:value-type="float"/>
          <table:table-cell office:value="17" office:value-type="float"/>
          <table:table-cell office:value="-0.9999999403953552" office:value-type="float"/>
          <table:table-cell office:value="-0.9999693632125854" office:value-type="float"/>
          <table:table-cell office:value="0.9999769926071167" office:value-type="float"/>
          <table:table-cell office:value="-0.9999902248382568" office:value-type="float"/>
          <table:table-cell office:value="0.9994704723358154" office:value-type="float"/>
          <table:table-cell office:value="-0.99991446733474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75575369885" office:value-type="float"/>
          <table:table-cell office:value="18" office:value-type="float"/>
          <table:table-cell office:value="-0.9999999403953552" office:value-type="float"/>
          <table:table-cell office:value="-0.9999693632125854" office:value-type="float"/>
          <table:table-cell office:value="0.9999769926071167" office:value-type="float"/>
          <table:table-cell office:value="-0.9999902248382568" office:value-type="float"/>
          <table:table-cell office:value="0.9994704723358154" office:value-type="float"/>
          <table:table-cell office:value="-0.99991446733474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46851985964" office:value-type="float"/>
          <table:table-cell office:value="19" office:value-type="float"/>
          <table:table-cell office:value="-0.9999999403953552" office:value-type="float"/>
          <table:table-cell office:value="-0.9999693632125854" office:value-type="float"/>
          <table:table-cell office:value="0.9999771118164062" office:value-type="float"/>
          <table:table-cell office:value="-0.9999902248382568" office:value-type="float"/>
          <table:table-cell office:value="0.9994821548461914" office:value-type="float"/>
          <table:table-cell office:value="-0.99991554021835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5642647943" office:value-type="float"/>
          <table:table-cell office:value="20" office:value-type="float"/>
          <table:table-cell office:value="-0.9999999403953552" office:value-type="float"/>
          <table:table-cell office:value="-0.9999693632125854" office:value-type="float"/>
          <table:table-cell office:value="0.9999771118164062" office:value-type="float"/>
          <table:table-cell office:value="-0.9999902248382568" office:value-type="float"/>
          <table:table-cell office:value="0.9994821548461914" office:value-type="float"/>
          <table:table-cell office:value="-0.99991554021835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75575369885" office:value-type="float"/>
          <table:table-cell office:value="21" office:value-type="float"/>
          <table:table-cell office:value="-0.9999999403953552" office:value-type="float"/>
          <table:table-cell office:value="-0.9999693632125854" office:value-type="float"/>
          <table:table-cell office:value="0.9999771118164062" office:value-type="float"/>
          <table:table-cell office:value="-0.9999902844429016" office:value-type="float"/>
          <table:table-cell office:value="0.9994920492172241" office:value-type="float"/>
          <table:table-cell office:value="-0.99991643428802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5163923671" office:value-type="float"/>
          <table:table-cell office:value="22" office:value-type="float"/>
          <table:table-cell office:value="-0.9999999403953552" office:value-type="float"/>
          <table:table-cell office:value="-0.9999693632125854" office:value-type="float"/>
          <table:table-cell office:value="0.9999771118164062" office:value-type="float"/>
          <table:table-cell office:value="-0.9999902844429016" office:value-type="float"/>
          <table:table-cell office:value="0.9994920492172241" office:value-type="float"/>
          <table:table-cell office:value="-0.99991643428802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9472413169" office:value-type="float"/>
          <table:table-cell office:value="23" office:value-type="float"/>
          <table:table-cell office:value="-0.9999999403953552" office:value-type="float"/>
          <table:table-cell office:value="-0.9999693632125854" office:value-type="float"/>
          <table:table-cell office:value="0.9999772310256958" office:value-type="float"/>
          <table:table-cell office:value="-0.9999902844429016" office:value-type="float"/>
          <table:table-cell office:value="0.999497652053833" office:value-type="float"/>
          <table:table-cell office:value="-0.9999172091484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600429846434" office:value-type="float"/>
          <table:table-cell office:value="24" office:value-type="float"/>
          <table:table-cell office:value="-0.9999999403953552" office:value-type="float"/>
          <table:table-cell office:value="-0.9999693632125854" office:value-type="float"/>
          <table:table-cell office:value="0.9999772310256958" office:value-type="float"/>
          <table:table-cell office:value="-0.9999902844429016" office:value-type="float"/>
          <table:table-cell office:value="0.999497652053833" office:value-type="float"/>
          <table:table-cell office:value="-0.9999172091484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9472413169" office:value-type="float"/>
          <table:table-cell office:value="25" office:value-type="float"/>
          <table:table-cell office:value="-0.9999999403953552" office:value-type="float"/>
          <table:table-cell office:value="-0.9999693632125854" office:value-type="float"/>
          <table:table-cell office:value="0.9999773502349854" office:value-type="float"/>
          <table:table-cell office:value="-0.9999902844429016" office:value-type="float"/>
          <table:table-cell office:value="0.9994977712631226" office:value-type="float"/>
          <table:table-cell office:value="-0.99991756677627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61213714104" office:value-type="float"/>
          <table:table-cell office:value="26" office:value-type="float"/>
          <table:table-cell office:value="-0.9999999403953552" office:value-type="float"/>
          <table:table-cell office:value="-0.9999693632125854" office:value-type="float"/>
          <table:table-cell office:value="0.9999773502349854" office:value-type="float"/>
          <table:table-cell office:value="-0.9999902844429016" office:value-type="float"/>
          <table:table-cell office:value="0.9994977712631226" office:value-type="float"/>
          <table:table-cell office:value="-0.99991756677627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32490185444" office:value-type="float"/>
          <table:table-cell office:value="27" office:value-type="float"/>
          <table:table-cell office:value="-0.9999999403953552" office:value-type="float"/>
          <table:table-cell office:value="-0.9999692440032959" office:value-type="float"/>
          <table:table-cell office:value="0.9999772310256958" office:value-type="float"/>
          <table:table-cell office:value="-0.9999902248382568" office:value-type="float"/>
          <table:table-cell office:value="0.999488353729248" office:value-type="float"/>
          <table:table-cell office:value="-0.9999172091484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61213714104" office:value-type="float"/>
          <table:table-cell office:value="28" office:value-type="float"/>
          <table:table-cell office:value="-0.9999999403953552" office:value-type="float"/>
          <table:table-cell office:value="-0.9999692440032959" office:value-type="float"/>
          <table:table-cell office:value="0.9999772310256958" office:value-type="float"/>
          <table:table-cell office:value="-0.9999902248382568" office:value-type="float"/>
          <table:table-cell office:value="0.999488353729248" office:value-type="float"/>
          <table:table-cell office:value="-0.9999172091484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2291561157" office:value-type="float"/>
          <table:table-cell office:value="29" office:value-type="float"/>
          <table:table-cell office:value="-0.9999999403953552" office:value-type="float"/>
          <table:table-cell office:value="-0.9999690055847168" office:value-type="float"/>
          <table:table-cell office:value="0.9999771118164062" office:value-type="float"/>
          <table:table-cell office:value="-0.9999901056289673" office:value-type="float"/>
          <table:table-cell office:value="0.9994668960571289" office:value-type="float"/>
          <table:table-cell office:value="-0.99991470575332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2770290253" office:value-type="float"/>
          <table:table-cell office:value="30" office:value-type="float"/>
          <table:table-cell office:value="-0.9999999403953552" office:value-type="float"/>
          <table:table-cell office:value="-0.9999690055847168" office:value-type="float"/>
          <table:table-cell office:value="0.9999771118164062" office:value-type="float"/>
          <table:table-cell office:value="-0.9999901056289673" office:value-type="float"/>
          <table:table-cell office:value="0.9994670152664185" office:value-type="float"/>
          <table:table-cell office:value="-0.99991470575332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61213714104" office:value-type="float"/>
          <table:table-cell office:value="31" office:value-type="float"/>
          <table:table-cell office:value="-0.9999999403953552" office:value-type="float"/>
          <table:table-cell office:value="-0.9999687671661377" office:value-type="float"/>
          <table:table-cell office:value="0.9999768733978271" office:value-type="float"/>
          <table:table-cell office:value="-0.9999899864196777" office:value-type="float"/>
          <table:table-cell office:value="0.9994449615478516" office:value-type="float"/>
          <table:table-cell office:value="-0.99991273880004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5163923671" office:value-type="float"/>
          <table:table-cell office:value="32" office:value-type="float"/>
          <table:table-cell office:value="-0.9999999403953552" office:value-type="float"/>
          <table:table-cell office:value="-0.9999687671661377" office:value-type="float"/>
          <table:table-cell office:value="0.9999768733978271" office:value-type="float"/>
          <table:table-cell office:value="-0.9999899864196777" office:value-type="float"/>
          <table:table-cell office:value="0.9994449615478516" office:value-type="float"/>
          <table:table-cell office:value="-0.99991273880004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803625724" office:value-type="float"/>
          <table:table-cell office:value="33" office:value-type="float"/>
          <table:table-cell office:value="-0.9999999403953552" office:value-type="float"/>
          <table:table-cell office:value="-0.9999685883522034" office:value-type="float"/>
          <table:table-cell office:value="0.9999768733978271" office:value-type="float"/>
          <table:table-cell office:value="-0.999989926815033" office:value-type="float"/>
          <table:table-cell office:value="0.9994277954101562" office:value-type="float"/>
          <table:table-cell office:value="-0.99991154670715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2291561157" office:value-type="float"/>
          <table:table-cell office:value="34" office:value-type="float"/>
          <table:table-cell office:value="-0.9999999403953552" office:value-type="float"/>
          <table:table-cell office:value="-0.9999685883522034" office:value-type="float"/>
          <table:table-cell office:value="0.9999768733978271" office:value-type="float"/>
          <table:table-cell office:value="-0.999989926815033" office:value-type="float"/>
          <table:table-cell office:value="0.9994277954101562" office:value-type="float"/>
          <table:table-cell office:value="-0.99991154670715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6009085618614" office:value-type="float"/>
          <table:table-cell office:value="35" office:value-type="float"/>
          <table:table-cell office:value="-0.9999999403953552" office:value-type="float"/>
          <table:table-cell office:value="-0.9999684691429138" office:value-type="float"/>
          <table:table-cell office:value="0.999976634979248" office:value-type="float"/>
          <table:table-cell office:value="-0.9999898672103882" office:value-type="float"/>
          <table:table-cell office:value="0.9994156360626221" office:value-type="float"/>
          <table:table-cell office:value="-0.99991071224212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9472413169" office:value-type="float"/>
          <table:table-cell office:value="36" office:value-type="float"/>
          <table:table-cell office:value="-0.9999999403953552" office:value-type="float"/>
          <table:table-cell office:value="-0.9999684691429138" office:value-type="float"/>
          <table:table-cell office:value="0.999976634979248" office:value-type="float"/>
          <table:table-cell office:value="-0.9999898672103882" office:value-type="float"/>
          <table:table-cell office:value="0.9994156360626221" office:value-type="float"/>
          <table:table-cell office:value="-0.99991071224212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75575369885" office:value-type="float"/>
          <table:table-cell office:value="37" office:value-type="float"/>
          <table:table-cell office:value="-0.9999999403953552" office:value-type="float"/>
          <table:table-cell office:value="-0.9999684691429138" office:value-type="float"/>
          <table:table-cell office:value="0.9999767541885376" office:value-type="float"/>
          <table:table-cell office:value="-0.9999898672103882" office:value-type="float"/>
          <table:table-cell office:value="0.9994200468063354" office:value-type="float"/>
          <table:table-cell office:value="-0.99991101026535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889404349726" office:value-type="float"/>
          <table:table-cell office:value="38" office:value-type="float"/>
          <table:table-cell office:value="-0.9999999403953552" office:value-type="float"/>
          <table:table-cell office:value="-0.9999684691429138" office:value-type="float"/>
          <table:table-cell office:value="0.9999767541885376" office:value-type="float"/>
          <table:table-cell office:value="-0.9999898672103882" office:value-type="float"/>
          <table:table-cell office:value="0.9994200468063354" office:value-type="float"/>
          <table:table-cell office:value="-0.99991101026535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2770290253" office:value-type="float"/>
          <table:table-cell office:value="39" office:value-type="float"/>
          <table:table-cell office:value="-0.9999999403953552" office:value-type="float"/>
          <table:table-cell office:value="-0.9999684691429138" office:value-type="float"/>
          <table:table-cell office:value="0.9999768733978271" office:value-type="float"/>
          <table:table-cell office:value="-0.999989926815033" office:value-type="float"/>
          <table:table-cell office:value="0.9994381666183472" office:value-type="float"/>
          <table:table-cell office:value="-0.99991160631179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865467492924" office:value-type="float"/>
          <table:table-cell office:value="40" office:value-type="float"/>
          <table:table-cell office:value="-0.9999999403953552" office:value-type="float"/>
          <table:table-cell office:value="-0.9999684691429138" office:value-type="float"/>
          <table:table-cell office:value="0.9999768733978271" office:value-type="float"/>
          <table:table-cell office:value="-0.999989926815033" office:value-type="float"/>
          <table:table-cell office:value="0.9994381666183472" office:value-type="float"/>
          <table:table-cell office:value="-0.99991160631179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0855369044" office:value-type="float"/>
          <table:table-cell office:value="41" office:value-type="float"/>
          <table:table-cell office:value="-0.9999999403953552" office:value-type="float"/>
          <table:table-cell office:value="-0.9999684691429138" office:value-type="float"/>
          <table:table-cell office:value="0.9999771118164062" office:value-type="float"/>
          <table:table-cell office:value="-0.9999899864196777" office:value-type="float"/>
          <table:table-cell office:value="0.9994586706161499" office:value-type="float"/>
          <table:table-cell office:value="-0.99991220235824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75575369885" office:value-type="float"/>
          <table:table-cell office:value="42" office:value-type="float"/>
          <table:table-cell office:value="-0.9999999403953552" office:value-type="float"/>
          <table:table-cell office:value="-0.9999684691429138" office:value-type="float"/>
          <table:table-cell office:value="0.9999771118164062" office:value-type="float"/>
          <table:table-cell office:value="-0.9999899864196777" office:value-type="float"/>
          <table:table-cell office:value="0.9994586706161499" office:value-type="float"/>
          <table:table-cell office:value="-0.99991220235824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61213714104" office:value-type="float"/>
          <table:table-cell office:value="43" office:value-type="float"/>
          <table:table-cell office:value="-0.9999999403953552" office:value-type="float"/>
          <table:table-cell office:value="-0.9999685287475586" office:value-type="float"/>
          <table:table-cell office:value="0.9999772310256958" office:value-type="float"/>
          <table:table-cell office:value="-0.9999900460243225" office:value-type="float"/>
          <table:table-cell office:value="0.9994759559631348" office:value-type="float"/>
          <table:table-cell office:value="-0.9999126791954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5163923671" office:value-type="float"/>
          <table:table-cell office:value="44" office:value-type="float"/>
          <table:table-cell office:value="-0.9999999403953552" office:value-type="float"/>
          <table:table-cell office:value="-0.9999685287475586" office:value-type="float"/>
          <table:table-cell office:value="0.9999772310256958" office:value-type="float"/>
          <table:table-cell office:value="-0.9999900460243225" office:value-type="float"/>
          <table:table-cell office:value="0.9994759559631348" office:value-type="float"/>
          <table:table-cell office:value="-0.9999126791954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899369533" office:value-type="float"/>
          <table:table-cell office:value="45" office:value-type="float"/>
          <table:table-cell office:value="-0.9999999403953552" office:value-type="float"/>
          <table:table-cell office:value="-0.9999685287475586" office:value-type="float"/>
          <table:table-cell office:value="0.9999773502349854" office:value-type="float"/>
          <table:table-cell office:value="-0.9999901056289673" office:value-type="float"/>
          <table:table-cell office:value="0.9994866847991943" office:value-type="float"/>
          <table:table-cell office:value="-0.99991369247436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602823415526" office:value-type="float"/>
          <table:table-cell office:value="46" office:value-type="float"/>
          <table:table-cell office:value="-0.9999999403953552" office:value-type="float"/>
          <table:table-cell office:value="-0.9999685287475586" office:value-type="float"/>
          <table:table-cell office:value="0.9999773502349854" office:value-type="float"/>
          <table:table-cell office:value="-0.9999901056289673" office:value-type="float"/>
          <table:table-cell office:value="0.9994866847991943" office:value-type="float"/>
          <table:table-cell office:value="-0.99991369247436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70788159334" office:value-type="float"/>
          <table:table-cell office:value="47" office:value-type="float"/>
          <table:table-cell office:value="-0.9999999403953552" office:value-type="float"/>
          <table:table-cell office:value="-0.9999685883522034" office:value-type="float"/>
          <table:table-cell office:value="0.9999773502349854" office:value-type="float"/>
          <table:table-cell office:value="-0.9999901056289673" office:value-type="float"/>
          <table:table-cell office:value="0.9994926452636719" office:value-type="float"/>
          <table:table-cell office:value="-0.99991571903228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46851985964" office:value-type="float"/>
          <table:table-cell office:value="48" office:value-type="float"/>
          <table:table-cell office:value="-0.9999999403953552" office:value-type="float"/>
          <table:table-cell office:value="-0.9999685883522034" office:value-type="float"/>
          <table:table-cell office:value="0.9999773502349854" office:value-type="float"/>
          <table:table-cell office:value="-0.9999901056289673" office:value-type="float"/>
          <table:table-cell office:value="0.9994926452636719" office:value-type="float"/>
          <table:table-cell office:value="-0.99991577863693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0855369044" office:value-type="float"/>
          <table:table-cell office:value="49" office:value-type="float"/>
          <table:table-cell office:value="-0.9999999403953552" office:value-type="float"/>
          <table:table-cell office:value="-0.9999685883522034" office:value-type="float"/>
          <table:table-cell office:value="0.9999773502349854" office:value-type="float"/>
          <table:table-cell office:value="-0.9999901056289673" office:value-type="float"/>
          <table:table-cell office:value="0.9994927644729614" office:value-type="float"/>
          <table:table-cell office:value="-0.99991768598556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889404349726" office:value-type="float"/>
          <table:table-cell office:value="50" office:value-type="float"/>
          <table:table-cell office:value="-0.9999999403953552" office:value-type="float"/>
          <table:table-cell office:value="-0.9999685883522034" office:value-type="float"/>
          <table:table-cell office:value="0.9999773502349854" office:value-type="float"/>
          <table:table-cell office:value="-0.9999901056289673" office:value-type="float"/>
          <table:table-cell office:value="0.999492883682251" office:value-type="float"/>
          <table:table-cell office:value="-0.99991768598556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2770290253" office:value-type="float"/>
          <table:table-cell office:value="51" office:value-type="float"/>
          <table:table-cell office:value="-0.9999999403953552" office:value-type="float"/>
          <table:table-cell office:value="-0.9999685883522034" office:value-type="float"/>
          <table:table-cell office:value="0.9999774694442749" office:value-type="float"/>
          <table:table-cell office:value="-0.9999900460243225" office:value-type="float"/>
          <table:table-cell office:value="0.9994902610778809" office:value-type="float"/>
          <table:table-cell office:value="-0.99991977214813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0855369044" office:value-type="float"/>
          <table:table-cell office:value="52" office:value-type="float"/>
          <table:table-cell office:value="-0.9999999403953552" office:value-type="float"/>
          <table:table-cell office:value="-0.9999685883522034" office:value-type="float"/>
          <table:table-cell office:value="0.9999774694442749" office:value-type="float"/>
          <table:table-cell office:value="-0.9999900460243225" office:value-type="float"/>
          <table:table-cell office:value="0.9994902610778809" office:value-type="float"/>
          <table:table-cell office:value="-0.99991977214813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602823415526" office:value-type="float"/>
          <table:table-cell office:value="53" office:value-type="float"/>
          <table:table-cell office:value="-0.9999999403953552" office:value-type="float"/>
          <table:table-cell office:value="-0.9999685883522034" office:value-type="float"/>
          <table:table-cell office:value="0.9999773502349854" office:value-type="float"/>
          <table:table-cell office:value="-0.9999900460243225" office:value-type="float"/>
          <table:table-cell office:value="0.9994810819625854" office:value-type="float"/>
          <table:table-cell office:value="-0.99992150068283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2291561157" office:value-type="float"/>
          <table:table-cell office:value="54" office:value-type="float"/>
          <table:table-cell office:value="-0.9999999403953552" office:value-type="float"/>
          <table:table-cell office:value="-0.9999685883522034" office:value-type="float"/>
          <table:table-cell office:value="0.9999773502349854" office:value-type="float"/>
          <table:table-cell office:value="-0.9999900460243225" office:value-type="float"/>
          <table:table-cell office:value="0.9994809627532959" office:value-type="float"/>
          <table:table-cell office:value="-0.99992150068283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87982963112" office:value-type="float"/>
          <table:table-cell office:value="55" office:value-type="float"/>
          <table:table-cell office:value="-0.9999999403953552" office:value-type="float"/>
          <table:table-cell office:value="-0.9999685287475586" office:value-type="float"/>
          <table:table-cell office:value="0.9999773502349854" office:value-type="float"/>
          <table:table-cell office:value="-0.9999899864196777" office:value-type="float"/>
          <table:table-cell office:value="0.9994699954986572" office:value-type="float"/>
          <table:table-cell office:value="-0.99992340803146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1812831257" office:value-type="float"/>
          <table:table-cell office:value="56" office:value-type="float"/>
          <table:table-cell office:value="-0.9999999403953552" office:value-type="float"/>
          <table:table-cell office:value="-0.9999685287475586" office:value-type="float"/>
          <table:table-cell office:value="0.9999773502349854" office:value-type="float"/>
          <table:table-cell office:value="-0.9999899864196777" office:value-type="float"/>
          <table:table-cell office:value="0.9994699954986572" office:value-type="float"/>
          <table:table-cell office:value="-0.99992340803146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0376636733" office:value-type="float"/>
          <table:table-cell office:value="57" office:value-type="float"/>
          <table:table-cell office:value="-0.9999999403953552" office:value-type="float"/>
          <table:table-cell office:value="-0.9999684691429138" office:value-type="float"/>
          <table:table-cell office:value="0.9999773502349854" office:value-type="float"/>
          <table:table-cell office:value="-0.999989926815033" office:value-type="float"/>
          <table:table-cell office:value="0.9994591474533081" office:value-type="float"/>
          <table:table-cell office:value="-0.99992460012435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37277460327" office:value-type="float"/>
          <table:table-cell office:value="58" office:value-type="float"/>
          <table:table-cell office:value="-0.9999999403953552" office:value-type="float"/>
          <table:table-cell office:value="-0.9999684691429138" office:value-type="float"/>
          <table:table-cell office:value="0.9999773502349854" office:value-type="float"/>
          <table:table-cell office:value="-0.999989926815033" office:value-type="float"/>
          <table:table-cell office:value="0.9994591474533081" office:value-type="float"/>
          <table:table-cell office:value="-0.99992460012435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2770290253" office:value-type="float"/>
          <table:table-cell office:value="59" office:value-type="float"/>
          <table:table-cell office:value="-0.9999999403953552" office:value-type="float"/>
          <table:table-cell office:value="-0.9999684691429138" office:value-type="float"/>
          <table:table-cell office:value="0.9999773502349854" office:value-type="float"/>
          <table:table-cell office:value="-0.999989926815033" office:value-type="float"/>
          <table:table-cell office:value="0.9994521141052246" office:value-type="float"/>
          <table:table-cell office:value="-0.99992632865905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794595163923671" office:value-type="float"/>
          <table:table-cell office:value="60" office:value-type="float"/>
          <table:table-cell office:value="-0.9999999403953552" office:value-type="float"/>
          <table:table-cell office:value="-0.9999684691429138" office:value-type="float"/>
          <table:table-cell office:value="0.9999773502349854" office:value-type="float"/>
          <table:table-cell office:value="-0.999989926815033" office:value-type="float"/>
          <table:table-cell office:value="0.9994521141052246" office:value-type="float"/>
          <table:table-cell office:value="-0.9999263286590576" office:value-type="float"/>
        </table:table-row>
      </table:table>
      <table:table table:name="2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992847442627" office:value-type="float"/>
          <table:table-cell office:value="-0.009999974966049194" office:value-type="float"/>
          <table:table-cell office:value="0.009999427795410156" office:value-type="float"/>
          <table:table-cell office:value="-0.009999945163726806" office:value-type="float"/>
          <table:table-cell office:value="0.008823935985565187" office:value-type="float"/>
          <table:table-cell office:value="-0.007160589098930359" office:value-type="float"/>
          <table:table-cell office:value="0.01958827904226539" office:value-type="float"/>
          <table:table-cell office:value="1" office:value-type="float"/>
          <table:table-cell office:value="-0.9999992847442627" office:value-type="float"/>
          <table:table-cell office:value="-0.9999974966049194" office:value-type="float"/>
          <table:table-cell office:value="0.9999427795410156" office:value-type="float"/>
          <table:table-cell office:value="-0.9999945163726807" office:value-type="float"/>
          <table:table-cell office:value="0.8823935985565186" office:value-type="float"/>
          <table:table-cell office:value="-0.7160589098930359" office:value-type="float"/>
        </table:table-row>
        <table:table-row>
          <table:table-cell office:value="-0.019999987483024596" office:value-type="float"/>
          <table:table-cell office:value="-0.01999995470046997" office:value-type="float"/>
          <table:table-cell office:value="0.01999895095825195" office:value-type="float"/>
          <table:table-cell office:value="-0.019999899864196778" office:value-type="float"/>
          <table:table-cell office:value="0.01780848026275635" office:value-type="float"/>
          <table:table-cell office:value="-0.014872466325759889" office:value-type="float"/>
          <table:table-cell office:value="0.019588273487713064" office:value-type="float"/>
          <table:table-cell office:value="2" office:value-type="float"/>
          <table:table-cell office:value="-0.999999463558197" office:value-type="float"/>
          <table:table-cell office:value="-0.9999979734420776" office:value-type="float"/>
          <table:table-cell office:value="0.9999523162841797" office:value-type="float"/>
          <table:table-cell office:value="-0.9999954700469971" office:value-type="float"/>
          <table:table-cell office:value="0.8984544277191162" office:value-type="float"/>
          <table:table-cell office:value="-0.7711877226829529" office:value-type="float"/>
        </table:table-row>
        <table:table-row>
          <table:table-cell office:value="-0.02999998331069946" office:value-type="float"/>
          <table:table-cell office:value="-0.029999938011169434" office:value-type="float"/>
          <table:table-cell office:value="0.029998555183410644" office:value-type="float"/>
          <table:table-cell office:value="-0.02999986231327057" office:value-type="float"/>
          <table:table-cell office:value="0.02692557573318482" office:value-type="float"/>
          <table:table-cell office:value="-0.02306908428668976" office:value-type="float"/>
          <table:table-cell office:value="0.019588280893812832" office:value-type="float"/>
          <table:table-cell office:value="3" office:value-type="float"/>
          <table:table-cell office:value="-0.9999995827674866" office:value-type="float"/>
          <table:table-cell office:value="-0.9999983310699463" office:value-type="float"/>
          <table:table-cell office:value="0.9999604225158691" office:value-type="float"/>
          <table:table-cell office:value="-0.9999962449073792" office:value-type="float"/>
          <table:table-cell office:value="0.9117095470428467" office:value-type="float"/>
          <table:table-cell office:value="-0.8196617960929871" office:value-type="float"/>
        </table:table-row>
        <table:table-row>
          <table:table-cell office:value="-0.03999998033046722" office:value-type="float"/>
          <table:table-cell office:value="-0.039999924302101135" office:value-type="float"/>
          <table:table-cell office:value="0.03999822735786438" office:value-type="float"/>
          <table:table-cell office:value="-0.03999983191490174" office:value-type="float"/>
          <table:table-cell office:value="0.03617132067680359" office:value-type="float"/>
          <table:table-cell office:value="-0.03164858341217041" office:value-type="float"/>
          <table:table-cell office:value="0.01958828330887617" office:value-type="float"/>
          <table:table-cell office:value="4" office:value-type="float"/>
          <table:table-cell office:value="-0.9999997019767761" office:value-type="float"/>
          <table:table-cell office:value="-0.9999986290931702" office:value-type="float"/>
          <table:table-cell office:value="0.9999672174453735" office:value-type="float"/>
          <table:table-cell office:value="-0.9999969601631165" office:value-type="float"/>
          <table:table-cell office:value="0.9245744943618774" office:value-type="float"/>
          <table:table-cell office:value="-0.8579499125480652" office:value-type="float"/>
        </table:table-row>
        <table:table-row>
          <table:table-cell office:value="-0.04999997794628143" office:value-type="float"/>
          <table:table-cell office:value="-0.049999912977218626" office:value-type="float"/>
          <table:table-cell office:value="0.04999795794487" office:value-type="float"/>
          <table:table-cell office:value="-0.04999980688095093" office:value-type="float"/>
          <table:table-cell office:value="0.04553933262825013" office:value-type="float"/>
          <table:table-cell office:value="-0.04054368257522583" office:value-type="float"/>
          <table:table-cell office:value="0.019588286086207555" office:value-type="float"/>
          <table:table-cell office:value="5" office:value-type="float"/>
          <table:table-cell office:value="-0.9999997615814209" office:value-type="float"/>
          <table:table-cell office:value="-0.9999988675117493" office:value-type="float"/>
          <table:table-cell office:value="0.9999730587005615" office:value-type="float"/>
          <table:table-cell office:value="-0.9999974966049194" office:value-type="float"/>
          <table:table-cell office:value="0.9368011951446533" office:value-type="float"/>
          <table:table-cell office:value="-0.8895099163055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49683847427368165" office:value-type="float"/>
          <table:table-cell office:value="0.019588287937780564" office:value-type="float"/>
          <table:table-cell office:value="6" office:value-type="float"/>
          <table:table-cell office:value="-0.9999998211860657" office:value-type="float"/>
          <table:table-cell office:value="-0.9999991059303284" office:value-type="float"/>
          <table:table-cell office:value="0.9999780654907227" office:value-type="float"/>
          <table:table-cell office:value="-0.9999979734420776" office:value-type="float"/>
          <table:table-cell office:value="0.9464321136474609" office:value-type="float"/>
          <table:table-cell office:value="-0.91401648521423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737434713" office:value-type="float"/>
          <table:table-cell office:value="7" office:value-type="float"/>
          <table:table-cell office:value="-0.9999998211860657" office:value-type="float"/>
          <table:table-cell office:value="-0.9999991059303284" office:value-type="float"/>
          <table:table-cell office:value="0.9999780654907227" office:value-type="float"/>
          <table:table-cell office:value="-0.9999980330467224" office:value-type="float"/>
          <table:table-cell office:value="0.9483504295349121" office:value-type="float"/>
          <table:table-cell office:value="-0.91414886713027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79968037223" office:value-type="float"/>
          <table:table-cell office:value="8" office:value-type="float"/>
          <table:table-cell office:value="-0.9999998211860657" office:value-type="float"/>
          <table:table-cell office:value="-0.9999991059303284" office:value-type="float"/>
          <table:table-cell office:value="0.9999780654907227" office:value-type="float"/>
          <table:table-cell office:value="-0.9999980330467224" office:value-type="float"/>
          <table:table-cell office:value="0.9483318328857422" office:value-type="float"/>
          <table:table-cell office:value="-0.91410118341445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1457340685" office:value-type="float"/>
          <table:table-cell office:value="9" office:value-type="float"/>
          <table:table-cell office:value="-0.9999998211860657" office:value-type="float"/>
          <table:table-cell office:value="-0.9999991059303284" office:value-type="float"/>
          <table:table-cell office:value="0.9999783039093018" office:value-type="float"/>
          <table:table-cell office:value="-0.9999980330467224" office:value-type="float"/>
          <table:table-cell office:value="0.9504084587097168" office:value-type="float"/>
          <table:table-cell office:value="-0.91525155305862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7590282427" office:value-type="float"/>
          <table:table-cell office:value="10" office:value-type="float"/>
          <table:table-cell office:value="-0.9999998211860657" office:value-type="float"/>
          <table:table-cell office:value="-0.9999991059303284" office:value-type="float"/>
          <table:table-cell office:value="0.9999783039093018" office:value-type="float"/>
          <table:table-cell office:value="-0.9999980330467224" office:value-type="float"/>
          <table:table-cell office:value="0.9504086971282959" office:value-type="float"/>
          <table:table-cell office:value="-0.91525202989578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2383106552" office:value-type="float"/>
          <table:table-cell office:value="11" office:value-type="float"/>
          <table:table-cell office:value="-0.9999998211860657" office:value-type="float"/>
          <table:table-cell office:value="-0.9999991059303284" office:value-type="float"/>
          <table:table-cell office:value="0.9999784231185913" office:value-type="float"/>
          <table:table-cell office:value="-0.9999980330467224" office:value-type="float"/>
          <table:table-cell office:value="0.9522417783737183" office:value-type="float"/>
          <table:table-cell office:value="-0.91583555936813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1457340685" office:value-type="float"/>
          <table:table-cell office:value="12" office:value-type="float"/>
          <table:table-cell office:value="-0.9999998211860657" office:value-type="float"/>
          <table:table-cell office:value="-0.9999991059303284" office:value-type="float"/>
          <table:table-cell office:value="0.9999784231185913" office:value-type="float"/>
          <table:table-cell office:value="-0.9999980330467224" office:value-type="float"/>
          <table:table-cell office:value="0.9522411823272705" office:value-type="float"/>
          <table:table-cell office:value="-0.91583347320556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1457340685" office:value-type="float"/>
          <table:table-cell office:value="13" office:value-type="float"/>
          <table:table-cell office:value="-0.9999998211860657" office:value-type="float"/>
          <table:table-cell office:value="-0.9999991059303284" office:value-type="float"/>
          <table:table-cell office:value="0.9999785423278809" office:value-type="float"/>
          <table:table-cell office:value="-0.9999980330467224" office:value-type="float"/>
          <table:table-cell office:value="0.9535448551177979" office:value-type="float"/>
          <table:table-cell office:value="-0.91549712419509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7937780564" office:value-type="float"/>
          <table:table-cell office:value="14" office:value-type="float"/>
          <table:table-cell office:value="-0.9999998211860657" office:value-type="float"/>
          <table:table-cell office:value="-0.9999991059303284" office:value-type="float"/>
          <table:table-cell office:value="0.9999785423278809" office:value-type="float"/>
          <table:table-cell office:value="-0.9999980330467224" office:value-type="float"/>
          <table:table-cell office:value="0.9535448551177979" office:value-type="float"/>
          <table:table-cell office:value="-0.91549712419509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0893812832" office:value-type="float"/>
          <table:table-cell office:value="15" office:value-type="float"/>
          <table:table-cell office:value="-0.9999998211860657" office:value-type="float"/>
          <table:table-cell office:value="-0.9999991059303284" office:value-type="float"/>
          <table:table-cell office:value="0.9999785423278809" office:value-type="float"/>
          <table:table-cell office:value="-0.9999980330467224" office:value-type="float"/>
          <table:table-cell office:value="0.9544248580932617" office:value-type="float"/>
          <table:table-cell office:value="-0.91575723886489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552274714" office:value-type="float"/>
          <table:table-cell office:value="16" office:value-type="float"/>
          <table:table-cell office:value="-0.9999998211860657" office:value-type="float"/>
          <table:table-cell office:value="-0.9999991059303284" office:value-type="float"/>
          <table:table-cell office:value="0.9999785423278809" office:value-type="float"/>
          <table:table-cell office:value="-0.9999980330467224" office:value-type="float"/>
          <table:table-cell office:value="0.9544253349304199" office:value-type="float"/>
          <table:table-cell office:value="-0.91575855016708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4596952783" office:value-type="float"/>
          <table:table-cell office:value="17" office:value-type="float"/>
          <table:table-cell office:value="-0.9999998211860657" office:value-type="float"/>
          <table:table-cell office:value="-0.9999991059303284" office:value-type="float"/>
          <table:table-cell office:value="0.9999786615371704" office:value-type="float"/>
          <table:table-cell office:value="-0.9999980330467224" office:value-type="float"/>
          <table:table-cell office:value="0.9547014236450195" office:value-type="float"/>
          <table:table-cell office:value="-0.91622042655944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4234649544" office:value-type="float"/>
          <table:table-cell office:value="18" office:value-type="float"/>
          <table:table-cell office:value="-0.9999998211860657" office:value-type="float"/>
          <table:table-cell office:value="-0.9999991059303284" office:value-type="float"/>
          <table:table-cell office:value="0.9999786615371704" office:value-type="float"/>
          <table:table-cell office:value="-0.9999980330467224" office:value-type="float"/>
          <table:table-cell office:value="0.9547014236450195" office:value-type="float"/>
          <table:table-cell office:value="-0.91622072458267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886357269" office:value-type="float"/>
          <table:table-cell office:value="19" office:value-type="float"/>
          <table:table-cell office:value="-0.9999998211860657" office:value-type="float"/>
          <table:table-cell office:value="-0.9999991059303284" office:value-type="float"/>
          <table:table-cell office:value="0.9999785423278809" office:value-type="float"/>
          <table:table-cell office:value="-0.9999980330467224" office:value-type="float"/>
          <table:table-cell office:value="0.9537434577941895" office:value-type="float"/>
          <table:table-cell office:value="-0.91612637042999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552274714" office:value-type="float"/>
          <table:table-cell office:value="20" office:value-type="float"/>
          <table:table-cell office:value="-0.9999998211860657" office:value-type="float"/>
          <table:table-cell office:value="-0.9999991059303284" office:value-type="float"/>
          <table:table-cell office:value="0.9999785423278809" office:value-type="float"/>
          <table:table-cell office:value="-0.9999980330467224" office:value-type="float"/>
          <table:table-cell office:value="0.9537431001663208" office:value-type="float"/>
          <table:table-cell office:value="-0.91612482070922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7011992177" office:value-type="float"/>
          <table:table-cell office:value="21" office:value-type="float"/>
          <table:table-cell office:value="-0.9999998211860657" office:value-type="float"/>
          <table:table-cell office:value="-0.9999991059303284" office:value-type="float"/>
          <table:table-cell office:value="0.9999783039093018" office:value-type="float"/>
          <table:table-cell office:value="-0.9999980330467224" office:value-type="float"/>
          <table:table-cell office:value="0.9520134925842285" office:value-type="float"/>
          <table:table-cell office:value="-0.91582274436950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1819592195" office:value-type="float"/>
          <table:table-cell office:value="22" office:value-type="float"/>
          <table:table-cell office:value="-0.9999998211860657" office:value-type="float"/>
          <table:table-cell office:value="-0.9999991059303284" office:value-type="float"/>
          <table:table-cell office:value="0.9999783039093018" office:value-type="float"/>
          <table:table-cell office:value="-0.9999980330467224" office:value-type="float"/>
          <table:table-cell office:value="0.9520136117935181" office:value-type="float"/>
          <table:table-cell office:value="-0.9158232212066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77190732934" office:value-type="float"/>
          <table:table-cell office:value="23" office:value-type="float"/>
          <table:table-cell office:value="-0.9999998211860657" office:value-type="float"/>
          <table:table-cell office:value="-0.9999991059303284" office:value-type="float"/>
          <table:table-cell office:value="0.9999781847000122" office:value-type="float"/>
          <table:table-cell office:value="-0.9999979734420776" office:value-type="float"/>
          <table:table-cell office:value="0.9497324228286743" office:value-type="float"/>
          <table:table-cell office:value="-0.91533744335174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9789368576" office:value-type="float"/>
          <table:table-cell office:value="24" office:value-type="float"/>
          <table:table-cell office:value="-0.9999998211860657" office:value-type="float"/>
          <table:table-cell office:value="-0.9999991059303284" office:value-type="float"/>
          <table:table-cell office:value="0.9999781847000122" office:value-type="float"/>
          <table:table-cell office:value="-0.9999979734420776" office:value-type="float"/>
          <table:table-cell office:value="0.9497328996658325" office:value-type="float"/>
          <table:table-cell office:value="-0.9153389334678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3671162172" office:value-type="float"/>
          <table:table-cell office:value="25" office:value-type="float"/>
          <table:table-cell office:value="-0.9999998211860657" office:value-type="float"/>
          <table:table-cell office:value="-0.9999991059303284" office:value-type="float"/>
          <table:table-cell office:value="0.9999779462814331" office:value-type="float"/>
          <table:table-cell office:value="-0.9999979734420776" office:value-type="float"/>
          <table:table-cell office:value="0.9473023414611816" office:value-type="float"/>
          <table:table-cell office:value="-0.91458028554916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0893812832" office:value-type="float"/>
          <table:table-cell office:value="26" office:value-type="float"/>
          <table:table-cell office:value="-0.9999998211860657" office:value-type="float"/>
          <table:table-cell office:value="-0.9999991059303284" office:value-type="float"/>
          <table:table-cell office:value="0.9999779462814331" office:value-type="float"/>
          <table:table-cell office:value="-0.9999979734420776" office:value-type="float"/>
          <table:table-cell office:value="0.9473026990890503" office:value-type="float"/>
          <table:table-cell office:value="-0.91458141803741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330887617" office:value-type="float"/>
          <table:table-cell office:value="27" office:value-type="float"/>
          <table:table-cell office:value="-0.9999998211860657" office:value-type="float"/>
          <table:table-cell office:value="-0.9999991059303284" office:value-type="float"/>
          <table:table-cell office:value="0.999977707862854" office:value-type="float"/>
          <table:table-cell office:value="-0.9999979734420776" office:value-type="float"/>
          <table:table-cell office:value="0.945026159286499" office:value-type="float"/>
          <table:table-cell office:value="-0.91455858945846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3671162172" office:value-type="float"/>
          <table:table-cell office:value="28" office:value-type="float"/>
          <table:table-cell office:value="-0.9999998211860657" office:value-type="float"/>
          <table:table-cell office:value="-0.9999991059303284" office:value-type="float"/>
          <table:table-cell office:value="0.999977707862854" office:value-type="float"/>
          <table:table-cell office:value="-0.9999979734420776" office:value-type="float"/>
          <table:table-cell office:value="0.945026159286499" office:value-type="float"/>
          <table:table-cell office:value="-0.91455876827239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886357269" office:value-type="float"/>
          <table:table-cell office:value="29" office:value-type="float"/>
          <table:table-cell office:value="-0.9999998211860657" office:value-type="float"/>
          <table:table-cell office:value="-0.9999991059303284" office:value-type="float"/>
          <table:table-cell office:value="0.9999775886535645" office:value-type="float"/>
          <table:table-cell office:value="-0.9999979138374329" office:value-type="float"/>
          <table:table-cell office:value="0.9429256916046143" office:value-type="float"/>
          <table:table-cell office:value="-0.91429489850997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053157857" office:value-type="float"/>
          <table:table-cell office:value="30" office:value-type="float"/>
          <table:table-cell office:value="-0.9999998211860657" office:value-type="float"/>
          <table:table-cell office:value="-0.9999991059303284" office:value-type="float"/>
          <table:table-cell office:value="0.9999775886535645" office:value-type="float"/>
          <table:table-cell office:value="-0.9999979138374329" office:value-type="float"/>
          <table:table-cell office:value="0.9429254531860352" office:value-type="float"/>
          <table:table-cell office:value="-0.91429406404495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053157857" office:value-type="float"/>
          <table:table-cell office:value="31" office:value-type="float"/>
          <table:table-cell office:value="-0.9999998211860657" office:value-type="float"/>
          <table:table-cell office:value="-0.9999991059303284" office:value-type="float"/>
          <table:table-cell office:value="0.9999775886535645" office:value-type="float"/>
          <table:table-cell office:value="-0.9999979138374329" office:value-type="float"/>
          <table:table-cell office:value="0.9429622888565063" office:value-type="float"/>
          <table:table-cell office:value="-0.9156199693679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7011992177" office:value-type="float"/>
          <table:table-cell office:value="32" office:value-type="float"/>
          <table:table-cell office:value="-0.9999998211860657" office:value-type="float"/>
          <table:table-cell office:value="-0.9999991059303284" office:value-type="float"/>
          <table:table-cell office:value="0.9999775886535645" office:value-type="float"/>
          <table:table-cell office:value="-0.9999979138374329" office:value-type="float"/>
          <table:table-cell office:value="0.9429622888565063" office:value-type="float"/>
          <table:table-cell office:value="-0.9156199693679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2383106552" office:value-type="float"/>
          <table:table-cell office:value="33" office:value-type="float"/>
          <table:table-cell office:value="-0.9999998211860657" office:value-type="float"/>
          <table:table-cell office:value="-0.9999991059303284" office:value-type="float"/>
          <table:table-cell office:value="0.9999778270721436" office:value-type="float"/>
          <table:table-cell office:value="-0.9999979734420776" office:value-type="float"/>
          <table:table-cell office:value="0.9452111721038818" office:value-type="float"/>
          <table:table-cell office:value="-0.91900360584259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0893812832" office:value-type="float"/>
          <table:table-cell office:value="34" office:value-type="float"/>
          <table:table-cell office:value="-0.9999998211860657" office:value-type="float"/>
          <table:table-cell office:value="-0.9999991059303284" office:value-type="float"/>
          <table:table-cell office:value="0.9999778270721436" office:value-type="float"/>
          <table:table-cell office:value="-0.9999979734420776" office:value-type="float"/>
          <table:table-cell office:value="0.94521164894104" office:value-type="float"/>
          <table:table-cell office:value="-0.91900509595870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644854526" office:value-type="float"/>
          <table:table-cell office:value="35" office:value-type="float"/>
          <table:table-cell office:value="-0.9999998211860657" office:value-type="float"/>
          <table:table-cell office:value="-0.9999991059303284" office:value-type="float"/>
          <table:table-cell office:value="0.9999779462814331" office:value-type="float"/>
          <table:table-cell office:value="-0.9999979734420776" office:value-type="float"/>
          <table:table-cell office:value="0.9474725723266602" office:value-type="float"/>
          <table:table-cell office:value="-0.92243432998657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7011992177" office:value-type="float"/>
          <table:table-cell office:value="36" office:value-type="float"/>
          <table:table-cell office:value="-0.9999998211860657" office:value-type="float"/>
          <table:table-cell office:value="-0.9999991059303284" office:value-type="float"/>
          <table:table-cell office:value="0.9999779462814331" office:value-type="float"/>
          <table:table-cell office:value="-0.9999979734420776" office:value-type="float"/>
          <table:table-cell office:value="0.9474719762802124" office:value-type="float"/>
          <table:table-cell office:value="-0.9224325418472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1457340685" office:value-type="float"/>
          <table:table-cell office:value="37" office:value-type="float"/>
          <table:table-cell office:value="-0.9999998211860657" office:value-type="float"/>
          <table:table-cell office:value="-0.9999991059303284" office:value-type="float"/>
          <table:table-cell office:value="0.9999780654907227" office:value-type="float"/>
          <table:table-cell office:value="-0.9999979734420776" office:value-type="float"/>
          <table:table-cell office:value="0.9492765665054321" office:value-type="float"/>
          <table:table-cell office:value="-0.92490476369857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7011992177" office:value-type="float"/>
          <table:table-cell office:value="38" office:value-type="float"/>
          <table:table-cell office:value="-0.9999998211860657" office:value-type="float"/>
          <table:table-cell office:value="-0.9999991059303284" office:value-type="float"/>
          <table:table-cell office:value="0.9999780654907227" office:value-type="float"/>
          <table:table-cell office:value="-0.9999979734420776" office:value-type="float"/>
          <table:table-cell office:value="0.9492771625518799" office:value-type="float"/>
          <table:table-cell office:value="-0.92490643262863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1457340685" office:value-type="float"/>
          <table:table-cell office:value="39" office:value-type="float"/>
          <table:table-cell office:value="-0.9999998211860657" office:value-type="float"/>
          <table:table-cell office:value="-0.9999991059303284" office:value-type="float"/>
          <table:table-cell office:value="0.9999783039093018" office:value-type="float"/>
          <table:table-cell office:value="-0.9999979734420776" office:value-type="float"/>
          <table:table-cell office:value="0.9509503841400146" office:value-type="float"/>
          <table:table-cell office:value="-0.9266299009323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8300152742" office:value-type="float"/>
          <table:table-cell office:value="40" office:value-type="float"/>
          <table:table-cell office:value="-0.9999998211860657" office:value-type="float"/>
          <table:table-cell office:value="-0.9999991059303284" office:value-type="float"/>
          <table:table-cell office:value="0.9999783039093018" office:value-type="float"/>
          <table:table-cell office:value="-0.9999979734420776" office:value-type="float"/>
          <table:table-cell office:value="0.950951099395752" office:value-type="float"/>
          <table:table-cell office:value="-0.92663156986236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516042667" office:value-type="float"/>
          <table:table-cell office:value="41" office:value-type="float"/>
          <table:table-cell office:value="-0.9999998211860657" office:value-type="float"/>
          <table:table-cell office:value="-0.9999991059303284" office:value-type="float"/>
          <table:table-cell office:value="0.9999783039093018" office:value-type="float"/>
          <table:table-cell office:value="-0.9999979734420776" office:value-type="float"/>
          <table:table-cell office:value="0.952390193939209" office:value-type="float"/>
          <table:table-cell office:value="-0.92860621213912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78680065595" office:value-type="float"/>
          <table:table-cell office:value="42" office:value-type="float"/>
          <table:table-cell office:value="-0.9999998211860657" office:value-type="float"/>
          <table:table-cell office:value="-0.9999991059303284" office:value-type="float"/>
          <table:table-cell office:value="0.9999783039093018" office:value-type="float"/>
          <table:table-cell office:value="-0.9999979734420776" office:value-type="float"/>
          <table:table-cell office:value="0.9523907899856567" office:value-type="float"/>
          <table:table-cell office:value="-0.92860794067382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7811649728" office:value-type="float"/>
          <table:table-cell office:value="43" office:value-type="float"/>
          <table:table-cell office:value="-0.9999998211860657" office:value-type="float"/>
          <table:table-cell office:value="-0.9999991059303284" office:value-type="float"/>
          <table:table-cell office:value="0.9999784231185913" office:value-type="float"/>
          <table:table-cell office:value="-0.9999979734420776" office:value-type="float"/>
          <table:table-cell office:value="0.9530496597290039" office:value-type="float"/>
          <table:table-cell office:value="-0.92998623847961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0893812832" office:value-type="float"/>
          <table:table-cell office:value="44" office:value-type="float"/>
          <table:table-cell office:value="-0.9999998211860657" office:value-type="float"/>
          <table:table-cell office:value="-0.9999991059303284" office:value-type="float"/>
          <table:table-cell office:value="0.9999784231185913" office:value-type="float"/>
          <table:table-cell office:value="-0.9999979734420776" office:value-type="float"/>
          <table:table-cell office:value="0.9530495405197144" office:value-type="float"/>
          <table:table-cell office:value="-0.9299855232238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77190732934" office:value-type="float"/>
          <table:table-cell office:value="45" office:value-type="float"/>
          <table:table-cell office:value="-0.9999998211860657" office:value-type="float"/>
          <table:table-cell office:value="-0.9999991059303284" office:value-type="float"/>
          <table:table-cell office:value="0.9999783039093018" office:value-type="float"/>
          <table:table-cell office:value="-0.9999979734420776" office:value-type="float"/>
          <table:table-cell office:value="0.952923059463501" office:value-type="float"/>
          <table:table-cell office:value="-0.93079650402069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6086207555" office:value-type="float"/>
          <table:table-cell office:value="46" office:value-type="float"/>
          <table:table-cell office:value="-0.9999998211860657" office:value-type="float"/>
          <table:table-cell office:value="-0.9999991059303284" office:value-type="float"/>
          <table:table-cell office:value="0.9999783039093018" office:value-type="float"/>
          <table:table-cell office:value="-0.9999979734420776" office:value-type="float"/>
          <table:table-cell office:value="0.9529235363006592" office:value-type="float"/>
          <table:table-cell office:value="-0.93079757690429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77190732934" office:value-type="float"/>
          <table:table-cell office:value="47" office:value-type="float"/>
          <table:table-cell office:value="-0.9999998211860657" office:value-type="float"/>
          <table:table-cell office:value="-0.9999991059303284" office:value-type="float"/>
          <table:table-cell office:value="0.9999781847000122" office:value-type="float"/>
          <table:table-cell office:value="-0.9999979734420776" office:value-type="float"/>
          <table:table-cell office:value="0.9508836269378662" office:value-type="float"/>
          <table:table-cell office:value="-0.92922419309616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2383106552" office:value-type="float"/>
          <table:table-cell office:value="48" office:value-type="float"/>
          <table:table-cell office:value="-0.9999998211860657" office:value-type="float"/>
          <table:table-cell office:value="-0.9999991059303284" office:value-type="float"/>
          <table:table-cell office:value="0.9999781847000122" office:value-type="float"/>
          <table:table-cell office:value="-0.9999979734420776" office:value-type="float"/>
          <table:table-cell office:value="0.950884222984314" office:value-type="float"/>
          <table:table-cell office:value="-0.92922586202621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79968037223" office:value-type="float"/>
          <table:table-cell office:value="49" office:value-type="float"/>
          <table:table-cell office:value="-0.9999998211860657" office:value-type="float"/>
          <table:table-cell office:value="-0.9999991059303284" office:value-type="float"/>
          <table:table-cell office:value="0.9999779462814331" office:value-type="float"/>
          <table:table-cell office:value="-0.9999979138374329" office:value-type="float"/>
          <table:table-cell office:value="0.948492169380188" office:value-type="float"/>
          <table:table-cell office:value="-0.92751622200012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3671162172" office:value-type="float"/>
          <table:table-cell office:value="50" office:value-type="float"/>
          <table:table-cell office:value="-0.9999998211860657" office:value-type="float"/>
          <table:table-cell office:value="-0.9999991059303284" office:value-type="float"/>
          <table:table-cell office:value="0.9999779462814331" office:value-type="float"/>
          <table:table-cell office:value="-0.9999979138374329" office:value-type="float"/>
          <table:table-cell office:value="0.9484920501708984" office:value-type="float"/>
          <table:table-cell office:value="-0.92751604318618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79968037223" office:value-type="float"/>
          <table:table-cell office:value="51" office:value-type="float"/>
          <table:table-cell office:value="-0.9999998211860657" office:value-type="float"/>
          <table:table-cell office:value="-0.9999991059303284" office:value-type="float"/>
          <table:table-cell office:value="0.999977707862854" office:value-type="float"/>
          <table:table-cell office:value="-0.9999979138374329" office:value-type="float"/>
          <table:table-cell office:value="0.9459555149078369" office:value-type="float"/>
          <table:table-cell office:value="-0.92585694789886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4596952783" office:value-type="float"/>
          <table:table-cell office:value="52" office:value-type="float"/>
          <table:table-cell office:value="-0.9999998211860657" office:value-type="float"/>
          <table:table-cell office:value="-0.9999991059303284" office:value-type="float"/>
          <table:table-cell office:value="0.999977707862854" office:value-type="float"/>
          <table:table-cell office:value="-0.9999979138374329" office:value-type="float"/>
          <table:table-cell office:value="0.9459559917449951" office:value-type="float"/>
          <table:table-cell office:value="-0.92585808038711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2383106552" office:value-type="float"/>
          <table:table-cell office:value="53" office:value-type="float"/>
          <table:table-cell office:value="-0.9999998211860657" office:value-type="float"/>
          <table:table-cell office:value="-0.9999991059303284" office:value-type="float"/>
          <table:table-cell office:value="0.9999775886535645" office:value-type="float"/>
          <table:table-cell office:value="-0.9999979138374329" office:value-type="float"/>
          <table:table-cell office:value="0.944082498550415" office:value-type="float"/>
          <table:table-cell office:value="-0.92519205808639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77190732934" office:value-type="float"/>
          <table:table-cell office:value="54" office:value-type="float"/>
          <table:table-cell office:value="-0.9999998211860657" office:value-type="float"/>
          <table:table-cell office:value="-0.9999991059303284" office:value-type="float"/>
          <table:table-cell office:value="0.9999775886535645" office:value-type="float"/>
          <table:table-cell office:value="-0.9999979138374329" office:value-type="float"/>
          <table:table-cell office:value="0.9440832138061523" office:value-type="float"/>
          <table:table-cell office:value="-0.92519360780715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053157857" office:value-type="float"/>
          <table:table-cell office:value="55" office:value-type="float"/>
          <table:table-cell office:value="-0.9999998211860657" office:value-type="float"/>
          <table:table-cell office:value="-0.9999991059303284" office:value-type="float"/>
          <table:table-cell office:value="0.9999774694442749" office:value-type="float"/>
          <table:table-cell office:value="-0.9999979138374329" office:value-type="float"/>
          <table:table-cell office:value="0.9434304237365723" office:value-type="float"/>
          <table:table-cell office:value="-0.92492353916168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90715168218" office:value-type="float"/>
          <table:table-cell office:value="56" office:value-type="float"/>
          <table:table-cell office:value="-0.9999998211860657" office:value-type="float"/>
          <table:table-cell office:value="-0.9999991059303284" office:value-type="float"/>
          <table:table-cell office:value="0.9999774694442749" office:value-type="float"/>
          <table:table-cell office:value="-0.9999979138374329" office:value-type="float"/>
          <table:table-cell office:value="0.9434303045272827" office:value-type="float"/>
          <table:table-cell office:value="-0.924923419952392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7811649728" office:value-type="float"/>
          <table:table-cell office:value="57" office:value-type="float"/>
          <table:table-cell office:value="-0.9999998211860657" office:value-type="float"/>
          <table:table-cell office:value="-0.9999991059303284" office:value-type="float"/>
          <table:table-cell office:value="0.9999775886535645" office:value-type="float"/>
          <table:table-cell office:value="-0.9999979138374329" office:value-type="float"/>
          <table:table-cell office:value="0.944393515586853" office:value-type="float"/>
          <table:table-cell office:value="-0.92566186189651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053157857" office:value-type="float"/>
          <table:table-cell office:value="58" office:value-type="float"/>
          <table:table-cell office:value="-0.9999998211860657" office:value-type="float"/>
          <table:table-cell office:value="-0.9999991059303284" office:value-type="float"/>
          <table:table-cell office:value="0.9999775886535645" office:value-type="float"/>
          <table:table-cell office:value="-0.9999979138374329" office:value-type="float"/>
          <table:table-cell office:value="0.944394588470459" office:value-type="float"/>
          <table:table-cell office:value="-0.92566484212875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7811649728" office:value-type="float"/>
          <table:table-cell office:value="59" office:value-type="float"/>
          <table:table-cell office:value="-0.9999998211860657" office:value-type="float"/>
          <table:table-cell office:value="-0.9999990463256836" office:value-type="float"/>
          <table:table-cell office:value="0.9999778270721436" office:value-type="float"/>
          <table:table-cell office:value="-0.9999979138374329" office:value-type="float"/>
          <table:table-cell office:value="0.9465172290802002" office:value-type="float"/>
          <table:table-cell office:value="-0.92722922563552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9588287937780564" office:value-type="float"/>
          <table:table-cell office:value="60" office:value-type="float"/>
          <table:table-cell office:value="-0.9999998211860657" office:value-type="float"/>
          <table:table-cell office:value="-0.9999990463256836" office:value-type="float"/>
          <table:table-cell office:value="0.9999778270721436" office:value-type="float"/>
          <table:table-cell office:value="-0.9999979138374329" office:value-type="float"/>
          <table:table-cell office:value="0.9465172290802002" office:value-type="float"/>
          <table:table-cell office:value="-0.9272291660308838" office:value-type="float"/>
        </table:table-row>
      </table:table>
      <table:table table:name="2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993443489076" office:value-type="float"/>
          <table:table-cell office:value="-0.009999996423721314" office:value-type="float"/>
          <table:table-cell office:value="0.009999544620513915" office:value-type="float"/>
          <table:table-cell office:value="-0.009999978542327882" office:value-type="float"/>
          <table:table-cell office:value="0.00113167405128479" office:value-type="float"/>
          <table:table-cell office:value="0.009194155931472778" office:value-type="float"/>
          <table:table-cell office:value="0.01407158925284769" office:value-type="float"/>
          <table:table-cell office:value="1" office:value-type="float"/>
          <table:table-cell office:value="-0.9999993443489075" office:value-type="float"/>
          <table:table-cell office:value="-0.9999996423721313" office:value-type="float"/>
          <table:table-cell office:value="0.9999544620513916" office:value-type="float"/>
          <table:table-cell office:value="-0.9999978542327881" office:value-type="float"/>
          <table:table-cell office:value="0.113167405128479" office:value-type="float"/>
          <table:table-cell office:value="0.9194155931472778" office:value-type="float"/>
        </table:table-row>
        <table:table-row>
          <table:table-cell office:value="-0.019999988079071045" office:value-type="float"/>
          <table:table-cell office:value="-0.019999993443489076" office:value-type="float"/>
          <table:table-cell office:value="0.019999160766601562" office:value-type="float"/>
          <table:table-cell office:value="-0.01999996066093445" office:value-type="float"/>
          <table:table-cell office:value="0.0026575040817260745" office:value-type="float"/>
          <table:table-cell office:value="0.018241642713546752" office:value-type="float"/>
          <table:table-cell office:value="0.014071587345719887" office:value-type="float"/>
          <table:table-cell office:value="2" office:value-type="float"/>
          <table:table-cell office:value="-0.999999463558197" office:value-type="float"/>
          <table:table-cell office:value="-0.9999997019767761" office:value-type="float"/>
          <table:table-cell office:value="0.9999616146087646" office:value-type="float"/>
          <table:table-cell office:value="-0.9999982118606567" office:value-type="float"/>
          <table:table-cell office:value="0.15258300304412842" office:value-type="float"/>
          <table:table-cell office:value="0.9047486782073975" office:value-type="float"/>
        </table:table-row>
        <table:table-row>
          <table:table-cell office:value="-0.02999998390674591" office:value-type="float"/>
          <table:table-cell office:value="-0.029999991059303285" office:value-type="float"/>
          <table:table-cell office:value="0.02999884486198425" office:value-type="float"/>
          <table:table-cell office:value="-0.029999946355819707" office:value-type="float"/>
          <table:table-cell office:value="0.004954023361206055" office:value-type="float"/>
          <table:table-cell office:value="0.02704414963722229" office:value-type="float"/>
          <table:table-cell office:value="0.014071587244913482" office:value-type="float"/>
          <table:table-cell office:value="3" office:value-type="float"/>
          <table:table-cell office:value="-0.9999995827674866" office:value-type="float"/>
          <table:table-cell office:value="-0.9999997615814209" office:value-type="float"/>
          <table:table-cell office:value="0.999968409538269" office:value-type="float"/>
          <table:table-cell office:value="-0.9999985694885254" office:value-type="float"/>
          <table:table-cell office:value="0.22965192794799805" office:value-type="float"/>
          <table:table-cell office:value="0.8802506923675537" office:value-type="float"/>
        </table:table-row>
        <table:table-row>
          <table:table-cell office:value="-0.03999998092651367" office:value-type="float"/>
          <table:table-cell office:value="-0.03999998927116394" office:value-type="float"/>
          <table:table-cell office:value="0.03999858260154724" office:value-type="float"/>
          <table:table-cell office:value="-0.03999993443489075" office:value-type="float"/>
          <table:table-cell office:value="0.007820305824279785" office:value-type="float"/>
          <table:table-cell office:value="0.03556240677833557" office:value-type="float"/>
          <table:table-cell office:value="0.014071584861005314" office:value-type="float"/>
          <table:table-cell office:value="4" office:value-type="float"/>
          <table:table-cell office:value="-0.9999997019767761" office:value-type="float"/>
          <table:table-cell office:value="-0.9999998211860657" office:value-type="float"/>
          <table:table-cell office:value="0.9999737739562988" office:value-type="float"/>
          <table:table-cell office:value="-0.9999988079071045" office:value-type="float"/>
          <table:table-cell office:value="0.28662824630737305" office:value-type="float"/>
          <table:table-cell office:value="0.8518257141113281" office:value-type="float"/>
        </table:table-row>
        <table:table-row>
          <table:table-cell office:value="-0.04999997854232788" office:value-type="float"/>
          <table:table-cell office:value="-0.049999987483024595" office:value-type="float"/>
          <table:table-cell office:value="0.04999836921691894" office:value-type="float"/>
          <table:table-cell office:value="-0.049999924898147585" office:value-type="float"/>
          <table:table-cell office:value="0.011436643600463866" office:value-type="float"/>
          <table:table-cell office:value="0.043706742525100706" office:value-type="float"/>
          <table:table-cell office:value="0.014071583430677777" office:value-type="float"/>
          <table:table-cell office:value="5" office:value-type="float"/>
          <table:table-cell office:value="-0.9999997615814209" office:value-type="float"/>
          <table:table-cell office:value="-0.9999998211860657" office:value-type="float"/>
          <table:table-cell office:value="0.9999786615371704" office:value-type="float"/>
          <table:table-cell office:value="-0.9999990463256836" office:value-type="float"/>
          <table:table-cell office:value="0.3616337776184082" office:value-type="float"/>
          <table:table-cell office:value="0.81443357467651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5672969818115234" office:value-type="float"/>
          <table:table-cell office:value="0.05" office:value-type="float"/>
          <table:table-cell office:value="0.014071587822499669" office:value-type="float"/>
          <table:table-cell office:value="6" office:value-type="float"/>
          <table:table-cell office:value="-0.9999998211860657" office:value-type="float"/>
          <table:table-cell office:value="-0.9999998807907104" office:value-type="float"/>
          <table:table-cell office:value="0.9999825954437256" office:value-type="float"/>
          <table:table-cell office:value="-0.9999992251396179" office:value-type="float"/>
          <table:table-cell office:value="0.4236326217651367" office:value-type="float"/>
          <table:table-cell office:value="0.76702904701232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0029644966125488" office:value-type="float"/>
          <table:table-cell office:value="0.05" office:value-type="float"/>
          <table:table-cell office:value="0.014071587721699468" office:value-type="float"/>
          <table:table-cell office:value="7" office:value-type="float"/>
          <table:table-cell office:value="-0.9999998211860657" office:value-type="float"/>
          <table:table-cell office:value="-0.9999998807907104" office:value-type="float"/>
          <table:table-cell office:value="0.9999833106994629" office:value-type="float"/>
          <table:table-cell office:value="-0.9999992251396179" office:value-type="float"/>
          <table:table-cell office:value="0.4356675148010254" office:value-type="float"/>
          <table:table-cell office:value="0.76443290710449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438920497894287" office:value-type="float"/>
          <table:table-cell office:value="0.05" office:value-type="float"/>
          <table:table-cell office:value="0.014071581046827507" office:value-type="float"/>
          <table:table-cell office:value="8" office:value-type="float"/>
          <table:table-cell office:value="-0.9999998211860657" office:value-type="float"/>
          <table:table-cell office:value="-0.9999998807907104" office:value-type="float"/>
          <table:table-cell office:value="0.999983549118042" office:value-type="float"/>
          <table:table-cell office:value="-0.9999992251396179" office:value-type="float"/>
          <table:table-cell office:value="0.4359560012817383" office:value-type="float"/>
          <table:table-cell office:value="0.76545524597167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723053932189938" office:value-type="float"/>
          <table:table-cell office:value="0.05" office:value-type="float"/>
          <table:table-cell office:value="0.014071586392164687" office:value-type="float"/>
          <table:table-cell office:value="9" office:value-type="float"/>
          <table:table-cell office:value="-0.9999998211860657" office:value-type="float"/>
          <table:table-cell office:value="-0.9999998807907104" office:value-type="float"/>
          <table:table-cell office:value="0.9999837875366211" office:value-type="float"/>
          <table:table-cell office:value="-0.9999992251396179" office:value-type="float"/>
          <table:table-cell office:value="0.43338489532470703" office:value-type="float"/>
          <table:table-cell office:value="0.770140767097473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3060733079910275" office:value-type="float"/>
          <table:table-cell office:value="0.05" office:value-type="float"/>
          <table:table-cell office:value="0.014071589729633252" office:value-type="float"/>
          <table:table-cell office:value="10" office:value-type="float"/>
          <table:table-cell office:value="-0.9999998211860657" office:value-type="float"/>
          <table:table-cell office:value="-0.9999998807907104" office:value-type="float"/>
          <table:table-cell office:value="0.9999840259552002" office:value-type="float"/>
          <table:table-cell office:value="-0.9999992847442627" office:value-type="float"/>
          <table:table-cell office:value="0.4337679147720337" office:value-type="float"/>
          <table:table-cell office:value="0.77113544940948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7269383668899536" office:value-type="float"/>
          <table:table-cell office:value="0.05" office:value-type="float"/>
          <table:table-cell office:value="0.014071584861005314" office:value-type="float"/>
          <table:table-cell office:value="11" office:value-type="float"/>
          <table:table-cell office:value="-0.9999998211860657" office:value-type="float"/>
          <table:table-cell office:value="-0.9999998807907104" office:value-type="float"/>
          <table:table-cell office:value="0.9999840259552002" office:value-type="float"/>
          <table:table-cell office:value="-0.9999992847442627" office:value-type="float"/>
          <table:table-cell office:value="0.4208650588989258" office:value-type="float"/>
          <table:table-cell office:value="0.77633106708526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48150444030762" office:value-type="float"/>
          <table:table-cell office:value="0.05" office:value-type="float"/>
          <table:table-cell office:value="0.014071588776063564" office:value-type="float"/>
          <table:table-cell office:value="12" office:value-type="float"/>
          <table:table-cell office:value="-0.9999998211860657" office:value-type="float"/>
          <table:table-cell office:value="-0.9999998807907104" office:value-type="float"/>
          <table:table-cell office:value="0.9999842643737793" office:value-type="float"/>
          <table:table-cell office:value="-0.9999992847442627" office:value-type="float"/>
          <table:table-cell office:value="0.4212120771408081" office:value-type="float"/>
          <table:table-cell office:value="0.77730107307434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547173857688904" office:value-type="float"/>
          <table:table-cell office:value="0.05" office:value-type="float"/>
          <table:table-cell office:value="0.014071588776063564" office:value-type="float"/>
          <table:table-cell office:value="13" office:value-type="float"/>
          <table:table-cell office:value="-0.9999998211860657" office:value-type="float"/>
          <table:table-cell office:value="-0.9999998807907104" office:value-type="float"/>
          <table:table-cell office:value="0.9999843835830688" office:value-type="float"/>
          <table:table-cell office:value="-0.9999992847442627" office:value-type="float"/>
          <table:table-cell office:value="0.3990234136581421" office:value-type="float"/>
          <table:table-cell office:value="0.78579342365264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946600556373597" office:value-type="float"/>
          <table:table-cell office:value="0.05" office:value-type="float"/>
          <table:table-cell office:value="0.014071583430677777" office:value-type="float"/>
          <table:table-cell office:value="14" office:value-type="float"/>
          <table:table-cell office:value="-0.9999998211860657" office:value-type="float"/>
          <table:table-cell office:value="-0.9999998807907104" office:value-type="float"/>
          <table:table-cell office:value="0.999984622001648" office:value-type="float"/>
          <table:table-cell office:value="-0.9999992847442627" office:value-type="float"/>
          <table:table-cell office:value="0.3994266986846924" office:value-type="float"/>
          <table:table-cell office:value="0.78666186332702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7244913482" office:value-type="float"/>
          <table:table-cell office:value="15" office:value-type="float"/>
          <table:table-cell office:value="-0.9999998211860657" office:value-type="float"/>
          <table:table-cell office:value="-0.9999998807907104" office:value-type="float"/>
          <table:table-cell office:value="0.999984622001648" office:value-type="float"/>
          <table:table-cell office:value="-0.9999992847442627" office:value-type="float"/>
          <table:table-cell office:value="0.36953532695770264" office:value-type="float"/>
          <table:table-cell office:value="0.79714059829711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3430677777" office:value-type="float"/>
          <table:table-cell office:value="16" office:value-type="float"/>
          <table:table-cell office:value="-0.9999998211860657" office:value-type="float"/>
          <table:table-cell office:value="-0.9999998807907104" office:value-type="float"/>
          <table:table-cell office:value="0.999984622001648" office:value-type="float"/>
          <table:table-cell office:value="-0.9999992847442627" office:value-type="float"/>
          <table:table-cell office:value="0.36957263946533203" office:value-type="float"/>
          <table:table-cell office:value="0.79726815223693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829928088" office:value-type="float"/>
          <table:table-cell office:value="17" office:value-type="float"/>
          <table:table-cell office:value="-0.9999998211860657" office:value-type="float"/>
          <table:table-cell office:value="-0.9999998807907104" office:value-type="float"/>
          <table:table-cell office:value="0.9999845027923584" office:value-type="float"/>
          <table:table-cell office:value="-0.9999992847442627" office:value-type="float"/>
          <table:table-cell office:value="0.34072327613830566" office:value-type="float"/>
          <table:table-cell office:value="0.80535089969635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2477133325" office:value-type="float"/>
          <table:table-cell office:value="18" office:value-type="float"/>
          <table:table-cell office:value="-0.9999998211860657" office:value-type="float"/>
          <table:table-cell office:value="-0.9999998807907104" office:value-type="float"/>
          <table:table-cell office:value="0.9999845027923584" office:value-type="float"/>
          <table:table-cell office:value="-0.9999992847442627" office:value-type="float"/>
          <table:table-cell office:value="0.3407191038131714" office:value-type="float"/>
          <table:table-cell office:value="0.80535459518432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5915389241" office:value-type="float"/>
          <table:table-cell office:value="19" office:value-type="float"/>
          <table:table-cell office:value="-0.9999998211860657" office:value-type="float"/>
          <table:table-cell office:value="-0.9999998807907104" office:value-type="float"/>
          <table:table-cell office:value="0.9999843835830688" office:value-type="float"/>
          <table:table-cell office:value="-0.9999992847442627" office:value-type="float"/>
          <table:table-cell office:value="0.33062875270843506" office:value-type="float"/>
          <table:table-cell office:value="0.80836522579193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6291345875" office:value-type="float"/>
          <table:table-cell office:value="20" office:value-type="float"/>
          <table:table-cell office:value="-0.9999998211860657" office:value-type="float"/>
          <table:table-cell office:value="-0.9999998807907104" office:value-type="float"/>
          <table:table-cell office:value="0.9999843835830688" office:value-type="float"/>
          <table:table-cell office:value="-0.9999992847442627" office:value-type="float"/>
          <table:table-cell office:value="0.33062684535980225" office:value-type="float"/>
          <table:table-cell office:value="0.80836689472198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7244913482" office:value-type="float"/>
          <table:table-cell office:value="21" office:value-type="float"/>
          <table:table-cell office:value="-0.9999998211860657" office:value-type="float"/>
          <table:table-cell office:value="-0.9999998807907104" office:value-type="float"/>
          <table:table-cell office:value="0.9999845027923584" office:value-type="float"/>
          <table:table-cell office:value="-0.9999992847442627" office:value-type="float"/>
          <table:table-cell office:value="0.3457620143890381" office:value-type="float"/>
          <table:table-cell office:value="0.80646979808807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5337784048" office:value-type="float"/>
          <table:table-cell office:value="22" office:value-type="float"/>
          <table:table-cell office:value="-0.9999998211860657" office:value-type="float"/>
          <table:table-cell office:value="-0.9999998807907104" office:value-type="float"/>
          <table:table-cell office:value="0.9999845027923584" office:value-type="float"/>
          <table:table-cell office:value="-0.9999992847442627" office:value-type="float"/>
          <table:table-cell office:value="0.3457601070404053" office:value-type="float"/>
          <table:table-cell office:value="0.80647134780883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3907452181" office:value-type="float"/>
          <table:table-cell office:value="23" office:value-type="float"/>
          <table:table-cell office:value="-0.9999998211860657" office:value-type="float"/>
          <table:table-cell office:value="-0.9999998807907104" office:value-type="float"/>
          <table:table-cell office:value="0.9999847412109375" office:value-type="float"/>
          <table:table-cell office:value="-0.9999992847442627" office:value-type="float"/>
          <table:table-cell office:value="0.37707018852233887" office:value-type="float"/>
          <table:table-cell office:value="0.79957783222198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6392164687" office:value-type="float"/>
          <table:table-cell office:value="24" office:value-type="float"/>
          <table:table-cell office:value="-0.9999998211860657" office:value-type="float"/>
          <table:table-cell office:value="-0.9999998807907104" office:value-type="float"/>
          <table:table-cell office:value="0.9999847412109375" office:value-type="float"/>
          <table:table-cell office:value="-0.9999992847442627" office:value-type="float"/>
          <table:table-cell office:value="0.3770730495452881" office:value-type="float"/>
          <table:table-cell office:value="0.79957520961761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7244913482" office:value-type="float"/>
          <table:table-cell office:value="25" office:value-type="float"/>
          <table:table-cell office:value="-0.9999998211860657" office:value-type="float"/>
          <table:table-cell office:value="-0.9999998807907104" office:value-type="float"/>
          <table:table-cell office:value="0.9999849796295166" office:value-type="float"/>
          <table:table-cell office:value="-0.9999992847442627" office:value-type="float"/>
          <table:table-cell office:value="0.4113074541091919" office:value-type="float"/>
          <table:table-cell office:value="0.79113543033599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829928088" office:value-type="float"/>
          <table:table-cell office:value="26" office:value-type="float"/>
          <table:table-cell office:value="-0.9999998211860657" office:value-type="float"/>
          <table:table-cell office:value="-0.9999998807907104" office:value-type="float"/>
          <table:table-cell office:value="0.9999849796295166" office:value-type="float"/>
          <table:table-cell office:value="-0.9999992847442627" office:value-type="float"/>
          <table:table-cell office:value="0.41130125522613525" office:value-type="float"/>
          <table:table-cell office:value="0.79114127159118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5337784048" office:value-type="float"/>
          <table:table-cell office:value="27" office:value-type="float"/>
          <table:table-cell office:value="-0.9999998211860657" office:value-type="float"/>
          <table:table-cell office:value="-0.9999998807907104" office:value-type="float"/>
          <table:table-cell office:value="0.9999850988388062" office:value-type="float"/>
          <table:table-cell office:value="-0.9999992847442627" office:value-type="float"/>
          <table:table-cell office:value="0.4351307153701782" office:value-type="float"/>
          <table:table-cell office:value="0.78492295742034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829928088" office:value-type="float"/>
          <table:table-cell office:value="28" office:value-type="float"/>
          <table:table-cell office:value="-0.9999998211860657" office:value-type="float"/>
          <table:table-cell office:value="-0.9999998807907104" office:value-type="float"/>
          <table:table-cell office:value="0.9999850988388062" office:value-type="float"/>
          <table:table-cell office:value="-0.9999992847442627" office:value-type="float"/>
          <table:table-cell office:value="0.4351315498352051" office:value-type="float"/>
          <table:table-cell office:value="0.78492188453674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6868941569" office:value-type="float"/>
          <table:table-cell office:value="29" office:value-type="float"/>
          <table:table-cell office:value="-0.9999998807907104" office:value-type="float"/>
          <table:table-cell office:value="-0.9999998807907104" office:value-type="float"/>
          <table:table-cell office:value="0.9999850988388062" office:value-type="float"/>
          <table:table-cell office:value="-0.9999992847442627" office:value-type="float"/>
          <table:table-cell office:value="0.440604567527771" office:value-type="float"/>
          <table:table-cell office:value="0.78772127628326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9115999864" office:value-type="float"/>
          <table:table-cell office:value="30" office:value-type="float"/>
          <table:table-cell office:value="-0.9999998807907104" office:value-type="float"/>
          <table:table-cell office:value="-0.9999998807907104" office:value-type="float"/>
          <table:table-cell office:value="0.9999850988388062" office:value-type="float"/>
          <table:table-cell office:value="-0.9999992847442627" office:value-type="float"/>
          <table:table-cell office:value="0.44060683250427246" office:value-type="float"/>
          <table:table-cell office:value="0.78771877288818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8675275769" office:value-type="float"/>
          <table:table-cell office:value="31" office:value-type="float"/>
          <table:table-cell office:value="-0.9999998211860657" office:value-type="float"/>
          <table:table-cell office:value="-0.9999998807907104" office:value-type="float"/>
          <table:table-cell office:value="0.9999849796295166" office:value-type="float"/>
          <table:table-cell office:value="-0.9999992847442627" office:value-type="float"/>
          <table:table-cell office:value="0.43028926849365234" office:value-type="float"/>
          <table:table-cell office:value="0.79509949684143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2477133325" office:value-type="float"/>
          <table:table-cell office:value="32" office:value-type="float"/>
          <table:table-cell office:value="-0.9999998211860657" office:value-type="float"/>
          <table:table-cell office:value="-0.9999998807907104" office:value-type="float"/>
          <table:table-cell office:value="0.9999849796295166" office:value-type="float"/>
          <table:table-cell office:value="-0.9999992847442627" office:value-type="float"/>
          <table:table-cell office:value="0.4302985668182373" office:value-type="float"/>
          <table:table-cell office:value="0.795090556144714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438422803" office:value-type="float"/>
          <table:table-cell office:value="33" office:value-type="float"/>
          <table:table-cell office:value="-0.9999998211860657" office:value-type="float"/>
          <table:table-cell office:value="-0.9999998807907104" office:value-type="float"/>
          <table:table-cell office:value="0.999984860420227" office:value-type="float"/>
          <table:table-cell office:value="-0.9999992847442627" office:value-type="float"/>
          <table:table-cell office:value="0.4147660732269287" office:value-type="float"/>
          <table:table-cell office:value="0.8033940792083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925284769" office:value-type="float"/>
          <table:table-cell office:value="34" office:value-type="float"/>
          <table:table-cell office:value="-0.9999998211860657" office:value-type="float"/>
          <table:table-cell office:value="-0.9999998807907104" office:value-type="float"/>
          <table:table-cell office:value="0.999984860420227" office:value-type="float"/>
          <table:table-cell office:value="-0.9999992847442627" office:value-type="float"/>
          <table:table-cell office:value="0.4147627353668213" office:value-type="float"/>
          <table:table-cell office:value="0.80339717864990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829928088" office:value-type="float"/>
          <table:table-cell office:value="35" office:value-type="float"/>
          <table:table-cell office:value="-0.9999998211860657" office:value-type="float"/>
          <table:table-cell office:value="-0.9999998807907104" office:value-type="float"/>
          <table:table-cell office:value="0.9999847412109375" office:value-type="float"/>
          <table:table-cell office:value="-0.9999992847442627" office:value-type="float"/>
          <table:table-cell office:value="0.3934282064437866" office:value-type="float"/>
          <table:table-cell office:value="0.8100432157516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6768128953" office:value-type="float"/>
          <table:table-cell office:value="36" office:value-type="float"/>
          <table:table-cell office:value="-0.9999998211860657" office:value-type="float"/>
          <table:table-cell office:value="-0.9999998807907104" office:value-type="float"/>
          <table:table-cell office:value="0.9999847412109375" office:value-type="float"/>
          <table:table-cell office:value="-0.9999992847442627" office:value-type="float"/>
          <table:table-cell office:value="0.39343035221099854" office:value-type="float"/>
          <table:table-cell office:value="0.81004130840301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4861005314" office:value-type="float"/>
          <table:table-cell office:value="37" office:value-type="float"/>
          <table:table-cell office:value="-0.9999998211860657" office:value-type="float"/>
          <table:table-cell office:value="-0.9999998807907104" office:value-type="float"/>
          <table:table-cell office:value="0.9999845027923584" office:value-type="float"/>
          <table:table-cell office:value="-0.9999992847442627" office:value-type="float"/>
          <table:table-cell office:value="0.3746373653411865" office:value-type="float"/>
          <table:table-cell office:value="0.81507551670074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1046827507" office:value-type="float"/>
          <table:table-cell office:value="38" office:value-type="float"/>
          <table:table-cell office:value="-0.9999998211860657" office:value-type="float"/>
          <table:table-cell office:value="-0.9999998807907104" office:value-type="float"/>
          <table:table-cell office:value="0.9999845027923584" office:value-type="float"/>
          <table:table-cell office:value="-0.9999992847442627" office:value-type="float"/>
          <table:table-cell office:value="0.3746408224105835" office:value-type="float"/>
          <table:table-cell office:value="0.81507253646850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6392164687" office:value-type="float"/>
          <table:table-cell office:value="39" office:value-type="float"/>
          <table:table-cell office:value="-0.9999998211860657" office:value-type="float"/>
          <table:table-cell office:value="-0.9999998807907104" office:value-type="float"/>
          <table:table-cell office:value="0.9999845027923584" office:value-type="float"/>
          <table:table-cell office:value="-0.9999992847442627" office:value-type="float"/>
          <table:table-cell office:value="0.35993123054504395" office:value-type="float"/>
          <table:table-cell office:value="0.81704282760620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8198486883" office:value-type="float"/>
          <table:table-cell office:value="40" office:value-type="float"/>
          <table:table-cell office:value="-0.9999998211860657" office:value-type="float"/>
          <table:table-cell office:value="-0.9999998807907104" office:value-type="float"/>
          <table:table-cell office:value="0.9999845027923584" office:value-type="float"/>
          <table:table-cell office:value="-0.9999992847442627" office:value-type="float"/>
          <table:table-cell office:value="0.35992586612701416" office:value-type="float"/>
          <table:table-cell office:value="0.8170471191406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829928088" office:value-type="float"/>
          <table:table-cell office:value="41" office:value-type="float"/>
          <table:table-cell office:value="-0.9999998211860657" office:value-type="float"/>
          <table:table-cell office:value="-0.9999998807907104" office:value-type="float"/>
          <table:table-cell office:value="0.9999843835830688" office:value-type="float"/>
          <table:table-cell office:value="-0.9999992847442627" office:value-type="float"/>
          <table:table-cell office:value="0.35279345512390137" office:value-type="float"/>
          <table:table-cell office:value="0.81569147109985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925284769" office:value-type="float"/>
          <table:table-cell office:value="42" office:value-type="float"/>
          <table:table-cell office:value="-0.9999998211860657" office:value-type="float"/>
          <table:table-cell office:value="-0.9999998807907104" office:value-type="float"/>
          <table:table-cell office:value="0.9999843835830688" office:value-type="float"/>
          <table:table-cell office:value="-0.9999992847442627" office:value-type="float"/>
          <table:table-cell office:value="0.35279810428619385" office:value-type="float"/>
          <table:table-cell office:value="0.8156878948211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581456424" office:value-type="float"/>
          <table:table-cell office:value="43" office:value-type="float"/>
          <table:table-cell office:value="-0.9999998211860657" office:value-type="float"/>
          <table:table-cell office:value="-0.9999998807907104" office:value-type="float"/>
          <table:table-cell office:value="0.9999843835830688" office:value-type="float"/>
          <table:table-cell office:value="-0.9999992847442627" office:value-type="float"/>
          <table:table-cell office:value="0.3558342456817627" office:value-type="float"/>
          <table:table-cell office:value="0.80959117412567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6868941569" office:value-type="float"/>
          <table:table-cell office:value="44" office:value-type="float"/>
          <table:table-cell office:value="-0.9999998211860657" office:value-type="float"/>
          <table:table-cell office:value="-0.9999998807907104" office:value-type="float"/>
          <table:table-cell office:value="0.9999843835830688" office:value-type="float"/>
          <table:table-cell office:value="-0.9999992847442627" office:value-type="float"/>
          <table:table-cell office:value="0.3558361530303955" office:value-type="float"/>
          <table:table-cell office:value="0.80958938598632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305476703" office:value-type="float"/>
          <table:table-cell office:value="45" office:value-type="float"/>
          <table:table-cell office:value="-0.9999998211860657" office:value-type="float"/>
          <table:table-cell office:value="-0.9999998807907104" office:value-type="float"/>
          <table:table-cell office:value="0.9999845027923584" office:value-type="float"/>
          <table:table-cell office:value="-0.9999992847442627" office:value-type="float"/>
          <table:table-cell office:value="0.37323856353759766" office:value-type="float"/>
          <table:table-cell office:value="0.79971933364868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4485071627" office:value-type="float"/>
          <table:table-cell office:value="46" office:value-type="float"/>
          <table:table-cell office:value="-0.9999998211860657" office:value-type="float"/>
          <table:table-cell office:value="-0.9999998807907104" office:value-type="float"/>
          <table:table-cell office:value="0.9999845027923584" office:value-type="float"/>
          <table:table-cell office:value="-0.9999992847442627" office:value-type="float"/>
          <table:table-cell office:value="0.37324559688568115" office:value-type="float"/>
          <table:table-cell office:value="0.79971277713775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4485071627" office:value-type="float"/>
          <table:table-cell office:value="47" office:value-type="float"/>
          <table:table-cell office:value="-0.9999998211860657" office:value-type="float"/>
          <table:table-cell office:value="-0.9999998807907104" office:value-type="float"/>
          <table:table-cell office:value="0.9999847412109375" office:value-type="float"/>
          <table:table-cell office:value="-0.9999992847442627" office:value-type="float"/>
          <table:table-cell office:value="0.39485621452331543" office:value-type="float"/>
          <table:table-cell office:value="0.78748476505279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581456424" office:value-type="float"/>
          <table:table-cell office:value="48" office:value-type="float"/>
          <table:table-cell office:value="-0.9999998211860657" office:value-type="float"/>
          <table:table-cell office:value="-0.9999998807907104" office:value-type="float"/>
          <table:table-cell office:value="0.9999847412109375" office:value-type="float"/>
          <table:table-cell office:value="-0.9999992847442627" office:value-type="float"/>
          <table:table-cell office:value="0.39485621452331543" office:value-type="float"/>
          <table:table-cell office:value="0.78748476505279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3430677777" office:value-type="float"/>
          <table:table-cell office:value="49" office:value-type="float"/>
          <table:table-cell office:value="-0.9999998211860657" office:value-type="float"/>
          <table:table-cell office:value="-0.9999998807907104" office:value-type="float"/>
          <table:table-cell office:value="0.999984860420227" office:value-type="float"/>
          <table:table-cell office:value="-0.9999992847442627" office:value-type="float"/>
          <table:table-cell office:value="0.4180353879928589" office:value-type="float"/>
          <table:table-cell office:value="0.77305817604064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4861005314" office:value-type="float"/>
          <table:table-cell office:value="50" office:value-type="float"/>
          <table:table-cell office:value="-0.9999998211860657" office:value-type="float"/>
          <table:table-cell office:value="-0.9999998807907104" office:value-type="float"/>
          <table:table-cell office:value="0.999984860420227" office:value-type="float"/>
          <table:table-cell office:value="-0.9999992847442627" office:value-type="float"/>
          <table:table-cell office:value="0.41803956031799316" office:value-type="float"/>
          <table:table-cell office:value="0.7730537652969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6868941569" office:value-type="float"/>
          <table:table-cell office:value="51" office:value-type="float"/>
          <table:table-cell office:value="-0.9999998211860657" office:value-type="float"/>
          <table:table-cell office:value="-0.9999998807907104" office:value-type="float"/>
          <table:table-cell office:value="0.9999849796295166" office:value-type="float"/>
          <table:table-cell office:value="-0.9999992847442627" office:value-type="float"/>
          <table:table-cell office:value="0.4331817626953125" office:value-type="float"/>
          <table:table-cell office:value="0.76062536239624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829928088" office:value-type="float"/>
          <table:table-cell office:value="52" office:value-type="float"/>
          <table:table-cell office:value="-0.9999998211860657" office:value-type="float"/>
          <table:table-cell office:value="-0.9999998807907104" office:value-type="float"/>
          <table:table-cell office:value="0.9999849796295166" office:value-type="float"/>
          <table:table-cell office:value="-0.9999992847442627" office:value-type="float"/>
          <table:table-cell office:value="0.4331824779510498" office:value-type="float"/>
          <table:table-cell office:value="0.76062464714050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7822499669" office:value-type="float"/>
          <table:table-cell office:value="53" office:value-type="float"/>
          <table:table-cell office:value="-0.9999998211860657" office:value-type="float"/>
          <table:table-cell office:value="-0.9999998807907104" office:value-type="float"/>
          <table:table-cell office:value="0.9999849796295166" office:value-type="float"/>
          <table:table-cell office:value="-0.9999992847442627" office:value-type="float"/>
          <table:table-cell office:value="0.4409557580947876" office:value-type="float"/>
          <table:table-cell office:value="0.74900996685028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6392164687" office:value-type="float"/>
          <table:table-cell office:value="54" office:value-type="float"/>
          <table:table-cell office:value="-0.9999998211860657" office:value-type="float"/>
          <table:table-cell office:value="-0.9999998807907104" office:value-type="float"/>
          <table:table-cell office:value="0.9999849796295166" office:value-type="float"/>
          <table:table-cell office:value="-0.9999992847442627" office:value-type="float"/>
          <table:table-cell office:value="0.44095635414123535" office:value-type="float"/>
          <table:table-cell office:value="0.7490093708038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90206420272" office:value-type="float"/>
          <table:table-cell office:value="55" office:value-type="float"/>
          <table:table-cell office:value="-0.9999998211860657" office:value-type="float"/>
          <table:table-cell office:value="-0.9999998807907104" office:value-type="float"/>
          <table:table-cell office:value="0.9999849796295166" office:value-type="float"/>
          <table:table-cell office:value="-0.9999992847442627" office:value-type="float"/>
          <table:table-cell office:value="0.4426395893096924" office:value-type="float"/>
          <table:table-cell office:value="0.73795795440673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8776063564" office:value-type="float"/>
          <table:table-cell office:value="56" office:value-type="float"/>
          <table:table-cell office:value="-0.9999998211860657" office:value-type="float"/>
          <table:table-cell office:value="-0.9999998807907104" office:value-type="float"/>
          <table:table-cell office:value="0.9999849796295166" office:value-type="float"/>
          <table:table-cell office:value="-0.9999992847442627" office:value-type="float"/>
          <table:table-cell office:value="0.442641019821167" office:value-type="float"/>
          <table:table-cell office:value="0.73795628547668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7244913482" office:value-type="float"/>
          <table:table-cell office:value="57" office:value-type="float"/>
          <table:table-cell office:value="-0.9999998211860657" office:value-type="float"/>
          <table:table-cell office:value="-0.9999998807907104" office:value-type="float"/>
          <table:table-cell office:value="0.9999849796295166" office:value-type="float"/>
          <table:table-cell office:value="-0.9999992847442627" office:value-type="float"/>
          <table:table-cell office:value="0.4324530363082886" office:value-type="float"/>
          <table:table-cell office:value="0.73076629638671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6868941569" office:value-type="float"/>
          <table:table-cell office:value="58" office:value-type="float"/>
          <table:table-cell office:value="-0.9999998211860657" office:value-type="float"/>
          <table:table-cell office:value="-0.9999998807907104" office:value-type="float"/>
          <table:table-cell office:value="0.9999849796295166" office:value-type="float"/>
          <table:table-cell office:value="-0.9999992847442627" office:value-type="float"/>
          <table:table-cell office:value="0.4324514865875244" office:value-type="float"/>
          <table:table-cell office:value="0.73076844215393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5438615253" office:value-type="float"/>
          <table:table-cell office:value="59" office:value-type="float"/>
          <table:table-cell office:value="-0.9999998211860657" office:value-type="float"/>
          <table:table-cell office:value="-0.9999998807907104" office:value-type="float"/>
          <table:table-cell office:value="0.9999847412109375" office:value-type="float"/>
          <table:table-cell office:value="-0.9999992847442627" office:value-type="float"/>
          <table:table-cell office:value="0.41789937019348145" office:value-type="float"/>
          <table:table-cell office:value="0.72533059120178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14071585915389241" office:value-type="float"/>
          <table:table-cell office:value="60" office:value-type="float"/>
          <table:table-cell office:value="-0.9999998211860657" office:value-type="float"/>
          <table:table-cell office:value="-0.9999998807907104" office:value-type="float"/>
          <table:table-cell office:value="0.9999847412109375" office:value-type="float"/>
          <table:table-cell office:value="-0.9999992847442627" office:value-type="float"/>
          <table:table-cell office:value="0.417901873588562" office:value-type="float"/>
          <table:table-cell office:value="0.7253274917602539" office:value-type="float"/>
        </table:table-row>
      </table:table>
      <table:table table:name="2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980926513672" office:value-type="float"/>
          <table:table-cell office:value="-0.00999999463558197" office:value-type="float"/>
          <table:table-cell office:value="0.009999204874038697" office:value-type="float"/>
          <table:table-cell office:value="-0.009999940991401673" office:value-type="float"/>
          <table:table-cell office:value="-0.0032729899883270266" office:value-type="float"/>
          <table:table-cell office:value="0.009881446361541748" office:value-type="float"/>
          <table:table-cell office:value="0.023691377763722536" office:value-type="float"/>
          <table:table-cell office:value="1" office:value-type="float"/>
          <table:table-cell office:value="-0.9999980926513672" office:value-type="float"/>
          <table:table-cell office:value="-0.999999463558197" office:value-type="float"/>
          <table:table-cell office:value="0.9999204874038696" office:value-type="float"/>
          <table:table-cell office:value="-0.9999940991401672" office:value-type="float"/>
          <table:table-cell office:value="-0.32729899883270264" office:value-type="float"/>
          <table:table-cell office:value="0.9881446361541748" office:value-type="float"/>
        </table:table-row>
        <table:table-row>
          <table:table-cell office:value="-0.019999964237213133" office:value-type="float"/>
          <table:table-cell office:value="-0.019999990463256838" office:value-type="float"/>
          <table:table-cell office:value="0.01999851107597351" office:value-type="float"/>
          <table:table-cell office:value="-0.01999989092350006" office:value-type="float"/>
          <table:table-cell office:value="-0.0065873444080352785" office:value-type="float"/>
          <table:table-cell office:value="0.019765409231185915" office:value-type="float"/>
          <table:table-cell office:value="0.02369137755830757" office:value-type="float"/>
          <table:table-cell office:value="2" office:value-type="float"/>
          <table:table-cell office:value="-0.9999983310699463" office:value-type="float"/>
          <table:table-cell office:value="-0.9999995827674866" office:value-type="float"/>
          <table:table-cell office:value="0.9999306201934814" office:value-type="float"/>
          <table:table-cell office:value="-0.9999949932098389" office:value-type="float"/>
          <table:table-cell office:value="-0.3314354419708252" office:value-type="float"/>
          <table:table-cell office:value="0.9883962869644165" office:value-type="float"/>
        </table:table-row>
        <table:table-row>
          <table:table-cell office:value="-0.029999950528144834" office:value-type="float"/>
          <table:table-cell office:value="-0.02999998688697815" office:value-type="float"/>
          <table:table-cell office:value="0.029997906684875487" office:value-type="float"/>
          <table:table-cell office:value="-0.029999848008155822" office:value-type="float"/>
          <table:table-cell office:value="-0.009983940720558167" office:value-type="float"/>
          <table:table-cell office:value="0.029650260210037235" office:value-type="float"/>
          <table:table-cell office:value="0.02369138048486945" office:value-type="float"/>
          <table:table-cell office:value="3" office:value-type="float"/>
          <table:table-cell office:value="-0.9999986290931702" office:value-type="float"/>
          <table:table-cell office:value="-0.9999996423721313" office:value-type="float"/>
          <table:table-cell office:value="0.9999395608901978" office:value-type="float"/>
          <table:table-cell office:value="-0.9999957084655762" office:value-type="float"/>
          <table:table-cell office:value="-0.3396596312522888" office:value-type="float"/>
          <table:table-cell office:value="0.9884850978851318" office:value-type="float"/>
        </table:table-row>
        <table:table-row>
          <table:table-cell office:value="-0.03999993860721588" office:value-type="float"/>
          <table:table-cell office:value="-0.03999998390674591" office:value-type="float"/>
          <table:table-cell office:value="0.03999738216400146" office:value-type="float"/>
          <table:table-cell office:value="-0.03999981164932251" office:value-type="float"/>
          <table:table-cell office:value="-0.013382187485694886" office:value-type="float"/>
          <table:table-cell office:value="0.03953570723533631" office:value-type="float"/>
          <table:table-cell office:value="0.023691380279454458" office:value-type="float"/>
          <table:table-cell office:value="4" office:value-type="float"/>
          <table:table-cell office:value="-0.9999988079071045" office:value-type="float"/>
          <table:table-cell office:value="-0.9999997019767761" office:value-type="float"/>
          <table:table-cell office:value="0.9999475479125977" office:value-type="float"/>
          <table:table-cell office:value="-0.9999963641166687" office:value-type="float"/>
          <table:table-cell office:value="-0.3398246765136719" office:value-type="float"/>
          <table:table-cell office:value="0.9885447025299072" office:value-type="float"/>
        </table:table-row>
        <table:table-row>
          <table:table-cell office:value="-0.04999992847442627" office:value-type="float"/>
          <table:table-cell office:value="-0.04999998152256012" office:value-type="float"/>
          <table:table-cell office:value="0.04999693155288696" office:value-type="float"/>
          <table:table-cell office:value="-0.049999781250953675" office:value-type="float"/>
          <table:table-cell office:value="-0.016696266531944275" office:value-type="float"/>
          <table:table-cell office:value="0.049418660402297976" office:value-type="float"/>
          <table:table-cell office:value="0.02369137796913768" office:value-type="float"/>
          <table:table-cell office:value="5" office:value-type="float"/>
          <table:table-cell office:value="-0.9999989867210388" office:value-type="float"/>
          <table:table-cell office:value="-0.9999997615814209" office:value-type="float"/>
          <table:table-cell office:value="0.9999549388885498" office:value-type="float"/>
          <table:table-cell office:value="-0.9999969601631165" office:value-type="float"/>
          <table:table-cell office:value="-0.33140790462493896" office:value-type="float"/>
          <table:table-cell office:value="0.9882953166961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9917247891426085" office:value-type="float"/>
          <table:table-cell office:value="0.05" office:value-type="float"/>
          <table:table-cell office:value="0.023691379663210506" office:value-type="float"/>
          <table:table-cell office:value="6" office:value-type="float"/>
          <table:table-cell office:value="-0.9999991655349731" office:value-type="float"/>
          <table:table-cell office:value="-0.9999998211860657" office:value-type="float"/>
          <table:table-cell office:value="0.9999613761901855" office:value-type="float"/>
          <table:table-cell office:value="-0.9999974370002747" office:value-type="float"/>
          <table:table-cell office:value="-0.32209813594818115" office:value-type="float"/>
          <table:table-cell office:value="0.98787355422973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298937737941742" office:value-type="float"/>
          <table:table-cell office:value="0.05" office:value-type="float"/>
          <table:table-cell office:value="0.023691378841554384" office:value-type="float"/>
          <table:table-cell office:value="7" office:value-type="float"/>
          <table:table-cell office:value="-0.9999991655349731" office:value-type="float"/>
          <table:table-cell office:value="-0.9999998211860657" office:value-type="float"/>
          <table:table-cell office:value="0.9999613761901855" office:value-type="float"/>
          <table:table-cell office:value="-0.9999974370002747" office:value-type="float"/>
          <table:table-cell office:value="-0.3072129487991333" office:value-type="float"/>
          <table:table-cell office:value="0.98742532730102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6046167016029357" office:value-type="float"/>
          <table:table-cell office:value="0.05" office:value-type="float"/>
          <table:table-cell office:value="0.023691377466583185" office:value-type="float"/>
          <table:table-cell office:value="8" office:value-type="float"/>
          <table:table-cell office:value="-0.9999991655349731" office:value-type="float"/>
          <table:table-cell office:value="-0.9999998211860657" office:value-type="float"/>
          <table:table-cell office:value="0.9999608993530273" office:value-type="float"/>
          <table:table-cell office:value="-0.9999974370002747" office:value-type="float"/>
          <table:table-cell office:value="-0.30567896366119385" office:value-type="float"/>
          <table:table-cell office:value="0.98727643489837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8969300389289854" office:value-type="float"/>
          <table:table-cell office:value="0.05" office:value-type="float"/>
          <table:table-cell office:value="0.023691376850336305" office:value-type="float"/>
          <table:table-cell office:value="9" office:value-type="float"/>
          <table:table-cell office:value="-0.9999991655349731" office:value-type="float"/>
          <table:table-cell office:value="-0.9999998211860657" office:value-type="float"/>
          <table:table-cell office:value="0.9999606609344482" office:value-type="float"/>
          <table:table-cell office:value="-0.9999974370002747" office:value-type="float"/>
          <table:table-cell office:value="-0.2923133373260498" office:value-type="float"/>
          <table:table-cell office:value="0.98692655563354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1876333951950074" office:value-type="float"/>
          <table:table-cell office:value="0.05" office:value-type="float"/>
          <table:table-cell office:value="0.023691378174553" office:value-type="float"/>
          <table:table-cell office:value="10" office:value-type="float"/>
          <table:table-cell office:value="-0.9999991655349731" office:value-type="float"/>
          <table:table-cell office:value="-0.9999998211860657" office:value-type="float"/>
          <table:table-cell office:value="0.9999603033065796" office:value-type="float"/>
          <table:table-cell office:value="-0.9999973773956299" office:value-type="float"/>
          <table:table-cell office:value="-0.29070335626602173" office:value-type="float"/>
          <table:table-cell office:value="0.98677158355712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4591408371925356" office:value-type="float"/>
          <table:table-cell office:value="0.05" office:value-type="float"/>
          <table:table-cell office:value="0.02369137796913768" office:value-type="float"/>
          <table:table-cell office:value="11" office:value-type="float"/>
          <table:table-cell office:value="-0.9999991655349731" office:value-type="float"/>
          <table:table-cell office:value="-0.9999998211860657" office:value-type="float"/>
          <table:table-cell office:value="0.99996018409729" office:value-type="float"/>
          <table:table-cell office:value="-0.9999973773956299" office:value-type="float"/>
          <table:table-cell office:value="-0.2715074419975281" office:value-type="float"/>
          <table:table-cell office:value="0.98631095886230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729145407676697" office:value-type="float"/>
          <table:table-cell office:value="0.05" office:value-type="float"/>
          <table:table-cell office:value="0.023691379868624983" office:value-type="float"/>
          <table:table-cell office:value="12" office:value-type="float"/>
          <table:table-cell office:value="-0.9999991655349731" office:value-type="float"/>
          <table:table-cell office:value="-0.9999998211860657" office:value-type="float"/>
          <table:table-cell office:value="0.9999598264694214" office:value-type="float"/>
          <table:table-cell office:value="-0.9999973773956299" office:value-type="float"/>
          <table:table-cell office:value="-0.2700045704841614" office:value-type="float"/>
          <table:table-cell office:value="0.98616027832031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986359357833862" office:value-type="float"/>
          <table:table-cell office:value="0.05" office:value-type="float"/>
          <table:table-cell office:value="0.02369137837996849" office:value-type="float"/>
          <table:table-cell office:value="13" office:value-type="float"/>
          <table:table-cell office:value="-0.9999991655349731" office:value-type="float"/>
          <table:table-cell office:value="-0.9999998211860657" office:value-type="float"/>
          <table:table-cell office:value="0.9999595880508423" office:value-type="float"/>
          <table:table-cell office:value="-0.9999973177909851" office:value-type="float"/>
          <table:table-cell office:value="-0.2572139501571655" office:value-type="float"/>
          <table:table-cell office:value="0.985645771026611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242144107818603" office:value-type="float"/>
          <table:table-cell office:value="0.05" office:value-type="float"/>
          <table:table-cell office:value="0.023691377261167393" office:value-type="float"/>
          <table:table-cell office:value="14" office:value-type="float"/>
          <table:table-cell office:value="-0.9999991059303284" office:value-type="float"/>
          <table:table-cell office:value="-0.9999998211860657" office:value-type="float"/>
          <table:table-cell office:value="0.9999592304229736" office:value-type="float"/>
          <table:table-cell office:value="-0.9999973177909851" office:value-type="float"/>
          <table:table-cell office:value="-0.2557847499847412" office:value-type="float"/>
          <table:table-cell office:value="0.98549628257751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4907397627830505" office:value-type="float"/>
          <table:table-cell office:value="0.05" office:value-type="float"/>
          <table:table-cell office:value="0.023691378585384164" office:value-type="float"/>
          <table:table-cell office:value="15" office:value-type="float"/>
          <table:table-cell office:value="-0.9999991059303284" office:value-type="float"/>
          <table:table-cell office:value="-0.9999998211860657" office:value-type="float"/>
          <table:table-cell office:value="0.9999589920043945" office:value-type="float"/>
          <table:table-cell office:value="-0.9999973177909851" office:value-type="float"/>
          <table:table-cell office:value="-0.24859565496444702" office:value-type="float"/>
          <table:table-cell office:value="0.98496055603027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737920820713043" office:value-type="float"/>
          <table:table-cell office:value="0.05" office:value-type="float"/>
          <table:table-cell office:value="0.02369137582326176" office:value-type="float"/>
          <table:table-cell office:value="16" office:value-type="float"/>
          <table:table-cell office:value="-0.9999991059303284" office:value-type="float"/>
          <table:table-cell office:value="-0.9999998211860657" office:value-type="float"/>
          <table:table-cell office:value="0.9999587535858154" office:value-type="float"/>
          <table:table-cell office:value="-0.9999972581863403" office:value-type="float"/>
          <table:table-cell office:value="-0.24718105792999268" office:value-type="float"/>
          <table:table-cell office:value="0.98480772972106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9815401434898376" office:value-type="float"/>
          <table:table-cell office:value="0.05" office:value-type="float"/>
          <table:table-cell office:value="0.023691379868624983" office:value-type="float"/>
          <table:table-cell office:value="17" office:value-type="float"/>
          <table:table-cell office:value="-0.9999991059303284" office:value-type="float"/>
          <table:table-cell office:value="-0.9999998211860657" office:value-type="float"/>
          <table:table-cell office:value="0.9999583959579468" office:value-type="float"/>
          <table:table-cell office:value="-0.9999972581863403" office:value-type="float"/>
          <table:table-cell office:value="-0.24361932277679443" office:value-type="float"/>
          <table:table-cell office:value="0.98419332504272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3691376234091035" office:value-type="float"/>
          <table:table-cell office:value="18" office:value-type="float"/>
          <table:table-cell office:value="-0.9999991059303284" office:value-type="float"/>
          <table:table-cell office:value="-0.9999998211860657" office:value-type="float"/>
          <table:table-cell office:value="0.9999580383300781" office:value-type="float"/>
          <table:table-cell office:value="-0.9999972581863403" office:value-type="float"/>
          <table:table-cell office:value="-0.24209064245224" office:value-type="float"/>
          <table:table-cell office:value="0.9840252399444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3691379868624983" office:value-type="float"/>
          <table:table-cell office:value="19" office:value-type="float"/>
          <table:table-cell office:value="-0.9999991059303284" office:value-type="float"/>
          <table:table-cell office:value="-0.9999998211860657" office:value-type="float"/>
          <table:table-cell office:value="0.9999582767486572" office:value-type="float"/>
          <table:table-cell office:value="-0.9999972581863403" office:value-type="float"/>
          <table:table-cell office:value="-0.23260068893432617" office:value-type="float"/>
          <table:table-cell office:value="0.98342919349670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369137904696814" office:value-type="float"/>
          <table:table-cell office:value="20" office:value-type="float"/>
          <table:table-cell office:value="-0.9999991059303284" office:value-type="float"/>
          <table:table-cell office:value="-0.9999998211860657" office:value-type="float"/>
          <table:table-cell office:value="0.9999582767486572" office:value-type="float"/>
          <table:table-cell office:value="-0.9999972581863403" office:value-type="float"/>
          <table:table-cell office:value="-0.23260283470153809" office:value-type="float"/>
          <table:table-cell office:value="0.98342943191528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369137755830757" office:value-type="float"/>
          <table:table-cell office:value="21" office:value-type="float"/>
          <table:table-cell office:value="-0.9999991059303284" office:value-type="float"/>
          <table:table-cell office:value="-0.9999997615814209" office:value-type="float"/>
          <table:table-cell office:value="0.9999585151672363" office:value-type="float"/>
          <table:table-cell office:value="-0.9999972581863403" office:value-type="float"/>
          <table:table-cell office:value="-0.21865588426589966" office:value-type="float"/>
          <table:table-cell office:value="0.98275709152221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369137796913768" office:value-type="float"/>
          <table:table-cell office:value="22" office:value-type="float"/>
          <table:table-cell office:value="-0.9999991059303284" office:value-type="float"/>
          <table:table-cell office:value="-0.9999997615814209" office:value-type="float"/>
          <table:table-cell office:value="0.9999585151672363" office:value-type="float"/>
          <table:table-cell office:value="-0.9999972581863403" office:value-type="float"/>
          <table:table-cell office:value="-0.21865630149841309" office:value-type="float"/>
          <table:table-cell office:value="0.98275709152221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3691376942063743" office:value-type="float"/>
          <table:table-cell office:value="23" office:value-type="float"/>
          <table:table-cell office:value="-0.9999991059303284" office:value-type="float"/>
          <table:table-cell office:value="-0.9999997615814209" office:value-type="float"/>
          <table:table-cell office:value="0.999958872795105" office:value-type="float"/>
          <table:table-cell office:value="-0.9999973177909851" office:value-type="float"/>
          <table:table-cell office:value="-0.19766491651535034" office:value-type="float"/>
          <table:table-cell office:value="0.98173761367797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3691378841554384" office:value-type="float"/>
          <table:table-cell office:value="24" office:value-type="float"/>
          <table:table-cell office:value="-0.9999991059303284" office:value-type="float"/>
          <table:table-cell office:value="-0.9999997615814209" office:value-type="float"/>
          <table:table-cell office:value="0.999958872795105" office:value-type="float"/>
          <table:table-cell office:value="-0.9999973177909851" office:value-type="float"/>
          <table:table-cell office:value="-0.19766271114349365" office:value-type="float"/>
          <table:table-cell office:value="0.98173725605010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3691379663210506" office:value-type="float"/>
          <table:table-cell office:value="25" office:value-type="float"/>
          <table:table-cell office:value="-0.9999991059303284" office:value-type="float"/>
          <table:table-cell office:value="-0.9999997615814209" office:value-type="float"/>
          <table:table-cell office:value="0.9999592304229736" office:value-type="float"/>
          <table:table-cell office:value="-0.9999973177909851" office:value-type="float"/>
          <table:table-cell office:value="-0.17473042011260986" office:value-type="float"/>
          <table:table-cell office:value="0.98069572448730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3691376439505942" office:value-type="float"/>
          <table:table-cell office:value="26" office:value-type="float"/>
          <table:table-cell office:value="-0.9999991059303284" office:value-type="float"/>
          <table:table-cell office:value="-0.9999997615814209" office:value-type="float"/>
          <table:table-cell office:value="0.9999592304229736" office:value-type="float"/>
          <table:table-cell office:value="-0.9999973177909851" office:value-type="float"/>
          <table:table-cell office:value="-0.17473232746124268" office:value-type="float"/>
          <table:table-cell office:value="0.98069596290588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3691380074039627" office:value-type="float"/>
          <table:table-cell office:value="27" office:value-type="float"/>
          <table:table-cell office:value="-0.9999991655349731" office:value-type="float"/>
          <table:table-cell office:value="-0.9999997615814209" office:value-type="float"/>
          <table:table-cell office:value="0.9999597072601318" office:value-type="float"/>
          <table:table-cell office:value="-0.9999973773956299" office:value-type="float"/>
          <table:table-cell office:value="-0.14835125207901" office:value-type="float"/>
          <table:table-cell office:value="0.97930049896240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369137664492104" office:value-type="float"/>
          <table:table-cell office:value="28" office:value-type="float"/>
          <table:table-cell office:value="-0.9999991655349731" office:value-type="float"/>
          <table:table-cell office:value="-0.9999997615814209" office:value-type="float"/>
          <table:table-cell office:value="0.9999597072601318" office:value-type="float"/>
          <table:table-cell office:value="-0.9999973773956299" office:value-type="float"/>
          <table:table-cell office:value="-0.1483534574508667" office:value-type="float"/>
          <table:table-cell office:value="0.97930073738098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3691376850336305" office:value-type="float"/>
          <table:table-cell office:value="29" office:value-type="float"/>
          <table:table-cell office:value="-0.9999991655349731" office:value-type="float"/>
          <table:table-cell office:value="-0.9999997615814209" office:value-type="float"/>
          <table:table-cell office:value="0.9999599456787109" office:value-type="float"/>
          <table:table-cell office:value="-0.9999973773956299" office:value-type="float"/>
          <table:table-cell office:value="-0.12209254503250122" office:value-type="float"/>
          <table:table-cell office:value="0.9776459932327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3691385272515585" office:value-type="float"/>
          <table:table-cell office:value="30" office:value-type="float"/>
          <table:table-cell office:value="-0.9999991655349731" office:value-type="float"/>
          <table:table-cell office:value="-0.9999997615814209" office:value-type="float"/>
          <table:table-cell office:value="0.9999599456787109" office:value-type="float"/>
          <table:table-cell office:value="-0.9999973773956299" office:value-type="float"/>
          <table:table-cell office:value="-0.12209302186965942" office:value-type="float"/>
          <table:table-cell office:value="0.9776459932327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2369139625179856" office:value-type="float"/>
          <table:table-cell office:value="31" office:value-type="float"/>
          <table:table-cell office:value="-0.9999991655349731" office:value-type="float"/>
          <table:table-cell office:value="-0.9999997615814209" office:value-type="float"/>
          <table:table-cell office:value="0.9999604225158691" office:value-type="float"/>
          <table:table-cell office:value="-0.9999974370002747" office:value-type="float"/>
          <table:table-cell office:value="-0.09292769432067871" office:value-type="float"/>
          <table:table-cell office:value="0.9758570194244385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2T02:44:05.585455</meta:creation-date>
    <dc:date>2024-03-12T02:49:26.016951</dc:date>
    <meta:generator>http://pypi.python.org/pypi/ezodf/0.1.0$Python3.8.10 (default, Nov 22 2023, 10:22:35) 
[GCC 9.4.0]</meta:generator>
    <meta:document-statistic/>
    <meta:editing-cycles>1</meta:editing-cycles>
  </office:meta>
</office:document-meta>
</file>